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5.345cm"/>
    </style:style>
    <style:style style:name="co4" style:family="table-column">
      <style:table-column-properties fo:break-before="auto" style:column-width="0.847cm"/>
    </style:style>
    <style:style style:name="co5" style:family="table-column">
      <style:table-column-properties fo:break-before="auto" style:column-width="5.9cm"/>
    </style:style>
    <style:style style:name="co6" style:family="table-column">
      <style:table-column-properties fo:break-before="auto" style:column-width="0.476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33ff99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="0.002cm solid #000000"/>
    </style:style>
    <style:style style:name="ce8" style:family="table-cell" style:parent-style-name="Default" style:data-style-name="N0">
      <style:table-cell-properties style:text-align-source="fix" style:repeat-content="false" fo:background-color="transparent" fo:border="0.002cm solid #000000" fo:padding-bottom="0.035cm" fo:padding-left="0.035cm" fo:padding-right="0cm" fo:padding-top="0.035cm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00" style:text-align-source="fix" style:repeat-content="false" fo:border="0.002cm solid #000000" style:vertical-align="automatic"/>
      <style:paragraph-properties fo:text-align="center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2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2" table:default-cell-style-name="ce2"/>
        <table:table-column table:style-name="co8" table:number-columns-repeated="1012" table:default-cell-style-name="ce2"/>
        <table:table-row table:style-name="ro1">
          <table:table-cell table:style-name="ce1" office:value-type="string" table:number-columns-spanned="2" table:number-rows-spanned="1">
            <text:p>---- Calculate Positions ----</text:p>
          </table:table-cell>
          <table:covered-table-cell/>
          <table:table-cell/>
          <table:table-cell table:style-name="ce1" office:value-type="string" table:number-columns-spanned="3" table:number-rows-spanned="1">
            <text:p>--------------------- Generate g-codes ---------------------</text:p>
          </table:table-cell>
          <table:covered-table-cell table:number-columns-repeated="2"/>
          <table:table-cell/>
          <table:table-cell table:style-name="ce5" office:value-type="string">
            <text:p>( X Layer first half start on front )</text:p>
          </table:table-cell>
          <table:table-cell/>
          <table:table-cell table:style-name="ce6" office:value-type="string" table:number-columns-spanned="3" table:number-rows-spanned="1">
            <text:p>Slot Locations – Camera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 table:formula="of:=[.K13]" office:value-type="float" office:value="387.5">
            <text:p>387.5</text:p>
          </table:table-cell>
          <table:table-cell table:formula="of:=[.L8]" office:value-type="float" office:value="99.5">
            <text:p>99.5</text:p>
          </table:table-cell>
          <table:table-cell/>
          <table:table-cell table:style-name="ce4" office:value-type="string">
            <text:p>N1</text:p>
          </table:table-cell>
          <table:table-cell table:formula="of:=&quot;X&quot;&amp;[.A2]" office:value-type="string" office:string-value="X387.5">
            <text:p>X387.5</text:p>
          </table:table-cell>
          <table:table-cell table:formula="of:=&quot;Y&quot;&amp;[.B2]" office:value-type="string" office:string-value="Y99.5">
            <text:p>Y99.5</text:p>
          </table:table-cell>
          <table:table-cell office:value-type="float" office:value="1">
            <text:p>1</text:p>
          </table:table-cell>
          <table:table-cell table:formula="of:=[.D2]&amp;&quot; &quot;&amp;[.E2]&amp;&quot; &quot;&amp;[.F2]" office:value-type="string" office:string-value="N1 X387.5 Y99.5">
            <text:p>N1 X387.5 Y99.5</text:p>
          </table:table-cell>
          <table:table-cell/>
          <table:table-cell table:style-name="ce7"/>
          <table:table-cell table:style-name="ce10" office:value-type="string">
            <text:p>x</text:p>
          </table:table-cell>
          <table:table-cell table:style-name="ce10" office:value-type="string">
            <text:p>y</text:p>
          </table:table-cell>
          <table:table-cell table:number-columns-repeated="1012"/>
        </table:table-row>
        <table:table-row table:style-name="ro1">
          <table:table-cell table:formula="of:=[.K14]" office:value-type="float" office:value="7115.5">
            <text:p>7115.5</text:p>
          </table:table-cell>
          <table:table-cell table:formula="of:=[.L9]" office:value-type="float" office:value="101.2">
            <text:p>101.2</text:p>
          </table:table-cell>
          <table:table-cell/>
          <table:table-cell table:style-name="ce4" office:value-type="string">
            <text:p>N2</text:p>
          </table:table-cell>
          <table:table-cell table:formula="of:=&quot;X&quot;&amp;[.A3]" office:value-type="string" office:string-value="X7115.5">
            <text:p>X7115.5</text:p>
          </table:table-cell>
          <table:table-cell table:formula="of:=&quot;Y&quot;&amp;[.B3]" office:value-type="string" office:string-value="Y101.2">
            <text:p>Y101.2</text:p>
          </table:table-cell>
          <table:table-cell office:value-type="float" office:value="1">
            <text:p>1</text:p>
          </table:table-cell>
          <table:table-cell table:formula="of:=[.D3]&amp;&quot; &quot;&amp;[.E3]&amp;&quot; &quot;&amp;[.F3]" office:value-type="string" office:string-value="N2 X7115.5 Y101.2">
            <text:p>N2 X7115.5 Y101.2</text:p>
          </table:table-cell>
          <table:table-cell/>
          <table:table-cell table:style-name="ce8" office:value-type="string">
            <text:p>B960 (head)</text:p>
          </table:table-cell>
          <table:table-cell table:style-name="ce11" office:value-type="float" office:value="461.7">
            <text:p>461.7</text:p>
          </table:table-cell>
          <table:table-cell table:style-name="ce13" office:value-type="float" office:value="230.5">
            <text:p>230.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>
            <text:p>N3</text:p>
          </table:table-cell>
          <table:table-cell office:value-type="string">
            <text:p>G106</text:p>
          </table:table-cell>
          <table:table-cell office:value-type="string">
            <text:p>P3</text:p>
          </table:table-cell>
          <table:table-cell office:value-type="float" office:value="1">
            <text:p>1</text:p>
          </table:table-cell>
          <table:table-cell table:formula="of:=[.D4]&amp;&quot; &quot;&amp;[.E4]&amp;&quot; &quot;&amp;[.F4]" office:value-type="string" office:string-value="N3 G106 P3">
            <text:p>N3 G106 P3</text:p>
          </table:table-cell>
          <table:table-cell/>
          <table:table-cell table:style-name="ce8" office:value-type="string">
            <text:p>B1 (foot)</text:p>
          </table:table-cell>
          <table:table-cell table:style-name="ce11" office:value-type="float" office:value="6848">
            <text:p>6848</text:p>
          </table:table-cell>
          <table:table-cell table:style-name="ce13" office:value-type="float" office:value="232.2">
            <text:p>232.2</text:p>
          </table:table-cell>
          <table:table-cell table:number-columns-repeated="1012"/>
        </table:table-row>
        <table:table-row table:style-name="ro1">
          <table:table-cell table:formula="of:=[.K13]" office:value-type="float" office:value="387.5">
            <text:p>387.5</text:p>
          </table:table-cell>
          <table:table-cell table:formula="of:=[.L8]" office:value-type="float" office:value="99.5">
            <text:p>99.5</text:p>
          </table:table-cell>
          <table:table-cell/>
          <table:table-cell table:style-name="ce4" office:value-type="string">
            <text:p>N4</text:p>
          </table:table-cell>
          <table:table-cell table:formula="of:=&quot;X&quot;&amp;[.A5]" office:value-type="string" office:string-value="X387.5">
            <text:p>X387.5</text:p>
          </table:table-cell>
          <table:table-cell table:formula="of:=&quot;Y&quot;&amp;[.B5]" office:value-type="string" office:string-value="Y99.5">
            <text:p>Y99.5</text:p>
          </table:table-cell>
          <table:table-cell office:value-type="float" office:value="1">
            <text:p>1</text:p>
          </table:table-cell>
          <table:table-cell table:formula="of:=[.D5]&amp;&quot; &quot;&amp;[.E5]&amp;&quot; &quot;&amp;[.F5]" office:value-type="string" office:string-value="N4 X387.5 Y99.5">
            <text:p>N4 X387.5 Y99.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4" office:value-type="string">
            <text:p>N5</text:p>
          </table:table-cell>
          <table:table-cell office:value-type="string">
            <text:p>G106</text:p>
          </table:table-cell>
          <table:table-cell office:value-type="string">
            <text:p>P0</text:p>
          </table:table-cell>
          <table:table-cell office:value-type="float" office:value="1">
            <text:p>1</text:p>
          </table:table-cell>
          <table:table-cell table:formula="of:=[.D6]&amp;&quot; &quot;&amp;[.E6]&amp;&quot; &quot;&amp;[.F6]" office:value-type="string" office:string-value="N5 G106 P0">
            <text:p>N5 G106 P0</text:p>
          </table:table-cell>
          <table:table-cell/>
          <table:table-cell table:style-name="ce6" office:value-type="string" table:number-columns-spanned="3" table:number-rows-spanned="1">
            <text:p>Pin Locations – Winding Head</text:p>
          </table:table-cell>
          <table:covered-table-cell table:number-columns-repeated="2"/>
          <table:table-cell table:number-columns-repeated="1012"/>
        </table:table-row>
        <table:table-row table:style-name="ro1">
          <table:table-cell/>
          <table:table-cell office:value-type="string">
            <text:p>jog up</text:p>
          </table:table-cell>
          <table:table-cell/>
          <table:table-cell table:style-name="ce4" office:value-type="string">
            <text:p>N6</text:p>
          </table:table-cell>
          <table:table-cell office:value-type="string">
            <text:p>G105</text:p>
          </table:table-cell>
          <table:table-cell table:formula="of:=&quot;PY&quot;&amp;[.$K$16]+[.$K$15]" office:value-type="string" office:string-value="PY7.79166666666667">
            <text:p>PY7.79166666666667</text:p>
          </table:table-cell>
          <table:table-cell table:formula="of:=[.G2]+1" office:value-type="float" office:value="2">
            <text:p>2</text:p>
          </table:table-cell>
          <table:table-cell table:formula="of:=[.D7]&amp;&quot; &quot;&amp;[.E7]&amp;&quot; &quot;&amp;[.F7]" office:value-type="string" office:string-value="N6 G105 PY7.79166666666667">
            <text:p>N6 G105 PY7.79166666666667</text:p>
          </table:table-cell>
          <table:table-cell/>
          <table:table-cell table:style-name="ce7"/>
          <table:table-cell table:style-name="ce12" office:value-type="string">
            <text:p>x</text:p>
          </table:table-cell>
          <table:table-cell table:style-name="ce12" office:value-type="string">
            <text:p>y</text:p>
          </table:table-cell>
          <table:table-cell table:number-columns-repeated="1012"/>
        </table:table-row>
        <table:table-row table:style-name="ro1">
          <table:table-cell table:style-name="ce3" table:formula="of:=[.A3]" office:value-type="float" office:value="7115.5">
            <text:p>7115.5</text:p>
          </table:table-cell>
          <table:table-cell table:style-name="ce3" table:formula="of:=[.B3]+[.$K$16]" office:value-type="float" office:value="105.991666666667">
            <text:p>105.9916666667</text:p>
          </table:table-cell>
          <table:table-cell table:style-name="ce3"/>
          <table:table-cell table:style-name="ce3" office:value-type="string">
            <text:p>N7</text:p>
          </table:table-cell>
          <table:table-cell table:style-name="ce3" table:formula="of:=&quot;X&quot;&amp;[.A8]" office:value-type="string" office:string-value="X7115.5">
            <text:p>X7115.5</text:p>
          </table:table-cell>
          <table:table-cell table:style-name="ce3" table:formula="of:=&quot;Y&quot;&amp;[.B8]" office:value-type="string" office:string-value="Y105.991666666667">
            <text:p>Y105.991666666667</text:p>
          </table:table-cell>
          <table:table-cell table:formula="of:=[.G3]+1" office:value-type="float" office:value="2">
            <text:p>2</text:p>
          </table:table-cell>
          <table:table-cell table:style-name="ce3" table:formula="of:=[.D8]&amp;&quot; &quot;&amp;[.E8]&amp;&quot; &quot;&amp;[.F8]" office:value-type="string" office:string-value="N7 X7115.5 Y105.991666666667">
            <text:p>N7 X7115.5 Y105.991666666667</text:p>
          </table:table-cell>
          <table:table-cell/>
          <table:table-cell table:style-name="ce8" office:value-type="string">
            <text:p>B960 (head)</text:p>
          </table:table-cell>
          <table:table-cell table:style-name="ce11" table:formula="of:=[.K3]+[.$K$17]" office:value-type="float" office:value="575.3">
            <text:p>575.3</text:p>
          </table:table-cell>
          <table:table-cell table:style-name="ce14" table:formula="of:=[.L3]+[.$K$18]" office:value-type="float" office:value="99.5">
            <text:p>99.5</text:p>
          </table:table-cell>
          <table:table-cell table:number-columns-repeated="1012"/>
        </table:table-row>
        <table:table-row table:style-name="ro1">
          <table:table-cell table:style-name="ce3" table:number-columns-repeated="3"/>
          <table:table-cell table:style-name="ce3" office:value-type="string">
            <text:p>N8</text:p>
          </table:table-cell>
          <table:table-cell table:style-name="ce3" table:formula="of:=[.E4]" office:value-type="string" office:string-value="G106">
            <text:p>G106</text:p>
          </table:table-cell>
          <table:table-cell table:style-name="ce3" table:formula="of:=[.F4]" office:value-type="string" office:string-value="P3">
            <text:p>P3</text:p>
          </table:table-cell>
          <table:table-cell table:formula="of:=[.G4]+1" office:value-type="float" office:value="2">
            <text:p>2</text:p>
          </table:table-cell>
          <table:table-cell table:style-name="ce3" table:formula="of:=[.D9]&amp;&quot; &quot;&amp;[.E9]&amp;&quot; &quot;&amp;[.F9]" office:value-type="string" office:string-value="N8 G106 P3">
            <text:p>N8 G106 P3</text:p>
          </table:table-cell>
          <table:table-cell/>
          <table:table-cell table:style-name="ce8" office:value-type="string">
            <text:p>B1 (foot)</text:p>
          </table:table-cell>
          <table:table-cell table:style-name="ce11" table:formula="of:=[.K4]+[.$K$17]" office:value-type="float" office:value="6961.6">
            <text:p>6961.6</text:p>
          </table:table-cell>
          <table:table-cell table:style-name="ce14" table:formula="of:=[.L4]+[.$K$18]" office:value-type="float" office:value="101.2">
            <text:p>101.2</text:p>
          </table:table-cell>
          <table:table-cell table:number-columns-repeated="1012"/>
        </table:table-row>
        <table:table-row table:style-name="ro1">
          <table:table-cell table:style-name="ce3" table:formula="of:=[.A5]" office:value-type="float" office:value="387.5">
            <text:p>387.5</text:p>
          </table:table-cell>
          <table:table-cell table:style-name="ce3" table:formula="of:=[.B5]+[.$K$16]" office:value-type="float" office:value="104.291666666667">
            <text:p>104.2916666667</text:p>
          </table:table-cell>
          <table:table-cell table:style-name="ce3"/>
          <table:table-cell table:style-name="ce3" office:value-type="string">
            <text:p>N9</text:p>
          </table:table-cell>
          <table:table-cell table:style-name="ce3" table:formula="of:=&quot;X&quot;&amp;[.A10]" office:value-type="string" office:string-value="X387.5">
            <text:p>X387.5</text:p>
          </table:table-cell>
          <table:table-cell table:style-name="ce3" table:formula="of:=&quot;Y&quot;&amp;[.B10]" office:value-type="string" office:string-value="Y104.291666666667">
            <text:p>Y104.291666666667</text:p>
          </table:table-cell>
          <table:table-cell table:formula="of:=[.G5]+1" office:value-type="float" office:value="2">
            <text:p>2</text:p>
          </table:table-cell>
          <table:table-cell table:style-name="ce3" table:formula="of:=[.D10]&amp;&quot; &quot;&amp;[.E10]&amp;&quot; &quot;&amp;[.F10]" office:value-type="string" office:string-value="N9 X387.5 Y104.291666666667">
            <text:p>N9 X387.5 Y104.291666666667</text:p>
          </table:table-cell>
          <table:table-cell table:number-columns-repeated="1016"/>
        </table:table-row>
        <table:table-row table:style-name="ro1">
          <table:table-cell table:style-name="ce3" table:number-columns-repeated="3"/>
          <table:table-cell table:style-name="ce3" office:value-type="string">
            <text:p>N10</text:p>
          </table:table-cell>
          <table:table-cell table:style-name="ce3" table:formula="of:=[.E6]" office:value-type="string" office:string-value="G106">
            <text:p>G106</text:p>
          </table:table-cell>
          <table:table-cell table:style-name="ce3" table:formula="of:=[.F6]" office:value-type="string" office:string-value="P0">
            <text:p>P0</text:p>
          </table:table-cell>
          <table:table-cell table:formula="of:=[.G6]+1" office:value-type="float" office:value="2">
            <text:p>2</text:p>
          </table:table-cell>
          <table:table-cell table:style-name="ce3" table:formula="of:=[.D11]&amp;&quot; &quot;&amp;[.E11]&amp;&quot; &quot;&amp;[.F11]" office:value-type="string" office:string-value="N10 G106 P0">
            <text:p>N10 G106 P0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3" table:formula="of:=[.B7]" office:value-type="string" office:string-value="jog up">
            <text:p>jog up</text:p>
          </table:table-cell>
          <table:table-cell table:style-name="ce3"/>
          <table:table-cell table:style-name="ce3" office:value-type="string">
            <text:p>N11</text:p>
          </table:table-cell>
          <table:table-cell table:style-name="ce3" table:formula="of:=[.E7]" office:value-type="string" office:string-value="G105">
            <text:p>G105</text:p>
          </table:table-cell>
          <table:table-cell table:style-name="ce3" table:formula="of:=[.F7]" office:value-type="string" office:string-value="PY7.79166666666667">
            <text:p>PY7.79166666666667</text:p>
          </table:table-cell>
          <table:table-cell table:formula="of:=[.G7]+1" office:value-type="float" office:value="3">
            <text:p>3</text:p>
          </table:table-cell>
          <table:table-cell table:style-name="ce3" table:formula="of:=[.D12]&amp;&quot; &quot;&amp;[.E12]&amp;&quot; &quot;&amp;[.F12]" office:value-type="string" office:string-value="N11 G105 PY7.79166666666667">
            <text:p>N11 G105 PY7.79166666666667</text:p>
          </table:table-cell>
          <table:table-cell/>
          <table:table-cell table:style-name="ce7" office:value-type="string">
            <text:p>Other Parameters</text:p>
          </table:table-cell>
          <table:table-cell table:style-name="ce7"/>
          <table:table-cell table:number-columns-repeated="1013"/>
        </table:table-row>
        <table:table-row table:style-name="ro1">
          <table:table-cell table:formula="of:=[.A8]" office:value-type="float" office:value="7115.5">
            <text:p>7115.5</text:p>
          </table:table-cell>
          <table:table-cell table:formula="of:=[.B8]+[.$K$16]" office:value-type="float" office:value="110.783333333333">
            <text:p>110.7833333333</text:p>
          </table:table-cell>
          <table:table-cell/>
          <table:table-cell office:value-type="string">
            <text:p>N12</text:p>
          </table:table-cell>
          <table:table-cell table:formula="of:=&quot;X&quot;&amp;[.A13]" office:value-type="string" office:string-value="X7115.5">
            <text:p>X7115.5</text:p>
          </table:table-cell>
          <table:table-cell table:formula="of:=&quot;Y&quot;&amp;[.B13]" office:value-type="string" office:string-value="Y110.783333333333">
            <text:p>Y110.783333333333</text:p>
          </table:table-cell>
          <table:table-cell table:formula="of:=[.G8]+1" office:value-type="float" office:value="3">
            <text:p>3</text:p>
          </table:table-cell>
          <table:table-cell table:formula="of:=[.D13]&amp;&quot; &quot;&amp;[.E13]&amp;&quot; &quot;&amp;[.F13]" office:value-type="string" office:string-value="N12 X7115.5 Y110.783333333333">
            <text:p>N12 X7115.5 Y110.783333333333</text:p>
          </table:table-cell>
          <table:table-cell/>
          <table:table-cell table:style-name="ce9" office:value-type="string">
            <text:p>Xfer Left</text:p>
          </table:table-cell>
          <table:table-cell table:style-name="ce7" office:value-type="float" office:value="387.5">
            <text:p>387.5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13</text:p>
          </table:table-cell>
          <table:table-cell table:formula="of:=[.E9]" office:value-type="string" office:string-value="G106">
            <text:p>G106</text:p>
          </table:table-cell>
          <table:table-cell table:formula="of:=[.F9]" office:value-type="string" office:string-value="P3">
            <text:p>P3</text:p>
          </table:table-cell>
          <table:table-cell table:formula="of:=[.G9]+1" office:value-type="float" office:value="3">
            <text:p>3</text:p>
          </table:table-cell>
          <table:table-cell table:formula="of:=[.D14]&amp;&quot; &quot;&amp;[.E14]&amp;&quot; &quot;&amp;[.F14]" office:value-type="string" office:string-value="N13 G106 P3">
            <text:p>N13 G106 P3</text:p>
          </table:table-cell>
          <table:table-cell/>
          <table:table-cell table:style-name="ce9" office:value-type="string">
            <text:p>Xfer Right</text:p>
          </table:table-cell>
          <table:table-cell table:style-name="ce7" office:value-type="float" office:value="7115.5">
            <text:p>7115.5</text:p>
          </table:table-cell>
          <table:table-cell table:number-columns-repeated="1013"/>
        </table:table-row>
        <table:table-row table:style-name="ro1">
          <table:table-cell table:formula="of:=[.A10]" office:value-type="float" office:value="387.5">
            <text:p>387.5</text:p>
          </table:table-cell>
          <table:table-cell table:formula="of:=[.B10]+[.$K$16]" office:value-type="float" office:value="109.083333333333">
            <text:p>109.0833333333</text:p>
          </table:table-cell>
          <table:table-cell/>
          <table:table-cell office:value-type="string">
            <text:p>N14</text:p>
          </table:table-cell>
          <table:table-cell table:formula="of:=&quot;X&quot;&amp;[.A15]" office:value-type="string" office:string-value="X387.5">
            <text:p>X387.5</text:p>
          </table:table-cell>
          <table:table-cell table:formula="of:=&quot;Y&quot;&amp;[.B15]" office:value-type="string" office:string-value="Y109.083333333333">
            <text:p>Y109.083333333333</text:p>
          </table:table-cell>
          <table:table-cell table:formula="of:=[.G10]+1" office:value-type="float" office:value="3">
            <text:p>3</text:p>
          </table:table-cell>
          <table:table-cell table:formula="of:=[.D15]&amp;&quot; &quot;&amp;[.E15]&amp;&quot; &quot;&amp;[.F15]" office:value-type="string" office:string-value="N14 X387.5 Y109.083333333333">
            <text:p>N14 X387.5 Y109.083333333333</text:p>
          </table:table-cell>
          <table:table-cell/>
          <table:table-cell table:style-name="ce9" office:value-type="string">
            <text:p>Jog up bonus</text:p>
          </table:table-cell>
          <table:table-cell table:style-name="ce7" office:value-type="float" office:value="3">
            <text:p>3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15</text:p>
          </table:table-cell>
          <table:table-cell table:formula="of:=[.E11]" office:value-type="string" office:string-value="G106">
            <text:p>G106</text:p>
          </table:table-cell>
          <table:table-cell table:formula="of:=[.F11]" office:value-type="string" office:string-value="P0">
            <text:p>P0</text:p>
          </table:table-cell>
          <table:table-cell table:formula="of:=[.G11]+1" office:value-type="float" office:value="3">
            <text:p>3</text:p>
          </table:table-cell>
          <table:table-cell table:formula="of:=[.D16]&amp;&quot; &quot;&amp;[.E16]&amp;&quot; &quot;&amp;[.F16]" office:value-type="string" office:string-value="N15 G106 P0">
            <text:p>N15 G106 P0</text:p>
          </table:table-cell>
          <table:table-cell/>
          <table:table-cell table:style-name="ce9" office:value-type="string">
            <text:p>Pitch</text:p>
          </table:table-cell>
          <table:table-cell table:style-name="ce7" table:formula="of:=230/48" office:value-type="float" office:value="4.79166666666667">
            <text:p>4.7916666667</text:p>
          </table:table-cell>
          <table:table-cell table:number-columns-repeated="1013"/>
        </table:table-row>
        <table:table-row table:style-name="ro1">
          <table:table-cell/>
          <table:table-cell table:formula="of:=[.B12]" office:value-type="string" office:string-value="jog up">
            <text:p>jog up</text:p>
          </table:table-cell>
          <table:table-cell/>
          <table:table-cell office:value-type="string">
            <text:p>N16</text:p>
          </table:table-cell>
          <table:table-cell table:formula="of:=[.E12]" office:value-type="string" office:string-value="G105">
            <text:p>G105</text:p>
          </table:table-cell>
          <table:table-cell table:formula="of:=[.F12]" office:value-type="string" office:string-value="PY7.79166666666667">
            <text:p>PY7.79166666666667</text:p>
          </table:table-cell>
          <table:table-cell table:formula="of:=[.G12]+1" office:value-type="float" office:value="4">
            <text:p>4</text:p>
          </table:table-cell>
          <table:table-cell table:formula="of:=[.D17]&amp;&quot; &quot;&amp;[.E17]&amp;&quot; &quot;&amp;[.F17]" office:value-type="string" office:string-value="N16 G105 PY7.79166666666667">
            <text:p>N16 G105 PY7.79166666666667</text:p>
          </table:table-cell>
          <table:table-cell/>
          <table:table-cell table:style-name="ce9" office:value-type="string">
            <text:p>Camera offset, X</text:p>
          </table:table-cell>
          <table:table-cell table:style-name="ce7" office:value-type="float" office:value="113.6">
            <text:p>113.6</text:p>
          </table:table-cell>
          <table:table-cell table:number-columns-repeated="1013"/>
        </table:table-row>
        <table:table-row table:style-name="ro1">
          <table:table-cell table:formula="of:=[.A13]" office:value-type="float" office:value="7115.5">
            <text:p>7115.5</text:p>
          </table:table-cell>
          <table:table-cell table:formula="of:=[.B13]+[.$K$16]" office:value-type="float" office:value="115.575">
            <text:p>115.575</text:p>
          </table:table-cell>
          <table:table-cell/>
          <table:table-cell office:value-type="string">
            <text:p>N17</text:p>
          </table:table-cell>
          <table:table-cell table:formula="of:=&quot;X&quot;&amp;[.A18]" office:value-type="string" office:string-value="X7115.5">
            <text:p>X7115.5</text:p>
          </table:table-cell>
          <table:table-cell table:formula="of:=&quot;Y&quot;&amp;[.B18]" office:value-type="string" office:string-value="Y115.575">
            <text:p>Y115.575</text:p>
          </table:table-cell>
          <table:table-cell table:formula="of:=[.G13]+1" office:value-type="float" office:value="4">
            <text:p>4</text:p>
          </table:table-cell>
          <table:table-cell table:formula="of:=[.D18]&amp;&quot; &quot;&amp;[.E18]&amp;&quot; &quot;&amp;[.F18]" office:value-type="string" office:string-value="N17 X7115.5 Y115.575">
            <text:p>N17 X7115.5 Y115.575</text:p>
          </table:table-cell>
          <table:table-cell/>
          <table:table-cell table:style-name="ce9" office:value-type="string">
            <text:p>Camera offset, Y</text:p>
          </table:table-cell>
          <table:table-cell table:style-name="ce7" office:value-type="float" office:value="-131">
            <text:p>-131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>
            <text:p>N18</text:p>
          </table:table-cell>
          <table:table-cell table:formula="of:=[.E14]" office:value-type="string" office:string-value="G106">
            <text:p>G106</text:p>
          </table:table-cell>
          <table:table-cell table:formula="of:=[.F14]" office:value-type="string" office:string-value="P3">
            <text:p>P3</text:p>
          </table:table-cell>
          <table:table-cell table:formula="of:=[.G14]+1" office:value-type="float" office:value="4">
            <text:p>4</text:p>
          </table:table-cell>
          <table:table-cell table:formula="of:=[.D19]&amp;&quot; &quot;&amp;[.E19]&amp;&quot; &quot;&amp;[.F19]" office:value-type="string" office:string-value="N18 G106 P3">
            <text:p>N18 G106 P3</text:p>
          </table:table-cell>
          <table:table-cell table:number-columns-repeated="1016"/>
        </table:table-row>
        <table:table-row table:style-name="ro1">
          <table:table-cell table:formula="of:=[.A15]" office:value-type="float" office:value="387.5">
            <text:p>387.5</text:p>
          </table:table-cell>
          <table:table-cell table:formula="of:=[.B15]+[.$K$16]" office:value-type="float" office:value="113.875">
            <text:p>113.875</text:p>
          </table:table-cell>
          <table:table-cell/>
          <table:table-cell office:value-type="string">
            <text:p>N19</text:p>
          </table:table-cell>
          <table:table-cell table:formula="of:=&quot;X&quot;&amp;[.A20]" office:value-type="string" office:string-value="X387.5">
            <text:p>X387.5</text:p>
          </table:table-cell>
          <table:table-cell table:formula="of:=&quot;Y&quot;&amp;[.B20]" office:value-type="string" office:string-value="Y113.875">
            <text:p>Y113.875</text:p>
          </table:table-cell>
          <table:table-cell table:formula="of:=[.G15]+1" office:value-type="float" office:value="4">
            <text:p>4</text:p>
          </table:table-cell>
          <table:table-cell table:formula="of:=[.D20]&amp;&quot; &quot;&amp;[.E20]&amp;&quot; &quot;&amp;[.F20]" office:value-type="string" office:string-value="N19 X387.5 Y113.875">
            <text:p>N19 X387.5 Y113.875</text:p>
          </table:table-cell>
          <table:table-cell/>
          <table:table-cell table:style-name="ce5" office:value-type="string">
            <text:p>X-Layer G-Code Process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N20</text:p>
          </table:table-cell>
          <table:table-cell table:formula="of:=[.E16]" office:value-type="string" office:string-value="G106">
            <text:p>G106</text:p>
          </table:table-cell>
          <table:table-cell table:formula="of:=[.F16]" office:value-type="string" office:string-value="P0">
            <text:p>P0</text:p>
          </table:table-cell>
          <table:table-cell table:formula="of:=[.G16]+1" office:value-type="float" office:value="4">
            <text:p>4</text:p>
          </table:table-cell>
          <table:table-cell table:formula="of:=[.D21]&amp;&quot; &quot;&amp;[.E21]&amp;&quot; &quot;&amp;[.F21]" office:value-type="string" office:string-value="N20 G106 P0">
            <text:p>N20 G106 P0</text:p>
          </table:table-cell>
          <table:table-cell/>
          <table:table-cell office:value-type="string">
            <text:p>1. input y values for lowest slot in x boards at head and foot in cells L3 and L4 (yellow)</text:p>
          </table:table-cell>
          <table:table-cell table:number-columns-repeated="1014"/>
        </table:table-row>
        <table:table-row table:style-name="ro1">
          <table:table-cell/>
          <table:table-cell table:formula="of:=[.B17]" office:value-type="string" office:string-value="jog up">
            <text:p>jog up</text:p>
          </table:table-cell>
          <table:table-cell/>
          <table:table-cell office:value-type="string">
            <text:p>N21</text:p>
          </table:table-cell>
          <table:table-cell table:formula="of:=[.E17]" office:value-type="string" office:string-value="G105">
            <text:p>G105</text:p>
          </table:table-cell>
          <table:table-cell table:formula="of:=[.F17]" office:value-type="string" office:string-value="PY7.79166666666667">
            <text:p>PY7.79166666666667</text:p>
          </table:table-cell>
          <table:table-cell table:formula="of:=[.G17]+1" office:value-type="float" office:value="5">
            <text:p>5</text:p>
          </table:table-cell>
          <table:table-cell table:formula="of:=[.D22]&amp;&quot; &quot;&amp;[.E22]&amp;&quot; &quot;&amp;[.F22]" office:value-type="string" office:string-value="N21 G105 PY7.79166666666667">
            <text:p>N21 G105 PY7.79166666666667</text:p>
          </table:table-cell>
          <table:table-cell/>
          <table:table-cell office:value-type="string">
            <text:p>2. copy column H</text:p>
          </table:table-cell>
          <table:table-cell table:number-columns-repeated="1014"/>
        </table:table-row>
        <table:table-row table:style-name="ro1">
          <table:table-cell table:formula="of:=[.A18]" office:value-type="float" office:value="7115.5">
            <text:p>7115.5</text:p>
          </table:table-cell>
          <table:table-cell table:formula="of:=[.B18]+[.$K$16]" office:value-type="float" office:value="120.366666666667">
            <text:p>120.3666666667</text:p>
          </table:table-cell>
          <table:table-cell/>
          <table:table-cell office:value-type="string">
            <text:p>N22</text:p>
          </table:table-cell>
          <table:table-cell table:formula="of:=&quot;X&quot;&amp;[.A23]" office:value-type="string" office:string-value="X7115.5">
            <text:p>X7115.5</text:p>
          </table:table-cell>
          <table:table-cell table:formula="of:=&quot;Y&quot;&amp;[.B23]" office:value-type="string" office:string-value="Y120.366666666667">
            <text:p>Y120.366666666667</text:p>
          </table:table-cell>
          <table:table-cell table:formula="of:=[.G18]+1" office:value-type="float" office:value="5">
            <text:p>5</text:p>
          </table:table-cell>
          <table:table-cell table:formula="of:=[.D23]&amp;&quot; &quot;&amp;[.E23]&amp;&quot; &quot;&amp;[.F23]" office:value-type="string" office:string-value="N22 X7115.5 Y120.366666666667">
            <text:p>N22 X7115.5 Y120.366666666667</text:p>
          </table:table-cell>
          <table:table-cell/>
          <table:table-cell office:value-type="string">
            <text:p>3. paste into the corresponding .gc file (ex. X_Layer-1.gc or X_Layer-2.gc)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>
            <text:p>N23</text:p>
          </table:table-cell>
          <table:table-cell table:formula="of:=[.E19]" office:value-type="string" office:string-value="G106">
            <text:p>G106</text:p>
          </table:table-cell>
          <table:table-cell table:formula="of:=[.F19]" office:value-type="string" office:string-value="P3">
            <text:p>P3</text:p>
          </table:table-cell>
          <table:table-cell table:formula="of:=[.G19]+1" office:value-type="float" office:value="5">
            <text:p>5</text:p>
          </table:table-cell>
          <table:table-cell table:formula="of:=[.D24]&amp;&quot; &quot;&amp;[.E24]&amp;&quot; &quot;&amp;[.F24]" office:value-type="string" office:string-value="N23 G106 P3">
            <text:p>N23 G106 P3</text:p>
          </table:table-cell>
          <table:table-cell table:number-columns-repeated="1016"/>
        </table:table-row>
        <table:table-row table:style-name="ro1">
          <table:table-cell table:formula="of:=[.A20]" office:value-type="float" office:value="387.5">
            <text:p>387.5</text:p>
          </table:table-cell>
          <table:table-cell table:formula="of:=[.B20]+[.$K$16]" office:value-type="float" office:value="118.666666666667">
            <text:p>118.6666666667</text:p>
          </table:table-cell>
          <table:table-cell/>
          <table:table-cell office:value-type="string">
            <text:p>N24</text:p>
          </table:table-cell>
          <table:table-cell table:formula="of:=&quot;X&quot;&amp;[.A25]" office:value-type="string" office:string-value="X387.5">
            <text:p>X387.5</text:p>
          </table:table-cell>
          <table:table-cell table:formula="of:=&quot;Y&quot;&amp;[.B25]" office:value-type="string" office:string-value="Y118.666666666667">
            <text:p>Y118.666666666667</text:p>
          </table:table-cell>
          <table:table-cell table:formula="of:=[.G20]+1" office:value-type="float" office:value="5">
            <text:p>5</text:p>
          </table:table-cell>
          <table:table-cell table:formula="of:=[.D25]&amp;&quot; &quot;&amp;[.E25]&amp;&quot; &quot;&amp;[.F25]" office:value-type="string" office:string-value="N24 X387.5 Y118.666666666667">
            <text:p>N24 X387.5 Y118.6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</text:p>
          </table:table-cell>
          <table:table-cell table:formula="of:=[.E21]" office:value-type="string" office:string-value="G106">
            <text:p>G106</text:p>
          </table:table-cell>
          <table:table-cell table:formula="of:=[.F21]" office:value-type="string" office:string-value="P0">
            <text:p>P0</text:p>
          </table:table-cell>
          <table:table-cell table:formula="of:=[.G21]+1" office:value-type="float" office:value="5">
            <text:p>5</text:p>
          </table:table-cell>
          <table:table-cell table:formula="of:=[.D26]&amp;&quot; &quot;&amp;[.E26]&amp;&quot; &quot;&amp;[.F26]" office:value-type="string" office:string-value="N25 G106 P0">
            <text:p>N25 G106 P0</text:p>
          </table:table-cell>
          <table:table-cell table:number-columns-repeated="1016"/>
        </table:table-row>
        <table:table-row table:style-name="ro1">
          <table:table-cell/>
          <table:table-cell table:formula="of:=[.B22]" office:value-type="string" office:string-value="jog up">
            <text:p>jog up</text:p>
          </table:table-cell>
          <table:table-cell/>
          <table:table-cell office:value-type="string">
            <text:p>N26</text:p>
          </table:table-cell>
          <table:table-cell table:formula="of:=[.E22]" office:value-type="string" office:string-value="G105">
            <text:p>G105</text:p>
          </table:table-cell>
          <table:table-cell table:formula="of:=[.F22]" office:value-type="string" office:string-value="PY7.79166666666667">
            <text:p>PY7.79166666666667</text:p>
          </table:table-cell>
          <table:table-cell table:formula="of:=[.G22]+1" office:value-type="float" office:value="6">
            <text:p>6</text:p>
          </table:table-cell>
          <table:table-cell table:formula="of:=[.D27]&amp;&quot; &quot;&amp;[.E27]&amp;&quot; &quot;&amp;[.F27]" office:value-type="string" office:string-value="N26 G105 PY7.79166666666667">
            <text:p>N26 G105 PY7.79166666666667</text:p>
          </table:table-cell>
          <table:table-cell table:number-columns-repeated="1016"/>
        </table:table-row>
        <table:table-row table:style-name="ro1">
          <table:table-cell table:formula="of:=[.A23]" office:value-type="float" office:value="7115.5">
            <text:p>7115.5</text:p>
          </table:table-cell>
          <table:table-cell table:formula="of:=[.B23]+[.$K$16]" office:value-type="float" office:value="125.158333333333">
            <text:p>125.1583333333</text:p>
          </table:table-cell>
          <table:table-cell/>
          <table:table-cell office:value-type="string">
            <text:p>N27</text:p>
          </table:table-cell>
          <table:table-cell table:formula="of:=&quot;X&quot;&amp;[.A28]" office:value-type="string" office:string-value="X7115.5">
            <text:p>X7115.5</text:p>
          </table:table-cell>
          <table:table-cell table:formula="of:=&quot;Y&quot;&amp;[.B28]" office:value-type="string" office:string-value="Y125.158333333333">
            <text:p>Y125.158333333333</text:p>
          </table:table-cell>
          <table:table-cell table:formula="of:=[.G23]+1" office:value-type="float" office:value="6">
            <text:p>6</text:p>
          </table:table-cell>
          <table:table-cell table:formula="of:=[.D28]&amp;&quot; &quot;&amp;[.E28]&amp;&quot; &quot;&amp;[.F28]" office:value-type="string" office:string-value="N27 X7115.5 Y125.158333333333">
            <text:p>N27 X7115.5 Y125.1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</text:p>
          </table:table-cell>
          <table:table-cell table:formula="of:=[.E24]" office:value-type="string" office:string-value="G106">
            <text:p>G106</text:p>
          </table:table-cell>
          <table:table-cell table:formula="of:=[.F24]" office:value-type="string" office:string-value="P3">
            <text:p>P3</text:p>
          </table:table-cell>
          <table:table-cell table:formula="of:=[.G24]+1" office:value-type="float" office:value="6">
            <text:p>6</text:p>
          </table:table-cell>
          <table:table-cell table:formula="of:=[.D29]&amp;&quot; &quot;&amp;[.E29]&amp;&quot; &quot;&amp;[.F29]" office:value-type="string" office:string-value="N28 G106 P3">
            <text:p>N28 G106 P3</text:p>
          </table:table-cell>
          <table:table-cell table:number-columns-repeated="1016"/>
        </table:table-row>
        <table:table-row table:style-name="ro1">
          <table:table-cell table:formula="of:=[.A25]" office:value-type="float" office:value="387.5">
            <text:p>387.5</text:p>
          </table:table-cell>
          <table:table-cell table:formula="of:=[.B25]+[.$K$16]" office:value-type="float" office:value="123.458333333333">
            <text:p>123.4583333333</text:p>
          </table:table-cell>
          <table:table-cell/>
          <table:table-cell office:value-type="string">
            <text:p>N29</text:p>
          </table:table-cell>
          <table:table-cell table:formula="of:=&quot;X&quot;&amp;[.A30]" office:value-type="string" office:string-value="X387.5">
            <text:p>X387.5</text:p>
          </table:table-cell>
          <table:table-cell table:formula="of:=&quot;Y&quot;&amp;[.B30]" office:value-type="string" office:string-value="Y123.458333333333">
            <text:p>Y123.458333333333</text:p>
          </table:table-cell>
          <table:table-cell table:formula="of:=[.G25]+1" office:value-type="float" office:value="6">
            <text:p>6</text:p>
          </table:table-cell>
          <table:table-cell table:formula="of:=[.D30]&amp;&quot; &quot;&amp;[.E30]&amp;&quot; &quot;&amp;[.F30]" office:value-type="string" office:string-value="N29 X387.5 Y123.458333333333">
            <text:p>N29 X387.5 Y123.4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</text:p>
          </table:table-cell>
          <table:table-cell table:formula="of:=[.E26]" office:value-type="string" office:string-value="G106">
            <text:p>G106</text:p>
          </table:table-cell>
          <table:table-cell table:formula="of:=[.F26]" office:value-type="string" office:string-value="P0">
            <text:p>P0</text:p>
          </table:table-cell>
          <table:table-cell table:formula="of:=[.G26]+1" office:value-type="float" office:value="6">
            <text:p>6</text:p>
          </table:table-cell>
          <table:table-cell table:formula="of:=[.D31]&amp;&quot; &quot;&amp;[.E31]&amp;&quot; &quot;&amp;[.F31]" office:value-type="string" office:string-value="N30 G106 P0">
            <text:p>N30 G106 P0</text:p>
          </table:table-cell>
          <table:table-cell table:number-columns-repeated="1016"/>
        </table:table-row>
        <table:table-row table:style-name="ro1">
          <table:table-cell/>
          <table:table-cell table:formula="of:=[.B27]" office:value-type="string" office:string-value="jog up">
            <text:p>jog up</text:p>
          </table:table-cell>
          <table:table-cell/>
          <table:table-cell office:value-type="string">
            <text:p>N31</text:p>
          </table:table-cell>
          <table:table-cell table:formula="of:=[.E27]" office:value-type="string" office:string-value="G105">
            <text:p>G105</text:p>
          </table:table-cell>
          <table:table-cell table:formula="of:=[.F27]" office:value-type="string" office:string-value="PY7.79166666666667">
            <text:p>PY7.79166666666667</text:p>
          </table:table-cell>
          <table:table-cell table:formula="of:=[.G27]+1" office:value-type="float" office:value="7">
            <text:p>7</text:p>
          </table:table-cell>
          <table:table-cell table:formula="of:=[.D32]&amp;&quot; &quot;&amp;[.E32]&amp;&quot; &quot;&amp;[.F32]" office:value-type="string" office:string-value="N31 G105 PY7.79166666666667">
            <text:p>N31 G105 PY7.79166666666667</text:p>
          </table:table-cell>
          <table:table-cell table:number-columns-repeated="1016"/>
        </table:table-row>
        <table:table-row table:style-name="ro1">
          <table:table-cell table:formula="of:=[.A28]" office:value-type="float" office:value="7115.5">
            <text:p>7115.5</text:p>
          </table:table-cell>
          <table:table-cell table:formula="of:=[.B28]+[.$K$16]" office:value-type="float" office:value="129.95">
            <text:p>129.95</text:p>
          </table:table-cell>
          <table:table-cell/>
          <table:table-cell office:value-type="string">
            <text:p>N32</text:p>
          </table:table-cell>
          <table:table-cell table:formula="of:=&quot;X&quot;&amp;[.A33]" office:value-type="string" office:string-value="X7115.5">
            <text:p>X7115.5</text:p>
          </table:table-cell>
          <table:table-cell table:formula="of:=&quot;Y&quot;&amp;[.B33]" office:value-type="string" office:string-value="Y129.95">
            <text:p>Y129.95</text:p>
          </table:table-cell>
          <table:table-cell table:formula="of:=[.G28]+1" office:value-type="float" office:value="7">
            <text:p>7</text:p>
          </table:table-cell>
          <table:table-cell table:formula="of:=[.D33]&amp;&quot; &quot;&amp;[.E33]&amp;&quot; &quot;&amp;[.F33]" office:value-type="string" office:string-value="N32 X7115.5 Y129.95">
            <text:p>N32 X7115.5 Y129.9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</text:p>
          </table:table-cell>
          <table:table-cell table:formula="of:=[.E29]" office:value-type="string" office:string-value="G106">
            <text:p>G106</text:p>
          </table:table-cell>
          <table:table-cell table:formula="of:=[.F29]" office:value-type="string" office:string-value="P3">
            <text:p>P3</text:p>
          </table:table-cell>
          <table:table-cell table:formula="of:=[.G29]+1" office:value-type="float" office:value="7">
            <text:p>7</text:p>
          </table:table-cell>
          <table:table-cell table:formula="of:=[.D34]&amp;&quot; &quot;&amp;[.E34]&amp;&quot; &quot;&amp;[.F34]" office:value-type="string" office:string-value="N33 G106 P3">
            <text:p>N33 G106 P3</text:p>
          </table:table-cell>
          <table:table-cell table:number-columns-repeated="1016"/>
        </table:table-row>
        <table:table-row table:style-name="ro1">
          <table:table-cell table:formula="of:=[.A30]" office:value-type="float" office:value="387.5">
            <text:p>387.5</text:p>
          </table:table-cell>
          <table:table-cell table:formula="of:=[.B30]+[.$K$16]" office:value-type="float" office:value="128.25">
            <text:p>128.25</text:p>
          </table:table-cell>
          <table:table-cell/>
          <table:table-cell office:value-type="string">
            <text:p>N34</text:p>
          </table:table-cell>
          <table:table-cell table:formula="of:=&quot;X&quot;&amp;[.A35]" office:value-type="string" office:string-value="X387.5">
            <text:p>X387.5</text:p>
          </table:table-cell>
          <table:table-cell table:formula="of:=&quot;Y&quot;&amp;[.B35]" office:value-type="string" office:string-value="Y128.25">
            <text:p>Y128.25</text:p>
          </table:table-cell>
          <table:table-cell table:formula="of:=[.G30]+1" office:value-type="float" office:value="7">
            <text:p>7</text:p>
          </table:table-cell>
          <table:table-cell table:formula="of:=[.D35]&amp;&quot; &quot;&amp;[.E35]&amp;&quot; &quot;&amp;[.F35]" office:value-type="string" office:string-value="N34 X387.5 Y128.25">
            <text:p>N34 X387.5 Y128.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</text:p>
          </table:table-cell>
          <table:table-cell table:formula="of:=[.E31]" office:value-type="string" office:string-value="G106">
            <text:p>G106</text:p>
          </table:table-cell>
          <table:table-cell table:formula="of:=[.F31]" office:value-type="string" office:string-value="P0">
            <text:p>P0</text:p>
          </table:table-cell>
          <table:table-cell table:formula="of:=[.G31]+1" office:value-type="float" office:value="7">
            <text:p>7</text:p>
          </table:table-cell>
          <table:table-cell table:formula="of:=[.D36]&amp;&quot; &quot;&amp;[.E36]&amp;&quot; &quot;&amp;[.F36]" office:value-type="string" office:string-value="N35 G106 P0">
            <text:p>N35 G106 P0</text:p>
          </table:table-cell>
          <table:table-cell table:number-columns-repeated="1016"/>
        </table:table-row>
        <table:table-row table:style-name="ro1">
          <table:table-cell/>
          <table:table-cell table:formula="of:=[.B32]" office:value-type="string" office:string-value="jog up">
            <text:p>jog up</text:p>
          </table:table-cell>
          <table:table-cell/>
          <table:table-cell office:value-type="string">
            <text:p>N36</text:p>
          </table:table-cell>
          <table:table-cell table:formula="of:=[.E32]" office:value-type="string" office:string-value="G105">
            <text:p>G105</text:p>
          </table:table-cell>
          <table:table-cell table:formula="of:=[.F32]" office:value-type="string" office:string-value="PY7.79166666666667">
            <text:p>PY7.79166666666667</text:p>
          </table:table-cell>
          <table:table-cell table:formula="of:=[.G32]+1" office:value-type="float" office:value="8">
            <text:p>8</text:p>
          </table:table-cell>
          <table:table-cell table:formula="of:=[.D37]&amp;&quot; &quot;&amp;[.E37]&amp;&quot; &quot;&amp;[.F37]" office:value-type="string" office:string-value="N36 G105 PY7.79166666666667">
            <text:p>N36 G105 PY7.79166666666667</text:p>
          </table:table-cell>
          <table:table-cell table:number-columns-repeated="1016"/>
        </table:table-row>
        <table:table-row table:style-name="ro1">
          <table:table-cell table:formula="of:=[.A33]" office:value-type="float" office:value="7115.5">
            <text:p>7115.5</text:p>
          </table:table-cell>
          <table:table-cell table:formula="of:=[.B33]+[.$K$16]" office:value-type="float" office:value="134.741666666667">
            <text:p>134.7416666667</text:p>
          </table:table-cell>
          <table:table-cell/>
          <table:table-cell office:value-type="string">
            <text:p>N37</text:p>
          </table:table-cell>
          <table:table-cell table:formula="of:=&quot;X&quot;&amp;[.A38]" office:value-type="string" office:string-value="X7115.5">
            <text:p>X7115.5</text:p>
          </table:table-cell>
          <table:table-cell table:formula="of:=&quot;Y&quot;&amp;[.B38]" office:value-type="string" office:string-value="Y134.741666666667">
            <text:p>Y134.741666666667</text:p>
          </table:table-cell>
          <table:table-cell table:formula="of:=[.G33]+1" office:value-type="float" office:value="8">
            <text:p>8</text:p>
          </table:table-cell>
          <table:table-cell table:formula="of:=[.D38]&amp;&quot; &quot;&amp;[.E38]&amp;&quot; &quot;&amp;[.F38]" office:value-type="string" office:string-value="N37 X7115.5 Y134.741666666667">
            <text:p>N37 X7115.5 Y134.7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</text:p>
          </table:table-cell>
          <table:table-cell table:formula="of:=[.E34]" office:value-type="string" office:string-value="G106">
            <text:p>G106</text:p>
          </table:table-cell>
          <table:table-cell table:formula="of:=[.F34]" office:value-type="string" office:string-value="P3">
            <text:p>P3</text:p>
          </table:table-cell>
          <table:table-cell table:formula="of:=[.G34]+1" office:value-type="float" office:value="8">
            <text:p>8</text:p>
          </table:table-cell>
          <table:table-cell table:formula="of:=[.D39]&amp;&quot; &quot;&amp;[.E39]&amp;&quot; &quot;&amp;[.F39]" office:value-type="string" office:string-value="N38 G106 P3">
            <text:p>N38 G106 P3</text:p>
          </table:table-cell>
          <table:table-cell table:number-columns-repeated="1016"/>
        </table:table-row>
        <table:table-row table:style-name="ro1">
          <table:table-cell table:formula="of:=[.A35]" office:value-type="float" office:value="387.5">
            <text:p>387.5</text:p>
          </table:table-cell>
          <table:table-cell table:formula="of:=[.B35]+[.$K$16]" office:value-type="float" office:value="133.041666666667">
            <text:p>133.0416666667</text:p>
          </table:table-cell>
          <table:table-cell/>
          <table:table-cell office:value-type="string">
            <text:p>N39</text:p>
          </table:table-cell>
          <table:table-cell table:formula="of:=&quot;X&quot;&amp;[.A40]" office:value-type="string" office:string-value="X387.5">
            <text:p>X387.5</text:p>
          </table:table-cell>
          <table:table-cell table:formula="of:=&quot;Y&quot;&amp;[.B40]" office:value-type="string" office:string-value="Y133.041666666667">
            <text:p>Y133.041666666667</text:p>
          </table:table-cell>
          <table:table-cell table:formula="of:=[.G35]+1" office:value-type="float" office:value="8">
            <text:p>8</text:p>
          </table:table-cell>
          <table:table-cell table:formula="of:=[.D40]&amp;&quot; &quot;&amp;[.E40]&amp;&quot; &quot;&amp;[.F40]" office:value-type="string" office:string-value="N39 X387.5 Y133.041666666667">
            <text:p>N39 X387.5 Y133.0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</text:p>
          </table:table-cell>
          <table:table-cell table:formula="of:=[.E36]" office:value-type="string" office:string-value="G106">
            <text:p>G106</text:p>
          </table:table-cell>
          <table:table-cell table:formula="of:=[.F36]" office:value-type="string" office:string-value="P0">
            <text:p>P0</text:p>
          </table:table-cell>
          <table:table-cell table:formula="of:=[.G36]+1" office:value-type="float" office:value="8">
            <text:p>8</text:p>
          </table:table-cell>
          <table:table-cell table:formula="of:=[.D41]&amp;&quot; &quot;&amp;[.E41]&amp;&quot; &quot;&amp;[.F41]" office:value-type="string" office:string-value="N40 G106 P0">
            <text:p>N40 G106 P0</text:p>
          </table:table-cell>
          <table:table-cell table:number-columns-repeated="1016"/>
        </table:table-row>
        <table:table-row table:style-name="ro1">
          <table:table-cell/>
          <table:table-cell table:formula="of:=[.B37]" office:value-type="string" office:string-value="jog up">
            <text:p>jog up</text:p>
          </table:table-cell>
          <table:table-cell/>
          <table:table-cell office:value-type="string">
            <text:p>N41</text:p>
          </table:table-cell>
          <table:table-cell table:formula="of:=[.E37]" office:value-type="string" office:string-value="G105">
            <text:p>G105</text:p>
          </table:table-cell>
          <table:table-cell table:formula="of:=[.F37]" office:value-type="string" office:string-value="PY7.79166666666667">
            <text:p>PY7.79166666666667</text:p>
          </table:table-cell>
          <table:table-cell table:formula="of:=[.G37]+1" office:value-type="float" office:value="9">
            <text:p>9</text:p>
          </table:table-cell>
          <table:table-cell table:formula="of:=[.D42]&amp;&quot; &quot;&amp;[.E42]&amp;&quot; &quot;&amp;[.F42]" office:value-type="string" office:string-value="N41 G105 PY7.79166666666667">
            <text:p>N41 G105 PY7.79166666666667</text:p>
          </table:table-cell>
          <table:table-cell table:number-columns-repeated="1016"/>
        </table:table-row>
        <table:table-row table:style-name="ro1">
          <table:table-cell table:formula="of:=[.A38]" office:value-type="float" office:value="7115.5">
            <text:p>7115.5</text:p>
          </table:table-cell>
          <table:table-cell table:formula="of:=[.B38]+[.$K$16]" office:value-type="float" office:value="139.533333333333">
            <text:p>139.5333333333</text:p>
          </table:table-cell>
          <table:table-cell/>
          <table:table-cell office:value-type="string">
            <text:p>N42</text:p>
          </table:table-cell>
          <table:table-cell table:formula="of:=&quot;X&quot;&amp;[.A43]" office:value-type="string" office:string-value="X7115.5">
            <text:p>X7115.5</text:p>
          </table:table-cell>
          <table:table-cell table:formula="of:=&quot;Y&quot;&amp;[.B43]" office:value-type="string" office:string-value="Y139.533333333333">
            <text:p>Y139.533333333333</text:p>
          </table:table-cell>
          <table:table-cell table:formula="of:=[.G38]+1" office:value-type="float" office:value="9">
            <text:p>9</text:p>
          </table:table-cell>
          <table:table-cell table:formula="of:=[.D43]&amp;&quot; &quot;&amp;[.E43]&amp;&quot; &quot;&amp;[.F43]" office:value-type="string" office:string-value="N42 X7115.5 Y139.533333333333">
            <text:p>N42 X7115.5 Y139.5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</text:p>
          </table:table-cell>
          <table:table-cell table:formula="of:=[.E39]" office:value-type="string" office:string-value="G106">
            <text:p>G106</text:p>
          </table:table-cell>
          <table:table-cell table:formula="of:=[.F39]" office:value-type="string" office:string-value="P3">
            <text:p>P3</text:p>
          </table:table-cell>
          <table:table-cell table:formula="of:=[.G39]+1" office:value-type="float" office:value="9">
            <text:p>9</text:p>
          </table:table-cell>
          <table:table-cell table:formula="of:=[.D44]&amp;&quot; &quot;&amp;[.E44]&amp;&quot; &quot;&amp;[.F44]" office:value-type="string" office:string-value="N43 G106 P3">
            <text:p>N43 G106 P3</text:p>
          </table:table-cell>
          <table:table-cell table:number-columns-repeated="1016"/>
        </table:table-row>
        <table:table-row table:style-name="ro1">
          <table:table-cell table:formula="of:=[.A40]" office:value-type="float" office:value="387.5">
            <text:p>387.5</text:p>
          </table:table-cell>
          <table:table-cell table:formula="of:=[.B40]+[.$K$16]" office:value-type="float" office:value="137.833333333333">
            <text:p>137.8333333333</text:p>
          </table:table-cell>
          <table:table-cell/>
          <table:table-cell office:value-type="string">
            <text:p>N44</text:p>
          </table:table-cell>
          <table:table-cell table:formula="of:=&quot;X&quot;&amp;[.A45]" office:value-type="string" office:string-value="X387.5">
            <text:p>X387.5</text:p>
          </table:table-cell>
          <table:table-cell table:formula="of:=&quot;Y&quot;&amp;[.B45]" office:value-type="string" office:string-value="Y137.833333333333">
            <text:p>Y137.833333333333</text:p>
          </table:table-cell>
          <table:table-cell table:formula="of:=[.G40]+1" office:value-type="float" office:value="9">
            <text:p>9</text:p>
          </table:table-cell>
          <table:table-cell table:formula="of:=[.D45]&amp;&quot; &quot;&amp;[.E45]&amp;&quot; &quot;&amp;[.F45]" office:value-type="string" office:string-value="N44 X387.5 Y137.833333333333">
            <text:p>N44 X387.5 Y137.8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</text:p>
          </table:table-cell>
          <table:table-cell table:formula="of:=[.E41]" office:value-type="string" office:string-value="G106">
            <text:p>G106</text:p>
          </table:table-cell>
          <table:table-cell table:formula="of:=[.F41]" office:value-type="string" office:string-value="P0">
            <text:p>P0</text:p>
          </table:table-cell>
          <table:table-cell table:formula="of:=[.G41]+1" office:value-type="float" office:value="9">
            <text:p>9</text:p>
          </table:table-cell>
          <table:table-cell table:formula="of:=[.D46]&amp;&quot; &quot;&amp;[.E46]&amp;&quot; &quot;&amp;[.F46]" office:value-type="string" office:string-value="N45 G106 P0">
            <text:p>N45 G106 P0</text:p>
          </table:table-cell>
          <table:table-cell table:number-columns-repeated="1016"/>
        </table:table-row>
        <table:table-row table:style-name="ro1">
          <table:table-cell/>
          <table:table-cell table:formula="of:=[.B42]" office:value-type="string" office:string-value="jog up">
            <text:p>jog up</text:p>
          </table:table-cell>
          <table:table-cell/>
          <table:table-cell office:value-type="string">
            <text:p>N46</text:p>
          </table:table-cell>
          <table:table-cell table:formula="of:=[.E42]" office:value-type="string" office:string-value="G105">
            <text:p>G105</text:p>
          </table:table-cell>
          <table:table-cell table:formula="of:=[.F42]" office:value-type="string" office:string-value="PY7.79166666666667">
            <text:p>PY7.79166666666667</text:p>
          </table:table-cell>
          <table:table-cell table:formula="of:=[.G42]+1" office:value-type="float" office:value="10">
            <text:p>10</text:p>
          </table:table-cell>
          <table:table-cell table:formula="of:=[.D47]&amp;&quot; &quot;&amp;[.E47]&amp;&quot; &quot;&amp;[.F47]" office:value-type="string" office:string-value="N46 G105 PY7.79166666666667">
            <text:p>N46 G105 PY7.79166666666667</text:p>
          </table:table-cell>
          <table:table-cell table:number-columns-repeated="1016"/>
        </table:table-row>
        <table:table-row table:style-name="ro1">
          <table:table-cell table:formula="of:=[.A43]" office:value-type="float" office:value="7115.5">
            <text:p>7115.5</text:p>
          </table:table-cell>
          <table:table-cell table:formula="of:=[.B43]+[.$K$16]" office:value-type="float" office:value="144.325">
            <text:p>144.325</text:p>
          </table:table-cell>
          <table:table-cell/>
          <table:table-cell office:value-type="string">
            <text:p>N47</text:p>
          </table:table-cell>
          <table:table-cell table:formula="of:=&quot;X&quot;&amp;[.A48]" office:value-type="string" office:string-value="X7115.5">
            <text:p>X7115.5</text:p>
          </table:table-cell>
          <table:table-cell table:formula="of:=&quot;Y&quot;&amp;[.B48]" office:value-type="string" office:string-value="Y144.325">
            <text:p>Y144.325</text:p>
          </table:table-cell>
          <table:table-cell table:formula="of:=[.G43]+1" office:value-type="float" office:value="10">
            <text:p>10</text:p>
          </table:table-cell>
          <table:table-cell table:formula="of:=[.D48]&amp;&quot; &quot;&amp;[.E48]&amp;&quot; &quot;&amp;[.F48]" office:value-type="string" office:string-value="N47 X7115.5 Y144.325">
            <text:p>N47 X7115.5 Y144.3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</text:p>
          </table:table-cell>
          <table:table-cell table:formula="of:=[.E44]" office:value-type="string" office:string-value="G106">
            <text:p>G106</text:p>
          </table:table-cell>
          <table:table-cell table:formula="of:=[.F44]" office:value-type="string" office:string-value="P3">
            <text:p>P3</text:p>
          </table:table-cell>
          <table:table-cell table:formula="of:=[.G44]+1" office:value-type="float" office:value="10">
            <text:p>10</text:p>
          </table:table-cell>
          <table:table-cell table:formula="of:=[.D49]&amp;&quot; &quot;&amp;[.E49]&amp;&quot; &quot;&amp;[.F49]" office:value-type="string" office:string-value="N48 G106 P3">
            <text:p>N48 G106 P3</text:p>
          </table:table-cell>
          <table:table-cell table:number-columns-repeated="1016"/>
        </table:table-row>
        <table:table-row table:style-name="ro1">
          <table:table-cell table:formula="of:=[.A45]" office:value-type="float" office:value="387.5">
            <text:p>387.5</text:p>
          </table:table-cell>
          <table:table-cell table:formula="of:=[.B45]+[.$K$16]" office:value-type="float" office:value="142.625">
            <text:p>142.625</text:p>
          </table:table-cell>
          <table:table-cell/>
          <table:table-cell office:value-type="string">
            <text:p>N49</text:p>
          </table:table-cell>
          <table:table-cell table:formula="of:=&quot;X&quot;&amp;[.A50]" office:value-type="string" office:string-value="X387.5">
            <text:p>X387.5</text:p>
          </table:table-cell>
          <table:table-cell table:formula="of:=&quot;Y&quot;&amp;[.B50]" office:value-type="string" office:string-value="Y142.625">
            <text:p>Y142.625</text:p>
          </table:table-cell>
          <table:table-cell table:formula="of:=[.G45]+1" office:value-type="float" office:value="10">
            <text:p>10</text:p>
          </table:table-cell>
          <table:table-cell table:formula="of:=[.D50]&amp;&quot; &quot;&amp;[.E50]&amp;&quot; &quot;&amp;[.F50]" office:value-type="string" office:string-value="N49 X387.5 Y142.625">
            <text:p>N49 X387.5 Y142.6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</text:p>
          </table:table-cell>
          <table:table-cell table:formula="of:=[.E46]" office:value-type="string" office:string-value="G106">
            <text:p>G106</text:p>
          </table:table-cell>
          <table:table-cell table:formula="of:=[.F46]" office:value-type="string" office:string-value="P0">
            <text:p>P0</text:p>
          </table:table-cell>
          <table:table-cell table:formula="of:=[.G46]+1" office:value-type="float" office:value="10">
            <text:p>10</text:p>
          </table:table-cell>
          <table:table-cell table:formula="of:=[.D51]&amp;&quot; &quot;&amp;[.E51]&amp;&quot; &quot;&amp;[.F51]" office:value-type="string" office:string-value="N50 G106 P0">
            <text:p>N50 G106 P0</text:p>
          </table:table-cell>
          <table:table-cell table:number-columns-repeated="1016"/>
        </table:table-row>
        <table:table-row table:style-name="ro1">
          <table:table-cell/>
          <table:table-cell table:formula="of:=[.B47]" office:value-type="string" office:string-value="jog up">
            <text:p>jog up</text:p>
          </table:table-cell>
          <table:table-cell/>
          <table:table-cell office:value-type="string">
            <text:p>N51</text:p>
          </table:table-cell>
          <table:table-cell table:formula="of:=[.E47]" office:value-type="string" office:string-value="G105">
            <text:p>G105</text:p>
          </table:table-cell>
          <table:table-cell table:formula="of:=[.F47]" office:value-type="string" office:string-value="PY7.79166666666667">
            <text:p>PY7.79166666666667</text:p>
          </table:table-cell>
          <table:table-cell table:formula="of:=[.G47]+1" office:value-type="float" office:value="11">
            <text:p>11</text:p>
          </table:table-cell>
          <table:table-cell table:formula="of:=[.D52]&amp;&quot; &quot;&amp;[.E52]&amp;&quot; &quot;&amp;[.F52]" office:value-type="string" office:string-value="N51 G105 PY7.79166666666667">
            <text:p>N51 G105 PY7.79166666666667</text:p>
          </table:table-cell>
          <table:table-cell table:number-columns-repeated="1016"/>
        </table:table-row>
        <table:table-row table:style-name="ro1">
          <table:table-cell table:formula="of:=[.A48]" office:value-type="float" office:value="7115.5">
            <text:p>7115.5</text:p>
          </table:table-cell>
          <table:table-cell table:formula="of:=[.B48]+[.$K$16]" office:value-type="float" office:value="149.116666666667">
            <text:p>149.1166666667</text:p>
          </table:table-cell>
          <table:table-cell/>
          <table:table-cell office:value-type="string">
            <text:p>N52</text:p>
          </table:table-cell>
          <table:table-cell table:formula="of:=&quot;X&quot;&amp;[.A53]" office:value-type="string" office:string-value="X7115.5">
            <text:p>X7115.5</text:p>
          </table:table-cell>
          <table:table-cell table:formula="of:=&quot;Y&quot;&amp;[.B53]" office:value-type="string" office:string-value="Y149.116666666667">
            <text:p>Y149.116666666667</text:p>
          </table:table-cell>
          <table:table-cell table:formula="of:=[.G48]+1" office:value-type="float" office:value="11">
            <text:p>11</text:p>
          </table:table-cell>
          <table:table-cell table:formula="of:=[.D53]&amp;&quot; &quot;&amp;[.E53]&amp;&quot; &quot;&amp;[.F53]" office:value-type="string" office:string-value="N52 X7115.5 Y149.116666666667">
            <text:p>N52 X7115.5 Y149.1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</text:p>
          </table:table-cell>
          <table:table-cell table:formula="of:=[.E49]" office:value-type="string" office:string-value="G106">
            <text:p>G106</text:p>
          </table:table-cell>
          <table:table-cell table:formula="of:=[.F49]" office:value-type="string" office:string-value="P3">
            <text:p>P3</text:p>
          </table:table-cell>
          <table:table-cell table:formula="of:=[.G49]+1" office:value-type="float" office:value="11">
            <text:p>11</text:p>
          </table:table-cell>
          <table:table-cell table:formula="of:=[.D54]&amp;&quot; &quot;&amp;[.E54]&amp;&quot; &quot;&amp;[.F54]" office:value-type="string" office:string-value="N53 G106 P3">
            <text:p>N53 G106 P3</text:p>
          </table:table-cell>
          <table:table-cell table:number-columns-repeated="1016"/>
        </table:table-row>
        <table:table-row table:style-name="ro1">
          <table:table-cell table:formula="of:=[.A50]" office:value-type="float" office:value="387.5">
            <text:p>387.5</text:p>
          </table:table-cell>
          <table:table-cell table:formula="of:=[.B50]+[.$K$16]" office:value-type="float" office:value="147.416666666667">
            <text:p>147.4166666667</text:p>
          </table:table-cell>
          <table:table-cell/>
          <table:table-cell office:value-type="string">
            <text:p>N54</text:p>
          </table:table-cell>
          <table:table-cell table:formula="of:=&quot;X&quot;&amp;[.A55]" office:value-type="string" office:string-value="X387.5">
            <text:p>X387.5</text:p>
          </table:table-cell>
          <table:table-cell table:formula="of:=&quot;Y&quot;&amp;[.B55]" office:value-type="string" office:string-value="Y147.416666666667">
            <text:p>Y147.416666666667</text:p>
          </table:table-cell>
          <table:table-cell table:formula="of:=[.G50]+1" office:value-type="float" office:value="11">
            <text:p>11</text:p>
          </table:table-cell>
          <table:table-cell table:formula="of:=[.D55]&amp;&quot; &quot;&amp;[.E55]&amp;&quot; &quot;&amp;[.F55]" office:value-type="string" office:string-value="N54 X387.5 Y147.416666666667">
            <text:p>N54 X387.5 Y147.4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</text:p>
          </table:table-cell>
          <table:table-cell table:formula="of:=[.E51]" office:value-type="string" office:string-value="G106">
            <text:p>G106</text:p>
          </table:table-cell>
          <table:table-cell table:formula="of:=[.F51]" office:value-type="string" office:string-value="P0">
            <text:p>P0</text:p>
          </table:table-cell>
          <table:table-cell table:formula="of:=[.G51]+1" office:value-type="float" office:value="11">
            <text:p>11</text:p>
          </table:table-cell>
          <table:table-cell table:formula="of:=[.D56]&amp;&quot; &quot;&amp;[.E56]&amp;&quot; &quot;&amp;[.F56]" office:value-type="string" office:string-value="N55 G106 P0">
            <text:p>N55 G106 P0</text:p>
          </table:table-cell>
          <table:table-cell table:number-columns-repeated="1016"/>
        </table:table-row>
        <table:table-row table:style-name="ro1">
          <table:table-cell/>
          <table:table-cell table:formula="of:=[.B52]" office:value-type="string" office:string-value="jog up">
            <text:p>jog up</text:p>
          </table:table-cell>
          <table:table-cell/>
          <table:table-cell office:value-type="string">
            <text:p>N56</text:p>
          </table:table-cell>
          <table:table-cell table:formula="of:=[.E52]" office:value-type="string" office:string-value="G105">
            <text:p>G105</text:p>
          </table:table-cell>
          <table:table-cell table:formula="of:=[.F52]" office:value-type="string" office:string-value="PY7.79166666666667">
            <text:p>PY7.79166666666667</text:p>
          </table:table-cell>
          <table:table-cell table:formula="of:=[.G52]+1" office:value-type="float" office:value="12">
            <text:p>12</text:p>
          </table:table-cell>
          <table:table-cell table:formula="of:=[.D57]&amp;&quot; &quot;&amp;[.E57]&amp;&quot; &quot;&amp;[.F57]" office:value-type="string" office:string-value="N56 G105 PY7.79166666666667">
            <text:p>N56 G105 PY7.79166666666667</text:p>
          </table:table-cell>
          <table:table-cell table:number-columns-repeated="1016"/>
        </table:table-row>
        <table:table-row table:style-name="ro1">
          <table:table-cell table:formula="of:=[.A53]" office:value-type="float" office:value="7115.5">
            <text:p>7115.5</text:p>
          </table:table-cell>
          <table:table-cell table:formula="of:=[.B53]+[.$K$16]" office:value-type="float" office:value="153.908333333333">
            <text:p>153.9083333333</text:p>
          </table:table-cell>
          <table:table-cell/>
          <table:table-cell office:value-type="string">
            <text:p>N57</text:p>
          </table:table-cell>
          <table:table-cell table:formula="of:=&quot;X&quot;&amp;[.A58]" office:value-type="string" office:string-value="X7115.5">
            <text:p>X7115.5</text:p>
          </table:table-cell>
          <table:table-cell table:formula="of:=&quot;Y&quot;&amp;[.B58]" office:value-type="string" office:string-value="Y153.908333333333">
            <text:p>Y153.908333333333</text:p>
          </table:table-cell>
          <table:table-cell table:formula="of:=[.G53]+1" office:value-type="float" office:value="12">
            <text:p>12</text:p>
          </table:table-cell>
          <table:table-cell table:formula="of:=[.D58]&amp;&quot; &quot;&amp;[.E58]&amp;&quot; &quot;&amp;[.F58]" office:value-type="string" office:string-value="N57 X7115.5 Y153.908333333333">
            <text:p>N57 X7115.5 Y153.9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</text:p>
          </table:table-cell>
          <table:table-cell table:formula="of:=[.E54]" office:value-type="string" office:string-value="G106">
            <text:p>G106</text:p>
          </table:table-cell>
          <table:table-cell table:formula="of:=[.F54]" office:value-type="string" office:string-value="P3">
            <text:p>P3</text:p>
          </table:table-cell>
          <table:table-cell table:formula="of:=[.G54]+1" office:value-type="float" office:value="12">
            <text:p>12</text:p>
          </table:table-cell>
          <table:table-cell table:formula="of:=[.D59]&amp;&quot; &quot;&amp;[.E59]&amp;&quot; &quot;&amp;[.F59]" office:value-type="string" office:string-value="N58 G106 P3">
            <text:p>N58 G106 P3</text:p>
          </table:table-cell>
          <table:table-cell table:number-columns-repeated="1016"/>
        </table:table-row>
        <table:table-row table:style-name="ro1">
          <table:table-cell table:formula="of:=[.A55]" office:value-type="float" office:value="387.5">
            <text:p>387.5</text:p>
          </table:table-cell>
          <table:table-cell table:formula="of:=[.B55]+[.$K$16]" office:value-type="float" office:value="152.208333333333">
            <text:p>152.2083333333</text:p>
          </table:table-cell>
          <table:table-cell/>
          <table:table-cell office:value-type="string">
            <text:p>N59</text:p>
          </table:table-cell>
          <table:table-cell table:formula="of:=&quot;X&quot;&amp;[.A60]" office:value-type="string" office:string-value="X387.5">
            <text:p>X387.5</text:p>
          </table:table-cell>
          <table:table-cell table:formula="of:=&quot;Y&quot;&amp;[.B60]" office:value-type="string" office:string-value="Y152.208333333333">
            <text:p>Y152.208333333333</text:p>
          </table:table-cell>
          <table:table-cell table:formula="of:=[.G55]+1" office:value-type="float" office:value="12">
            <text:p>12</text:p>
          </table:table-cell>
          <table:table-cell table:formula="of:=[.D60]&amp;&quot; &quot;&amp;[.E60]&amp;&quot; &quot;&amp;[.F60]" office:value-type="string" office:string-value="N59 X387.5 Y152.208333333333">
            <text:p>N59 X387.5 Y152.2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</text:p>
          </table:table-cell>
          <table:table-cell table:formula="of:=[.E56]" office:value-type="string" office:string-value="G106">
            <text:p>G106</text:p>
          </table:table-cell>
          <table:table-cell table:formula="of:=[.F56]" office:value-type="string" office:string-value="P0">
            <text:p>P0</text:p>
          </table:table-cell>
          <table:table-cell table:formula="of:=[.G56]+1" office:value-type="float" office:value="12">
            <text:p>12</text:p>
          </table:table-cell>
          <table:table-cell table:formula="of:=[.D61]&amp;&quot; &quot;&amp;[.E61]&amp;&quot; &quot;&amp;[.F61]" office:value-type="string" office:string-value="N60 G106 P0">
            <text:p>N60 G106 P0</text:p>
          </table:table-cell>
          <table:table-cell table:number-columns-repeated="1016"/>
        </table:table-row>
        <table:table-row table:style-name="ro1">
          <table:table-cell/>
          <table:table-cell table:formula="of:=[.B57]" office:value-type="string" office:string-value="jog up">
            <text:p>jog up</text:p>
          </table:table-cell>
          <table:table-cell/>
          <table:table-cell office:value-type="string">
            <text:p>N61</text:p>
          </table:table-cell>
          <table:table-cell table:formula="of:=[.E57]" office:value-type="string" office:string-value="G105">
            <text:p>G105</text:p>
          </table:table-cell>
          <table:table-cell table:formula="of:=[.F57]" office:value-type="string" office:string-value="PY7.79166666666667">
            <text:p>PY7.79166666666667</text:p>
          </table:table-cell>
          <table:table-cell table:formula="of:=[.G57]+1" office:value-type="float" office:value="13">
            <text:p>13</text:p>
          </table:table-cell>
          <table:table-cell table:formula="of:=[.D62]&amp;&quot; &quot;&amp;[.E62]&amp;&quot; &quot;&amp;[.F62]" office:value-type="string" office:string-value="N61 G105 PY7.79166666666667">
            <text:p>N61 G105 PY7.79166666666667</text:p>
          </table:table-cell>
          <table:table-cell table:number-columns-repeated="1016"/>
        </table:table-row>
        <table:table-row table:style-name="ro1">
          <table:table-cell table:formula="of:=[.A58]" office:value-type="float" office:value="7115.5">
            <text:p>7115.5</text:p>
          </table:table-cell>
          <table:table-cell table:formula="of:=[.B58]+[.$K$16]" office:value-type="float" office:value="158.7">
            <text:p>158.7</text:p>
          </table:table-cell>
          <table:table-cell/>
          <table:table-cell office:value-type="string">
            <text:p>N62</text:p>
          </table:table-cell>
          <table:table-cell table:formula="of:=&quot;X&quot;&amp;[.A63]" office:value-type="string" office:string-value="X7115.5">
            <text:p>X7115.5</text:p>
          </table:table-cell>
          <table:table-cell table:formula="of:=&quot;Y&quot;&amp;[.B63]" office:value-type="string" office:string-value="Y158.7">
            <text:p>Y158.7</text:p>
          </table:table-cell>
          <table:table-cell table:formula="of:=[.G58]+1" office:value-type="float" office:value="13">
            <text:p>13</text:p>
          </table:table-cell>
          <table:table-cell table:formula="of:=[.D63]&amp;&quot; &quot;&amp;[.E63]&amp;&quot; &quot;&amp;[.F63]" office:value-type="string" office:string-value="N62 X7115.5 Y158.7">
            <text:p>N62 X7115.5 Y158.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</text:p>
          </table:table-cell>
          <table:table-cell table:formula="of:=[.E59]" office:value-type="string" office:string-value="G106">
            <text:p>G106</text:p>
          </table:table-cell>
          <table:table-cell table:formula="of:=[.F59]" office:value-type="string" office:string-value="P3">
            <text:p>P3</text:p>
          </table:table-cell>
          <table:table-cell table:formula="of:=[.G59]+1" office:value-type="float" office:value="13">
            <text:p>13</text:p>
          </table:table-cell>
          <table:table-cell table:formula="of:=[.D64]&amp;&quot; &quot;&amp;[.E64]&amp;&quot; &quot;&amp;[.F64]" office:value-type="string" office:string-value="N63 G106 P3">
            <text:p>N63 G106 P3</text:p>
          </table:table-cell>
          <table:table-cell table:number-columns-repeated="1016"/>
        </table:table-row>
        <table:table-row table:style-name="ro1">
          <table:table-cell table:formula="of:=[.A60]" office:value-type="float" office:value="387.5">
            <text:p>387.5</text:p>
          </table:table-cell>
          <table:table-cell table:formula="of:=[.B60]+[.$K$16]" office:value-type="float" office:value="157">
            <text:p>157</text:p>
          </table:table-cell>
          <table:table-cell/>
          <table:table-cell office:value-type="string">
            <text:p>N64</text:p>
          </table:table-cell>
          <table:table-cell table:formula="of:=&quot;X&quot;&amp;[.A65]" office:value-type="string" office:string-value="X387.5">
            <text:p>X387.5</text:p>
          </table:table-cell>
          <table:table-cell table:formula="of:=&quot;Y&quot;&amp;[.B65]" office:value-type="string" office:string-value="Y157">
            <text:p>Y157</text:p>
          </table:table-cell>
          <table:table-cell table:formula="of:=[.G60]+1" office:value-type="float" office:value="13">
            <text:p>13</text:p>
          </table:table-cell>
          <table:table-cell table:formula="of:=[.D65]&amp;&quot; &quot;&amp;[.E65]&amp;&quot; &quot;&amp;[.F65]" office:value-type="string" office:string-value="N64 X387.5 Y157">
            <text:p>N64 X387.5 Y15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</text:p>
          </table:table-cell>
          <table:table-cell table:formula="of:=[.E61]" office:value-type="string" office:string-value="G106">
            <text:p>G106</text:p>
          </table:table-cell>
          <table:table-cell table:formula="of:=[.F61]" office:value-type="string" office:string-value="P0">
            <text:p>P0</text:p>
          </table:table-cell>
          <table:table-cell table:formula="of:=[.G61]+1" office:value-type="float" office:value="13">
            <text:p>13</text:p>
          </table:table-cell>
          <table:table-cell table:formula="of:=[.D66]&amp;&quot; &quot;&amp;[.E66]&amp;&quot; &quot;&amp;[.F66]" office:value-type="string" office:string-value="N65 G106 P0">
            <text:p>N65 G106 P0</text:p>
          </table:table-cell>
          <table:table-cell table:number-columns-repeated="1016"/>
        </table:table-row>
        <table:table-row table:style-name="ro1">
          <table:table-cell/>
          <table:table-cell table:formula="of:=[.B62]" office:value-type="string" office:string-value="jog up">
            <text:p>jog up</text:p>
          </table:table-cell>
          <table:table-cell/>
          <table:table-cell office:value-type="string">
            <text:p>N66</text:p>
          </table:table-cell>
          <table:table-cell table:formula="of:=[.E62]" office:value-type="string" office:string-value="G105">
            <text:p>G105</text:p>
          </table:table-cell>
          <table:table-cell table:formula="of:=[.F62]" office:value-type="string" office:string-value="PY7.79166666666667">
            <text:p>PY7.79166666666667</text:p>
          </table:table-cell>
          <table:table-cell table:formula="of:=[.G62]+1" office:value-type="float" office:value="14">
            <text:p>14</text:p>
          </table:table-cell>
          <table:table-cell table:formula="of:=[.D67]&amp;&quot; &quot;&amp;[.E67]&amp;&quot; &quot;&amp;[.F67]" office:value-type="string" office:string-value="N66 G105 PY7.79166666666667">
            <text:p>N66 G105 PY7.79166666666667</text:p>
          </table:table-cell>
          <table:table-cell table:number-columns-repeated="1016"/>
        </table:table-row>
        <table:table-row table:style-name="ro1">
          <table:table-cell table:formula="of:=[.A63]" office:value-type="float" office:value="7115.5">
            <text:p>7115.5</text:p>
          </table:table-cell>
          <table:table-cell table:formula="of:=[.B63]+[.$K$16]" office:value-type="float" office:value="163.491666666667">
            <text:p>163.4916666667</text:p>
          </table:table-cell>
          <table:table-cell/>
          <table:table-cell office:value-type="string">
            <text:p>N67</text:p>
          </table:table-cell>
          <table:table-cell table:formula="of:=&quot;X&quot;&amp;[.A68]" office:value-type="string" office:string-value="X7115.5">
            <text:p>X7115.5</text:p>
          </table:table-cell>
          <table:table-cell table:formula="of:=&quot;Y&quot;&amp;[.B68]" office:value-type="string" office:string-value="Y163.491666666667">
            <text:p>Y163.491666666667</text:p>
          </table:table-cell>
          <table:table-cell table:formula="of:=[.G63]+1" office:value-type="float" office:value="14">
            <text:p>14</text:p>
          </table:table-cell>
          <table:table-cell table:formula="of:=[.D68]&amp;&quot; &quot;&amp;[.E68]&amp;&quot; &quot;&amp;[.F68]" office:value-type="string" office:string-value="N67 X7115.5 Y163.491666666667">
            <text:p>N67 X7115.5 Y163.4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</text:p>
          </table:table-cell>
          <table:table-cell table:formula="of:=[.E64]" office:value-type="string" office:string-value="G106">
            <text:p>G106</text:p>
          </table:table-cell>
          <table:table-cell table:formula="of:=[.F64]" office:value-type="string" office:string-value="P3">
            <text:p>P3</text:p>
          </table:table-cell>
          <table:table-cell table:formula="of:=[.G64]+1" office:value-type="float" office:value="14">
            <text:p>14</text:p>
          </table:table-cell>
          <table:table-cell table:formula="of:=[.D69]&amp;&quot; &quot;&amp;[.E69]&amp;&quot; &quot;&amp;[.F69]" office:value-type="string" office:string-value="N68 G106 P3">
            <text:p>N68 G106 P3</text:p>
          </table:table-cell>
          <table:table-cell table:number-columns-repeated="1016"/>
        </table:table-row>
        <table:table-row table:style-name="ro1">
          <table:table-cell table:formula="of:=[.A65]" office:value-type="float" office:value="387.5">
            <text:p>387.5</text:p>
          </table:table-cell>
          <table:table-cell table:formula="of:=[.B65]+[.$K$16]" office:value-type="float" office:value="161.791666666667">
            <text:p>161.7916666667</text:p>
          </table:table-cell>
          <table:table-cell/>
          <table:table-cell office:value-type="string">
            <text:p>N69</text:p>
          </table:table-cell>
          <table:table-cell table:formula="of:=&quot;X&quot;&amp;[.A70]" office:value-type="string" office:string-value="X387.5">
            <text:p>X387.5</text:p>
          </table:table-cell>
          <table:table-cell table:formula="of:=&quot;Y&quot;&amp;[.B70]" office:value-type="string" office:string-value="Y161.791666666667">
            <text:p>Y161.791666666667</text:p>
          </table:table-cell>
          <table:table-cell table:formula="of:=[.G65]+1" office:value-type="float" office:value="14">
            <text:p>14</text:p>
          </table:table-cell>
          <table:table-cell table:formula="of:=[.D70]&amp;&quot; &quot;&amp;[.E70]&amp;&quot; &quot;&amp;[.F70]" office:value-type="string" office:string-value="N69 X387.5 Y161.791666666667">
            <text:p>N69 X387.5 Y161.7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</text:p>
          </table:table-cell>
          <table:table-cell table:formula="of:=[.E66]" office:value-type="string" office:string-value="G106">
            <text:p>G106</text:p>
          </table:table-cell>
          <table:table-cell table:formula="of:=[.F66]" office:value-type="string" office:string-value="P0">
            <text:p>P0</text:p>
          </table:table-cell>
          <table:table-cell table:formula="of:=[.G66]+1" office:value-type="float" office:value="14">
            <text:p>14</text:p>
          </table:table-cell>
          <table:table-cell table:formula="of:=[.D71]&amp;&quot; &quot;&amp;[.E71]&amp;&quot; &quot;&amp;[.F71]" office:value-type="string" office:string-value="N70 G106 P0">
            <text:p>N70 G106 P0</text:p>
          </table:table-cell>
          <table:table-cell table:number-columns-repeated="1016"/>
        </table:table-row>
        <table:table-row table:style-name="ro1">
          <table:table-cell/>
          <table:table-cell table:formula="of:=[.B67]" office:value-type="string" office:string-value="jog up">
            <text:p>jog up</text:p>
          </table:table-cell>
          <table:table-cell/>
          <table:table-cell office:value-type="string">
            <text:p>N71</text:p>
          </table:table-cell>
          <table:table-cell table:formula="of:=[.E67]" office:value-type="string" office:string-value="G105">
            <text:p>G105</text:p>
          </table:table-cell>
          <table:table-cell table:formula="of:=[.F67]" office:value-type="string" office:string-value="PY7.79166666666667">
            <text:p>PY7.79166666666667</text:p>
          </table:table-cell>
          <table:table-cell table:formula="of:=[.G67]+1" office:value-type="float" office:value="15">
            <text:p>15</text:p>
          </table:table-cell>
          <table:table-cell table:formula="of:=[.D72]&amp;&quot; &quot;&amp;[.E72]&amp;&quot; &quot;&amp;[.F72]" office:value-type="string" office:string-value="N71 G105 PY7.79166666666667">
            <text:p>N71 G105 PY7.79166666666667</text:p>
          </table:table-cell>
          <table:table-cell table:number-columns-repeated="1016"/>
        </table:table-row>
        <table:table-row table:style-name="ro1">
          <table:table-cell table:formula="of:=[.A68]" office:value-type="float" office:value="7115.5">
            <text:p>7115.5</text:p>
          </table:table-cell>
          <table:table-cell table:formula="of:=[.B68]+[.$K$16]" office:value-type="float" office:value="168.283333333333">
            <text:p>168.2833333333</text:p>
          </table:table-cell>
          <table:table-cell/>
          <table:table-cell office:value-type="string">
            <text:p>N72</text:p>
          </table:table-cell>
          <table:table-cell table:formula="of:=&quot;X&quot;&amp;[.A73]" office:value-type="string" office:string-value="X7115.5">
            <text:p>X7115.5</text:p>
          </table:table-cell>
          <table:table-cell table:formula="of:=&quot;Y&quot;&amp;[.B73]" office:value-type="string" office:string-value="Y168.283333333333">
            <text:p>Y168.283333333333</text:p>
          </table:table-cell>
          <table:table-cell table:formula="of:=[.G68]+1" office:value-type="float" office:value="15">
            <text:p>15</text:p>
          </table:table-cell>
          <table:table-cell table:formula="of:=[.D73]&amp;&quot; &quot;&amp;[.E73]&amp;&quot; &quot;&amp;[.F73]" office:value-type="string" office:string-value="N72 X7115.5 Y168.283333333333">
            <text:p>N72 X7115.5 Y168.2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</text:p>
          </table:table-cell>
          <table:table-cell table:formula="of:=[.E69]" office:value-type="string" office:string-value="G106">
            <text:p>G106</text:p>
          </table:table-cell>
          <table:table-cell table:formula="of:=[.F69]" office:value-type="string" office:string-value="P3">
            <text:p>P3</text:p>
          </table:table-cell>
          <table:table-cell table:formula="of:=[.G69]+1" office:value-type="float" office:value="15">
            <text:p>15</text:p>
          </table:table-cell>
          <table:table-cell table:formula="of:=[.D74]&amp;&quot; &quot;&amp;[.E74]&amp;&quot; &quot;&amp;[.F74]" office:value-type="string" office:string-value="N73 G106 P3">
            <text:p>N73 G106 P3</text:p>
          </table:table-cell>
          <table:table-cell table:number-columns-repeated="1016"/>
        </table:table-row>
        <table:table-row table:style-name="ro1">
          <table:table-cell table:formula="of:=[.A70]" office:value-type="float" office:value="387.5">
            <text:p>387.5</text:p>
          </table:table-cell>
          <table:table-cell table:formula="of:=[.B70]+[.$K$16]" office:value-type="float" office:value="166.583333333333">
            <text:p>166.5833333333</text:p>
          </table:table-cell>
          <table:table-cell/>
          <table:table-cell office:value-type="string">
            <text:p>N74</text:p>
          </table:table-cell>
          <table:table-cell table:formula="of:=&quot;X&quot;&amp;[.A75]" office:value-type="string" office:string-value="X387.5">
            <text:p>X387.5</text:p>
          </table:table-cell>
          <table:table-cell table:formula="of:=&quot;Y&quot;&amp;[.B75]" office:value-type="string" office:string-value="Y166.583333333333">
            <text:p>Y166.583333333333</text:p>
          </table:table-cell>
          <table:table-cell table:formula="of:=[.G70]+1" office:value-type="float" office:value="15">
            <text:p>15</text:p>
          </table:table-cell>
          <table:table-cell table:formula="of:=[.D75]&amp;&quot; &quot;&amp;[.E75]&amp;&quot; &quot;&amp;[.F75]" office:value-type="string" office:string-value="N74 X387.5 Y166.583333333333">
            <text:p>N74 X387.5 Y166.5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</text:p>
          </table:table-cell>
          <table:table-cell table:formula="of:=[.E71]" office:value-type="string" office:string-value="G106">
            <text:p>G106</text:p>
          </table:table-cell>
          <table:table-cell table:formula="of:=[.F71]" office:value-type="string" office:string-value="P0">
            <text:p>P0</text:p>
          </table:table-cell>
          <table:table-cell table:formula="of:=[.G71]+1" office:value-type="float" office:value="15">
            <text:p>15</text:p>
          </table:table-cell>
          <table:table-cell table:formula="of:=[.D76]&amp;&quot; &quot;&amp;[.E76]&amp;&quot; &quot;&amp;[.F76]" office:value-type="string" office:string-value="N75 G106 P0">
            <text:p>N75 G106 P0</text:p>
          </table:table-cell>
          <table:table-cell table:number-columns-repeated="1016"/>
        </table:table-row>
        <table:table-row table:style-name="ro1">
          <table:table-cell/>
          <table:table-cell table:formula="of:=[.B72]" office:value-type="string" office:string-value="jog up">
            <text:p>jog up</text:p>
          </table:table-cell>
          <table:table-cell/>
          <table:table-cell office:value-type="string">
            <text:p>N76</text:p>
          </table:table-cell>
          <table:table-cell table:formula="of:=[.E72]" office:value-type="string" office:string-value="G105">
            <text:p>G105</text:p>
          </table:table-cell>
          <table:table-cell table:formula="of:=[.F72]" office:value-type="string" office:string-value="PY7.79166666666667">
            <text:p>PY7.79166666666667</text:p>
          </table:table-cell>
          <table:table-cell table:formula="of:=[.G72]+1" office:value-type="float" office:value="16">
            <text:p>16</text:p>
          </table:table-cell>
          <table:table-cell table:formula="of:=[.D77]&amp;&quot; &quot;&amp;[.E77]&amp;&quot; &quot;&amp;[.F77]" office:value-type="string" office:string-value="N76 G105 PY7.79166666666667">
            <text:p>N76 G105 PY7.79166666666667</text:p>
          </table:table-cell>
          <table:table-cell table:number-columns-repeated="1016"/>
        </table:table-row>
        <table:table-row table:style-name="ro1">
          <table:table-cell table:formula="of:=[.A73]" office:value-type="float" office:value="7115.5">
            <text:p>7115.5</text:p>
          </table:table-cell>
          <table:table-cell table:formula="of:=[.B73]+[.$K$16]" office:value-type="float" office:value="173.075">
            <text:p>173.075</text:p>
          </table:table-cell>
          <table:table-cell/>
          <table:table-cell office:value-type="string">
            <text:p>N77</text:p>
          </table:table-cell>
          <table:table-cell table:formula="of:=&quot;X&quot;&amp;[.A78]" office:value-type="string" office:string-value="X7115.5">
            <text:p>X7115.5</text:p>
          </table:table-cell>
          <table:table-cell table:formula="of:=&quot;Y&quot;&amp;[.B78]" office:value-type="string" office:string-value="Y173.075">
            <text:p>Y173.075</text:p>
          </table:table-cell>
          <table:table-cell table:formula="of:=[.G73]+1" office:value-type="float" office:value="16">
            <text:p>16</text:p>
          </table:table-cell>
          <table:table-cell table:formula="of:=[.D78]&amp;&quot; &quot;&amp;[.E78]&amp;&quot; &quot;&amp;[.F78]" office:value-type="string" office:string-value="N77 X7115.5 Y173.075">
            <text:p>N77 X7115.5 Y173.0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</text:p>
          </table:table-cell>
          <table:table-cell table:formula="of:=[.E74]" office:value-type="string" office:string-value="G106">
            <text:p>G106</text:p>
          </table:table-cell>
          <table:table-cell table:formula="of:=[.F74]" office:value-type="string" office:string-value="P3">
            <text:p>P3</text:p>
          </table:table-cell>
          <table:table-cell table:formula="of:=[.G74]+1" office:value-type="float" office:value="16">
            <text:p>16</text:p>
          </table:table-cell>
          <table:table-cell table:formula="of:=[.D79]&amp;&quot; &quot;&amp;[.E79]&amp;&quot; &quot;&amp;[.F79]" office:value-type="string" office:string-value="N78 G106 P3">
            <text:p>N78 G106 P3</text:p>
          </table:table-cell>
          <table:table-cell table:number-columns-repeated="1016"/>
        </table:table-row>
        <table:table-row table:style-name="ro1">
          <table:table-cell table:formula="of:=[.A75]" office:value-type="float" office:value="387.5">
            <text:p>387.5</text:p>
          </table:table-cell>
          <table:table-cell table:formula="of:=[.B75]+[.$K$16]" office:value-type="float" office:value="171.375">
            <text:p>171.375</text:p>
          </table:table-cell>
          <table:table-cell/>
          <table:table-cell office:value-type="string">
            <text:p>N79</text:p>
          </table:table-cell>
          <table:table-cell table:formula="of:=&quot;X&quot;&amp;[.A80]" office:value-type="string" office:string-value="X387.5">
            <text:p>X387.5</text:p>
          </table:table-cell>
          <table:table-cell table:formula="of:=&quot;Y&quot;&amp;[.B80]" office:value-type="string" office:string-value="Y171.375">
            <text:p>Y171.375</text:p>
          </table:table-cell>
          <table:table-cell table:formula="of:=[.G75]+1" office:value-type="float" office:value="16">
            <text:p>16</text:p>
          </table:table-cell>
          <table:table-cell table:formula="of:=[.D80]&amp;&quot; &quot;&amp;[.E80]&amp;&quot; &quot;&amp;[.F80]" office:value-type="string" office:string-value="N79 X387.5 Y171.375">
            <text:p>N79 X387.5 Y171.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</text:p>
          </table:table-cell>
          <table:table-cell table:formula="of:=[.E76]" office:value-type="string" office:string-value="G106">
            <text:p>G106</text:p>
          </table:table-cell>
          <table:table-cell table:formula="of:=[.F76]" office:value-type="string" office:string-value="P0">
            <text:p>P0</text:p>
          </table:table-cell>
          <table:table-cell table:formula="of:=[.G76]+1" office:value-type="float" office:value="16">
            <text:p>16</text:p>
          </table:table-cell>
          <table:table-cell table:formula="of:=[.D81]&amp;&quot; &quot;&amp;[.E81]&amp;&quot; &quot;&amp;[.F81]" office:value-type="string" office:string-value="N80 G106 P0">
            <text:p>N80 G106 P0</text:p>
          </table:table-cell>
          <table:table-cell table:number-columns-repeated="1016"/>
        </table:table-row>
        <table:table-row table:style-name="ro1">
          <table:table-cell/>
          <table:table-cell table:formula="of:=[.B77]" office:value-type="string" office:string-value="jog up">
            <text:p>jog up</text:p>
          </table:table-cell>
          <table:table-cell/>
          <table:table-cell office:value-type="string">
            <text:p>N81</text:p>
          </table:table-cell>
          <table:table-cell table:formula="of:=[.E77]" office:value-type="string" office:string-value="G105">
            <text:p>G105</text:p>
          </table:table-cell>
          <table:table-cell table:formula="of:=[.F77]" office:value-type="string" office:string-value="PY7.79166666666667">
            <text:p>PY7.79166666666667</text:p>
          </table:table-cell>
          <table:table-cell table:formula="of:=[.G77]+1" office:value-type="float" office:value="17">
            <text:p>17</text:p>
          </table:table-cell>
          <table:table-cell table:formula="of:=[.D82]&amp;&quot; &quot;&amp;[.E82]&amp;&quot; &quot;&amp;[.F82]" office:value-type="string" office:string-value="N81 G105 PY7.79166666666667">
            <text:p>N81 G105 PY7.79166666666667</text:p>
          </table:table-cell>
          <table:table-cell table:number-columns-repeated="1016"/>
        </table:table-row>
        <table:table-row table:style-name="ro1">
          <table:table-cell table:formula="of:=[.A78]" office:value-type="float" office:value="7115.5">
            <text:p>7115.5</text:p>
          </table:table-cell>
          <table:table-cell table:formula="of:=[.B78]+[.$K$16]" office:value-type="float" office:value="177.866666666667">
            <text:p>177.8666666667</text:p>
          </table:table-cell>
          <table:table-cell/>
          <table:table-cell office:value-type="string">
            <text:p>N82</text:p>
          </table:table-cell>
          <table:table-cell table:formula="of:=&quot;X&quot;&amp;[.A83]" office:value-type="string" office:string-value="X7115.5">
            <text:p>X7115.5</text:p>
          </table:table-cell>
          <table:table-cell table:formula="of:=&quot;Y&quot;&amp;[.B83]" office:value-type="string" office:string-value="Y177.866666666667">
            <text:p>Y177.866666666667</text:p>
          </table:table-cell>
          <table:table-cell table:formula="of:=[.G78]+1" office:value-type="float" office:value="17">
            <text:p>17</text:p>
          </table:table-cell>
          <table:table-cell table:formula="of:=[.D83]&amp;&quot; &quot;&amp;[.E83]&amp;&quot; &quot;&amp;[.F83]" office:value-type="string" office:string-value="N82 X7115.5 Y177.866666666667">
            <text:p>N82 X7115.5 Y177.8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</text:p>
          </table:table-cell>
          <table:table-cell table:formula="of:=[.E79]" office:value-type="string" office:string-value="G106">
            <text:p>G106</text:p>
          </table:table-cell>
          <table:table-cell table:formula="of:=[.F79]" office:value-type="string" office:string-value="P3">
            <text:p>P3</text:p>
          </table:table-cell>
          <table:table-cell table:formula="of:=[.G79]+1" office:value-type="float" office:value="17">
            <text:p>17</text:p>
          </table:table-cell>
          <table:table-cell table:formula="of:=[.D84]&amp;&quot; &quot;&amp;[.E84]&amp;&quot; &quot;&amp;[.F84]" office:value-type="string" office:string-value="N83 G106 P3">
            <text:p>N83 G106 P3</text:p>
          </table:table-cell>
          <table:table-cell table:number-columns-repeated="1016"/>
        </table:table-row>
        <table:table-row table:style-name="ro1">
          <table:table-cell table:formula="of:=[.A80]" office:value-type="float" office:value="387.5">
            <text:p>387.5</text:p>
          </table:table-cell>
          <table:table-cell table:formula="of:=[.B80]+[.$K$16]" office:value-type="float" office:value="176.166666666667">
            <text:p>176.1666666667</text:p>
          </table:table-cell>
          <table:table-cell/>
          <table:table-cell office:value-type="string">
            <text:p>N84</text:p>
          </table:table-cell>
          <table:table-cell table:formula="of:=&quot;X&quot;&amp;[.A85]" office:value-type="string" office:string-value="X387.5">
            <text:p>X387.5</text:p>
          </table:table-cell>
          <table:table-cell table:formula="of:=&quot;Y&quot;&amp;[.B85]" office:value-type="string" office:string-value="Y176.166666666667">
            <text:p>Y176.166666666667</text:p>
          </table:table-cell>
          <table:table-cell table:formula="of:=[.G80]+1" office:value-type="float" office:value="17">
            <text:p>17</text:p>
          </table:table-cell>
          <table:table-cell table:formula="of:=[.D85]&amp;&quot; &quot;&amp;[.E85]&amp;&quot; &quot;&amp;[.F85]" office:value-type="string" office:string-value="N84 X387.5 Y176.166666666667">
            <text:p>N84 X387.5 Y176.1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</text:p>
          </table:table-cell>
          <table:table-cell table:formula="of:=[.E81]" office:value-type="string" office:string-value="G106">
            <text:p>G106</text:p>
          </table:table-cell>
          <table:table-cell table:formula="of:=[.F81]" office:value-type="string" office:string-value="P0">
            <text:p>P0</text:p>
          </table:table-cell>
          <table:table-cell table:formula="of:=[.G81]+1" office:value-type="float" office:value="17">
            <text:p>17</text:p>
          </table:table-cell>
          <table:table-cell table:formula="of:=[.D86]&amp;&quot; &quot;&amp;[.E86]&amp;&quot; &quot;&amp;[.F86]" office:value-type="string" office:string-value="N85 G106 P0">
            <text:p>N85 G106 P0</text:p>
          </table:table-cell>
          <table:table-cell table:number-columns-repeated="1016"/>
        </table:table-row>
        <table:table-row table:style-name="ro1">
          <table:table-cell/>
          <table:table-cell table:formula="of:=[.B82]" office:value-type="string" office:string-value="jog up">
            <text:p>jog up</text:p>
          </table:table-cell>
          <table:table-cell/>
          <table:table-cell office:value-type="string">
            <text:p>N86</text:p>
          </table:table-cell>
          <table:table-cell table:formula="of:=[.E82]" office:value-type="string" office:string-value="G105">
            <text:p>G105</text:p>
          </table:table-cell>
          <table:table-cell table:formula="of:=[.F82]" office:value-type="string" office:string-value="PY7.79166666666667">
            <text:p>PY7.79166666666667</text:p>
          </table:table-cell>
          <table:table-cell table:formula="of:=[.G82]+1" office:value-type="float" office:value="18">
            <text:p>18</text:p>
          </table:table-cell>
          <table:table-cell table:formula="of:=[.D87]&amp;&quot; &quot;&amp;[.E87]&amp;&quot; &quot;&amp;[.F87]" office:value-type="string" office:string-value="N86 G105 PY7.79166666666667">
            <text:p>N86 G105 PY7.79166666666667</text:p>
          </table:table-cell>
          <table:table-cell table:number-columns-repeated="1016"/>
        </table:table-row>
        <table:table-row table:style-name="ro1">
          <table:table-cell table:formula="of:=[.A83]" office:value-type="float" office:value="7115.5">
            <text:p>7115.5</text:p>
          </table:table-cell>
          <table:table-cell table:formula="of:=[.B83]+[.$K$16]" office:value-type="float" office:value="182.658333333333">
            <text:p>182.6583333333</text:p>
          </table:table-cell>
          <table:table-cell/>
          <table:table-cell office:value-type="string">
            <text:p>N87</text:p>
          </table:table-cell>
          <table:table-cell table:formula="of:=&quot;X&quot;&amp;[.A88]" office:value-type="string" office:string-value="X7115.5">
            <text:p>X7115.5</text:p>
          </table:table-cell>
          <table:table-cell table:formula="of:=&quot;Y&quot;&amp;[.B88]" office:value-type="string" office:string-value="Y182.658333333333">
            <text:p>Y182.658333333333</text:p>
          </table:table-cell>
          <table:table-cell table:formula="of:=[.G83]+1" office:value-type="float" office:value="18">
            <text:p>18</text:p>
          </table:table-cell>
          <table:table-cell table:formula="of:=[.D88]&amp;&quot; &quot;&amp;[.E88]&amp;&quot; &quot;&amp;[.F88]" office:value-type="string" office:string-value="N87 X7115.5 Y182.658333333333">
            <text:p>N87 X7115.5 Y182.6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</text:p>
          </table:table-cell>
          <table:table-cell table:formula="of:=[.E84]" office:value-type="string" office:string-value="G106">
            <text:p>G106</text:p>
          </table:table-cell>
          <table:table-cell table:formula="of:=[.F84]" office:value-type="string" office:string-value="P3">
            <text:p>P3</text:p>
          </table:table-cell>
          <table:table-cell table:formula="of:=[.G84]+1" office:value-type="float" office:value="18">
            <text:p>18</text:p>
          </table:table-cell>
          <table:table-cell table:formula="of:=[.D89]&amp;&quot; &quot;&amp;[.E89]&amp;&quot; &quot;&amp;[.F89]" office:value-type="string" office:string-value="N88 G106 P3">
            <text:p>N88 G106 P3</text:p>
          </table:table-cell>
          <table:table-cell table:number-columns-repeated="1016"/>
        </table:table-row>
        <table:table-row table:style-name="ro1">
          <table:table-cell table:formula="of:=[.A85]" office:value-type="float" office:value="387.5">
            <text:p>387.5</text:p>
          </table:table-cell>
          <table:table-cell table:formula="of:=[.B85]+[.$K$16]" office:value-type="float" office:value="180.958333333333">
            <text:p>180.9583333333</text:p>
          </table:table-cell>
          <table:table-cell/>
          <table:table-cell office:value-type="string">
            <text:p>N89</text:p>
          </table:table-cell>
          <table:table-cell table:formula="of:=&quot;X&quot;&amp;[.A90]" office:value-type="string" office:string-value="X387.5">
            <text:p>X387.5</text:p>
          </table:table-cell>
          <table:table-cell table:formula="of:=&quot;Y&quot;&amp;[.B90]" office:value-type="string" office:string-value="Y180.958333333333">
            <text:p>Y180.958333333333</text:p>
          </table:table-cell>
          <table:table-cell table:formula="of:=[.G85]+1" office:value-type="float" office:value="18">
            <text:p>18</text:p>
          </table:table-cell>
          <table:table-cell table:formula="of:=[.D90]&amp;&quot; &quot;&amp;[.E90]&amp;&quot; &quot;&amp;[.F90]" office:value-type="string" office:string-value="N89 X387.5 Y180.958333333333">
            <text:p>N89 X387.5 Y180.9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</text:p>
          </table:table-cell>
          <table:table-cell table:formula="of:=[.E86]" office:value-type="string" office:string-value="G106">
            <text:p>G106</text:p>
          </table:table-cell>
          <table:table-cell table:formula="of:=[.F86]" office:value-type="string" office:string-value="P0">
            <text:p>P0</text:p>
          </table:table-cell>
          <table:table-cell table:formula="of:=[.G86]+1" office:value-type="float" office:value="18">
            <text:p>18</text:p>
          </table:table-cell>
          <table:table-cell table:formula="of:=[.D91]&amp;&quot; &quot;&amp;[.E91]&amp;&quot; &quot;&amp;[.F91]" office:value-type="string" office:string-value="N90 G106 P0">
            <text:p>N90 G106 P0</text:p>
          </table:table-cell>
          <table:table-cell table:number-columns-repeated="1016"/>
        </table:table-row>
        <table:table-row table:style-name="ro1">
          <table:table-cell/>
          <table:table-cell table:formula="of:=[.B87]" office:value-type="string" office:string-value="jog up">
            <text:p>jog up</text:p>
          </table:table-cell>
          <table:table-cell/>
          <table:table-cell office:value-type="string">
            <text:p>N91</text:p>
          </table:table-cell>
          <table:table-cell table:formula="of:=[.E87]" office:value-type="string" office:string-value="G105">
            <text:p>G105</text:p>
          </table:table-cell>
          <table:table-cell table:formula="of:=[.F87]" office:value-type="string" office:string-value="PY7.79166666666667">
            <text:p>PY7.79166666666667</text:p>
          </table:table-cell>
          <table:table-cell table:formula="of:=[.G87]+1" office:value-type="float" office:value="19">
            <text:p>19</text:p>
          </table:table-cell>
          <table:table-cell table:formula="of:=[.D92]&amp;&quot; &quot;&amp;[.E92]&amp;&quot; &quot;&amp;[.F92]" office:value-type="string" office:string-value="N91 G105 PY7.79166666666667">
            <text:p>N91 G105 PY7.79166666666667</text:p>
          </table:table-cell>
          <table:table-cell table:number-columns-repeated="1016"/>
        </table:table-row>
        <table:table-row table:style-name="ro1">
          <table:table-cell table:formula="of:=[.A88]" office:value-type="float" office:value="7115.5">
            <text:p>7115.5</text:p>
          </table:table-cell>
          <table:table-cell table:formula="of:=[.B88]+[.$K$16]" office:value-type="float" office:value="187.45">
            <text:p>187.45</text:p>
          </table:table-cell>
          <table:table-cell/>
          <table:table-cell office:value-type="string">
            <text:p>N92</text:p>
          </table:table-cell>
          <table:table-cell table:formula="of:=&quot;X&quot;&amp;[.A93]" office:value-type="string" office:string-value="X7115.5">
            <text:p>X7115.5</text:p>
          </table:table-cell>
          <table:table-cell table:formula="of:=&quot;Y&quot;&amp;[.B93]" office:value-type="string" office:string-value="Y187.45">
            <text:p>Y187.45</text:p>
          </table:table-cell>
          <table:table-cell table:formula="of:=[.G88]+1" office:value-type="float" office:value="19">
            <text:p>19</text:p>
          </table:table-cell>
          <table:table-cell table:formula="of:=[.D93]&amp;&quot; &quot;&amp;[.E93]&amp;&quot; &quot;&amp;[.F93]" office:value-type="string" office:string-value="N92 X7115.5 Y187.45">
            <text:p>N92 X7115.5 Y187.4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</text:p>
          </table:table-cell>
          <table:table-cell table:formula="of:=[.E89]" office:value-type="string" office:string-value="G106">
            <text:p>G106</text:p>
          </table:table-cell>
          <table:table-cell table:formula="of:=[.F89]" office:value-type="string" office:string-value="P3">
            <text:p>P3</text:p>
          </table:table-cell>
          <table:table-cell table:formula="of:=[.G89]+1" office:value-type="float" office:value="19">
            <text:p>19</text:p>
          </table:table-cell>
          <table:table-cell table:formula="of:=[.D94]&amp;&quot; &quot;&amp;[.E94]&amp;&quot; &quot;&amp;[.F94]" office:value-type="string" office:string-value="N93 G106 P3">
            <text:p>N93 G106 P3</text:p>
          </table:table-cell>
          <table:table-cell table:number-columns-repeated="1016"/>
        </table:table-row>
        <table:table-row table:style-name="ro1">
          <table:table-cell table:formula="of:=[.A90]" office:value-type="float" office:value="387.5">
            <text:p>387.5</text:p>
          </table:table-cell>
          <table:table-cell table:formula="of:=[.B90]+[.$K$16]" office:value-type="float" office:value="185.75">
            <text:p>185.75</text:p>
          </table:table-cell>
          <table:table-cell/>
          <table:table-cell office:value-type="string">
            <text:p>N94</text:p>
          </table:table-cell>
          <table:table-cell table:formula="of:=&quot;X&quot;&amp;[.A95]" office:value-type="string" office:string-value="X387.5">
            <text:p>X387.5</text:p>
          </table:table-cell>
          <table:table-cell table:formula="of:=&quot;Y&quot;&amp;[.B95]" office:value-type="string" office:string-value="Y185.75">
            <text:p>Y185.75</text:p>
          </table:table-cell>
          <table:table-cell table:formula="of:=[.G90]+1" office:value-type="float" office:value="19">
            <text:p>19</text:p>
          </table:table-cell>
          <table:table-cell table:formula="of:=[.D95]&amp;&quot; &quot;&amp;[.E95]&amp;&quot; &quot;&amp;[.F95]" office:value-type="string" office:string-value="N94 X387.5 Y185.75">
            <text:p>N94 X387.5 Y185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</text:p>
          </table:table-cell>
          <table:table-cell table:formula="of:=[.E91]" office:value-type="string" office:string-value="G106">
            <text:p>G106</text:p>
          </table:table-cell>
          <table:table-cell table:formula="of:=[.F91]" office:value-type="string" office:string-value="P0">
            <text:p>P0</text:p>
          </table:table-cell>
          <table:table-cell table:formula="of:=[.G91]+1" office:value-type="float" office:value="19">
            <text:p>19</text:p>
          </table:table-cell>
          <table:table-cell table:formula="of:=[.D96]&amp;&quot; &quot;&amp;[.E96]&amp;&quot; &quot;&amp;[.F96]" office:value-type="string" office:string-value="N95 G106 P0">
            <text:p>N95 G106 P0</text:p>
          </table:table-cell>
          <table:table-cell table:number-columns-repeated="1016"/>
        </table:table-row>
        <table:table-row table:style-name="ro1">
          <table:table-cell/>
          <table:table-cell table:formula="of:=[.B92]" office:value-type="string" office:string-value="jog up">
            <text:p>jog up</text:p>
          </table:table-cell>
          <table:table-cell/>
          <table:table-cell office:value-type="string">
            <text:p>N96</text:p>
          </table:table-cell>
          <table:table-cell table:formula="of:=[.E92]" office:value-type="string" office:string-value="G105">
            <text:p>G105</text:p>
          </table:table-cell>
          <table:table-cell table:formula="of:=[.F92]" office:value-type="string" office:string-value="PY7.79166666666667">
            <text:p>PY7.79166666666667</text:p>
          </table:table-cell>
          <table:table-cell table:formula="of:=[.G92]+1" office:value-type="float" office:value="20">
            <text:p>20</text:p>
          </table:table-cell>
          <table:table-cell table:formula="of:=[.D97]&amp;&quot; &quot;&amp;[.E97]&amp;&quot; &quot;&amp;[.F97]" office:value-type="string" office:string-value="N96 G105 PY7.79166666666667">
            <text:p>N96 G105 PY7.79166666666667</text:p>
          </table:table-cell>
          <table:table-cell table:number-columns-repeated="1016"/>
        </table:table-row>
        <table:table-row table:style-name="ro1">
          <table:table-cell table:formula="of:=[.A93]" office:value-type="float" office:value="7115.5">
            <text:p>7115.5</text:p>
          </table:table-cell>
          <table:table-cell table:formula="of:=[.B93]+[.$K$16]" office:value-type="float" office:value="192.241666666667">
            <text:p>192.2416666667</text:p>
          </table:table-cell>
          <table:table-cell/>
          <table:table-cell office:value-type="string">
            <text:p>N97</text:p>
          </table:table-cell>
          <table:table-cell table:formula="of:=&quot;X&quot;&amp;[.A98]" office:value-type="string" office:string-value="X7115.5">
            <text:p>X7115.5</text:p>
          </table:table-cell>
          <table:table-cell table:formula="of:=&quot;Y&quot;&amp;[.B98]" office:value-type="string" office:string-value="Y192.241666666667">
            <text:p>Y192.241666666667</text:p>
          </table:table-cell>
          <table:table-cell table:formula="of:=[.G93]+1" office:value-type="float" office:value="20">
            <text:p>20</text:p>
          </table:table-cell>
          <table:table-cell table:formula="of:=[.D98]&amp;&quot; &quot;&amp;[.E98]&amp;&quot; &quot;&amp;[.F98]" office:value-type="string" office:string-value="N97 X7115.5 Y192.241666666667">
            <text:p>N97 X7115.5 Y192.2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</text:p>
          </table:table-cell>
          <table:table-cell table:formula="of:=[.E94]" office:value-type="string" office:string-value="G106">
            <text:p>G106</text:p>
          </table:table-cell>
          <table:table-cell table:formula="of:=[.F94]" office:value-type="string" office:string-value="P3">
            <text:p>P3</text:p>
          </table:table-cell>
          <table:table-cell table:formula="of:=[.G94]+1" office:value-type="float" office:value="20">
            <text:p>20</text:p>
          </table:table-cell>
          <table:table-cell table:formula="of:=[.D99]&amp;&quot; &quot;&amp;[.E99]&amp;&quot; &quot;&amp;[.F99]" office:value-type="string" office:string-value="N98 G106 P3">
            <text:p>N98 G106 P3</text:p>
          </table:table-cell>
          <table:table-cell table:number-columns-repeated="1016"/>
        </table:table-row>
        <table:table-row table:style-name="ro1">
          <table:table-cell table:formula="of:=[.A95]" office:value-type="float" office:value="387.5">
            <text:p>387.5</text:p>
          </table:table-cell>
          <table:table-cell table:formula="of:=[.B95]+[.$K$16]" office:value-type="float" office:value="190.541666666667">
            <text:p>190.5416666667</text:p>
          </table:table-cell>
          <table:table-cell/>
          <table:table-cell office:value-type="string">
            <text:p>N99</text:p>
          </table:table-cell>
          <table:table-cell table:formula="of:=&quot;X&quot;&amp;[.A100]" office:value-type="string" office:string-value="X387.5">
            <text:p>X387.5</text:p>
          </table:table-cell>
          <table:table-cell table:formula="of:=&quot;Y&quot;&amp;[.B100]" office:value-type="string" office:string-value="Y190.541666666667">
            <text:p>Y190.541666666667</text:p>
          </table:table-cell>
          <table:table-cell table:formula="of:=[.G95]+1" office:value-type="float" office:value="20">
            <text:p>20</text:p>
          </table:table-cell>
          <table:table-cell table:formula="of:=[.D100]&amp;&quot; &quot;&amp;[.E100]&amp;&quot; &quot;&amp;[.F100]" office:value-type="string" office:string-value="N99 X387.5 Y190.541666666667">
            <text:p>N99 X387.5 Y190.5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</text:p>
          </table:table-cell>
          <table:table-cell table:formula="of:=[.E96]" office:value-type="string" office:string-value="G106">
            <text:p>G106</text:p>
          </table:table-cell>
          <table:table-cell table:formula="of:=[.F96]" office:value-type="string" office:string-value="P0">
            <text:p>P0</text:p>
          </table:table-cell>
          <table:table-cell table:formula="of:=[.G96]+1" office:value-type="float" office:value="20">
            <text:p>20</text:p>
          </table:table-cell>
          <table:table-cell table:formula="of:=[.D101]&amp;&quot; &quot;&amp;[.E101]&amp;&quot; &quot;&amp;[.F101]" office:value-type="string" office:string-value="N100 G106 P0">
            <text:p>N100 G106 P0</text:p>
          </table:table-cell>
          <table:table-cell table:number-columns-repeated="1016"/>
        </table:table-row>
        <table:table-row table:style-name="ro1">
          <table:table-cell/>
          <table:table-cell table:formula="of:=[.B97]" office:value-type="string" office:string-value="jog up">
            <text:p>jog up</text:p>
          </table:table-cell>
          <table:table-cell/>
          <table:table-cell office:value-type="string">
            <text:p>N101</text:p>
          </table:table-cell>
          <table:table-cell table:formula="of:=[.E97]" office:value-type="string" office:string-value="G105">
            <text:p>G105</text:p>
          </table:table-cell>
          <table:table-cell table:formula="of:=[.F97]" office:value-type="string" office:string-value="PY7.79166666666667">
            <text:p>PY7.79166666666667</text:p>
          </table:table-cell>
          <table:table-cell table:formula="of:=[.G97]+1" office:value-type="float" office:value="21">
            <text:p>21</text:p>
          </table:table-cell>
          <table:table-cell table:formula="of:=[.D102]&amp;&quot; &quot;&amp;[.E102]&amp;&quot; &quot;&amp;[.F102]" office:value-type="string" office:string-value="N101 G105 PY7.79166666666667">
            <text:p>N101 G105 PY7.79166666666667</text:p>
          </table:table-cell>
          <table:table-cell table:number-columns-repeated="1016"/>
        </table:table-row>
        <table:table-row table:style-name="ro1">
          <table:table-cell table:formula="of:=[.A98]" office:value-type="float" office:value="7115.5">
            <text:p>7115.5</text:p>
          </table:table-cell>
          <table:table-cell table:formula="of:=[.B98]+[.$K$16]" office:value-type="float" office:value="197.033333333333">
            <text:p>197.0333333333</text:p>
          </table:table-cell>
          <table:table-cell/>
          <table:table-cell office:value-type="string">
            <text:p>N102</text:p>
          </table:table-cell>
          <table:table-cell table:formula="of:=&quot;X&quot;&amp;[.A103]" office:value-type="string" office:string-value="X7115.5">
            <text:p>X7115.5</text:p>
          </table:table-cell>
          <table:table-cell table:formula="of:=&quot;Y&quot;&amp;[.B103]" office:value-type="string" office:string-value="Y197.033333333333">
            <text:p>Y197.033333333333</text:p>
          </table:table-cell>
          <table:table-cell table:formula="of:=[.G98]+1" office:value-type="float" office:value="21">
            <text:p>21</text:p>
          </table:table-cell>
          <table:table-cell table:formula="of:=[.D103]&amp;&quot; &quot;&amp;[.E103]&amp;&quot; &quot;&amp;[.F103]" office:value-type="string" office:string-value="N102 X7115.5 Y197.033333333333">
            <text:p>N102 X7115.5 Y197.0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</text:p>
          </table:table-cell>
          <table:table-cell table:formula="of:=[.E99]" office:value-type="string" office:string-value="G106">
            <text:p>G106</text:p>
          </table:table-cell>
          <table:table-cell table:formula="of:=[.F99]" office:value-type="string" office:string-value="P3">
            <text:p>P3</text:p>
          </table:table-cell>
          <table:table-cell table:formula="of:=[.G99]+1" office:value-type="float" office:value="21">
            <text:p>21</text:p>
          </table:table-cell>
          <table:table-cell table:formula="of:=[.D104]&amp;&quot; &quot;&amp;[.E104]&amp;&quot; &quot;&amp;[.F104]" office:value-type="string" office:string-value="N103 G106 P3">
            <text:p>N103 G106 P3</text:p>
          </table:table-cell>
          <table:table-cell table:number-columns-repeated="1016"/>
        </table:table-row>
        <table:table-row table:style-name="ro1">
          <table:table-cell table:formula="of:=[.A100]" office:value-type="float" office:value="387.5">
            <text:p>387.5</text:p>
          </table:table-cell>
          <table:table-cell table:formula="of:=[.B100]+[.$K$16]" office:value-type="float" office:value="195.333333333333">
            <text:p>195.3333333333</text:p>
          </table:table-cell>
          <table:table-cell/>
          <table:table-cell office:value-type="string">
            <text:p>N104</text:p>
          </table:table-cell>
          <table:table-cell table:formula="of:=&quot;X&quot;&amp;[.A105]" office:value-type="string" office:string-value="X387.5">
            <text:p>X387.5</text:p>
          </table:table-cell>
          <table:table-cell table:formula="of:=&quot;Y&quot;&amp;[.B105]" office:value-type="string" office:string-value="Y195.333333333333">
            <text:p>Y195.333333333333</text:p>
          </table:table-cell>
          <table:table-cell table:formula="of:=[.G100]+1" office:value-type="float" office:value="21">
            <text:p>21</text:p>
          </table:table-cell>
          <table:table-cell table:formula="of:=[.D105]&amp;&quot; &quot;&amp;[.E105]&amp;&quot; &quot;&amp;[.F105]" office:value-type="string" office:string-value="N104 X387.5 Y195.333333333333">
            <text:p>N104 X387.5 Y195.3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</text:p>
          </table:table-cell>
          <table:table-cell table:formula="of:=[.E101]" office:value-type="string" office:string-value="G106">
            <text:p>G106</text:p>
          </table:table-cell>
          <table:table-cell table:formula="of:=[.F101]" office:value-type="string" office:string-value="P0">
            <text:p>P0</text:p>
          </table:table-cell>
          <table:table-cell table:formula="of:=[.G101]+1" office:value-type="float" office:value="21">
            <text:p>21</text:p>
          </table:table-cell>
          <table:table-cell table:formula="of:=[.D106]&amp;&quot; &quot;&amp;[.E106]&amp;&quot; &quot;&amp;[.F106]" office:value-type="string" office:string-value="N105 G106 P0">
            <text:p>N105 G106 P0</text:p>
          </table:table-cell>
          <table:table-cell table:number-columns-repeated="1016"/>
        </table:table-row>
        <table:table-row table:style-name="ro1">
          <table:table-cell/>
          <table:table-cell table:formula="of:=[.B102]" office:value-type="string" office:string-value="jog up">
            <text:p>jog up</text:p>
          </table:table-cell>
          <table:table-cell/>
          <table:table-cell office:value-type="string">
            <text:p>N106</text:p>
          </table:table-cell>
          <table:table-cell table:formula="of:=[.E102]" office:value-type="string" office:string-value="G105">
            <text:p>G105</text:p>
          </table:table-cell>
          <table:table-cell table:formula="of:=[.F102]" office:value-type="string" office:string-value="PY7.79166666666667">
            <text:p>PY7.79166666666667</text:p>
          </table:table-cell>
          <table:table-cell table:formula="of:=[.G102]+1" office:value-type="float" office:value="22">
            <text:p>22</text:p>
          </table:table-cell>
          <table:table-cell table:formula="of:=[.D107]&amp;&quot; &quot;&amp;[.E107]&amp;&quot; &quot;&amp;[.F107]" office:value-type="string" office:string-value="N106 G105 PY7.79166666666667">
            <text:p>N106 G105 PY7.79166666666667</text:p>
          </table:table-cell>
          <table:table-cell table:number-columns-repeated="1016"/>
        </table:table-row>
        <table:table-row table:style-name="ro1">
          <table:table-cell table:formula="of:=[.A103]" office:value-type="float" office:value="7115.5">
            <text:p>7115.5</text:p>
          </table:table-cell>
          <table:table-cell table:formula="of:=[.B103]+[.$K$16]" office:value-type="float" office:value="201.825">
            <text:p>201.825</text:p>
          </table:table-cell>
          <table:table-cell/>
          <table:table-cell office:value-type="string">
            <text:p>N107</text:p>
          </table:table-cell>
          <table:table-cell table:formula="of:=&quot;X&quot;&amp;[.A108]" office:value-type="string" office:string-value="X7115.5">
            <text:p>X7115.5</text:p>
          </table:table-cell>
          <table:table-cell table:formula="of:=&quot;Y&quot;&amp;[.B108]" office:value-type="string" office:string-value="Y201.825">
            <text:p>Y201.825</text:p>
          </table:table-cell>
          <table:table-cell table:formula="of:=[.G103]+1" office:value-type="float" office:value="22">
            <text:p>22</text:p>
          </table:table-cell>
          <table:table-cell table:formula="of:=[.D108]&amp;&quot; &quot;&amp;[.E108]&amp;&quot; &quot;&amp;[.F108]" office:value-type="string" office:string-value="N107 X7115.5 Y201.825">
            <text:p>N107 X7115.5 Y201.8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</text:p>
          </table:table-cell>
          <table:table-cell table:formula="of:=[.E104]" office:value-type="string" office:string-value="G106">
            <text:p>G106</text:p>
          </table:table-cell>
          <table:table-cell table:formula="of:=[.F104]" office:value-type="string" office:string-value="P3">
            <text:p>P3</text:p>
          </table:table-cell>
          <table:table-cell table:formula="of:=[.G104]+1" office:value-type="float" office:value="22">
            <text:p>22</text:p>
          </table:table-cell>
          <table:table-cell table:formula="of:=[.D109]&amp;&quot; &quot;&amp;[.E109]&amp;&quot; &quot;&amp;[.F109]" office:value-type="string" office:string-value="N108 G106 P3">
            <text:p>N108 G106 P3</text:p>
          </table:table-cell>
          <table:table-cell table:number-columns-repeated="1016"/>
        </table:table-row>
        <table:table-row table:style-name="ro1">
          <table:table-cell table:formula="of:=[.A105]" office:value-type="float" office:value="387.5">
            <text:p>387.5</text:p>
          </table:table-cell>
          <table:table-cell table:formula="of:=[.B105]+[.$K$16]" office:value-type="float" office:value="200.125">
            <text:p>200.125</text:p>
          </table:table-cell>
          <table:table-cell/>
          <table:table-cell office:value-type="string">
            <text:p>N109</text:p>
          </table:table-cell>
          <table:table-cell table:formula="of:=&quot;X&quot;&amp;[.A110]" office:value-type="string" office:string-value="X387.5">
            <text:p>X387.5</text:p>
          </table:table-cell>
          <table:table-cell table:formula="of:=&quot;Y&quot;&amp;[.B110]" office:value-type="string" office:string-value="Y200.125">
            <text:p>Y200.125</text:p>
          </table:table-cell>
          <table:table-cell table:formula="of:=[.G105]+1" office:value-type="float" office:value="22">
            <text:p>22</text:p>
          </table:table-cell>
          <table:table-cell table:formula="of:=[.D110]&amp;&quot; &quot;&amp;[.E110]&amp;&quot; &quot;&amp;[.F110]" office:value-type="string" office:string-value="N109 X387.5 Y200.125">
            <text:p>N109 X387.5 Y200.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</text:p>
          </table:table-cell>
          <table:table-cell table:formula="of:=[.E106]" office:value-type="string" office:string-value="G106">
            <text:p>G106</text:p>
          </table:table-cell>
          <table:table-cell table:formula="of:=[.F106]" office:value-type="string" office:string-value="P0">
            <text:p>P0</text:p>
          </table:table-cell>
          <table:table-cell table:formula="of:=[.G106]+1" office:value-type="float" office:value="22">
            <text:p>22</text:p>
          </table:table-cell>
          <table:table-cell table:formula="of:=[.D111]&amp;&quot; &quot;&amp;[.E111]&amp;&quot; &quot;&amp;[.F111]" office:value-type="string" office:string-value="N110 G106 P0">
            <text:p>N110 G106 P0</text:p>
          </table:table-cell>
          <table:table-cell table:number-columns-repeated="1016"/>
        </table:table-row>
        <table:table-row table:style-name="ro1">
          <table:table-cell/>
          <table:table-cell table:formula="of:=[.B107]" office:value-type="string" office:string-value="jog up">
            <text:p>jog up</text:p>
          </table:table-cell>
          <table:table-cell/>
          <table:table-cell office:value-type="string">
            <text:p>N111</text:p>
          </table:table-cell>
          <table:table-cell table:formula="of:=[.E107]" office:value-type="string" office:string-value="G105">
            <text:p>G105</text:p>
          </table:table-cell>
          <table:table-cell table:formula="of:=[.F107]" office:value-type="string" office:string-value="PY7.79166666666667">
            <text:p>PY7.79166666666667</text:p>
          </table:table-cell>
          <table:table-cell table:formula="of:=[.G107]+1" office:value-type="float" office:value="23">
            <text:p>23</text:p>
          </table:table-cell>
          <table:table-cell table:formula="of:=[.D112]&amp;&quot; &quot;&amp;[.E112]&amp;&quot; &quot;&amp;[.F112]" office:value-type="string" office:string-value="N111 G105 PY7.79166666666667">
            <text:p>N111 G105 PY7.79166666666667</text:p>
          </table:table-cell>
          <table:table-cell table:number-columns-repeated="1016"/>
        </table:table-row>
        <table:table-row table:style-name="ro1">
          <table:table-cell table:formula="of:=[.A108]" office:value-type="float" office:value="7115.5">
            <text:p>7115.5</text:p>
          </table:table-cell>
          <table:table-cell table:formula="of:=[.B108]+[.$K$16]" office:value-type="float" office:value="206.616666666667">
            <text:p>206.6166666667</text:p>
          </table:table-cell>
          <table:table-cell/>
          <table:table-cell office:value-type="string">
            <text:p>N112</text:p>
          </table:table-cell>
          <table:table-cell table:formula="of:=&quot;X&quot;&amp;[.A113]" office:value-type="string" office:string-value="X7115.5">
            <text:p>X7115.5</text:p>
          </table:table-cell>
          <table:table-cell table:formula="of:=&quot;Y&quot;&amp;[.B113]" office:value-type="string" office:string-value="Y206.616666666667">
            <text:p>Y206.616666666667</text:p>
          </table:table-cell>
          <table:table-cell table:formula="of:=[.G108]+1" office:value-type="float" office:value="23">
            <text:p>23</text:p>
          </table:table-cell>
          <table:table-cell table:formula="of:=[.D113]&amp;&quot; &quot;&amp;[.E113]&amp;&quot; &quot;&amp;[.F113]" office:value-type="string" office:string-value="N112 X7115.5 Y206.616666666667">
            <text:p>N112 X7115.5 Y206.6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</text:p>
          </table:table-cell>
          <table:table-cell table:formula="of:=[.E109]" office:value-type="string" office:string-value="G106">
            <text:p>G106</text:p>
          </table:table-cell>
          <table:table-cell table:formula="of:=[.F109]" office:value-type="string" office:string-value="P3">
            <text:p>P3</text:p>
          </table:table-cell>
          <table:table-cell table:formula="of:=[.G109]+1" office:value-type="float" office:value="23">
            <text:p>23</text:p>
          </table:table-cell>
          <table:table-cell table:formula="of:=[.D114]&amp;&quot; &quot;&amp;[.E114]&amp;&quot; &quot;&amp;[.F114]" office:value-type="string" office:string-value="N113 G106 P3">
            <text:p>N113 G106 P3</text:p>
          </table:table-cell>
          <table:table-cell table:number-columns-repeated="1016"/>
        </table:table-row>
        <table:table-row table:style-name="ro1">
          <table:table-cell table:formula="of:=[.A110]" office:value-type="float" office:value="387.5">
            <text:p>387.5</text:p>
          </table:table-cell>
          <table:table-cell table:formula="of:=[.B110]+[.$K$16]" office:value-type="float" office:value="204.916666666667">
            <text:p>204.9166666667</text:p>
          </table:table-cell>
          <table:table-cell/>
          <table:table-cell office:value-type="string">
            <text:p>N114</text:p>
          </table:table-cell>
          <table:table-cell table:formula="of:=&quot;X&quot;&amp;[.A115]" office:value-type="string" office:string-value="X387.5">
            <text:p>X387.5</text:p>
          </table:table-cell>
          <table:table-cell table:formula="of:=&quot;Y&quot;&amp;[.B115]" office:value-type="string" office:string-value="Y204.916666666667">
            <text:p>Y204.916666666667</text:p>
          </table:table-cell>
          <table:table-cell table:formula="of:=[.G110]+1" office:value-type="float" office:value="23">
            <text:p>23</text:p>
          </table:table-cell>
          <table:table-cell table:formula="of:=[.D115]&amp;&quot; &quot;&amp;[.E115]&amp;&quot; &quot;&amp;[.F115]" office:value-type="string" office:string-value="N114 X387.5 Y204.916666666667">
            <text:p>N114 X387.5 Y204.9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</text:p>
          </table:table-cell>
          <table:table-cell table:formula="of:=[.E111]" office:value-type="string" office:string-value="G106">
            <text:p>G106</text:p>
          </table:table-cell>
          <table:table-cell table:formula="of:=[.F111]" office:value-type="string" office:string-value="P0">
            <text:p>P0</text:p>
          </table:table-cell>
          <table:table-cell table:formula="of:=[.G111]+1" office:value-type="float" office:value="23">
            <text:p>23</text:p>
          </table:table-cell>
          <table:table-cell table:formula="of:=[.D116]&amp;&quot; &quot;&amp;[.E116]&amp;&quot; &quot;&amp;[.F116]" office:value-type="string" office:string-value="N115 G106 P0">
            <text:p>N115 G106 P0</text:p>
          </table:table-cell>
          <table:table-cell table:number-columns-repeated="1016"/>
        </table:table-row>
        <table:table-row table:style-name="ro1">
          <table:table-cell/>
          <table:table-cell table:formula="of:=[.B112]" office:value-type="string" office:string-value="jog up">
            <text:p>jog up</text:p>
          </table:table-cell>
          <table:table-cell/>
          <table:table-cell office:value-type="string">
            <text:p>N116</text:p>
          </table:table-cell>
          <table:table-cell table:formula="of:=[.E112]" office:value-type="string" office:string-value="G105">
            <text:p>G105</text:p>
          </table:table-cell>
          <table:table-cell table:formula="of:=[.F112]" office:value-type="string" office:string-value="PY7.79166666666667">
            <text:p>PY7.79166666666667</text:p>
          </table:table-cell>
          <table:table-cell table:formula="of:=[.G112]+1" office:value-type="float" office:value="24">
            <text:p>24</text:p>
          </table:table-cell>
          <table:table-cell table:formula="of:=[.D117]&amp;&quot; &quot;&amp;[.E117]&amp;&quot; &quot;&amp;[.F117]" office:value-type="string" office:string-value="N116 G105 PY7.79166666666667">
            <text:p>N116 G105 PY7.79166666666667</text:p>
          </table:table-cell>
          <table:table-cell table:number-columns-repeated="1016"/>
        </table:table-row>
        <table:table-row table:style-name="ro1">
          <table:table-cell table:formula="of:=[.A113]" office:value-type="float" office:value="7115.5">
            <text:p>7115.5</text:p>
          </table:table-cell>
          <table:table-cell table:formula="of:=[.B113]+[.$K$16]" office:value-type="float" office:value="211.408333333333">
            <text:p>211.4083333333</text:p>
          </table:table-cell>
          <table:table-cell/>
          <table:table-cell office:value-type="string">
            <text:p>N117</text:p>
          </table:table-cell>
          <table:table-cell table:formula="of:=&quot;X&quot;&amp;[.A118]" office:value-type="string" office:string-value="X7115.5">
            <text:p>X7115.5</text:p>
          </table:table-cell>
          <table:table-cell table:formula="of:=&quot;Y&quot;&amp;[.B118]" office:value-type="string" office:string-value="Y211.408333333333">
            <text:p>Y211.408333333333</text:p>
          </table:table-cell>
          <table:table-cell table:formula="of:=[.G113]+1" office:value-type="float" office:value="24">
            <text:p>24</text:p>
          </table:table-cell>
          <table:table-cell table:formula="of:=[.D118]&amp;&quot; &quot;&amp;[.E118]&amp;&quot; &quot;&amp;[.F118]" office:value-type="string" office:string-value="N117 X7115.5 Y211.408333333333">
            <text:p>N117 X7115.5 Y211.4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</text:p>
          </table:table-cell>
          <table:table-cell table:formula="of:=[.E114]" office:value-type="string" office:string-value="G106">
            <text:p>G106</text:p>
          </table:table-cell>
          <table:table-cell table:formula="of:=[.F114]" office:value-type="string" office:string-value="P3">
            <text:p>P3</text:p>
          </table:table-cell>
          <table:table-cell table:formula="of:=[.G114]+1" office:value-type="float" office:value="24">
            <text:p>24</text:p>
          </table:table-cell>
          <table:table-cell table:formula="of:=[.D119]&amp;&quot; &quot;&amp;[.E119]&amp;&quot; &quot;&amp;[.F119]" office:value-type="string" office:string-value="N118 G106 P3">
            <text:p>N118 G106 P3</text:p>
          </table:table-cell>
          <table:table-cell table:number-columns-repeated="1016"/>
        </table:table-row>
        <table:table-row table:style-name="ro1">
          <table:table-cell table:formula="of:=[.A115]" office:value-type="float" office:value="387.5">
            <text:p>387.5</text:p>
          </table:table-cell>
          <table:table-cell table:formula="of:=[.B115]+[.$K$16]" office:value-type="float" office:value="209.708333333333">
            <text:p>209.7083333333</text:p>
          </table:table-cell>
          <table:table-cell/>
          <table:table-cell office:value-type="string">
            <text:p>N119</text:p>
          </table:table-cell>
          <table:table-cell table:formula="of:=&quot;X&quot;&amp;[.A120]" office:value-type="string" office:string-value="X387.5">
            <text:p>X387.5</text:p>
          </table:table-cell>
          <table:table-cell table:formula="of:=&quot;Y&quot;&amp;[.B120]" office:value-type="string" office:string-value="Y209.708333333333">
            <text:p>Y209.708333333333</text:p>
          </table:table-cell>
          <table:table-cell table:formula="of:=[.G115]+1" office:value-type="float" office:value="24">
            <text:p>24</text:p>
          </table:table-cell>
          <table:table-cell table:formula="of:=[.D120]&amp;&quot; &quot;&amp;[.E120]&amp;&quot; &quot;&amp;[.F120]" office:value-type="string" office:string-value="N119 X387.5 Y209.708333333333">
            <text:p>N119 X387.5 Y209.7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0</text:p>
          </table:table-cell>
          <table:table-cell table:formula="of:=[.E116]" office:value-type="string" office:string-value="G106">
            <text:p>G106</text:p>
          </table:table-cell>
          <table:table-cell table:formula="of:=[.F116]" office:value-type="string" office:string-value="P0">
            <text:p>P0</text:p>
          </table:table-cell>
          <table:table-cell table:formula="of:=[.G116]+1" office:value-type="float" office:value="24">
            <text:p>24</text:p>
          </table:table-cell>
          <table:table-cell table:formula="of:=[.D121]&amp;&quot; &quot;&amp;[.E121]&amp;&quot; &quot;&amp;[.F121]" office:value-type="string" office:string-value="N120 G106 P0">
            <text:p>N120 G106 P0</text:p>
          </table:table-cell>
          <table:table-cell table:number-columns-repeated="1016"/>
        </table:table-row>
        <table:table-row table:style-name="ro1">
          <table:table-cell/>
          <table:table-cell table:formula="of:=[.B117]" office:value-type="string" office:string-value="jog up">
            <text:p>jog up</text:p>
          </table:table-cell>
          <table:table-cell/>
          <table:table-cell office:value-type="string">
            <text:p>N121</text:p>
          </table:table-cell>
          <table:table-cell table:formula="of:=[.E117]" office:value-type="string" office:string-value="G105">
            <text:p>G105</text:p>
          </table:table-cell>
          <table:table-cell table:formula="of:=[.F117]" office:value-type="string" office:string-value="PY7.79166666666667">
            <text:p>PY7.79166666666667</text:p>
          </table:table-cell>
          <table:table-cell table:formula="of:=[.G117]+1" office:value-type="float" office:value="25">
            <text:p>25</text:p>
          </table:table-cell>
          <table:table-cell table:formula="of:=[.D122]&amp;&quot; &quot;&amp;[.E122]&amp;&quot; &quot;&amp;[.F122]" office:value-type="string" office:string-value="N121 G105 PY7.79166666666667">
            <text:p>N121 G105 PY7.79166666666667</text:p>
          </table:table-cell>
          <table:table-cell table:number-columns-repeated="1016"/>
        </table:table-row>
        <table:table-row table:style-name="ro1">
          <table:table-cell table:formula="of:=[.A118]" office:value-type="float" office:value="7115.5">
            <text:p>7115.5</text:p>
          </table:table-cell>
          <table:table-cell table:formula="of:=[.B118]+[.$K$16]" office:value-type="float" office:value="216.2">
            <text:p>216.2</text:p>
          </table:table-cell>
          <table:table-cell/>
          <table:table-cell office:value-type="string">
            <text:p>N122</text:p>
          </table:table-cell>
          <table:table-cell table:formula="of:=&quot;X&quot;&amp;[.A123]" office:value-type="string" office:string-value="X7115.5">
            <text:p>X7115.5</text:p>
          </table:table-cell>
          <table:table-cell table:formula="of:=&quot;Y&quot;&amp;[.B123]" office:value-type="string" office:string-value="Y216.2">
            <text:p>Y216.2</text:p>
          </table:table-cell>
          <table:table-cell table:formula="of:=[.G118]+1" office:value-type="float" office:value="25">
            <text:p>25</text:p>
          </table:table-cell>
          <table:table-cell table:formula="of:=[.D123]&amp;&quot; &quot;&amp;[.E123]&amp;&quot; &quot;&amp;[.F123]" office:value-type="string" office:string-value="N122 X7115.5 Y216.2">
            <text:p>N122 X7115.5 Y216.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3</text:p>
          </table:table-cell>
          <table:table-cell table:formula="of:=[.E119]" office:value-type="string" office:string-value="G106">
            <text:p>G106</text:p>
          </table:table-cell>
          <table:table-cell table:formula="of:=[.F119]" office:value-type="string" office:string-value="P3">
            <text:p>P3</text:p>
          </table:table-cell>
          <table:table-cell table:formula="of:=[.G119]+1" office:value-type="float" office:value="25">
            <text:p>25</text:p>
          </table:table-cell>
          <table:table-cell table:formula="of:=[.D124]&amp;&quot; &quot;&amp;[.E124]&amp;&quot; &quot;&amp;[.F124]" office:value-type="string" office:string-value="N123 G106 P3">
            <text:p>N123 G106 P3</text:p>
          </table:table-cell>
          <table:table-cell table:number-columns-repeated="1016"/>
        </table:table-row>
        <table:table-row table:style-name="ro1">
          <table:table-cell table:formula="of:=[.A120]" office:value-type="float" office:value="387.5">
            <text:p>387.5</text:p>
          </table:table-cell>
          <table:table-cell table:formula="of:=[.B120]+[.$K$16]" office:value-type="float" office:value="214.5">
            <text:p>214.5</text:p>
          </table:table-cell>
          <table:table-cell/>
          <table:table-cell office:value-type="string">
            <text:p>N124</text:p>
          </table:table-cell>
          <table:table-cell table:formula="of:=&quot;X&quot;&amp;[.A125]" office:value-type="string" office:string-value="X387.5">
            <text:p>X387.5</text:p>
          </table:table-cell>
          <table:table-cell table:formula="of:=&quot;Y&quot;&amp;[.B125]" office:value-type="string" office:string-value="Y214.5">
            <text:p>Y214.5</text:p>
          </table:table-cell>
          <table:table-cell table:formula="of:=[.G120]+1" office:value-type="float" office:value="25">
            <text:p>25</text:p>
          </table:table-cell>
          <table:table-cell table:formula="of:=[.D125]&amp;&quot; &quot;&amp;[.E125]&amp;&quot; &quot;&amp;[.F125]" office:value-type="string" office:string-value="N124 X387.5 Y214.5">
            <text:p>N124 X387.5 Y214.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5</text:p>
          </table:table-cell>
          <table:table-cell table:formula="of:=[.E121]" office:value-type="string" office:string-value="G106">
            <text:p>G106</text:p>
          </table:table-cell>
          <table:table-cell table:formula="of:=[.F121]" office:value-type="string" office:string-value="P0">
            <text:p>P0</text:p>
          </table:table-cell>
          <table:table-cell table:formula="of:=[.G121]+1" office:value-type="float" office:value="25">
            <text:p>25</text:p>
          </table:table-cell>
          <table:table-cell table:formula="of:=[.D126]&amp;&quot; &quot;&amp;[.E126]&amp;&quot; &quot;&amp;[.F126]" office:value-type="string" office:string-value="N125 G106 P0">
            <text:p>N125 G106 P0</text:p>
          </table:table-cell>
          <table:table-cell table:number-columns-repeated="1016"/>
        </table:table-row>
        <table:table-row table:style-name="ro1">
          <table:table-cell/>
          <table:table-cell table:formula="of:=[.B122]" office:value-type="string" office:string-value="jog up">
            <text:p>jog up</text:p>
          </table:table-cell>
          <table:table-cell/>
          <table:table-cell office:value-type="string">
            <text:p>N126</text:p>
          </table:table-cell>
          <table:table-cell table:formula="of:=[.E122]" office:value-type="string" office:string-value="G105">
            <text:p>G105</text:p>
          </table:table-cell>
          <table:table-cell table:formula="of:=[.F122]" office:value-type="string" office:string-value="PY7.79166666666667">
            <text:p>PY7.79166666666667</text:p>
          </table:table-cell>
          <table:table-cell table:formula="of:=[.G122]+1" office:value-type="float" office:value="26">
            <text:p>26</text:p>
          </table:table-cell>
          <table:table-cell table:formula="of:=[.D127]&amp;&quot; &quot;&amp;[.E127]&amp;&quot; &quot;&amp;[.F127]" office:value-type="string" office:string-value="N126 G105 PY7.79166666666667">
            <text:p>N126 G105 PY7.79166666666667</text:p>
          </table:table-cell>
          <table:table-cell table:number-columns-repeated="1016"/>
        </table:table-row>
        <table:table-row table:style-name="ro1">
          <table:table-cell table:formula="of:=[.A123]" office:value-type="float" office:value="7115.5">
            <text:p>7115.5</text:p>
          </table:table-cell>
          <table:table-cell table:formula="of:=[.B123]+[.$K$16]" office:value-type="float" office:value="220.991666666667">
            <text:p>220.9916666667</text:p>
          </table:table-cell>
          <table:table-cell/>
          <table:table-cell office:value-type="string">
            <text:p>N127</text:p>
          </table:table-cell>
          <table:table-cell table:formula="of:=&quot;X&quot;&amp;[.A128]" office:value-type="string" office:string-value="X7115.5">
            <text:p>X7115.5</text:p>
          </table:table-cell>
          <table:table-cell table:formula="of:=&quot;Y&quot;&amp;[.B128]" office:value-type="string" office:string-value="Y220.991666666667">
            <text:p>Y220.991666666667</text:p>
          </table:table-cell>
          <table:table-cell table:formula="of:=[.G123]+1" office:value-type="float" office:value="26">
            <text:p>26</text:p>
          </table:table-cell>
          <table:table-cell table:formula="of:=[.D128]&amp;&quot; &quot;&amp;[.E128]&amp;&quot; &quot;&amp;[.F128]" office:value-type="string" office:string-value="N127 X7115.5 Y220.991666666667">
            <text:p>N127 X7115.5 Y220.9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8</text:p>
          </table:table-cell>
          <table:table-cell table:formula="of:=[.E124]" office:value-type="string" office:string-value="G106">
            <text:p>G106</text:p>
          </table:table-cell>
          <table:table-cell table:formula="of:=[.F124]" office:value-type="string" office:string-value="P3">
            <text:p>P3</text:p>
          </table:table-cell>
          <table:table-cell table:formula="of:=[.G124]+1" office:value-type="float" office:value="26">
            <text:p>26</text:p>
          </table:table-cell>
          <table:table-cell table:formula="of:=[.D129]&amp;&quot; &quot;&amp;[.E129]&amp;&quot; &quot;&amp;[.F129]" office:value-type="string" office:string-value="N128 G106 P3">
            <text:p>N128 G106 P3</text:p>
          </table:table-cell>
          <table:table-cell table:number-columns-repeated="1016"/>
        </table:table-row>
        <table:table-row table:style-name="ro1">
          <table:table-cell table:formula="of:=[.A125]" office:value-type="float" office:value="387.5">
            <text:p>387.5</text:p>
          </table:table-cell>
          <table:table-cell table:formula="of:=[.B125]+[.$K$16]" office:value-type="float" office:value="219.291666666667">
            <text:p>219.2916666667</text:p>
          </table:table-cell>
          <table:table-cell/>
          <table:table-cell office:value-type="string">
            <text:p>N129</text:p>
          </table:table-cell>
          <table:table-cell table:formula="of:=&quot;X&quot;&amp;[.A130]" office:value-type="string" office:string-value="X387.5">
            <text:p>X387.5</text:p>
          </table:table-cell>
          <table:table-cell table:formula="of:=&quot;Y&quot;&amp;[.B130]" office:value-type="string" office:string-value="Y219.291666666667">
            <text:p>Y219.291666666667</text:p>
          </table:table-cell>
          <table:table-cell table:formula="of:=[.G125]+1" office:value-type="float" office:value="26">
            <text:p>26</text:p>
          </table:table-cell>
          <table:table-cell table:formula="of:=[.D130]&amp;&quot; &quot;&amp;[.E130]&amp;&quot; &quot;&amp;[.F130]" office:value-type="string" office:string-value="N129 X387.5 Y219.291666666667">
            <text:p>N129 X387.5 Y219.2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30</text:p>
          </table:table-cell>
          <table:table-cell table:formula="of:=[.E126]" office:value-type="string" office:string-value="G106">
            <text:p>G106</text:p>
          </table:table-cell>
          <table:table-cell table:formula="of:=[.F126]" office:value-type="string" office:string-value="P0">
            <text:p>P0</text:p>
          </table:table-cell>
          <table:table-cell table:formula="of:=[.G126]+1" office:value-type="float" office:value="26">
            <text:p>26</text:p>
          </table:table-cell>
          <table:table-cell table:formula="of:=[.D131]&amp;&quot; &quot;&amp;[.E131]&amp;&quot; &quot;&amp;[.F131]" office:value-type="string" office:string-value="N130 G106 P0">
            <text:p>N130 G106 P0</text:p>
          </table:table-cell>
          <table:table-cell table:number-columns-repeated="1016"/>
        </table:table-row>
        <table:table-row table:style-name="ro1">
          <table:table-cell/>
          <table:table-cell table:formula="of:=[.B127]" office:value-type="string" office:string-value="jog up">
            <text:p>jog up</text:p>
          </table:table-cell>
          <table:table-cell/>
          <table:table-cell office:value-type="string">
            <text:p>N131</text:p>
          </table:table-cell>
          <table:table-cell table:formula="of:=[.E127]" office:value-type="string" office:string-value="G105">
            <text:p>G105</text:p>
          </table:table-cell>
          <table:table-cell table:formula="of:=[.F127]" office:value-type="string" office:string-value="PY7.79166666666667">
            <text:p>PY7.79166666666667</text:p>
          </table:table-cell>
          <table:table-cell table:formula="of:=[.G127]+1" office:value-type="float" office:value="27">
            <text:p>27</text:p>
          </table:table-cell>
          <table:table-cell table:formula="of:=[.D132]&amp;&quot; &quot;&amp;[.E132]&amp;&quot; &quot;&amp;[.F132]" office:value-type="string" office:string-value="N131 G105 PY7.79166666666667">
            <text:p>N131 G105 PY7.79166666666667</text:p>
          </table:table-cell>
          <table:table-cell table:number-columns-repeated="1016"/>
        </table:table-row>
        <table:table-row table:style-name="ro1">
          <table:table-cell table:formula="of:=[.A128]" office:value-type="float" office:value="7115.5">
            <text:p>7115.5</text:p>
          </table:table-cell>
          <table:table-cell table:formula="of:=[.B128]+[.$K$16]" office:value-type="float" office:value="225.783333333333">
            <text:p>225.7833333333</text:p>
          </table:table-cell>
          <table:table-cell/>
          <table:table-cell office:value-type="string">
            <text:p>N132</text:p>
          </table:table-cell>
          <table:table-cell table:formula="of:=&quot;X&quot;&amp;[.A133]" office:value-type="string" office:string-value="X7115.5">
            <text:p>X7115.5</text:p>
          </table:table-cell>
          <table:table-cell table:formula="of:=&quot;Y&quot;&amp;[.B133]" office:value-type="string" office:string-value="Y225.783333333333">
            <text:p>Y225.783333333333</text:p>
          </table:table-cell>
          <table:table-cell table:formula="of:=[.G128]+1" office:value-type="float" office:value="27">
            <text:p>27</text:p>
          </table:table-cell>
          <table:table-cell table:formula="of:=[.D133]&amp;&quot; &quot;&amp;[.E133]&amp;&quot; &quot;&amp;[.F133]" office:value-type="string" office:string-value="N132 X7115.5 Y225.783333333333">
            <text:p>N132 X7115.5 Y225.7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33</text:p>
          </table:table-cell>
          <table:table-cell table:formula="of:=[.E129]" office:value-type="string" office:string-value="G106">
            <text:p>G106</text:p>
          </table:table-cell>
          <table:table-cell table:formula="of:=[.F129]" office:value-type="string" office:string-value="P3">
            <text:p>P3</text:p>
          </table:table-cell>
          <table:table-cell table:formula="of:=[.G129]+1" office:value-type="float" office:value="27">
            <text:p>27</text:p>
          </table:table-cell>
          <table:table-cell table:formula="of:=[.D134]&amp;&quot; &quot;&amp;[.E134]&amp;&quot; &quot;&amp;[.F134]" office:value-type="string" office:string-value="N133 G106 P3">
            <text:p>N133 G106 P3</text:p>
          </table:table-cell>
          <table:table-cell table:number-columns-repeated="1016"/>
        </table:table-row>
        <table:table-row table:style-name="ro1">
          <table:table-cell table:formula="of:=[.A130]" office:value-type="float" office:value="387.5">
            <text:p>387.5</text:p>
          </table:table-cell>
          <table:table-cell table:formula="of:=[.B130]+[.$K$16]" office:value-type="float" office:value="224.083333333333">
            <text:p>224.0833333333</text:p>
          </table:table-cell>
          <table:table-cell/>
          <table:table-cell office:value-type="string">
            <text:p>N134</text:p>
          </table:table-cell>
          <table:table-cell table:formula="of:=&quot;X&quot;&amp;[.A135]" office:value-type="string" office:string-value="X387.5">
            <text:p>X387.5</text:p>
          </table:table-cell>
          <table:table-cell table:formula="of:=&quot;Y&quot;&amp;[.B135]" office:value-type="string" office:string-value="Y224.083333333333">
            <text:p>Y224.083333333333</text:p>
          </table:table-cell>
          <table:table-cell table:formula="of:=[.G130]+1" office:value-type="float" office:value="27">
            <text:p>27</text:p>
          </table:table-cell>
          <table:table-cell table:formula="of:=[.D135]&amp;&quot; &quot;&amp;[.E135]&amp;&quot; &quot;&amp;[.F135]" office:value-type="string" office:string-value="N134 X387.5 Y224.083333333333">
            <text:p>N134 X387.5 Y224.0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35</text:p>
          </table:table-cell>
          <table:table-cell table:formula="of:=[.E131]" office:value-type="string" office:string-value="G106">
            <text:p>G106</text:p>
          </table:table-cell>
          <table:table-cell table:formula="of:=[.F131]" office:value-type="string" office:string-value="P0">
            <text:p>P0</text:p>
          </table:table-cell>
          <table:table-cell table:formula="of:=[.G131]+1" office:value-type="float" office:value="27">
            <text:p>27</text:p>
          </table:table-cell>
          <table:table-cell table:formula="of:=[.D136]&amp;&quot; &quot;&amp;[.E136]&amp;&quot; &quot;&amp;[.F136]" office:value-type="string" office:string-value="N135 G106 P0">
            <text:p>N135 G106 P0</text:p>
          </table:table-cell>
          <table:table-cell table:number-columns-repeated="1016"/>
        </table:table-row>
        <table:table-row table:style-name="ro1">
          <table:table-cell/>
          <table:table-cell table:formula="of:=[.B132]" office:value-type="string" office:string-value="jog up">
            <text:p>jog up</text:p>
          </table:table-cell>
          <table:table-cell/>
          <table:table-cell office:value-type="string">
            <text:p>N136</text:p>
          </table:table-cell>
          <table:table-cell table:formula="of:=[.E132]" office:value-type="string" office:string-value="G105">
            <text:p>G105</text:p>
          </table:table-cell>
          <table:table-cell table:formula="of:=[.F132]" office:value-type="string" office:string-value="PY7.79166666666667">
            <text:p>PY7.79166666666667</text:p>
          </table:table-cell>
          <table:table-cell table:formula="of:=[.G132]+1" office:value-type="float" office:value="28">
            <text:p>28</text:p>
          </table:table-cell>
          <table:table-cell table:formula="of:=[.D137]&amp;&quot; &quot;&amp;[.E137]&amp;&quot; &quot;&amp;[.F137]" office:value-type="string" office:string-value="N136 G105 PY7.79166666666667">
            <text:p>N136 G105 PY7.79166666666667</text:p>
          </table:table-cell>
          <table:table-cell table:number-columns-repeated="1016"/>
        </table:table-row>
        <table:table-row table:style-name="ro1">
          <table:table-cell table:formula="of:=[.A133]" office:value-type="float" office:value="7115.5">
            <text:p>7115.5</text:p>
          </table:table-cell>
          <table:table-cell table:formula="of:=[.B133]+[.$K$16]" office:value-type="float" office:value="230.575">
            <text:p>230.575</text:p>
          </table:table-cell>
          <table:table-cell/>
          <table:table-cell office:value-type="string">
            <text:p>N137</text:p>
          </table:table-cell>
          <table:table-cell table:formula="of:=&quot;X&quot;&amp;[.A138]" office:value-type="string" office:string-value="X7115.5">
            <text:p>X7115.5</text:p>
          </table:table-cell>
          <table:table-cell table:formula="of:=&quot;Y&quot;&amp;[.B138]" office:value-type="string" office:string-value="Y230.575">
            <text:p>Y230.575</text:p>
          </table:table-cell>
          <table:table-cell table:formula="of:=[.G133]+1" office:value-type="float" office:value="28">
            <text:p>28</text:p>
          </table:table-cell>
          <table:table-cell table:formula="of:=[.D138]&amp;&quot; &quot;&amp;[.E138]&amp;&quot; &quot;&amp;[.F138]" office:value-type="string" office:string-value="N137 X7115.5 Y230.575">
            <text:p>N137 X7115.5 Y230.5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38</text:p>
          </table:table-cell>
          <table:table-cell table:formula="of:=[.E134]" office:value-type="string" office:string-value="G106">
            <text:p>G106</text:p>
          </table:table-cell>
          <table:table-cell table:formula="of:=[.F134]" office:value-type="string" office:string-value="P3">
            <text:p>P3</text:p>
          </table:table-cell>
          <table:table-cell table:formula="of:=[.G134]+1" office:value-type="float" office:value="28">
            <text:p>28</text:p>
          </table:table-cell>
          <table:table-cell table:formula="of:=[.D139]&amp;&quot; &quot;&amp;[.E139]&amp;&quot; &quot;&amp;[.F139]" office:value-type="string" office:string-value="N138 G106 P3">
            <text:p>N138 G106 P3</text:p>
          </table:table-cell>
          <table:table-cell table:number-columns-repeated="1016"/>
        </table:table-row>
        <table:table-row table:style-name="ro1">
          <table:table-cell table:formula="of:=[.A135]" office:value-type="float" office:value="387.5">
            <text:p>387.5</text:p>
          </table:table-cell>
          <table:table-cell table:formula="of:=[.B135]+[.$K$16]" office:value-type="float" office:value="228.875">
            <text:p>228.875</text:p>
          </table:table-cell>
          <table:table-cell/>
          <table:table-cell office:value-type="string">
            <text:p>N139</text:p>
          </table:table-cell>
          <table:table-cell table:formula="of:=&quot;X&quot;&amp;[.A140]" office:value-type="string" office:string-value="X387.5">
            <text:p>X387.5</text:p>
          </table:table-cell>
          <table:table-cell table:formula="of:=&quot;Y&quot;&amp;[.B140]" office:value-type="string" office:string-value="Y228.875">
            <text:p>Y228.875</text:p>
          </table:table-cell>
          <table:table-cell table:formula="of:=[.G135]+1" office:value-type="float" office:value="28">
            <text:p>28</text:p>
          </table:table-cell>
          <table:table-cell table:formula="of:=[.D140]&amp;&quot; &quot;&amp;[.E140]&amp;&quot; &quot;&amp;[.F140]" office:value-type="string" office:string-value="N139 X387.5 Y228.875">
            <text:p>N139 X387.5 Y228.8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40</text:p>
          </table:table-cell>
          <table:table-cell table:formula="of:=[.E136]" office:value-type="string" office:string-value="G106">
            <text:p>G106</text:p>
          </table:table-cell>
          <table:table-cell table:formula="of:=[.F136]" office:value-type="string" office:string-value="P0">
            <text:p>P0</text:p>
          </table:table-cell>
          <table:table-cell table:formula="of:=[.G136]+1" office:value-type="float" office:value="28">
            <text:p>28</text:p>
          </table:table-cell>
          <table:table-cell table:formula="of:=[.D141]&amp;&quot; &quot;&amp;[.E141]&amp;&quot; &quot;&amp;[.F141]" office:value-type="string" office:string-value="N140 G106 P0">
            <text:p>N140 G106 P0</text:p>
          </table:table-cell>
          <table:table-cell table:number-columns-repeated="1016"/>
        </table:table-row>
        <table:table-row table:style-name="ro1">
          <table:table-cell/>
          <table:table-cell table:formula="of:=[.B137]" office:value-type="string" office:string-value="jog up">
            <text:p>jog up</text:p>
          </table:table-cell>
          <table:table-cell/>
          <table:table-cell office:value-type="string">
            <text:p>N141</text:p>
          </table:table-cell>
          <table:table-cell table:formula="of:=[.E137]" office:value-type="string" office:string-value="G105">
            <text:p>G105</text:p>
          </table:table-cell>
          <table:table-cell table:formula="of:=[.F137]" office:value-type="string" office:string-value="PY7.79166666666667">
            <text:p>PY7.79166666666667</text:p>
          </table:table-cell>
          <table:table-cell table:formula="of:=[.G137]+1" office:value-type="float" office:value="29">
            <text:p>29</text:p>
          </table:table-cell>
          <table:table-cell table:formula="of:=[.D142]&amp;&quot; &quot;&amp;[.E142]&amp;&quot; &quot;&amp;[.F142]" office:value-type="string" office:string-value="N141 G105 PY7.79166666666667">
            <text:p>N141 G105 PY7.79166666666667</text:p>
          </table:table-cell>
          <table:table-cell table:number-columns-repeated="1016"/>
        </table:table-row>
        <table:table-row table:style-name="ro1">
          <table:table-cell table:formula="of:=[.A138]" office:value-type="float" office:value="7115.5">
            <text:p>7115.5</text:p>
          </table:table-cell>
          <table:table-cell table:formula="of:=[.B138]+[.$K$16]" office:value-type="float" office:value="235.366666666666">
            <text:p>235.3666666667</text:p>
          </table:table-cell>
          <table:table-cell/>
          <table:table-cell office:value-type="string">
            <text:p>N142</text:p>
          </table:table-cell>
          <table:table-cell table:formula="of:=&quot;X&quot;&amp;[.A143]" office:value-type="string" office:string-value="X7115.5">
            <text:p>X7115.5</text:p>
          </table:table-cell>
          <table:table-cell table:formula="of:=&quot;Y&quot;&amp;[.B143]" office:value-type="string" office:string-value="Y235.366666666666">
            <text:p>Y235.366666666666</text:p>
          </table:table-cell>
          <table:table-cell table:formula="of:=[.G138]+1" office:value-type="float" office:value="29">
            <text:p>29</text:p>
          </table:table-cell>
          <table:table-cell table:formula="of:=[.D143]&amp;&quot; &quot;&amp;[.E143]&amp;&quot; &quot;&amp;[.F143]" office:value-type="string" office:string-value="N142 X7115.5 Y235.366666666666">
            <text:p>N142 X7115.5 Y235.3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43</text:p>
          </table:table-cell>
          <table:table-cell table:formula="of:=[.E139]" office:value-type="string" office:string-value="G106">
            <text:p>G106</text:p>
          </table:table-cell>
          <table:table-cell table:formula="of:=[.F139]" office:value-type="string" office:string-value="P3">
            <text:p>P3</text:p>
          </table:table-cell>
          <table:table-cell table:formula="of:=[.G139]+1" office:value-type="float" office:value="29">
            <text:p>29</text:p>
          </table:table-cell>
          <table:table-cell table:formula="of:=[.D144]&amp;&quot; &quot;&amp;[.E144]&amp;&quot; &quot;&amp;[.F144]" office:value-type="string" office:string-value="N143 G106 P3">
            <text:p>N143 G106 P3</text:p>
          </table:table-cell>
          <table:table-cell table:number-columns-repeated="1016"/>
        </table:table-row>
        <table:table-row table:style-name="ro1">
          <table:table-cell table:formula="of:=[.A140]" office:value-type="float" office:value="387.5">
            <text:p>387.5</text:p>
          </table:table-cell>
          <table:table-cell table:formula="of:=[.B140]+[.$K$16]" office:value-type="float" office:value="233.666666666666">
            <text:p>233.6666666667</text:p>
          </table:table-cell>
          <table:table-cell/>
          <table:table-cell office:value-type="string">
            <text:p>N144</text:p>
          </table:table-cell>
          <table:table-cell table:formula="of:=&quot;X&quot;&amp;[.A145]" office:value-type="string" office:string-value="X387.5">
            <text:p>X387.5</text:p>
          </table:table-cell>
          <table:table-cell table:formula="of:=&quot;Y&quot;&amp;[.B145]" office:value-type="string" office:string-value="Y233.666666666666">
            <text:p>Y233.666666666666</text:p>
          </table:table-cell>
          <table:table-cell table:formula="of:=[.G140]+1" office:value-type="float" office:value="29">
            <text:p>29</text:p>
          </table:table-cell>
          <table:table-cell table:formula="of:=[.D145]&amp;&quot; &quot;&amp;[.E145]&amp;&quot; &quot;&amp;[.F145]" office:value-type="string" office:string-value="N144 X387.5 Y233.666666666666">
            <text:p>N144 X387.5 Y233.6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45</text:p>
          </table:table-cell>
          <table:table-cell table:formula="of:=[.E141]" office:value-type="string" office:string-value="G106">
            <text:p>G106</text:p>
          </table:table-cell>
          <table:table-cell table:formula="of:=[.F141]" office:value-type="string" office:string-value="P0">
            <text:p>P0</text:p>
          </table:table-cell>
          <table:table-cell table:formula="of:=[.G141]+1" office:value-type="float" office:value="29">
            <text:p>29</text:p>
          </table:table-cell>
          <table:table-cell table:formula="of:=[.D146]&amp;&quot; &quot;&amp;[.E146]&amp;&quot; &quot;&amp;[.F146]" office:value-type="string" office:string-value="N145 G106 P0">
            <text:p>N145 G106 P0</text:p>
          </table:table-cell>
          <table:table-cell table:number-columns-repeated="1016"/>
        </table:table-row>
        <table:table-row table:style-name="ro1">
          <table:table-cell/>
          <table:table-cell table:formula="of:=[.B142]" office:value-type="string" office:string-value="jog up">
            <text:p>jog up</text:p>
          </table:table-cell>
          <table:table-cell/>
          <table:table-cell office:value-type="string">
            <text:p>N146</text:p>
          </table:table-cell>
          <table:table-cell table:formula="of:=[.E142]" office:value-type="string" office:string-value="G105">
            <text:p>G105</text:p>
          </table:table-cell>
          <table:table-cell table:formula="of:=[.F142]" office:value-type="string" office:string-value="PY7.79166666666667">
            <text:p>PY7.79166666666667</text:p>
          </table:table-cell>
          <table:table-cell table:formula="of:=[.G142]+1" office:value-type="float" office:value="30">
            <text:p>30</text:p>
          </table:table-cell>
          <table:table-cell table:formula="of:=[.D147]&amp;&quot; &quot;&amp;[.E147]&amp;&quot; &quot;&amp;[.F147]" office:value-type="string" office:string-value="N146 G105 PY7.79166666666667">
            <text:p>N146 G105 PY7.79166666666667</text:p>
          </table:table-cell>
          <table:table-cell table:number-columns-repeated="1016"/>
        </table:table-row>
        <table:table-row table:style-name="ro1">
          <table:table-cell table:formula="of:=[.A143]" office:value-type="float" office:value="7115.5">
            <text:p>7115.5</text:p>
          </table:table-cell>
          <table:table-cell table:formula="of:=[.B143]+[.$K$16]" office:value-type="float" office:value="240.158333333333">
            <text:p>240.1583333333</text:p>
          </table:table-cell>
          <table:table-cell/>
          <table:table-cell office:value-type="string">
            <text:p>N147</text:p>
          </table:table-cell>
          <table:table-cell table:formula="of:=&quot;X&quot;&amp;[.A148]" office:value-type="string" office:string-value="X7115.5">
            <text:p>X7115.5</text:p>
          </table:table-cell>
          <table:table-cell table:formula="of:=&quot;Y&quot;&amp;[.B148]" office:value-type="string" office:string-value="Y240.158333333333">
            <text:p>Y240.158333333333</text:p>
          </table:table-cell>
          <table:table-cell table:formula="of:=[.G143]+1" office:value-type="float" office:value="30">
            <text:p>30</text:p>
          </table:table-cell>
          <table:table-cell table:formula="of:=[.D148]&amp;&quot; &quot;&amp;[.E148]&amp;&quot; &quot;&amp;[.F148]" office:value-type="string" office:string-value="N147 X7115.5 Y240.158333333333">
            <text:p>N147 X7115.5 Y240.1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48</text:p>
          </table:table-cell>
          <table:table-cell table:formula="of:=[.E144]" office:value-type="string" office:string-value="G106">
            <text:p>G106</text:p>
          </table:table-cell>
          <table:table-cell table:formula="of:=[.F144]" office:value-type="string" office:string-value="P3">
            <text:p>P3</text:p>
          </table:table-cell>
          <table:table-cell table:formula="of:=[.G144]+1" office:value-type="float" office:value="30">
            <text:p>30</text:p>
          </table:table-cell>
          <table:table-cell table:formula="of:=[.D149]&amp;&quot; &quot;&amp;[.E149]&amp;&quot; &quot;&amp;[.F149]" office:value-type="string" office:string-value="N148 G106 P3">
            <text:p>N148 G106 P3</text:p>
          </table:table-cell>
          <table:table-cell table:number-columns-repeated="1016"/>
        </table:table-row>
        <table:table-row table:style-name="ro1">
          <table:table-cell table:formula="of:=[.A145]" office:value-type="float" office:value="387.5">
            <text:p>387.5</text:p>
          </table:table-cell>
          <table:table-cell table:formula="of:=[.B145]+[.$K$16]" office:value-type="float" office:value="238.458333333333">
            <text:p>238.4583333333</text:p>
          </table:table-cell>
          <table:table-cell/>
          <table:table-cell office:value-type="string">
            <text:p>N149</text:p>
          </table:table-cell>
          <table:table-cell table:formula="of:=&quot;X&quot;&amp;[.A150]" office:value-type="string" office:string-value="X387.5">
            <text:p>X387.5</text:p>
          </table:table-cell>
          <table:table-cell table:formula="of:=&quot;Y&quot;&amp;[.B150]" office:value-type="string" office:string-value="Y238.458333333333">
            <text:p>Y238.458333333333</text:p>
          </table:table-cell>
          <table:table-cell table:formula="of:=[.G145]+1" office:value-type="float" office:value="30">
            <text:p>30</text:p>
          </table:table-cell>
          <table:table-cell table:formula="of:=[.D150]&amp;&quot; &quot;&amp;[.E150]&amp;&quot; &quot;&amp;[.F150]" office:value-type="string" office:string-value="N149 X387.5 Y238.458333333333">
            <text:p>N149 X387.5 Y238.4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50</text:p>
          </table:table-cell>
          <table:table-cell table:formula="of:=[.E146]" office:value-type="string" office:string-value="G106">
            <text:p>G106</text:p>
          </table:table-cell>
          <table:table-cell table:formula="of:=[.F146]" office:value-type="string" office:string-value="P0">
            <text:p>P0</text:p>
          </table:table-cell>
          <table:table-cell table:formula="of:=[.G146]+1" office:value-type="float" office:value="30">
            <text:p>30</text:p>
          </table:table-cell>
          <table:table-cell table:formula="of:=[.D151]&amp;&quot; &quot;&amp;[.E151]&amp;&quot; &quot;&amp;[.F151]" office:value-type="string" office:string-value="N150 G106 P0">
            <text:p>N150 G106 P0</text:p>
          </table:table-cell>
          <table:table-cell table:number-columns-repeated="1016"/>
        </table:table-row>
        <table:table-row table:style-name="ro1">
          <table:table-cell/>
          <table:table-cell table:formula="of:=[.B147]" office:value-type="string" office:string-value="jog up">
            <text:p>jog up</text:p>
          </table:table-cell>
          <table:table-cell/>
          <table:table-cell office:value-type="string">
            <text:p>N151</text:p>
          </table:table-cell>
          <table:table-cell table:formula="of:=[.E147]" office:value-type="string" office:string-value="G105">
            <text:p>G105</text:p>
          </table:table-cell>
          <table:table-cell table:formula="of:=[.F147]" office:value-type="string" office:string-value="PY7.79166666666667">
            <text:p>PY7.79166666666667</text:p>
          </table:table-cell>
          <table:table-cell table:formula="of:=[.G147]+1" office:value-type="float" office:value="31">
            <text:p>31</text:p>
          </table:table-cell>
          <table:table-cell table:formula="of:=[.D152]&amp;&quot; &quot;&amp;[.E152]&amp;&quot; &quot;&amp;[.F152]" office:value-type="string" office:string-value="N151 G105 PY7.79166666666667">
            <text:p>N151 G105 PY7.79166666666667</text:p>
          </table:table-cell>
          <table:table-cell table:number-columns-repeated="1016"/>
        </table:table-row>
        <table:table-row table:style-name="ro1">
          <table:table-cell table:formula="of:=[.A148]" office:value-type="float" office:value="7115.5">
            <text:p>7115.5</text:p>
          </table:table-cell>
          <table:table-cell table:formula="of:=[.B148]+[.$K$16]" office:value-type="float" office:value="244.95">
            <text:p>244.95</text:p>
          </table:table-cell>
          <table:table-cell/>
          <table:table-cell office:value-type="string">
            <text:p>N152</text:p>
          </table:table-cell>
          <table:table-cell table:formula="of:=&quot;X&quot;&amp;[.A153]" office:value-type="string" office:string-value="X7115.5">
            <text:p>X7115.5</text:p>
          </table:table-cell>
          <table:table-cell table:formula="of:=&quot;Y&quot;&amp;[.B153]" office:value-type="string" office:string-value="Y244.95">
            <text:p>Y244.95</text:p>
          </table:table-cell>
          <table:table-cell table:formula="of:=[.G148]+1" office:value-type="float" office:value="31">
            <text:p>31</text:p>
          </table:table-cell>
          <table:table-cell table:formula="of:=[.D153]&amp;&quot; &quot;&amp;[.E153]&amp;&quot; &quot;&amp;[.F153]" office:value-type="string" office:string-value="N152 X7115.5 Y244.95">
            <text:p>N152 X7115.5 Y244.9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53</text:p>
          </table:table-cell>
          <table:table-cell table:formula="of:=[.E149]" office:value-type="string" office:string-value="G106">
            <text:p>G106</text:p>
          </table:table-cell>
          <table:table-cell table:formula="of:=[.F149]" office:value-type="string" office:string-value="P3">
            <text:p>P3</text:p>
          </table:table-cell>
          <table:table-cell table:formula="of:=[.G149]+1" office:value-type="float" office:value="31">
            <text:p>31</text:p>
          </table:table-cell>
          <table:table-cell table:formula="of:=[.D154]&amp;&quot; &quot;&amp;[.E154]&amp;&quot; &quot;&amp;[.F154]" office:value-type="string" office:string-value="N153 G106 P3">
            <text:p>N153 G106 P3</text:p>
          </table:table-cell>
          <table:table-cell table:number-columns-repeated="1016"/>
        </table:table-row>
        <table:table-row table:style-name="ro1">
          <table:table-cell table:formula="of:=[.A150]" office:value-type="float" office:value="387.5">
            <text:p>387.5</text:p>
          </table:table-cell>
          <table:table-cell table:formula="of:=[.B150]+[.$K$16]" office:value-type="float" office:value="243.25">
            <text:p>243.25</text:p>
          </table:table-cell>
          <table:table-cell/>
          <table:table-cell office:value-type="string">
            <text:p>N154</text:p>
          </table:table-cell>
          <table:table-cell table:formula="of:=&quot;X&quot;&amp;[.A155]" office:value-type="string" office:string-value="X387.5">
            <text:p>X387.5</text:p>
          </table:table-cell>
          <table:table-cell table:formula="of:=&quot;Y&quot;&amp;[.B155]" office:value-type="string" office:string-value="Y243.25">
            <text:p>Y243.25</text:p>
          </table:table-cell>
          <table:table-cell table:formula="of:=[.G150]+1" office:value-type="float" office:value="31">
            <text:p>31</text:p>
          </table:table-cell>
          <table:table-cell table:formula="of:=[.D155]&amp;&quot; &quot;&amp;[.E155]&amp;&quot; &quot;&amp;[.F155]" office:value-type="string" office:string-value="N154 X387.5 Y243.25">
            <text:p>N154 X387.5 Y243.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55</text:p>
          </table:table-cell>
          <table:table-cell table:formula="of:=[.E151]" office:value-type="string" office:string-value="G106">
            <text:p>G106</text:p>
          </table:table-cell>
          <table:table-cell table:formula="of:=[.F151]" office:value-type="string" office:string-value="P0">
            <text:p>P0</text:p>
          </table:table-cell>
          <table:table-cell table:formula="of:=[.G151]+1" office:value-type="float" office:value="31">
            <text:p>31</text:p>
          </table:table-cell>
          <table:table-cell table:formula="of:=[.D156]&amp;&quot; &quot;&amp;[.E156]&amp;&quot; &quot;&amp;[.F156]" office:value-type="string" office:string-value="N155 G106 P0">
            <text:p>N155 G106 P0</text:p>
          </table:table-cell>
          <table:table-cell table:number-columns-repeated="1016"/>
        </table:table-row>
        <table:table-row table:style-name="ro1">
          <table:table-cell/>
          <table:table-cell table:formula="of:=[.B152]" office:value-type="string" office:string-value="jog up">
            <text:p>jog up</text:p>
          </table:table-cell>
          <table:table-cell/>
          <table:table-cell office:value-type="string">
            <text:p>N156</text:p>
          </table:table-cell>
          <table:table-cell table:formula="of:=[.E152]" office:value-type="string" office:string-value="G105">
            <text:p>G105</text:p>
          </table:table-cell>
          <table:table-cell table:formula="of:=[.F152]" office:value-type="string" office:string-value="PY7.79166666666667">
            <text:p>PY7.79166666666667</text:p>
          </table:table-cell>
          <table:table-cell table:formula="of:=[.G152]+1" office:value-type="float" office:value="32">
            <text:p>32</text:p>
          </table:table-cell>
          <table:table-cell table:formula="of:=[.D157]&amp;&quot; &quot;&amp;[.E157]&amp;&quot; &quot;&amp;[.F157]" office:value-type="string" office:string-value="N156 G105 PY7.79166666666667">
            <text:p>N156 G105 PY7.79166666666667</text:p>
          </table:table-cell>
          <table:table-cell table:number-columns-repeated="1016"/>
        </table:table-row>
        <table:table-row table:style-name="ro1">
          <table:table-cell table:formula="of:=[.A153]" office:value-type="float" office:value="7115.5">
            <text:p>7115.5</text:p>
          </table:table-cell>
          <table:table-cell table:formula="of:=[.B153]+[.$K$16]" office:value-type="float" office:value="249.741666666666">
            <text:p>249.7416666667</text:p>
          </table:table-cell>
          <table:table-cell/>
          <table:table-cell office:value-type="string">
            <text:p>N157</text:p>
          </table:table-cell>
          <table:table-cell table:formula="of:=&quot;X&quot;&amp;[.A158]" office:value-type="string" office:string-value="X7115.5">
            <text:p>X7115.5</text:p>
          </table:table-cell>
          <table:table-cell table:formula="of:=&quot;Y&quot;&amp;[.B158]" office:value-type="string" office:string-value="Y249.741666666666">
            <text:p>Y249.741666666666</text:p>
          </table:table-cell>
          <table:table-cell table:formula="of:=[.G153]+1" office:value-type="float" office:value="32">
            <text:p>32</text:p>
          </table:table-cell>
          <table:table-cell table:formula="of:=[.D158]&amp;&quot; &quot;&amp;[.E158]&amp;&quot; &quot;&amp;[.F158]" office:value-type="string" office:string-value="N157 X7115.5 Y249.741666666666">
            <text:p>N157 X7115.5 Y249.7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58</text:p>
          </table:table-cell>
          <table:table-cell table:formula="of:=[.E154]" office:value-type="string" office:string-value="G106">
            <text:p>G106</text:p>
          </table:table-cell>
          <table:table-cell table:formula="of:=[.F154]" office:value-type="string" office:string-value="P3">
            <text:p>P3</text:p>
          </table:table-cell>
          <table:table-cell table:formula="of:=[.G154]+1" office:value-type="float" office:value="32">
            <text:p>32</text:p>
          </table:table-cell>
          <table:table-cell table:formula="of:=[.D159]&amp;&quot; &quot;&amp;[.E159]&amp;&quot; &quot;&amp;[.F159]" office:value-type="string" office:string-value="N158 G106 P3">
            <text:p>N158 G106 P3</text:p>
          </table:table-cell>
          <table:table-cell table:number-columns-repeated="1016"/>
        </table:table-row>
        <table:table-row table:style-name="ro1">
          <table:table-cell table:formula="of:=[.A155]" office:value-type="float" office:value="387.5">
            <text:p>387.5</text:p>
          </table:table-cell>
          <table:table-cell table:formula="of:=[.B155]+[.$K$16]" office:value-type="float" office:value="248.041666666666">
            <text:p>248.0416666667</text:p>
          </table:table-cell>
          <table:table-cell/>
          <table:table-cell office:value-type="string">
            <text:p>N159</text:p>
          </table:table-cell>
          <table:table-cell table:formula="of:=&quot;X&quot;&amp;[.A160]" office:value-type="string" office:string-value="X387.5">
            <text:p>X387.5</text:p>
          </table:table-cell>
          <table:table-cell table:formula="of:=&quot;Y&quot;&amp;[.B160]" office:value-type="string" office:string-value="Y248.041666666666">
            <text:p>Y248.041666666666</text:p>
          </table:table-cell>
          <table:table-cell table:formula="of:=[.G155]+1" office:value-type="float" office:value="32">
            <text:p>32</text:p>
          </table:table-cell>
          <table:table-cell table:formula="of:=[.D160]&amp;&quot; &quot;&amp;[.E160]&amp;&quot; &quot;&amp;[.F160]" office:value-type="string" office:string-value="N159 X387.5 Y248.041666666666">
            <text:p>N159 X387.5 Y248.0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60</text:p>
          </table:table-cell>
          <table:table-cell table:formula="of:=[.E156]" office:value-type="string" office:string-value="G106">
            <text:p>G106</text:p>
          </table:table-cell>
          <table:table-cell table:formula="of:=[.F156]" office:value-type="string" office:string-value="P0">
            <text:p>P0</text:p>
          </table:table-cell>
          <table:table-cell table:formula="of:=[.G156]+1" office:value-type="float" office:value="32">
            <text:p>32</text:p>
          </table:table-cell>
          <table:table-cell table:formula="of:=[.D161]&amp;&quot; &quot;&amp;[.E161]&amp;&quot; &quot;&amp;[.F161]" office:value-type="string" office:string-value="N160 G106 P0">
            <text:p>N160 G106 P0</text:p>
          </table:table-cell>
          <table:table-cell table:number-columns-repeated="1016"/>
        </table:table-row>
        <table:table-row table:style-name="ro1">
          <table:table-cell/>
          <table:table-cell table:formula="of:=[.B157]" office:value-type="string" office:string-value="jog up">
            <text:p>jog up</text:p>
          </table:table-cell>
          <table:table-cell/>
          <table:table-cell office:value-type="string">
            <text:p>N161</text:p>
          </table:table-cell>
          <table:table-cell table:formula="of:=[.E157]" office:value-type="string" office:string-value="G105">
            <text:p>G105</text:p>
          </table:table-cell>
          <table:table-cell table:formula="of:=[.F157]" office:value-type="string" office:string-value="PY7.79166666666667">
            <text:p>PY7.79166666666667</text:p>
          </table:table-cell>
          <table:table-cell table:formula="of:=[.G157]+1" office:value-type="float" office:value="33">
            <text:p>33</text:p>
          </table:table-cell>
          <table:table-cell table:formula="of:=[.D162]&amp;&quot; &quot;&amp;[.E162]&amp;&quot; &quot;&amp;[.F162]" office:value-type="string" office:string-value="N161 G105 PY7.79166666666667">
            <text:p>N161 G105 PY7.79166666666667</text:p>
          </table:table-cell>
          <table:table-cell table:number-columns-repeated="1016"/>
        </table:table-row>
        <table:table-row table:style-name="ro1">
          <table:table-cell table:formula="of:=[.A158]" office:value-type="float" office:value="7115.5">
            <text:p>7115.5</text:p>
          </table:table-cell>
          <table:table-cell table:formula="of:=[.B158]+[.$K$16]" office:value-type="float" office:value="254.533333333333">
            <text:p>254.5333333333</text:p>
          </table:table-cell>
          <table:table-cell/>
          <table:table-cell office:value-type="string">
            <text:p>N162</text:p>
          </table:table-cell>
          <table:table-cell table:formula="of:=&quot;X&quot;&amp;[.A163]" office:value-type="string" office:string-value="X7115.5">
            <text:p>X7115.5</text:p>
          </table:table-cell>
          <table:table-cell table:formula="of:=&quot;Y&quot;&amp;[.B163]" office:value-type="string" office:string-value="Y254.533333333333">
            <text:p>Y254.533333333333</text:p>
          </table:table-cell>
          <table:table-cell table:formula="of:=[.G158]+1" office:value-type="float" office:value="33">
            <text:p>33</text:p>
          </table:table-cell>
          <table:table-cell table:formula="of:=[.D163]&amp;&quot; &quot;&amp;[.E163]&amp;&quot; &quot;&amp;[.F163]" office:value-type="string" office:string-value="N162 X7115.5 Y254.533333333333">
            <text:p>N162 X7115.5 Y254.5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63</text:p>
          </table:table-cell>
          <table:table-cell table:formula="of:=[.E159]" office:value-type="string" office:string-value="G106">
            <text:p>G106</text:p>
          </table:table-cell>
          <table:table-cell table:formula="of:=[.F159]" office:value-type="string" office:string-value="P3">
            <text:p>P3</text:p>
          </table:table-cell>
          <table:table-cell table:formula="of:=[.G159]+1" office:value-type="float" office:value="33">
            <text:p>33</text:p>
          </table:table-cell>
          <table:table-cell table:formula="of:=[.D164]&amp;&quot; &quot;&amp;[.E164]&amp;&quot; &quot;&amp;[.F164]" office:value-type="string" office:string-value="N163 G106 P3">
            <text:p>N163 G106 P3</text:p>
          </table:table-cell>
          <table:table-cell table:number-columns-repeated="1016"/>
        </table:table-row>
        <table:table-row table:style-name="ro1">
          <table:table-cell table:formula="of:=[.A160]" office:value-type="float" office:value="387.5">
            <text:p>387.5</text:p>
          </table:table-cell>
          <table:table-cell table:formula="of:=[.B160]+[.$K$16]" office:value-type="float" office:value="252.833333333333">
            <text:p>252.8333333333</text:p>
          </table:table-cell>
          <table:table-cell/>
          <table:table-cell office:value-type="string">
            <text:p>N164</text:p>
          </table:table-cell>
          <table:table-cell table:formula="of:=&quot;X&quot;&amp;[.A165]" office:value-type="string" office:string-value="X387.5">
            <text:p>X387.5</text:p>
          </table:table-cell>
          <table:table-cell table:formula="of:=&quot;Y&quot;&amp;[.B165]" office:value-type="string" office:string-value="Y252.833333333333">
            <text:p>Y252.833333333333</text:p>
          </table:table-cell>
          <table:table-cell table:formula="of:=[.G160]+1" office:value-type="float" office:value="33">
            <text:p>33</text:p>
          </table:table-cell>
          <table:table-cell table:formula="of:=[.D165]&amp;&quot; &quot;&amp;[.E165]&amp;&quot; &quot;&amp;[.F165]" office:value-type="string" office:string-value="N164 X387.5 Y252.833333333333">
            <text:p>N164 X387.5 Y252.8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65</text:p>
          </table:table-cell>
          <table:table-cell table:formula="of:=[.E161]" office:value-type="string" office:string-value="G106">
            <text:p>G106</text:p>
          </table:table-cell>
          <table:table-cell table:formula="of:=[.F161]" office:value-type="string" office:string-value="P0">
            <text:p>P0</text:p>
          </table:table-cell>
          <table:table-cell table:formula="of:=[.G161]+1" office:value-type="float" office:value="33">
            <text:p>33</text:p>
          </table:table-cell>
          <table:table-cell table:formula="of:=[.D166]&amp;&quot; &quot;&amp;[.E166]&amp;&quot; &quot;&amp;[.F166]" office:value-type="string" office:string-value="N165 G106 P0">
            <text:p>N165 G106 P0</text:p>
          </table:table-cell>
          <table:table-cell table:number-columns-repeated="1016"/>
        </table:table-row>
        <table:table-row table:style-name="ro1">
          <table:table-cell/>
          <table:table-cell table:formula="of:=[.B162]" office:value-type="string" office:string-value="jog up">
            <text:p>jog up</text:p>
          </table:table-cell>
          <table:table-cell/>
          <table:table-cell office:value-type="string">
            <text:p>N166</text:p>
          </table:table-cell>
          <table:table-cell table:formula="of:=[.E162]" office:value-type="string" office:string-value="G105">
            <text:p>G105</text:p>
          </table:table-cell>
          <table:table-cell table:formula="of:=[.F162]" office:value-type="string" office:string-value="PY7.79166666666667">
            <text:p>PY7.79166666666667</text:p>
          </table:table-cell>
          <table:table-cell table:formula="of:=[.G162]+1" office:value-type="float" office:value="34">
            <text:p>34</text:p>
          </table:table-cell>
          <table:table-cell table:formula="of:=[.D167]&amp;&quot; &quot;&amp;[.E167]&amp;&quot; &quot;&amp;[.F167]" office:value-type="string" office:string-value="N166 G105 PY7.79166666666667">
            <text:p>N166 G105 PY7.79166666666667</text:p>
          </table:table-cell>
          <table:table-cell table:number-columns-repeated="1016"/>
        </table:table-row>
        <table:table-row table:style-name="ro1">
          <table:table-cell table:formula="of:=[.A163]" office:value-type="float" office:value="7115.5">
            <text:p>7115.5</text:p>
          </table:table-cell>
          <table:table-cell table:formula="of:=[.B163]+[.$K$16]" office:value-type="float" office:value="259.325">
            <text:p>259.325</text:p>
          </table:table-cell>
          <table:table-cell/>
          <table:table-cell office:value-type="string">
            <text:p>N167</text:p>
          </table:table-cell>
          <table:table-cell table:formula="of:=&quot;X&quot;&amp;[.A168]" office:value-type="string" office:string-value="X7115.5">
            <text:p>X7115.5</text:p>
          </table:table-cell>
          <table:table-cell table:formula="of:=&quot;Y&quot;&amp;[.B168]" office:value-type="string" office:string-value="Y259.325">
            <text:p>Y259.325</text:p>
          </table:table-cell>
          <table:table-cell table:formula="of:=[.G163]+1" office:value-type="float" office:value="34">
            <text:p>34</text:p>
          </table:table-cell>
          <table:table-cell table:formula="of:=[.D168]&amp;&quot; &quot;&amp;[.E168]&amp;&quot; &quot;&amp;[.F168]" office:value-type="string" office:string-value="N167 X7115.5 Y259.325">
            <text:p>N167 X7115.5 Y259.3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68</text:p>
          </table:table-cell>
          <table:table-cell table:formula="of:=[.E164]" office:value-type="string" office:string-value="G106">
            <text:p>G106</text:p>
          </table:table-cell>
          <table:table-cell table:formula="of:=[.F164]" office:value-type="string" office:string-value="P3">
            <text:p>P3</text:p>
          </table:table-cell>
          <table:table-cell table:formula="of:=[.G164]+1" office:value-type="float" office:value="34">
            <text:p>34</text:p>
          </table:table-cell>
          <table:table-cell table:formula="of:=[.D169]&amp;&quot; &quot;&amp;[.E169]&amp;&quot; &quot;&amp;[.F169]" office:value-type="string" office:string-value="N168 G106 P3">
            <text:p>N168 G106 P3</text:p>
          </table:table-cell>
          <table:table-cell table:number-columns-repeated="1016"/>
        </table:table-row>
        <table:table-row table:style-name="ro1">
          <table:table-cell table:formula="of:=[.A165]" office:value-type="float" office:value="387.5">
            <text:p>387.5</text:p>
          </table:table-cell>
          <table:table-cell table:formula="of:=[.B165]+[.$K$16]" office:value-type="float" office:value="257.625">
            <text:p>257.625</text:p>
          </table:table-cell>
          <table:table-cell/>
          <table:table-cell office:value-type="string">
            <text:p>N169</text:p>
          </table:table-cell>
          <table:table-cell table:formula="of:=&quot;X&quot;&amp;[.A170]" office:value-type="string" office:string-value="X387.5">
            <text:p>X387.5</text:p>
          </table:table-cell>
          <table:table-cell table:formula="of:=&quot;Y&quot;&amp;[.B170]" office:value-type="string" office:string-value="Y257.625">
            <text:p>Y257.625</text:p>
          </table:table-cell>
          <table:table-cell table:formula="of:=[.G165]+1" office:value-type="float" office:value="34">
            <text:p>34</text:p>
          </table:table-cell>
          <table:table-cell table:formula="of:=[.D170]&amp;&quot; &quot;&amp;[.E170]&amp;&quot; &quot;&amp;[.F170]" office:value-type="string" office:string-value="N169 X387.5 Y257.625">
            <text:p>N169 X387.5 Y257.6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70</text:p>
          </table:table-cell>
          <table:table-cell table:formula="of:=[.E166]" office:value-type="string" office:string-value="G106">
            <text:p>G106</text:p>
          </table:table-cell>
          <table:table-cell table:formula="of:=[.F166]" office:value-type="string" office:string-value="P0">
            <text:p>P0</text:p>
          </table:table-cell>
          <table:table-cell table:formula="of:=[.G166]+1" office:value-type="float" office:value="34">
            <text:p>34</text:p>
          </table:table-cell>
          <table:table-cell table:formula="of:=[.D171]&amp;&quot; &quot;&amp;[.E171]&amp;&quot; &quot;&amp;[.F171]" office:value-type="string" office:string-value="N170 G106 P0">
            <text:p>N170 G106 P0</text:p>
          </table:table-cell>
          <table:table-cell table:number-columns-repeated="1016"/>
        </table:table-row>
        <table:table-row table:style-name="ro1">
          <table:table-cell/>
          <table:table-cell table:formula="of:=[.B167]" office:value-type="string" office:string-value="jog up">
            <text:p>jog up</text:p>
          </table:table-cell>
          <table:table-cell/>
          <table:table-cell office:value-type="string">
            <text:p>N171</text:p>
          </table:table-cell>
          <table:table-cell table:formula="of:=[.E167]" office:value-type="string" office:string-value="G105">
            <text:p>G105</text:p>
          </table:table-cell>
          <table:table-cell table:formula="of:=[.F167]" office:value-type="string" office:string-value="PY7.79166666666667">
            <text:p>PY7.79166666666667</text:p>
          </table:table-cell>
          <table:table-cell table:formula="of:=[.G167]+1" office:value-type="float" office:value="35">
            <text:p>35</text:p>
          </table:table-cell>
          <table:table-cell table:formula="of:=[.D172]&amp;&quot; &quot;&amp;[.E172]&amp;&quot; &quot;&amp;[.F172]" office:value-type="string" office:string-value="N171 G105 PY7.79166666666667">
            <text:p>N171 G105 PY7.79166666666667</text:p>
          </table:table-cell>
          <table:table-cell table:number-columns-repeated="1016"/>
        </table:table-row>
        <table:table-row table:style-name="ro1">
          <table:table-cell table:formula="of:=[.A168]" office:value-type="float" office:value="7115.5">
            <text:p>7115.5</text:p>
          </table:table-cell>
          <table:table-cell table:formula="of:=[.B168]+[.$K$16]" office:value-type="float" office:value="264.116666666666">
            <text:p>264.1166666667</text:p>
          </table:table-cell>
          <table:table-cell/>
          <table:table-cell office:value-type="string">
            <text:p>N172</text:p>
          </table:table-cell>
          <table:table-cell table:formula="of:=&quot;X&quot;&amp;[.A173]" office:value-type="string" office:string-value="X7115.5">
            <text:p>X7115.5</text:p>
          </table:table-cell>
          <table:table-cell table:formula="of:=&quot;Y&quot;&amp;[.B173]" office:value-type="string" office:string-value="Y264.116666666666">
            <text:p>Y264.116666666666</text:p>
          </table:table-cell>
          <table:table-cell table:formula="of:=[.G168]+1" office:value-type="float" office:value="35">
            <text:p>35</text:p>
          </table:table-cell>
          <table:table-cell table:formula="of:=[.D173]&amp;&quot; &quot;&amp;[.E173]&amp;&quot; &quot;&amp;[.F173]" office:value-type="string" office:string-value="N172 X7115.5 Y264.116666666666">
            <text:p>N172 X7115.5 Y264.1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73</text:p>
          </table:table-cell>
          <table:table-cell table:formula="of:=[.E169]" office:value-type="string" office:string-value="G106">
            <text:p>G106</text:p>
          </table:table-cell>
          <table:table-cell table:formula="of:=[.F169]" office:value-type="string" office:string-value="P3">
            <text:p>P3</text:p>
          </table:table-cell>
          <table:table-cell table:formula="of:=[.G169]+1" office:value-type="float" office:value="35">
            <text:p>35</text:p>
          </table:table-cell>
          <table:table-cell table:formula="of:=[.D174]&amp;&quot; &quot;&amp;[.E174]&amp;&quot; &quot;&amp;[.F174]" office:value-type="string" office:string-value="N173 G106 P3">
            <text:p>N173 G106 P3</text:p>
          </table:table-cell>
          <table:table-cell table:number-columns-repeated="1016"/>
        </table:table-row>
        <table:table-row table:style-name="ro1">
          <table:table-cell table:formula="of:=[.A170]" office:value-type="float" office:value="387.5">
            <text:p>387.5</text:p>
          </table:table-cell>
          <table:table-cell table:formula="of:=[.B170]+[.$K$16]" office:value-type="float" office:value="262.416666666666">
            <text:p>262.4166666667</text:p>
          </table:table-cell>
          <table:table-cell/>
          <table:table-cell office:value-type="string">
            <text:p>N174</text:p>
          </table:table-cell>
          <table:table-cell table:formula="of:=&quot;X&quot;&amp;[.A175]" office:value-type="string" office:string-value="X387.5">
            <text:p>X387.5</text:p>
          </table:table-cell>
          <table:table-cell table:formula="of:=&quot;Y&quot;&amp;[.B175]" office:value-type="string" office:string-value="Y262.416666666666">
            <text:p>Y262.416666666666</text:p>
          </table:table-cell>
          <table:table-cell table:formula="of:=[.G170]+1" office:value-type="float" office:value="35">
            <text:p>35</text:p>
          </table:table-cell>
          <table:table-cell table:formula="of:=[.D175]&amp;&quot; &quot;&amp;[.E175]&amp;&quot; &quot;&amp;[.F175]" office:value-type="string" office:string-value="N174 X387.5 Y262.416666666666">
            <text:p>N174 X387.5 Y262.4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75</text:p>
          </table:table-cell>
          <table:table-cell table:formula="of:=[.E171]" office:value-type="string" office:string-value="G106">
            <text:p>G106</text:p>
          </table:table-cell>
          <table:table-cell table:formula="of:=[.F171]" office:value-type="string" office:string-value="P0">
            <text:p>P0</text:p>
          </table:table-cell>
          <table:table-cell table:formula="of:=[.G171]+1" office:value-type="float" office:value="35">
            <text:p>35</text:p>
          </table:table-cell>
          <table:table-cell table:formula="of:=[.D176]&amp;&quot; &quot;&amp;[.E176]&amp;&quot; &quot;&amp;[.F176]" office:value-type="string" office:string-value="N175 G106 P0">
            <text:p>N175 G106 P0</text:p>
          </table:table-cell>
          <table:table-cell table:number-columns-repeated="1016"/>
        </table:table-row>
        <table:table-row table:style-name="ro1">
          <table:table-cell/>
          <table:table-cell table:formula="of:=[.B172]" office:value-type="string" office:string-value="jog up">
            <text:p>jog up</text:p>
          </table:table-cell>
          <table:table-cell/>
          <table:table-cell office:value-type="string">
            <text:p>N176</text:p>
          </table:table-cell>
          <table:table-cell table:formula="of:=[.E172]" office:value-type="string" office:string-value="G105">
            <text:p>G105</text:p>
          </table:table-cell>
          <table:table-cell table:formula="of:=[.F172]" office:value-type="string" office:string-value="PY7.79166666666667">
            <text:p>PY7.79166666666667</text:p>
          </table:table-cell>
          <table:table-cell table:formula="of:=[.G172]+1" office:value-type="float" office:value="36">
            <text:p>36</text:p>
          </table:table-cell>
          <table:table-cell table:formula="of:=[.D177]&amp;&quot; &quot;&amp;[.E177]&amp;&quot; &quot;&amp;[.F177]" office:value-type="string" office:string-value="N176 G105 PY7.79166666666667">
            <text:p>N176 G105 PY7.79166666666667</text:p>
          </table:table-cell>
          <table:table-cell table:number-columns-repeated="1016"/>
        </table:table-row>
        <table:table-row table:style-name="ro1">
          <table:table-cell table:formula="of:=[.A173]" office:value-type="float" office:value="7115.5">
            <text:p>7115.5</text:p>
          </table:table-cell>
          <table:table-cell table:formula="of:=[.B173]+[.$K$16]" office:value-type="float" office:value="268.908333333333">
            <text:p>268.9083333333</text:p>
          </table:table-cell>
          <table:table-cell/>
          <table:table-cell office:value-type="string">
            <text:p>N177</text:p>
          </table:table-cell>
          <table:table-cell table:formula="of:=&quot;X&quot;&amp;[.A178]" office:value-type="string" office:string-value="X7115.5">
            <text:p>X7115.5</text:p>
          </table:table-cell>
          <table:table-cell table:formula="of:=&quot;Y&quot;&amp;[.B178]" office:value-type="string" office:string-value="Y268.908333333333">
            <text:p>Y268.908333333333</text:p>
          </table:table-cell>
          <table:table-cell table:formula="of:=[.G173]+1" office:value-type="float" office:value="36">
            <text:p>36</text:p>
          </table:table-cell>
          <table:table-cell table:formula="of:=[.D178]&amp;&quot; &quot;&amp;[.E178]&amp;&quot; &quot;&amp;[.F178]" office:value-type="string" office:string-value="N177 X7115.5 Y268.908333333333">
            <text:p>N177 X7115.5 Y268.9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78</text:p>
          </table:table-cell>
          <table:table-cell table:formula="of:=[.E174]" office:value-type="string" office:string-value="G106">
            <text:p>G106</text:p>
          </table:table-cell>
          <table:table-cell table:formula="of:=[.F174]" office:value-type="string" office:string-value="P3">
            <text:p>P3</text:p>
          </table:table-cell>
          <table:table-cell table:formula="of:=[.G174]+1" office:value-type="float" office:value="36">
            <text:p>36</text:p>
          </table:table-cell>
          <table:table-cell table:formula="of:=[.D179]&amp;&quot; &quot;&amp;[.E179]&amp;&quot; &quot;&amp;[.F179]" office:value-type="string" office:string-value="N178 G106 P3">
            <text:p>N178 G106 P3</text:p>
          </table:table-cell>
          <table:table-cell table:number-columns-repeated="1016"/>
        </table:table-row>
        <table:table-row table:style-name="ro1">
          <table:table-cell table:formula="of:=[.A175]" office:value-type="float" office:value="387.5">
            <text:p>387.5</text:p>
          </table:table-cell>
          <table:table-cell table:formula="of:=[.B175]+[.$K$16]" office:value-type="float" office:value="267.208333333333">
            <text:p>267.2083333333</text:p>
          </table:table-cell>
          <table:table-cell/>
          <table:table-cell office:value-type="string">
            <text:p>N179</text:p>
          </table:table-cell>
          <table:table-cell table:formula="of:=&quot;X&quot;&amp;[.A180]" office:value-type="string" office:string-value="X387.5">
            <text:p>X387.5</text:p>
          </table:table-cell>
          <table:table-cell table:formula="of:=&quot;Y&quot;&amp;[.B180]" office:value-type="string" office:string-value="Y267.208333333333">
            <text:p>Y267.208333333333</text:p>
          </table:table-cell>
          <table:table-cell table:formula="of:=[.G175]+1" office:value-type="float" office:value="36">
            <text:p>36</text:p>
          </table:table-cell>
          <table:table-cell table:formula="of:=[.D180]&amp;&quot; &quot;&amp;[.E180]&amp;&quot; &quot;&amp;[.F180]" office:value-type="string" office:string-value="N179 X387.5 Y267.208333333333">
            <text:p>N179 X387.5 Y267.2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80</text:p>
          </table:table-cell>
          <table:table-cell table:formula="of:=[.E176]" office:value-type="string" office:string-value="G106">
            <text:p>G106</text:p>
          </table:table-cell>
          <table:table-cell table:formula="of:=[.F176]" office:value-type="string" office:string-value="P0">
            <text:p>P0</text:p>
          </table:table-cell>
          <table:table-cell table:formula="of:=[.G176]+1" office:value-type="float" office:value="36">
            <text:p>36</text:p>
          </table:table-cell>
          <table:table-cell table:formula="of:=[.D181]&amp;&quot; &quot;&amp;[.E181]&amp;&quot; &quot;&amp;[.F181]" office:value-type="string" office:string-value="N180 G106 P0">
            <text:p>N180 G106 P0</text:p>
          </table:table-cell>
          <table:table-cell table:number-columns-repeated="1016"/>
        </table:table-row>
        <table:table-row table:style-name="ro1">
          <table:table-cell/>
          <table:table-cell table:formula="of:=[.B177]" office:value-type="string" office:string-value="jog up">
            <text:p>jog up</text:p>
          </table:table-cell>
          <table:table-cell/>
          <table:table-cell office:value-type="string">
            <text:p>N181</text:p>
          </table:table-cell>
          <table:table-cell table:formula="of:=[.E177]" office:value-type="string" office:string-value="G105">
            <text:p>G105</text:p>
          </table:table-cell>
          <table:table-cell table:formula="of:=[.F177]" office:value-type="string" office:string-value="PY7.79166666666667">
            <text:p>PY7.79166666666667</text:p>
          </table:table-cell>
          <table:table-cell table:formula="of:=[.G177]+1" office:value-type="float" office:value="37">
            <text:p>37</text:p>
          </table:table-cell>
          <table:table-cell table:formula="of:=[.D182]&amp;&quot; &quot;&amp;[.E182]&amp;&quot; &quot;&amp;[.F182]" office:value-type="string" office:string-value="N181 G105 PY7.79166666666667">
            <text:p>N181 G105 PY7.79166666666667</text:p>
          </table:table-cell>
          <table:table-cell table:number-columns-repeated="1016"/>
        </table:table-row>
        <table:table-row table:style-name="ro1">
          <table:table-cell table:formula="of:=[.A178]" office:value-type="float" office:value="7115.5">
            <text:p>7115.5</text:p>
          </table:table-cell>
          <table:table-cell table:formula="of:=[.B178]+[.$K$16]" office:value-type="float" office:value="273.7">
            <text:p>273.7</text:p>
          </table:table-cell>
          <table:table-cell/>
          <table:table-cell office:value-type="string">
            <text:p>N182</text:p>
          </table:table-cell>
          <table:table-cell table:formula="of:=&quot;X&quot;&amp;[.A183]" office:value-type="string" office:string-value="X7115.5">
            <text:p>X7115.5</text:p>
          </table:table-cell>
          <table:table-cell table:formula="of:=&quot;Y&quot;&amp;[.B183]" office:value-type="string" office:string-value="Y273.7">
            <text:p>Y273.7</text:p>
          </table:table-cell>
          <table:table-cell table:formula="of:=[.G178]+1" office:value-type="float" office:value="37">
            <text:p>37</text:p>
          </table:table-cell>
          <table:table-cell table:formula="of:=[.D183]&amp;&quot; &quot;&amp;[.E183]&amp;&quot; &quot;&amp;[.F183]" office:value-type="string" office:string-value="N182 X7115.5 Y273.7">
            <text:p>N182 X7115.5 Y273.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83</text:p>
          </table:table-cell>
          <table:table-cell table:formula="of:=[.E179]" office:value-type="string" office:string-value="G106">
            <text:p>G106</text:p>
          </table:table-cell>
          <table:table-cell table:formula="of:=[.F179]" office:value-type="string" office:string-value="P3">
            <text:p>P3</text:p>
          </table:table-cell>
          <table:table-cell table:formula="of:=[.G179]+1" office:value-type="float" office:value="37">
            <text:p>37</text:p>
          </table:table-cell>
          <table:table-cell table:formula="of:=[.D184]&amp;&quot; &quot;&amp;[.E184]&amp;&quot; &quot;&amp;[.F184]" office:value-type="string" office:string-value="N183 G106 P3">
            <text:p>N183 G106 P3</text:p>
          </table:table-cell>
          <table:table-cell table:number-columns-repeated="1016"/>
        </table:table-row>
        <table:table-row table:style-name="ro1">
          <table:table-cell table:formula="of:=[.A180]" office:value-type="float" office:value="387.5">
            <text:p>387.5</text:p>
          </table:table-cell>
          <table:table-cell table:formula="of:=[.B180]+[.$K$16]" office:value-type="float" office:value="272">
            <text:p>272</text:p>
          </table:table-cell>
          <table:table-cell/>
          <table:table-cell office:value-type="string">
            <text:p>N184</text:p>
          </table:table-cell>
          <table:table-cell table:formula="of:=&quot;X&quot;&amp;[.A185]" office:value-type="string" office:string-value="X387.5">
            <text:p>X387.5</text:p>
          </table:table-cell>
          <table:table-cell table:formula="of:=&quot;Y&quot;&amp;[.B185]" office:value-type="string" office:string-value="Y272">
            <text:p>Y272</text:p>
          </table:table-cell>
          <table:table-cell table:formula="of:=[.G180]+1" office:value-type="float" office:value="37">
            <text:p>37</text:p>
          </table:table-cell>
          <table:table-cell table:formula="of:=[.D185]&amp;&quot; &quot;&amp;[.E185]&amp;&quot; &quot;&amp;[.F185]" office:value-type="string" office:string-value="N184 X387.5 Y272">
            <text:p>N184 X387.5 Y27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85</text:p>
          </table:table-cell>
          <table:table-cell table:formula="of:=[.E181]" office:value-type="string" office:string-value="G106">
            <text:p>G106</text:p>
          </table:table-cell>
          <table:table-cell table:formula="of:=[.F181]" office:value-type="string" office:string-value="P0">
            <text:p>P0</text:p>
          </table:table-cell>
          <table:table-cell table:formula="of:=[.G181]+1" office:value-type="float" office:value="37">
            <text:p>37</text:p>
          </table:table-cell>
          <table:table-cell table:formula="of:=[.D186]&amp;&quot; &quot;&amp;[.E186]&amp;&quot; &quot;&amp;[.F186]" office:value-type="string" office:string-value="N185 G106 P0">
            <text:p>N185 G106 P0</text:p>
          </table:table-cell>
          <table:table-cell table:number-columns-repeated="1016"/>
        </table:table-row>
        <table:table-row table:style-name="ro1">
          <table:table-cell/>
          <table:table-cell table:formula="of:=[.B182]" office:value-type="string" office:string-value="jog up">
            <text:p>jog up</text:p>
          </table:table-cell>
          <table:table-cell/>
          <table:table-cell office:value-type="string">
            <text:p>N186</text:p>
          </table:table-cell>
          <table:table-cell table:formula="of:=[.E182]" office:value-type="string" office:string-value="G105">
            <text:p>G105</text:p>
          </table:table-cell>
          <table:table-cell table:formula="of:=[.F182]" office:value-type="string" office:string-value="PY7.79166666666667">
            <text:p>PY7.79166666666667</text:p>
          </table:table-cell>
          <table:table-cell table:formula="of:=[.G182]+1" office:value-type="float" office:value="38">
            <text:p>38</text:p>
          </table:table-cell>
          <table:table-cell table:formula="of:=[.D187]&amp;&quot; &quot;&amp;[.E187]&amp;&quot; &quot;&amp;[.F187]" office:value-type="string" office:string-value="N186 G105 PY7.79166666666667">
            <text:p>N186 G105 PY7.79166666666667</text:p>
          </table:table-cell>
          <table:table-cell table:number-columns-repeated="1016"/>
        </table:table-row>
        <table:table-row table:style-name="ro1">
          <table:table-cell table:formula="of:=[.A183]" office:value-type="float" office:value="7115.5">
            <text:p>7115.5</text:p>
          </table:table-cell>
          <table:table-cell table:formula="of:=[.B183]+[.$K$16]" office:value-type="float" office:value="278.491666666666">
            <text:p>278.4916666667</text:p>
          </table:table-cell>
          <table:table-cell/>
          <table:table-cell office:value-type="string">
            <text:p>N187</text:p>
          </table:table-cell>
          <table:table-cell table:formula="of:=&quot;X&quot;&amp;[.A188]" office:value-type="string" office:string-value="X7115.5">
            <text:p>X7115.5</text:p>
          </table:table-cell>
          <table:table-cell table:formula="of:=&quot;Y&quot;&amp;[.B188]" office:value-type="string" office:string-value="Y278.491666666666">
            <text:p>Y278.491666666666</text:p>
          </table:table-cell>
          <table:table-cell table:formula="of:=[.G183]+1" office:value-type="float" office:value="38">
            <text:p>38</text:p>
          </table:table-cell>
          <table:table-cell table:formula="of:=[.D188]&amp;&quot; &quot;&amp;[.E188]&amp;&quot; &quot;&amp;[.F188]" office:value-type="string" office:string-value="N187 X7115.5 Y278.491666666666">
            <text:p>N187 X7115.5 Y278.4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88</text:p>
          </table:table-cell>
          <table:table-cell table:formula="of:=[.E184]" office:value-type="string" office:string-value="G106">
            <text:p>G106</text:p>
          </table:table-cell>
          <table:table-cell table:formula="of:=[.F184]" office:value-type="string" office:string-value="P3">
            <text:p>P3</text:p>
          </table:table-cell>
          <table:table-cell table:formula="of:=[.G184]+1" office:value-type="float" office:value="38">
            <text:p>38</text:p>
          </table:table-cell>
          <table:table-cell table:formula="of:=[.D189]&amp;&quot; &quot;&amp;[.E189]&amp;&quot; &quot;&amp;[.F189]" office:value-type="string" office:string-value="N188 G106 P3">
            <text:p>N188 G106 P3</text:p>
          </table:table-cell>
          <table:table-cell table:number-columns-repeated="1016"/>
        </table:table-row>
        <table:table-row table:style-name="ro1">
          <table:table-cell table:formula="of:=[.A185]" office:value-type="float" office:value="387.5">
            <text:p>387.5</text:p>
          </table:table-cell>
          <table:table-cell table:formula="of:=[.B185]+[.$K$16]" office:value-type="float" office:value="276.791666666666">
            <text:p>276.7916666667</text:p>
          </table:table-cell>
          <table:table-cell/>
          <table:table-cell office:value-type="string">
            <text:p>N189</text:p>
          </table:table-cell>
          <table:table-cell table:formula="of:=&quot;X&quot;&amp;[.A190]" office:value-type="string" office:string-value="X387.5">
            <text:p>X387.5</text:p>
          </table:table-cell>
          <table:table-cell table:formula="of:=&quot;Y&quot;&amp;[.B190]" office:value-type="string" office:string-value="Y276.791666666666">
            <text:p>Y276.791666666666</text:p>
          </table:table-cell>
          <table:table-cell table:formula="of:=[.G185]+1" office:value-type="float" office:value="38">
            <text:p>38</text:p>
          </table:table-cell>
          <table:table-cell table:formula="of:=[.D190]&amp;&quot; &quot;&amp;[.E190]&amp;&quot; &quot;&amp;[.F190]" office:value-type="string" office:string-value="N189 X387.5 Y276.791666666666">
            <text:p>N189 X387.5 Y276.7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90</text:p>
          </table:table-cell>
          <table:table-cell table:formula="of:=[.E186]" office:value-type="string" office:string-value="G106">
            <text:p>G106</text:p>
          </table:table-cell>
          <table:table-cell table:formula="of:=[.F186]" office:value-type="string" office:string-value="P0">
            <text:p>P0</text:p>
          </table:table-cell>
          <table:table-cell table:formula="of:=[.G186]+1" office:value-type="float" office:value="38">
            <text:p>38</text:p>
          </table:table-cell>
          <table:table-cell table:formula="of:=[.D191]&amp;&quot; &quot;&amp;[.E191]&amp;&quot; &quot;&amp;[.F191]" office:value-type="string" office:string-value="N190 G106 P0">
            <text:p>N190 G106 P0</text:p>
          </table:table-cell>
          <table:table-cell table:number-columns-repeated="1016"/>
        </table:table-row>
        <table:table-row table:style-name="ro1">
          <table:table-cell/>
          <table:table-cell table:formula="of:=[.B187]" office:value-type="string" office:string-value="jog up">
            <text:p>jog up</text:p>
          </table:table-cell>
          <table:table-cell/>
          <table:table-cell office:value-type="string">
            <text:p>N191</text:p>
          </table:table-cell>
          <table:table-cell table:formula="of:=[.E187]" office:value-type="string" office:string-value="G105">
            <text:p>G105</text:p>
          </table:table-cell>
          <table:table-cell table:formula="of:=[.F187]" office:value-type="string" office:string-value="PY7.79166666666667">
            <text:p>PY7.79166666666667</text:p>
          </table:table-cell>
          <table:table-cell table:formula="of:=[.G187]+1" office:value-type="float" office:value="39">
            <text:p>39</text:p>
          </table:table-cell>
          <table:table-cell table:formula="of:=[.D192]&amp;&quot; &quot;&amp;[.E192]&amp;&quot; &quot;&amp;[.F192]" office:value-type="string" office:string-value="N191 G105 PY7.79166666666667">
            <text:p>N191 G105 PY7.79166666666667</text:p>
          </table:table-cell>
          <table:table-cell table:number-columns-repeated="1016"/>
        </table:table-row>
        <table:table-row table:style-name="ro1">
          <table:table-cell table:formula="of:=[.A188]" office:value-type="float" office:value="7115.5">
            <text:p>7115.5</text:p>
          </table:table-cell>
          <table:table-cell table:formula="of:=[.B188]+[.$K$16]" office:value-type="float" office:value="283.283333333333">
            <text:p>283.2833333333</text:p>
          </table:table-cell>
          <table:table-cell/>
          <table:table-cell office:value-type="string">
            <text:p>N192</text:p>
          </table:table-cell>
          <table:table-cell table:formula="of:=&quot;X&quot;&amp;[.A193]" office:value-type="string" office:string-value="X7115.5">
            <text:p>X7115.5</text:p>
          </table:table-cell>
          <table:table-cell table:formula="of:=&quot;Y&quot;&amp;[.B193]" office:value-type="string" office:string-value="Y283.283333333333">
            <text:p>Y283.283333333333</text:p>
          </table:table-cell>
          <table:table-cell table:formula="of:=[.G188]+1" office:value-type="float" office:value="39">
            <text:p>39</text:p>
          </table:table-cell>
          <table:table-cell table:formula="of:=[.D193]&amp;&quot; &quot;&amp;[.E193]&amp;&quot; &quot;&amp;[.F193]" office:value-type="string" office:string-value="N192 X7115.5 Y283.283333333333">
            <text:p>N192 X7115.5 Y283.2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93</text:p>
          </table:table-cell>
          <table:table-cell table:formula="of:=[.E189]" office:value-type="string" office:string-value="G106">
            <text:p>G106</text:p>
          </table:table-cell>
          <table:table-cell table:formula="of:=[.F189]" office:value-type="string" office:string-value="P3">
            <text:p>P3</text:p>
          </table:table-cell>
          <table:table-cell table:formula="of:=[.G189]+1" office:value-type="float" office:value="39">
            <text:p>39</text:p>
          </table:table-cell>
          <table:table-cell table:formula="of:=[.D194]&amp;&quot; &quot;&amp;[.E194]&amp;&quot; &quot;&amp;[.F194]" office:value-type="string" office:string-value="N193 G106 P3">
            <text:p>N193 G106 P3</text:p>
          </table:table-cell>
          <table:table-cell table:number-columns-repeated="1016"/>
        </table:table-row>
        <table:table-row table:style-name="ro1">
          <table:table-cell table:formula="of:=[.A190]" office:value-type="float" office:value="387.5">
            <text:p>387.5</text:p>
          </table:table-cell>
          <table:table-cell table:formula="of:=[.B190]+[.$K$16]" office:value-type="float" office:value="281.583333333333">
            <text:p>281.5833333333</text:p>
          </table:table-cell>
          <table:table-cell/>
          <table:table-cell office:value-type="string">
            <text:p>N194</text:p>
          </table:table-cell>
          <table:table-cell table:formula="of:=&quot;X&quot;&amp;[.A195]" office:value-type="string" office:string-value="X387.5">
            <text:p>X387.5</text:p>
          </table:table-cell>
          <table:table-cell table:formula="of:=&quot;Y&quot;&amp;[.B195]" office:value-type="string" office:string-value="Y281.583333333333">
            <text:p>Y281.583333333333</text:p>
          </table:table-cell>
          <table:table-cell table:formula="of:=[.G190]+1" office:value-type="float" office:value="39">
            <text:p>39</text:p>
          </table:table-cell>
          <table:table-cell table:formula="of:=[.D195]&amp;&quot; &quot;&amp;[.E195]&amp;&quot; &quot;&amp;[.F195]" office:value-type="string" office:string-value="N194 X387.5 Y281.583333333333">
            <text:p>N194 X387.5 Y281.5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95</text:p>
          </table:table-cell>
          <table:table-cell table:formula="of:=[.E191]" office:value-type="string" office:string-value="G106">
            <text:p>G106</text:p>
          </table:table-cell>
          <table:table-cell table:formula="of:=[.F191]" office:value-type="string" office:string-value="P0">
            <text:p>P0</text:p>
          </table:table-cell>
          <table:table-cell table:formula="of:=[.G191]+1" office:value-type="float" office:value="39">
            <text:p>39</text:p>
          </table:table-cell>
          <table:table-cell table:formula="of:=[.D196]&amp;&quot; &quot;&amp;[.E196]&amp;&quot; &quot;&amp;[.F196]" office:value-type="string" office:string-value="N195 G106 P0">
            <text:p>N195 G106 P0</text:p>
          </table:table-cell>
          <table:table-cell table:number-columns-repeated="1016"/>
        </table:table-row>
        <table:table-row table:style-name="ro1">
          <table:table-cell/>
          <table:table-cell table:formula="of:=[.B192]" office:value-type="string" office:string-value="jog up">
            <text:p>jog up</text:p>
          </table:table-cell>
          <table:table-cell/>
          <table:table-cell office:value-type="string">
            <text:p>N196</text:p>
          </table:table-cell>
          <table:table-cell table:formula="of:=[.E192]" office:value-type="string" office:string-value="G105">
            <text:p>G105</text:p>
          </table:table-cell>
          <table:table-cell table:formula="of:=[.F192]" office:value-type="string" office:string-value="PY7.79166666666667">
            <text:p>PY7.79166666666667</text:p>
          </table:table-cell>
          <table:table-cell table:formula="of:=[.G192]+1" office:value-type="float" office:value="40">
            <text:p>40</text:p>
          </table:table-cell>
          <table:table-cell table:formula="of:=[.D197]&amp;&quot; &quot;&amp;[.E197]&amp;&quot; &quot;&amp;[.F197]" office:value-type="string" office:string-value="N196 G105 PY7.79166666666667">
            <text:p>N196 G105 PY7.79166666666667</text:p>
          </table:table-cell>
          <table:table-cell table:number-columns-repeated="1016"/>
        </table:table-row>
        <table:table-row table:style-name="ro1">
          <table:table-cell table:formula="of:=[.A193]" office:value-type="float" office:value="7115.5">
            <text:p>7115.5</text:p>
          </table:table-cell>
          <table:table-cell table:formula="of:=[.B193]+[.$K$16]" office:value-type="float" office:value="288.075">
            <text:p>288.075</text:p>
          </table:table-cell>
          <table:table-cell/>
          <table:table-cell office:value-type="string">
            <text:p>N197</text:p>
          </table:table-cell>
          <table:table-cell table:formula="of:=&quot;X&quot;&amp;[.A198]" office:value-type="string" office:string-value="X7115.5">
            <text:p>X7115.5</text:p>
          </table:table-cell>
          <table:table-cell table:formula="of:=&quot;Y&quot;&amp;[.B198]" office:value-type="string" office:string-value="Y288.075">
            <text:p>Y288.075</text:p>
          </table:table-cell>
          <table:table-cell table:formula="of:=[.G193]+1" office:value-type="float" office:value="40">
            <text:p>40</text:p>
          </table:table-cell>
          <table:table-cell table:formula="of:=[.D198]&amp;&quot; &quot;&amp;[.E198]&amp;&quot; &quot;&amp;[.F198]" office:value-type="string" office:string-value="N197 X7115.5 Y288.075">
            <text:p>N197 X7115.5 Y288.0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98</text:p>
          </table:table-cell>
          <table:table-cell table:formula="of:=[.E194]" office:value-type="string" office:string-value="G106">
            <text:p>G106</text:p>
          </table:table-cell>
          <table:table-cell table:formula="of:=[.F194]" office:value-type="string" office:string-value="P3">
            <text:p>P3</text:p>
          </table:table-cell>
          <table:table-cell table:formula="of:=[.G194]+1" office:value-type="float" office:value="40">
            <text:p>40</text:p>
          </table:table-cell>
          <table:table-cell table:formula="of:=[.D199]&amp;&quot; &quot;&amp;[.E199]&amp;&quot; &quot;&amp;[.F199]" office:value-type="string" office:string-value="N198 G106 P3">
            <text:p>N198 G106 P3</text:p>
          </table:table-cell>
          <table:table-cell table:number-columns-repeated="1016"/>
        </table:table-row>
        <table:table-row table:style-name="ro1">
          <table:table-cell table:formula="of:=[.A195]" office:value-type="float" office:value="387.5">
            <text:p>387.5</text:p>
          </table:table-cell>
          <table:table-cell table:formula="of:=[.B195]+[.$K$16]" office:value-type="float" office:value="286.375">
            <text:p>286.375</text:p>
          </table:table-cell>
          <table:table-cell/>
          <table:table-cell office:value-type="string">
            <text:p>N199</text:p>
          </table:table-cell>
          <table:table-cell table:formula="of:=&quot;X&quot;&amp;[.A200]" office:value-type="string" office:string-value="X387.5">
            <text:p>X387.5</text:p>
          </table:table-cell>
          <table:table-cell table:formula="of:=&quot;Y&quot;&amp;[.B200]" office:value-type="string" office:string-value="Y286.375">
            <text:p>Y286.375</text:p>
          </table:table-cell>
          <table:table-cell table:formula="of:=[.G195]+1" office:value-type="float" office:value="40">
            <text:p>40</text:p>
          </table:table-cell>
          <table:table-cell table:formula="of:=[.D200]&amp;&quot; &quot;&amp;[.E200]&amp;&quot; &quot;&amp;[.F200]" office:value-type="string" office:string-value="N199 X387.5 Y286.375">
            <text:p>N199 X387.5 Y286.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00</text:p>
          </table:table-cell>
          <table:table-cell table:formula="of:=[.E196]" office:value-type="string" office:string-value="G106">
            <text:p>G106</text:p>
          </table:table-cell>
          <table:table-cell table:formula="of:=[.F196]" office:value-type="string" office:string-value="P0">
            <text:p>P0</text:p>
          </table:table-cell>
          <table:table-cell table:formula="of:=[.G196]+1" office:value-type="float" office:value="40">
            <text:p>40</text:p>
          </table:table-cell>
          <table:table-cell table:formula="of:=[.D201]&amp;&quot; &quot;&amp;[.E201]&amp;&quot; &quot;&amp;[.F201]" office:value-type="string" office:string-value="N200 G106 P0">
            <text:p>N200 G106 P0</text:p>
          </table:table-cell>
          <table:table-cell table:number-columns-repeated="1016"/>
        </table:table-row>
        <table:table-row table:style-name="ro1">
          <table:table-cell/>
          <table:table-cell table:formula="of:=[.B197]" office:value-type="string" office:string-value="jog up">
            <text:p>jog up</text:p>
          </table:table-cell>
          <table:table-cell/>
          <table:table-cell office:value-type="string">
            <text:p>N201</text:p>
          </table:table-cell>
          <table:table-cell table:formula="of:=[.E197]" office:value-type="string" office:string-value="G105">
            <text:p>G105</text:p>
          </table:table-cell>
          <table:table-cell table:formula="of:=[.F197]" office:value-type="string" office:string-value="PY7.79166666666667">
            <text:p>PY7.79166666666667</text:p>
          </table:table-cell>
          <table:table-cell table:formula="of:=[.G197]+1" office:value-type="float" office:value="41">
            <text:p>41</text:p>
          </table:table-cell>
          <table:table-cell table:formula="of:=[.D202]&amp;&quot; &quot;&amp;[.E202]&amp;&quot; &quot;&amp;[.F202]" office:value-type="string" office:string-value="N201 G105 PY7.79166666666667">
            <text:p>N201 G105 PY7.79166666666667</text:p>
          </table:table-cell>
          <table:table-cell table:number-columns-repeated="1016"/>
        </table:table-row>
        <table:table-row table:style-name="ro1">
          <table:table-cell table:formula="of:=[.A198]" office:value-type="float" office:value="7115.5">
            <text:p>7115.5</text:p>
          </table:table-cell>
          <table:table-cell table:formula="of:=[.B198]+[.$K$16]" office:value-type="float" office:value="292.866666666667">
            <text:p>292.8666666667</text:p>
          </table:table-cell>
          <table:table-cell/>
          <table:table-cell office:value-type="string">
            <text:p>N202</text:p>
          </table:table-cell>
          <table:table-cell table:formula="of:=&quot;X&quot;&amp;[.A203]" office:value-type="string" office:string-value="X7115.5">
            <text:p>X7115.5</text:p>
          </table:table-cell>
          <table:table-cell table:formula="of:=&quot;Y&quot;&amp;[.B203]" office:value-type="string" office:string-value="Y292.866666666667">
            <text:p>Y292.866666666667</text:p>
          </table:table-cell>
          <table:table-cell table:formula="of:=[.G198]+1" office:value-type="float" office:value="41">
            <text:p>41</text:p>
          </table:table-cell>
          <table:table-cell table:formula="of:=[.D203]&amp;&quot; &quot;&amp;[.E203]&amp;&quot; &quot;&amp;[.F203]" office:value-type="string" office:string-value="N202 X7115.5 Y292.866666666667">
            <text:p>N202 X7115.5 Y292.8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03</text:p>
          </table:table-cell>
          <table:table-cell table:formula="of:=[.E199]" office:value-type="string" office:string-value="G106">
            <text:p>G106</text:p>
          </table:table-cell>
          <table:table-cell table:formula="of:=[.F199]" office:value-type="string" office:string-value="P3">
            <text:p>P3</text:p>
          </table:table-cell>
          <table:table-cell table:formula="of:=[.G199]+1" office:value-type="float" office:value="41">
            <text:p>41</text:p>
          </table:table-cell>
          <table:table-cell table:formula="of:=[.D204]&amp;&quot; &quot;&amp;[.E204]&amp;&quot; &quot;&amp;[.F204]" office:value-type="string" office:string-value="N203 G106 P3">
            <text:p>N203 G106 P3</text:p>
          </table:table-cell>
          <table:table-cell table:number-columns-repeated="1016"/>
        </table:table-row>
        <table:table-row table:style-name="ro1">
          <table:table-cell table:formula="of:=[.A200]" office:value-type="float" office:value="387.5">
            <text:p>387.5</text:p>
          </table:table-cell>
          <table:table-cell table:formula="of:=[.B200]+[.$K$16]" office:value-type="float" office:value="291.166666666667">
            <text:p>291.1666666667</text:p>
          </table:table-cell>
          <table:table-cell/>
          <table:table-cell office:value-type="string">
            <text:p>N204</text:p>
          </table:table-cell>
          <table:table-cell table:formula="of:=&quot;X&quot;&amp;[.A205]" office:value-type="string" office:string-value="X387.5">
            <text:p>X387.5</text:p>
          </table:table-cell>
          <table:table-cell table:formula="of:=&quot;Y&quot;&amp;[.B205]" office:value-type="string" office:string-value="Y291.166666666667">
            <text:p>Y291.166666666667</text:p>
          </table:table-cell>
          <table:table-cell table:formula="of:=[.G200]+1" office:value-type="float" office:value="41">
            <text:p>41</text:p>
          </table:table-cell>
          <table:table-cell table:formula="of:=[.D205]&amp;&quot; &quot;&amp;[.E205]&amp;&quot; &quot;&amp;[.F205]" office:value-type="string" office:string-value="N204 X387.5 Y291.166666666667">
            <text:p>N204 X387.5 Y291.1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05</text:p>
          </table:table-cell>
          <table:table-cell table:formula="of:=[.E201]" office:value-type="string" office:string-value="G106">
            <text:p>G106</text:p>
          </table:table-cell>
          <table:table-cell table:formula="of:=[.F201]" office:value-type="string" office:string-value="P0">
            <text:p>P0</text:p>
          </table:table-cell>
          <table:table-cell table:formula="of:=[.G201]+1" office:value-type="float" office:value="41">
            <text:p>41</text:p>
          </table:table-cell>
          <table:table-cell table:formula="of:=[.D206]&amp;&quot; &quot;&amp;[.E206]&amp;&quot; &quot;&amp;[.F206]" office:value-type="string" office:string-value="N205 G106 P0">
            <text:p>N205 G106 P0</text:p>
          </table:table-cell>
          <table:table-cell table:number-columns-repeated="1016"/>
        </table:table-row>
        <table:table-row table:style-name="ro1">
          <table:table-cell/>
          <table:table-cell table:formula="of:=[.B202]" office:value-type="string" office:string-value="jog up">
            <text:p>jog up</text:p>
          </table:table-cell>
          <table:table-cell/>
          <table:table-cell office:value-type="string">
            <text:p>N206</text:p>
          </table:table-cell>
          <table:table-cell table:formula="of:=[.E202]" office:value-type="string" office:string-value="G105">
            <text:p>G105</text:p>
          </table:table-cell>
          <table:table-cell table:formula="of:=[.F202]" office:value-type="string" office:string-value="PY7.79166666666667">
            <text:p>PY7.79166666666667</text:p>
          </table:table-cell>
          <table:table-cell table:formula="of:=[.G202]+1" office:value-type="float" office:value="42">
            <text:p>42</text:p>
          </table:table-cell>
          <table:table-cell table:formula="of:=[.D207]&amp;&quot; &quot;&amp;[.E207]&amp;&quot; &quot;&amp;[.F207]" office:value-type="string" office:string-value="N206 G105 PY7.79166666666667">
            <text:p>N206 G105 PY7.79166666666667</text:p>
          </table:table-cell>
          <table:table-cell table:number-columns-repeated="1016"/>
        </table:table-row>
        <table:table-row table:style-name="ro1">
          <table:table-cell table:formula="of:=[.A203]" office:value-type="float" office:value="7115.5">
            <text:p>7115.5</text:p>
          </table:table-cell>
          <table:table-cell table:formula="of:=[.B203]+[.$K$16]" office:value-type="float" office:value="297.658333333333">
            <text:p>297.6583333333</text:p>
          </table:table-cell>
          <table:table-cell/>
          <table:table-cell office:value-type="string">
            <text:p>N207</text:p>
          </table:table-cell>
          <table:table-cell table:formula="of:=&quot;X&quot;&amp;[.A208]" office:value-type="string" office:string-value="X7115.5">
            <text:p>X7115.5</text:p>
          </table:table-cell>
          <table:table-cell table:formula="of:=&quot;Y&quot;&amp;[.B208]" office:value-type="string" office:string-value="Y297.658333333333">
            <text:p>Y297.658333333333</text:p>
          </table:table-cell>
          <table:table-cell table:formula="of:=[.G203]+1" office:value-type="float" office:value="42">
            <text:p>42</text:p>
          </table:table-cell>
          <table:table-cell table:formula="of:=[.D208]&amp;&quot; &quot;&amp;[.E208]&amp;&quot; &quot;&amp;[.F208]" office:value-type="string" office:string-value="N207 X7115.5 Y297.658333333333">
            <text:p>N207 X7115.5 Y297.6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08</text:p>
          </table:table-cell>
          <table:table-cell table:formula="of:=[.E204]" office:value-type="string" office:string-value="G106">
            <text:p>G106</text:p>
          </table:table-cell>
          <table:table-cell table:formula="of:=[.F204]" office:value-type="string" office:string-value="P3">
            <text:p>P3</text:p>
          </table:table-cell>
          <table:table-cell table:formula="of:=[.G204]+1" office:value-type="float" office:value="42">
            <text:p>42</text:p>
          </table:table-cell>
          <table:table-cell table:formula="of:=[.D209]&amp;&quot; &quot;&amp;[.E209]&amp;&quot; &quot;&amp;[.F209]" office:value-type="string" office:string-value="N208 G106 P3">
            <text:p>N208 G106 P3</text:p>
          </table:table-cell>
          <table:table-cell table:number-columns-repeated="1016"/>
        </table:table-row>
        <table:table-row table:style-name="ro1">
          <table:table-cell table:formula="of:=[.A205]" office:value-type="float" office:value="387.5">
            <text:p>387.5</text:p>
          </table:table-cell>
          <table:table-cell table:formula="of:=[.B205]+[.$K$16]" office:value-type="float" office:value="295.958333333333">
            <text:p>295.9583333333</text:p>
          </table:table-cell>
          <table:table-cell/>
          <table:table-cell office:value-type="string">
            <text:p>N209</text:p>
          </table:table-cell>
          <table:table-cell table:formula="of:=&quot;X&quot;&amp;[.A210]" office:value-type="string" office:string-value="X387.5">
            <text:p>X387.5</text:p>
          </table:table-cell>
          <table:table-cell table:formula="of:=&quot;Y&quot;&amp;[.B210]" office:value-type="string" office:string-value="Y295.958333333333">
            <text:p>Y295.958333333333</text:p>
          </table:table-cell>
          <table:table-cell table:formula="of:=[.G205]+1" office:value-type="float" office:value="42">
            <text:p>42</text:p>
          </table:table-cell>
          <table:table-cell table:formula="of:=[.D210]&amp;&quot; &quot;&amp;[.E210]&amp;&quot; &quot;&amp;[.F210]" office:value-type="string" office:string-value="N209 X387.5 Y295.958333333333">
            <text:p>N209 X387.5 Y295.9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10</text:p>
          </table:table-cell>
          <table:table-cell table:formula="of:=[.E206]" office:value-type="string" office:string-value="G106">
            <text:p>G106</text:p>
          </table:table-cell>
          <table:table-cell table:formula="of:=[.F206]" office:value-type="string" office:string-value="P0">
            <text:p>P0</text:p>
          </table:table-cell>
          <table:table-cell table:formula="of:=[.G206]+1" office:value-type="float" office:value="42">
            <text:p>42</text:p>
          </table:table-cell>
          <table:table-cell table:formula="of:=[.D211]&amp;&quot; &quot;&amp;[.E211]&amp;&quot; &quot;&amp;[.F211]" office:value-type="string" office:string-value="N210 G106 P0">
            <text:p>N210 G106 P0</text:p>
          </table:table-cell>
          <table:table-cell table:number-columns-repeated="1016"/>
        </table:table-row>
        <table:table-row table:style-name="ro1">
          <table:table-cell/>
          <table:table-cell table:formula="of:=[.B207]" office:value-type="string" office:string-value="jog up">
            <text:p>jog up</text:p>
          </table:table-cell>
          <table:table-cell/>
          <table:table-cell office:value-type="string">
            <text:p>N211</text:p>
          </table:table-cell>
          <table:table-cell table:formula="of:=[.E207]" office:value-type="string" office:string-value="G105">
            <text:p>G105</text:p>
          </table:table-cell>
          <table:table-cell table:formula="of:=[.F207]" office:value-type="string" office:string-value="PY7.79166666666667">
            <text:p>PY7.79166666666667</text:p>
          </table:table-cell>
          <table:table-cell table:formula="of:=[.G207]+1" office:value-type="float" office:value="43">
            <text:p>43</text:p>
          </table:table-cell>
          <table:table-cell table:formula="of:=[.D212]&amp;&quot; &quot;&amp;[.E212]&amp;&quot; &quot;&amp;[.F212]" office:value-type="string" office:string-value="N211 G105 PY7.79166666666667">
            <text:p>N211 G105 PY7.79166666666667</text:p>
          </table:table-cell>
          <table:table-cell table:number-columns-repeated="1016"/>
        </table:table-row>
        <table:table-row table:style-name="ro1">
          <table:table-cell table:formula="of:=[.A208]" office:value-type="float" office:value="7115.5">
            <text:p>7115.5</text:p>
          </table:table-cell>
          <table:table-cell table:formula="of:=[.B208]+[.$K$16]" office:value-type="float" office:value="302.45">
            <text:p>302.45</text:p>
          </table:table-cell>
          <table:table-cell/>
          <table:table-cell office:value-type="string">
            <text:p>N212</text:p>
          </table:table-cell>
          <table:table-cell table:formula="of:=&quot;X&quot;&amp;[.A213]" office:value-type="string" office:string-value="X7115.5">
            <text:p>X7115.5</text:p>
          </table:table-cell>
          <table:table-cell table:formula="of:=&quot;Y&quot;&amp;[.B213]" office:value-type="string" office:string-value="Y302.45">
            <text:p>Y302.45</text:p>
          </table:table-cell>
          <table:table-cell table:formula="of:=[.G208]+1" office:value-type="float" office:value="43">
            <text:p>43</text:p>
          </table:table-cell>
          <table:table-cell table:formula="of:=[.D213]&amp;&quot; &quot;&amp;[.E213]&amp;&quot; &quot;&amp;[.F213]" office:value-type="string" office:string-value="N212 X7115.5 Y302.45">
            <text:p>N212 X7115.5 Y302.4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13</text:p>
          </table:table-cell>
          <table:table-cell table:formula="of:=[.E209]" office:value-type="string" office:string-value="G106">
            <text:p>G106</text:p>
          </table:table-cell>
          <table:table-cell table:formula="of:=[.F209]" office:value-type="string" office:string-value="P3">
            <text:p>P3</text:p>
          </table:table-cell>
          <table:table-cell table:formula="of:=[.G209]+1" office:value-type="float" office:value="43">
            <text:p>43</text:p>
          </table:table-cell>
          <table:table-cell table:formula="of:=[.D214]&amp;&quot; &quot;&amp;[.E214]&amp;&quot; &quot;&amp;[.F214]" office:value-type="string" office:string-value="N213 G106 P3">
            <text:p>N213 G106 P3</text:p>
          </table:table-cell>
          <table:table-cell table:number-columns-repeated="1016"/>
        </table:table-row>
        <table:table-row table:style-name="ro1">
          <table:table-cell table:formula="of:=[.A210]" office:value-type="float" office:value="387.5">
            <text:p>387.5</text:p>
          </table:table-cell>
          <table:table-cell table:formula="of:=[.B210]+[.$K$16]" office:value-type="float" office:value="300.75">
            <text:p>300.75</text:p>
          </table:table-cell>
          <table:table-cell/>
          <table:table-cell office:value-type="string">
            <text:p>N214</text:p>
          </table:table-cell>
          <table:table-cell table:formula="of:=&quot;X&quot;&amp;[.A215]" office:value-type="string" office:string-value="X387.5">
            <text:p>X387.5</text:p>
          </table:table-cell>
          <table:table-cell table:formula="of:=&quot;Y&quot;&amp;[.B215]" office:value-type="string" office:string-value="Y300.75">
            <text:p>Y300.75</text:p>
          </table:table-cell>
          <table:table-cell table:formula="of:=[.G210]+1" office:value-type="float" office:value="43">
            <text:p>43</text:p>
          </table:table-cell>
          <table:table-cell table:formula="of:=[.D215]&amp;&quot; &quot;&amp;[.E215]&amp;&quot; &quot;&amp;[.F215]" office:value-type="string" office:string-value="N214 X387.5 Y300.75">
            <text:p>N214 X387.5 Y300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15</text:p>
          </table:table-cell>
          <table:table-cell table:formula="of:=[.E211]" office:value-type="string" office:string-value="G106">
            <text:p>G106</text:p>
          </table:table-cell>
          <table:table-cell table:formula="of:=[.F211]" office:value-type="string" office:string-value="P0">
            <text:p>P0</text:p>
          </table:table-cell>
          <table:table-cell table:formula="of:=[.G211]+1" office:value-type="float" office:value="43">
            <text:p>43</text:p>
          </table:table-cell>
          <table:table-cell table:formula="of:=[.D216]&amp;&quot; &quot;&amp;[.E216]&amp;&quot; &quot;&amp;[.F216]" office:value-type="string" office:string-value="N215 G106 P0">
            <text:p>N215 G106 P0</text:p>
          </table:table-cell>
          <table:table-cell table:number-columns-repeated="1016"/>
        </table:table-row>
        <table:table-row table:style-name="ro1">
          <table:table-cell/>
          <table:table-cell table:formula="of:=[.B212]" office:value-type="string" office:string-value="jog up">
            <text:p>jog up</text:p>
          </table:table-cell>
          <table:table-cell/>
          <table:table-cell office:value-type="string">
            <text:p>N216</text:p>
          </table:table-cell>
          <table:table-cell table:formula="of:=[.E212]" office:value-type="string" office:string-value="G105">
            <text:p>G105</text:p>
          </table:table-cell>
          <table:table-cell table:formula="of:=[.F212]" office:value-type="string" office:string-value="PY7.79166666666667">
            <text:p>PY7.79166666666667</text:p>
          </table:table-cell>
          <table:table-cell table:formula="of:=[.G212]+1" office:value-type="float" office:value="44">
            <text:p>44</text:p>
          </table:table-cell>
          <table:table-cell table:formula="of:=[.D217]&amp;&quot; &quot;&amp;[.E217]&amp;&quot; &quot;&amp;[.F217]" office:value-type="string" office:string-value="N216 G105 PY7.79166666666667">
            <text:p>N216 G105 PY7.79166666666667</text:p>
          </table:table-cell>
          <table:table-cell table:number-columns-repeated="1016"/>
        </table:table-row>
        <table:table-row table:style-name="ro1">
          <table:table-cell table:formula="of:=[.A213]" office:value-type="float" office:value="7115.5">
            <text:p>7115.5</text:p>
          </table:table-cell>
          <table:table-cell table:formula="of:=[.B213]+[.$K$16]" office:value-type="float" office:value="307.241666666667">
            <text:p>307.2416666667</text:p>
          </table:table-cell>
          <table:table-cell/>
          <table:table-cell office:value-type="string">
            <text:p>N217</text:p>
          </table:table-cell>
          <table:table-cell table:formula="of:=&quot;X&quot;&amp;[.A218]" office:value-type="string" office:string-value="X7115.5">
            <text:p>X7115.5</text:p>
          </table:table-cell>
          <table:table-cell table:formula="of:=&quot;Y&quot;&amp;[.B218]" office:value-type="string" office:string-value="Y307.241666666667">
            <text:p>Y307.241666666667</text:p>
          </table:table-cell>
          <table:table-cell table:formula="of:=[.G213]+1" office:value-type="float" office:value="44">
            <text:p>44</text:p>
          </table:table-cell>
          <table:table-cell table:formula="of:=[.D218]&amp;&quot; &quot;&amp;[.E218]&amp;&quot; &quot;&amp;[.F218]" office:value-type="string" office:string-value="N217 X7115.5 Y307.241666666667">
            <text:p>N217 X7115.5 Y307.2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18</text:p>
          </table:table-cell>
          <table:table-cell table:formula="of:=[.E214]" office:value-type="string" office:string-value="G106">
            <text:p>G106</text:p>
          </table:table-cell>
          <table:table-cell table:formula="of:=[.F214]" office:value-type="string" office:string-value="P3">
            <text:p>P3</text:p>
          </table:table-cell>
          <table:table-cell table:formula="of:=[.G214]+1" office:value-type="float" office:value="44">
            <text:p>44</text:p>
          </table:table-cell>
          <table:table-cell table:formula="of:=[.D219]&amp;&quot; &quot;&amp;[.E219]&amp;&quot; &quot;&amp;[.F219]" office:value-type="string" office:string-value="N218 G106 P3">
            <text:p>N218 G106 P3</text:p>
          </table:table-cell>
          <table:table-cell table:number-columns-repeated="1016"/>
        </table:table-row>
        <table:table-row table:style-name="ro1">
          <table:table-cell table:formula="of:=[.A215]" office:value-type="float" office:value="387.5">
            <text:p>387.5</text:p>
          </table:table-cell>
          <table:table-cell table:formula="of:=[.B215]+[.$K$16]" office:value-type="float" office:value="305.541666666667">
            <text:p>305.5416666667</text:p>
          </table:table-cell>
          <table:table-cell/>
          <table:table-cell office:value-type="string">
            <text:p>N219</text:p>
          </table:table-cell>
          <table:table-cell table:formula="of:=&quot;X&quot;&amp;[.A220]" office:value-type="string" office:string-value="X387.5">
            <text:p>X387.5</text:p>
          </table:table-cell>
          <table:table-cell table:formula="of:=&quot;Y&quot;&amp;[.B220]" office:value-type="string" office:string-value="Y305.541666666667">
            <text:p>Y305.541666666667</text:p>
          </table:table-cell>
          <table:table-cell table:formula="of:=[.G215]+1" office:value-type="float" office:value="44">
            <text:p>44</text:p>
          </table:table-cell>
          <table:table-cell table:formula="of:=[.D220]&amp;&quot; &quot;&amp;[.E220]&amp;&quot; &quot;&amp;[.F220]" office:value-type="string" office:string-value="N219 X387.5 Y305.541666666667">
            <text:p>N219 X387.5 Y305.5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20</text:p>
          </table:table-cell>
          <table:table-cell table:formula="of:=[.E216]" office:value-type="string" office:string-value="G106">
            <text:p>G106</text:p>
          </table:table-cell>
          <table:table-cell table:formula="of:=[.F216]" office:value-type="string" office:string-value="P0">
            <text:p>P0</text:p>
          </table:table-cell>
          <table:table-cell table:formula="of:=[.G216]+1" office:value-type="float" office:value="44">
            <text:p>44</text:p>
          </table:table-cell>
          <table:table-cell table:formula="of:=[.D221]&amp;&quot; &quot;&amp;[.E221]&amp;&quot; &quot;&amp;[.F221]" office:value-type="string" office:string-value="N220 G106 P0">
            <text:p>N220 G106 P0</text:p>
          </table:table-cell>
          <table:table-cell table:number-columns-repeated="1016"/>
        </table:table-row>
        <table:table-row table:style-name="ro1">
          <table:table-cell/>
          <table:table-cell table:formula="of:=[.B217]" office:value-type="string" office:string-value="jog up">
            <text:p>jog up</text:p>
          </table:table-cell>
          <table:table-cell/>
          <table:table-cell office:value-type="string">
            <text:p>N221</text:p>
          </table:table-cell>
          <table:table-cell table:formula="of:=[.E217]" office:value-type="string" office:string-value="G105">
            <text:p>G105</text:p>
          </table:table-cell>
          <table:table-cell table:formula="of:=[.F217]" office:value-type="string" office:string-value="PY7.79166666666667">
            <text:p>PY7.79166666666667</text:p>
          </table:table-cell>
          <table:table-cell table:formula="of:=[.G217]+1" office:value-type="float" office:value="45">
            <text:p>45</text:p>
          </table:table-cell>
          <table:table-cell table:formula="of:=[.D222]&amp;&quot; &quot;&amp;[.E222]&amp;&quot; &quot;&amp;[.F222]" office:value-type="string" office:string-value="N221 G105 PY7.79166666666667">
            <text:p>N221 G105 PY7.79166666666667</text:p>
          </table:table-cell>
          <table:table-cell table:number-columns-repeated="1016"/>
        </table:table-row>
        <table:table-row table:style-name="ro1">
          <table:table-cell table:formula="of:=[.A218]" office:value-type="float" office:value="7115.5">
            <text:p>7115.5</text:p>
          </table:table-cell>
          <table:table-cell table:formula="of:=[.B218]+[.$K$16]" office:value-type="float" office:value="312.033333333333">
            <text:p>312.0333333333</text:p>
          </table:table-cell>
          <table:table-cell/>
          <table:table-cell office:value-type="string">
            <text:p>N222</text:p>
          </table:table-cell>
          <table:table-cell table:formula="of:=&quot;X&quot;&amp;[.A223]" office:value-type="string" office:string-value="X7115.5">
            <text:p>X7115.5</text:p>
          </table:table-cell>
          <table:table-cell table:formula="of:=&quot;Y&quot;&amp;[.B223]" office:value-type="string" office:string-value="Y312.033333333333">
            <text:p>Y312.033333333333</text:p>
          </table:table-cell>
          <table:table-cell table:formula="of:=[.G218]+1" office:value-type="float" office:value="45">
            <text:p>45</text:p>
          </table:table-cell>
          <table:table-cell table:formula="of:=[.D223]&amp;&quot; &quot;&amp;[.E223]&amp;&quot; &quot;&amp;[.F223]" office:value-type="string" office:string-value="N222 X7115.5 Y312.033333333333">
            <text:p>N222 X7115.5 Y312.0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23</text:p>
          </table:table-cell>
          <table:table-cell table:formula="of:=[.E219]" office:value-type="string" office:string-value="G106">
            <text:p>G106</text:p>
          </table:table-cell>
          <table:table-cell table:formula="of:=[.F219]" office:value-type="string" office:string-value="P3">
            <text:p>P3</text:p>
          </table:table-cell>
          <table:table-cell table:formula="of:=[.G219]+1" office:value-type="float" office:value="45">
            <text:p>45</text:p>
          </table:table-cell>
          <table:table-cell table:formula="of:=[.D224]&amp;&quot; &quot;&amp;[.E224]&amp;&quot; &quot;&amp;[.F224]" office:value-type="string" office:string-value="N223 G106 P3">
            <text:p>N223 G106 P3</text:p>
          </table:table-cell>
          <table:table-cell table:number-columns-repeated="1016"/>
        </table:table-row>
        <table:table-row table:style-name="ro1">
          <table:table-cell table:formula="of:=[.A220]" office:value-type="float" office:value="387.5">
            <text:p>387.5</text:p>
          </table:table-cell>
          <table:table-cell table:formula="of:=[.B220]+[.$K$16]" office:value-type="float" office:value="310.333333333333">
            <text:p>310.3333333333</text:p>
          </table:table-cell>
          <table:table-cell/>
          <table:table-cell office:value-type="string">
            <text:p>N224</text:p>
          </table:table-cell>
          <table:table-cell table:formula="of:=&quot;X&quot;&amp;[.A225]" office:value-type="string" office:string-value="X387.5">
            <text:p>X387.5</text:p>
          </table:table-cell>
          <table:table-cell table:formula="of:=&quot;Y&quot;&amp;[.B225]" office:value-type="string" office:string-value="Y310.333333333333">
            <text:p>Y310.333333333333</text:p>
          </table:table-cell>
          <table:table-cell table:formula="of:=[.G220]+1" office:value-type="float" office:value="45">
            <text:p>45</text:p>
          </table:table-cell>
          <table:table-cell table:formula="of:=[.D225]&amp;&quot; &quot;&amp;[.E225]&amp;&quot; &quot;&amp;[.F225]" office:value-type="string" office:string-value="N224 X387.5 Y310.333333333333">
            <text:p>N224 X387.5 Y310.3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25</text:p>
          </table:table-cell>
          <table:table-cell table:formula="of:=[.E221]" office:value-type="string" office:string-value="G106">
            <text:p>G106</text:p>
          </table:table-cell>
          <table:table-cell table:formula="of:=[.F221]" office:value-type="string" office:string-value="P0">
            <text:p>P0</text:p>
          </table:table-cell>
          <table:table-cell table:formula="of:=[.G221]+1" office:value-type="float" office:value="45">
            <text:p>45</text:p>
          </table:table-cell>
          <table:table-cell table:formula="of:=[.D226]&amp;&quot; &quot;&amp;[.E226]&amp;&quot; &quot;&amp;[.F226]" office:value-type="string" office:string-value="N225 G106 P0">
            <text:p>N225 G106 P0</text:p>
          </table:table-cell>
          <table:table-cell table:number-columns-repeated="1016"/>
        </table:table-row>
        <table:table-row table:style-name="ro1">
          <table:table-cell/>
          <table:table-cell table:formula="of:=[.B222]" office:value-type="string" office:string-value="jog up">
            <text:p>jog up</text:p>
          </table:table-cell>
          <table:table-cell/>
          <table:table-cell office:value-type="string">
            <text:p>N226</text:p>
          </table:table-cell>
          <table:table-cell table:formula="of:=[.E222]" office:value-type="string" office:string-value="G105">
            <text:p>G105</text:p>
          </table:table-cell>
          <table:table-cell table:formula="of:=[.F222]" office:value-type="string" office:string-value="PY7.79166666666667">
            <text:p>PY7.79166666666667</text:p>
          </table:table-cell>
          <table:table-cell table:formula="of:=[.G222]+1" office:value-type="float" office:value="46">
            <text:p>46</text:p>
          </table:table-cell>
          <table:table-cell table:formula="of:=[.D227]&amp;&quot; &quot;&amp;[.E227]&amp;&quot; &quot;&amp;[.F227]" office:value-type="string" office:string-value="N226 G105 PY7.79166666666667">
            <text:p>N226 G105 PY7.79166666666667</text:p>
          </table:table-cell>
          <table:table-cell table:number-columns-repeated="1016"/>
        </table:table-row>
        <table:table-row table:style-name="ro1">
          <table:table-cell table:formula="of:=[.A223]" office:value-type="float" office:value="7115.5">
            <text:p>7115.5</text:p>
          </table:table-cell>
          <table:table-cell table:formula="of:=[.B223]+[.$K$16]" office:value-type="float" office:value="316.825">
            <text:p>316.825</text:p>
          </table:table-cell>
          <table:table-cell/>
          <table:table-cell office:value-type="string">
            <text:p>N227</text:p>
          </table:table-cell>
          <table:table-cell table:formula="of:=&quot;X&quot;&amp;[.A228]" office:value-type="string" office:string-value="X7115.5">
            <text:p>X7115.5</text:p>
          </table:table-cell>
          <table:table-cell table:formula="of:=&quot;Y&quot;&amp;[.B228]" office:value-type="string" office:string-value="Y316.825">
            <text:p>Y316.825</text:p>
          </table:table-cell>
          <table:table-cell table:formula="of:=[.G223]+1" office:value-type="float" office:value="46">
            <text:p>46</text:p>
          </table:table-cell>
          <table:table-cell table:formula="of:=[.D228]&amp;&quot; &quot;&amp;[.E228]&amp;&quot; &quot;&amp;[.F228]" office:value-type="string" office:string-value="N227 X7115.5 Y316.825">
            <text:p>N227 X7115.5 Y316.8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28</text:p>
          </table:table-cell>
          <table:table-cell table:formula="of:=[.E224]" office:value-type="string" office:string-value="G106">
            <text:p>G106</text:p>
          </table:table-cell>
          <table:table-cell table:formula="of:=[.F224]" office:value-type="string" office:string-value="P3">
            <text:p>P3</text:p>
          </table:table-cell>
          <table:table-cell table:formula="of:=[.G224]+1" office:value-type="float" office:value="46">
            <text:p>46</text:p>
          </table:table-cell>
          <table:table-cell table:formula="of:=[.D229]&amp;&quot; &quot;&amp;[.E229]&amp;&quot; &quot;&amp;[.F229]" office:value-type="string" office:string-value="N228 G106 P3">
            <text:p>N228 G106 P3</text:p>
          </table:table-cell>
          <table:table-cell table:number-columns-repeated="1016"/>
        </table:table-row>
        <table:table-row table:style-name="ro1">
          <table:table-cell table:formula="of:=[.A225]" office:value-type="float" office:value="387.5">
            <text:p>387.5</text:p>
          </table:table-cell>
          <table:table-cell table:formula="of:=[.B225]+[.$K$16]" office:value-type="float" office:value="315.125">
            <text:p>315.125</text:p>
          </table:table-cell>
          <table:table-cell/>
          <table:table-cell office:value-type="string">
            <text:p>N229</text:p>
          </table:table-cell>
          <table:table-cell table:formula="of:=&quot;X&quot;&amp;[.A230]" office:value-type="string" office:string-value="X387.5">
            <text:p>X387.5</text:p>
          </table:table-cell>
          <table:table-cell table:formula="of:=&quot;Y&quot;&amp;[.B230]" office:value-type="string" office:string-value="Y315.125">
            <text:p>Y315.125</text:p>
          </table:table-cell>
          <table:table-cell table:formula="of:=[.G225]+1" office:value-type="float" office:value="46">
            <text:p>46</text:p>
          </table:table-cell>
          <table:table-cell table:formula="of:=[.D230]&amp;&quot; &quot;&amp;[.E230]&amp;&quot; &quot;&amp;[.F230]" office:value-type="string" office:string-value="N229 X387.5 Y315.125">
            <text:p>N229 X387.5 Y315.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30</text:p>
          </table:table-cell>
          <table:table-cell table:formula="of:=[.E226]" office:value-type="string" office:string-value="G106">
            <text:p>G106</text:p>
          </table:table-cell>
          <table:table-cell table:formula="of:=[.F226]" office:value-type="string" office:string-value="P0">
            <text:p>P0</text:p>
          </table:table-cell>
          <table:table-cell table:formula="of:=[.G226]+1" office:value-type="float" office:value="46">
            <text:p>46</text:p>
          </table:table-cell>
          <table:table-cell table:formula="of:=[.D231]&amp;&quot; &quot;&amp;[.E231]&amp;&quot; &quot;&amp;[.F231]" office:value-type="string" office:string-value="N230 G106 P0">
            <text:p>N230 G106 P0</text:p>
          </table:table-cell>
          <table:table-cell table:number-columns-repeated="1016"/>
        </table:table-row>
        <table:table-row table:style-name="ro1">
          <table:table-cell/>
          <table:table-cell table:formula="of:=[.B227]" office:value-type="string" office:string-value="jog up">
            <text:p>jog up</text:p>
          </table:table-cell>
          <table:table-cell/>
          <table:table-cell office:value-type="string">
            <text:p>N231</text:p>
          </table:table-cell>
          <table:table-cell table:formula="of:=[.E227]" office:value-type="string" office:string-value="G105">
            <text:p>G105</text:p>
          </table:table-cell>
          <table:table-cell table:formula="of:=[.F227]" office:value-type="string" office:string-value="PY7.79166666666667">
            <text:p>PY7.79166666666667</text:p>
          </table:table-cell>
          <table:table-cell table:formula="of:=[.G227]+1" office:value-type="float" office:value="47">
            <text:p>47</text:p>
          </table:table-cell>
          <table:table-cell table:formula="of:=[.D232]&amp;&quot; &quot;&amp;[.E232]&amp;&quot; &quot;&amp;[.F232]" office:value-type="string" office:string-value="N231 G105 PY7.79166666666667">
            <text:p>N231 G105 PY7.79166666666667</text:p>
          </table:table-cell>
          <table:table-cell table:number-columns-repeated="1016"/>
        </table:table-row>
        <table:table-row table:style-name="ro1">
          <table:table-cell table:formula="of:=[.A228]" office:value-type="float" office:value="7115.5">
            <text:p>7115.5</text:p>
          </table:table-cell>
          <table:table-cell table:formula="of:=[.B228]+[.$K$16]" office:value-type="float" office:value="321.616666666667">
            <text:p>321.6166666667</text:p>
          </table:table-cell>
          <table:table-cell/>
          <table:table-cell office:value-type="string">
            <text:p>N232</text:p>
          </table:table-cell>
          <table:table-cell table:formula="of:=&quot;X&quot;&amp;[.A233]" office:value-type="string" office:string-value="X7115.5">
            <text:p>X7115.5</text:p>
          </table:table-cell>
          <table:table-cell table:formula="of:=&quot;Y&quot;&amp;[.B233]" office:value-type="string" office:string-value="Y321.616666666667">
            <text:p>Y321.616666666667</text:p>
          </table:table-cell>
          <table:table-cell table:formula="of:=[.G228]+1" office:value-type="float" office:value="47">
            <text:p>47</text:p>
          </table:table-cell>
          <table:table-cell table:formula="of:=[.D233]&amp;&quot; &quot;&amp;[.E233]&amp;&quot; &quot;&amp;[.F233]" office:value-type="string" office:string-value="N232 X7115.5 Y321.616666666667">
            <text:p>N232 X7115.5 Y321.6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33</text:p>
          </table:table-cell>
          <table:table-cell table:formula="of:=[.E229]" office:value-type="string" office:string-value="G106">
            <text:p>G106</text:p>
          </table:table-cell>
          <table:table-cell table:formula="of:=[.F229]" office:value-type="string" office:string-value="P3">
            <text:p>P3</text:p>
          </table:table-cell>
          <table:table-cell table:formula="of:=[.G229]+1" office:value-type="float" office:value="47">
            <text:p>47</text:p>
          </table:table-cell>
          <table:table-cell table:formula="of:=[.D234]&amp;&quot; &quot;&amp;[.E234]&amp;&quot; &quot;&amp;[.F234]" office:value-type="string" office:string-value="N233 G106 P3">
            <text:p>N233 G106 P3</text:p>
          </table:table-cell>
          <table:table-cell table:number-columns-repeated="1016"/>
        </table:table-row>
        <table:table-row table:style-name="ro1">
          <table:table-cell table:formula="of:=[.A230]" office:value-type="float" office:value="387.5">
            <text:p>387.5</text:p>
          </table:table-cell>
          <table:table-cell table:formula="of:=[.B230]+[.$K$16]" office:value-type="float" office:value="319.916666666667">
            <text:p>319.9166666667</text:p>
          </table:table-cell>
          <table:table-cell/>
          <table:table-cell office:value-type="string">
            <text:p>N234</text:p>
          </table:table-cell>
          <table:table-cell table:formula="of:=&quot;X&quot;&amp;[.A235]" office:value-type="string" office:string-value="X387.5">
            <text:p>X387.5</text:p>
          </table:table-cell>
          <table:table-cell table:formula="of:=&quot;Y&quot;&amp;[.B235]" office:value-type="string" office:string-value="Y319.916666666667">
            <text:p>Y319.916666666667</text:p>
          </table:table-cell>
          <table:table-cell table:formula="of:=[.G230]+1" office:value-type="float" office:value="47">
            <text:p>47</text:p>
          </table:table-cell>
          <table:table-cell table:formula="of:=[.D235]&amp;&quot; &quot;&amp;[.E235]&amp;&quot; &quot;&amp;[.F235]" office:value-type="string" office:string-value="N234 X387.5 Y319.916666666667">
            <text:p>N234 X387.5 Y319.9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35</text:p>
          </table:table-cell>
          <table:table-cell table:formula="of:=[.E231]" office:value-type="string" office:string-value="G106">
            <text:p>G106</text:p>
          </table:table-cell>
          <table:table-cell table:formula="of:=[.F231]" office:value-type="string" office:string-value="P0">
            <text:p>P0</text:p>
          </table:table-cell>
          <table:table-cell table:formula="of:=[.G231]+1" office:value-type="float" office:value="47">
            <text:p>47</text:p>
          </table:table-cell>
          <table:table-cell table:formula="of:=[.D236]&amp;&quot; &quot;&amp;[.E236]&amp;&quot; &quot;&amp;[.F236]" office:value-type="string" office:string-value="N235 G106 P0">
            <text:p>N235 G106 P0</text:p>
          </table:table-cell>
          <table:table-cell table:number-columns-repeated="1016"/>
        </table:table-row>
        <table:table-row table:style-name="ro1">
          <table:table-cell/>
          <table:table-cell table:formula="of:=[.B232]" office:value-type="string" office:string-value="jog up">
            <text:p>jog up</text:p>
          </table:table-cell>
          <table:table-cell/>
          <table:table-cell office:value-type="string">
            <text:p>N236</text:p>
          </table:table-cell>
          <table:table-cell table:formula="of:=[.E232]" office:value-type="string" office:string-value="G105">
            <text:p>G105</text:p>
          </table:table-cell>
          <table:table-cell table:formula="of:=[.F232]" office:value-type="string" office:string-value="PY7.79166666666667">
            <text:p>PY7.79166666666667</text:p>
          </table:table-cell>
          <table:table-cell table:formula="of:=[.G232]+1" office:value-type="float" office:value="48">
            <text:p>48</text:p>
          </table:table-cell>
          <table:table-cell table:formula="of:=[.D237]&amp;&quot; &quot;&amp;[.E237]&amp;&quot; &quot;&amp;[.F237]" office:value-type="string" office:string-value="N236 G105 PY7.79166666666667">
            <text:p>N236 G105 PY7.79166666666667</text:p>
          </table:table-cell>
          <table:table-cell table:number-columns-repeated="1016"/>
        </table:table-row>
        <table:table-row table:style-name="ro1">
          <table:table-cell table:formula="of:=[.A233]" office:value-type="float" office:value="7115.5">
            <text:p>7115.5</text:p>
          </table:table-cell>
          <table:table-cell table:formula="of:=[.B233]+[.$K$16]" office:value-type="float" office:value="326.408333333333">
            <text:p>326.4083333333</text:p>
          </table:table-cell>
          <table:table-cell/>
          <table:table-cell office:value-type="string">
            <text:p>N237</text:p>
          </table:table-cell>
          <table:table-cell table:formula="of:=&quot;X&quot;&amp;[.A238]" office:value-type="string" office:string-value="X7115.5">
            <text:p>X7115.5</text:p>
          </table:table-cell>
          <table:table-cell table:formula="of:=&quot;Y&quot;&amp;[.B238]" office:value-type="string" office:string-value="Y326.408333333333">
            <text:p>Y326.408333333333</text:p>
          </table:table-cell>
          <table:table-cell table:formula="of:=[.G233]+1" office:value-type="float" office:value="48">
            <text:p>48</text:p>
          </table:table-cell>
          <table:table-cell table:formula="of:=[.D238]&amp;&quot; &quot;&amp;[.E238]&amp;&quot; &quot;&amp;[.F238]" office:value-type="string" office:string-value="N237 X7115.5 Y326.408333333333">
            <text:p>N237 X7115.5 Y326.4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38</text:p>
          </table:table-cell>
          <table:table-cell table:formula="of:=[.E234]" office:value-type="string" office:string-value="G106">
            <text:p>G106</text:p>
          </table:table-cell>
          <table:table-cell table:formula="of:=[.F234]" office:value-type="string" office:string-value="P3">
            <text:p>P3</text:p>
          </table:table-cell>
          <table:table-cell table:formula="of:=[.G234]+1" office:value-type="float" office:value="48">
            <text:p>48</text:p>
          </table:table-cell>
          <table:table-cell table:formula="of:=[.D239]&amp;&quot; &quot;&amp;[.E239]&amp;&quot; &quot;&amp;[.F239]" office:value-type="string" office:string-value="N238 G106 P3">
            <text:p>N238 G106 P3</text:p>
          </table:table-cell>
          <table:table-cell table:number-columns-repeated="1016"/>
        </table:table-row>
        <table:table-row table:style-name="ro1">
          <table:table-cell table:formula="of:=[.A235]" office:value-type="float" office:value="387.5">
            <text:p>387.5</text:p>
          </table:table-cell>
          <table:table-cell table:formula="of:=[.B235]+[.$K$16]" office:value-type="float" office:value="324.708333333333">
            <text:p>324.7083333333</text:p>
          </table:table-cell>
          <table:table-cell/>
          <table:table-cell office:value-type="string">
            <text:p>N239</text:p>
          </table:table-cell>
          <table:table-cell table:formula="of:=&quot;X&quot;&amp;[.A240]" office:value-type="string" office:string-value="X387.5">
            <text:p>X387.5</text:p>
          </table:table-cell>
          <table:table-cell table:formula="of:=&quot;Y&quot;&amp;[.B240]" office:value-type="string" office:string-value="Y324.708333333333">
            <text:p>Y324.708333333333</text:p>
          </table:table-cell>
          <table:table-cell table:formula="of:=[.G235]+1" office:value-type="float" office:value="48">
            <text:p>48</text:p>
          </table:table-cell>
          <table:table-cell table:formula="of:=[.D240]&amp;&quot; &quot;&amp;[.E240]&amp;&quot; &quot;&amp;[.F240]" office:value-type="string" office:string-value="N239 X387.5 Y324.708333333333">
            <text:p>N239 X387.5 Y324.7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40</text:p>
          </table:table-cell>
          <table:table-cell table:formula="of:=[.E236]" office:value-type="string" office:string-value="G106">
            <text:p>G106</text:p>
          </table:table-cell>
          <table:table-cell table:formula="of:=[.F236]" office:value-type="string" office:string-value="P0">
            <text:p>P0</text:p>
          </table:table-cell>
          <table:table-cell table:formula="of:=[.G236]+1" office:value-type="float" office:value="48">
            <text:p>48</text:p>
          </table:table-cell>
          <table:table-cell table:formula="of:=[.D241]&amp;&quot; &quot;&amp;[.E241]&amp;&quot; &quot;&amp;[.F241]" office:value-type="string" office:string-value="N240 G106 P0">
            <text:p>N240 G106 P0</text:p>
          </table:table-cell>
          <table:table-cell table:number-columns-repeated="1016"/>
        </table:table-row>
        <table:table-row table:style-name="ro1">
          <table:table-cell/>
          <table:table-cell table:formula="of:=[.B237]" office:value-type="string" office:string-value="jog up">
            <text:p>jog up</text:p>
          </table:table-cell>
          <table:table-cell/>
          <table:table-cell office:value-type="string">
            <text:p>N241</text:p>
          </table:table-cell>
          <table:table-cell table:formula="of:=[.E237]" office:value-type="string" office:string-value="G105">
            <text:p>G105</text:p>
          </table:table-cell>
          <table:table-cell table:formula="of:=[.F237]" office:value-type="string" office:string-value="PY7.79166666666667">
            <text:p>PY7.79166666666667</text:p>
          </table:table-cell>
          <table:table-cell table:formula="of:=[.G237]+1" office:value-type="float" office:value="49">
            <text:p>49</text:p>
          </table:table-cell>
          <table:table-cell table:formula="of:=[.D242]&amp;&quot; &quot;&amp;[.E242]&amp;&quot; &quot;&amp;[.F242]" office:value-type="string" office:string-value="N241 G105 PY7.79166666666667">
            <text:p>N241 G105 PY7.79166666666667</text:p>
          </table:table-cell>
          <table:table-cell table:number-columns-repeated="1016"/>
        </table:table-row>
        <table:table-row table:style-name="ro1">
          <table:table-cell table:formula="of:=[.A238]" office:value-type="float" office:value="7115.5">
            <text:p>7115.5</text:p>
          </table:table-cell>
          <table:table-cell table:formula="of:=[.B238]+[.$K$16]" office:value-type="float" office:value="331.2">
            <text:p>331.2</text:p>
          </table:table-cell>
          <table:table-cell/>
          <table:table-cell office:value-type="string">
            <text:p>N242</text:p>
          </table:table-cell>
          <table:table-cell table:formula="of:=&quot;X&quot;&amp;[.A243]" office:value-type="string" office:string-value="X7115.5">
            <text:p>X7115.5</text:p>
          </table:table-cell>
          <table:table-cell table:formula="of:=&quot;Y&quot;&amp;[.B243]" office:value-type="string" office:string-value="Y331.2">
            <text:p>Y331.2</text:p>
          </table:table-cell>
          <table:table-cell table:formula="of:=[.G238]+1" office:value-type="float" office:value="49">
            <text:p>49</text:p>
          </table:table-cell>
          <table:table-cell table:formula="of:=[.D243]&amp;&quot; &quot;&amp;[.E243]&amp;&quot; &quot;&amp;[.F243]" office:value-type="string" office:string-value="N242 X7115.5 Y331.2">
            <text:p>N242 X7115.5 Y331.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43</text:p>
          </table:table-cell>
          <table:table-cell table:formula="of:=[.E239]" office:value-type="string" office:string-value="G106">
            <text:p>G106</text:p>
          </table:table-cell>
          <table:table-cell table:formula="of:=[.F239]" office:value-type="string" office:string-value="P3">
            <text:p>P3</text:p>
          </table:table-cell>
          <table:table-cell table:formula="of:=[.G239]+1" office:value-type="float" office:value="49">
            <text:p>49</text:p>
          </table:table-cell>
          <table:table-cell table:formula="of:=[.D244]&amp;&quot; &quot;&amp;[.E244]&amp;&quot; &quot;&amp;[.F244]" office:value-type="string" office:string-value="N243 G106 P3">
            <text:p>N243 G106 P3</text:p>
          </table:table-cell>
          <table:table-cell table:number-columns-repeated="1016"/>
        </table:table-row>
        <table:table-row table:style-name="ro1">
          <table:table-cell table:formula="of:=[.A240]" office:value-type="float" office:value="387.5">
            <text:p>387.5</text:p>
          </table:table-cell>
          <table:table-cell table:formula="of:=[.B240]+[.$K$16]" office:value-type="float" office:value="329.5">
            <text:p>329.5</text:p>
          </table:table-cell>
          <table:table-cell/>
          <table:table-cell office:value-type="string">
            <text:p>N244</text:p>
          </table:table-cell>
          <table:table-cell table:formula="of:=&quot;X&quot;&amp;[.A245]" office:value-type="string" office:string-value="X387.5">
            <text:p>X387.5</text:p>
          </table:table-cell>
          <table:table-cell table:formula="of:=&quot;Y&quot;&amp;[.B245]" office:value-type="string" office:string-value="Y329.5">
            <text:p>Y329.5</text:p>
          </table:table-cell>
          <table:table-cell table:formula="of:=[.G240]+1" office:value-type="float" office:value="49">
            <text:p>49</text:p>
          </table:table-cell>
          <table:table-cell table:formula="of:=[.D245]&amp;&quot; &quot;&amp;[.E245]&amp;&quot; &quot;&amp;[.F245]" office:value-type="string" office:string-value="N244 X387.5 Y329.5">
            <text:p>N244 X387.5 Y329.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45</text:p>
          </table:table-cell>
          <table:table-cell table:formula="of:=[.E241]" office:value-type="string" office:string-value="G106">
            <text:p>G106</text:p>
          </table:table-cell>
          <table:table-cell table:formula="of:=[.F241]" office:value-type="string" office:string-value="P0">
            <text:p>P0</text:p>
          </table:table-cell>
          <table:table-cell table:formula="of:=[.G241]+1" office:value-type="float" office:value="49">
            <text:p>49</text:p>
          </table:table-cell>
          <table:table-cell table:formula="of:=[.D246]&amp;&quot; &quot;&amp;[.E246]&amp;&quot; &quot;&amp;[.F246]" office:value-type="string" office:string-value="N245 G106 P0">
            <text:p>N245 G106 P0</text:p>
          </table:table-cell>
          <table:table-cell table:number-columns-repeated="1016"/>
        </table:table-row>
        <table:table-row table:style-name="ro1">
          <table:table-cell/>
          <table:table-cell table:formula="of:=[.B242]" office:value-type="string" office:string-value="jog up">
            <text:p>jog up</text:p>
          </table:table-cell>
          <table:table-cell/>
          <table:table-cell office:value-type="string">
            <text:p>N246</text:p>
          </table:table-cell>
          <table:table-cell table:formula="of:=[.E242]" office:value-type="string" office:string-value="G105">
            <text:p>G105</text:p>
          </table:table-cell>
          <table:table-cell table:formula="of:=[.F242]" office:value-type="string" office:string-value="PY7.79166666666667">
            <text:p>PY7.79166666666667</text:p>
          </table:table-cell>
          <table:table-cell table:formula="of:=[.G242]+1" office:value-type="float" office:value="50">
            <text:p>50</text:p>
          </table:table-cell>
          <table:table-cell table:formula="of:=[.D247]&amp;&quot; &quot;&amp;[.E247]&amp;&quot; &quot;&amp;[.F247]" office:value-type="string" office:string-value="N246 G105 PY7.79166666666667">
            <text:p>N246 G105 PY7.79166666666667</text:p>
          </table:table-cell>
          <table:table-cell table:number-columns-repeated="1016"/>
        </table:table-row>
        <table:table-row table:style-name="ro1">
          <table:table-cell table:formula="of:=[.A243]" office:value-type="float" office:value="7115.5">
            <text:p>7115.5</text:p>
          </table:table-cell>
          <table:table-cell table:formula="of:=[.B243]+[.$K$16]" office:value-type="float" office:value="335.991666666667">
            <text:p>335.9916666667</text:p>
          </table:table-cell>
          <table:table-cell/>
          <table:table-cell office:value-type="string">
            <text:p>N247</text:p>
          </table:table-cell>
          <table:table-cell table:formula="of:=&quot;X&quot;&amp;[.A248]" office:value-type="string" office:string-value="X7115.5">
            <text:p>X7115.5</text:p>
          </table:table-cell>
          <table:table-cell table:formula="of:=&quot;Y&quot;&amp;[.B248]" office:value-type="string" office:string-value="Y335.991666666667">
            <text:p>Y335.991666666667</text:p>
          </table:table-cell>
          <table:table-cell table:formula="of:=[.G243]+1" office:value-type="float" office:value="50">
            <text:p>50</text:p>
          </table:table-cell>
          <table:table-cell table:formula="of:=[.D248]&amp;&quot; &quot;&amp;[.E248]&amp;&quot; &quot;&amp;[.F248]" office:value-type="string" office:string-value="N247 X7115.5 Y335.991666666667">
            <text:p>N247 X7115.5 Y335.9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48</text:p>
          </table:table-cell>
          <table:table-cell table:formula="of:=[.E244]" office:value-type="string" office:string-value="G106">
            <text:p>G106</text:p>
          </table:table-cell>
          <table:table-cell table:formula="of:=[.F244]" office:value-type="string" office:string-value="P3">
            <text:p>P3</text:p>
          </table:table-cell>
          <table:table-cell table:formula="of:=[.G244]+1" office:value-type="float" office:value="50">
            <text:p>50</text:p>
          </table:table-cell>
          <table:table-cell table:formula="of:=[.D249]&amp;&quot; &quot;&amp;[.E249]&amp;&quot; &quot;&amp;[.F249]" office:value-type="string" office:string-value="N248 G106 P3">
            <text:p>N248 G106 P3</text:p>
          </table:table-cell>
          <table:table-cell table:number-columns-repeated="1016"/>
        </table:table-row>
        <table:table-row table:style-name="ro1">
          <table:table-cell table:formula="of:=[.A245]" office:value-type="float" office:value="387.5">
            <text:p>387.5</text:p>
          </table:table-cell>
          <table:table-cell table:formula="of:=[.B245]+[.$K$16]" office:value-type="float" office:value="334.291666666667">
            <text:p>334.2916666667</text:p>
          </table:table-cell>
          <table:table-cell/>
          <table:table-cell office:value-type="string">
            <text:p>N249</text:p>
          </table:table-cell>
          <table:table-cell table:formula="of:=&quot;X&quot;&amp;[.A250]" office:value-type="string" office:string-value="X387.5">
            <text:p>X387.5</text:p>
          </table:table-cell>
          <table:table-cell table:formula="of:=&quot;Y&quot;&amp;[.B250]" office:value-type="string" office:string-value="Y334.291666666667">
            <text:p>Y334.291666666667</text:p>
          </table:table-cell>
          <table:table-cell table:formula="of:=[.G245]+1" office:value-type="float" office:value="50">
            <text:p>50</text:p>
          </table:table-cell>
          <table:table-cell table:formula="of:=[.D250]&amp;&quot; &quot;&amp;[.E250]&amp;&quot; &quot;&amp;[.F250]" office:value-type="string" office:string-value="N249 X387.5 Y334.291666666667">
            <text:p>N249 X387.5 Y334.2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0</text:p>
          </table:table-cell>
          <table:table-cell table:formula="of:=[.E246]" office:value-type="string" office:string-value="G106">
            <text:p>G106</text:p>
          </table:table-cell>
          <table:table-cell table:formula="of:=[.F246]" office:value-type="string" office:string-value="P0">
            <text:p>P0</text:p>
          </table:table-cell>
          <table:table-cell table:formula="of:=[.G246]+1" office:value-type="float" office:value="50">
            <text:p>50</text:p>
          </table:table-cell>
          <table:table-cell table:formula="of:=[.D251]&amp;&quot; &quot;&amp;[.E251]&amp;&quot; &quot;&amp;[.F251]" office:value-type="string" office:string-value="N250 G106 P0">
            <text:p>N250 G106 P0</text:p>
          </table:table-cell>
          <table:table-cell table:number-columns-repeated="1016"/>
        </table:table-row>
        <table:table-row table:style-name="ro1">
          <table:table-cell/>
          <table:table-cell table:formula="of:=[.B247]" office:value-type="string" office:string-value="jog up">
            <text:p>jog up</text:p>
          </table:table-cell>
          <table:table-cell/>
          <table:table-cell office:value-type="string">
            <text:p>N251</text:p>
          </table:table-cell>
          <table:table-cell table:formula="of:=[.E247]" office:value-type="string" office:string-value="G105">
            <text:p>G105</text:p>
          </table:table-cell>
          <table:table-cell table:formula="of:=[.F247]" office:value-type="string" office:string-value="PY7.79166666666667">
            <text:p>PY7.79166666666667</text:p>
          </table:table-cell>
          <table:table-cell table:formula="of:=[.G247]+1" office:value-type="float" office:value="51">
            <text:p>51</text:p>
          </table:table-cell>
          <table:table-cell table:formula="of:=[.D252]&amp;&quot; &quot;&amp;[.E252]&amp;&quot; &quot;&amp;[.F252]" office:value-type="string" office:string-value="N251 G105 PY7.79166666666667">
            <text:p>N251 G105 PY7.79166666666667</text:p>
          </table:table-cell>
          <table:table-cell table:number-columns-repeated="1016"/>
        </table:table-row>
        <table:table-row table:style-name="ro1">
          <table:table-cell table:formula="of:=[.A248]" office:value-type="float" office:value="7115.5">
            <text:p>7115.5</text:p>
          </table:table-cell>
          <table:table-cell table:formula="of:=[.B248]+[.$K$16]" office:value-type="float" office:value="340.783333333333">
            <text:p>340.7833333333</text:p>
          </table:table-cell>
          <table:table-cell/>
          <table:table-cell office:value-type="string">
            <text:p>N252</text:p>
          </table:table-cell>
          <table:table-cell table:formula="of:=&quot;X&quot;&amp;[.A253]" office:value-type="string" office:string-value="X7115.5">
            <text:p>X7115.5</text:p>
          </table:table-cell>
          <table:table-cell table:formula="of:=&quot;Y&quot;&amp;[.B253]" office:value-type="string" office:string-value="Y340.783333333333">
            <text:p>Y340.783333333333</text:p>
          </table:table-cell>
          <table:table-cell table:formula="of:=[.G248]+1" office:value-type="float" office:value="51">
            <text:p>51</text:p>
          </table:table-cell>
          <table:table-cell table:formula="of:=[.D253]&amp;&quot; &quot;&amp;[.E253]&amp;&quot; &quot;&amp;[.F253]" office:value-type="string" office:string-value="N252 X7115.5 Y340.783333333333">
            <text:p>N252 X7115.5 Y340.7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3</text:p>
          </table:table-cell>
          <table:table-cell table:formula="of:=[.E249]" office:value-type="string" office:string-value="G106">
            <text:p>G106</text:p>
          </table:table-cell>
          <table:table-cell table:formula="of:=[.F249]" office:value-type="string" office:string-value="P3">
            <text:p>P3</text:p>
          </table:table-cell>
          <table:table-cell table:formula="of:=[.G249]+1" office:value-type="float" office:value="51">
            <text:p>51</text:p>
          </table:table-cell>
          <table:table-cell table:formula="of:=[.D254]&amp;&quot; &quot;&amp;[.E254]&amp;&quot; &quot;&amp;[.F254]" office:value-type="string" office:string-value="N253 G106 P3">
            <text:p>N253 G106 P3</text:p>
          </table:table-cell>
          <table:table-cell table:number-columns-repeated="1016"/>
        </table:table-row>
        <table:table-row table:style-name="ro1">
          <table:table-cell table:formula="of:=[.A250]" office:value-type="float" office:value="387.5">
            <text:p>387.5</text:p>
          </table:table-cell>
          <table:table-cell table:formula="of:=[.B250]+[.$K$16]" office:value-type="float" office:value="339.083333333333">
            <text:p>339.0833333333</text:p>
          </table:table-cell>
          <table:table-cell/>
          <table:table-cell office:value-type="string">
            <text:p>N254</text:p>
          </table:table-cell>
          <table:table-cell table:formula="of:=&quot;X&quot;&amp;[.A255]" office:value-type="string" office:string-value="X387.5">
            <text:p>X387.5</text:p>
          </table:table-cell>
          <table:table-cell table:formula="of:=&quot;Y&quot;&amp;[.B255]" office:value-type="string" office:string-value="Y339.083333333333">
            <text:p>Y339.083333333333</text:p>
          </table:table-cell>
          <table:table-cell table:formula="of:=[.G250]+1" office:value-type="float" office:value="51">
            <text:p>51</text:p>
          </table:table-cell>
          <table:table-cell table:formula="of:=[.D255]&amp;&quot; &quot;&amp;[.E255]&amp;&quot; &quot;&amp;[.F255]" office:value-type="string" office:string-value="N254 X387.5 Y339.083333333333">
            <text:p>N254 X387.5 Y339.0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5</text:p>
          </table:table-cell>
          <table:table-cell table:formula="of:=[.E251]" office:value-type="string" office:string-value="G106">
            <text:p>G106</text:p>
          </table:table-cell>
          <table:table-cell table:formula="of:=[.F251]" office:value-type="string" office:string-value="P0">
            <text:p>P0</text:p>
          </table:table-cell>
          <table:table-cell table:formula="of:=[.G251]+1" office:value-type="float" office:value="51">
            <text:p>51</text:p>
          </table:table-cell>
          <table:table-cell table:formula="of:=[.D256]&amp;&quot; &quot;&amp;[.E256]&amp;&quot; &quot;&amp;[.F256]" office:value-type="string" office:string-value="N255 G106 P0">
            <text:p>N255 G106 P0</text:p>
          </table:table-cell>
          <table:table-cell table:number-columns-repeated="1016"/>
        </table:table-row>
        <table:table-row table:style-name="ro1">
          <table:table-cell/>
          <table:table-cell table:formula="of:=[.B252]" office:value-type="string" office:string-value="jog up">
            <text:p>jog up</text:p>
          </table:table-cell>
          <table:table-cell/>
          <table:table-cell office:value-type="string">
            <text:p>N256</text:p>
          </table:table-cell>
          <table:table-cell table:formula="of:=[.E252]" office:value-type="string" office:string-value="G105">
            <text:p>G105</text:p>
          </table:table-cell>
          <table:table-cell table:formula="of:=[.F252]" office:value-type="string" office:string-value="PY7.79166666666667">
            <text:p>PY7.79166666666667</text:p>
          </table:table-cell>
          <table:table-cell table:formula="of:=[.G252]+1" office:value-type="float" office:value="52">
            <text:p>52</text:p>
          </table:table-cell>
          <table:table-cell table:formula="of:=[.D257]&amp;&quot; &quot;&amp;[.E257]&amp;&quot; &quot;&amp;[.F257]" office:value-type="string" office:string-value="N256 G105 PY7.79166666666667">
            <text:p>N256 G105 PY7.79166666666667</text:p>
          </table:table-cell>
          <table:table-cell table:number-columns-repeated="1016"/>
        </table:table-row>
        <table:table-row table:style-name="ro1">
          <table:table-cell table:formula="of:=[.A253]" office:value-type="float" office:value="7115.5">
            <text:p>7115.5</text:p>
          </table:table-cell>
          <table:table-cell table:formula="of:=[.B253]+[.$K$16]" office:value-type="float" office:value="345.575">
            <text:p>345.575</text:p>
          </table:table-cell>
          <table:table-cell/>
          <table:table-cell office:value-type="string">
            <text:p>N257</text:p>
          </table:table-cell>
          <table:table-cell table:formula="of:=&quot;X&quot;&amp;[.A258]" office:value-type="string" office:string-value="X7115.5">
            <text:p>X7115.5</text:p>
          </table:table-cell>
          <table:table-cell table:formula="of:=&quot;Y&quot;&amp;[.B258]" office:value-type="string" office:string-value="Y345.575">
            <text:p>Y345.575</text:p>
          </table:table-cell>
          <table:table-cell table:formula="of:=[.G253]+1" office:value-type="float" office:value="52">
            <text:p>52</text:p>
          </table:table-cell>
          <table:table-cell table:formula="of:=[.D258]&amp;&quot; &quot;&amp;[.E258]&amp;&quot; &quot;&amp;[.F258]" office:value-type="string" office:string-value="N257 X7115.5 Y345.575">
            <text:p>N257 X7115.5 Y345.5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58</text:p>
          </table:table-cell>
          <table:table-cell table:formula="of:=[.E254]" office:value-type="string" office:string-value="G106">
            <text:p>G106</text:p>
          </table:table-cell>
          <table:table-cell table:formula="of:=[.F254]" office:value-type="string" office:string-value="P3">
            <text:p>P3</text:p>
          </table:table-cell>
          <table:table-cell table:formula="of:=[.G254]+1" office:value-type="float" office:value="52">
            <text:p>52</text:p>
          </table:table-cell>
          <table:table-cell table:formula="of:=[.D259]&amp;&quot; &quot;&amp;[.E259]&amp;&quot; &quot;&amp;[.F259]" office:value-type="string" office:string-value="N258 G106 P3">
            <text:p>N258 G106 P3</text:p>
          </table:table-cell>
          <table:table-cell table:number-columns-repeated="1016"/>
        </table:table-row>
        <table:table-row table:style-name="ro1">
          <table:table-cell table:formula="of:=[.A255]" office:value-type="float" office:value="387.5">
            <text:p>387.5</text:p>
          </table:table-cell>
          <table:table-cell table:formula="of:=[.B255]+[.$K$16]" office:value-type="float" office:value="343.875">
            <text:p>343.875</text:p>
          </table:table-cell>
          <table:table-cell/>
          <table:table-cell office:value-type="string">
            <text:p>N259</text:p>
          </table:table-cell>
          <table:table-cell table:formula="of:=&quot;X&quot;&amp;[.A260]" office:value-type="string" office:string-value="X387.5">
            <text:p>X387.5</text:p>
          </table:table-cell>
          <table:table-cell table:formula="of:=&quot;Y&quot;&amp;[.B260]" office:value-type="string" office:string-value="Y343.875">
            <text:p>Y343.875</text:p>
          </table:table-cell>
          <table:table-cell table:formula="of:=[.G255]+1" office:value-type="float" office:value="52">
            <text:p>52</text:p>
          </table:table-cell>
          <table:table-cell table:formula="of:=[.D260]&amp;&quot; &quot;&amp;[.E260]&amp;&quot; &quot;&amp;[.F260]" office:value-type="string" office:string-value="N259 X387.5 Y343.875">
            <text:p>N259 X387.5 Y343.8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60</text:p>
          </table:table-cell>
          <table:table-cell table:formula="of:=[.E256]" office:value-type="string" office:string-value="G106">
            <text:p>G106</text:p>
          </table:table-cell>
          <table:table-cell table:formula="of:=[.F256]" office:value-type="string" office:string-value="P0">
            <text:p>P0</text:p>
          </table:table-cell>
          <table:table-cell table:formula="of:=[.G256]+1" office:value-type="float" office:value="52">
            <text:p>52</text:p>
          </table:table-cell>
          <table:table-cell table:formula="of:=[.D261]&amp;&quot; &quot;&amp;[.E261]&amp;&quot; &quot;&amp;[.F261]" office:value-type="string" office:string-value="N260 G106 P0">
            <text:p>N260 G106 P0</text:p>
          </table:table-cell>
          <table:table-cell table:number-columns-repeated="1016"/>
        </table:table-row>
        <table:table-row table:style-name="ro1">
          <table:table-cell/>
          <table:table-cell table:formula="of:=[.B257]" office:value-type="string" office:string-value="jog up">
            <text:p>jog up</text:p>
          </table:table-cell>
          <table:table-cell/>
          <table:table-cell office:value-type="string">
            <text:p>N261</text:p>
          </table:table-cell>
          <table:table-cell table:formula="of:=[.E257]" office:value-type="string" office:string-value="G105">
            <text:p>G105</text:p>
          </table:table-cell>
          <table:table-cell table:formula="of:=[.F257]" office:value-type="string" office:string-value="PY7.79166666666667">
            <text:p>PY7.79166666666667</text:p>
          </table:table-cell>
          <table:table-cell table:formula="of:=[.G257]+1" office:value-type="float" office:value="53">
            <text:p>53</text:p>
          </table:table-cell>
          <table:table-cell table:formula="of:=[.D262]&amp;&quot; &quot;&amp;[.E262]&amp;&quot; &quot;&amp;[.F262]" office:value-type="string" office:string-value="N261 G105 PY7.79166666666667">
            <text:p>N261 G105 PY7.79166666666667</text:p>
          </table:table-cell>
          <table:table-cell table:number-columns-repeated="1016"/>
        </table:table-row>
        <table:table-row table:style-name="ro1">
          <table:table-cell table:formula="of:=[.A258]" office:value-type="float" office:value="7115.5">
            <text:p>7115.5</text:p>
          </table:table-cell>
          <table:table-cell table:formula="of:=[.B258]+[.$K$16]" office:value-type="float" office:value="350.366666666667">
            <text:p>350.3666666667</text:p>
          </table:table-cell>
          <table:table-cell/>
          <table:table-cell office:value-type="string">
            <text:p>N262</text:p>
          </table:table-cell>
          <table:table-cell table:formula="of:=&quot;X&quot;&amp;[.A263]" office:value-type="string" office:string-value="X7115.5">
            <text:p>X7115.5</text:p>
          </table:table-cell>
          <table:table-cell table:formula="of:=&quot;Y&quot;&amp;[.B263]" office:value-type="string" office:string-value="Y350.366666666667">
            <text:p>Y350.366666666667</text:p>
          </table:table-cell>
          <table:table-cell table:formula="of:=[.G258]+1" office:value-type="float" office:value="53">
            <text:p>53</text:p>
          </table:table-cell>
          <table:table-cell table:formula="of:=[.D263]&amp;&quot; &quot;&amp;[.E263]&amp;&quot; &quot;&amp;[.F263]" office:value-type="string" office:string-value="N262 X7115.5 Y350.366666666667">
            <text:p>N262 X7115.5 Y350.3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63</text:p>
          </table:table-cell>
          <table:table-cell table:formula="of:=[.E259]" office:value-type="string" office:string-value="G106">
            <text:p>G106</text:p>
          </table:table-cell>
          <table:table-cell table:formula="of:=[.F259]" office:value-type="string" office:string-value="P3">
            <text:p>P3</text:p>
          </table:table-cell>
          <table:table-cell table:formula="of:=[.G259]+1" office:value-type="float" office:value="53">
            <text:p>53</text:p>
          </table:table-cell>
          <table:table-cell table:formula="of:=[.D264]&amp;&quot; &quot;&amp;[.E264]&amp;&quot; &quot;&amp;[.F264]" office:value-type="string" office:string-value="N263 G106 P3">
            <text:p>N263 G106 P3</text:p>
          </table:table-cell>
          <table:table-cell table:number-columns-repeated="1016"/>
        </table:table-row>
        <table:table-row table:style-name="ro1">
          <table:table-cell table:formula="of:=[.A260]" office:value-type="float" office:value="387.5">
            <text:p>387.5</text:p>
          </table:table-cell>
          <table:table-cell table:formula="of:=[.B260]+[.$K$16]" office:value-type="float" office:value="348.666666666667">
            <text:p>348.6666666667</text:p>
          </table:table-cell>
          <table:table-cell/>
          <table:table-cell office:value-type="string">
            <text:p>N264</text:p>
          </table:table-cell>
          <table:table-cell table:formula="of:=&quot;X&quot;&amp;[.A265]" office:value-type="string" office:string-value="X387.5">
            <text:p>X387.5</text:p>
          </table:table-cell>
          <table:table-cell table:formula="of:=&quot;Y&quot;&amp;[.B265]" office:value-type="string" office:string-value="Y348.666666666667">
            <text:p>Y348.666666666667</text:p>
          </table:table-cell>
          <table:table-cell table:formula="of:=[.G260]+1" office:value-type="float" office:value="53">
            <text:p>53</text:p>
          </table:table-cell>
          <table:table-cell table:formula="of:=[.D265]&amp;&quot; &quot;&amp;[.E265]&amp;&quot; &quot;&amp;[.F265]" office:value-type="string" office:string-value="N264 X387.5 Y348.666666666667">
            <text:p>N264 X387.5 Y348.6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65</text:p>
          </table:table-cell>
          <table:table-cell table:formula="of:=[.E261]" office:value-type="string" office:string-value="G106">
            <text:p>G106</text:p>
          </table:table-cell>
          <table:table-cell table:formula="of:=[.F261]" office:value-type="string" office:string-value="P0">
            <text:p>P0</text:p>
          </table:table-cell>
          <table:table-cell table:formula="of:=[.G261]+1" office:value-type="float" office:value="53">
            <text:p>53</text:p>
          </table:table-cell>
          <table:table-cell table:formula="of:=[.D266]&amp;&quot; &quot;&amp;[.E266]&amp;&quot; &quot;&amp;[.F266]" office:value-type="string" office:string-value="N265 G106 P0">
            <text:p>N265 G106 P0</text:p>
          </table:table-cell>
          <table:table-cell table:number-columns-repeated="1016"/>
        </table:table-row>
        <table:table-row table:style-name="ro1">
          <table:table-cell/>
          <table:table-cell table:formula="of:=[.B262]" office:value-type="string" office:string-value="jog up">
            <text:p>jog up</text:p>
          </table:table-cell>
          <table:table-cell/>
          <table:table-cell office:value-type="string">
            <text:p>N266</text:p>
          </table:table-cell>
          <table:table-cell table:formula="of:=[.E262]" office:value-type="string" office:string-value="G105">
            <text:p>G105</text:p>
          </table:table-cell>
          <table:table-cell table:formula="of:=[.F262]" office:value-type="string" office:string-value="PY7.79166666666667">
            <text:p>PY7.79166666666667</text:p>
          </table:table-cell>
          <table:table-cell table:formula="of:=[.G262]+1" office:value-type="float" office:value="54">
            <text:p>54</text:p>
          </table:table-cell>
          <table:table-cell table:formula="of:=[.D267]&amp;&quot; &quot;&amp;[.E267]&amp;&quot; &quot;&amp;[.F267]" office:value-type="string" office:string-value="N266 G105 PY7.79166666666667">
            <text:p>N266 G105 PY7.79166666666667</text:p>
          </table:table-cell>
          <table:table-cell table:number-columns-repeated="1016"/>
        </table:table-row>
        <table:table-row table:style-name="ro1">
          <table:table-cell table:formula="of:=[.A263]" office:value-type="float" office:value="7115.5">
            <text:p>7115.5</text:p>
          </table:table-cell>
          <table:table-cell table:formula="of:=[.B263]+[.$K$16]" office:value-type="float" office:value="355.158333333333">
            <text:p>355.1583333333</text:p>
          </table:table-cell>
          <table:table-cell/>
          <table:table-cell office:value-type="string">
            <text:p>N267</text:p>
          </table:table-cell>
          <table:table-cell table:formula="of:=&quot;X&quot;&amp;[.A268]" office:value-type="string" office:string-value="X7115.5">
            <text:p>X7115.5</text:p>
          </table:table-cell>
          <table:table-cell table:formula="of:=&quot;Y&quot;&amp;[.B268]" office:value-type="string" office:string-value="Y355.158333333333">
            <text:p>Y355.158333333333</text:p>
          </table:table-cell>
          <table:table-cell table:formula="of:=[.G263]+1" office:value-type="float" office:value="54">
            <text:p>54</text:p>
          </table:table-cell>
          <table:table-cell table:formula="of:=[.D268]&amp;&quot; &quot;&amp;[.E268]&amp;&quot; &quot;&amp;[.F268]" office:value-type="string" office:string-value="N267 X7115.5 Y355.158333333333">
            <text:p>N267 X7115.5 Y355.1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68</text:p>
          </table:table-cell>
          <table:table-cell table:formula="of:=[.E264]" office:value-type="string" office:string-value="G106">
            <text:p>G106</text:p>
          </table:table-cell>
          <table:table-cell table:formula="of:=[.F264]" office:value-type="string" office:string-value="P3">
            <text:p>P3</text:p>
          </table:table-cell>
          <table:table-cell table:formula="of:=[.G264]+1" office:value-type="float" office:value="54">
            <text:p>54</text:p>
          </table:table-cell>
          <table:table-cell table:formula="of:=[.D269]&amp;&quot; &quot;&amp;[.E269]&amp;&quot; &quot;&amp;[.F269]" office:value-type="string" office:string-value="N268 G106 P3">
            <text:p>N268 G106 P3</text:p>
          </table:table-cell>
          <table:table-cell table:number-columns-repeated="1016"/>
        </table:table-row>
        <table:table-row table:style-name="ro1">
          <table:table-cell table:formula="of:=[.A265]" office:value-type="float" office:value="387.5">
            <text:p>387.5</text:p>
          </table:table-cell>
          <table:table-cell table:formula="of:=[.B265]+[.$K$16]" office:value-type="float" office:value="353.458333333333">
            <text:p>353.4583333333</text:p>
          </table:table-cell>
          <table:table-cell/>
          <table:table-cell office:value-type="string">
            <text:p>N269</text:p>
          </table:table-cell>
          <table:table-cell table:formula="of:=&quot;X&quot;&amp;[.A270]" office:value-type="string" office:string-value="X387.5">
            <text:p>X387.5</text:p>
          </table:table-cell>
          <table:table-cell table:formula="of:=&quot;Y&quot;&amp;[.B270]" office:value-type="string" office:string-value="Y353.458333333333">
            <text:p>Y353.458333333333</text:p>
          </table:table-cell>
          <table:table-cell table:formula="of:=[.G265]+1" office:value-type="float" office:value="54">
            <text:p>54</text:p>
          </table:table-cell>
          <table:table-cell table:formula="of:=[.D270]&amp;&quot; &quot;&amp;[.E270]&amp;&quot; &quot;&amp;[.F270]" office:value-type="string" office:string-value="N269 X387.5 Y353.458333333333">
            <text:p>N269 X387.5 Y353.4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70</text:p>
          </table:table-cell>
          <table:table-cell table:formula="of:=[.E266]" office:value-type="string" office:string-value="G106">
            <text:p>G106</text:p>
          </table:table-cell>
          <table:table-cell table:formula="of:=[.F266]" office:value-type="string" office:string-value="P0">
            <text:p>P0</text:p>
          </table:table-cell>
          <table:table-cell table:formula="of:=[.G266]+1" office:value-type="float" office:value="54">
            <text:p>54</text:p>
          </table:table-cell>
          <table:table-cell table:formula="of:=[.D271]&amp;&quot; &quot;&amp;[.E271]&amp;&quot; &quot;&amp;[.F271]" office:value-type="string" office:string-value="N270 G106 P0">
            <text:p>N270 G106 P0</text:p>
          </table:table-cell>
          <table:table-cell table:number-columns-repeated="1016"/>
        </table:table-row>
        <table:table-row table:style-name="ro1">
          <table:table-cell/>
          <table:table-cell table:formula="of:=[.B267]" office:value-type="string" office:string-value="jog up">
            <text:p>jog up</text:p>
          </table:table-cell>
          <table:table-cell/>
          <table:table-cell office:value-type="string">
            <text:p>N271</text:p>
          </table:table-cell>
          <table:table-cell table:formula="of:=[.E267]" office:value-type="string" office:string-value="G105">
            <text:p>G105</text:p>
          </table:table-cell>
          <table:table-cell table:formula="of:=[.F267]" office:value-type="string" office:string-value="PY7.79166666666667">
            <text:p>PY7.79166666666667</text:p>
          </table:table-cell>
          <table:table-cell table:formula="of:=[.G267]+1" office:value-type="float" office:value="55">
            <text:p>55</text:p>
          </table:table-cell>
          <table:table-cell table:formula="of:=[.D272]&amp;&quot; &quot;&amp;[.E272]&amp;&quot; &quot;&amp;[.F272]" office:value-type="string" office:string-value="N271 G105 PY7.79166666666667">
            <text:p>N271 G105 PY7.79166666666667</text:p>
          </table:table-cell>
          <table:table-cell table:number-columns-repeated="1016"/>
        </table:table-row>
        <table:table-row table:style-name="ro1">
          <table:table-cell table:formula="of:=[.A268]" office:value-type="float" office:value="7115.5">
            <text:p>7115.5</text:p>
          </table:table-cell>
          <table:table-cell table:formula="of:=[.B268]+[.$K$16]" office:value-type="float" office:value="359.95">
            <text:p>359.95</text:p>
          </table:table-cell>
          <table:table-cell/>
          <table:table-cell office:value-type="string">
            <text:p>N272</text:p>
          </table:table-cell>
          <table:table-cell table:formula="of:=&quot;X&quot;&amp;[.A273]" office:value-type="string" office:string-value="X7115.5">
            <text:p>X7115.5</text:p>
          </table:table-cell>
          <table:table-cell table:formula="of:=&quot;Y&quot;&amp;[.B273]" office:value-type="string" office:string-value="Y359.95">
            <text:p>Y359.95</text:p>
          </table:table-cell>
          <table:table-cell table:formula="of:=[.G268]+1" office:value-type="float" office:value="55">
            <text:p>55</text:p>
          </table:table-cell>
          <table:table-cell table:formula="of:=[.D273]&amp;&quot; &quot;&amp;[.E273]&amp;&quot; &quot;&amp;[.F273]" office:value-type="string" office:string-value="N272 X7115.5 Y359.95">
            <text:p>N272 X7115.5 Y359.9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73</text:p>
          </table:table-cell>
          <table:table-cell table:formula="of:=[.E269]" office:value-type="string" office:string-value="G106">
            <text:p>G106</text:p>
          </table:table-cell>
          <table:table-cell table:formula="of:=[.F269]" office:value-type="string" office:string-value="P3">
            <text:p>P3</text:p>
          </table:table-cell>
          <table:table-cell table:formula="of:=[.G269]+1" office:value-type="float" office:value="55">
            <text:p>55</text:p>
          </table:table-cell>
          <table:table-cell table:formula="of:=[.D274]&amp;&quot; &quot;&amp;[.E274]&amp;&quot; &quot;&amp;[.F274]" office:value-type="string" office:string-value="N273 G106 P3">
            <text:p>N273 G106 P3</text:p>
          </table:table-cell>
          <table:table-cell table:number-columns-repeated="1016"/>
        </table:table-row>
        <table:table-row table:style-name="ro1">
          <table:table-cell table:formula="of:=[.A270]" office:value-type="float" office:value="387.5">
            <text:p>387.5</text:p>
          </table:table-cell>
          <table:table-cell table:formula="of:=[.B270]+[.$K$16]" office:value-type="float" office:value="358.25">
            <text:p>358.25</text:p>
          </table:table-cell>
          <table:table-cell/>
          <table:table-cell office:value-type="string">
            <text:p>N274</text:p>
          </table:table-cell>
          <table:table-cell table:formula="of:=&quot;X&quot;&amp;[.A275]" office:value-type="string" office:string-value="X387.5">
            <text:p>X387.5</text:p>
          </table:table-cell>
          <table:table-cell table:formula="of:=&quot;Y&quot;&amp;[.B275]" office:value-type="string" office:string-value="Y358.25">
            <text:p>Y358.25</text:p>
          </table:table-cell>
          <table:table-cell table:formula="of:=[.G270]+1" office:value-type="float" office:value="55">
            <text:p>55</text:p>
          </table:table-cell>
          <table:table-cell table:formula="of:=[.D275]&amp;&quot; &quot;&amp;[.E275]&amp;&quot; &quot;&amp;[.F275]" office:value-type="string" office:string-value="N274 X387.5 Y358.25">
            <text:p>N274 X387.5 Y358.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75</text:p>
          </table:table-cell>
          <table:table-cell table:formula="of:=[.E271]" office:value-type="string" office:string-value="G106">
            <text:p>G106</text:p>
          </table:table-cell>
          <table:table-cell table:formula="of:=[.F271]" office:value-type="string" office:string-value="P0">
            <text:p>P0</text:p>
          </table:table-cell>
          <table:table-cell table:formula="of:=[.G271]+1" office:value-type="float" office:value="55">
            <text:p>55</text:p>
          </table:table-cell>
          <table:table-cell table:formula="of:=[.D276]&amp;&quot; &quot;&amp;[.E276]&amp;&quot; &quot;&amp;[.F276]" office:value-type="string" office:string-value="N275 G106 P0">
            <text:p>N275 G106 P0</text:p>
          </table:table-cell>
          <table:table-cell table:number-columns-repeated="1016"/>
        </table:table-row>
        <table:table-row table:style-name="ro1">
          <table:table-cell/>
          <table:table-cell table:formula="of:=[.B272]" office:value-type="string" office:string-value="jog up">
            <text:p>jog up</text:p>
          </table:table-cell>
          <table:table-cell/>
          <table:table-cell office:value-type="string">
            <text:p>N276</text:p>
          </table:table-cell>
          <table:table-cell table:formula="of:=[.E272]" office:value-type="string" office:string-value="G105">
            <text:p>G105</text:p>
          </table:table-cell>
          <table:table-cell table:formula="of:=[.F272]" office:value-type="string" office:string-value="PY7.79166666666667">
            <text:p>PY7.79166666666667</text:p>
          </table:table-cell>
          <table:table-cell table:formula="of:=[.G272]+1" office:value-type="float" office:value="56">
            <text:p>56</text:p>
          </table:table-cell>
          <table:table-cell table:formula="of:=[.D277]&amp;&quot; &quot;&amp;[.E277]&amp;&quot; &quot;&amp;[.F277]" office:value-type="string" office:string-value="N276 G105 PY7.79166666666667">
            <text:p>N276 G105 PY7.79166666666667</text:p>
          </table:table-cell>
          <table:table-cell table:number-columns-repeated="1016"/>
        </table:table-row>
        <table:table-row table:style-name="ro1">
          <table:table-cell table:formula="of:=[.A273]" office:value-type="float" office:value="7115.5">
            <text:p>7115.5</text:p>
          </table:table-cell>
          <table:table-cell table:formula="of:=[.B273]+[.$K$16]" office:value-type="float" office:value="364.741666666667">
            <text:p>364.7416666667</text:p>
          </table:table-cell>
          <table:table-cell/>
          <table:table-cell office:value-type="string">
            <text:p>N277</text:p>
          </table:table-cell>
          <table:table-cell table:formula="of:=&quot;X&quot;&amp;[.A278]" office:value-type="string" office:string-value="X7115.5">
            <text:p>X7115.5</text:p>
          </table:table-cell>
          <table:table-cell table:formula="of:=&quot;Y&quot;&amp;[.B278]" office:value-type="string" office:string-value="Y364.741666666667">
            <text:p>Y364.741666666667</text:p>
          </table:table-cell>
          <table:table-cell table:formula="of:=[.G273]+1" office:value-type="float" office:value="56">
            <text:p>56</text:p>
          </table:table-cell>
          <table:table-cell table:formula="of:=[.D278]&amp;&quot; &quot;&amp;[.E278]&amp;&quot; &quot;&amp;[.F278]" office:value-type="string" office:string-value="N277 X7115.5 Y364.741666666667">
            <text:p>N277 X7115.5 Y364.7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78</text:p>
          </table:table-cell>
          <table:table-cell table:formula="of:=[.E274]" office:value-type="string" office:string-value="G106">
            <text:p>G106</text:p>
          </table:table-cell>
          <table:table-cell table:formula="of:=[.F274]" office:value-type="string" office:string-value="P3">
            <text:p>P3</text:p>
          </table:table-cell>
          <table:table-cell table:formula="of:=[.G274]+1" office:value-type="float" office:value="56">
            <text:p>56</text:p>
          </table:table-cell>
          <table:table-cell table:formula="of:=[.D279]&amp;&quot; &quot;&amp;[.E279]&amp;&quot; &quot;&amp;[.F279]" office:value-type="string" office:string-value="N278 G106 P3">
            <text:p>N278 G106 P3</text:p>
          </table:table-cell>
          <table:table-cell table:number-columns-repeated="1016"/>
        </table:table-row>
        <table:table-row table:style-name="ro1">
          <table:table-cell table:formula="of:=[.A275]" office:value-type="float" office:value="387.5">
            <text:p>387.5</text:p>
          </table:table-cell>
          <table:table-cell table:formula="of:=[.B275]+[.$K$16]" office:value-type="float" office:value="363.041666666667">
            <text:p>363.0416666667</text:p>
          </table:table-cell>
          <table:table-cell/>
          <table:table-cell office:value-type="string">
            <text:p>N279</text:p>
          </table:table-cell>
          <table:table-cell table:formula="of:=&quot;X&quot;&amp;[.A280]" office:value-type="string" office:string-value="X387.5">
            <text:p>X387.5</text:p>
          </table:table-cell>
          <table:table-cell table:formula="of:=&quot;Y&quot;&amp;[.B280]" office:value-type="string" office:string-value="Y363.041666666667">
            <text:p>Y363.041666666667</text:p>
          </table:table-cell>
          <table:table-cell table:formula="of:=[.G275]+1" office:value-type="float" office:value="56">
            <text:p>56</text:p>
          </table:table-cell>
          <table:table-cell table:formula="of:=[.D280]&amp;&quot; &quot;&amp;[.E280]&amp;&quot; &quot;&amp;[.F280]" office:value-type="string" office:string-value="N279 X387.5 Y363.041666666667">
            <text:p>N279 X387.5 Y363.0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0</text:p>
          </table:table-cell>
          <table:table-cell table:formula="of:=[.E276]" office:value-type="string" office:string-value="G106">
            <text:p>G106</text:p>
          </table:table-cell>
          <table:table-cell table:formula="of:=[.F276]" office:value-type="string" office:string-value="P0">
            <text:p>P0</text:p>
          </table:table-cell>
          <table:table-cell table:formula="of:=[.G276]+1" office:value-type="float" office:value="56">
            <text:p>56</text:p>
          </table:table-cell>
          <table:table-cell table:formula="of:=[.D281]&amp;&quot; &quot;&amp;[.E281]&amp;&quot; &quot;&amp;[.F281]" office:value-type="string" office:string-value="N280 G106 P0">
            <text:p>N280 G106 P0</text:p>
          </table:table-cell>
          <table:table-cell table:number-columns-repeated="1016"/>
        </table:table-row>
        <table:table-row table:style-name="ro1">
          <table:table-cell/>
          <table:table-cell table:formula="of:=[.B277]" office:value-type="string" office:string-value="jog up">
            <text:p>jog up</text:p>
          </table:table-cell>
          <table:table-cell/>
          <table:table-cell office:value-type="string">
            <text:p>N281</text:p>
          </table:table-cell>
          <table:table-cell table:formula="of:=[.E277]" office:value-type="string" office:string-value="G105">
            <text:p>G105</text:p>
          </table:table-cell>
          <table:table-cell table:formula="of:=[.F277]" office:value-type="string" office:string-value="PY7.79166666666667">
            <text:p>PY7.79166666666667</text:p>
          </table:table-cell>
          <table:table-cell table:formula="of:=[.G277]+1" office:value-type="float" office:value="57">
            <text:p>57</text:p>
          </table:table-cell>
          <table:table-cell table:formula="of:=[.D282]&amp;&quot; &quot;&amp;[.E282]&amp;&quot; &quot;&amp;[.F282]" office:value-type="string" office:string-value="N281 G105 PY7.79166666666667">
            <text:p>N281 G105 PY7.79166666666667</text:p>
          </table:table-cell>
          <table:table-cell table:number-columns-repeated="1016"/>
        </table:table-row>
        <table:table-row table:style-name="ro1">
          <table:table-cell table:formula="of:=[.A278]" office:value-type="float" office:value="7115.5">
            <text:p>7115.5</text:p>
          </table:table-cell>
          <table:table-cell table:formula="of:=[.B278]+[.$K$16]" office:value-type="float" office:value="369.533333333334">
            <text:p>369.5333333333</text:p>
          </table:table-cell>
          <table:table-cell/>
          <table:table-cell office:value-type="string">
            <text:p>N282</text:p>
          </table:table-cell>
          <table:table-cell table:formula="of:=&quot;X&quot;&amp;[.A283]" office:value-type="string" office:string-value="X7115.5">
            <text:p>X7115.5</text:p>
          </table:table-cell>
          <table:table-cell table:formula="of:=&quot;Y&quot;&amp;[.B283]" office:value-type="string" office:string-value="Y369.533333333334">
            <text:p>Y369.533333333334</text:p>
          </table:table-cell>
          <table:table-cell table:formula="of:=[.G278]+1" office:value-type="float" office:value="57">
            <text:p>57</text:p>
          </table:table-cell>
          <table:table-cell table:formula="of:=[.D283]&amp;&quot; &quot;&amp;[.E283]&amp;&quot; &quot;&amp;[.F283]" office:value-type="string" office:string-value="N282 X7115.5 Y369.533333333334">
            <text:p>N282 X7115.5 Y369.5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3</text:p>
          </table:table-cell>
          <table:table-cell table:formula="of:=[.E279]" office:value-type="string" office:string-value="G106">
            <text:p>G106</text:p>
          </table:table-cell>
          <table:table-cell table:formula="of:=[.F279]" office:value-type="string" office:string-value="P3">
            <text:p>P3</text:p>
          </table:table-cell>
          <table:table-cell table:formula="of:=[.G279]+1" office:value-type="float" office:value="57">
            <text:p>57</text:p>
          </table:table-cell>
          <table:table-cell table:formula="of:=[.D284]&amp;&quot; &quot;&amp;[.E284]&amp;&quot; &quot;&amp;[.F284]" office:value-type="string" office:string-value="N283 G106 P3">
            <text:p>N283 G106 P3</text:p>
          </table:table-cell>
          <table:table-cell table:number-columns-repeated="1016"/>
        </table:table-row>
        <table:table-row table:style-name="ro1">
          <table:table-cell table:formula="of:=[.A280]" office:value-type="float" office:value="387.5">
            <text:p>387.5</text:p>
          </table:table-cell>
          <table:table-cell table:formula="of:=[.B280]+[.$K$16]" office:value-type="float" office:value="367.833333333334">
            <text:p>367.8333333333</text:p>
          </table:table-cell>
          <table:table-cell/>
          <table:table-cell office:value-type="string">
            <text:p>N284</text:p>
          </table:table-cell>
          <table:table-cell table:formula="of:=&quot;X&quot;&amp;[.A285]" office:value-type="string" office:string-value="X387.5">
            <text:p>X387.5</text:p>
          </table:table-cell>
          <table:table-cell table:formula="of:=&quot;Y&quot;&amp;[.B285]" office:value-type="string" office:string-value="Y367.833333333334">
            <text:p>Y367.833333333334</text:p>
          </table:table-cell>
          <table:table-cell table:formula="of:=[.G280]+1" office:value-type="float" office:value="57">
            <text:p>57</text:p>
          </table:table-cell>
          <table:table-cell table:formula="of:=[.D285]&amp;&quot; &quot;&amp;[.E285]&amp;&quot; &quot;&amp;[.F285]" office:value-type="string" office:string-value="N284 X387.5 Y367.833333333334">
            <text:p>N284 X387.5 Y367.8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5</text:p>
          </table:table-cell>
          <table:table-cell table:formula="of:=[.E281]" office:value-type="string" office:string-value="G106">
            <text:p>G106</text:p>
          </table:table-cell>
          <table:table-cell table:formula="of:=[.F281]" office:value-type="string" office:string-value="P0">
            <text:p>P0</text:p>
          </table:table-cell>
          <table:table-cell table:formula="of:=[.G281]+1" office:value-type="float" office:value="57">
            <text:p>57</text:p>
          </table:table-cell>
          <table:table-cell table:formula="of:=[.D286]&amp;&quot; &quot;&amp;[.E286]&amp;&quot; &quot;&amp;[.F286]" office:value-type="string" office:string-value="N285 G106 P0">
            <text:p>N285 G106 P0</text:p>
          </table:table-cell>
          <table:table-cell table:number-columns-repeated="1016"/>
        </table:table-row>
        <table:table-row table:style-name="ro1">
          <table:table-cell/>
          <table:table-cell table:formula="of:=[.B282]" office:value-type="string" office:string-value="jog up">
            <text:p>jog up</text:p>
          </table:table-cell>
          <table:table-cell/>
          <table:table-cell office:value-type="string">
            <text:p>N286</text:p>
          </table:table-cell>
          <table:table-cell table:formula="of:=[.E282]" office:value-type="string" office:string-value="G105">
            <text:p>G105</text:p>
          </table:table-cell>
          <table:table-cell table:formula="of:=[.F282]" office:value-type="string" office:string-value="PY7.79166666666667">
            <text:p>PY7.79166666666667</text:p>
          </table:table-cell>
          <table:table-cell table:formula="of:=[.G282]+1" office:value-type="float" office:value="58">
            <text:p>58</text:p>
          </table:table-cell>
          <table:table-cell table:formula="of:=[.D287]&amp;&quot; &quot;&amp;[.E287]&amp;&quot; &quot;&amp;[.F287]" office:value-type="string" office:string-value="N286 G105 PY7.79166666666667">
            <text:p>N286 G105 PY7.79166666666667</text:p>
          </table:table-cell>
          <table:table-cell table:number-columns-repeated="1016"/>
        </table:table-row>
        <table:table-row table:style-name="ro1">
          <table:table-cell table:formula="of:=[.A283]" office:value-type="float" office:value="7115.5">
            <text:p>7115.5</text:p>
          </table:table-cell>
          <table:table-cell table:formula="of:=[.B283]+[.$K$16]" office:value-type="float" office:value="374.325">
            <text:p>374.325</text:p>
          </table:table-cell>
          <table:table-cell/>
          <table:table-cell office:value-type="string">
            <text:p>N287</text:p>
          </table:table-cell>
          <table:table-cell table:formula="of:=&quot;X&quot;&amp;[.A288]" office:value-type="string" office:string-value="X7115.5">
            <text:p>X7115.5</text:p>
          </table:table-cell>
          <table:table-cell table:formula="of:=&quot;Y&quot;&amp;[.B288]" office:value-type="string" office:string-value="Y374.325">
            <text:p>Y374.325</text:p>
          </table:table-cell>
          <table:table-cell table:formula="of:=[.G283]+1" office:value-type="float" office:value="58">
            <text:p>58</text:p>
          </table:table-cell>
          <table:table-cell table:formula="of:=[.D288]&amp;&quot; &quot;&amp;[.E288]&amp;&quot; &quot;&amp;[.F288]" office:value-type="string" office:string-value="N287 X7115.5 Y374.325">
            <text:p>N287 X7115.5 Y374.3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88</text:p>
          </table:table-cell>
          <table:table-cell table:formula="of:=[.E284]" office:value-type="string" office:string-value="G106">
            <text:p>G106</text:p>
          </table:table-cell>
          <table:table-cell table:formula="of:=[.F284]" office:value-type="string" office:string-value="P3">
            <text:p>P3</text:p>
          </table:table-cell>
          <table:table-cell table:formula="of:=[.G284]+1" office:value-type="float" office:value="58">
            <text:p>58</text:p>
          </table:table-cell>
          <table:table-cell table:formula="of:=[.D289]&amp;&quot; &quot;&amp;[.E289]&amp;&quot; &quot;&amp;[.F289]" office:value-type="string" office:string-value="N288 G106 P3">
            <text:p>N288 G106 P3</text:p>
          </table:table-cell>
          <table:table-cell table:number-columns-repeated="1016"/>
        </table:table-row>
        <table:table-row table:style-name="ro1">
          <table:table-cell table:formula="of:=[.A285]" office:value-type="float" office:value="387.5">
            <text:p>387.5</text:p>
          </table:table-cell>
          <table:table-cell table:formula="of:=[.B285]+[.$K$16]" office:value-type="float" office:value="372.625">
            <text:p>372.625</text:p>
          </table:table-cell>
          <table:table-cell/>
          <table:table-cell office:value-type="string">
            <text:p>N289</text:p>
          </table:table-cell>
          <table:table-cell table:formula="of:=&quot;X&quot;&amp;[.A290]" office:value-type="string" office:string-value="X387.5">
            <text:p>X387.5</text:p>
          </table:table-cell>
          <table:table-cell table:formula="of:=&quot;Y&quot;&amp;[.B290]" office:value-type="string" office:string-value="Y372.625">
            <text:p>Y372.625</text:p>
          </table:table-cell>
          <table:table-cell table:formula="of:=[.G285]+1" office:value-type="float" office:value="58">
            <text:p>58</text:p>
          </table:table-cell>
          <table:table-cell table:formula="of:=[.D290]&amp;&quot; &quot;&amp;[.E290]&amp;&quot; &quot;&amp;[.F290]" office:value-type="string" office:string-value="N289 X387.5 Y372.625">
            <text:p>N289 X387.5 Y372.6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90</text:p>
          </table:table-cell>
          <table:table-cell table:formula="of:=[.E286]" office:value-type="string" office:string-value="G106">
            <text:p>G106</text:p>
          </table:table-cell>
          <table:table-cell table:formula="of:=[.F286]" office:value-type="string" office:string-value="P0">
            <text:p>P0</text:p>
          </table:table-cell>
          <table:table-cell table:formula="of:=[.G286]+1" office:value-type="float" office:value="58">
            <text:p>58</text:p>
          </table:table-cell>
          <table:table-cell table:formula="of:=[.D291]&amp;&quot; &quot;&amp;[.E291]&amp;&quot; &quot;&amp;[.F291]" office:value-type="string" office:string-value="N290 G106 P0">
            <text:p>N290 G106 P0</text:p>
          </table:table-cell>
          <table:table-cell table:number-columns-repeated="1016"/>
        </table:table-row>
        <table:table-row table:style-name="ro1">
          <table:table-cell/>
          <table:table-cell table:formula="of:=[.B287]" office:value-type="string" office:string-value="jog up">
            <text:p>jog up</text:p>
          </table:table-cell>
          <table:table-cell/>
          <table:table-cell office:value-type="string">
            <text:p>N291</text:p>
          </table:table-cell>
          <table:table-cell table:formula="of:=[.E287]" office:value-type="string" office:string-value="G105">
            <text:p>G105</text:p>
          </table:table-cell>
          <table:table-cell table:formula="of:=[.F287]" office:value-type="string" office:string-value="PY7.79166666666667">
            <text:p>PY7.79166666666667</text:p>
          </table:table-cell>
          <table:table-cell table:formula="of:=[.G287]+1" office:value-type="float" office:value="59">
            <text:p>59</text:p>
          </table:table-cell>
          <table:table-cell table:formula="of:=[.D292]&amp;&quot; &quot;&amp;[.E292]&amp;&quot; &quot;&amp;[.F292]" office:value-type="string" office:string-value="N291 G105 PY7.79166666666667">
            <text:p>N291 G105 PY7.79166666666667</text:p>
          </table:table-cell>
          <table:table-cell table:number-columns-repeated="1016"/>
        </table:table-row>
        <table:table-row table:style-name="ro1">
          <table:table-cell table:formula="of:=[.A288]" office:value-type="float" office:value="7115.5">
            <text:p>7115.5</text:p>
          </table:table-cell>
          <table:table-cell table:formula="of:=[.B288]+[.$K$16]" office:value-type="float" office:value="379.116666666667">
            <text:p>379.1166666667</text:p>
          </table:table-cell>
          <table:table-cell/>
          <table:table-cell office:value-type="string">
            <text:p>N292</text:p>
          </table:table-cell>
          <table:table-cell table:formula="of:=&quot;X&quot;&amp;[.A293]" office:value-type="string" office:string-value="X7115.5">
            <text:p>X7115.5</text:p>
          </table:table-cell>
          <table:table-cell table:formula="of:=&quot;Y&quot;&amp;[.B293]" office:value-type="string" office:string-value="Y379.116666666667">
            <text:p>Y379.116666666667</text:p>
          </table:table-cell>
          <table:table-cell table:formula="of:=[.G288]+1" office:value-type="float" office:value="59">
            <text:p>59</text:p>
          </table:table-cell>
          <table:table-cell table:formula="of:=[.D293]&amp;&quot; &quot;&amp;[.E293]&amp;&quot; &quot;&amp;[.F293]" office:value-type="string" office:string-value="N292 X7115.5 Y379.116666666667">
            <text:p>N292 X7115.5 Y379.1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93</text:p>
          </table:table-cell>
          <table:table-cell table:formula="of:=[.E289]" office:value-type="string" office:string-value="G106">
            <text:p>G106</text:p>
          </table:table-cell>
          <table:table-cell table:formula="of:=[.F289]" office:value-type="string" office:string-value="P3">
            <text:p>P3</text:p>
          </table:table-cell>
          <table:table-cell table:formula="of:=[.G289]+1" office:value-type="float" office:value="59">
            <text:p>59</text:p>
          </table:table-cell>
          <table:table-cell table:formula="of:=[.D294]&amp;&quot; &quot;&amp;[.E294]&amp;&quot; &quot;&amp;[.F294]" office:value-type="string" office:string-value="N293 G106 P3">
            <text:p>N293 G106 P3</text:p>
          </table:table-cell>
          <table:table-cell table:number-columns-repeated="1016"/>
        </table:table-row>
        <table:table-row table:style-name="ro1">
          <table:table-cell table:formula="of:=[.A290]" office:value-type="float" office:value="387.5">
            <text:p>387.5</text:p>
          </table:table-cell>
          <table:table-cell table:formula="of:=[.B290]+[.$K$16]" office:value-type="float" office:value="377.416666666667">
            <text:p>377.4166666667</text:p>
          </table:table-cell>
          <table:table-cell/>
          <table:table-cell office:value-type="string">
            <text:p>N294</text:p>
          </table:table-cell>
          <table:table-cell table:formula="of:=&quot;X&quot;&amp;[.A295]" office:value-type="string" office:string-value="X387.5">
            <text:p>X387.5</text:p>
          </table:table-cell>
          <table:table-cell table:formula="of:=&quot;Y&quot;&amp;[.B295]" office:value-type="string" office:string-value="Y377.416666666667">
            <text:p>Y377.416666666667</text:p>
          </table:table-cell>
          <table:table-cell table:formula="of:=[.G290]+1" office:value-type="float" office:value="59">
            <text:p>59</text:p>
          </table:table-cell>
          <table:table-cell table:formula="of:=[.D295]&amp;&quot; &quot;&amp;[.E295]&amp;&quot; &quot;&amp;[.F295]" office:value-type="string" office:string-value="N294 X387.5 Y377.416666666667">
            <text:p>N294 X387.5 Y377.4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95</text:p>
          </table:table-cell>
          <table:table-cell table:formula="of:=[.E291]" office:value-type="string" office:string-value="G106">
            <text:p>G106</text:p>
          </table:table-cell>
          <table:table-cell table:formula="of:=[.F291]" office:value-type="string" office:string-value="P0">
            <text:p>P0</text:p>
          </table:table-cell>
          <table:table-cell table:formula="of:=[.G291]+1" office:value-type="float" office:value="59">
            <text:p>59</text:p>
          </table:table-cell>
          <table:table-cell table:formula="of:=[.D296]&amp;&quot; &quot;&amp;[.E296]&amp;&quot; &quot;&amp;[.F296]" office:value-type="string" office:string-value="N295 G106 P0">
            <text:p>N295 G106 P0</text:p>
          </table:table-cell>
          <table:table-cell table:number-columns-repeated="1016"/>
        </table:table-row>
        <table:table-row table:style-name="ro1">
          <table:table-cell/>
          <table:table-cell table:formula="of:=[.B292]" office:value-type="string" office:string-value="jog up">
            <text:p>jog up</text:p>
          </table:table-cell>
          <table:table-cell/>
          <table:table-cell office:value-type="string">
            <text:p>N296</text:p>
          </table:table-cell>
          <table:table-cell table:formula="of:=[.E292]" office:value-type="string" office:string-value="G105">
            <text:p>G105</text:p>
          </table:table-cell>
          <table:table-cell table:formula="of:=[.F292]" office:value-type="string" office:string-value="PY7.79166666666667">
            <text:p>PY7.79166666666667</text:p>
          </table:table-cell>
          <table:table-cell table:formula="of:=[.G292]+1" office:value-type="float" office:value="60">
            <text:p>60</text:p>
          </table:table-cell>
          <table:table-cell table:formula="of:=[.D297]&amp;&quot; &quot;&amp;[.E297]&amp;&quot; &quot;&amp;[.F297]" office:value-type="string" office:string-value="N296 G105 PY7.79166666666667">
            <text:p>N296 G105 PY7.79166666666667</text:p>
          </table:table-cell>
          <table:table-cell table:number-columns-repeated="1016"/>
        </table:table-row>
        <table:table-row table:style-name="ro1">
          <table:table-cell table:formula="of:=[.A293]" office:value-type="float" office:value="7115.5">
            <text:p>7115.5</text:p>
          </table:table-cell>
          <table:table-cell table:formula="of:=[.B293]+[.$K$16]" office:value-type="float" office:value="383.908333333334">
            <text:p>383.9083333333</text:p>
          </table:table-cell>
          <table:table-cell/>
          <table:table-cell office:value-type="string">
            <text:p>N297</text:p>
          </table:table-cell>
          <table:table-cell table:formula="of:=&quot;X&quot;&amp;[.A298]" office:value-type="string" office:string-value="X7115.5">
            <text:p>X7115.5</text:p>
          </table:table-cell>
          <table:table-cell table:formula="of:=&quot;Y&quot;&amp;[.B298]" office:value-type="string" office:string-value="Y383.908333333334">
            <text:p>Y383.908333333334</text:p>
          </table:table-cell>
          <table:table-cell table:formula="of:=[.G293]+1" office:value-type="float" office:value="60">
            <text:p>60</text:p>
          </table:table-cell>
          <table:table-cell table:formula="of:=[.D298]&amp;&quot; &quot;&amp;[.E298]&amp;&quot; &quot;&amp;[.F298]" office:value-type="string" office:string-value="N297 X7115.5 Y383.908333333334">
            <text:p>N297 X7115.5 Y383.9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298</text:p>
          </table:table-cell>
          <table:table-cell table:formula="of:=[.E294]" office:value-type="string" office:string-value="G106">
            <text:p>G106</text:p>
          </table:table-cell>
          <table:table-cell table:formula="of:=[.F294]" office:value-type="string" office:string-value="P3">
            <text:p>P3</text:p>
          </table:table-cell>
          <table:table-cell table:formula="of:=[.G294]+1" office:value-type="float" office:value="60">
            <text:p>60</text:p>
          </table:table-cell>
          <table:table-cell table:formula="of:=[.D299]&amp;&quot; &quot;&amp;[.E299]&amp;&quot; &quot;&amp;[.F299]" office:value-type="string" office:string-value="N298 G106 P3">
            <text:p>N298 G106 P3</text:p>
          </table:table-cell>
          <table:table-cell table:number-columns-repeated="1016"/>
        </table:table-row>
        <table:table-row table:style-name="ro1">
          <table:table-cell table:formula="of:=[.A295]" office:value-type="float" office:value="387.5">
            <text:p>387.5</text:p>
          </table:table-cell>
          <table:table-cell table:formula="of:=[.B295]+[.$K$16]" office:value-type="float" office:value="382.208333333334">
            <text:p>382.2083333333</text:p>
          </table:table-cell>
          <table:table-cell/>
          <table:table-cell office:value-type="string">
            <text:p>N299</text:p>
          </table:table-cell>
          <table:table-cell table:formula="of:=&quot;X&quot;&amp;[.A300]" office:value-type="string" office:string-value="X387.5">
            <text:p>X387.5</text:p>
          </table:table-cell>
          <table:table-cell table:formula="of:=&quot;Y&quot;&amp;[.B300]" office:value-type="string" office:string-value="Y382.208333333334">
            <text:p>Y382.208333333334</text:p>
          </table:table-cell>
          <table:table-cell table:formula="of:=[.G295]+1" office:value-type="float" office:value="60">
            <text:p>60</text:p>
          </table:table-cell>
          <table:table-cell table:formula="of:=[.D300]&amp;&quot; &quot;&amp;[.E300]&amp;&quot; &quot;&amp;[.F300]" office:value-type="string" office:string-value="N299 X387.5 Y382.208333333334">
            <text:p>N299 X387.5 Y382.2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0</text:p>
          </table:table-cell>
          <table:table-cell table:formula="of:=[.E296]" office:value-type="string" office:string-value="G106">
            <text:p>G106</text:p>
          </table:table-cell>
          <table:table-cell table:formula="of:=[.F296]" office:value-type="string" office:string-value="P0">
            <text:p>P0</text:p>
          </table:table-cell>
          <table:table-cell table:formula="of:=[.G296]+1" office:value-type="float" office:value="60">
            <text:p>60</text:p>
          </table:table-cell>
          <table:table-cell table:formula="of:=[.D301]&amp;&quot; &quot;&amp;[.E301]&amp;&quot; &quot;&amp;[.F301]" office:value-type="string" office:string-value="N300 G106 P0">
            <text:p>N300 G106 P0</text:p>
          </table:table-cell>
          <table:table-cell table:number-columns-repeated="1016"/>
        </table:table-row>
        <table:table-row table:style-name="ro1">
          <table:table-cell/>
          <table:table-cell table:formula="of:=[.B297]" office:value-type="string" office:string-value="jog up">
            <text:p>jog up</text:p>
          </table:table-cell>
          <table:table-cell/>
          <table:table-cell office:value-type="string">
            <text:p>N301</text:p>
          </table:table-cell>
          <table:table-cell table:formula="of:=[.E297]" office:value-type="string" office:string-value="G105">
            <text:p>G105</text:p>
          </table:table-cell>
          <table:table-cell table:formula="of:=[.F297]" office:value-type="string" office:string-value="PY7.79166666666667">
            <text:p>PY7.79166666666667</text:p>
          </table:table-cell>
          <table:table-cell table:formula="of:=[.G297]+1" office:value-type="float" office:value="61">
            <text:p>61</text:p>
          </table:table-cell>
          <table:table-cell table:formula="of:=[.D302]&amp;&quot; &quot;&amp;[.E302]&amp;&quot; &quot;&amp;[.F302]" office:value-type="string" office:string-value="N301 G105 PY7.79166666666667">
            <text:p>N301 G105 PY7.79166666666667</text:p>
          </table:table-cell>
          <table:table-cell table:number-columns-repeated="1016"/>
        </table:table-row>
        <table:table-row table:style-name="ro1">
          <table:table-cell table:formula="of:=[.A298]" office:value-type="float" office:value="7115.5">
            <text:p>7115.5</text:p>
          </table:table-cell>
          <table:table-cell table:formula="of:=[.B298]+[.$K$16]" office:value-type="float" office:value="388.7">
            <text:p>388.7</text:p>
          </table:table-cell>
          <table:table-cell/>
          <table:table-cell office:value-type="string">
            <text:p>N302</text:p>
          </table:table-cell>
          <table:table-cell table:formula="of:=&quot;X&quot;&amp;[.A303]" office:value-type="string" office:string-value="X7115.5">
            <text:p>X7115.5</text:p>
          </table:table-cell>
          <table:table-cell table:formula="of:=&quot;Y&quot;&amp;[.B303]" office:value-type="string" office:string-value="Y388.7">
            <text:p>Y388.7</text:p>
          </table:table-cell>
          <table:table-cell table:formula="of:=[.G298]+1" office:value-type="float" office:value="61">
            <text:p>61</text:p>
          </table:table-cell>
          <table:table-cell table:formula="of:=[.D303]&amp;&quot; &quot;&amp;[.E303]&amp;&quot; &quot;&amp;[.F303]" office:value-type="string" office:string-value="N302 X7115.5 Y388.7">
            <text:p>N302 X7115.5 Y388.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3</text:p>
          </table:table-cell>
          <table:table-cell table:formula="of:=[.E299]" office:value-type="string" office:string-value="G106">
            <text:p>G106</text:p>
          </table:table-cell>
          <table:table-cell table:formula="of:=[.F299]" office:value-type="string" office:string-value="P3">
            <text:p>P3</text:p>
          </table:table-cell>
          <table:table-cell table:formula="of:=[.G299]+1" office:value-type="float" office:value="61">
            <text:p>61</text:p>
          </table:table-cell>
          <table:table-cell table:formula="of:=[.D304]&amp;&quot; &quot;&amp;[.E304]&amp;&quot; &quot;&amp;[.F304]" office:value-type="string" office:string-value="N303 G106 P3">
            <text:p>N303 G106 P3</text:p>
          </table:table-cell>
          <table:table-cell table:number-columns-repeated="1016"/>
        </table:table-row>
        <table:table-row table:style-name="ro1">
          <table:table-cell table:formula="of:=[.A300]" office:value-type="float" office:value="387.5">
            <text:p>387.5</text:p>
          </table:table-cell>
          <table:table-cell table:formula="of:=[.B300]+[.$K$16]" office:value-type="float" office:value="387">
            <text:p>387</text:p>
          </table:table-cell>
          <table:table-cell/>
          <table:table-cell office:value-type="string">
            <text:p>N304</text:p>
          </table:table-cell>
          <table:table-cell table:formula="of:=&quot;X&quot;&amp;[.A305]" office:value-type="string" office:string-value="X387.5">
            <text:p>X387.5</text:p>
          </table:table-cell>
          <table:table-cell table:formula="of:=&quot;Y&quot;&amp;[.B305]" office:value-type="string" office:string-value="Y387">
            <text:p>Y387</text:p>
          </table:table-cell>
          <table:table-cell table:formula="of:=[.G300]+1" office:value-type="float" office:value="61">
            <text:p>61</text:p>
          </table:table-cell>
          <table:table-cell table:formula="of:=[.D305]&amp;&quot; &quot;&amp;[.E305]&amp;&quot; &quot;&amp;[.F305]" office:value-type="string" office:string-value="N304 X387.5 Y387">
            <text:p>N304 X387.5 Y38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5</text:p>
          </table:table-cell>
          <table:table-cell table:formula="of:=[.E301]" office:value-type="string" office:string-value="G106">
            <text:p>G106</text:p>
          </table:table-cell>
          <table:table-cell table:formula="of:=[.F301]" office:value-type="string" office:string-value="P0">
            <text:p>P0</text:p>
          </table:table-cell>
          <table:table-cell table:formula="of:=[.G301]+1" office:value-type="float" office:value="61">
            <text:p>61</text:p>
          </table:table-cell>
          <table:table-cell table:formula="of:=[.D306]&amp;&quot; &quot;&amp;[.E306]&amp;&quot; &quot;&amp;[.F306]" office:value-type="string" office:string-value="N305 G106 P0">
            <text:p>N305 G106 P0</text:p>
          </table:table-cell>
          <table:table-cell table:number-columns-repeated="1016"/>
        </table:table-row>
        <table:table-row table:style-name="ro1">
          <table:table-cell/>
          <table:table-cell table:formula="of:=[.B302]" office:value-type="string" office:string-value="jog up">
            <text:p>jog up</text:p>
          </table:table-cell>
          <table:table-cell/>
          <table:table-cell office:value-type="string">
            <text:p>N306</text:p>
          </table:table-cell>
          <table:table-cell table:formula="of:=[.E302]" office:value-type="string" office:string-value="G105">
            <text:p>G105</text:p>
          </table:table-cell>
          <table:table-cell table:formula="of:=[.F302]" office:value-type="string" office:string-value="PY7.79166666666667">
            <text:p>PY7.79166666666667</text:p>
          </table:table-cell>
          <table:table-cell table:formula="of:=[.G302]+1" office:value-type="float" office:value="62">
            <text:p>62</text:p>
          </table:table-cell>
          <table:table-cell table:formula="of:=[.D307]&amp;&quot; &quot;&amp;[.E307]&amp;&quot; &quot;&amp;[.F307]" office:value-type="string" office:string-value="N306 G105 PY7.79166666666667">
            <text:p>N306 G105 PY7.79166666666667</text:p>
          </table:table-cell>
          <table:table-cell table:number-columns-repeated="1016"/>
        </table:table-row>
        <table:table-row table:style-name="ro1">
          <table:table-cell table:formula="of:=[.A303]" office:value-type="float" office:value="7115.5">
            <text:p>7115.5</text:p>
          </table:table-cell>
          <table:table-cell table:formula="of:=[.B303]+[.$K$16]" office:value-type="float" office:value="393.491666666667">
            <text:p>393.4916666667</text:p>
          </table:table-cell>
          <table:table-cell/>
          <table:table-cell office:value-type="string">
            <text:p>N307</text:p>
          </table:table-cell>
          <table:table-cell table:formula="of:=&quot;X&quot;&amp;[.A308]" office:value-type="string" office:string-value="X7115.5">
            <text:p>X7115.5</text:p>
          </table:table-cell>
          <table:table-cell table:formula="of:=&quot;Y&quot;&amp;[.B308]" office:value-type="string" office:string-value="Y393.491666666667">
            <text:p>Y393.491666666667</text:p>
          </table:table-cell>
          <table:table-cell table:formula="of:=[.G303]+1" office:value-type="float" office:value="62">
            <text:p>62</text:p>
          </table:table-cell>
          <table:table-cell table:formula="of:=[.D308]&amp;&quot; &quot;&amp;[.E308]&amp;&quot; &quot;&amp;[.F308]" office:value-type="string" office:string-value="N307 X7115.5 Y393.491666666667">
            <text:p>N307 X7115.5 Y393.4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08</text:p>
          </table:table-cell>
          <table:table-cell table:formula="of:=[.E304]" office:value-type="string" office:string-value="G106">
            <text:p>G106</text:p>
          </table:table-cell>
          <table:table-cell table:formula="of:=[.F304]" office:value-type="string" office:string-value="P3">
            <text:p>P3</text:p>
          </table:table-cell>
          <table:table-cell table:formula="of:=[.G304]+1" office:value-type="float" office:value="62">
            <text:p>62</text:p>
          </table:table-cell>
          <table:table-cell table:formula="of:=[.D309]&amp;&quot; &quot;&amp;[.E309]&amp;&quot; &quot;&amp;[.F309]" office:value-type="string" office:string-value="N308 G106 P3">
            <text:p>N308 G106 P3</text:p>
          </table:table-cell>
          <table:table-cell table:number-columns-repeated="1016"/>
        </table:table-row>
        <table:table-row table:style-name="ro1">
          <table:table-cell table:formula="of:=[.A305]" office:value-type="float" office:value="387.5">
            <text:p>387.5</text:p>
          </table:table-cell>
          <table:table-cell table:formula="of:=[.B305]+[.$K$16]" office:value-type="float" office:value="391.791666666667">
            <text:p>391.7916666667</text:p>
          </table:table-cell>
          <table:table-cell/>
          <table:table-cell office:value-type="string">
            <text:p>N309</text:p>
          </table:table-cell>
          <table:table-cell table:formula="of:=&quot;X&quot;&amp;[.A310]" office:value-type="string" office:string-value="X387.5">
            <text:p>X387.5</text:p>
          </table:table-cell>
          <table:table-cell table:formula="of:=&quot;Y&quot;&amp;[.B310]" office:value-type="string" office:string-value="Y391.791666666667">
            <text:p>Y391.791666666667</text:p>
          </table:table-cell>
          <table:table-cell table:formula="of:=[.G305]+1" office:value-type="float" office:value="62">
            <text:p>62</text:p>
          </table:table-cell>
          <table:table-cell table:formula="of:=[.D310]&amp;&quot; &quot;&amp;[.E310]&amp;&quot; &quot;&amp;[.F310]" office:value-type="string" office:string-value="N309 X387.5 Y391.791666666667">
            <text:p>N309 X387.5 Y391.7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10</text:p>
          </table:table-cell>
          <table:table-cell table:formula="of:=[.E306]" office:value-type="string" office:string-value="G106">
            <text:p>G106</text:p>
          </table:table-cell>
          <table:table-cell table:formula="of:=[.F306]" office:value-type="string" office:string-value="P0">
            <text:p>P0</text:p>
          </table:table-cell>
          <table:table-cell table:formula="of:=[.G306]+1" office:value-type="float" office:value="62">
            <text:p>62</text:p>
          </table:table-cell>
          <table:table-cell table:formula="of:=[.D311]&amp;&quot; &quot;&amp;[.E311]&amp;&quot; &quot;&amp;[.F311]" office:value-type="string" office:string-value="N310 G106 P0">
            <text:p>N310 G106 P0</text:p>
          </table:table-cell>
          <table:table-cell table:number-columns-repeated="1016"/>
        </table:table-row>
        <table:table-row table:style-name="ro1">
          <table:table-cell/>
          <table:table-cell table:formula="of:=[.B307]" office:value-type="string" office:string-value="jog up">
            <text:p>jog up</text:p>
          </table:table-cell>
          <table:table-cell/>
          <table:table-cell office:value-type="string">
            <text:p>N311</text:p>
          </table:table-cell>
          <table:table-cell table:formula="of:=[.E307]" office:value-type="string" office:string-value="G105">
            <text:p>G105</text:p>
          </table:table-cell>
          <table:table-cell table:formula="of:=[.F307]" office:value-type="string" office:string-value="PY7.79166666666667">
            <text:p>PY7.79166666666667</text:p>
          </table:table-cell>
          <table:table-cell table:formula="of:=[.G307]+1" office:value-type="float" office:value="63">
            <text:p>63</text:p>
          </table:table-cell>
          <table:table-cell table:formula="of:=[.D312]&amp;&quot; &quot;&amp;[.E312]&amp;&quot; &quot;&amp;[.F312]" office:value-type="string" office:string-value="N311 G105 PY7.79166666666667">
            <text:p>N311 G105 PY7.79166666666667</text:p>
          </table:table-cell>
          <table:table-cell table:number-columns-repeated="1016"/>
        </table:table-row>
        <table:table-row table:style-name="ro1">
          <table:table-cell table:formula="of:=[.A308]" office:value-type="float" office:value="7115.5">
            <text:p>7115.5</text:p>
          </table:table-cell>
          <table:table-cell table:formula="of:=[.B308]+[.$K$16]" office:value-type="float" office:value="398.283333333334">
            <text:p>398.2833333333</text:p>
          </table:table-cell>
          <table:table-cell/>
          <table:table-cell office:value-type="string">
            <text:p>N312</text:p>
          </table:table-cell>
          <table:table-cell table:formula="of:=&quot;X&quot;&amp;[.A313]" office:value-type="string" office:string-value="X7115.5">
            <text:p>X7115.5</text:p>
          </table:table-cell>
          <table:table-cell table:formula="of:=&quot;Y&quot;&amp;[.B313]" office:value-type="string" office:string-value="Y398.283333333334">
            <text:p>Y398.283333333334</text:p>
          </table:table-cell>
          <table:table-cell table:formula="of:=[.G308]+1" office:value-type="float" office:value="63">
            <text:p>63</text:p>
          </table:table-cell>
          <table:table-cell table:formula="of:=[.D313]&amp;&quot; &quot;&amp;[.E313]&amp;&quot; &quot;&amp;[.F313]" office:value-type="string" office:string-value="N312 X7115.5 Y398.283333333334">
            <text:p>N312 X7115.5 Y398.2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13</text:p>
          </table:table-cell>
          <table:table-cell table:formula="of:=[.E309]" office:value-type="string" office:string-value="G106">
            <text:p>G106</text:p>
          </table:table-cell>
          <table:table-cell table:formula="of:=[.F309]" office:value-type="string" office:string-value="P3">
            <text:p>P3</text:p>
          </table:table-cell>
          <table:table-cell table:formula="of:=[.G309]+1" office:value-type="float" office:value="63">
            <text:p>63</text:p>
          </table:table-cell>
          <table:table-cell table:formula="of:=[.D314]&amp;&quot; &quot;&amp;[.E314]&amp;&quot; &quot;&amp;[.F314]" office:value-type="string" office:string-value="N313 G106 P3">
            <text:p>N313 G106 P3</text:p>
          </table:table-cell>
          <table:table-cell table:number-columns-repeated="1016"/>
        </table:table-row>
        <table:table-row table:style-name="ro1">
          <table:table-cell table:formula="of:=[.A310]" office:value-type="float" office:value="387.5">
            <text:p>387.5</text:p>
          </table:table-cell>
          <table:table-cell table:formula="of:=[.B310]+[.$K$16]" office:value-type="float" office:value="396.583333333334">
            <text:p>396.5833333333</text:p>
          </table:table-cell>
          <table:table-cell/>
          <table:table-cell office:value-type="string">
            <text:p>N314</text:p>
          </table:table-cell>
          <table:table-cell table:formula="of:=&quot;X&quot;&amp;[.A315]" office:value-type="string" office:string-value="X387.5">
            <text:p>X387.5</text:p>
          </table:table-cell>
          <table:table-cell table:formula="of:=&quot;Y&quot;&amp;[.B315]" office:value-type="string" office:string-value="Y396.583333333334">
            <text:p>Y396.583333333334</text:p>
          </table:table-cell>
          <table:table-cell table:formula="of:=[.G310]+1" office:value-type="float" office:value="63">
            <text:p>63</text:p>
          </table:table-cell>
          <table:table-cell table:formula="of:=[.D315]&amp;&quot; &quot;&amp;[.E315]&amp;&quot; &quot;&amp;[.F315]" office:value-type="string" office:string-value="N314 X387.5 Y396.583333333334">
            <text:p>N314 X387.5 Y396.5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15</text:p>
          </table:table-cell>
          <table:table-cell table:formula="of:=[.E311]" office:value-type="string" office:string-value="G106">
            <text:p>G106</text:p>
          </table:table-cell>
          <table:table-cell table:formula="of:=[.F311]" office:value-type="string" office:string-value="P0">
            <text:p>P0</text:p>
          </table:table-cell>
          <table:table-cell table:formula="of:=[.G311]+1" office:value-type="float" office:value="63">
            <text:p>63</text:p>
          </table:table-cell>
          <table:table-cell table:formula="of:=[.D316]&amp;&quot; &quot;&amp;[.E316]&amp;&quot; &quot;&amp;[.F316]" office:value-type="string" office:string-value="N315 G106 P0">
            <text:p>N315 G106 P0</text:p>
          </table:table-cell>
          <table:table-cell table:number-columns-repeated="1016"/>
        </table:table-row>
        <table:table-row table:style-name="ro1">
          <table:table-cell/>
          <table:table-cell table:formula="of:=[.B312]" office:value-type="string" office:string-value="jog up">
            <text:p>jog up</text:p>
          </table:table-cell>
          <table:table-cell/>
          <table:table-cell office:value-type="string">
            <text:p>N316</text:p>
          </table:table-cell>
          <table:table-cell table:formula="of:=[.E312]" office:value-type="string" office:string-value="G105">
            <text:p>G105</text:p>
          </table:table-cell>
          <table:table-cell table:formula="of:=[.F312]" office:value-type="string" office:string-value="PY7.79166666666667">
            <text:p>PY7.79166666666667</text:p>
          </table:table-cell>
          <table:table-cell table:formula="of:=[.G312]+1" office:value-type="float" office:value="64">
            <text:p>64</text:p>
          </table:table-cell>
          <table:table-cell table:formula="of:=[.D317]&amp;&quot; &quot;&amp;[.E317]&amp;&quot; &quot;&amp;[.F317]" office:value-type="string" office:string-value="N316 G105 PY7.79166666666667">
            <text:p>N316 G105 PY7.79166666666667</text:p>
          </table:table-cell>
          <table:table-cell table:number-columns-repeated="1016"/>
        </table:table-row>
        <table:table-row table:style-name="ro1">
          <table:table-cell table:formula="of:=[.A313]" office:value-type="float" office:value="7115.5">
            <text:p>7115.5</text:p>
          </table:table-cell>
          <table:table-cell table:formula="of:=[.B313]+[.$K$16]" office:value-type="float" office:value="403.075">
            <text:p>403.075</text:p>
          </table:table-cell>
          <table:table-cell/>
          <table:table-cell office:value-type="string">
            <text:p>N317</text:p>
          </table:table-cell>
          <table:table-cell table:formula="of:=&quot;X&quot;&amp;[.A318]" office:value-type="string" office:string-value="X7115.5">
            <text:p>X7115.5</text:p>
          </table:table-cell>
          <table:table-cell table:formula="of:=&quot;Y&quot;&amp;[.B318]" office:value-type="string" office:string-value="Y403.075">
            <text:p>Y403.075</text:p>
          </table:table-cell>
          <table:table-cell table:formula="of:=[.G313]+1" office:value-type="float" office:value="64">
            <text:p>64</text:p>
          </table:table-cell>
          <table:table-cell table:formula="of:=[.D318]&amp;&quot; &quot;&amp;[.E318]&amp;&quot; &quot;&amp;[.F318]" office:value-type="string" office:string-value="N317 X7115.5 Y403.075">
            <text:p>N317 X7115.5 Y403.0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18</text:p>
          </table:table-cell>
          <table:table-cell table:formula="of:=[.E314]" office:value-type="string" office:string-value="G106">
            <text:p>G106</text:p>
          </table:table-cell>
          <table:table-cell table:formula="of:=[.F314]" office:value-type="string" office:string-value="P3">
            <text:p>P3</text:p>
          </table:table-cell>
          <table:table-cell table:formula="of:=[.G314]+1" office:value-type="float" office:value="64">
            <text:p>64</text:p>
          </table:table-cell>
          <table:table-cell table:formula="of:=[.D319]&amp;&quot; &quot;&amp;[.E319]&amp;&quot; &quot;&amp;[.F319]" office:value-type="string" office:string-value="N318 G106 P3">
            <text:p>N318 G106 P3</text:p>
          </table:table-cell>
          <table:table-cell table:number-columns-repeated="1016"/>
        </table:table-row>
        <table:table-row table:style-name="ro1">
          <table:table-cell table:formula="of:=[.A315]" office:value-type="float" office:value="387.5">
            <text:p>387.5</text:p>
          </table:table-cell>
          <table:table-cell table:formula="of:=[.B315]+[.$K$16]" office:value-type="float" office:value="401.375">
            <text:p>401.375</text:p>
          </table:table-cell>
          <table:table-cell/>
          <table:table-cell office:value-type="string">
            <text:p>N319</text:p>
          </table:table-cell>
          <table:table-cell table:formula="of:=&quot;X&quot;&amp;[.A320]" office:value-type="string" office:string-value="X387.5">
            <text:p>X387.5</text:p>
          </table:table-cell>
          <table:table-cell table:formula="of:=&quot;Y&quot;&amp;[.B320]" office:value-type="string" office:string-value="Y401.375">
            <text:p>Y401.375</text:p>
          </table:table-cell>
          <table:table-cell table:formula="of:=[.G315]+1" office:value-type="float" office:value="64">
            <text:p>64</text:p>
          </table:table-cell>
          <table:table-cell table:formula="of:=[.D320]&amp;&quot; &quot;&amp;[.E320]&amp;&quot; &quot;&amp;[.F320]" office:value-type="string" office:string-value="N319 X387.5 Y401.375">
            <text:p>N319 X387.5 Y401.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20</text:p>
          </table:table-cell>
          <table:table-cell table:formula="of:=[.E316]" office:value-type="string" office:string-value="G106">
            <text:p>G106</text:p>
          </table:table-cell>
          <table:table-cell table:formula="of:=[.F316]" office:value-type="string" office:string-value="P0">
            <text:p>P0</text:p>
          </table:table-cell>
          <table:table-cell table:formula="of:=[.G316]+1" office:value-type="float" office:value="64">
            <text:p>64</text:p>
          </table:table-cell>
          <table:table-cell table:formula="of:=[.D321]&amp;&quot; &quot;&amp;[.E321]&amp;&quot; &quot;&amp;[.F321]" office:value-type="string" office:string-value="N320 G106 P0">
            <text:p>N320 G106 P0</text:p>
          </table:table-cell>
          <table:table-cell table:number-columns-repeated="1016"/>
        </table:table-row>
        <table:table-row table:style-name="ro1">
          <table:table-cell/>
          <table:table-cell table:formula="of:=[.B317]" office:value-type="string" office:string-value="jog up">
            <text:p>jog up</text:p>
          </table:table-cell>
          <table:table-cell/>
          <table:table-cell office:value-type="string">
            <text:p>N321</text:p>
          </table:table-cell>
          <table:table-cell table:formula="of:=[.E317]" office:value-type="string" office:string-value="G105">
            <text:p>G105</text:p>
          </table:table-cell>
          <table:table-cell table:formula="of:=[.F317]" office:value-type="string" office:string-value="PY7.79166666666667">
            <text:p>PY7.79166666666667</text:p>
          </table:table-cell>
          <table:table-cell table:formula="of:=[.G317]+1" office:value-type="float" office:value="65">
            <text:p>65</text:p>
          </table:table-cell>
          <table:table-cell table:formula="of:=[.D322]&amp;&quot; &quot;&amp;[.E322]&amp;&quot; &quot;&amp;[.F322]" office:value-type="string" office:string-value="N321 G105 PY7.79166666666667">
            <text:p>N321 G105 PY7.79166666666667</text:p>
          </table:table-cell>
          <table:table-cell table:number-columns-repeated="1016"/>
        </table:table-row>
        <table:table-row table:style-name="ro1">
          <table:table-cell table:formula="of:=[.A318]" office:value-type="float" office:value="7115.5">
            <text:p>7115.5</text:p>
          </table:table-cell>
          <table:table-cell table:formula="of:=[.B318]+[.$K$16]" office:value-type="float" office:value="407.866666666667">
            <text:p>407.8666666667</text:p>
          </table:table-cell>
          <table:table-cell/>
          <table:table-cell office:value-type="string">
            <text:p>N322</text:p>
          </table:table-cell>
          <table:table-cell table:formula="of:=&quot;X&quot;&amp;[.A323]" office:value-type="string" office:string-value="X7115.5">
            <text:p>X7115.5</text:p>
          </table:table-cell>
          <table:table-cell table:formula="of:=&quot;Y&quot;&amp;[.B323]" office:value-type="string" office:string-value="Y407.866666666667">
            <text:p>Y407.866666666667</text:p>
          </table:table-cell>
          <table:table-cell table:formula="of:=[.G318]+1" office:value-type="float" office:value="65">
            <text:p>65</text:p>
          </table:table-cell>
          <table:table-cell table:formula="of:=[.D323]&amp;&quot; &quot;&amp;[.E323]&amp;&quot; &quot;&amp;[.F323]" office:value-type="string" office:string-value="N322 X7115.5 Y407.866666666667">
            <text:p>N322 X7115.5 Y407.8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23</text:p>
          </table:table-cell>
          <table:table-cell table:formula="of:=[.E319]" office:value-type="string" office:string-value="G106">
            <text:p>G106</text:p>
          </table:table-cell>
          <table:table-cell table:formula="of:=[.F319]" office:value-type="string" office:string-value="P3">
            <text:p>P3</text:p>
          </table:table-cell>
          <table:table-cell table:formula="of:=[.G319]+1" office:value-type="float" office:value="65">
            <text:p>65</text:p>
          </table:table-cell>
          <table:table-cell table:formula="of:=[.D324]&amp;&quot; &quot;&amp;[.E324]&amp;&quot; &quot;&amp;[.F324]" office:value-type="string" office:string-value="N323 G106 P3">
            <text:p>N323 G106 P3</text:p>
          </table:table-cell>
          <table:table-cell table:number-columns-repeated="1016"/>
        </table:table-row>
        <table:table-row table:style-name="ro1">
          <table:table-cell table:formula="of:=[.A320]" office:value-type="float" office:value="387.5">
            <text:p>387.5</text:p>
          </table:table-cell>
          <table:table-cell table:formula="of:=[.B320]+[.$K$16]" office:value-type="float" office:value="406.166666666667">
            <text:p>406.1666666667</text:p>
          </table:table-cell>
          <table:table-cell/>
          <table:table-cell office:value-type="string">
            <text:p>N324</text:p>
          </table:table-cell>
          <table:table-cell table:formula="of:=&quot;X&quot;&amp;[.A325]" office:value-type="string" office:string-value="X387.5">
            <text:p>X387.5</text:p>
          </table:table-cell>
          <table:table-cell table:formula="of:=&quot;Y&quot;&amp;[.B325]" office:value-type="string" office:string-value="Y406.166666666667">
            <text:p>Y406.166666666667</text:p>
          </table:table-cell>
          <table:table-cell table:formula="of:=[.G320]+1" office:value-type="float" office:value="65">
            <text:p>65</text:p>
          </table:table-cell>
          <table:table-cell table:formula="of:=[.D325]&amp;&quot; &quot;&amp;[.E325]&amp;&quot; &quot;&amp;[.F325]" office:value-type="string" office:string-value="N324 X387.5 Y406.166666666667">
            <text:p>N324 X387.5 Y406.1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25</text:p>
          </table:table-cell>
          <table:table-cell table:formula="of:=[.E321]" office:value-type="string" office:string-value="G106">
            <text:p>G106</text:p>
          </table:table-cell>
          <table:table-cell table:formula="of:=[.F321]" office:value-type="string" office:string-value="P0">
            <text:p>P0</text:p>
          </table:table-cell>
          <table:table-cell table:formula="of:=[.G321]+1" office:value-type="float" office:value="65">
            <text:p>65</text:p>
          </table:table-cell>
          <table:table-cell table:formula="of:=[.D326]&amp;&quot; &quot;&amp;[.E326]&amp;&quot; &quot;&amp;[.F326]" office:value-type="string" office:string-value="N325 G106 P0">
            <text:p>N325 G106 P0</text:p>
          </table:table-cell>
          <table:table-cell table:number-columns-repeated="1016"/>
        </table:table-row>
        <table:table-row table:style-name="ro1">
          <table:table-cell/>
          <table:table-cell table:formula="of:=[.B322]" office:value-type="string" office:string-value="jog up">
            <text:p>jog up</text:p>
          </table:table-cell>
          <table:table-cell/>
          <table:table-cell office:value-type="string">
            <text:p>N326</text:p>
          </table:table-cell>
          <table:table-cell table:formula="of:=[.E322]" office:value-type="string" office:string-value="G105">
            <text:p>G105</text:p>
          </table:table-cell>
          <table:table-cell table:formula="of:=[.F322]" office:value-type="string" office:string-value="PY7.79166666666667">
            <text:p>PY7.79166666666667</text:p>
          </table:table-cell>
          <table:table-cell table:formula="of:=[.G322]+1" office:value-type="float" office:value="66">
            <text:p>66</text:p>
          </table:table-cell>
          <table:table-cell table:formula="of:=[.D327]&amp;&quot; &quot;&amp;[.E327]&amp;&quot; &quot;&amp;[.F327]" office:value-type="string" office:string-value="N326 G105 PY7.79166666666667">
            <text:p>N326 G105 PY7.79166666666667</text:p>
          </table:table-cell>
          <table:table-cell table:number-columns-repeated="1016"/>
        </table:table-row>
        <table:table-row table:style-name="ro1">
          <table:table-cell table:formula="of:=[.A323]" office:value-type="float" office:value="7115.5">
            <text:p>7115.5</text:p>
          </table:table-cell>
          <table:table-cell table:formula="of:=[.B323]+[.$K$16]" office:value-type="float" office:value="412.658333333334">
            <text:p>412.6583333333</text:p>
          </table:table-cell>
          <table:table-cell/>
          <table:table-cell office:value-type="string">
            <text:p>N327</text:p>
          </table:table-cell>
          <table:table-cell table:formula="of:=&quot;X&quot;&amp;[.A328]" office:value-type="string" office:string-value="X7115.5">
            <text:p>X7115.5</text:p>
          </table:table-cell>
          <table:table-cell table:formula="of:=&quot;Y&quot;&amp;[.B328]" office:value-type="string" office:string-value="Y412.658333333334">
            <text:p>Y412.658333333334</text:p>
          </table:table-cell>
          <table:table-cell table:formula="of:=[.G323]+1" office:value-type="float" office:value="66">
            <text:p>66</text:p>
          </table:table-cell>
          <table:table-cell table:formula="of:=[.D328]&amp;&quot; &quot;&amp;[.E328]&amp;&quot; &quot;&amp;[.F328]" office:value-type="string" office:string-value="N327 X7115.5 Y412.658333333334">
            <text:p>N327 X7115.5 Y412.6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28</text:p>
          </table:table-cell>
          <table:table-cell table:formula="of:=[.E324]" office:value-type="string" office:string-value="G106">
            <text:p>G106</text:p>
          </table:table-cell>
          <table:table-cell table:formula="of:=[.F324]" office:value-type="string" office:string-value="P3">
            <text:p>P3</text:p>
          </table:table-cell>
          <table:table-cell table:formula="of:=[.G324]+1" office:value-type="float" office:value="66">
            <text:p>66</text:p>
          </table:table-cell>
          <table:table-cell table:formula="of:=[.D329]&amp;&quot; &quot;&amp;[.E329]&amp;&quot; &quot;&amp;[.F329]" office:value-type="string" office:string-value="N328 G106 P3">
            <text:p>N328 G106 P3</text:p>
          </table:table-cell>
          <table:table-cell table:number-columns-repeated="1016"/>
        </table:table-row>
        <table:table-row table:style-name="ro1">
          <table:table-cell table:formula="of:=[.A325]" office:value-type="float" office:value="387.5">
            <text:p>387.5</text:p>
          </table:table-cell>
          <table:table-cell table:formula="of:=[.B325]+[.$K$16]" office:value-type="float" office:value="410.958333333334">
            <text:p>410.9583333333</text:p>
          </table:table-cell>
          <table:table-cell/>
          <table:table-cell office:value-type="string">
            <text:p>N329</text:p>
          </table:table-cell>
          <table:table-cell table:formula="of:=&quot;X&quot;&amp;[.A330]" office:value-type="string" office:string-value="X387.5">
            <text:p>X387.5</text:p>
          </table:table-cell>
          <table:table-cell table:formula="of:=&quot;Y&quot;&amp;[.B330]" office:value-type="string" office:string-value="Y410.958333333334">
            <text:p>Y410.958333333334</text:p>
          </table:table-cell>
          <table:table-cell table:formula="of:=[.G325]+1" office:value-type="float" office:value="66">
            <text:p>66</text:p>
          </table:table-cell>
          <table:table-cell table:formula="of:=[.D330]&amp;&quot; &quot;&amp;[.E330]&amp;&quot; &quot;&amp;[.F330]" office:value-type="string" office:string-value="N329 X387.5 Y410.958333333334">
            <text:p>N329 X387.5 Y410.9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0</text:p>
          </table:table-cell>
          <table:table-cell table:formula="of:=[.E326]" office:value-type="string" office:string-value="G106">
            <text:p>G106</text:p>
          </table:table-cell>
          <table:table-cell table:formula="of:=[.F326]" office:value-type="string" office:string-value="P0">
            <text:p>P0</text:p>
          </table:table-cell>
          <table:table-cell table:formula="of:=[.G326]+1" office:value-type="float" office:value="66">
            <text:p>66</text:p>
          </table:table-cell>
          <table:table-cell table:formula="of:=[.D331]&amp;&quot; &quot;&amp;[.E331]&amp;&quot; &quot;&amp;[.F331]" office:value-type="string" office:string-value="N330 G106 P0">
            <text:p>N330 G106 P0</text:p>
          </table:table-cell>
          <table:table-cell table:number-columns-repeated="1016"/>
        </table:table-row>
        <table:table-row table:style-name="ro1">
          <table:table-cell/>
          <table:table-cell table:formula="of:=[.B327]" office:value-type="string" office:string-value="jog up">
            <text:p>jog up</text:p>
          </table:table-cell>
          <table:table-cell/>
          <table:table-cell office:value-type="string">
            <text:p>N331</text:p>
          </table:table-cell>
          <table:table-cell table:formula="of:=[.E327]" office:value-type="string" office:string-value="G105">
            <text:p>G105</text:p>
          </table:table-cell>
          <table:table-cell table:formula="of:=[.F327]" office:value-type="string" office:string-value="PY7.79166666666667">
            <text:p>PY7.79166666666667</text:p>
          </table:table-cell>
          <table:table-cell table:formula="of:=[.G327]+1" office:value-type="float" office:value="67">
            <text:p>67</text:p>
          </table:table-cell>
          <table:table-cell table:formula="of:=[.D332]&amp;&quot; &quot;&amp;[.E332]&amp;&quot; &quot;&amp;[.F332]" office:value-type="string" office:string-value="N331 G105 PY7.79166666666667">
            <text:p>N331 G105 PY7.79166666666667</text:p>
          </table:table-cell>
          <table:table-cell table:number-columns-repeated="1016"/>
        </table:table-row>
        <table:table-row table:style-name="ro1">
          <table:table-cell table:formula="of:=[.A328]" office:value-type="float" office:value="7115.5">
            <text:p>7115.5</text:p>
          </table:table-cell>
          <table:table-cell table:formula="of:=[.B328]+[.$K$16]" office:value-type="float" office:value="417.45">
            <text:p>417.45</text:p>
          </table:table-cell>
          <table:table-cell/>
          <table:table-cell office:value-type="string">
            <text:p>N332</text:p>
          </table:table-cell>
          <table:table-cell table:formula="of:=&quot;X&quot;&amp;[.A333]" office:value-type="string" office:string-value="X7115.5">
            <text:p>X7115.5</text:p>
          </table:table-cell>
          <table:table-cell table:formula="of:=&quot;Y&quot;&amp;[.B333]" office:value-type="string" office:string-value="Y417.45">
            <text:p>Y417.45</text:p>
          </table:table-cell>
          <table:table-cell table:formula="of:=[.G328]+1" office:value-type="float" office:value="67">
            <text:p>67</text:p>
          </table:table-cell>
          <table:table-cell table:formula="of:=[.D333]&amp;&quot; &quot;&amp;[.E333]&amp;&quot; &quot;&amp;[.F333]" office:value-type="string" office:string-value="N332 X7115.5 Y417.45">
            <text:p>N332 X7115.5 Y417.4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3</text:p>
          </table:table-cell>
          <table:table-cell table:formula="of:=[.E329]" office:value-type="string" office:string-value="G106">
            <text:p>G106</text:p>
          </table:table-cell>
          <table:table-cell table:formula="of:=[.F329]" office:value-type="string" office:string-value="P3">
            <text:p>P3</text:p>
          </table:table-cell>
          <table:table-cell table:formula="of:=[.G329]+1" office:value-type="float" office:value="67">
            <text:p>67</text:p>
          </table:table-cell>
          <table:table-cell table:formula="of:=[.D334]&amp;&quot; &quot;&amp;[.E334]&amp;&quot; &quot;&amp;[.F334]" office:value-type="string" office:string-value="N333 G106 P3">
            <text:p>N333 G106 P3</text:p>
          </table:table-cell>
          <table:table-cell table:number-columns-repeated="1016"/>
        </table:table-row>
        <table:table-row table:style-name="ro1">
          <table:table-cell table:formula="of:=[.A330]" office:value-type="float" office:value="387.5">
            <text:p>387.5</text:p>
          </table:table-cell>
          <table:table-cell table:formula="of:=[.B330]+[.$K$16]" office:value-type="float" office:value="415.75">
            <text:p>415.75</text:p>
          </table:table-cell>
          <table:table-cell/>
          <table:table-cell office:value-type="string">
            <text:p>N334</text:p>
          </table:table-cell>
          <table:table-cell table:formula="of:=&quot;X&quot;&amp;[.A335]" office:value-type="string" office:string-value="X387.5">
            <text:p>X387.5</text:p>
          </table:table-cell>
          <table:table-cell table:formula="of:=&quot;Y&quot;&amp;[.B335]" office:value-type="string" office:string-value="Y415.75">
            <text:p>Y415.75</text:p>
          </table:table-cell>
          <table:table-cell table:formula="of:=[.G330]+1" office:value-type="float" office:value="67">
            <text:p>67</text:p>
          </table:table-cell>
          <table:table-cell table:formula="of:=[.D335]&amp;&quot; &quot;&amp;[.E335]&amp;&quot; &quot;&amp;[.F335]" office:value-type="string" office:string-value="N334 X387.5 Y415.75">
            <text:p>N334 X387.5 Y415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5</text:p>
          </table:table-cell>
          <table:table-cell table:formula="of:=[.E331]" office:value-type="string" office:string-value="G106">
            <text:p>G106</text:p>
          </table:table-cell>
          <table:table-cell table:formula="of:=[.F331]" office:value-type="string" office:string-value="P0">
            <text:p>P0</text:p>
          </table:table-cell>
          <table:table-cell table:formula="of:=[.G331]+1" office:value-type="float" office:value="67">
            <text:p>67</text:p>
          </table:table-cell>
          <table:table-cell table:formula="of:=[.D336]&amp;&quot; &quot;&amp;[.E336]&amp;&quot; &quot;&amp;[.F336]" office:value-type="string" office:string-value="N335 G106 P0">
            <text:p>N335 G106 P0</text:p>
          </table:table-cell>
          <table:table-cell table:number-columns-repeated="1016"/>
        </table:table-row>
        <table:table-row table:style-name="ro1">
          <table:table-cell/>
          <table:table-cell table:formula="of:=[.B332]" office:value-type="string" office:string-value="jog up">
            <text:p>jog up</text:p>
          </table:table-cell>
          <table:table-cell/>
          <table:table-cell office:value-type="string">
            <text:p>N336</text:p>
          </table:table-cell>
          <table:table-cell table:formula="of:=[.E332]" office:value-type="string" office:string-value="G105">
            <text:p>G105</text:p>
          </table:table-cell>
          <table:table-cell table:formula="of:=[.F332]" office:value-type="string" office:string-value="PY7.79166666666667">
            <text:p>PY7.79166666666667</text:p>
          </table:table-cell>
          <table:table-cell table:formula="of:=[.G332]+1" office:value-type="float" office:value="68">
            <text:p>68</text:p>
          </table:table-cell>
          <table:table-cell table:formula="of:=[.D337]&amp;&quot; &quot;&amp;[.E337]&amp;&quot; &quot;&amp;[.F337]" office:value-type="string" office:string-value="N336 G105 PY7.79166666666667">
            <text:p>N336 G105 PY7.79166666666667</text:p>
          </table:table-cell>
          <table:table-cell table:number-columns-repeated="1016"/>
        </table:table-row>
        <table:table-row table:style-name="ro1">
          <table:table-cell table:formula="of:=[.A333]" office:value-type="float" office:value="7115.5">
            <text:p>7115.5</text:p>
          </table:table-cell>
          <table:table-cell table:formula="of:=[.B333]+[.$K$16]" office:value-type="float" office:value="422.241666666667">
            <text:p>422.2416666667</text:p>
          </table:table-cell>
          <table:table-cell/>
          <table:table-cell office:value-type="string">
            <text:p>N337</text:p>
          </table:table-cell>
          <table:table-cell table:formula="of:=&quot;X&quot;&amp;[.A338]" office:value-type="string" office:string-value="X7115.5">
            <text:p>X7115.5</text:p>
          </table:table-cell>
          <table:table-cell table:formula="of:=&quot;Y&quot;&amp;[.B338]" office:value-type="string" office:string-value="Y422.241666666667">
            <text:p>Y422.241666666667</text:p>
          </table:table-cell>
          <table:table-cell table:formula="of:=[.G333]+1" office:value-type="float" office:value="68">
            <text:p>68</text:p>
          </table:table-cell>
          <table:table-cell table:formula="of:=[.D338]&amp;&quot; &quot;&amp;[.E338]&amp;&quot; &quot;&amp;[.F338]" office:value-type="string" office:string-value="N337 X7115.5 Y422.241666666667">
            <text:p>N337 X7115.5 Y422.2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38</text:p>
          </table:table-cell>
          <table:table-cell table:formula="of:=[.E334]" office:value-type="string" office:string-value="G106">
            <text:p>G106</text:p>
          </table:table-cell>
          <table:table-cell table:formula="of:=[.F334]" office:value-type="string" office:string-value="P3">
            <text:p>P3</text:p>
          </table:table-cell>
          <table:table-cell table:formula="of:=[.G334]+1" office:value-type="float" office:value="68">
            <text:p>68</text:p>
          </table:table-cell>
          <table:table-cell table:formula="of:=[.D339]&amp;&quot; &quot;&amp;[.E339]&amp;&quot; &quot;&amp;[.F339]" office:value-type="string" office:string-value="N338 G106 P3">
            <text:p>N338 G106 P3</text:p>
          </table:table-cell>
          <table:table-cell table:number-columns-repeated="1016"/>
        </table:table-row>
        <table:table-row table:style-name="ro1">
          <table:table-cell table:formula="of:=[.A335]" office:value-type="float" office:value="387.5">
            <text:p>387.5</text:p>
          </table:table-cell>
          <table:table-cell table:formula="of:=[.B335]+[.$K$16]" office:value-type="float" office:value="420.541666666667">
            <text:p>420.5416666667</text:p>
          </table:table-cell>
          <table:table-cell/>
          <table:table-cell office:value-type="string">
            <text:p>N339</text:p>
          </table:table-cell>
          <table:table-cell table:formula="of:=&quot;X&quot;&amp;[.A340]" office:value-type="string" office:string-value="X387.5">
            <text:p>X387.5</text:p>
          </table:table-cell>
          <table:table-cell table:formula="of:=&quot;Y&quot;&amp;[.B340]" office:value-type="string" office:string-value="Y420.541666666667">
            <text:p>Y420.541666666667</text:p>
          </table:table-cell>
          <table:table-cell table:formula="of:=[.G335]+1" office:value-type="float" office:value="68">
            <text:p>68</text:p>
          </table:table-cell>
          <table:table-cell table:formula="of:=[.D340]&amp;&quot; &quot;&amp;[.E340]&amp;&quot; &quot;&amp;[.F340]" office:value-type="string" office:string-value="N339 X387.5 Y420.541666666667">
            <text:p>N339 X387.5 Y420.5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40</text:p>
          </table:table-cell>
          <table:table-cell table:formula="of:=[.E336]" office:value-type="string" office:string-value="G106">
            <text:p>G106</text:p>
          </table:table-cell>
          <table:table-cell table:formula="of:=[.F336]" office:value-type="string" office:string-value="P0">
            <text:p>P0</text:p>
          </table:table-cell>
          <table:table-cell table:formula="of:=[.G336]+1" office:value-type="float" office:value="68">
            <text:p>68</text:p>
          </table:table-cell>
          <table:table-cell table:formula="of:=[.D341]&amp;&quot; &quot;&amp;[.E341]&amp;&quot; &quot;&amp;[.F341]" office:value-type="string" office:string-value="N340 G106 P0">
            <text:p>N340 G106 P0</text:p>
          </table:table-cell>
          <table:table-cell table:number-columns-repeated="1016"/>
        </table:table-row>
        <table:table-row table:style-name="ro1">
          <table:table-cell/>
          <table:table-cell table:formula="of:=[.B337]" office:value-type="string" office:string-value="jog up">
            <text:p>jog up</text:p>
          </table:table-cell>
          <table:table-cell/>
          <table:table-cell office:value-type="string">
            <text:p>N341</text:p>
          </table:table-cell>
          <table:table-cell table:formula="of:=[.E337]" office:value-type="string" office:string-value="G105">
            <text:p>G105</text:p>
          </table:table-cell>
          <table:table-cell table:formula="of:=[.F337]" office:value-type="string" office:string-value="PY7.79166666666667">
            <text:p>PY7.79166666666667</text:p>
          </table:table-cell>
          <table:table-cell table:formula="of:=[.G337]+1" office:value-type="float" office:value="69">
            <text:p>69</text:p>
          </table:table-cell>
          <table:table-cell table:formula="of:=[.D342]&amp;&quot; &quot;&amp;[.E342]&amp;&quot; &quot;&amp;[.F342]" office:value-type="string" office:string-value="N341 G105 PY7.79166666666667">
            <text:p>N341 G105 PY7.79166666666667</text:p>
          </table:table-cell>
          <table:table-cell table:number-columns-repeated="1016"/>
        </table:table-row>
        <table:table-row table:style-name="ro1">
          <table:table-cell table:formula="of:=[.A338]" office:value-type="float" office:value="7115.5">
            <text:p>7115.5</text:p>
          </table:table-cell>
          <table:table-cell table:formula="of:=[.B338]+[.$K$16]" office:value-type="float" office:value="427.033333333334">
            <text:p>427.0333333333</text:p>
          </table:table-cell>
          <table:table-cell/>
          <table:table-cell office:value-type="string">
            <text:p>N342</text:p>
          </table:table-cell>
          <table:table-cell table:formula="of:=&quot;X&quot;&amp;[.A343]" office:value-type="string" office:string-value="X7115.5">
            <text:p>X7115.5</text:p>
          </table:table-cell>
          <table:table-cell table:formula="of:=&quot;Y&quot;&amp;[.B343]" office:value-type="string" office:string-value="Y427.033333333334">
            <text:p>Y427.033333333334</text:p>
          </table:table-cell>
          <table:table-cell table:formula="of:=[.G338]+1" office:value-type="float" office:value="69">
            <text:p>69</text:p>
          </table:table-cell>
          <table:table-cell table:formula="of:=[.D343]&amp;&quot; &quot;&amp;[.E343]&amp;&quot; &quot;&amp;[.F343]" office:value-type="string" office:string-value="N342 X7115.5 Y427.033333333334">
            <text:p>N342 X7115.5 Y427.0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43</text:p>
          </table:table-cell>
          <table:table-cell table:formula="of:=[.E339]" office:value-type="string" office:string-value="G106">
            <text:p>G106</text:p>
          </table:table-cell>
          <table:table-cell table:formula="of:=[.F339]" office:value-type="string" office:string-value="P3">
            <text:p>P3</text:p>
          </table:table-cell>
          <table:table-cell table:formula="of:=[.G339]+1" office:value-type="float" office:value="69">
            <text:p>69</text:p>
          </table:table-cell>
          <table:table-cell table:formula="of:=[.D344]&amp;&quot; &quot;&amp;[.E344]&amp;&quot; &quot;&amp;[.F344]" office:value-type="string" office:string-value="N343 G106 P3">
            <text:p>N343 G106 P3</text:p>
          </table:table-cell>
          <table:table-cell table:number-columns-repeated="1016"/>
        </table:table-row>
        <table:table-row table:style-name="ro1">
          <table:table-cell table:formula="of:=[.A340]" office:value-type="float" office:value="387.5">
            <text:p>387.5</text:p>
          </table:table-cell>
          <table:table-cell table:formula="of:=[.B340]+[.$K$16]" office:value-type="float" office:value="425.333333333334">
            <text:p>425.3333333333</text:p>
          </table:table-cell>
          <table:table-cell/>
          <table:table-cell office:value-type="string">
            <text:p>N344</text:p>
          </table:table-cell>
          <table:table-cell table:formula="of:=&quot;X&quot;&amp;[.A345]" office:value-type="string" office:string-value="X387.5">
            <text:p>X387.5</text:p>
          </table:table-cell>
          <table:table-cell table:formula="of:=&quot;Y&quot;&amp;[.B345]" office:value-type="string" office:string-value="Y425.333333333334">
            <text:p>Y425.333333333334</text:p>
          </table:table-cell>
          <table:table-cell table:formula="of:=[.G340]+1" office:value-type="float" office:value="69">
            <text:p>69</text:p>
          </table:table-cell>
          <table:table-cell table:formula="of:=[.D345]&amp;&quot; &quot;&amp;[.E345]&amp;&quot; &quot;&amp;[.F345]" office:value-type="string" office:string-value="N344 X387.5 Y425.333333333334">
            <text:p>N344 X387.5 Y425.3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45</text:p>
          </table:table-cell>
          <table:table-cell table:formula="of:=[.E341]" office:value-type="string" office:string-value="G106">
            <text:p>G106</text:p>
          </table:table-cell>
          <table:table-cell table:formula="of:=[.F341]" office:value-type="string" office:string-value="P0">
            <text:p>P0</text:p>
          </table:table-cell>
          <table:table-cell table:formula="of:=[.G341]+1" office:value-type="float" office:value="69">
            <text:p>69</text:p>
          </table:table-cell>
          <table:table-cell table:formula="of:=[.D346]&amp;&quot; &quot;&amp;[.E346]&amp;&quot; &quot;&amp;[.F346]" office:value-type="string" office:string-value="N345 G106 P0">
            <text:p>N345 G106 P0</text:p>
          </table:table-cell>
          <table:table-cell table:number-columns-repeated="1016"/>
        </table:table-row>
        <table:table-row table:style-name="ro1">
          <table:table-cell/>
          <table:table-cell table:formula="of:=[.B342]" office:value-type="string" office:string-value="jog up">
            <text:p>jog up</text:p>
          </table:table-cell>
          <table:table-cell/>
          <table:table-cell office:value-type="string">
            <text:p>N346</text:p>
          </table:table-cell>
          <table:table-cell table:formula="of:=[.E342]" office:value-type="string" office:string-value="G105">
            <text:p>G105</text:p>
          </table:table-cell>
          <table:table-cell table:formula="of:=[.F342]" office:value-type="string" office:string-value="PY7.79166666666667">
            <text:p>PY7.79166666666667</text:p>
          </table:table-cell>
          <table:table-cell table:formula="of:=[.G342]+1" office:value-type="float" office:value="70">
            <text:p>70</text:p>
          </table:table-cell>
          <table:table-cell table:formula="of:=[.D347]&amp;&quot; &quot;&amp;[.E347]&amp;&quot; &quot;&amp;[.F347]" office:value-type="string" office:string-value="N346 G105 PY7.79166666666667">
            <text:p>N346 G105 PY7.79166666666667</text:p>
          </table:table-cell>
          <table:table-cell table:number-columns-repeated="1016"/>
        </table:table-row>
        <table:table-row table:style-name="ro1">
          <table:table-cell table:formula="of:=[.A343]" office:value-type="float" office:value="7115.5">
            <text:p>7115.5</text:p>
          </table:table-cell>
          <table:table-cell table:formula="of:=[.B343]+[.$K$16]" office:value-type="float" office:value="431.825">
            <text:p>431.825</text:p>
          </table:table-cell>
          <table:table-cell/>
          <table:table-cell office:value-type="string">
            <text:p>N347</text:p>
          </table:table-cell>
          <table:table-cell table:formula="of:=&quot;X&quot;&amp;[.A348]" office:value-type="string" office:string-value="X7115.5">
            <text:p>X7115.5</text:p>
          </table:table-cell>
          <table:table-cell table:formula="of:=&quot;Y&quot;&amp;[.B348]" office:value-type="string" office:string-value="Y431.825">
            <text:p>Y431.825</text:p>
          </table:table-cell>
          <table:table-cell table:formula="of:=[.G343]+1" office:value-type="float" office:value="70">
            <text:p>70</text:p>
          </table:table-cell>
          <table:table-cell table:formula="of:=[.D348]&amp;&quot; &quot;&amp;[.E348]&amp;&quot; &quot;&amp;[.F348]" office:value-type="string" office:string-value="N347 X7115.5 Y431.825">
            <text:p>N347 X7115.5 Y431.8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48</text:p>
          </table:table-cell>
          <table:table-cell table:formula="of:=[.E344]" office:value-type="string" office:string-value="G106">
            <text:p>G106</text:p>
          </table:table-cell>
          <table:table-cell table:formula="of:=[.F344]" office:value-type="string" office:string-value="P3">
            <text:p>P3</text:p>
          </table:table-cell>
          <table:table-cell table:formula="of:=[.G344]+1" office:value-type="float" office:value="70">
            <text:p>70</text:p>
          </table:table-cell>
          <table:table-cell table:formula="of:=[.D349]&amp;&quot; &quot;&amp;[.E349]&amp;&quot; &quot;&amp;[.F349]" office:value-type="string" office:string-value="N348 G106 P3">
            <text:p>N348 G106 P3</text:p>
          </table:table-cell>
          <table:table-cell table:number-columns-repeated="1016"/>
        </table:table-row>
        <table:table-row table:style-name="ro1">
          <table:table-cell table:formula="of:=[.A345]" office:value-type="float" office:value="387.5">
            <text:p>387.5</text:p>
          </table:table-cell>
          <table:table-cell table:formula="of:=[.B345]+[.$K$16]" office:value-type="float" office:value="430.125000000001">
            <text:p>430.125</text:p>
          </table:table-cell>
          <table:table-cell/>
          <table:table-cell office:value-type="string">
            <text:p>N349</text:p>
          </table:table-cell>
          <table:table-cell table:formula="of:=&quot;X&quot;&amp;[.A350]" office:value-type="string" office:string-value="X387.5">
            <text:p>X387.5</text:p>
          </table:table-cell>
          <table:table-cell table:formula="of:=&quot;Y&quot;&amp;[.B350]" office:value-type="string" office:string-value="Y430.125000000001">
            <text:p>Y430.125000000001</text:p>
          </table:table-cell>
          <table:table-cell table:formula="of:=[.G345]+1" office:value-type="float" office:value="70">
            <text:p>70</text:p>
          </table:table-cell>
          <table:table-cell table:formula="of:=[.D350]&amp;&quot; &quot;&amp;[.E350]&amp;&quot; &quot;&amp;[.F350]" office:value-type="string" office:string-value="N349 X387.5 Y430.125000000001">
            <text:p>N349 X387.5 Y430.1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0</text:p>
          </table:table-cell>
          <table:table-cell table:formula="of:=[.E346]" office:value-type="string" office:string-value="G106">
            <text:p>G106</text:p>
          </table:table-cell>
          <table:table-cell table:formula="of:=[.F346]" office:value-type="string" office:string-value="P0">
            <text:p>P0</text:p>
          </table:table-cell>
          <table:table-cell table:formula="of:=[.G346]+1" office:value-type="float" office:value="70">
            <text:p>70</text:p>
          </table:table-cell>
          <table:table-cell table:formula="of:=[.D351]&amp;&quot; &quot;&amp;[.E351]&amp;&quot; &quot;&amp;[.F351]" office:value-type="string" office:string-value="N350 G106 P0">
            <text:p>N350 G106 P0</text:p>
          </table:table-cell>
          <table:table-cell table:number-columns-repeated="1016"/>
        </table:table-row>
        <table:table-row table:style-name="ro1">
          <table:table-cell/>
          <table:table-cell table:formula="of:=[.B347]" office:value-type="string" office:string-value="jog up">
            <text:p>jog up</text:p>
          </table:table-cell>
          <table:table-cell/>
          <table:table-cell office:value-type="string">
            <text:p>N351</text:p>
          </table:table-cell>
          <table:table-cell table:formula="of:=[.E347]" office:value-type="string" office:string-value="G105">
            <text:p>G105</text:p>
          </table:table-cell>
          <table:table-cell table:formula="of:=[.F347]" office:value-type="string" office:string-value="PY7.79166666666667">
            <text:p>PY7.79166666666667</text:p>
          </table:table-cell>
          <table:table-cell table:formula="of:=[.G347]+1" office:value-type="float" office:value="71">
            <text:p>71</text:p>
          </table:table-cell>
          <table:table-cell table:formula="of:=[.D352]&amp;&quot; &quot;&amp;[.E352]&amp;&quot; &quot;&amp;[.F352]" office:value-type="string" office:string-value="N351 G105 PY7.79166666666667">
            <text:p>N351 G105 PY7.79166666666667</text:p>
          </table:table-cell>
          <table:table-cell table:number-columns-repeated="1016"/>
        </table:table-row>
        <table:table-row table:style-name="ro1">
          <table:table-cell table:formula="of:=[.A348]" office:value-type="float" office:value="7115.5">
            <text:p>7115.5</text:p>
          </table:table-cell>
          <table:table-cell table:formula="of:=[.B348]+[.$K$16]" office:value-type="float" office:value="436.616666666667">
            <text:p>436.6166666667</text:p>
          </table:table-cell>
          <table:table-cell/>
          <table:table-cell office:value-type="string">
            <text:p>N352</text:p>
          </table:table-cell>
          <table:table-cell table:formula="of:=&quot;X&quot;&amp;[.A353]" office:value-type="string" office:string-value="X7115.5">
            <text:p>X7115.5</text:p>
          </table:table-cell>
          <table:table-cell table:formula="of:=&quot;Y&quot;&amp;[.B353]" office:value-type="string" office:string-value="Y436.616666666667">
            <text:p>Y436.616666666667</text:p>
          </table:table-cell>
          <table:table-cell table:formula="of:=[.G348]+1" office:value-type="float" office:value="71">
            <text:p>71</text:p>
          </table:table-cell>
          <table:table-cell table:formula="of:=[.D353]&amp;&quot; &quot;&amp;[.E353]&amp;&quot; &quot;&amp;[.F353]" office:value-type="string" office:string-value="N352 X7115.5 Y436.616666666667">
            <text:p>N352 X7115.5 Y436.6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3</text:p>
          </table:table-cell>
          <table:table-cell table:formula="of:=[.E349]" office:value-type="string" office:string-value="G106">
            <text:p>G106</text:p>
          </table:table-cell>
          <table:table-cell table:formula="of:=[.F349]" office:value-type="string" office:string-value="P3">
            <text:p>P3</text:p>
          </table:table-cell>
          <table:table-cell table:formula="of:=[.G349]+1" office:value-type="float" office:value="71">
            <text:p>71</text:p>
          </table:table-cell>
          <table:table-cell table:formula="of:=[.D354]&amp;&quot; &quot;&amp;[.E354]&amp;&quot; &quot;&amp;[.F354]" office:value-type="string" office:string-value="N353 G106 P3">
            <text:p>N353 G106 P3</text:p>
          </table:table-cell>
          <table:table-cell table:number-columns-repeated="1016"/>
        </table:table-row>
        <table:table-row table:style-name="ro1">
          <table:table-cell table:formula="of:=[.A350]" office:value-type="float" office:value="387.5">
            <text:p>387.5</text:p>
          </table:table-cell>
          <table:table-cell table:formula="of:=[.B350]+[.$K$16]" office:value-type="float" office:value="434.916666666667">
            <text:p>434.9166666667</text:p>
          </table:table-cell>
          <table:table-cell/>
          <table:table-cell office:value-type="string">
            <text:p>N354</text:p>
          </table:table-cell>
          <table:table-cell table:formula="of:=&quot;X&quot;&amp;[.A355]" office:value-type="string" office:string-value="X387.5">
            <text:p>X387.5</text:p>
          </table:table-cell>
          <table:table-cell table:formula="of:=&quot;Y&quot;&amp;[.B355]" office:value-type="string" office:string-value="Y434.916666666667">
            <text:p>Y434.916666666667</text:p>
          </table:table-cell>
          <table:table-cell table:formula="of:=[.G350]+1" office:value-type="float" office:value="71">
            <text:p>71</text:p>
          </table:table-cell>
          <table:table-cell table:formula="of:=[.D355]&amp;&quot; &quot;&amp;[.E355]&amp;&quot; &quot;&amp;[.F355]" office:value-type="string" office:string-value="N354 X387.5 Y434.916666666667">
            <text:p>N354 X387.5 Y434.9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5</text:p>
          </table:table-cell>
          <table:table-cell table:formula="of:=[.E351]" office:value-type="string" office:string-value="G106">
            <text:p>G106</text:p>
          </table:table-cell>
          <table:table-cell table:formula="of:=[.F351]" office:value-type="string" office:string-value="P0">
            <text:p>P0</text:p>
          </table:table-cell>
          <table:table-cell table:formula="of:=[.G351]+1" office:value-type="float" office:value="71">
            <text:p>71</text:p>
          </table:table-cell>
          <table:table-cell table:formula="of:=[.D356]&amp;&quot; &quot;&amp;[.E356]&amp;&quot; &quot;&amp;[.F356]" office:value-type="string" office:string-value="N355 G106 P0">
            <text:p>N355 G106 P0</text:p>
          </table:table-cell>
          <table:table-cell table:number-columns-repeated="1016"/>
        </table:table-row>
        <table:table-row table:style-name="ro1">
          <table:table-cell/>
          <table:table-cell table:formula="of:=[.B352]" office:value-type="string" office:string-value="jog up">
            <text:p>jog up</text:p>
          </table:table-cell>
          <table:table-cell/>
          <table:table-cell office:value-type="string">
            <text:p>N356</text:p>
          </table:table-cell>
          <table:table-cell table:formula="of:=[.E352]" office:value-type="string" office:string-value="G105">
            <text:p>G105</text:p>
          </table:table-cell>
          <table:table-cell table:formula="of:=[.F352]" office:value-type="string" office:string-value="PY7.79166666666667">
            <text:p>PY7.79166666666667</text:p>
          </table:table-cell>
          <table:table-cell table:formula="of:=[.G352]+1" office:value-type="float" office:value="72">
            <text:p>72</text:p>
          </table:table-cell>
          <table:table-cell table:formula="of:=[.D357]&amp;&quot; &quot;&amp;[.E357]&amp;&quot; &quot;&amp;[.F357]" office:value-type="string" office:string-value="N356 G105 PY7.79166666666667">
            <text:p>N356 G105 PY7.79166666666667</text:p>
          </table:table-cell>
          <table:table-cell table:number-columns-repeated="1016"/>
        </table:table-row>
        <table:table-row table:style-name="ro1">
          <table:table-cell table:formula="of:=[.A353]" office:value-type="float" office:value="7115.5">
            <text:p>7115.5</text:p>
          </table:table-cell>
          <table:table-cell table:formula="of:=[.B353]+[.$K$16]" office:value-type="float" office:value="441.408333333334">
            <text:p>441.4083333333</text:p>
          </table:table-cell>
          <table:table-cell/>
          <table:table-cell office:value-type="string">
            <text:p>N357</text:p>
          </table:table-cell>
          <table:table-cell table:formula="of:=&quot;X&quot;&amp;[.A358]" office:value-type="string" office:string-value="X7115.5">
            <text:p>X7115.5</text:p>
          </table:table-cell>
          <table:table-cell table:formula="of:=&quot;Y&quot;&amp;[.B358]" office:value-type="string" office:string-value="Y441.408333333334">
            <text:p>Y441.408333333334</text:p>
          </table:table-cell>
          <table:table-cell table:formula="of:=[.G353]+1" office:value-type="float" office:value="72">
            <text:p>72</text:p>
          </table:table-cell>
          <table:table-cell table:formula="of:=[.D358]&amp;&quot; &quot;&amp;[.E358]&amp;&quot; &quot;&amp;[.F358]" office:value-type="string" office:string-value="N357 X7115.5 Y441.408333333334">
            <text:p>N357 X7115.5 Y441.4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58</text:p>
          </table:table-cell>
          <table:table-cell table:formula="of:=[.E354]" office:value-type="string" office:string-value="G106">
            <text:p>G106</text:p>
          </table:table-cell>
          <table:table-cell table:formula="of:=[.F354]" office:value-type="string" office:string-value="P3">
            <text:p>P3</text:p>
          </table:table-cell>
          <table:table-cell table:formula="of:=[.G354]+1" office:value-type="float" office:value="72">
            <text:p>72</text:p>
          </table:table-cell>
          <table:table-cell table:formula="of:=[.D359]&amp;&quot; &quot;&amp;[.E359]&amp;&quot; &quot;&amp;[.F359]" office:value-type="string" office:string-value="N358 G106 P3">
            <text:p>N358 G106 P3</text:p>
          </table:table-cell>
          <table:table-cell table:number-columns-repeated="1016"/>
        </table:table-row>
        <table:table-row table:style-name="ro1">
          <table:table-cell table:formula="of:=[.A355]" office:value-type="float" office:value="387.5">
            <text:p>387.5</text:p>
          </table:table-cell>
          <table:table-cell table:formula="of:=[.B355]+[.$K$16]" office:value-type="float" office:value="439.708333333334">
            <text:p>439.7083333333</text:p>
          </table:table-cell>
          <table:table-cell/>
          <table:table-cell office:value-type="string">
            <text:p>N359</text:p>
          </table:table-cell>
          <table:table-cell table:formula="of:=&quot;X&quot;&amp;[.A360]" office:value-type="string" office:string-value="X387.5">
            <text:p>X387.5</text:p>
          </table:table-cell>
          <table:table-cell table:formula="of:=&quot;Y&quot;&amp;[.B360]" office:value-type="string" office:string-value="Y439.708333333334">
            <text:p>Y439.708333333334</text:p>
          </table:table-cell>
          <table:table-cell table:formula="of:=[.G355]+1" office:value-type="float" office:value="72">
            <text:p>72</text:p>
          </table:table-cell>
          <table:table-cell table:formula="of:=[.D360]&amp;&quot; &quot;&amp;[.E360]&amp;&quot; &quot;&amp;[.F360]" office:value-type="string" office:string-value="N359 X387.5 Y439.708333333334">
            <text:p>N359 X387.5 Y439.7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60</text:p>
          </table:table-cell>
          <table:table-cell table:formula="of:=[.E356]" office:value-type="string" office:string-value="G106">
            <text:p>G106</text:p>
          </table:table-cell>
          <table:table-cell table:formula="of:=[.F356]" office:value-type="string" office:string-value="P0">
            <text:p>P0</text:p>
          </table:table-cell>
          <table:table-cell table:formula="of:=[.G356]+1" office:value-type="float" office:value="72">
            <text:p>72</text:p>
          </table:table-cell>
          <table:table-cell table:formula="of:=[.D361]&amp;&quot; &quot;&amp;[.E361]&amp;&quot; &quot;&amp;[.F361]" office:value-type="string" office:string-value="N360 G106 P0">
            <text:p>N360 G106 P0</text:p>
          </table:table-cell>
          <table:table-cell table:number-columns-repeated="1016"/>
        </table:table-row>
        <table:table-row table:style-name="ro1">
          <table:table-cell/>
          <table:table-cell table:formula="of:=[.B357]" office:value-type="string" office:string-value="jog up">
            <text:p>jog up</text:p>
          </table:table-cell>
          <table:table-cell/>
          <table:table-cell office:value-type="string">
            <text:p>N361</text:p>
          </table:table-cell>
          <table:table-cell table:formula="of:=[.E357]" office:value-type="string" office:string-value="G105">
            <text:p>G105</text:p>
          </table:table-cell>
          <table:table-cell table:formula="of:=[.F357]" office:value-type="string" office:string-value="PY7.79166666666667">
            <text:p>PY7.79166666666667</text:p>
          </table:table-cell>
          <table:table-cell table:formula="of:=[.G357]+1" office:value-type="float" office:value="73">
            <text:p>73</text:p>
          </table:table-cell>
          <table:table-cell table:formula="of:=[.D362]&amp;&quot; &quot;&amp;[.E362]&amp;&quot; &quot;&amp;[.F362]" office:value-type="string" office:string-value="N361 G105 PY7.79166666666667">
            <text:p>N361 G105 PY7.79166666666667</text:p>
          </table:table-cell>
          <table:table-cell table:number-columns-repeated="1016"/>
        </table:table-row>
        <table:table-row table:style-name="ro1">
          <table:table-cell table:formula="of:=[.A358]" office:value-type="float" office:value="7115.5">
            <text:p>7115.5</text:p>
          </table:table-cell>
          <table:table-cell table:formula="of:=[.B358]+[.$K$16]" office:value-type="float" office:value="446.200000000001">
            <text:p>446.2</text:p>
          </table:table-cell>
          <table:table-cell/>
          <table:table-cell office:value-type="string">
            <text:p>N362</text:p>
          </table:table-cell>
          <table:table-cell table:formula="of:=&quot;X&quot;&amp;[.A363]" office:value-type="string" office:string-value="X7115.5">
            <text:p>X7115.5</text:p>
          </table:table-cell>
          <table:table-cell table:formula="of:=&quot;Y&quot;&amp;[.B363]" office:value-type="string" office:string-value="Y446.200000000001">
            <text:p>Y446.200000000001</text:p>
          </table:table-cell>
          <table:table-cell table:formula="of:=[.G358]+1" office:value-type="float" office:value="73">
            <text:p>73</text:p>
          </table:table-cell>
          <table:table-cell table:formula="of:=[.D363]&amp;&quot; &quot;&amp;[.E363]&amp;&quot; &quot;&amp;[.F363]" office:value-type="string" office:string-value="N362 X7115.5 Y446.200000000001">
            <text:p>N362 X7115.5 Y446.20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63</text:p>
          </table:table-cell>
          <table:table-cell table:formula="of:=[.E359]" office:value-type="string" office:string-value="G106">
            <text:p>G106</text:p>
          </table:table-cell>
          <table:table-cell table:formula="of:=[.F359]" office:value-type="string" office:string-value="P3">
            <text:p>P3</text:p>
          </table:table-cell>
          <table:table-cell table:formula="of:=[.G359]+1" office:value-type="float" office:value="73">
            <text:p>73</text:p>
          </table:table-cell>
          <table:table-cell table:formula="of:=[.D364]&amp;&quot; &quot;&amp;[.E364]&amp;&quot; &quot;&amp;[.F364]" office:value-type="string" office:string-value="N363 G106 P3">
            <text:p>N363 G106 P3</text:p>
          </table:table-cell>
          <table:table-cell table:number-columns-repeated="1016"/>
        </table:table-row>
        <table:table-row table:style-name="ro1">
          <table:table-cell table:formula="of:=[.A360]" office:value-type="float" office:value="387.5">
            <text:p>387.5</text:p>
          </table:table-cell>
          <table:table-cell table:formula="of:=[.B360]+[.$K$16]" office:value-type="float" office:value="444.500000000001">
            <text:p>444.5</text:p>
          </table:table-cell>
          <table:table-cell/>
          <table:table-cell office:value-type="string">
            <text:p>N364</text:p>
          </table:table-cell>
          <table:table-cell table:formula="of:=&quot;X&quot;&amp;[.A365]" office:value-type="string" office:string-value="X387.5">
            <text:p>X387.5</text:p>
          </table:table-cell>
          <table:table-cell table:formula="of:=&quot;Y&quot;&amp;[.B365]" office:value-type="string" office:string-value="Y444.500000000001">
            <text:p>Y444.500000000001</text:p>
          </table:table-cell>
          <table:table-cell table:formula="of:=[.G360]+1" office:value-type="float" office:value="73">
            <text:p>73</text:p>
          </table:table-cell>
          <table:table-cell table:formula="of:=[.D365]&amp;&quot; &quot;&amp;[.E365]&amp;&quot; &quot;&amp;[.F365]" office:value-type="string" office:string-value="N364 X387.5 Y444.500000000001">
            <text:p>N364 X387.5 Y444.50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65</text:p>
          </table:table-cell>
          <table:table-cell table:formula="of:=[.E361]" office:value-type="string" office:string-value="G106">
            <text:p>G106</text:p>
          </table:table-cell>
          <table:table-cell table:formula="of:=[.F361]" office:value-type="string" office:string-value="P0">
            <text:p>P0</text:p>
          </table:table-cell>
          <table:table-cell table:formula="of:=[.G361]+1" office:value-type="float" office:value="73">
            <text:p>73</text:p>
          </table:table-cell>
          <table:table-cell table:formula="of:=[.D366]&amp;&quot; &quot;&amp;[.E366]&amp;&quot; &quot;&amp;[.F366]" office:value-type="string" office:string-value="N365 G106 P0">
            <text:p>N365 G106 P0</text:p>
          </table:table-cell>
          <table:table-cell table:number-columns-repeated="1016"/>
        </table:table-row>
        <table:table-row table:style-name="ro1">
          <table:table-cell/>
          <table:table-cell table:formula="of:=[.B362]" office:value-type="string" office:string-value="jog up">
            <text:p>jog up</text:p>
          </table:table-cell>
          <table:table-cell/>
          <table:table-cell office:value-type="string">
            <text:p>N366</text:p>
          </table:table-cell>
          <table:table-cell table:formula="of:=[.E362]" office:value-type="string" office:string-value="G105">
            <text:p>G105</text:p>
          </table:table-cell>
          <table:table-cell table:formula="of:=[.F362]" office:value-type="string" office:string-value="PY7.79166666666667">
            <text:p>PY7.79166666666667</text:p>
          </table:table-cell>
          <table:table-cell table:formula="of:=[.G362]+1" office:value-type="float" office:value="74">
            <text:p>74</text:p>
          </table:table-cell>
          <table:table-cell table:formula="of:=[.D367]&amp;&quot; &quot;&amp;[.E367]&amp;&quot; &quot;&amp;[.F367]" office:value-type="string" office:string-value="N366 G105 PY7.79166666666667">
            <text:p>N366 G105 PY7.79166666666667</text:p>
          </table:table-cell>
          <table:table-cell table:number-columns-repeated="1016"/>
        </table:table-row>
        <table:table-row table:style-name="ro1">
          <table:table-cell table:formula="of:=[.A363]" office:value-type="float" office:value="7115.5">
            <text:p>7115.5</text:p>
          </table:table-cell>
          <table:table-cell table:formula="of:=[.B363]+[.$K$16]" office:value-type="float" office:value="450.991666666667">
            <text:p>450.9916666667</text:p>
          </table:table-cell>
          <table:table-cell/>
          <table:table-cell office:value-type="string">
            <text:p>N367</text:p>
          </table:table-cell>
          <table:table-cell table:formula="of:=&quot;X&quot;&amp;[.A368]" office:value-type="string" office:string-value="X7115.5">
            <text:p>X7115.5</text:p>
          </table:table-cell>
          <table:table-cell table:formula="of:=&quot;Y&quot;&amp;[.B368]" office:value-type="string" office:string-value="Y450.991666666667">
            <text:p>Y450.991666666667</text:p>
          </table:table-cell>
          <table:table-cell table:formula="of:=[.G363]+1" office:value-type="float" office:value="74">
            <text:p>74</text:p>
          </table:table-cell>
          <table:table-cell table:formula="of:=[.D368]&amp;&quot; &quot;&amp;[.E368]&amp;&quot; &quot;&amp;[.F368]" office:value-type="string" office:string-value="N367 X7115.5 Y450.991666666667">
            <text:p>N367 X7115.5 Y450.9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68</text:p>
          </table:table-cell>
          <table:table-cell table:formula="of:=[.E364]" office:value-type="string" office:string-value="G106">
            <text:p>G106</text:p>
          </table:table-cell>
          <table:table-cell table:formula="of:=[.F364]" office:value-type="string" office:string-value="P3">
            <text:p>P3</text:p>
          </table:table-cell>
          <table:table-cell table:formula="of:=[.G364]+1" office:value-type="float" office:value="74">
            <text:p>74</text:p>
          </table:table-cell>
          <table:table-cell table:formula="of:=[.D369]&amp;&quot; &quot;&amp;[.E369]&amp;&quot; &quot;&amp;[.F369]" office:value-type="string" office:string-value="N368 G106 P3">
            <text:p>N368 G106 P3</text:p>
          </table:table-cell>
          <table:table-cell table:number-columns-repeated="1016"/>
        </table:table-row>
        <table:table-row table:style-name="ro1">
          <table:table-cell table:formula="of:=[.A365]" office:value-type="float" office:value="387.5">
            <text:p>387.5</text:p>
          </table:table-cell>
          <table:table-cell table:formula="of:=[.B365]+[.$K$16]" office:value-type="float" office:value="449.291666666667">
            <text:p>449.2916666667</text:p>
          </table:table-cell>
          <table:table-cell/>
          <table:table-cell office:value-type="string">
            <text:p>N369</text:p>
          </table:table-cell>
          <table:table-cell table:formula="of:=&quot;X&quot;&amp;[.A370]" office:value-type="string" office:string-value="X387.5">
            <text:p>X387.5</text:p>
          </table:table-cell>
          <table:table-cell table:formula="of:=&quot;Y&quot;&amp;[.B370]" office:value-type="string" office:string-value="Y449.291666666667">
            <text:p>Y449.291666666667</text:p>
          </table:table-cell>
          <table:table-cell table:formula="of:=[.G365]+1" office:value-type="float" office:value="74">
            <text:p>74</text:p>
          </table:table-cell>
          <table:table-cell table:formula="of:=[.D370]&amp;&quot; &quot;&amp;[.E370]&amp;&quot; &quot;&amp;[.F370]" office:value-type="string" office:string-value="N369 X387.5 Y449.291666666667">
            <text:p>N369 X387.5 Y449.2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70</text:p>
          </table:table-cell>
          <table:table-cell table:formula="of:=[.E366]" office:value-type="string" office:string-value="G106">
            <text:p>G106</text:p>
          </table:table-cell>
          <table:table-cell table:formula="of:=[.F366]" office:value-type="string" office:string-value="P0">
            <text:p>P0</text:p>
          </table:table-cell>
          <table:table-cell table:formula="of:=[.G366]+1" office:value-type="float" office:value="74">
            <text:p>74</text:p>
          </table:table-cell>
          <table:table-cell table:formula="of:=[.D371]&amp;&quot; &quot;&amp;[.E371]&amp;&quot; &quot;&amp;[.F371]" office:value-type="string" office:string-value="N370 G106 P0">
            <text:p>N370 G106 P0</text:p>
          </table:table-cell>
          <table:table-cell table:number-columns-repeated="1016"/>
        </table:table-row>
        <table:table-row table:style-name="ro1">
          <table:table-cell/>
          <table:table-cell table:formula="of:=[.B367]" office:value-type="string" office:string-value="jog up">
            <text:p>jog up</text:p>
          </table:table-cell>
          <table:table-cell/>
          <table:table-cell office:value-type="string">
            <text:p>N371</text:p>
          </table:table-cell>
          <table:table-cell table:formula="of:=[.E367]" office:value-type="string" office:string-value="G105">
            <text:p>G105</text:p>
          </table:table-cell>
          <table:table-cell table:formula="of:=[.F367]" office:value-type="string" office:string-value="PY7.79166666666667">
            <text:p>PY7.79166666666667</text:p>
          </table:table-cell>
          <table:table-cell table:formula="of:=[.G367]+1" office:value-type="float" office:value="75">
            <text:p>75</text:p>
          </table:table-cell>
          <table:table-cell table:formula="of:=[.D372]&amp;&quot; &quot;&amp;[.E372]&amp;&quot; &quot;&amp;[.F372]" office:value-type="string" office:string-value="N371 G105 PY7.79166666666667">
            <text:p>N371 G105 PY7.79166666666667</text:p>
          </table:table-cell>
          <table:table-cell table:number-columns-repeated="1016"/>
        </table:table-row>
        <table:table-row table:style-name="ro1">
          <table:table-cell table:formula="of:=[.A368]" office:value-type="float" office:value="7115.5">
            <text:p>7115.5</text:p>
          </table:table-cell>
          <table:table-cell table:formula="of:=[.B368]+[.$K$16]" office:value-type="float" office:value="455.783333333334">
            <text:p>455.7833333333</text:p>
          </table:table-cell>
          <table:table-cell/>
          <table:table-cell office:value-type="string">
            <text:p>N372</text:p>
          </table:table-cell>
          <table:table-cell table:formula="of:=&quot;X&quot;&amp;[.A373]" office:value-type="string" office:string-value="X7115.5">
            <text:p>X7115.5</text:p>
          </table:table-cell>
          <table:table-cell table:formula="of:=&quot;Y&quot;&amp;[.B373]" office:value-type="string" office:string-value="Y455.783333333334">
            <text:p>Y455.783333333334</text:p>
          </table:table-cell>
          <table:table-cell table:formula="of:=[.G368]+1" office:value-type="float" office:value="75">
            <text:p>75</text:p>
          </table:table-cell>
          <table:table-cell table:formula="of:=[.D373]&amp;&quot; &quot;&amp;[.E373]&amp;&quot; &quot;&amp;[.F373]" office:value-type="string" office:string-value="N372 X7115.5 Y455.783333333334">
            <text:p>N372 X7115.5 Y455.7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73</text:p>
          </table:table-cell>
          <table:table-cell table:formula="of:=[.E369]" office:value-type="string" office:string-value="G106">
            <text:p>G106</text:p>
          </table:table-cell>
          <table:table-cell table:formula="of:=[.F369]" office:value-type="string" office:string-value="P3">
            <text:p>P3</text:p>
          </table:table-cell>
          <table:table-cell table:formula="of:=[.G369]+1" office:value-type="float" office:value="75">
            <text:p>75</text:p>
          </table:table-cell>
          <table:table-cell table:formula="of:=[.D374]&amp;&quot; &quot;&amp;[.E374]&amp;&quot; &quot;&amp;[.F374]" office:value-type="string" office:string-value="N373 G106 P3">
            <text:p>N373 G106 P3</text:p>
          </table:table-cell>
          <table:table-cell table:number-columns-repeated="1016"/>
        </table:table-row>
        <table:table-row table:style-name="ro1">
          <table:table-cell table:formula="of:=[.A370]" office:value-type="float" office:value="387.5">
            <text:p>387.5</text:p>
          </table:table-cell>
          <table:table-cell table:formula="of:=[.B370]+[.$K$16]" office:value-type="float" office:value="454.083333333334">
            <text:p>454.0833333333</text:p>
          </table:table-cell>
          <table:table-cell/>
          <table:table-cell office:value-type="string">
            <text:p>N374</text:p>
          </table:table-cell>
          <table:table-cell table:formula="of:=&quot;X&quot;&amp;[.A375]" office:value-type="string" office:string-value="X387.5">
            <text:p>X387.5</text:p>
          </table:table-cell>
          <table:table-cell table:formula="of:=&quot;Y&quot;&amp;[.B375]" office:value-type="string" office:string-value="Y454.083333333334">
            <text:p>Y454.083333333334</text:p>
          </table:table-cell>
          <table:table-cell table:formula="of:=[.G370]+1" office:value-type="float" office:value="75">
            <text:p>75</text:p>
          </table:table-cell>
          <table:table-cell table:formula="of:=[.D375]&amp;&quot; &quot;&amp;[.E375]&amp;&quot; &quot;&amp;[.F375]" office:value-type="string" office:string-value="N374 X387.5 Y454.083333333334">
            <text:p>N374 X387.5 Y454.0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75</text:p>
          </table:table-cell>
          <table:table-cell table:formula="of:=[.E371]" office:value-type="string" office:string-value="G106">
            <text:p>G106</text:p>
          </table:table-cell>
          <table:table-cell table:formula="of:=[.F371]" office:value-type="string" office:string-value="P0">
            <text:p>P0</text:p>
          </table:table-cell>
          <table:table-cell table:formula="of:=[.G371]+1" office:value-type="float" office:value="75">
            <text:p>75</text:p>
          </table:table-cell>
          <table:table-cell table:formula="of:=[.D376]&amp;&quot; &quot;&amp;[.E376]&amp;&quot; &quot;&amp;[.F376]" office:value-type="string" office:string-value="N375 G106 P0">
            <text:p>N375 G106 P0</text:p>
          </table:table-cell>
          <table:table-cell table:number-columns-repeated="1016"/>
        </table:table-row>
        <table:table-row table:style-name="ro1">
          <table:table-cell/>
          <table:table-cell table:formula="of:=[.B372]" office:value-type="string" office:string-value="jog up">
            <text:p>jog up</text:p>
          </table:table-cell>
          <table:table-cell/>
          <table:table-cell office:value-type="string">
            <text:p>N376</text:p>
          </table:table-cell>
          <table:table-cell table:formula="of:=[.E372]" office:value-type="string" office:string-value="G105">
            <text:p>G105</text:p>
          </table:table-cell>
          <table:table-cell table:formula="of:=[.F372]" office:value-type="string" office:string-value="PY7.79166666666667">
            <text:p>PY7.79166666666667</text:p>
          </table:table-cell>
          <table:table-cell table:formula="of:=[.G372]+1" office:value-type="float" office:value="76">
            <text:p>76</text:p>
          </table:table-cell>
          <table:table-cell table:formula="of:=[.D377]&amp;&quot; &quot;&amp;[.E377]&amp;&quot; &quot;&amp;[.F377]" office:value-type="string" office:string-value="N376 G105 PY7.79166666666667">
            <text:p>N376 G105 PY7.79166666666667</text:p>
          </table:table-cell>
          <table:table-cell table:number-columns-repeated="1016"/>
        </table:table-row>
        <table:table-row table:style-name="ro1">
          <table:table-cell table:formula="of:=[.A373]" office:value-type="float" office:value="7115.5">
            <text:p>7115.5</text:p>
          </table:table-cell>
          <table:table-cell table:formula="of:=[.B373]+[.$K$16]" office:value-type="float" office:value="460.575000000001">
            <text:p>460.575</text:p>
          </table:table-cell>
          <table:table-cell/>
          <table:table-cell office:value-type="string">
            <text:p>N377</text:p>
          </table:table-cell>
          <table:table-cell table:formula="of:=&quot;X&quot;&amp;[.A378]" office:value-type="string" office:string-value="X7115.5">
            <text:p>X7115.5</text:p>
          </table:table-cell>
          <table:table-cell table:formula="of:=&quot;Y&quot;&amp;[.B378]" office:value-type="string" office:string-value="Y460.575000000001">
            <text:p>Y460.575000000001</text:p>
          </table:table-cell>
          <table:table-cell table:formula="of:=[.G373]+1" office:value-type="float" office:value="76">
            <text:p>76</text:p>
          </table:table-cell>
          <table:table-cell table:formula="of:=[.D378]&amp;&quot; &quot;&amp;[.E378]&amp;&quot; &quot;&amp;[.F378]" office:value-type="string" office:string-value="N377 X7115.5 Y460.575000000001">
            <text:p>N377 X7115.5 Y460.57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78</text:p>
          </table:table-cell>
          <table:table-cell table:formula="of:=[.E374]" office:value-type="string" office:string-value="G106">
            <text:p>G106</text:p>
          </table:table-cell>
          <table:table-cell table:formula="of:=[.F374]" office:value-type="string" office:string-value="P3">
            <text:p>P3</text:p>
          </table:table-cell>
          <table:table-cell table:formula="of:=[.G374]+1" office:value-type="float" office:value="76">
            <text:p>76</text:p>
          </table:table-cell>
          <table:table-cell table:formula="of:=[.D379]&amp;&quot; &quot;&amp;[.E379]&amp;&quot; &quot;&amp;[.F379]" office:value-type="string" office:string-value="N378 G106 P3">
            <text:p>N378 G106 P3</text:p>
          </table:table-cell>
          <table:table-cell table:number-columns-repeated="1016"/>
        </table:table-row>
        <table:table-row table:style-name="ro1">
          <table:table-cell table:formula="of:=[.A375]" office:value-type="float" office:value="387.5">
            <text:p>387.5</text:p>
          </table:table-cell>
          <table:table-cell table:formula="of:=[.B375]+[.$K$16]" office:value-type="float" office:value="458.875000000001">
            <text:p>458.875</text:p>
          </table:table-cell>
          <table:table-cell/>
          <table:table-cell office:value-type="string">
            <text:p>N379</text:p>
          </table:table-cell>
          <table:table-cell table:formula="of:=&quot;X&quot;&amp;[.A380]" office:value-type="string" office:string-value="X387.5">
            <text:p>X387.5</text:p>
          </table:table-cell>
          <table:table-cell table:formula="of:=&quot;Y&quot;&amp;[.B380]" office:value-type="string" office:string-value="Y458.875000000001">
            <text:p>Y458.875000000001</text:p>
          </table:table-cell>
          <table:table-cell table:formula="of:=[.G375]+1" office:value-type="float" office:value="76">
            <text:p>76</text:p>
          </table:table-cell>
          <table:table-cell table:formula="of:=[.D380]&amp;&quot; &quot;&amp;[.E380]&amp;&quot; &quot;&amp;[.F380]" office:value-type="string" office:string-value="N379 X387.5 Y458.875000000001">
            <text:p>N379 X387.5 Y458.87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0</text:p>
          </table:table-cell>
          <table:table-cell table:formula="of:=[.E376]" office:value-type="string" office:string-value="G106">
            <text:p>G106</text:p>
          </table:table-cell>
          <table:table-cell table:formula="of:=[.F376]" office:value-type="string" office:string-value="P0">
            <text:p>P0</text:p>
          </table:table-cell>
          <table:table-cell table:formula="of:=[.G376]+1" office:value-type="float" office:value="76">
            <text:p>76</text:p>
          </table:table-cell>
          <table:table-cell table:formula="of:=[.D381]&amp;&quot; &quot;&amp;[.E381]&amp;&quot; &quot;&amp;[.F381]" office:value-type="string" office:string-value="N380 G106 P0">
            <text:p>N380 G106 P0</text:p>
          </table:table-cell>
          <table:table-cell table:number-columns-repeated="1016"/>
        </table:table-row>
        <table:table-row table:style-name="ro1">
          <table:table-cell/>
          <table:table-cell table:formula="of:=[.B377]" office:value-type="string" office:string-value="jog up">
            <text:p>jog up</text:p>
          </table:table-cell>
          <table:table-cell/>
          <table:table-cell office:value-type="string">
            <text:p>N381</text:p>
          </table:table-cell>
          <table:table-cell table:formula="of:=[.E377]" office:value-type="string" office:string-value="G105">
            <text:p>G105</text:p>
          </table:table-cell>
          <table:table-cell table:formula="of:=[.F377]" office:value-type="string" office:string-value="PY7.79166666666667">
            <text:p>PY7.79166666666667</text:p>
          </table:table-cell>
          <table:table-cell table:formula="of:=[.G377]+1" office:value-type="float" office:value="77">
            <text:p>77</text:p>
          </table:table-cell>
          <table:table-cell table:formula="of:=[.D382]&amp;&quot; &quot;&amp;[.E382]&amp;&quot; &quot;&amp;[.F382]" office:value-type="string" office:string-value="N381 G105 PY7.79166666666667">
            <text:p>N381 G105 PY7.79166666666667</text:p>
          </table:table-cell>
          <table:table-cell table:number-columns-repeated="1016"/>
        </table:table-row>
        <table:table-row table:style-name="ro1">
          <table:table-cell table:formula="of:=[.A378]" office:value-type="float" office:value="7115.5">
            <text:p>7115.5</text:p>
          </table:table-cell>
          <table:table-cell table:formula="of:=[.B378]+[.$K$16]" office:value-type="float" office:value="465.366666666667">
            <text:p>465.3666666667</text:p>
          </table:table-cell>
          <table:table-cell/>
          <table:table-cell office:value-type="string">
            <text:p>N382</text:p>
          </table:table-cell>
          <table:table-cell table:formula="of:=&quot;X&quot;&amp;[.A383]" office:value-type="string" office:string-value="X7115.5">
            <text:p>X7115.5</text:p>
          </table:table-cell>
          <table:table-cell table:formula="of:=&quot;Y&quot;&amp;[.B383]" office:value-type="string" office:string-value="Y465.366666666667">
            <text:p>Y465.366666666667</text:p>
          </table:table-cell>
          <table:table-cell table:formula="of:=[.G378]+1" office:value-type="float" office:value="77">
            <text:p>77</text:p>
          </table:table-cell>
          <table:table-cell table:formula="of:=[.D383]&amp;&quot; &quot;&amp;[.E383]&amp;&quot; &quot;&amp;[.F383]" office:value-type="string" office:string-value="N382 X7115.5 Y465.366666666667">
            <text:p>N382 X7115.5 Y465.3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3</text:p>
          </table:table-cell>
          <table:table-cell table:formula="of:=[.E379]" office:value-type="string" office:string-value="G106">
            <text:p>G106</text:p>
          </table:table-cell>
          <table:table-cell table:formula="of:=[.F379]" office:value-type="string" office:string-value="P3">
            <text:p>P3</text:p>
          </table:table-cell>
          <table:table-cell table:formula="of:=[.G379]+1" office:value-type="float" office:value="77">
            <text:p>77</text:p>
          </table:table-cell>
          <table:table-cell table:formula="of:=[.D384]&amp;&quot; &quot;&amp;[.E384]&amp;&quot; &quot;&amp;[.F384]" office:value-type="string" office:string-value="N383 G106 P3">
            <text:p>N383 G106 P3</text:p>
          </table:table-cell>
          <table:table-cell table:number-columns-repeated="1016"/>
        </table:table-row>
        <table:table-row table:style-name="ro1">
          <table:table-cell table:formula="of:=[.A380]" office:value-type="float" office:value="387.5">
            <text:p>387.5</text:p>
          </table:table-cell>
          <table:table-cell table:formula="of:=[.B380]+[.$K$16]" office:value-type="float" office:value="463.666666666667">
            <text:p>463.6666666667</text:p>
          </table:table-cell>
          <table:table-cell/>
          <table:table-cell office:value-type="string">
            <text:p>N384</text:p>
          </table:table-cell>
          <table:table-cell table:formula="of:=&quot;X&quot;&amp;[.A385]" office:value-type="string" office:string-value="X387.5">
            <text:p>X387.5</text:p>
          </table:table-cell>
          <table:table-cell table:formula="of:=&quot;Y&quot;&amp;[.B385]" office:value-type="string" office:string-value="Y463.666666666667">
            <text:p>Y463.666666666667</text:p>
          </table:table-cell>
          <table:table-cell table:formula="of:=[.G380]+1" office:value-type="float" office:value="77">
            <text:p>77</text:p>
          </table:table-cell>
          <table:table-cell table:formula="of:=[.D385]&amp;&quot; &quot;&amp;[.E385]&amp;&quot; &quot;&amp;[.F385]" office:value-type="string" office:string-value="N384 X387.5 Y463.666666666667">
            <text:p>N384 X387.5 Y463.6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5</text:p>
          </table:table-cell>
          <table:table-cell table:formula="of:=[.E381]" office:value-type="string" office:string-value="G106">
            <text:p>G106</text:p>
          </table:table-cell>
          <table:table-cell table:formula="of:=[.F381]" office:value-type="string" office:string-value="P0">
            <text:p>P0</text:p>
          </table:table-cell>
          <table:table-cell table:formula="of:=[.G381]+1" office:value-type="float" office:value="77">
            <text:p>77</text:p>
          </table:table-cell>
          <table:table-cell table:formula="of:=[.D386]&amp;&quot; &quot;&amp;[.E386]&amp;&quot; &quot;&amp;[.F386]" office:value-type="string" office:string-value="N385 G106 P0">
            <text:p>N385 G106 P0</text:p>
          </table:table-cell>
          <table:table-cell table:number-columns-repeated="1016"/>
        </table:table-row>
        <table:table-row table:style-name="ro1">
          <table:table-cell/>
          <table:table-cell table:formula="of:=[.B382]" office:value-type="string" office:string-value="jog up">
            <text:p>jog up</text:p>
          </table:table-cell>
          <table:table-cell/>
          <table:table-cell office:value-type="string">
            <text:p>N386</text:p>
          </table:table-cell>
          <table:table-cell table:formula="of:=[.E382]" office:value-type="string" office:string-value="G105">
            <text:p>G105</text:p>
          </table:table-cell>
          <table:table-cell table:formula="of:=[.F382]" office:value-type="string" office:string-value="PY7.79166666666667">
            <text:p>PY7.79166666666667</text:p>
          </table:table-cell>
          <table:table-cell table:formula="of:=[.G382]+1" office:value-type="float" office:value="78">
            <text:p>78</text:p>
          </table:table-cell>
          <table:table-cell table:formula="of:=[.D387]&amp;&quot; &quot;&amp;[.E387]&amp;&quot; &quot;&amp;[.F387]" office:value-type="string" office:string-value="N386 G105 PY7.79166666666667">
            <text:p>N386 G105 PY7.79166666666667</text:p>
          </table:table-cell>
          <table:table-cell table:number-columns-repeated="1016"/>
        </table:table-row>
        <table:table-row table:style-name="ro1">
          <table:table-cell table:formula="of:=[.A383]" office:value-type="float" office:value="7115.5">
            <text:p>7115.5</text:p>
          </table:table-cell>
          <table:table-cell table:formula="of:=[.B383]+[.$K$16]" office:value-type="float" office:value="470.158333333334">
            <text:p>470.1583333333</text:p>
          </table:table-cell>
          <table:table-cell/>
          <table:table-cell office:value-type="string">
            <text:p>N387</text:p>
          </table:table-cell>
          <table:table-cell table:formula="of:=&quot;X&quot;&amp;[.A388]" office:value-type="string" office:string-value="X7115.5">
            <text:p>X7115.5</text:p>
          </table:table-cell>
          <table:table-cell table:formula="of:=&quot;Y&quot;&amp;[.B388]" office:value-type="string" office:string-value="Y470.158333333334">
            <text:p>Y470.158333333334</text:p>
          </table:table-cell>
          <table:table-cell table:formula="of:=[.G383]+1" office:value-type="float" office:value="78">
            <text:p>78</text:p>
          </table:table-cell>
          <table:table-cell table:formula="of:=[.D388]&amp;&quot; &quot;&amp;[.E388]&amp;&quot; &quot;&amp;[.F388]" office:value-type="string" office:string-value="N387 X7115.5 Y470.158333333334">
            <text:p>N387 X7115.5 Y470.1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88</text:p>
          </table:table-cell>
          <table:table-cell table:formula="of:=[.E384]" office:value-type="string" office:string-value="G106">
            <text:p>G106</text:p>
          </table:table-cell>
          <table:table-cell table:formula="of:=[.F384]" office:value-type="string" office:string-value="P3">
            <text:p>P3</text:p>
          </table:table-cell>
          <table:table-cell table:formula="of:=[.G384]+1" office:value-type="float" office:value="78">
            <text:p>78</text:p>
          </table:table-cell>
          <table:table-cell table:formula="of:=[.D389]&amp;&quot; &quot;&amp;[.E389]&amp;&quot; &quot;&amp;[.F389]" office:value-type="string" office:string-value="N388 G106 P3">
            <text:p>N388 G106 P3</text:p>
          </table:table-cell>
          <table:table-cell table:number-columns-repeated="1016"/>
        </table:table-row>
        <table:table-row table:style-name="ro1">
          <table:table-cell table:formula="of:=[.A385]" office:value-type="float" office:value="387.5">
            <text:p>387.5</text:p>
          </table:table-cell>
          <table:table-cell table:formula="of:=[.B385]+[.$K$16]" office:value-type="float" office:value="468.458333333334">
            <text:p>468.4583333333</text:p>
          </table:table-cell>
          <table:table-cell/>
          <table:table-cell office:value-type="string">
            <text:p>N389</text:p>
          </table:table-cell>
          <table:table-cell table:formula="of:=&quot;X&quot;&amp;[.A390]" office:value-type="string" office:string-value="X387.5">
            <text:p>X387.5</text:p>
          </table:table-cell>
          <table:table-cell table:formula="of:=&quot;Y&quot;&amp;[.B390]" office:value-type="string" office:string-value="Y468.458333333334">
            <text:p>Y468.458333333334</text:p>
          </table:table-cell>
          <table:table-cell table:formula="of:=[.G385]+1" office:value-type="float" office:value="78">
            <text:p>78</text:p>
          </table:table-cell>
          <table:table-cell table:formula="of:=[.D390]&amp;&quot; &quot;&amp;[.E390]&amp;&quot; &quot;&amp;[.F390]" office:value-type="string" office:string-value="N389 X387.5 Y468.458333333334">
            <text:p>N389 X387.5 Y468.4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90</text:p>
          </table:table-cell>
          <table:table-cell table:formula="of:=[.E386]" office:value-type="string" office:string-value="G106">
            <text:p>G106</text:p>
          </table:table-cell>
          <table:table-cell table:formula="of:=[.F386]" office:value-type="string" office:string-value="P0">
            <text:p>P0</text:p>
          </table:table-cell>
          <table:table-cell table:formula="of:=[.G386]+1" office:value-type="float" office:value="78">
            <text:p>78</text:p>
          </table:table-cell>
          <table:table-cell table:formula="of:=[.D391]&amp;&quot; &quot;&amp;[.E391]&amp;&quot; &quot;&amp;[.F391]" office:value-type="string" office:string-value="N390 G106 P0">
            <text:p>N390 G106 P0</text:p>
          </table:table-cell>
          <table:table-cell table:number-columns-repeated="1016"/>
        </table:table-row>
        <table:table-row table:style-name="ro1">
          <table:table-cell/>
          <table:table-cell table:formula="of:=[.B387]" office:value-type="string" office:string-value="jog up">
            <text:p>jog up</text:p>
          </table:table-cell>
          <table:table-cell/>
          <table:table-cell office:value-type="string">
            <text:p>N391</text:p>
          </table:table-cell>
          <table:table-cell table:formula="of:=[.E387]" office:value-type="string" office:string-value="G105">
            <text:p>G105</text:p>
          </table:table-cell>
          <table:table-cell table:formula="of:=[.F387]" office:value-type="string" office:string-value="PY7.79166666666667">
            <text:p>PY7.79166666666667</text:p>
          </table:table-cell>
          <table:table-cell table:formula="of:=[.G387]+1" office:value-type="float" office:value="79">
            <text:p>79</text:p>
          </table:table-cell>
          <table:table-cell table:formula="of:=[.D392]&amp;&quot; &quot;&amp;[.E392]&amp;&quot; &quot;&amp;[.F392]" office:value-type="string" office:string-value="N391 G105 PY7.79166666666667">
            <text:p>N391 G105 PY7.79166666666667</text:p>
          </table:table-cell>
          <table:table-cell table:number-columns-repeated="1016"/>
        </table:table-row>
        <table:table-row table:style-name="ro1">
          <table:table-cell table:formula="of:=[.A388]" office:value-type="float" office:value="7115.5">
            <text:p>7115.5</text:p>
          </table:table-cell>
          <table:table-cell table:formula="of:=[.B388]+[.$K$16]" office:value-type="float" office:value="474.950000000001">
            <text:p>474.95</text:p>
          </table:table-cell>
          <table:table-cell/>
          <table:table-cell office:value-type="string">
            <text:p>N392</text:p>
          </table:table-cell>
          <table:table-cell table:formula="of:=&quot;X&quot;&amp;[.A393]" office:value-type="string" office:string-value="X7115.5">
            <text:p>X7115.5</text:p>
          </table:table-cell>
          <table:table-cell table:formula="of:=&quot;Y&quot;&amp;[.B393]" office:value-type="string" office:string-value="Y474.950000000001">
            <text:p>Y474.950000000001</text:p>
          </table:table-cell>
          <table:table-cell table:formula="of:=[.G388]+1" office:value-type="float" office:value="79">
            <text:p>79</text:p>
          </table:table-cell>
          <table:table-cell table:formula="of:=[.D393]&amp;&quot; &quot;&amp;[.E393]&amp;&quot; &quot;&amp;[.F393]" office:value-type="string" office:string-value="N392 X7115.5 Y474.950000000001">
            <text:p>N392 X7115.5 Y474.95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93</text:p>
          </table:table-cell>
          <table:table-cell table:formula="of:=[.E389]" office:value-type="string" office:string-value="G106">
            <text:p>G106</text:p>
          </table:table-cell>
          <table:table-cell table:formula="of:=[.F389]" office:value-type="string" office:string-value="P3">
            <text:p>P3</text:p>
          </table:table-cell>
          <table:table-cell table:formula="of:=[.G389]+1" office:value-type="float" office:value="79">
            <text:p>79</text:p>
          </table:table-cell>
          <table:table-cell table:formula="of:=[.D394]&amp;&quot; &quot;&amp;[.E394]&amp;&quot; &quot;&amp;[.F394]" office:value-type="string" office:string-value="N393 G106 P3">
            <text:p>N393 G106 P3</text:p>
          </table:table-cell>
          <table:table-cell table:number-columns-repeated="1016"/>
        </table:table-row>
        <table:table-row table:style-name="ro1">
          <table:table-cell table:formula="of:=[.A390]" office:value-type="float" office:value="387.5">
            <text:p>387.5</text:p>
          </table:table-cell>
          <table:table-cell table:formula="of:=[.B390]+[.$K$16]" office:value-type="float" office:value="473.250000000001">
            <text:p>473.25</text:p>
          </table:table-cell>
          <table:table-cell/>
          <table:table-cell office:value-type="string">
            <text:p>N394</text:p>
          </table:table-cell>
          <table:table-cell table:formula="of:=&quot;X&quot;&amp;[.A395]" office:value-type="string" office:string-value="X387.5">
            <text:p>X387.5</text:p>
          </table:table-cell>
          <table:table-cell table:formula="of:=&quot;Y&quot;&amp;[.B395]" office:value-type="string" office:string-value="Y473.250000000001">
            <text:p>Y473.250000000001</text:p>
          </table:table-cell>
          <table:table-cell table:formula="of:=[.G390]+1" office:value-type="float" office:value="79">
            <text:p>79</text:p>
          </table:table-cell>
          <table:table-cell table:formula="of:=[.D395]&amp;&quot; &quot;&amp;[.E395]&amp;&quot; &quot;&amp;[.F395]" office:value-type="string" office:string-value="N394 X387.5 Y473.250000000001">
            <text:p>N394 X387.5 Y473.25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95</text:p>
          </table:table-cell>
          <table:table-cell table:formula="of:=[.E391]" office:value-type="string" office:string-value="G106">
            <text:p>G106</text:p>
          </table:table-cell>
          <table:table-cell table:formula="of:=[.F391]" office:value-type="string" office:string-value="P0">
            <text:p>P0</text:p>
          </table:table-cell>
          <table:table-cell table:formula="of:=[.G391]+1" office:value-type="float" office:value="79">
            <text:p>79</text:p>
          </table:table-cell>
          <table:table-cell table:formula="of:=[.D396]&amp;&quot; &quot;&amp;[.E396]&amp;&quot; &quot;&amp;[.F396]" office:value-type="string" office:string-value="N395 G106 P0">
            <text:p>N395 G106 P0</text:p>
          </table:table-cell>
          <table:table-cell table:number-columns-repeated="1016"/>
        </table:table-row>
        <table:table-row table:style-name="ro1">
          <table:table-cell/>
          <table:table-cell table:formula="of:=[.B392]" office:value-type="string" office:string-value="jog up">
            <text:p>jog up</text:p>
          </table:table-cell>
          <table:table-cell/>
          <table:table-cell office:value-type="string">
            <text:p>N396</text:p>
          </table:table-cell>
          <table:table-cell table:formula="of:=[.E392]" office:value-type="string" office:string-value="G105">
            <text:p>G105</text:p>
          </table:table-cell>
          <table:table-cell table:formula="of:=[.F392]" office:value-type="string" office:string-value="PY7.79166666666667">
            <text:p>PY7.79166666666667</text:p>
          </table:table-cell>
          <table:table-cell table:formula="of:=[.G392]+1" office:value-type="float" office:value="80">
            <text:p>80</text:p>
          </table:table-cell>
          <table:table-cell table:formula="of:=[.D397]&amp;&quot; &quot;&amp;[.E397]&amp;&quot; &quot;&amp;[.F397]" office:value-type="string" office:string-value="N396 G105 PY7.79166666666667">
            <text:p>N396 G105 PY7.79166666666667</text:p>
          </table:table-cell>
          <table:table-cell table:number-columns-repeated="1016"/>
        </table:table-row>
        <table:table-row table:style-name="ro1">
          <table:table-cell table:formula="of:=[.A393]" office:value-type="float" office:value="7115.5">
            <text:p>7115.5</text:p>
          </table:table-cell>
          <table:table-cell table:formula="of:=[.B393]+[.$K$16]" office:value-type="float" office:value="479.741666666667">
            <text:p>479.7416666667</text:p>
          </table:table-cell>
          <table:table-cell/>
          <table:table-cell office:value-type="string">
            <text:p>N397</text:p>
          </table:table-cell>
          <table:table-cell table:formula="of:=&quot;X&quot;&amp;[.A398]" office:value-type="string" office:string-value="X7115.5">
            <text:p>X7115.5</text:p>
          </table:table-cell>
          <table:table-cell table:formula="of:=&quot;Y&quot;&amp;[.B398]" office:value-type="string" office:string-value="Y479.741666666667">
            <text:p>Y479.741666666667</text:p>
          </table:table-cell>
          <table:table-cell table:formula="of:=[.G393]+1" office:value-type="float" office:value="80">
            <text:p>80</text:p>
          </table:table-cell>
          <table:table-cell table:formula="of:=[.D398]&amp;&quot; &quot;&amp;[.E398]&amp;&quot; &quot;&amp;[.F398]" office:value-type="string" office:string-value="N397 X7115.5 Y479.741666666667">
            <text:p>N397 X7115.5 Y479.7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398</text:p>
          </table:table-cell>
          <table:table-cell table:formula="of:=[.E394]" office:value-type="string" office:string-value="G106">
            <text:p>G106</text:p>
          </table:table-cell>
          <table:table-cell table:formula="of:=[.F394]" office:value-type="string" office:string-value="P3">
            <text:p>P3</text:p>
          </table:table-cell>
          <table:table-cell table:formula="of:=[.G394]+1" office:value-type="float" office:value="80">
            <text:p>80</text:p>
          </table:table-cell>
          <table:table-cell table:formula="of:=[.D399]&amp;&quot; &quot;&amp;[.E399]&amp;&quot; &quot;&amp;[.F399]" office:value-type="string" office:string-value="N398 G106 P3">
            <text:p>N398 G106 P3</text:p>
          </table:table-cell>
          <table:table-cell table:number-columns-repeated="1016"/>
        </table:table-row>
        <table:table-row table:style-name="ro1">
          <table:table-cell table:formula="of:=[.A395]" office:value-type="float" office:value="387.5">
            <text:p>387.5</text:p>
          </table:table-cell>
          <table:table-cell table:formula="of:=[.B395]+[.$K$16]" office:value-type="float" office:value="478.041666666667">
            <text:p>478.0416666667</text:p>
          </table:table-cell>
          <table:table-cell/>
          <table:table-cell office:value-type="string">
            <text:p>N399</text:p>
          </table:table-cell>
          <table:table-cell table:formula="of:=&quot;X&quot;&amp;[.A400]" office:value-type="string" office:string-value="X387.5">
            <text:p>X387.5</text:p>
          </table:table-cell>
          <table:table-cell table:formula="of:=&quot;Y&quot;&amp;[.B400]" office:value-type="string" office:string-value="Y478.041666666667">
            <text:p>Y478.041666666667</text:p>
          </table:table-cell>
          <table:table-cell table:formula="of:=[.G395]+1" office:value-type="float" office:value="80">
            <text:p>80</text:p>
          </table:table-cell>
          <table:table-cell table:formula="of:=[.D400]&amp;&quot; &quot;&amp;[.E400]&amp;&quot; &quot;&amp;[.F400]" office:value-type="string" office:string-value="N399 X387.5 Y478.041666666667">
            <text:p>N399 X387.5 Y478.0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0</text:p>
          </table:table-cell>
          <table:table-cell table:formula="of:=[.E396]" office:value-type="string" office:string-value="G106">
            <text:p>G106</text:p>
          </table:table-cell>
          <table:table-cell table:formula="of:=[.F396]" office:value-type="string" office:string-value="P0">
            <text:p>P0</text:p>
          </table:table-cell>
          <table:table-cell table:formula="of:=[.G396]+1" office:value-type="float" office:value="80">
            <text:p>80</text:p>
          </table:table-cell>
          <table:table-cell table:formula="of:=[.D401]&amp;&quot; &quot;&amp;[.E401]&amp;&quot; &quot;&amp;[.F401]" office:value-type="string" office:string-value="N400 G106 P0">
            <text:p>N400 G106 P0</text:p>
          </table:table-cell>
          <table:table-cell table:number-columns-repeated="1016"/>
        </table:table-row>
        <table:table-row table:style-name="ro1">
          <table:table-cell/>
          <table:table-cell table:formula="of:=[.B397]" office:value-type="string" office:string-value="jog up">
            <text:p>jog up</text:p>
          </table:table-cell>
          <table:table-cell/>
          <table:table-cell office:value-type="string">
            <text:p>N401</text:p>
          </table:table-cell>
          <table:table-cell table:formula="of:=[.E397]" office:value-type="string" office:string-value="G105">
            <text:p>G105</text:p>
          </table:table-cell>
          <table:table-cell table:formula="of:=[.F397]" office:value-type="string" office:string-value="PY7.79166666666667">
            <text:p>PY7.79166666666667</text:p>
          </table:table-cell>
          <table:table-cell table:formula="of:=[.G397]+1" office:value-type="float" office:value="81">
            <text:p>81</text:p>
          </table:table-cell>
          <table:table-cell table:formula="of:=[.D402]&amp;&quot; &quot;&amp;[.E402]&amp;&quot; &quot;&amp;[.F402]" office:value-type="string" office:string-value="N401 G105 PY7.79166666666667">
            <text:p>N401 G105 PY7.79166666666667</text:p>
          </table:table-cell>
          <table:table-cell table:number-columns-repeated="1016"/>
        </table:table-row>
        <table:table-row table:style-name="ro1">
          <table:table-cell table:formula="of:=[.A398]" office:value-type="float" office:value="7115.5">
            <text:p>7115.5</text:p>
          </table:table-cell>
          <table:table-cell table:formula="of:=[.B398]+[.$K$16]" office:value-type="float" office:value="484.533333333334">
            <text:p>484.5333333333</text:p>
          </table:table-cell>
          <table:table-cell/>
          <table:table-cell office:value-type="string">
            <text:p>N402</text:p>
          </table:table-cell>
          <table:table-cell table:formula="of:=&quot;X&quot;&amp;[.A403]" office:value-type="string" office:string-value="X7115.5">
            <text:p>X7115.5</text:p>
          </table:table-cell>
          <table:table-cell table:formula="of:=&quot;Y&quot;&amp;[.B403]" office:value-type="string" office:string-value="Y484.533333333334">
            <text:p>Y484.533333333334</text:p>
          </table:table-cell>
          <table:table-cell table:formula="of:=[.G398]+1" office:value-type="float" office:value="81">
            <text:p>81</text:p>
          </table:table-cell>
          <table:table-cell table:formula="of:=[.D403]&amp;&quot; &quot;&amp;[.E403]&amp;&quot; &quot;&amp;[.F403]" office:value-type="string" office:string-value="N402 X7115.5 Y484.533333333334">
            <text:p>N402 X7115.5 Y484.5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3</text:p>
          </table:table-cell>
          <table:table-cell table:formula="of:=[.E399]" office:value-type="string" office:string-value="G106">
            <text:p>G106</text:p>
          </table:table-cell>
          <table:table-cell table:formula="of:=[.F399]" office:value-type="string" office:string-value="P3">
            <text:p>P3</text:p>
          </table:table-cell>
          <table:table-cell table:formula="of:=[.G399]+1" office:value-type="float" office:value="81">
            <text:p>81</text:p>
          </table:table-cell>
          <table:table-cell table:formula="of:=[.D404]&amp;&quot; &quot;&amp;[.E404]&amp;&quot; &quot;&amp;[.F404]" office:value-type="string" office:string-value="N403 G106 P3">
            <text:p>N403 G106 P3</text:p>
          </table:table-cell>
          <table:table-cell table:number-columns-repeated="1016"/>
        </table:table-row>
        <table:table-row table:style-name="ro1">
          <table:table-cell table:formula="of:=[.A400]" office:value-type="float" office:value="387.5">
            <text:p>387.5</text:p>
          </table:table-cell>
          <table:table-cell table:formula="of:=[.B400]+[.$K$16]" office:value-type="float" office:value="482.833333333334">
            <text:p>482.8333333333</text:p>
          </table:table-cell>
          <table:table-cell/>
          <table:table-cell office:value-type="string">
            <text:p>N404</text:p>
          </table:table-cell>
          <table:table-cell table:formula="of:=&quot;X&quot;&amp;[.A405]" office:value-type="string" office:string-value="X387.5">
            <text:p>X387.5</text:p>
          </table:table-cell>
          <table:table-cell table:formula="of:=&quot;Y&quot;&amp;[.B405]" office:value-type="string" office:string-value="Y482.833333333334">
            <text:p>Y482.833333333334</text:p>
          </table:table-cell>
          <table:table-cell table:formula="of:=[.G400]+1" office:value-type="float" office:value="81">
            <text:p>81</text:p>
          </table:table-cell>
          <table:table-cell table:formula="of:=[.D405]&amp;&quot; &quot;&amp;[.E405]&amp;&quot; &quot;&amp;[.F405]" office:value-type="string" office:string-value="N404 X387.5 Y482.833333333334">
            <text:p>N404 X387.5 Y482.8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5</text:p>
          </table:table-cell>
          <table:table-cell table:formula="of:=[.E401]" office:value-type="string" office:string-value="G106">
            <text:p>G106</text:p>
          </table:table-cell>
          <table:table-cell table:formula="of:=[.F401]" office:value-type="string" office:string-value="P0">
            <text:p>P0</text:p>
          </table:table-cell>
          <table:table-cell table:formula="of:=[.G401]+1" office:value-type="float" office:value="81">
            <text:p>81</text:p>
          </table:table-cell>
          <table:table-cell table:formula="of:=[.D406]&amp;&quot; &quot;&amp;[.E406]&amp;&quot; &quot;&amp;[.F406]" office:value-type="string" office:string-value="N405 G106 P0">
            <text:p>N405 G106 P0</text:p>
          </table:table-cell>
          <table:table-cell table:number-columns-repeated="1016"/>
        </table:table-row>
        <table:table-row table:style-name="ro1">
          <table:table-cell/>
          <table:table-cell table:formula="of:=[.B402]" office:value-type="string" office:string-value="jog up">
            <text:p>jog up</text:p>
          </table:table-cell>
          <table:table-cell/>
          <table:table-cell office:value-type="string">
            <text:p>N406</text:p>
          </table:table-cell>
          <table:table-cell table:formula="of:=[.E402]" office:value-type="string" office:string-value="G105">
            <text:p>G105</text:p>
          </table:table-cell>
          <table:table-cell table:formula="of:=[.F402]" office:value-type="string" office:string-value="PY7.79166666666667">
            <text:p>PY7.79166666666667</text:p>
          </table:table-cell>
          <table:table-cell table:formula="of:=[.G402]+1" office:value-type="float" office:value="82">
            <text:p>82</text:p>
          </table:table-cell>
          <table:table-cell table:formula="of:=[.D407]&amp;&quot; &quot;&amp;[.E407]&amp;&quot; &quot;&amp;[.F407]" office:value-type="string" office:string-value="N406 G105 PY7.79166666666667">
            <text:p>N406 G105 PY7.79166666666667</text:p>
          </table:table-cell>
          <table:table-cell table:number-columns-repeated="1016"/>
        </table:table-row>
        <table:table-row table:style-name="ro1">
          <table:table-cell table:formula="of:=[.A403]" office:value-type="float" office:value="7115.5">
            <text:p>7115.5</text:p>
          </table:table-cell>
          <table:table-cell table:formula="of:=[.B403]+[.$K$16]" office:value-type="float" office:value="489.325000000001">
            <text:p>489.325</text:p>
          </table:table-cell>
          <table:table-cell/>
          <table:table-cell office:value-type="string">
            <text:p>N407</text:p>
          </table:table-cell>
          <table:table-cell table:formula="of:=&quot;X&quot;&amp;[.A408]" office:value-type="string" office:string-value="X7115.5">
            <text:p>X7115.5</text:p>
          </table:table-cell>
          <table:table-cell table:formula="of:=&quot;Y&quot;&amp;[.B408]" office:value-type="string" office:string-value="Y489.325000000001">
            <text:p>Y489.325000000001</text:p>
          </table:table-cell>
          <table:table-cell table:formula="of:=[.G403]+1" office:value-type="float" office:value="82">
            <text:p>82</text:p>
          </table:table-cell>
          <table:table-cell table:formula="of:=[.D408]&amp;&quot; &quot;&amp;[.E408]&amp;&quot; &quot;&amp;[.F408]" office:value-type="string" office:string-value="N407 X7115.5 Y489.325000000001">
            <text:p>N407 X7115.5 Y489.3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08</text:p>
          </table:table-cell>
          <table:table-cell table:formula="of:=[.E404]" office:value-type="string" office:string-value="G106">
            <text:p>G106</text:p>
          </table:table-cell>
          <table:table-cell table:formula="of:=[.F404]" office:value-type="string" office:string-value="P3">
            <text:p>P3</text:p>
          </table:table-cell>
          <table:table-cell table:formula="of:=[.G404]+1" office:value-type="float" office:value="82">
            <text:p>82</text:p>
          </table:table-cell>
          <table:table-cell table:formula="of:=[.D409]&amp;&quot; &quot;&amp;[.E409]&amp;&quot; &quot;&amp;[.F409]" office:value-type="string" office:string-value="N408 G106 P3">
            <text:p>N408 G106 P3</text:p>
          </table:table-cell>
          <table:table-cell table:number-columns-repeated="1016"/>
        </table:table-row>
        <table:table-row table:style-name="ro1">
          <table:table-cell table:formula="of:=[.A405]" office:value-type="float" office:value="387.5">
            <text:p>387.5</text:p>
          </table:table-cell>
          <table:table-cell table:formula="of:=[.B405]+[.$K$16]" office:value-type="float" office:value="487.625000000001">
            <text:p>487.625</text:p>
          </table:table-cell>
          <table:table-cell/>
          <table:table-cell office:value-type="string">
            <text:p>N409</text:p>
          </table:table-cell>
          <table:table-cell table:formula="of:=&quot;X&quot;&amp;[.A410]" office:value-type="string" office:string-value="X387.5">
            <text:p>X387.5</text:p>
          </table:table-cell>
          <table:table-cell table:formula="of:=&quot;Y&quot;&amp;[.B410]" office:value-type="string" office:string-value="Y487.625000000001">
            <text:p>Y487.625000000001</text:p>
          </table:table-cell>
          <table:table-cell table:formula="of:=[.G405]+1" office:value-type="float" office:value="82">
            <text:p>82</text:p>
          </table:table-cell>
          <table:table-cell table:formula="of:=[.D410]&amp;&quot; &quot;&amp;[.E410]&amp;&quot; &quot;&amp;[.F410]" office:value-type="string" office:string-value="N409 X387.5 Y487.625000000001">
            <text:p>N409 X387.5 Y487.6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10</text:p>
          </table:table-cell>
          <table:table-cell table:formula="of:=[.E406]" office:value-type="string" office:string-value="G106">
            <text:p>G106</text:p>
          </table:table-cell>
          <table:table-cell table:formula="of:=[.F406]" office:value-type="string" office:string-value="P0">
            <text:p>P0</text:p>
          </table:table-cell>
          <table:table-cell table:formula="of:=[.G406]+1" office:value-type="float" office:value="82">
            <text:p>82</text:p>
          </table:table-cell>
          <table:table-cell table:formula="of:=[.D411]&amp;&quot; &quot;&amp;[.E411]&amp;&quot; &quot;&amp;[.F411]" office:value-type="string" office:string-value="N410 G106 P0">
            <text:p>N410 G106 P0</text:p>
          </table:table-cell>
          <table:table-cell table:number-columns-repeated="1016"/>
        </table:table-row>
        <table:table-row table:style-name="ro1">
          <table:table-cell/>
          <table:table-cell table:formula="of:=[.B407]" office:value-type="string" office:string-value="jog up">
            <text:p>jog up</text:p>
          </table:table-cell>
          <table:table-cell/>
          <table:table-cell office:value-type="string">
            <text:p>N411</text:p>
          </table:table-cell>
          <table:table-cell table:formula="of:=[.E407]" office:value-type="string" office:string-value="G105">
            <text:p>G105</text:p>
          </table:table-cell>
          <table:table-cell table:formula="of:=[.F407]" office:value-type="string" office:string-value="PY7.79166666666667">
            <text:p>PY7.79166666666667</text:p>
          </table:table-cell>
          <table:table-cell table:formula="of:=[.G407]+1" office:value-type="float" office:value="83">
            <text:p>83</text:p>
          </table:table-cell>
          <table:table-cell table:formula="of:=[.D412]&amp;&quot; &quot;&amp;[.E412]&amp;&quot; &quot;&amp;[.F412]" office:value-type="string" office:string-value="N411 G105 PY7.79166666666667">
            <text:p>N411 G105 PY7.79166666666667</text:p>
          </table:table-cell>
          <table:table-cell table:number-columns-repeated="1016"/>
        </table:table-row>
        <table:table-row table:style-name="ro1">
          <table:table-cell table:formula="of:=[.A408]" office:value-type="float" office:value="7115.5">
            <text:p>7115.5</text:p>
          </table:table-cell>
          <table:table-cell table:formula="of:=[.B408]+[.$K$16]" office:value-type="float" office:value="494.116666666667">
            <text:p>494.1166666667</text:p>
          </table:table-cell>
          <table:table-cell/>
          <table:table-cell office:value-type="string">
            <text:p>N412</text:p>
          </table:table-cell>
          <table:table-cell table:formula="of:=&quot;X&quot;&amp;[.A413]" office:value-type="string" office:string-value="X7115.5">
            <text:p>X7115.5</text:p>
          </table:table-cell>
          <table:table-cell table:formula="of:=&quot;Y&quot;&amp;[.B413]" office:value-type="string" office:string-value="Y494.116666666667">
            <text:p>Y494.116666666667</text:p>
          </table:table-cell>
          <table:table-cell table:formula="of:=[.G408]+1" office:value-type="float" office:value="83">
            <text:p>83</text:p>
          </table:table-cell>
          <table:table-cell table:formula="of:=[.D413]&amp;&quot; &quot;&amp;[.E413]&amp;&quot; &quot;&amp;[.F413]" office:value-type="string" office:string-value="N412 X7115.5 Y494.116666666667">
            <text:p>N412 X7115.5 Y494.1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13</text:p>
          </table:table-cell>
          <table:table-cell table:formula="of:=[.E409]" office:value-type="string" office:string-value="G106">
            <text:p>G106</text:p>
          </table:table-cell>
          <table:table-cell table:formula="of:=[.F409]" office:value-type="string" office:string-value="P3">
            <text:p>P3</text:p>
          </table:table-cell>
          <table:table-cell table:formula="of:=[.G409]+1" office:value-type="float" office:value="83">
            <text:p>83</text:p>
          </table:table-cell>
          <table:table-cell table:formula="of:=[.D414]&amp;&quot; &quot;&amp;[.E414]&amp;&quot; &quot;&amp;[.F414]" office:value-type="string" office:string-value="N413 G106 P3">
            <text:p>N413 G106 P3</text:p>
          </table:table-cell>
          <table:table-cell table:number-columns-repeated="1016"/>
        </table:table-row>
        <table:table-row table:style-name="ro1">
          <table:table-cell table:formula="of:=[.A410]" office:value-type="float" office:value="387.5">
            <text:p>387.5</text:p>
          </table:table-cell>
          <table:table-cell table:formula="of:=[.B410]+[.$K$16]" office:value-type="float" office:value="492.416666666667">
            <text:p>492.4166666667</text:p>
          </table:table-cell>
          <table:table-cell/>
          <table:table-cell office:value-type="string">
            <text:p>N414</text:p>
          </table:table-cell>
          <table:table-cell table:formula="of:=&quot;X&quot;&amp;[.A415]" office:value-type="string" office:string-value="X387.5">
            <text:p>X387.5</text:p>
          </table:table-cell>
          <table:table-cell table:formula="of:=&quot;Y&quot;&amp;[.B415]" office:value-type="string" office:string-value="Y492.416666666667">
            <text:p>Y492.416666666667</text:p>
          </table:table-cell>
          <table:table-cell table:formula="of:=[.G410]+1" office:value-type="float" office:value="83">
            <text:p>83</text:p>
          </table:table-cell>
          <table:table-cell table:formula="of:=[.D415]&amp;&quot; &quot;&amp;[.E415]&amp;&quot; &quot;&amp;[.F415]" office:value-type="string" office:string-value="N414 X387.5 Y492.416666666667">
            <text:p>N414 X387.5 Y492.4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15</text:p>
          </table:table-cell>
          <table:table-cell table:formula="of:=[.E411]" office:value-type="string" office:string-value="G106">
            <text:p>G106</text:p>
          </table:table-cell>
          <table:table-cell table:formula="of:=[.F411]" office:value-type="string" office:string-value="P0">
            <text:p>P0</text:p>
          </table:table-cell>
          <table:table-cell table:formula="of:=[.G411]+1" office:value-type="float" office:value="83">
            <text:p>83</text:p>
          </table:table-cell>
          <table:table-cell table:formula="of:=[.D416]&amp;&quot; &quot;&amp;[.E416]&amp;&quot; &quot;&amp;[.F416]" office:value-type="string" office:string-value="N415 G106 P0">
            <text:p>N415 G106 P0</text:p>
          </table:table-cell>
          <table:table-cell table:number-columns-repeated="1016"/>
        </table:table-row>
        <table:table-row table:style-name="ro1">
          <table:table-cell/>
          <table:table-cell table:formula="of:=[.B412]" office:value-type="string" office:string-value="jog up">
            <text:p>jog up</text:p>
          </table:table-cell>
          <table:table-cell/>
          <table:table-cell office:value-type="string">
            <text:p>N416</text:p>
          </table:table-cell>
          <table:table-cell table:formula="of:=[.E412]" office:value-type="string" office:string-value="G105">
            <text:p>G105</text:p>
          </table:table-cell>
          <table:table-cell table:formula="of:=[.F412]" office:value-type="string" office:string-value="PY7.79166666666667">
            <text:p>PY7.79166666666667</text:p>
          </table:table-cell>
          <table:table-cell table:formula="of:=[.G412]+1" office:value-type="float" office:value="84">
            <text:p>84</text:p>
          </table:table-cell>
          <table:table-cell table:formula="of:=[.D417]&amp;&quot; &quot;&amp;[.E417]&amp;&quot; &quot;&amp;[.F417]" office:value-type="string" office:string-value="N416 G105 PY7.79166666666667">
            <text:p>N416 G105 PY7.79166666666667</text:p>
          </table:table-cell>
          <table:table-cell table:number-columns-repeated="1016"/>
        </table:table-row>
        <table:table-row table:style-name="ro1">
          <table:table-cell table:formula="of:=[.A413]" office:value-type="float" office:value="7115.5">
            <text:p>7115.5</text:p>
          </table:table-cell>
          <table:table-cell table:formula="of:=[.B413]+[.$K$16]" office:value-type="float" office:value="498.908333333334">
            <text:p>498.9083333333</text:p>
          </table:table-cell>
          <table:table-cell/>
          <table:table-cell office:value-type="string">
            <text:p>N417</text:p>
          </table:table-cell>
          <table:table-cell table:formula="of:=&quot;X&quot;&amp;[.A418]" office:value-type="string" office:string-value="X7115.5">
            <text:p>X7115.5</text:p>
          </table:table-cell>
          <table:table-cell table:formula="of:=&quot;Y&quot;&amp;[.B418]" office:value-type="string" office:string-value="Y498.908333333334">
            <text:p>Y498.908333333334</text:p>
          </table:table-cell>
          <table:table-cell table:formula="of:=[.G413]+1" office:value-type="float" office:value="84">
            <text:p>84</text:p>
          </table:table-cell>
          <table:table-cell table:formula="of:=[.D418]&amp;&quot; &quot;&amp;[.E418]&amp;&quot; &quot;&amp;[.F418]" office:value-type="string" office:string-value="N417 X7115.5 Y498.908333333334">
            <text:p>N417 X7115.5 Y498.9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18</text:p>
          </table:table-cell>
          <table:table-cell table:formula="of:=[.E414]" office:value-type="string" office:string-value="G106">
            <text:p>G106</text:p>
          </table:table-cell>
          <table:table-cell table:formula="of:=[.F414]" office:value-type="string" office:string-value="P3">
            <text:p>P3</text:p>
          </table:table-cell>
          <table:table-cell table:formula="of:=[.G414]+1" office:value-type="float" office:value="84">
            <text:p>84</text:p>
          </table:table-cell>
          <table:table-cell table:formula="of:=[.D419]&amp;&quot; &quot;&amp;[.E419]&amp;&quot; &quot;&amp;[.F419]" office:value-type="string" office:string-value="N418 G106 P3">
            <text:p>N418 G106 P3</text:p>
          </table:table-cell>
          <table:table-cell table:number-columns-repeated="1016"/>
        </table:table-row>
        <table:table-row table:style-name="ro1">
          <table:table-cell table:formula="of:=[.A415]" office:value-type="float" office:value="387.5">
            <text:p>387.5</text:p>
          </table:table-cell>
          <table:table-cell table:formula="of:=[.B415]+[.$K$16]" office:value-type="float" office:value="497.208333333334">
            <text:p>497.2083333333</text:p>
          </table:table-cell>
          <table:table-cell/>
          <table:table-cell office:value-type="string">
            <text:p>N419</text:p>
          </table:table-cell>
          <table:table-cell table:formula="of:=&quot;X&quot;&amp;[.A420]" office:value-type="string" office:string-value="X387.5">
            <text:p>X387.5</text:p>
          </table:table-cell>
          <table:table-cell table:formula="of:=&quot;Y&quot;&amp;[.B420]" office:value-type="string" office:string-value="Y497.208333333334">
            <text:p>Y497.208333333334</text:p>
          </table:table-cell>
          <table:table-cell table:formula="of:=[.G415]+1" office:value-type="float" office:value="84">
            <text:p>84</text:p>
          </table:table-cell>
          <table:table-cell table:formula="of:=[.D420]&amp;&quot; &quot;&amp;[.E420]&amp;&quot; &quot;&amp;[.F420]" office:value-type="string" office:string-value="N419 X387.5 Y497.208333333334">
            <text:p>N419 X387.5 Y497.2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20</text:p>
          </table:table-cell>
          <table:table-cell table:formula="of:=[.E416]" office:value-type="string" office:string-value="G106">
            <text:p>G106</text:p>
          </table:table-cell>
          <table:table-cell table:formula="of:=[.F416]" office:value-type="string" office:string-value="P0">
            <text:p>P0</text:p>
          </table:table-cell>
          <table:table-cell table:formula="of:=[.G416]+1" office:value-type="float" office:value="84">
            <text:p>84</text:p>
          </table:table-cell>
          <table:table-cell table:formula="of:=[.D421]&amp;&quot; &quot;&amp;[.E421]&amp;&quot; &quot;&amp;[.F421]" office:value-type="string" office:string-value="N420 G106 P0">
            <text:p>N420 G106 P0</text:p>
          </table:table-cell>
          <table:table-cell table:number-columns-repeated="1016"/>
        </table:table-row>
        <table:table-row table:style-name="ro1">
          <table:table-cell/>
          <table:table-cell table:formula="of:=[.B417]" office:value-type="string" office:string-value="jog up">
            <text:p>jog up</text:p>
          </table:table-cell>
          <table:table-cell/>
          <table:table-cell office:value-type="string">
            <text:p>N421</text:p>
          </table:table-cell>
          <table:table-cell table:formula="of:=[.E417]" office:value-type="string" office:string-value="G105">
            <text:p>G105</text:p>
          </table:table-cell>
          <table:table-cell table:formula="of:=[.F417]" office:value-type="string" office:string-value="PY7.79166666666667">
            <text:p>PY7.79166666666667</text:p>
          </table:table-cell>
          <table:table-cell table:formula="of:=[.G417]+1" office:value-type="float" office:value="85">
            <text:p>85</text:p>
          </table:table-cell>
          <table:table-cell table:formula="of:=[.D422]&amp;&quot; &quot;&amp;[.E422]&amp;&quot; &quot;&amp;[.F422]" office:value-type="string" office:string-value="N421 G105 PY7.79166666666667">
            <text:p>N421 G105 PY7.79166666666667</text:p>
          </table:table-cell>
          <table:table-cell table:number-columns-repeated="1016"/>
        </table:table-row>
        <table:table-row table:style-name="ro1">
          <table:table-cell table:formula="of:=[.A418]" office:value-type="float" office:value="7115.5">
            <text:p>7115.5</text:p>
          </table:table-cell>
          <table:table-cell table:formula="of:=[.B418]+[.$K$16]" office:value-type="float" office:value="503.700000000001">
            <text:p>503.7</text:p>
          </table:table-cell>
          <table:table-cell/>
          <table:table-cell office:value-type="string">
            <text:p>N422</text:p>
          </table:table-cell>
          <table:table-cell table:formula="of:=&quot;X&quot;&amp;[.A423]" office:value-type="string" office:string-value="X7115.5">
            <text:p>X7115.5</text:p>
          </table:table-cell>
          <table:table-cell table:formula="of:=&quot;Y&quot;&amp;[.B423]" office:value-type="string" office:string-value="Y503.700000000001">
            <text:p>Y503.700000000001</text:p>
          </table:table-cell>
          <table:table-cell table:formula="of:=[.G418]+1" office:value-type="float" office:value="85">
            <text:p>85</text:p>
          </table:table-cell>
          <table:table-cell table:formula="of:=[.D423]&amp;&quot; &quot;&amp;[.E423]&amp;&quot; &quot;&amp;[.F423]" office:value-type="string" office:string-value="N422 X7115.5 Y503.700000000001">
            <text:p>N422 X7115.5 Y503.70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23</text:p>
          </table:table-cell>
          <table:table-cell table:formula="of:=[.E419]" office:value-type="string" office:string-value="G106">
            <text:p>G106</text:p>
          </table:table-cell>
          <table:table-cell table:formula="of:=[.F419]" office:value-type="string" office:string-value="P3">
            <text:p>P3</text:p>
          </table:table-cell>
          <table:table-cell table:formula="of:=[.G419]+1" office:value-type="float" office:value="85">
            <text:p>85</text:p>
          </table:table-cell>
          <table:table-cell table:formula="of:=[.D424]&amp;&quot; &quot;&amp;[.E424]&amp;&quot; &quot;&amp;[.F424]" office:value-type="string" office:string-value="N423 G106 P3">
            <text:p>N423 G106 P3</text:p>
          </table:table-cell>
          <table:table-cell table:number-columns-repeated="1016"/>
        </table:table-row>
        <table:table-row table:style-name="ro1">
          <table:table-cell table:formula="of:=[.A420]" office:value-type="float" office:value="387.5">
            <text:p>387.5</text:p>
          </table:table-cell>
          <table:table-cell table:formula="of:=[.B420]+[.$K$16]" office:value-type="float" office:value="502.000000000001">
            <text:p>502</text:p>
          </table:table-cell>
          <table:table-cell/>
          <table:table-cell office:value-type="string">
            <text:p>N424</text:p>
          </table:table-cell>
          <table:table-cell table:formula="of:=&quot;X&quot;&amp;[.A425]" office:value-type="string" office:string-value="X387.5">
            <text:p>X387.5</text:p>
          </table:table-cell>
          <table:table-cell table:formula="of:=&quot;Y&quot;&amp;[.B425]" office:value-type="string" office:string-value="Y502.000000000001">
            <text:p>Y502.000000000001</text:p>
          </table:table-cell>
          <table:table-cell table:formula="of:=[.G420]+1" office:value-type="float" office:value="85">
            <text:p>85</text:p>
          </table:table-cell>
          <table:table-cell table:formula="of:=[.D425]&amp;&quot; &quot;&amp;[.E425]&amp;&quot; &quot;&amp;[.F425]" office:value-type="string" office:string-value="N424 X387.5 Y502.000000000001">
            <text:p>N424 X387.5 Y502.00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25</text:p>
          </table:table-cell>
          <table:table-cell table:formula="of:=[.E421]" office:value-type="string" office:string-value="G106">
            <text:p>G106</text:p>
          </table:table-cell>
          <table:table-cell table:formula="of:=[.F421]" office:value-type="string" office:string-value="P0">
            <text:p>P0</text:p>
          </table:table-cell>
          <table:table-cell table:formula="of:=[.G421]+1" office:value-type="float" office:value="85">
            <text:p>85</text:p>
          </table:table-cell>
          <table:table-cell table:formula="of:=[.D426]&amp;&quot; &quot;&amp;[.E426]&amp;&quot; &quot;&amp;[.F426]" office:value-type="string" office:string-value="N425 G106 P0">
            <text:p>N425 G106 P0</text:p>
          </table:table-cell>
          <table:table-cell table:number-columns-repeated="1016"/>
        </table:table-row>
        <table:table-row table:style-name="ro1">
          <table:table-cell/>
          <table:table-cell table:formula="of:=[.B422]" office:value-type="string" office:string-value="jog up">
            <text:p>jog up</text:p>
          </table:table-cell>
          <table:table-cell/>
          <table:table-cell office:value-type="string">
            <text:p>N426</text:p>
          </table:table-cell>
          <table:table-cell table:formula="of:=[.E422]" office:value-type="string" office:string-value="G105">
            <text:p>G105</text:p>
          </table:table-cell>
          <table:table-cell table:formula="of:=[.F422]" office:value-type="string" office:string-value="PY7.79166666666667">
            <text:p>PY7.79166666666667</text:p>
          </table:table-cell>
          <table:table-cell table:formula="of:=[.G422]+1" office:value-type="float" office:value="86">
            <text:p>86</text:p>
          </table:table-cell>
          <table:table-cell table:formula="of:=[.D427]&amp;&quot; &quot;&amp;[.E427]&amp;&quot; &quot;&amp;[.F427]" office:value-type="string" office:string-value="N426 G105 PY7.79166666666667">
            <text:p>N426 G105 PY7.79166666666667</text:p>
          </table:table-cell>
          <table:table-cell table:number-columns-repeated="1016"/>
        </table:table-row>
        <table:table-row table:style-name="ro1">
          <table:table-cell table:formula="of:=[.A423]" office:value-type="float" office:value="7115.5">
            <text:p>7115.5</text:p>
          </table:table-cell>
          <table:table-cell table:formula="of:=[.B423]+[.$K$16]" office:value-type="float" office:value="508.491666666667">
            <text:p>508.4916666667</text:p>
          </table:table-cell>
          <table:table-cell/>
          <table:table-cell office:value-type="string">
            <text:p>N427</text:p>
          </table:table-cell>
          <table:table-cell table:formula="of:=&quot;X&quot;&amp;[.A428]" office:value-type="string" office:string-value="X7115.5">
            <text:p>X7115.5</text:p>
          </table:table-cell>
          <table:table-cell table:formula="of:=&quot;Y&quot;&amp;[.B428]" office:value-type="string" office:string-value="Y508.491666666667">
            <text:p>Y508.491666666667</text:p>
          </table:table-cell>
          <table:table-cell table:formula="of:=[.G423]+1" office:value-type="float" office:value="86">
            <text:p>86</text:p>
          </table:table-cell>
          <table:table-cell table:formula="of:=[.D428]&amp;&quot; &quot;&amp;[.E428]&amp;&quot; &quot;&amp;[.F428]" office:value-type="string" office:string-value="N427 X7115.5 Y508.491666666667">
            <text:p>N427 X7115.5 Y508.4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28</text:p>
          </table:table-cell>
          <table:table-cell table:formula="of:=[.E424]" office:value-type="string" office:string-value="G106">
            <text:p>G106</text:p>
          </table:table-cell>
          <table:table-cell table:formula="of:=[.F424]" office:value-type="string" office:string-value="P3">
            <text:p>P3</text:p>
          </table:table-cell>
          <table:table-cell table:formula="of:=[.G424]+1" office:value-type="float" office:value="86">
            <text:p>86</text:p>
          </table:table-cell>
          <table:table-cell table:formula="of:=[.D429]&amp;&quot; &quot;&amp;[.E429]&amp;&quot; &quot;&amp;[.F429]" office:value-type="string" office:string-value="N428 G106 P3">
            <text:p>N428 G106 P3</text:p>
          </table:table-cell>
          <table:table-cell table:number-columns-repeated="1016"/>
        </table:table-row>
        <table:table-row table:style-name="ro1">
          <table:table-cell table:formula="of:=[.A425]" office:value-type="float" office:value="387.5">
            <text:p>387.5</text:p>
          </table:table-cell>
          <table:table-cell table:formula="of:=[.B425]+[.$K$16]" office:value-type="float" office:value="506.791666666667">
            <text:p>506.7916666667</text:p>
          </table:table-cell>
          <table:table-cell/>
          <table:table-cell office:value-type="string">
            <text:p>N429</text:p>
          </table:table-cell>
          <table:table-cell table:formula="of:=&quot;X&quot;&amp;[.A430]" office:value-type="string" office:string-value="X387.5">
            <text:p>X387.5</text:p>
          </table:table-cell>
          <table:table-cell table:formula="of:=&quot;Y&quot;&amp;[.B430]" office:value-type="string" office:string-value="Y506.791666666667">
            <text:p>Y506.791666666667</text:p>
          </table:table-cell>
          <table:table-cell table:formula="of:=[.G425]+1" office:value-type="float" office:value="86">
            <text:p>86</text:p>
          </table:table-cell>
          <table:table-cell table:formula="of:=[.D430]&amp;&quot; &quot;&amp;[.E430]&amp;&quot; &quot;&amp;[.F430]" office:value-type="string" office:string-value="N429 X387.5 Y506.791666666667">
            <text:p>N429 X387.5 Y506.7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0</text:p>
          </table:table-cell>
          <table:table-cell table:formula="of:=[.E426]" office:value-type="string" office:string-value="G106">
            <text:p>G106</text:p>
          </table:table-cell>
          <table:table-cell table:formula="of:=[.F426]" office:value-type="string" office:string-value="P0">
            <text:p>P0</text:p>
          </table:table-cell>
          <table:table-cell table:formula="of:=[.G426]+1" office:value-type="float" office:value="86">
            <text:p>86</text:p>
          </table:table-cell>
          <table:table-cell table:formula="of:=[.D431]&amp;&quot; &quot;&amp;[.E431]&amp;&quot; &quot;&amp;[.F431]" office:value-type="string" office:string-value="N430 G106 P0">
            <text:p>N430 G106 P0</text:p>
          </table:table-cell>
          <table:table-cell table:number-columns-repeated="1016"/>
        </table:table-row>
        <table:table-row table:style-name="ro1">
          <table:table-cell/>
          <table:table-cell table:formula="of:=[.B427]" office:value-type="string" office:string-value="jog up">
            <text:p>jog up</text:p>
          </table:table-cell>
          <table:table-cell/>
          <table:table-cell office:value-type="string">
            <text:p>N431</text:p>
          </table:table-cell>
          <table:table-cell table:formula="of:=[.E427]" office:value-type="string" office:string-value="G105">
            <text:p>G105</text:p>
          </table:table-cell>
          <table:table-cell table:formula="of:=[.F427]" office:value-type="string" office:string-value="PY7.79166666666667">
            <text:p>PY7.79166666666667</text:p>
          </table:table-cell>
          <table:table-cell table:formula="of:=[.G427]+1" office:value-type="float" office:value="87">
            <text:p>87</text:p>
          </table:table-cell>
          <table:table-cell table:formula="of:=[.D432]&amp;&quot; &quot;&amp;[.E432]&amp;&quot; &quot;&amp;[.F432]" office:value-type="string" office:string-value="N431 G105 PY7.79166666666667">
            <text:p>N431 G105 PY7.79166666666667</text:p>
          </table:table-cell>
          <table:table-cell table:number-columns-repeated="1016"/>
        </table:table-row>
        <table:table-row table:style-name="ro1">
          <table:table-cell table:formula="of:=[.A428]" office:value-type="float" office:value="7115.5">
            <text:p>7115.5</text:p>
          </table:table-cell>
          <table:table-cell table:formula="of:=[.B428]+[.$K$16]" office:value-type="float" office:value="513.283333333334">
            <text:p>513.2833333333</text:p>
          </table:table-cell>
          <table:table-cell/>
          <table:table-cell office:value-type="string">
            <text:p>N432</text:p>
          </table:table-cell>
          <table:table-cell table:formula="of:=&quot;X&quot;&amp;[.A433]" office:value-type="string" office:string-value="X7115.5">
            <text:p>X7115.5</text:p>
          </table:table-cell>
          <table:table-cell table:formula="of:=&quot;Y&quot;&amp;[.B433]" office:value-type="string" office:string-value="Y513.283333333334">
            <text:p>Y513.283333333334</text:p>
          </table:table-cell>
          <table:table-cell table:formula="of:=[.G428]+1" office:value-type="float" office:value="87">
            <text:p>87</text:p>
          </table:table-cell>
          <table:table-cell table:formula="of:=[.D433]&amp;&quot; &quot;&amp;[.E433]&amp;&quot; &quot;&amp;[.F433]" office:value-type="string" office:string-value="N432 X7115.5 Y513.283333333334">
            <text:p>N432 X7115.5 Y513.2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3</text:p>
          </table:table-cell>
          <table:table-cell table:formula="of:=[.E429]" office:value-type="string" office:string-value="G106">
            <text:p>G106</text:p>
          </table:table-cell>
          <table:table-cell table:formula="of:=[.F429]" office:value-type="string" office:string-value="P3">
            <text:p>P3</text:p>
          </table:table-cell>
          <table:table-cell table:formula="of:=[.G429]+1" office:value-type="float" office:value="87">
            <text:p>87</text:p>
          </table:table-cell>
          <table:table-cell table:formula="of:=[.D434]&amp;&quot; &quot;&amp;[.E434]&amp;&quot; &quot;&amp;[.F434]" office:value-type="string" office:string-value="N433 G106 P3">
            <text:p>N433 G106 P3</text:p>
          </table:table-cell>
          <table:table-cell table:number-columns-repeated="1016"/>
        </table:table-row>
        <table:table-row table:style-name="ro1">
          <table:table-cell table:formula="of:=[.A430]" office:value-type="float" office:value="387.5">
            <text:p>387.5</text:p>
          </table:table-cell>
          <table:table-cell table:formula="of:=[.B430]+[.$K$16]" office:value-type="float" office:value="511.583333333334">
            <text:p>511.5833333333</text:p>
          </table:table-cell>
          <table:table-cell/>
          <table:table-cell office:value-type="string">
            <text:p>N434</text:p>
          </table:table-cell>
          <table:table-cell table:formula="of:=&quot;X&quot;&amp;[.A435]" office:value-type="string" office:string-value="X387.5">
            <text:p>X387.5</text:p>
          </table:table-cell>
          <table:table-cell table:formula="of:=&quot;Y&quot;&amp;[.B435]" office:value-type="string" office:string-value="Y511.583333333334">
            <text:p>Y511.583333333334</text:p>
          </table:table-cell>
          <table:table-cell table:formula="of:=[.G430]+1" office:value-type="float" office:value="87">
            <text:p>87</text:p>
          </table:table-cell>
          <table:table-cell table:formula="of:=[.D435]&amp;&quot; &quot;&amp;[.E435]&amp;&quot; &quot;&amp;[.F435]" office:value-type="string" office:string-value="N434 X387.5 Y511.583333333334">
            <text:p>N434 X387.5 Y511.5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5</text:p>
          </table:table-cell>
          <table:table-cell table:formula="of:=[.E431]" office:value-type="string" office:string-value="G106">
            <text:p>G106</text:p>
          </table:table-cell>
          <table:table-cell table:formula="of:=[.F431]" office:value-type="string" office:string-value="P0">
            <text:p>P0</text:p>
          </table:table-cell>
          <table:table-cell table:formula="of:=[.G431]+1" office:value-type="float" office:value="87">
            <text:p>87</text:p>
          </table:table-cell>
          <table:table-cell table:formula="of:=[.D436]&amp;&quot; &quot;&amp;[.E436]&amp;&quot; &quot;&amp;[.F436]" office:value-type="string" office:string-value="N435 G106 P0">
            <text:p>N435 G106 P0</text:p>
          </table:table-cell>
          <table:table-cell table:number-columns-repeated="1016"/>
        </table:table-row>
        <table:table-row table:style-name="ro1">
          <table:table-cell/>
          <table:table-cell table:formula="of:=[.B432]" office:value-type="string" office:string-value="jog up">
            <text:p>jog up</text:p>
          </table:table-cell>
          <table:table-cell/>
          <table:table-cell office:value-type="string">
            <text:p>N436</text:p>
          </table:table-cell>
          <table:table-cell table:formula="of:=[.E432]" office:value-type="string" office:string-value="G105">
            <text:p>G105</text:p>
          </table:table-cell>
          <table:table-cell table:formula="of:=[.F432]" office:value-type="string" office:string-value="PY7.79166666666667">
            <text:p>PY7.79166666666667</text:p>
          </table:table-cell>
          <table:table-cell table:formula="of:=[.G432]+1" office:value-type="float" office:value="88">
            <text:p>88</text:p>
          </table:table-cell>
          <table:table-cell table:formula="of:=[.D437]&amp;&quot; &quot;&amp;[.E437]&amp;&quot; &quot;&amp;[.F437]" office:value-type="string" office:string-value="N436 G105 PY7.79166666666667">
            <text:p>N436 G105 PY7.79166666666667</text:p>
          </table:table-cell>
          <table:table-cell table:number-columns-repeated="1016"/>
        </table:table-row>
        <table:table-row table:style-name="ro1">
          <table:table-cell table:formula="of:=[.A433]" office:value-type="float" office:value="7115.5">
            <text:p>7115.5</text:p>
          </table:table-cell>
          <table:table-cell table:formula="of:=[.B433]+[.$K$16]" office:value-type="float" office:value="518.075000000001">
            <text:p>518.075</text:p>
          </table:table-cell>
          <table:table-cell/>
          <table:table-cell office:value-type="string">
            <text:p>N437</text:p>
          </table:table-cell>
          <table:table-cell table:formula="of:=&quot;X&quot;&amp;[.A438]" office:value-type="string" office:string-value="X7115.5">
            <text:p>X7115.5</text:p>
          </table:table-cell>
          <table:table-cell table:formula="of:=&quot;Y&quot;&amp;[.B438]" office:value-type="string" office:string-value="Y518.075000000001">
            <text:p>Y518.075000000001</text:p>
          </table:table-cell>
          <table:table-cell table:formula="of:=[.G433]+1" office:value-type="float" office:value="88">
            <text:p>88</text:p>
          </table:table-cell>
          <table:table-cell table:formula="of:=[.D438]&amp;&quot; &quot;&amp;[.E438]&amp;&quot; &quot;&amp;[.F438]" office:value-type="string" office:string-value="N437 X7115.5 Y518.075000000001">
            <text:p>N437 X7115.5 Y518.07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38</text:p>
          </table:table-cell>
          <table:table-cell table:formula="of:=[.E434]" office:value-type="string" office:string-value="G106">
            <text:p>G106</text:p>
          </table:table-cell>
          <table:table-cell table:formula="of:=[.F434]" office:value-type="string" office:string-value="P3">
            <text:p>P3</text:p>
          </table:table-cell>
          <table:table-cell table:formula="of:=[.G434]+1" office:value-type="float" office:value="88">
            <text:p>88</text:p>
          </table:table-cell>
          <table:table-cell table:formula="of:=[.D439]&amp;&quot; &quot;&amp;[.E439]&amp;&quot; &quot;&amp;[.F439]" office:value-type="string" office:string-value="N438 G106 P3">
            <text:p>N438 G106 P3</text:p>
          </table:table-cell>
          <table:table-cell table:number-columns-repeated="1016"/>
        </table:table-row>
        <table:table-row table:style-name="ro1">
          <table:table-cell table:formula="of:=[.A435]" office:value-type="float" office:value="387.5">
            <text:p>387.5</text:p>
          </table:table-cell>
          <table:table-cell table:formula="of:=[.B435]+[.$K$16]" office:value-type="float" office:value="516.375000000001">
            <text:p>516.375</text:p>
          </table:table-cell>
          <table:table-cell/>
          <table:table-cell office:value-type="string">
            <text:p>N439</text:p>
          </table:table-cell>
          <table:table-cell table:formula="of:=&quot;X&quot;&amp;[.A440]" office:value-type="string" office:string-value="X387.5">
            <text:p>X387.5</text:p>
          </table:table-cell>
          <table:table-cell table:formula="of:=&quot;Y&quot;&amp;[.B440]" office:value-type="string" office:string-value="Y516.375000000001">
            <text:p>Y516.375000000001</text:p>
          </table:table-cell>
          <table:table-cell table:formula="of:=[.G435]+1" office:value-type="float" office:value="88">
            <text:p>88</text:p>
          </table:table-cell>
          <table:table-cell table:formula="of:=[.D440]&amp;&quot; &quot;&amp;[.E440]&amp;&quot; &quot;&amp;[.F440]" office:value-type="string" office:string-value="N439 X387.5 Y516.375000000001">
            <text:p>N439 X387.5 Y516.37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40</text:p>
          </table:table-cell>
          <table:table-cell table:formula="of:=[.E436]" office:value-type="string" office:string-value="G106">
            <text:p>G106</text:p>
          </table:table-cell>
          <table:table-cell table:formula="of:=[.F436]" office:value-type="string" office:string-value="P0">
            <text:p>P0</text:p>
          </table:table-cell>
          <table:table-cell table:formula="of:=[.G436]+1" office:value-type="float" office:value="88">
            <text:p>88</text:p>
          </table:table-cell>
          <table:table-cell table:formula="of:=[.D441]&amp;&quot; &quot;&amp;[.E441]&amp;&quot; &quot;&amp;[.F441]" office:value-type="string" office:string-value="N440 G106 P0">
            <text:p>N440 G106 P0</text:p>
          </table:table-cell>
          <table:table-cell table:number-columns-repeated="1016"/>
        </table:table-row>
        <table:table-row table:style-name="ro1">
          <table:table-cell/>
          <table:table-cell table:formula="of:=[.B437]" office:value-type="string" office:string-value="jog up">
            <text:p>jog up</text:p>
          </table:table-cell>
          <table:table-cell/>
          <table:table-cell office:value-type="string">
            <text:p>N441</text:p>
          </table:table-cell>
          <table:table-cell table:formula="of:=[.E437]" office:value-type="string" office:string-value="G105">
            <text:p>G105</text:p>
          </table:table-cell>
          <table:table-cell table:formula="of:=[.F437]" office:value-type="string" office:string-value="PY7.79166666666667">
            <text:p>PY7.79166666666667</text:p>
          </table:table-cell>
          <table:table-cell table:formula="of:=[.G437]+1" office:value-type="float" office:value="89">
            <text:p>89</text:p>
          </table:table-cell>
          <table:table-cell table:formula="of:=[.D442]&amp;&quot; &quot;&amp;[.E442]&amp;&quot; &quot;&amp;[.F442]" office:value-type="string" office:string-value="N441 G105 PY7.79166666666667">
            <text:p>N441 G105 PY7.79166666666667</text:p>
          </table:table-cell>
          <table:table-cell table:number-columns-repeated="1016"/>
        </table:table-row>
        <table:table-row table:style-name="ro1">
          <table:table-cell table:formula="of:=[.A438]" office:value-type="float" office:value="7115.5">
            <text:p>7115.5</text:p>
          </table:table-cell>
          <table:table-cell table:formula="of:=[.B438]+[.$K$16]" office:value-type="float" office:value="522.866666666667">
            <text:p>522.8666666667</text:p>
          </table:table-cell>
          <table:table-cell/>
          <table:table-cell office:value-type="string">
            <text:p>N442</text:p>
          </table:table-cell>
          <table:table-cell table:formula="of:=&quot;X&quot;&amp;[.A443]" office:value-type="string" office:string-value="X7115.5">
            <text:p>X7115.5</text:p>
          </table:table-cell>
          <table:table-cell table:formula="of:=&quot;Y&quot;&amp;[.B443]" office:value-type="string" office:string-value="Y522.866666666667">
            <text:p>Y522.866666666667</text:p>
          </table:table-cell>
          <table:table-cell table:formula="of:=[.G438]+1" office:value-type="float" office:value="89">
            <text:p>89</text:p>
          </table:table-cell>
          <table:table-cell table:formula="of:=[.D443]&amp;&quot; &quot;&amp;[.E443]&amp;&quot; &quot;&amp;[.F443]" office:value-type="string" office:string-value="N442 X7115.5 Y522.866666666667">
            <text:p>N442 X7115.5 Y522.8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43</text:p>
          </table:table-cell>
          <table:table-cell table:formula="of:=[.E439]" office:value-type="string" office:string-value="G106">
            <text:p>G106</text:p>
          </table:table-cell>
          <table:table-cell table:formula="of:=[.F439]" office:value-type="string" office:string-value="P3">
            <text:p>P3</text:p>
          </table:table-cell>
          <table:table-cell table:formula="of:=[.G439]+1" office:value-type="float" office:value="89">
            <text:p>89</text:p>
          </table:table-cell>
          <table:table-cell table:formula="of:=[.D444]&amp;&quot; &quot;&amp;[.E444]&amp;&quot; &quot;&amp;[.F444]" office:value-type="string" office:string-value="N443 G106 P3">
            <text:p>N443 G106 P3</text:p>
          </table:table-cell>
          <table:table-cell table:number-columns-repeated="1016"/>
        </table:table-row>
        <table:table-row table:style-name="ro1">
          <table:table-cell table:formula="of:=[.A440]" office:value-type="float" office:value="387.5">
            <text:p>387.5</text:p>
          </table:table-cell>
          <table:table-cell table:formula="of:=[.B440]+[.$K$16]" office:value-type="float" office:value="521.166666666667">
            <text:p>521.1666666667</text:p>
          </table:table-cell>
          <table:table-cell/>
          <table:table-cell office:value-type="string">
            <text:p>N444</text:p>
          </table:table-cell>
          <table:table-cell table:formula="of:=&quot;X&quot;&amp;[.A445]" office:value-type="string" office:string-value="X387.5">
            <text:p>X387.5</text:p>
          </table:table-cell>
          <table:table-cell table:formula="of:=&quot;Y&quot;&amp;[.B445]" office:value-type="string" office:string-value="Y521.166666666667">
            <text:p>Y521.166666666667</text:p>
          </table:table-cell>
          <table:table-cell table:formula="of:=[.G440]+1" office:value-type="float" office:value="89">
            <text:p>89</text:p>
          </table:table-cell>
          <table:table-cell table:formula="of:=[.D445]&amp;&quot; &quot;&amp;[.E445]&amp;&quot; &quot;&amp;[.F445]" office:value-type="string" office:string-value="N444 X387.5 Y521.166666666667">
            <text:p>N444 X387.5 Y521.1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45</text:p>
          </table:table-cell>
          <table:table-cell table:formula="of:=[.E441]" office:value-type="string" office:string-value="G106">
            <text:p>G106</text:p>
          </table:table-cell>
          <table:table-cell table:formula="of:=[.F441]" office:value-type="string" office:string-value="P0">
            <text:p>P0</text:p>
          </table:table-cell>
          <table:table-cell table:formula="of:=[.G441]+1" office:value-type="float" office:value="89">
            <text:p>89</text:p>
          </table:table-cell>
          <table:table-cell table:formula="of:=[.D446]&amp;&quot; &quot;&amp;[.E446]&amp;&quot; &quot;&amp;[.F446]" office:value-type="string" office:string-value="N445 G106 P0">
            <text:p>N445 G106 P0</text:p>
          </table:table-cell>
          <table:table-cell table:number-columns-repeated="1016"/>
        </table:table-row>
        <table:table-row table:style-name="ro1">
          <table:table-cell/>
          <table:table-cell table:formula="of:=[.B442]" office:value-type="string" office:string-value="jog up">
            <text:p>jog up</text:p>
          </table:table-cell>
          <table:table-cell/>
          <table:table-cell office:value-type="string">
            <text:p>N446</text:p>
          </table:table-cell>
          <table:table-cell table:formula="of:=[.E442]" office:value-type="string" office:string-value="G105">
            <text:p>G105</text:p>
          </table:table-cell>
          <table:table-cell table:formula="of:=[.F442]" office:value-type="string" office:string-value="PY7.79166666666667">
            <text:p>PY7.79166666666667</text:p>
          </table:table-cell>
          <table:table-cell table:formula="of:=[.G442]+1" office:value-type="float" office:value="90">
            <text:p>90</text:p>
          </table:table-cell>
          <table:table-cell table:formula="of:=[.D447]&amp;&quot; &quot;&amp;[.E447]&amp;&quot; &quot;&amp;[.F447]" office:value-type="string" office:string-value="N446 G105 PY7.79166666666667">
            <text:p>N446 G105 PY7.79166666666667</text:p>
          </table:table-cell>
          <table:table-cell table:number-columns-repeated="1016"/>
        </table:table-row>
        <table:table-row table:style-name="ro1">
          <table:table-cell table:formula="of:=[.A443]" office:value-type="float" office:value="7115.5">
            <text:p>7115.5</text:p>
          </table:table-cell>
          <table:table-cell table:formula="of:=[.B443]+[.$K$16]" office:value-type="float" office:value="527.658333333334">
            <text:p>527.6583333333</text:p>
          </table:table-cell>
          <table:table-cell/>
          <table:table-cell office:value-type="string">
            <text:p>N447</text:p>
          </table:table-cell>
          <table:table-cell table:formula="of:=&quot;X&quot;&amp;[.A448]" office:value-type="string" office:string-value="X7115.5">
            <text:p>X7115.5</text:p>
          </table:table-cell>
          <table:table-cell table:formula="of:=&quot;Y&quot;&amp;[.B448]" office:value-type="string" office:string-value="Y527.658333333334">
            <text:p>Y527.658333333334</text:p>
          </table:table-cell>
          <table:table-cell table:formula="of:=[.G443]+1" office:value-type="float" office:value="90">
            <text:p>90</text:p>
          </table:table-cell>
          <table:table-cell table:formula="of:=[.D448]&amp;&quot; &quot;&amp;[.E448]&amp;&quot; &quot;&amp;[.F448]" office:value-type="string" office:string-value="N447 X7115.5 Y527.658333333334">
            <text:p>N447 X7115.5 Y527.6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48</text:p>
          </table:table-cell>
          <table:table-cell table:formula="of:=[.E444]" office:value-type="string" office:string-value="G106">
            <text:p>G106</text:p>
          </table:table-cell>
          <table:table-cell table:formula="of:=[.F444]" office:value-type="string" office:string-value="P3">
            <text:p>P3</text:p>
          </table:table-cell>
          <table:table-cell table:formula="of:=[.G444]+1" office:value-type="float" office:value="90">
            <text:p>90</text:p>
          </table:table-cell>
          <table:table-cell table:formula="of:=[.D449]&amp;&quot; &quot;&amp;[.E449]&amp;&quot; &quot;&amp;[.F449]" office:value-type="string" office:string-value="N448 G106 P3">
            <text:p>N448 G106 P3</text:p>
          </table:table-cell>
          <table:table-cell table:number-columns-repeated="1016"/>
        </table:table-row>
        <table:table-row table:style-name="ro1">
          <table:table-cell table:formula="of:=[.A445]" office:value-type="float" office:value="387.5">
            <text:p>387.5</text:p>
          </table:table-cell>
          <table:table-cell table:formula="of:=[.B445]+[.$K$16]" office:value-type="float" office:value="525.958333333334">
            <text:p>525.9583333333</text:p>
          </table:table-cell>
          <table:table-cell/>
          <table:table-cell office:value-type="string">
            <text:p>N449</text:p>
          </table:table-cell>
          <table:table-cell table:formula="of:=&quot;X&quot;&amp;[.A450]" office:value-type="string" office:string-value="X387.5">
            <text:p>X387.5</text:p>
          </table:table-cell>
          <table:table-cell table:formula="of:=&quot;Y&quot;&amp;[.B450]" office:value-type="string" office:string-value="Y525.958333333334">
            <text:p>Y525.958333333334</text:p>
          </table:table-cell>
          <table:table-cell table:formula="of:=[.G445]+1" office:value-type="float" office:value="90">
            <text:p>90</text:p>
          </table:table-cell>
          <table:table-cell table:formula="of:=[.D450]&amp;&quot; &quot;&amp;[.E450]&amp;&quot; &quot;&amp;[.F450]" office:value-type="string" office:string-value="N449 X387.5 Y525.958333333334">
            <text:p>N449 X387.5 Y525.9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0</text:p>
          </table:table-cell>
          <table:table-cell table:formula="of:=[.E446]" office:value-type="string" office:string-value="G106">
            <text:p>G106</text:p>
          </table:table-cell>
          <table:table-cell table:formula="of:=[.F446]" office:value-type="string" office:string-value="P0">
            <text:p>P0</text:p>
          </table:table-cell>
          <table:table-cell table:formula="of:=[.G446]+1" office:value-type="float" office:value="90">
            <text:p>90</text:p>
          </table:table-cell>
          <table:table-cell table:formula="of:=[.D451]&amp;&quot; &quot;&amp;[.E451]&amp;&quot; &quot;&amp;[.F451]" office:value-type="string" office:string-value="N450 G106 P0">
            <text:p>N450 G106 P0</text:p>
          </table:table-cell>
          <table:table-cell table:number-columns-repeated="1016"/>
        </table:table-row>
        <table:table-row table:style-name="ro1">
          <table:table-cell/>
          <table:table-cell table:formula="of:=[.B447]" office:value-type="string" office:string-value="jog up">
            <text:p>jog up</text:p>
          </table:table-cell>
          <table:table-cell/>
          <table:table-cell office:value-type="string">
            <text:p>N451</text:p>
          </table:table-cell>
          <table:table-cell table:formula="of:=[.E447]" office:value-type="string" office:string-value="G105">
            <text:p>G105</text:p>
          </table:table-cell>
          <table:table-cell table:formula="of:=[.F447]" office:value-type="string" office:string-value="PY7.79166666666667">
            <text:p>PY7.79166666666667</text:p>
          </table:table-cell>
          <table:table-cell table:formula="of:=[.G447]+1" office:value-type="float" office:value="91">
            <text:p>91</text:p>
          </table:table-cell>
          <table:table-cell table:formula="of:=[.D452]&amp;&quot; &quot;&amp;[.E452]&amp;&quot; &quot;&amp;[.F452]" office:value-type="string" office:string-value="N451 G105 PY7.79166666666667">
            <text:p>N451 G105 PY7.79166666666667</text:p>
          </table:table-cell>
          <table:table-cell table:number-columns-repeated="1016"/>
        </table:table-row>
        <table:table-row table:style-name="ro1">
          <table:table-cell table:formula="of:=[.A448]" office:value-type="float" office:value="7115.5">
            <text:p>7115.5</text:p>
          </table:table-cell>
          <table:table-cell table:formula="of:=[.B448]+[.$K$16]" office:value-type="float" office:value="532.450000000001">
            <text:p>532.45</text:p>
          </table:table-cell>
          <table:table-cell/>
          <table:table-cell office:value-type="string">
            <text:p>N452</text:p>
          </table:table-cell>
          <table:table-cell table:formula="of:=&quot;X&quot;&amp;[.A453]" office:value-type="string" office:string-value="X7115.5">
            <text:p>X7115.5</text:p>
          </table:table-cell>
          <table:table-cell table:formula="of:=&quot;Y&quot;&amp;[.B453]" office:value-type="string" office:string-value="Y532.450000000001">
            <text:p>Y532.450000000001</text:p>
          </table:table-cell>
          <table:table-cell table:formula="of:=[.G448]+1" office:value-type="float" office:value="91">
            <text:p>91</text:p>
          </table:table-cell>
          <table:table-cell table:formula="of:=[.D453]&amp;&quot; &quot;&amp;[.E453]&amp;&quot; &quot;&amp;[.F453]" office:value-type="string" office:string-value="N452 X7115.5 Y532.450000000001">
            <text:p>N452 X7115.5 Y532.45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3</text:p>
          </table:table-cell>
          <table:table-cell table:formula="of:=[.E449]" office:value-type="string" office:string-value="G106">
            <text:p>G106</text:p>
          </table:table-cell>
          <table:table-cell table:formula="of:=[.F449]" office:value-type="string" office:string-value="P3">
            <text:p>P3</text:p>
          </table:table-cell>
          <table:table-cell table:formula="of:=[.G449]+1" office:value-type="float" office:value="91">
            <text:p>91</text:p>
          </table:table-cell>
          <table:table-cell table:formula="of:=[.D454]&amp;&quot; &quot;&amp;[.E454]&amp;&quot; &quot;&amp;[.F454]" office:value-type="string" office:string-value="N453 G106 P3">
            <text:p>N453 G106 P3</text:p>
          </table:table-cell>
          <table:table-cell table:number-columns-repeated="1016"/>
        </table:table-row>
        <table:table-row table:style-name="ro1">
          <table:table-cell table:formula="of:=[.A450]" office:value-type="float" office:value="387.5">
            <text:p>387.5</text:p>
          </table:table-cell>
          <table:table-cell table:formula="of:=[.B450]+[.$K$16]" office:value-type="float" office:value="530.750000000001">
            <text:p>530.75</text:p>
          </table:table-cell>
          <table:table-cell/>
          <table:table-cell office:value-type="string">
            <text:p>N454</text:p>
          </table:table-cell>
          <table:table-cell table:formula="of:=&quot;X&quot;&amp;[.A455]" office:value-type="string" office:string-value="X387.5">
            <text:p>X387.5</text:p>
          </table:table-cell>
          <table:table-cell table:formula="of:=&quot;Y&quot;&amp;[.B455]" office:value-type="string" office:string-value="Y530.750000000001">
            <text:p>Y530.750000000001</text:p>
          </table:table-cell>
          <table:table-cell table:formula="of:=[.G450]+1" office:value-type="float" office:value="91">
            <text:p>91</text:p>
          </table:table-cell>
          <table:table-cell table:formula="of:=[.D455]&amp;&quot; &quot;&amp;[.E455]&amp;&quot; &quot;&amp;[.F455]" office:value-type="string" office:string-value="N454 X387.5 Y530.750000000001">
            <text:p>N454 X387.5 Y530.750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5</text:p>
          </table:table-cell>
          <table:table-cell table:formula="of:=[.E451]" office:value-type="string" office:string-value="G106">
            <text:p>G106</text:p>
          </table:table-cell>
          <table:table-cell table:formula="of:=[.F451]" office:value-type="string" office:string-value="P0">
            <text:p>P0</text:p>
          </table:table-cell>
          <table:table-cell table:formula="of:=[.G451]+1" office:value-type="float" office:value="91">
            <text:p>91</text:p>
          </table:table-cell>
          <table:table-cell table:formula="of:=[.D456]&amp;&quot; &quot;&amp;[.E456]&amp;&quot; &quot;&amp;[.F456]" office:value-type="string" office:string-value="N455 G106 P0">
            <text:p>N455 G106 P0</text:p>
          </table:table-cell>
          <table:table-cell table:number-columns-repeated="1016"/>
        </table:table-row>
        <table:table-row table:style-name="ro1">
          <table:table-cell/>
          <table:table-cell table:formula="of:=[.B452]" office:value-type="string" office:string-value="jog up">
            <text:p>jog up</text:p>
          </table:table-cell>
          <table:table-cell/>
          <table:table-cell office:value-type="string">
            <text:p>N456</text:p>
          </table:table-cell>
          <table:table-cell table:formula="of:=[.E452]" office:value-type="string" office:string-value="G105">
            <text:p>G105</text:p>
          </table:table-cell>
          <table:table-cell table:formula="of:=[.F452]" office:value-type="string" office:string-value="PY7.79166666666667">
            <text:p>PY7.79166666666667</text:p>
          </table:table-cell>
          <table:table-cell table:formula="of:=[.G452]+1" office:value-type="float" office:value="92">
            <text:p>92</text:p>
          </table:table-cell>
          <table:table-cell table:formula="of:=[.D457]&amp;&quot; &quot;&amp;[.E457]&amp;&quot; &quot;&amp;[.F457]" office:value-type="string" office:string-value="N456 G105 PY7.79166666666667">
            <text:p>N456 G105 PY7.79166666666667</text:p>
          </table:table-cell>
          <table:table-cell table:number-columns-repeated="1016"/>
        </table:table-row>
        <table:table-row table:style-name="ro1">
          <table:table-cell table:formula="of:=[.A453]" office:value-type="float" office:value="7115.5">
            <text:p>7115.5</text:p>
          </table:table-cell>
          <table:table-cell table:formula="of:=[.B453]+[.$K$16]" office:value-type="float" office:value="537.241666666667">
            <text:p>537.2416666667</text:p>
          </table:table-cell>
          <table:table-cell/>
          <table:table-cell office:value-type="string">
            <text:p>N457</text:p>
          </table:table-cell>
          <table:table-cell table:formula="of:=&quot;X&quot;&amp;[.A458]" office:value-type="string" office:string-value="X7115.5">
            <text:p>X7115.5</text:p>
          </table:table-cell>
          <table:table-cell table:formula="of:=&quot;Y&quot;&amp;[.B458]" office:value-type="string" office:string-value="Y537.241666666667">
            <text:p>Y537.241666666667</text:p>
          </table:table-cell>
          <table:table-cell table:formula="of:=[.G453]+1" office:value-type="float" office:value="92">
            <text:p>92</text:p>
          </table:table-cell>
          <table:table-cell table:formula="of:=[.D458]&amp;&quot; &quot;&amp;[.E458]&amp;&quot; &quot;&amp;[.F458]" office:value-type="string" office:string-value="N457 X7115.5 Y537.241666666667">
            <text:p>N457 X7115.5 Y537.2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58</text:p>
          </table:table-cell>
          <table:table-cell table:formula="of:=[.E454]" office:value-type="string" office:string-value="G106">
            <text:p>G106</text:p>
          </table:table-cell>
          <table:table-cell table:formula="of:=[.F454]" office:value-type="string" office:string-value="P3">
            <text:p>P3</text:p>
          </table:table-cell>
          <table:table-cell table:formula="of:=[.G454]+1" office:value-type="float" office:value="92">
            <text:p>92</text:p>
          </table:table-cell>
          <table:table-cell table:formula="of:=[.D459]&amp;&quot; &quot;&amp;[.E459]&amp;&quot; &quot;&amp;[.F459]" office:value-type="string" office:string-value="N458 G106 P3">
            <text:p>N458 G106 P3</text:p>
          </table:table-cell>
          <table:table-cell table:number-columns-repeated="1016"/>
        </table:table-row>
        <table:table-row table:style-name="ro1">
          <table:table-cell table:formula="of:=[.A455]" office:value-type="float" office:value="387.5">
            <text:p>387.5</text:p>
          </table:table-cell>
          <table:table-cell table:formula="of:=[.B455]+[.$K$16]" office:value-type="float" office:value="535.541666666667">
            <text:p>535.5416666667</text:p>
          </table:table-cell>
          <table:table-cell/>
          <table:table-cell office:value-type="string">
            <text:p>N459</text:p>
          </table:table-cell>
          <table:table-cell table:formula="of:=&quot;X&quot;&amp;[.A460]" office:value-type="string" office:string-value="X387.5">
            <text:p>X387.5</text:p>
          </table:table-cell>
          <table:table-cell table:formula="of:=&quot;Y&quot;&amp;[.B460]" office:value-type="string" office:string-value="Y535.541666666667">
            <text:p>Y535.541666666667</text:p>
          </table:table-cell>
          <table:table-cell table:formula="of:=[.G455]+1" office:value-type="float" office:value="92">
            <text:p>92</text:p>
          </table:table-cell>
          <table:table-cell table:formula="of:=[.D460]&amp;&quot; &quot;&amp;[.E460]&amp;&quot; &quot;&amp;[.F460]" office:value-type="string" office:string-value="N459 X387.5 Y535.541666666667">
            <text:p>N459 X387.5 Y535.5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60</text:p>
          </table:table-cell>
          <table:table-cell table:formula="of:=[.E456]" office:value-type="string" office:string-value="G106">
            <text:p>G106</text:p>
          </table:table-cell>
          <table:table-cell table:formula="of:=[.F456]" office:value-type="string" office:string-value="P0">
            <text:p>P0</text:p>
          </table:table-cell>
          <table:table-cell table:formula="of:=[.G456]+1" office:value-type="float" office:value="92">
            <text:p>92</text:p>
          </table:table-cell>
          <table:table-cell table:formula="of:=[.D461]&amp;&quot; &quot;&amp;[.E461]&amp;&quot; &quot;&amp;[.F461]" office:value-type="string" office:string-value="N460 G106 P0">
            <text:p>N460 G106 P0</text:p>
          </table:table-cell>
          <table:table-cell table:number-columns-repeated="1016"/>
        </table:table-row>
        <table:table-row table:style-name="ro1">
          <table:table-cell/>
          <table:table-cell table:formula="of:=[.B457]" office:value-type="string" office:string-value="jog up">
            <text:p>jog up</text:p>
          </table:table-cell>
          <table:table-cell/>
          <table:table-cell office:value-type="string">
            <text:p>N461</text:p>
          </table:table-cell>
          <table:table-cell table:formula="of:=[.E457]" office:value-type="string" office:string-value="G105">
            <text:p>G105</text:p>
          </table:table-cell>
          <table:table-cell table:formula="of:=[.F457]" office:value-type="string" office:string-value="PY7.79166666666667">
            <text:p>PY7.79166666666667</text:p>
          </table:table-cell>
          <table:table-cell table:formula="of:=[.G457]+1" office:value-type="float" office:value="93">
            <text:p>93</text:p>
          </table:table-cell>
          <table:table-cell table:formula="of:=[.D462]&amp;&quot; &quot;&amp;[.E462]&amp;&quot; &quot;&amp;[.F462]" office:value-type="string" office:string-value="N461 G105 PY7.79166666666667">
            <text:p>N461 G105 PY7.79166666666667</text:p>
          </table:table-cell>
          <table:table-cell table:number-columns-repeated="1016"/>
        </table:table-row>
        <table:table-row table:style-name="ro1">
          <table:table-cell table:formula="of:=[.A458]" office:value-type="float" office:value="7115.5">
            <text:p>7115.5</text:p>
          </table:table-cell>
          <table:table-cell table:formula="of:=[.B458]+[.$K$16]" office:value-type="float" office:value="542.033333333334">
            <text:p>542.0333333333</text:p>
          </table:table-cell>
          <table:table-cell/>
          <table:table-cell office:value-type="string">
            <text:p>N462</text:p>
          </table:table-cell>
          <table:table-cell table:formula="of:=&quot;X&quot;&amp;[.A463]" office:value-type="string" office:string-value="X7115.5">
            <text:p>X7115.5</text:p>
          </table:table-cell>
          <table:table-cell table:formula="of:=&quot;Y&quot;&amp;[.B463]" office:value-type="string" office:string-value="Y542.033333333334">
            <text:p>Y542.033333333334</text:p>
          </table:table-cell>
          <table:table-cell table:formula="of:=[.G458]+1" office:value-type="float" office:value="93">
            <text:p>93</text:p>
          </table:table-cell>
          <table:table-cell table:formula="of:=[.D463]&amp;&quot; &quot;&amp;[.E463]&amp;&quot; &quot;&amp;[.F463]" office:value-type="string" office:string-value="N462 X7115.5 Y542.033333333334">
            <text:p>N462 X7115.5 Y542.0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63</text:p>
          </table:table-cell>
          <table:table-cell table:formula="of:=[.E459]" office:value-type="string" office:string-value="G106">
            <text:p>G106</text:p>
          </table:table-cell>
          <table:table-cell table:formula="of:=[.F459]" office:value-type="string" office:string-value="P3">
            <text:p>P3</text:p>
          </table:table-cell>
          <table:table-cell table:formula="of:=[.G459]+1" office:value-type="float" office:value="93">
            <text:p>93</text:p>
          </table:table-cell>
          <table:table-cell table:formula="of:=[.D464]&amp;&quot; &quot;&amp;[.E464]&amp;&quot; &quot;&amp;[.F464]" office:value-type="string" office:string-value="N463 G106 P3">
            <text:p>N463 G106 P3</text:p>
          </table:table-cell>
          <table:table-cell table:number-columns-repeated="1016"/>
        </table:table-row>
        <table:table-row table:style-name="ro1">
          <table:table-cell table:formula="of:=[.A460]" office:value-type="float" office:value="387.5">
            <text:p>387.5</text:p>
          </table:table-cell>
          <table:table-cell table:formula="of:=[.B460]+[.$K$16]" office:value-type="float" office:value="540.333333333334">
            <text:p>540.3333333333</text:p>
          </table:table-cell>
          <table:table-cell/>
          <table:table-cell office:value-type="string">
            <text:p>N464</text:p>
          </table:table-cell>
          <table:table-cell table:formula="of:=&quot;X&quot;&amp;[.A465]" office:value-type="string" office:string-value="X387.5">
            <text:p>X387.5</text:p>
          </table:table-cell>
          <table:table-cell table:formula="of:=&quot;Y&quot;&amp;[.B465]" office:value-type="string" office:string-value="Y540.333333333334">
            <text:p>Y540.333333333334</text:p>
          </table:table-cell>
          <table:table-cell table:formula="of:=[.G460]+1" office:value-type="float" office:value="93">
            <text:p>93</text:p>
          </table:table-cell>
          <table:table-cell table:formula="of:=[.D465]&amp;&quot; &quot;&amp;[.E465]&amp;&quot; &quot;&amp;[.F465]" office:value-type="string" office:string-value="N464 X387.5 Y540.333333333334">
            <text:p>N464 X387.5 Y540.3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65</text:p>
          </table:table-cell>
          <table:table-cell table:formula="of:=[.E461]" office:value-type="string" office:string-value="G106">
            <text:p>G106</text:p>
          </table:table-cell>
          <table:table-cell table:formula="of:=[.F461]" office:value-type="string" office:string-value="P0">
            <text:p>P0</text:p>
          </table:table-cell>
          <table:table-cell table:formula="of:=[.G461]+1" office:value-type="float" office:value="93">
            <text:p>93</text:p>
          </table:table-cell>
          <table:table-cell table:formula="of:=[.D466]&amp;&quot; &quot;&amp;[.E466]&amp;&quot; &quot;&amp;[.F466]" office:value-type="string" office:string-value="N465 G106 P0">
            <text:p>N465 G106 P0</text:p>
          </table:table-cell>
          <table:table-cell table:number-columns-repeated="1016"/>
        </table:table-row>
        <table:table-row table:style-name="ro1">
          <table:table-cell/>
          <table:table-cell table:formula="of:=[.B462]" office:value-type="string" office:string-value="jog up">
            <text:p>jog up</text:p>
          </table:table-cell>
          <table:table-cell/>
          <table:table-cell office:value-type="string">
            <text:p>N466</text:p>
          </table:table-cell>
          <table:table-cell table:formula="of:=[.E462]" office:value-type="string" office:string-value="G105">
            <text:p>G105</text:p>
          </table:table-cell>
          <table:table-cell table:formula="of:=[.F462]" office:value-type="string" office:string-value="PY7.79166666666667">
            <text:p>PY7.79166666666667</text:p>
          </table:table-cell>
          <table:table-cell table:formula="of:=[.G462]+1" office:value-type="float" office:value="94">
            <text:p>94</text:p>
          </table:table-cell>
          <table:table-cell table:formula="of:=[.D467]&amp;&quot; &quot;&amp;[.E467]&amp;&quot; &quot;&amp;[.F467]" office:value-type="string" office:string-value="N466 G105 PY7.79166666666667">
            <text:p>N466 G105 PY7.79166666666667</text:p>
          </table:table-cell>
          <table:table-cell table:number-columns-repeated="1016"/>
        </table:table-row>
        <table:table-row table:style-name="ro1">
          <table:table-cell table:formula="of:=[.A463]" office:value-type="float" office:value="7115.5">
            <text:p>7115.5</text:p>
          </table:table-cell>
          <table:table-cell table:formula="of:=[.B463]+[.$K$16]" office:value-type="float" office:value="546.825000000001">
            <text:p>546.825</text:p>
          </table:table-cell>
          <table:table-cell/>
          <table:table-cell office:value-type="string">
            <text:p>N467</text:p>
          </table:table-cell>
          <table:table-cell table:formula="of:=&quot;X&quot;&amp;[.A468]" office:value-type="string" office:string-value="X7115.5">
            <text:p>X7115.5</text:p>
          </table:table-cell>
          <table:table-cell table:formula="of:=&quot;Y&quot;&amp;[.B468]" office:value-type="string" office:string-value="Y546.825000000001">
            <text:p>Y546.825000000001</text:p>
          </table:table-cell>
          <table:table-cell table:formula="of:=[.G463]+1" office:value-type="float" office:value="94">
            <text:p>94</text:p>
          </table:table-cell>
          <table:table-cell table:formula="of:=[.D468]&amp;&quot; &quot;&amp;[.E468]&amp;&quot; &quot;&amp;[.F468]" office:value-type="string" office:string-value="N467 X7115.5 Y546.825000000001">
            <text:p>N467 X7115.5 Y546.8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68</text:p>
          </table:table-cell>
          <table:table-cell table:formula="of:=[.E464]" office:value-type="string" office:string-value="G106">
            <text:p>G106</text:p>
          </table:table-cell>
          <table:table-cell table:formula="of:=[.F464]" office:value-type="string" office:string-value="P3">
            <text:p>P3</text:p>
          </table:table-cell>
          <table:table-cell table:formula="of:=[.G464]+1" office:value-type="float" office:value="94">
            <text:p>94</text:p>
          </table:table-cell>
          <table:table-cell table:formula="of:=[.D469]&amp;&quot; &quot;&amp;[.E469]&amp;&quot; &quot;&amp;[.F469]" office:value-type="string" office:string-value="N468 G106 P3">
            <text:p>N468 G106 P3</text:p>
          </table:table-cell>
          <table:table-cell table:number-columns-repeated="1016"/>
        </table:table-row>
        <table:table-row table:style-name="ro1">
          <table:table-cell table:formula="of:=[.A465]" office:value-type="float" office:value="387.5">
            <text:p>387.5</text:p>
          </table:table-cell>
          <table:table-cell table:formula="of:=[.B465]+[.$K$16]" office:value-type="float" office:value="545.125000000001">
            <text:p>545.125</text:p>
          </table:table-cell>
          <table:table-cell/>
          <table:table-cell office:value-type="string">
            <text:p>N469</text:p>
          </table:table-cell>
          <table:table-cell table:formula="of:=&quot;X&quot;&amp;[.A470]" office:value-type="string" office:string-value="X387.5">
            <text:p>X387.5</text:p>
          </table:table-cell>
          <table:table-cell table:formula="of:=&quot;Y&quot;&amp;[.B470]" office:value-type="string" office:string-value="Y545.125000000001">
            <text:p>Y545.125000000001</text:p>
          </table:table-cell>
          <table:table-cell table:formula="of:=[.G465]+1" office:value-type="float" office:value="94">
            <text:p>94</text:p>
          </table:table-cell>
          <table:table-cell table:formula="of:=[.D470]&amp;&quot; &quot;&amp;[.E470]&amp;&quot; &quot;&amp;[.F470]" office:value-type="string" office:string-value="N469 X387.5 Y545.125000000001">
            <text:p>N469 X387.5 Y545.12500000000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70</text:p>
          </table:table-cell>
          <table:table-cell table:formula="of:=[.E466]" office:value-type="string" office:string-value="G106">
            <text:p>G106</text:p>
          </table:table-cell>
          <table:table-cell table:formula="of:=[.F466]" office:value-type="string" office:string-value="P0">
            <text:p>P0</text:p>
          </table:table-cell>
          <table:table-cell table:formula="of:=[.G466]+1" office:value-type="float" office:value="94">
            <text:p>94</text:p>
          </table:table-cell>
          <table:table-cell table:formula="of:=[.D471]&amp;&quot; &quot;&amp;[.E471]&amp;&quot; &quot;&amp;[.F471]" office:value-type="string" office:string-value="N470 G106 P0">
            <text:p>N470 G106 P0</text:p>
          </table:table-cell>
          <table:table-cell table:number-columns-repeated="1016"/>
        </table:table-row>
        <table:table-row table:style-name="ro1">
          <table:table-cell/>
          <table:table-cell table:formula="of:=[.B467]" office:value-type="string" office:string-value="jog up">
            <text:p>jog up</text:p>
          </table:table-cell>
          <table:table-cell/>
          <table:table-cell office:value-type="string">
            <text:p>N471</text:p>
          </table:table-cell>
          <table:table-cell table:formula="of:=[.E467]" office:value-type="string" office:string-value="G105">
            <text:p>G105</text:p>
          </table:table-cell>
          <table:table-cell table:formula="of:=[.F467]" office:value-type="string" office:string-value="PY7.79166666666667">
            <text:p>PY7.79166666666667</text:p>
          </table:table-cell>
          <table:table-cell table:formula="of:=[.G467]+1" office:value-type="float" office:value="95">
            <text:p>95</text:p>
          </table:table-cell>
          <table:table-cell table:formula="of:=[.D472]&amp;&quot; &quot;&amp;[.E472]&amp;&quot; &quot;&amp;[.F472]" office:value-type="string" office:string-value="N471 G105 PY7.79166666666667">
            <text:p>N471 G105 PY7.79166666666667</text:p>
          </table:table-cell>
          <table:table-cell table:number-columns-repeated="1016"/>
        </table:table-row>
        <table:table-row table:style-name="ro1">
          <table:table-cell table:formula="of:=[.A468]" office:value-type="float" office:value="7115.5">
            <text:p>7115.5</text:p>
          </table:table-cell>
          <table:table-cell table:formula="of:=[.B468]+[.$K$16]" office:value-type="float" office:value="551.616666666667">
            <text:p>551.6166666667</text:p>
          </table:table-cell>
          <table:table-cell/>
          <table:table-cell office:value-type="string">
            <text:p>N472</text:p>
          </table:table-cell>
          <table:table-cell table:formula="of:=&quot;X&quot;&amp;[.A473]" office:value-type="string" office:string-value="X7115.5">
            <text:p>X7115.5</text:p>
          </table:table-cell>
          <table:table-cell table:formula="of:=&quot;Y&quot;&amp;[.B473]" office:value-type="string" office:string-value="Y551.616666666667">
            <text:p>Y551.616666666667</text:p>
          </table:table-cell>
          <table:table-cell table:formula="of:=[.G468]+1" office:value-type="float" office:value="95">
            <text:p>95</text:p>
          </table:table-cell>
          <table:table-cell table:formula="of:=[.D473]&amp;&quot; &quot;&amp;[.E473]&amp;&quot; &quot;&amp;[.F473]" office:value-type="string" office:string-value="N472 X7115.5 Y551.616666666667">
            <text:p>N472 X7115.5 Y551.6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73</text:p>
          </table:table-cell>
          <table:table-cell table:formula="of:=[.E469]" office:value-type="string" office:string-value="G106">
            <text:p>G106</text:p>
          </table:table-cell>
          <table:table-cell table:formula="of:=[.F469]" office:value-type="string" office:string-value="P3">
            <text:p>P3</text:p>
          </table:table-cell>
          <table:table-cell table:formula="of:=[.G469]+1" office:value-type="float" office:value="95">
            <text:p>95</text:p>
          </table:table-cell>
          <table:table-cell table:formula="of:=[.D474]&amp;&quot; &quot;&amp;[.E474]&amp;&quot; &quot;&amp;[.F474]" office:value-type="string" office:string-value="N473 G106 P3">
            <text:p>N473 G106 P3</text:p>
          </table:table-cell>
          <table:table-cell table:number-columns-repeated="1016"/>
        </table:table-row>
        <table:table-row table:style-name="ro1">
          <table:table-cell table:formula="of:=[.A470]" office:value-type="float" office:value="387.5">
            <text:p>387.5</text:p>
          </table:table-cell>
          <table:table-cell table:formula="of:=[.B470]+[.$K$16]" office:value-type="float" office:value="549.916666666667">
            <text:p>549.9166666667</text:p>
          </table:table-cell>
          <table:table-cell/>
          <table:table-cell office:value-type="string">
            <text:p>N474</text:p>
          </table:table-cell>
          <table:table-cell table:formula="of:=&quot;X&quot;&amp;[.A475]" office:value-type="string" office:string-value="X387.5">
            <text:p>X387.5</text:p>
          </table:table-cell>
          <table:table-cell table:formula="of:=&quot;Y&quot;&amp;[.B475]" office:value-type="string" office:string-value="Y549.916666666667">
            <text:p>Y549.916666666667</text:p>
          </table:table-cell>
          <table:table-cell table:formula="of:=[.G470]+1" office:value-type="float" office:value="95">
            <text:p>95</text:p>
          </table:table-cell>
          <table:table-cell table:formula="of:=[.D475]&amp;&quot; &quot;&amp;[.E475]&amp;&quot; &quot;&amp;[.F475]" office:value-type="string" office:string-value="N474 X387.5 Y549.916666666667">
            <text:p>N474 X387.5 Y549.9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75</text:p>
          </table:table-cell>
          <table:table-cell table:formula="of:=[.E471]" office:value-type="string" office:string-value="G106">
            <text:p>G106</text:p>
          </table:table-cell>
          <table:table-cell table:formula="of:=[.F471]" office:value-type="string" office:string-value="P0">
            <text:p>P0</text:p>
          </table:table-cell>
          <table:table-cell table:formula="of:=[.G471]+1" office:value-type="float" office:value="95">
            <text:p>95</text:p>
          </table:table-cell>
          <table:table-cell table:formula="of:=[.D476]&amp;&quot; &quot;&amp;[.E476]&amp;&quot; &quot;&amp;[.F476]" office:value-type="string" office:string-value="N475 G106 P0">
            <text:p>N475 G106 P0</text:p>
          </table:table-cell>
          <table:table-cell table:number-columns-repeated="1016"/>
        </table:table-row>
        <table:table-row table:style-name="ro1">
          <table:table-cell/>
          <table:table-cell table:formula="of:=[.B472]" office:value-type="string" office:string-value="jog up">
            <text:p>jog up</text:p>
          </table:table-cell>
          <table:table-cell/>
          <table:table-cell office:value-type="string">
            <text:p>N476</text:p>
          </table:table-cell>
          <table:table-cell table:formula="of:=[.E472]" office:value-type="string" office:string-value="G105">
            <text:p>G105</text:p>
          </table:table-cell>
          <table:table-cell table:formula="of:=[.F472]" office:value-type="string" office:string-value="PY7.79166666666667">
            <text:p>PY7.79166666666667</text:p>
          </table:table-cell>
          <table:table-cell table:formula="of:=[.G472]+1" office:value-type="float" office:value="96">
            <text:p>96</text:p>
          </table:table-cell>
          <table:table-cell table:formula="of:=[.D477]&amp;&quot; &quot;&amp;[.E477]&amp;&quot; &quot;&amp;[.F477]" office:value-type="string" office:string-value="N476 G105 PY7.79166666666667">
            <text:p>N476 G105 PY7.79166666666667</text:p>
          </table:table-cell>
          <table:table-cell table:number-columns-repeated="1016"/>
        </table:table-row>
        <table:table-row table:style-name="ro1">
          <table:table-cell table:formula="of:=[.A473]" office:value-type="float" office:value="7115.5">
            <text:p>7115.5</text:p>
          </table:table-cell>
          <table:table-cell table:formula="of:=[.B473]+[.$K$16]" office:value-type="float" office:value="556.408333333334">
            <text:p>556.4083333333</text:p>
          </table:table-cell>
          <table:table-cell/>
          <table:table-cell office:value-type="string">
            <text:p>N477</text:p>
          </table:table-cell>
          <table:table-cell table:formula="of:=&quot;X&quot;&amp;[.A478]" office:value-type="string" office:string-value="X7115.5">
            <text:p>X7115.5</text:p>
          </table:table-cell>
          <table:table-cell table:formula="of:=&quot;Y&quot;&amp;[.B478]" office:value-type="string" office:string-value="Y556.408333333334">
            <text:p>Y556.408333333334</text:p>
          </table:table-cell>
          <table:table-cell table:formula="of:=[.G473]+1" office:value-type="float" office:value="96">
            <text:p>96</text:p>
          </table:table-cell>
          <table:table-cell table:formula="of:=[.D478]&amp;&quot; &quot;&amp;[.E478]&amp;&quot; &quot;&amp;[.F478]" office:value-type="string" office:string-value="N477 X7115.5 Y556.408333333334">
            <text:p>N477 X7115.5 Y556.4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78</text:p>
          </table:table-cell>
          <table:table-cell table:formula="of:=[.E474]" office:value-type="string" office:string-value="G106">
            <text:p>G106</text:p>
          </table:table-cell>
          <table:table-cell table:formula="of:=[.F474]" office:value-type="string" office:string-value="P3">
            <text:p>P3</text:p>
          </table:table-cell>
          <table:table-cell table:formula="of:=[.G474]+1" office:value-type="float" office:value="96">
            <text:p>96</text:p>
          </table:table-cell>
          <table:table-cell table:formula="of:=[.D479]&amp;&quot; &quot;&amp;[.E479]&amp;&quot; &quot;&amp;[.F479]" office:value-type="string" office:string-value="N478 G106 P3">
            <text:p>N478 G106 P3</text:p>
          </table:table-cell>
          <table:table-cell table:number-columns-repeated="1016"/>
        </table:table-row>
        <table:table-row table:style-name="ro1">
          <table:table-cell table:formula="of:=[.A475]" office:value-type="float" office:value="387.5">
            <text:p>387.5</text:p>
          </table:table-cell>
          <table:table-cell table:formula="of:=[.B475]+[.$K$16]" office:value-type="float" office:value="554.708333333334">
            <text:p>554.7083333333</text:p>
          </table:table-cell>
          <table:table-cell/>
          <table:table-cell office:value-type="string">
            <text:p>N479</text:p>
          </table:table-cell>
          <table:table-cell table:formula="of:=&quot;X&quot;&amp;[.A480]" office:value-type="string" office:string-value="X387.5">
            <text:p>X387.5</text:p>
          </table:table-cell>
          <table:table-cell table:formula="of:=&quot;Y&quot;&amp;[.B480]" office:value-type="string" office:string-value="Y554.708333333334">
            <text:p>Y554.708333333334</text:p>
          </table:table-cell>
          <table:table-cell table:formula="of:=[.G475]+1" office:value-type="float" office:value="96">
            <text:p>96</text:p>
          </table:table-cell>
          <table:table-cell table:formula="of:=[.D480]&amp;&quot; &quot;&amp;[.E480]&amp;&quot; &quot;&amp;[.F480]" office:value-type="string" office:string-value="N479 X387.5 Y554.708333333334">
            <text:p>N479 X387.5 Y554.70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0</text:p>
          </table:table-cell>
          <table:table-cell table:formula="of:=[.E476]" office:value-type="string" office:string-value="G106">
            <text:p>G106</text:p>
          </table:table-cell>
          <table:table-cell table:formula="of:=[.F476]" office:value-type="string" office:string-value="P0">
            <text:p>P0</text:p>
          </table:table-cell>
          <table:table-cell table:formula="of:=[.G476]+1" office:value-type="float" office:value="96">
            <text:p>96</text:p>
          </table:table-cell>
          <table:table-cell table:formula="of:=[.D481]&amp;&quot; &quot;&amp;[.E481]&amp;&quot; &quot;&amp;[.F481]" office:value-type="string" office:string-value="N480 G106 P0">
            <text:p>N480 G106 P0</text:p>
          </table:table-cell>
          <table:table-cell table:number-columns-repeated="1016"/>
        </table:table-row>
        <table:table-row table:style-name="ro1">
          <table:table-cell/>
          <table:table-cell table:formula="of:=[.B477]" office:value-type="string" office:string-value="jog up">
            <text:p>jog up</text:p>
          </table:table-cell>
          <table:table-cell/>
          <table:table-cell office:value-type="string">
            <text:p>N481</text:p>
          </table:table-cell>
          <table:table-cell table:formula="of:=[.E477]" office:value-type="string" office:string-value="G105">
            <text:p>G105</text:p>
          </table:table-cell>
          <table:table-cell table:formula="of:=[.F477]" office:value-type="string" office:string-value="PY7.79166666666667">
            <text:p>PY7.79166666666667</text:p>
          </table:table-cell>
          <table:table-cell table:formula="of:=[.G477]+1" office:value-type="float" office:value="97">
            <text:p>97</text:p>
          </table:table-cell>
          <table:table-cell table:formula="of:=[.D482]&amp;&quot; &quot;&amp;[.E482]&amp;&quot; &quot;&amp;[.F482]" office:value-type="string" office:string-value="N481 G105 PY7.79166666666667">
            <text:p>N481 G105 PY7.79166666666667</text:p>
          </table:table-cell>
          <table:table-cell table:number-columns-repeated="1016"/>
        </table:table-row>
        <table:table-row table:style-name="ro1">
          <table:table-cell table:formula="of:=[.A478]" office:value-type="float" office:value="7115.5">
            <text:p>7115.5</text:p>
          </table:table-cell>
          <table:table-cell table:formula="of:=[.B478]+[.$K$16]" office:value-type="float" office:value="561.2">
            <text:p>561.2</text:p>
          </table:table-cell>
          <table:table-cell/>
          <table:table-cell office:value-type="string">
            <text:p>N482</text:p>
          </table:table-cell>
          <table:table-cell table:formula="of:=&quot;X&quot;&amp;[.A483]" office:value-type="string" office:string-value="X7115.5">
            <text:p>X7115.5</text:p>
          </table:table-cell>
          <table:table-cell table:formula="of:=&quot;Y&quot;&amp;[.B483]" office:value-type="string" office:string-value="Y561.2">
            <text:p>Y561.2</text:p>
          </table:table-cell>
          <table:table-cell table:formula="of:=[.G478]+1" office:value-type="float" office:value="97">
            <text:p>97</text:p>
          </table:table-cell>
          <table:table-cell table:formula="of:=[.D483]&amp;&quot; &quot;&amp;[.E483]&amp;&quot; &quot;&amp;[.F483]" office:value-type="string" office:string-value="N482 X7115.5 Y561.2">
            <text:p>N482 X7115.5 Y561.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3</text:p>
          </table:table-cell>
          <table:table-cell table:formula="of:=[.E479]" office:value-type="string" office:string-value="G106">
            <text:p>G106</text:p>
          </table:table-cell>
          <table:table-cell table:formula="of:=[.F479]" office:value-type="string" office:string-value="P3">
            <text:p>P3</text:p>
          </table:table-cell>
          <table:table-cell table:formula="of:=[.G479]+1" office:value-type="float" office:value="97">
            <text:p>97</text:p>
          </table:table-cell>
          <table:table-cell table:formula="of:=[.D484]&amp;&quot; &quot;&amp;[.E484]&amp;&quot; &quot;&amp;[.F484]" office:value-type="string" office:string-value="N483 G106 P3">
            <text:p>N483 G106 P3</text:p>
          </table:table-cell>
          <table:table-cell table:number-columns-repeated="1016"/>
        </table:table-row>
        <table:table-row table:style-name="ro1">
          <table:table-cell table:formula="of:=[.A480]" office:value-type="float" office:value="387.5">
            <text:p>387.5</text:p>
          </table:table-cell>
          <table:table-cell table:formula="of:=[.B480]+[.$K$16]" office:value-type="float" office:value="559.5">
            <text:p>559.5</text:p>
          </table:table-cell>
          <table:table-cell/>
          <table:table-cell office:value-type="string">
            <text:p>N484</text:p>
          </table:table-cell>
          <table:table-cell table:formula="of:=&quot;X&quot;&amp;[.A485]" office:value-type="string" office:string-value="X387.5">
            <text:p>X387.5</text:p>
          </table:table-cell>
          <table:table-cell table:formula="of:=&quot;Y&quot;&amp;[.B485]" office:value-type="string" office:string-value="Y559.5">
            <text:p>Y559.5</text:p>
          </table:table-cell>
          <table:table-cell table:formula="of:=[.G480]+1" office:value-type="float" office:value="97">
            <text:p>97</text:p>
          </table:table-cell>
          <table:table-cell table:formula="of:=[.D485]&amp;&quot; &quot;&amp;[.E485]&amp;&quot; &quot;&amp;[.F485]" office:value-type="string" office:string-value="N484 X387.5 Y559.5">
            <text:p>N484 X387.5 Y559.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5</text:p>
          </table:table-cell>
          <table:table-cell table:formula="of:=[.E481]" office:value-type="string" office:string-value="G106">
            <text:p>G106</text:p>
          </table:table-cell>
          <table:table-cell table:formula="of:=[.F481]" office:value-type="string" office:string-value="P0">
            <text:p>P0</text:p>
          </table:table-cell>
          <table:table-cell table:formula="of:=[.G481]+1" office:value-type="float" office:value="97">
            <text:p>97</text:p>
          </table:table-cell>
          <table:table-cell table:formula="of:=[.D486]&amp;&quot; &quot;&amp;[.E486]&amp;&quot; &quot;&amp;[.F486]" office:value-type="string" office:string-value="N485 G106 P0">
            <text:p>N485 G106 P0</text:p>
          </table:table-cell>
          <table:table-cell table:number-columns-repeated="1016"/>
        </table:table-row>
        <table:table-row table:style-name="ro1">
          <table:table-cell/>
          <table:table-cell table:formula="of:=[.B482]" office:value-type="string" office:string-value="jog up">
            <text:p>jog up</text:p>
          </table:table-cell>
          <table:table-cell/>
          <table:table-cell office:value-type="string">
            <text:p>N486</text:p>
          </table:table-cell>
          <table:table-cell table:formula="of:=[.E482]" office:value-type="string" office:string-value="G105">
            <text:p>G105</text:p>
          </table:table-cell>
          <table:table-cell table:formula="of:=[.F482]" office:value-type="string" office:string-value="PY7.79166666666667">
            <text:p>PY7.79166666666667</text:p>
          </table:table-cell>
          <table:table-cell table:formula="of:=[.G482]+1" office:value-type="float" office:value="98">
            <text:p>98</text:p>
          </table:table-cell>
          <table:table-cell table:formula="of:=[.D487]&amp;&quot; &quot;&amp;[.E487]&amp;&quot; &quot;&amp;[.F487]" office:value-type="string" office:string-value="N486 G105 PY7.79166666666667">
            <text:p>N486 G105 PY7.79166666666667</text:p>
          </table:table-cell>
          <table:table-cell table:number-columns-repeated="1016"/>
        </table:table-row>
        <table:table-row table:style-name="ro1">
          <table:table-cell table:formula="of:=[.A483]" office:value-type="float" office:value="7115.5">
            <text:p>7115.5</text:p>
          </table:table-cell>
          <table:table-cell table:formula="of:=[.B483]+[.$K$16]" office:value-type="float" office:value="565.991666666667">
            <text:p>565.9916666667</text:p>
          </table:table-cell>
          <table:table-cell/>
          <table:table-cell office:value-type="string">
            <text:p>N487</text:p>
          </table:table-cell>
          <table:table-cell table:formula="of:=&quot;X&quot;&amp;[.A488]" office:value-type="string" office:string-value="X7115.5">
            <text:p>X7115.5</text:p>
          </table:table-cell>
          <table:table-cell table:formula="of:=&quot;Y&quot;&amp;[.B488]" office:value-type="string" office:string-value="Y565.991666666667">
            <text:p>Y565.991666666667</text:p>
          </table:table-cell>
          <table:table-cell table:formula="of:=[.G483]+1" office:value-type="float" office:value="98">
            <text:p>98</text:p>
          </table:table-cell>
          <table:table-cell table:formula="of:=[.D488]&amp;&quot; &quot;&amp;[.E488]&amp;&quot; &quot;&amp;[.F488]" office:value-type="string" office:string-value="N487 X7115.5 Y565.991666666667">
            <text:p>N487 X7115.5 Y565.9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88</text:p>
          </table:table-cell>
          <table:table-cell table:formula="of:=[.E484]" office:value-type="string" office:string-value="G106">
            <text:p>G106</text:p>
          </table:table-cell>
          <table:table-cell table:formula="of:=[.F484]" office:value-type="string" office:string-value="P3">
            <text:p>P3</text:p>
          </table:table-cell>
          <table:table-cell table:formula="of:=[.G484]+1" office:value-type="float" office:value="98">
            <text:p>98</text:p>
          </table:table-cell>
          <table:table-cell table:formula="of:=[.D489]&amp;&quot; &quot;&amp;[.E489]&amp;&quot; &quot;&amp;[.F489]" office:value-type="string" office:string-value="N488 G106 P3">
            <text:p>N488 G106 P3</text:p>
          </table:table-cell>
          <table:table-cell table:number-columns-repeated="1016"/>
        </table:table-row>
        <table:table-row table:style-name="ro1">
          <table:table-cell table:formula="of:=[.A485]" office:value-type="float" office:value="387.5">
            <text:p>387.5</text:p>
          </table:table-cell>
          <table:table-cell table:formula="of:=[.B485]+[.$K$16]" office:value-type="float" office:value="564.291666666667">
            <text:p>564.2916666667</text:p>
          </table:table-cell>
          <table:table-cell/>
          <table:table-cell office:value-type="string">
            <text:p>N489</text:p>
          </table:table-cell>
          <table:table-cell table:formula="of:=&quot;X&quot;&amp;[.A490]" office:value-type="string" office:string-value="X387.5">
            <text:p>X387.5</text:p>
          </table:table-cell>
          <table:table-cell table:formula="of:=&quot;Y&quot;&amp;[.B490]" office:value-type="string" office:string-value="Y564.291666666667">
            <text:p>Y564.291666666667</text:p>
          </table:table-cell>
          <table:table-cell table:formula="of:=[.G485]+1" office:value-type="float" office:value="98">
            <text:p>98</text:p>
          </table:table-cell>
          <table:table-cell table:formula="of:=[.D490]&amp;&quot; &quot;&amp;[.E490]&amp;&quot; &quot;&amp;[.F490]" office:value-type="string" office:string-value="N489 X387.5 Y564.291666666667">
            <text:p>N489 X387.5 Y564.2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90</text:p>
          </table:table-cell>
          <table:table-cell table:formula="of:=[.E486]" office:value-type="string" office:string-value="G106">
            <text:p>G106</text:p>
          </table:table-cell>
          <table:table-cell table:formula="of:=[.F486]" office:value-type="string" office:string-value="P0">
            <text:p>P0</text:p>
          </table:table-cell>
          <table:table-cell table:formula="of:=[.G486]+1" office:value-type="float" office:value="98">
            <text:p>98</text:p>
          </table:table-cell>
          <table:table-cell table:formula="of:=[.D491]&amp;&quot; &quot;&amp;[.E491]&amp;&quot; &quot;&amp;[.F491]" office:value-type="string" office:string-value="N490 G106 P0">
            <text:p>N490 G106 P0</text:p>
          </table:table-cell>
          <table:table-cell table:number-columns-repeated="1016"/>
        </table:table-row>
        <table:table-row table:style-name="ro1">
          <table:table-cell/>
          <table:table-cell table:formula="of:=[.B487]" office:value-type="string" office:string-value="jog up">
            <text:p>jog up</text:p>
          </table:table-cell>
          <table:table-cell/>
          <table:table-cell office:value-type="string">
            <text:p>N491</text:p>
          </table:table-cell>
          <table:table-cell table:formula="of:=[.E487]" office:value-type="string" office:string-value="G105">
            <text:p>G105</text:p>
          </table:table-cell>
          <table:table-cell table:formula="of:=[.F487]" office:value-type="string" office:string-value="PY7.79166666666667">
            <text:p>PY7.79166666666667</text:p>
          </table:table-cell>
          <table:table-cell table:formula="of:=[.G487]+1" office:value-type="float" office:value="99">
            <text:p>99</text:p>
          </table:table-cell>
          <table:table-cell table:formula="of:=[.D492]&amp;&quot; &quot;&amp;[.E492]&amp;&quot; &quot;&amp;[.F492]" office:value-type="string" office:string-value="N491 G105 PY7.79166666666667">
            <text:p>N491 G105 PY7.79166666666667</text:p>
          </table:table-cell>
          <table:table-cell table:number-columns-repeated="1016"/>
        </table:table-row>
        <table:table-row table:style-name="ro1">
          <table:table-cell table:formula="of:=[.A488]" office:value-type="float" office:value="7115.5">
            <text:p>7115.5</text:p>
          </table:table-cell>
          <table:table-cell table:formula="of:=[.B488]+[.$K$16]" office:value-type="float" office:value="570.783333333334">
            <text:p>570.7833333333</text:p>
          </table:table-cell>
          <table:table-cell/>
          <table:table-cell office:value-type="string">
            <text:p>N492</text:p>
          </table:table-cell>
          <table:table-cell table:formula="of:=&quot;X&quot;&amp;[.A493]" office:value-type="string" office:string-value="X7115.5">
            <text:p>X7115.5</text:p>
          </table:table-cell>
          <table:table-cell table:formula="of:=&quot;Y&quot;&amp;[.B493]" office:value-type="string" office:string-value="Y570.783333333334">
            <text:p>Y570.783333333334</text:p>
          </table:table-cell>
          <table:table-cell table:formula="of:=[.G488]+1" office:value-type="float" office:value="99">
            <text:p>99</text:p>
          </table:table-cell>
          <table:table-cell table:formula="of:=[.D493]&amp;&quot; &quot;&amp;[.E493]&amp;&quot; &quot;&amp;[.F493]" office:value-type="string" office:string-value="N492 X7115.5 Y570.783333333334">
            <text:p>N492 X7115.5 Y570.7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93</text:p>
          </table:table-cell>
          <table:table-cell table:formula="of:=[.E489]" office:value-type="string" office:string-value="G106">
            <text:p>G106</text:p>
          </table:table-cell>
          <table:table-cell table:formula="of:=[.F489]" office:value-type="string" office:string-value="P3">
            <text:p>P3</text:p>
          </table:table-cell>
          <table:table-cell table:formula="of:=[.G489]+1" office:value-type="float" office:value="99">
            <text:p>99</text:p>
          </table:table-cell>
          <table:table-cell table:formula="of:=[.D494]&amp;&quot; &quot;&amp;[.E494]&amp;&quot; &quot;&amp;[.F494]" office:value-type="string" office:string-value="N493 G106 P3">
            <text:p>N493 G106 P3</text:p>
          </table:table-cell>
          <table:table-cell table:number-columns-repeated="1016"/>
        </table:table-row>
        <table:table-row table:style-name="ro1">
          <table:table-cell table:formula="of:=[.A490]" office:value-type="float" office:value="387.5">
            <text:p>387.5</text:p>
          </table:table-cell>
          <table:table-cell table:formula="of:=[.B490]+[.$K$16]" office:value-type="float" office:value="569.083333333334">
            <text:p>569.0833333333</text:p>
          </table:table-cell>
          <table:table-cell/>
          <table:table-cell office:value-type="string">
            <text:p>N494</text:p>
          </table:table-cell>
          <table:table-cell table:formula="of:=&quot;X&quot;&amp;[.A495]" office:value-type="string" office:string-value="X387.5">
            <text:p>X387.5</text:p>
          </table:table-cell>
          <table:table-cell table:formula="of:=&quot;Y&quot;&amp;[.B495]" office:value-type="string" office:string-value="Y569.083333333334">
            <text:p>Y569.083333333334</text:p>
          </table:table-cell>
          <table:table-cell table:formula="of:=[.G490]+1" office:value-type="float" office:value="99">
            <text:p>99</text:p>
          </table:table-cell>
          <table:table-cell table:formula="of:=[.D495]&amp;&quot; &quot;&amp;[.E495]&amp;&quot; &quot;&amp;[.F495]" office:value-type="string" office:string-value="N494 X387.5 Y569.083333333334">
            <text:p>N494 X387.5 Y569.08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95</text:p>
          </table:table-cell>
          <table:table-cell table:formula="of:=[.E491]" office:value-type="string" office:string-value="G106">
            <text:p>G106</text:p>
          </table:table-cell>
          <table:table-cell table:formula="of:=[.F491]" office:value-type="string" office:string-value="P0">
            <text:p>P0</text:p>
          </table:table-cell>
          <table:table-cell table:formula="of:=[.G491]+1" office:value-type="float" office:value="99">
            <text:p>99</text:p>
          </table:table-cell>
          <table:table-cell table:formula="of:=[.D496]&amp;&quot; &quot;&amp;[.E496]&amp;&quot; &quot;&amp;[.F496]" office:value-type="string" office:string-value="N495 G106 P0">
            <text:p>N495 G106 P0</text:p>
          </table:table-cell>
          <table:table-cell table:number-columns-repeated="1016"/>
        </table:table-row>
        <table:table-row table:style-name="ro1">
          <table:table-cell/>
          <table:table-cell table:formula="of:=[.B492]" office:value-type="string" office:string-value="jog up">
            <text:p>jog up</text:p>
          </table:table-cell>
          <table:table-cell/>
          <table:table-cell office:value-type="string">
            <text:p>N496</text:p>
          </table:table-cell>
          <table:table-cell table:formula="of:=[.E492]" office:value-type="string" office:string-value="G105">
            <text:p>G105</text:p>
          </table:table-cell>
          <table:table-cell table:formula="of:=[.F492]" office:value-type="string" office:string-value="PY7.79166666666667">
            <text:p>PY7.79166666666667</text:p>
          </table:table-cell>
          <table:table-cell table:formula="of:=[.G492]+1" office:value-type="float" office:value="100">
            <text:p>100</text:p>
          </table:table-cell>
          <table:table-cell table:formula="of:=[.D497]&amp;&quot; &quot;&amp;[.E497]&amp;&quot; &quot;&amp;[.F497]" office:value-type="string" office:string-value="N496 G105 PY7.79166666666667">
            <text:p>N496 G105 PY7.79166666666667</text:p>
          </table:table-cell>
          <table:table-cell table:number-columns-repeated="1016"/>
        </table:table-row>
        <table:table-row table:style-name="ro1">
          <table:table-cell table:formula="of:=[.A493]" office:value-type="float" office:value="7115.5">
            <text:p>7115.5</text:p>
          </table:table-cell>
          <table:table-cell table:formula="of:=[.B493]+[.$K$16]" office:value-type="float" office:value="575.575">
            <text:p>575.575</text:p>
          </table:table-cell>
          <table:table-cell/>
          <table:table-cell office:value-type="string">
            <text:p>N497</text:p>
          </table:table-cell>
          <table:table-cell table:formula="of:=&quot;X&quot;&amp;[.A498]" office:value-type="string" office:string-value="X7115.5">
            <text:p>X7115.5</text:p>
          </table:table-cell>
          <table:table-cell table:formula="of:=&quot;Y&quot;&amp;[.B498]" office:value-type="string" office:string-value="Y575.575">
            <text:p>Y575.575</text:p>
          </table:table-cell>
          <table:table-cell table:formula="of:=[.G493]+1" office:value-type="float" office:value="100">
            <text:p>100</text:p>
          </table:table-cell>
          <table:table-cell table:formula="of:=[.D498]&amp;&quot; &quot;&amp;[.E498]&amp;&quot; &quot;&amp;[.F498]" office:value-type="string" office:string-value="N497 X7115.5 Y575.575">
            <text:p>N497 X7115.5 Y575.5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498</text:p>
          </table:table-cell>
          <table:table-cell table:formula="of:=[.E494]" office:value-type="string" office:string-value="G106">
            <text:p>G106</text:p>
          </table:table-cell>
          <table:table-cell table:formula="of:=[.F494]" office:value-type="string" office:string-value="P3">
            <text:p>P3</text:p>
          </table:table-cell>
          <table:table-cell table:formula="of:=[.G494]+1" office:value-type="float" office:value="100">
            <text:p>100</text:p>
          </table:table-cell>
          <table:table-cell table:formula="of:=[.D499]&amp;&quot; &quot;&amp;[.E499]&amp;&quot; &quot;&amp;[.F499]" office:value-type="string" office:string-value="N498 G106 P3">
            <text:p>N498 G106 P3</text:p>
          </table:table-cell>
          <table:table-cell table:number-columns-repeated="1016"/>
        </table:table-row>
        <table:table-row table:style-name="ro1">
          <table:table-cell table:formula="of:=[.A495]" office:value-type="float" office:value="387.5">
            <text:p>387.5</text:p>
          </table:table-cell>
          <table:table-cell table:formula="of:=[.B495]+[.$K$16]" office:value-type="float" office:value="573.875">
            <text:p>573.875</text:p>
          </table:table-cell>
          <table:table-cell/>
          <table:table-cell office:value-type="string">
            <text:p>N499</text:p>
          </table:table-cell>
          <table:table-cell table:formula="of:=&quot;X&quot;&amp;[.A500]" office:value-type="string" office:string-value="X387.5">
            <text:p>X387.5</text:p>
          </table:table-cell>
          <table:table-cell table:formula="of:=&quot;Y&quot;&amp;[.B500]" office:value-type="string" office:string-value="Y573.875">
            <text:p>Y573.875</text:p>
          </table:table-cell>
          <table:table-cell table:formula="of:=[.G495]+1" office:value-type="float" office:value="100">
            <text:p>100</text:p>
          </table:table-cell>
          <table:table-cell table:formula="of:=[.D500]&amp;&quot; &quot;&amp;[.E500]&amp;&quot; &quot;&amp;[.F500]" office:value-type="string" office:string-value="N499 X387.5 Y573.875">
            <text:p>N499 X387.5 Y573.8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0</text:p>
          </table:table-cell>
          <table:table-cell table:formula="of:=[.E496]" office:value-type="string" office:string-value="G106">
            <text:p>G106</text:p>
          </table:table-cell>
          <table:table-cell table:formula="of:=[.F496]" office:value-type="string" office:string-value="P0">
            <text:p>P0</text:p>
          </table:table-cell>
          <table:table-cell table:formula="of:=[.G496]+1" office:value-type="float" office:value="100">
            <text:p>100</text:p>
          </table:table-cell>
          <table:table-cell table:formula="of:=[.D501]&amp;&quot; &quot;&amp;[.E501]&amp;&quot; &quot;&amp;[.F501]" office:value-type="string" office:string-value="N500 G106 P0">
            <text:p>N500 G106 P0</text:p>
          </table:table-cell>
          <table:table-cell table:number-columns-repeated="1016"/>
        </table:table-row>
        <table:table-row table:style-name="ro1">
          <table:table-cell/>
          <table:table-cell table:formula="of:=[.B497]" office:value-type="string" office:string-value="jog up">
            <text:p>jog up</text:p>
          </table:table-cell>
          <table:table-cell/>
          <table:table-cell office:value-type="string">
            <text:p>N501</text:p>
          </table:table-cell>
          <table:table-cell table:formula="of:=[.E497]" office:value-type="string" office:string-value="G105">
            <text:p>G105</text:p>
          </table:table-cell>
          <table:table-cell table:formula="of:=[.F497]" office:value-type="string" office:string-value="PY7.79166666666667">
            <text:p>PY7.79166666666667</text:p>
          </table:table-cell>
          <table:table-cell table:formula="of:=[.G497]+1" office:value-type="float" office:value="101">
            <text:p>101</text:p>
          </table:table-cell>
          <table:table-cell table:formula="of:=[.D502]&amp;&quot; &quot;&amp;[.E502]&amp;&quot; &quot;&amp;[.F502]" office:value-type="string" office:string-value="N501 G105 PY7.79166666666667">
            <text:p>N501 G105 PY7.79166666666667</text:p>
          </table:table-cell>
          <table:table-cell table:number-columns-repeated="1016"/>
        </table:table-row>
        <table:table-row table:style-name="ro1">
          <table:table-cell table:formula="of:=[.A498]" office:value-type="float" office:value="7115.5">
            <text:p>7115.5</text:p>
          </table:table-cell>
          <table:table-cell table:formula="of:=[.B498]+[.$K$16]" office:value-type="float" office:value="580.366666666667">
            <text:p>580.3666666667</text:p>
          </table:table-cell>
          <table:table-cell/>
          <table:table-cell office:value-type="string">
            <text:p>N502</text:p>
          </table:table-cell>
          <table:table-cell table:formula="of:=&quot;X&quot;&amp;[.A503]" office:value-type="string" office:string-value="X7115.5">
            <text:p>X7115.5</text:p>
          </table:table-cell>
          <table:table-cell table:formula="of:=&quot;Y&quot;&amp;[.B503]" office:value-type="string" office:string-value="Y580.366666666667">
            <text:p>Y580.366666666667</text:p>
          </table:table-cell>
          <table:table-cell table:formula="of:=[.G498]+1" office:value-type="float" office:value="101">
            <text:p>101</text:p>
          </table:table-cell>
          <table:table-cell table:formula="of:=[.D503]&amp;&quot; &quot;&amp;[.E503]&amp;&quot; &quot;&amp;[.F503]" office:value-type="string" office:string-value="N502 X7115.5 Y580.366666666667">
            <text:p>N502 X7115.5 Y580.3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3</text:p>
          </table:table-cell>
          <table:table-cell table:formula="of:=[.E499]" office:value-type="string" office:string-value="G106">
            <text:p>G106</text:p>
          </table:table-cell>
          <table:table-cell table:formula="of:=[.F499]" office:value-type="string" office:string-value="P3">
            <text:p>P3</text:p>
          </table:table-cell>
          <table:table-cell table:formula="of:=[.G499]+1" office:value-type="float" office:value="101">
            <text:p>101</text:p>
          </table:table-cell>
          <table:table-cell table:formula="of:=[.D504]&amp;&quot; &quot;&amp;[.E504]&amp;&quot; &quot;&amp;[.F504]" office:value-type="string" office:string-value="N503 G106 P3">
            <text:p>N503 G106 P3</text:p>
          </table:table-cell>
          <table:table-cell table:number-columns-repeated="1016"/>
        </table:table-row>
        <table:table-row table:style-name="ro1">
          <table:table-cell table:formula="of:=[.A500]" office:value-type="float" office:value="387.5">
            <text:p>387.5</text:p>
          </table:table-cell>
          <table:table-cell table:formula="of:=[.B500]+[.$K$16]" office:value-type="float" office:value="578.666666666667">
            <text:p>578.6666666667</text:p>
          </table:table-cell>
          <table:table-cell/>
          <table:table-cell office:value-type="string">
            <text:p>N504</text:p>
          </table:table-cell>
          <table:table-cell table:formula="of:=&quot;X&quot;&amp;[.A505]" office:value-type="string" office:string-value="X387.5">
            <text:p>X387.5</text:p>
          </table:table-cell>
          <table:table-cell table:formula="of:=&quot;Y&quot;&amp;[.B505]" office:value-type="string" office:string-value="Y578.666666666667">
            <text:p>Y578.666666666667</text:p>
          </table:table-cell>
          <table:table-cell table:formula="of:=[.G500]+1" office:value-type="float" office:value="101">
            <text:p>101</text:p>
          </table:table-cell>
          <table:table-cell table:formula="of:=[.D505]&amp;&quot; &quot;&amp;[.E505]&amp;&quot; &quot;&amp;[.F505]" office:value-type="string" office:string-value="N504 X387.5 Y578.666666666667">
            <text:p>N504 X387.5 Y578.6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5</text:p>
          </table:table-cell>
          <table:table-cell table:formula="of:=[.E501]" office:value-type="string" office:string-value="G106">
            <text:p>G106</text:p>
          </table:table-cell>
          <table:table-cell table:formula="of:=[.F501]" office:value-type="string" office:string-value="P0">
            <text:p>P0</text:p>
          </table:table-cell>
          <table:table-cell table:formula="of:=[.G501]+1" office:value-type="float" office:value="101">
            <text:p>101</text:p>
          </table:table-cell>
          <table:table-cell table:formula="of:=[.D506]&amp;&quot; &quot;&amp;[.E506]&amp;&quot; &quot;&amp;[.F506]" office:value-type="string" office:string-value="N505 G106 P0">
            <text:p>N505 G106 P0</text:p>
          </table:table-cell>
          <table:table-cell table:number-columns-repeated="1016"/>
        </table:table-row>
        <table:table-row table:style-name="ro1">
          <table:table-cell/>
          <table:table-cell table:formula="of:=[.B502]" office:value-type="string" office:string-value="jog up">
            <text:p>jog up</text:p>
          </table:table-cell>
          <table:table-cell/>
          <table:table-cell office:value-type="string">
            <text:p>N506</text:p>
          </table:table-cell>
          <table:table-cell table:formula="of:=[.E502]" office:value-type="string" office:string-value="G105">
            <text:p>G105</text:p>
          </table:table-cell>
          <table:table-cell table:formula="of:=[.F502]" office:value-type="string" office:string-value="PY7.79166666666667">
            <text:p>PY7.79166666666667</text:p>
          </table:table-cell>
          <table:table-cell table:formula="of:=[.G502]+1" office:value-type="float" office:value="102">
            <text:p>102</text:p>
          </table:table-cell>
          <table:table-cell table:formula="of:=[.D507]&amp;&quot; &quot;&amp;[.E507]&amp;&quot; &quot;&amp;[.F507]" office:value-type="string" office:string-value="N506 G105 PY7.79166666666667">
            <text:p>N506 G105 PY7.79166666666667</text:p>
          </table:table-cell>
          <table:table-cell table:number-columns-repeated="1016"/>
        </table:table-row>
        <table:table-row table:style-name="ro1">
          <table:table-cell table:formula="of:=[.A503]" office:value-type="float" office:value="7115.5">
            <text:p>7115.5</text:p>
          </table:table-cell>
          <table:table-cell table:formula="of:=[.B503]+[.$K$16]" office:value-type="float" office:value="585.158333333334">
            <text:p>585.1583333333</text:p>
          </table:table-cell>
          <table:table-cell/>
          <table:table-cell office:value-type="string">
            <text:p>N507</text:p>
          </table:table-cell>
          <table:table-cell table:formula="of:=&quot;X&quot;&amp;[.A508]" office:value-type="string" office:string-value="X7115.5">
            <text:p>X7115.5</text:p>
          </table:table-cell>
          <table:table-cell table:formula="of:=&quot;Y&quot;&amp;[.B508]" office:value-type="string" office:string-value="Y585.158333333334">
            <text:p>Y585.158333333334</text:p>
          </table:table-cell>
          <table:table-cell table:formula="of:=[.G503]+1" office:value-type="float" office:value="102">
            <text:p>102</text:p>
          </table:table-cell>
          <table:table-cell table:formula="of:=[.D508]&amp;&quot; &quot;&amp;[.E508]&amp;&quot; &quot;&amp;[.F508]" office:value-type="string" office:string-value="N507 X7115.5 Y585.158333333334">
            <text:p>N507 X7115.5 Y585.1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08</text:p>
          </table:table-cell>
          <table:table-cell table:formula="of:=[.E504]" office:value-type="string" office:string-value="G106">
            <text:p>G106</text:p>
          </table:table-cell>
          <table:table-cell table:formula="of:=[.F504]" office:value-type="string" office:string-value="P3">
            <text:p>P3</text:p>
          </table:table-cell>
          <table:table-cell table:formula="of:=[.G504]+1" office:value-type="float" office:value="102">
            <text:p>102</text:p>
          </table:table-cell>
          <table:table-cell table:formula="of:=[.D509]&amp;&quot; &quot;&amp;[.E509]&amp;&quot; &quot;&amp;[.F509]" office:value-type="string" office:string-value="N508 G106 P3">
            <text:p>N508 G106 P3</text:p>
          </table:table-cell>
          <table:table-cell table:number-columns-repeated="1016"/>
        </table:table-row>
        <table:table-row table:style-name="ro1">
          <table:table-cell table:formula="of:=[.A505]" office:value-type="float" office:value="387.5">
            <text:p>387.5</text:p>
          </table:table-cell>
          <table:table-cell table:formula="of:=[.B505]+[.$K$16]" office:value-type="float" office:value="583.458333333334">
            <text:p>583.4583333333</text:p>
          </table:table-cell>
          <table:table-cell/>
          <table:table-cell office:value-type="string">
            <text:p>N509</text:p>
          </table:table-cell>
          <table:table-cell table:formula="of:=&quot;X&quot;&amp;[.A510]" office:value-type="string" office:string-value="X387.5">
            <text:p>X387.5</text:p>
          </table:table-cell>
          <table:table-cell table:formula="of:=&quot;Y&quot;&amp;[.B510]" office:value-type="string" office:string-value="Y583.458333333334">
            <text:p>Y583.458333333334</text:p>
          </table:table-cell>
          <table:table-cell table:formula="of:=[.G505]+1" office:value-type="float" office:value="102">
            <text:p>102</text:p>
          </table:table-cell>
          <table:table-cell table:formula="of:=[.D510]&amp;&quot; &quot;&amp;[.E510]&amp;&quot; &quot;&amp;[.F510]" office:value-type="string" office:string-value="N509 X387.5 Y583.458333333334">
            <text:p>N509 X387.5 Y583.458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10</text:p>
          </table:table-cell>
          <table:table-cell table:formula="of:=[.E506]" office:value-type="string" office:string-value="G106">
            <text:p>G106</text:p>
          </table:table-cell>
          <table:table-cell table:formula="of:=[.F506]" office:value-type="string" office:string-value="P0">
            <text:p>P0</text:p>
          </table:table-cell>
          <table:table-cell table:formula="of:=[.G506]+1" office:value-type="float" office:value="102">
            <text:p>102</text:p>
          </table:table-cell>
          <table:table-cell table:formula="of:=[.D511]&amp;&quot; &quot;&amp;[.E511]&amp;&quot; &quot;&amp;[.F511]" office:value-type="string" office:string-value="N510 G106 P0">
            <text:p>N510 G106 P0</text:p>
          </table:table-cell>
          <table:table-cell table:number-columns-repeated="1016"/>
        </table:table-row>
        <table:table-row table:style-name="ro1">
          <table:table-cell/>
          <table:table-cell table:formula="of:=[.B507]" office:value-type="string" office:string-value="jog up">
            <text:p>jog up</text:p>
          </table:table-cell>
          <table:table-cell/>
          <table:table-cell office:value-type="string">
            <text:p>N511</text:p>
          </table:table-cell>
          <table:table-cell table:formula="of:=[.E507]" office:value-type="string" office:string-value="G105">
            <text:p>G105</text:p>
          </table:table-cell>
          <table:table-cell table:formula="of:=[.F507]" office:value-type="string" office:string-value="PY7.79166666666667">
            <text:p>PY7.79166666666667</text:p>
          </table:table-cell>
          <table:table-cell table:formula="of:=[.G507]+1" office:value-type="float" office:value="103">
            <text:p>103</text:p>
          </table:table-cell>
          <table:table-cell table:formula="of:=[.D512]&amp;&quot; &quot;&amp;[.E512]&amp;&quot; &quot;&amp;[.F512]" office:value-type="string" office:string-value="N511 G105 PY7.79166666666667">
            <text:p>N511 G105 PY7.79166666666667</text:p>
          </table:table-cell>
          <table:table-cell table:number-columns-repeated="1016"/>
        </table:table-row>
        <table:table-row table:style-name="ro1">
          <table:table-cell table:formula="of:=[.A508]" office:value-type="float" office:value="7115.5">
            <text:p>7115.5</text:p>
          </table:table-cell>
          <table:table-cell table:formula="of:=[.B508]+[.$K$16]" office:value-type="float" office:value="589.95">
            <text:p>589.95</text:p>
          </table:table-cell>
          <table:table-cell/>
          <table:table-cell office:value-type="string">
            <text:p>N512</text:p>
          </table:table-cell>
          <table:table-cell table:formula="of:=&quot;X&quot;&amp;[.A513]" office:value-type="string" office:string-value="X7115.5">
            <text:p>X7115.5</text:p>
          </table:table-cell>
          <table:table-cell table:formula="of:=&quot;Y&quot;&amp;[.B513]" office:value-type="string" office:string-value="Y589.95">
            <text:p>Y589.95</text:p>
          </table:table-cell>
          <table:table-cell table:formula="of:=[.G508]+1" office:value-type="float" office:value="103">
            <text:p>103</text:p>
          </table:table-cell>
          <table:table-cell table:formula="of:=[.D513]&amp;&quot; &quot;&amp;[.E513]&amp;&quot; &quot;&amp;[.F513]" office:value-type="string" office:string-value="N512 X7115.5 Y589.95">
            <text:p>N512 X7115.5 Y589.9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13</text:p>
          </table:table-cell>
          <table:table-cell table:formula="of:=[.E509]" office:value-type="string" office:string-value="G106">
            <text:p>G106</text:p>
          </table:table-cell>
          <table:table-cell table:formula="of:=[.F509]" office:value-type="string" office:string-value="P3">
            <text:p>P3</text:p>
          </table:table-cell>
          <table:table-cell table:formula="of:=[.G509]+1" office:value-type="float" office:value="103">
            <text:p>103</text:p>
          </table:table-cell>
          <table:table-cell table:formula="of:=[.D514]&amp;&quot; &quot;&amp;[.E514]&amp;&quot; &quot;&amp;[.F514]" office:value-type="string" office:string-value="N513 G106 P3">
            <text:p>N513 G106 P3</text:p>
          </table:table-cell>
          <table:table-cell table:number-columns-repeated="1016"/>
        </table:table-row>
        <table:table-row table:style-name="ro1">
          <table:table-cell table:formula="of:=[.A510]" office:value-type="float" office:value="387.5">
            <text:p>387.5</text:p>
          </table:table-cell>
          <table:table-cell table:formula="of:=[.B510]+[.$K$16]" office:value-type="float" office:value="588.25">
            <text:p>588.25</text:p>
          </table:table-cell>
          <table:table-cell/>
          <table:table-cell office:value-type="string">
            <text:p>N514</text:p>
          </table:table-cell>
          <table:table-cell table:formula="of:=&quot;X&quot;&amp;[.A515]" office:value-type="string" office:string-value="X387.5">
            <text:p>X387.5</text:p>
          </table:table-cell>
          <table:table-cell table:formula="of:=&quot;Y&quot;&amp;[.B515]" office:value-type="string" office:string-value="Y588.25">
            <text:p>Y588.25</text:p>
          </table:table-cell>
          <table:table-cell table:formula="of:=[.G510]+1" office:value-type="float" office:value="103">
            <text:p>103</text:p>
          </table:table-cell>
          <table:table-cell table:formula="of:=[.D515]&amp;&quot; &quot;&amp;[.E515]&amp;&quot; &quot;&amp;[.F515]" office:value-type="string" office:string-value="N514 X387.5 Y588.25">
            <text:p>N514 X387.5 Y588.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15</text:p>
          </table:table-cell>
          <table:table-cell table:formula="of:=[.E511]" office:value-type="string" office:string-value="G106">
            <text:p>G106</text:p>
          </table:table-cell>
          <table:table-cell table:formula="of:=[.F511]" office:value-type="string" office:string-value="P0">
            <text:p>P0</text:p>
          </table:table-cell>
          <table:table-cell table:formula="of:=[.G511]+1" office:value-type="float" office:value="103">
            <text:p>103</text:p>
          </table:table-cell>
          <table:table-cell table:formula="of:=[.D516]&amp;&quot; &quot;&amp;[.E516]&amp;&quot; &quot;&amp;[.F516]" office:value-type="string" office:string-value="N515 G106 P0">
            <text:p>N515 G106 P0</text:p>
          </table:table-cell>
          <table:table-cell table:number-columns-repeated="1016"/>
        </table:table-row>
        <table:table-row table:style-name="ro1">
          <table:table-cell/>
          <table:table-cell table:formula="of:=[.B512]" office:value-type="string" office:string-value="jog up">
            <text:p>jog up</text:p>
          </table:table-cell>
          <table:table-cell/>
          <table:table-cell office:value-type="string">
            <text:p>N516</text:p>
          </table:table-cell>
          <table:table-cell table:formula="of:=[.E512]" office:value-type="string" office:string-value="G105">
            <text:p>G105</text:p>
          </table:table-cell>
          <table:table-cell table:formula="of:=[.F512]" office:value-type="string" office:string-value="PY7.79166666666667">
            <text:p>PY7.79166666666667</text:p>
          </table:table-cell>
          <table:table-cell table:formula="of:=[.G512]+1" office:value-type="float" office:value="104">
            <text:p>104</text:p>
          </table:table-cell>
          <table:table-cell table:formula="of:=[.D517]&amp;&quot; &quot;&amp;[.E517]&amp;&quot; &quot;&amp;[.F517]" office:value-type="string" office:string-value="N516 G105 PY7.79166666666667">
            <text:p>N516 G105 PY7.79166666666667</text:p>
          </table:table-cell>
          <table:table-cell table:number-columns-repeated="1016"/>
        </table:table-row>
        <table:table-row table:style-name="ro1">
          <table:table-cell table:formula="of:=[.A513]" office:value-type="float" office:value="7115.5">
            <text:p>7115.5</text:p>
          </table:table-cell>
          <table:table-cell table:formula="of:=[.B513]+[.$K$16]" office:value-type="float" office:value="594.741666666667">
            <text:p>594.7416666667</text:p>
          </table:table-cell>
          <table:table-cell/>
          <table:table-cell office:value-type="string">
            <text:p>N517</text:p>
          </table:table-cell>
          <table:table-cell table:formula="of:=&quot;X&quot;&amp;[.A518]" office:value-type="string" office:string-value="X7115.5">
            <text:p>X7115.5</text:p>
          </table:table-cell>
          <table:table-cell table:formula="of:=&quot;Y&quot;&amp;[.B518]" office:value-type="string" office:string-value="Y594.741666666667">
            <text:p>Y594.741666666667</text:p>
          </table:table-cell>
          <table:table-cell table:formula="of:=[.G513]+1" office:value-type="float" office:value="104">
            <text:p>104</text:p>
          </table:table-cell>
          <table:table-cell table:formula="of:=[.D518]&amp;&quot; &quot;&amp;[.E518]&amp;&quot; &quot;&amp;[.F518]" office:value-type="string" office:string-value="N517 X7115.5 Y594.741666666667">
            <text:p>N517 X7115.5 Y594.7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18</text:p>
          </table:table-cell>
          <table:table-cell table:formula="of:=[.E514]" office:value-type="string" office:string-value="G106">
            <text:p>G106</text:p>
          </table:table-cell>
          <table:table-cell table:formula="of:=[.F514]" office:value-type="string" office:string-value="P3">
            <text:p>P3</text:p>
          </table:table-cell>
          <table:table-cell table:formula="of:=[.G514]+1" office:value-type="float" office:value="104">
            <text:p>104</text:p>
          </table:table-cell>
          <table:table-cell table:formula="of:=[.D519]&amp;&quot; &quot;&amp;[.E519]&amp;&quot; &quot;&amp;[.F519]" office:value-type="string" office:string-value="N518 G106 P3">
            <text:p>N518 G106 P3</text:p>
          </table:table-cell>
          <table:table-cell table:number-columns-repeated="1016"/>
        </table:table-row>
        <table:table-row table:style-name="ro1">
          <table:table-cell table:formula="of:=[.A515]" office:value-type="float" office:value="387.5">
            <text:p>387.5</text:p>
          </table:table-cell>
          <table:table-cell table:formula="of:=[.B515]+[.$K$16]" office:value-type="float" office:value="593.041666666667">
            <text:p>593.0416666667</text:p>
          </table:table-cell>
          <table:table-cell/>
          <table:table-cell office:value-type="string">
            <text:p>N519</text:p>
          </table:table-cell>
          <table:table-cell table:formula="of:=&quot;X&quot;&amp;[.A520]" office:value-type="string" office:string-value="X387.5">
            <text:p>X387.5</text:p>
          </table:table-cell>
          <table:table-cell table:formula="of:=&quot;Y&quot;&amp;[.B520]" office:value-type="string" office:string-value="Y593.041666666667">
            <text:p>Y593.041666666667</text:p>
          </table:table-cell>
          <table:table-cell table:formula="of:=[.G515]+1" office:value-type="float" office:value="104">
            <text:p>104</text:p>
          </table:table-cell>
          <table:table-cell table:formula="of:=[.D520]&amp;&quot; &quot;&amp;[.E520]&amp;&quot; &quot;&amp;[.F520]" office:value-type="string" office:string-value="N519 X387.5 Y593.041666666667">
            <text:p>N519 X387.5 Y593.0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20</text:p>
          </table:table-cell>
          <table:table-cell table:formula="of:=[.E516]" office:value-type="string" office:string-value="G106">
            <text:p>G106</text:p>
          </table:table-cell>
          <table:table-cell table:formula="of:=[.F516]" office:value-type="string" office:string-value="P0">
            <text:p>P0</text:p>
          </table:table-cell>
          <table:table-cell table:formula="of:=[.G516]+1" office:value-type="float" office:value="104">
            <text:p>104</text:p>
          </table:table-cell>
          <table:table-cell table:formula="of:=[.D521]&amp;&quot; &quot;&amp;[.E521]&amp;&quot; &quot;&amp;[.F521]" office:value-type="string" office:string-value="N520 G106 P0">
            <text:p>N520 G106 P0</text:p>
          </table:table-cell>
          <table:table-cell table:number-columns-repeated="1016"/>
        </table:table-row>
        <table:table-row table:style-name="ro1">
          <table:table-cell/>
          <table:table-cell table:formula="of:=[.B517]" office:value-type="string" office:string-value="jog up">
            <text:p>jog up</text:p>
          </table:table-cell>
          <table:table-cell/>
          <table:table-cell office:value-type="string">
            <text:p>N521</text:p>
          </table:table-cell>
          <table:table-cell table:formula="of:=[.E517]" office:value-type="string" office:string-value="G105">
            <text:p>G105</text:p>
          </table:table-cell>
          <table:table-cell table:formula="of:=[.F517]" office:value-type="string" office:string-value="PY7.79166666666667">
            <text:p>PY7.79166666666667</text:p>
          </table:table-cell>
          <table:table-cell table:formula="of:=[.G517]+1" office:value-type="float" office:value="105">
            <text:p>105</text:p>
          </table:table-cell>
          <table:table-cell table:formula="of:=[.D522]&amp;&quot; &quot;&amp;[.E522]&amp;&quot; &quot;&amp;[.F522]" office:value-type="string" office:string-value="N521 G105 PY7.79166666666667">
            <text:p>N521 G105 PY7.79166666666667</text:p>
          </table:table-cell>
          <table:table-cell table:number-columns-repeated="1016"/>
        </table:table-row>
        <table:table-row table:style-name="ro1">
          <table:table-cell table:formula="of:=[.A518]" office:value-type="float" office:value="7115.5">
            <text:p>7115.5</text:p>
          </table:table-cell>
          <table:table-cell table:formula="of:=[.B518]+[.$K$16]" office:value-type="float" office:value="599.533333333333">
            <text:p>599.5333333333</text:p>
          </table:table-cell>
          <table:table-cell/>
          <table:table-cell office:value-type="string">
            <text:p>N522</text:p>
          </table:table-cell>
          <table:table-cell table:formula="of:=&quot;X&quot;&amp;[.A523]" office:value-type="string" office:string-value="X7115.5">
            <text:p>X7115.5</text:p>
          </table:table-cell>
          <table:table-cell table:formula="of:=&quot;Y&quot;&amp;[.B523]" office:value-type="string" office:string-value="Y599.533333333333">
            <text:p>Y599.533333333333</text:p>
          </table:table-cell>
          <table:table-cell table:formula="of:=[.G518]+1" office:value-type="float" office:value="105">
            <text:p>105</text:p>
          </table:table-cell>
          <table:table-cell table:formula="of:=[.D523]&amp;&quot; &quot;&amp;[.E523]&amp;&quot; &quot;&amp;[.F523]" office:value-type="string" office:string-value="N522 X7115.5 Y599.533333333333">
            <text:p>N522 X7115.5 Y599.5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23</text:p>
          </table:table-cell>
          <table:table-cell table:formula="of:=[.E519]" office:value-type="string" office:string-value="G106">
            <text:p>G106</text:p>
          </table:table-cell>
          <table:table-cell table:formula="of:=[.F519]" office:value-type="string" office:string-value="P3">
            <text:p>P3</text:p>
          </table:table-cell>
          <table:table-cell table:formula="of:=[.G519]+1" office:value-type="float" office:value="105">
            <text:p>105</text:p>
          </table:table-cell>
          <table:table-cell table:formula="of:=[.D524]&amp;&quot; &quot;&amp;[.E524]&amp;&quot; &quot;&amp;[.F524]" office:value-type="string" office:string-value="N523 G106 P3">
            <text:p>N523 G106 P3</text:p>
          </table:table-cell>
          <table:table-cell table:number-columns-repeated="1016"/>
        </table:table-row>
        <table:table-row table:style-name="ro1">
          <table:table-cell table:formula="of:=[.A520]" office:value-type="float" office:value="387.5">
            <text:p>387.5</text:p>
          </table:table-cell>
          <table:table-cell table:formula="of:=[.B520]+[.$K$16]" office:value-type="float" office:value="597.833333333334">
            <text:p>597.8333333333</text:p>
          </table:table-cell>
          <table:table-cell/>
          <table:table-cell office:value-type="string">
            <text:p>N524</text:p>
          </table:table-cell>
          <table:table-cell table:formula="of:=&quot;X&quot;&amp;[.A525]" office:value-type="string" office:string-value="X387.5">
            <text:p>X387.5</text:p>
          </table:table-cell>
          <table:table-cell table:formula="of:=&quot;Y&quot;&amp;[.B525]" office:value-type="string" office:string-value="Y597.833333333334">
            <text:p>Y597.833333333334</text:p>
          </table:table-cell>
          <table:table-cell table:formula="of:=[.G520]+1" office:value-type="float" office:value="105">
            <text:p>105</text:p>
          </table:table-cell>
          <table:table-cell table:formula="of:=[.D525]&amp;&quot; &quot;&amp;[.E525]&amp;&quot; &quot;&amp;[.F525]" office:value-type="string" office:string-value="N524 X387.5 Y597.833333333334">
            <text:p>N524 X387.5 Y597.83333333333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25</text:p>
          </table:table-cell>
          <table:table-cell table:formula="of:=[.E521]" office:value-type="string" office:string-value="G106">
            <text:p>G106</text:p>
          </table:table-cell>
          <table:table-cell table:formula="of:=[.F521]" office:value-type="string" office:string-value="P0">
            <text:p>P0</text:p>
          </table:table-cell>
          <table:table-cell table:formula="of:=[.G521]+1" office:value-type="float" office:value="105">
            <text:p>105</text:p>
          </table:table-cell>
          <table:table-cell table:formula="of:=[.D526]&amp;&quot; &quot;&amp;[.E526]&amp;&quot; &quot;&amp;[.F526]" office:value-type="string" office:string-value="N525 G106 P0">
            <text:p>N525 G106 P0</text:p>
          </table:table-cell>
          <table:table-cell table:number-columns-repeated="1016"/>
        </table:table-row>
        <table:table-row table:style-name="ro1">
          <table:table-cell/>
          <table:table-cell table:formula="of:=[.B522]" office:value-type="string" office:string-value="jog up">
            <text:p>jog up</text:p>
          </table:table-cell>
          <table:table-cell/>
          <table:table-cell office:value-type="string">
            <text:p>N526</text:p>
          </table:table-cell>
          <table:table-cell table:formula="of:=[.E522]" office:value-type="string" office:string-value="G105">
            <text:p>G105</text:p>
          </table:table-cell>
          <table:table-cell table:formula="of:=[.F522]" office:value-type="string" office:string-value="PY7.79166666666667">
            <text:p>PY7.79166666666667</text:p>
          </table:table-cell>
          <table:table-cell table:formula="of:=[.G522]+1" office:value-type="float" office:value="106">
            <text:p>106</text:p>
          </table:table-cell>
          <table:table-cell table:formula="of:=[.D527]&amp;&quot; &quot;&amp;[.E527]&amp;&quot; &quot;&amp;[.F527]" office:value-type="string" office:string-value="N526 G105 PY7.79166666666667">
            <text:p>N526 G105 PY7.79166666666667</text:p>
          </table:table-cell>
          <table:table-cell table:number-columns-repeated="1016"/>
        </table:table-row>
        <table:table-row table:style-name="ro1">
          <table:table-cell table:formula="of:=[.A523]" office:value-type="float" office:value="7115.5">
            <text:p>7115.5</text:p>
          </table:table-cell>
          <table:table-cell table:formula="of:=[.B523]+[.$K$16]" office:value-type="float" office:value="604.325">
            <text:p>604.325</text:p>
          </table:table-cell>
          <table:table-cell/>
          <table:table-cell office:value-type="string">
            <text:p>N527</text:p>
          </table:table-cell>
          <table:table-cell table:formula="of:=&quot;X&quot;&amp;[.A528]" office:value-type="string" office:string-value="X7115.5">
            <text:p>X7115.5</text:p>
          </table:table-cell>
          <table:table-cell table:formula="of:=&quot;Y&quot;&amp;[.B528]" office:value-type="string" office:string-value="Y604.325">
            <text:p>Y604.325</text:p>
          </table:table-cell>
          <table:table-cell table:formula="of:=[.G523]+1" office:value-type="float" office:value="106">
            <text:p>106</text:p>
          </table:table-cell>
          <table:table-cell table:formula="of:=[.D528]&amp;&quot; &quot;&amp;[.E528]&amp;&quot; &quot;&amp;[.F528]" office:value-type="string" office:string-value="N527 X7115.5 Y604.325">
            <text:p>N527 X7115.5 Y604.3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28</text:p>
          </table:table-cell>
          <table:table-cell table:formula="of:=[.E524]" office:value-type="string" office:string-value="G106">
            <text:p>G106</text:p>
          </table:table-cell>
          <table:table-cell table:formula="of:=[.F524]" office:value-type="string" office:string-value="P3">
            <text:p>P3</text:p>
          </table:table-cell>
          <table:table-cell table:formula="of:=[.G524]+1" office:value-type="float" office:value="106">
            <text:p>106</text:p>
          </table:table-cell>
          <table:table-cell table:formula="of:=[.D529]&amp;&quot; &quot;&amp;[.E529]&amp;&quot; &quot;&amp;[.F529]" office:value-type="string" office:string-value="N528 G106 P3">
            <text:p>N528 G106 P3</text:p>
          </table:table-cell>
          <table:table-cell table:number-columns-repeated="1016"/>
        </table:table-row>
        <table:table-row table:style-name="ro1">
          <table:table-cell table:formula="of:=[.A525]" office:value-type="float" office:value="387.5">
            <text:p>387.5</text:p>
          </table:table-cell>
          <table:table-cell table:formula="of:=[.B525]+[.$K$16]" office:value-type="float" office:value="602.625">
            <text:p>602.625</text:p>
          </table:table-cell>
          <table:table-cell/>
          <table:table-cell office:value-type="string">
            <text:p>N529</text:p>
          </table:table-cell>
          <table:table-cell table:formula="of:=&quot;X&quot;&amp;[.A530]" office:value-type="string" office:string-value="X387.5">
            <text:p>X387.5</text:p>
          </table:table-cell>
          <table:table-cell table:formula="of:=&quot;Y&quot;&amp;[.B530]" office:value-type="string" office:string-value="Y602.625">
            <text:p>Y602.625</text:p>
          </table:table-cell>
          <table:table-cell table:formula="of:=[.G525]+1" office:value-type="float" office:value="106">
            <text:p>106</text:p>
          </table:table-cell>
          <table:table-cell table:formula="of:=[.D530]&amp;&quot; &quot;&amp;[.E530]&amp;&quot; &quot;&amp;[.F530]" office:value-type="string" office:string-value="N529 X387.5 Y602.625">
            <text:p>N529 X387.5 Y602.6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0</text:p>
          </table:table-cell>
          <table:table-cell table:formula="of:=[.E526]" office:value-type="string" office:string-value="G106">
            <text:p>G106</text:p>
          </table:table-cell>
          <table:table-cell table:formula="of:=[.F526]" office:value-type="string" office:string-value="P0">
            <text:p>P0</text:p>
          </table:table-cell>
          <table:table-cell table:formula="of:=[.G526]+1" office:value-type="float" office:value="106">
            <text:p>106</text:p>
          </table:table-cell>
          <table:table-cell table:formula="of:=[.D531]&amp;&quot; &quot;&amp;[.E531]&amp;&quot; &quot;&amp;[.F531]" office:value-type="string" office:string-value="N530 G106 P0">
            <text:p>N530 G106 P0</text:p>
          </table:table-cell>
          <table:table-cell table:number-columns-repeated="1016"/>
        </table:table-row>
        <table:table-row table:style-name="ro1">
          <table:table-cell/>
          <table:table-cell table:formula="of:=[.B527]" office:value-type="string" office:string-value="jog up">
            <text:p>jog up</text:p>
          </table:table-cell>
          <table:table-cell/>
          <table:table-cell office:value-type="string">
            <text:p>N531</text:p>
          </table:table-cell>
          <table:table-cell table:formula="of:=[.E527]" office:value-type="string" office:string-value="G105">
            <text:p>G105</text:p>
          </table:table-cell>
          <table:table-cell table:formula="of:=[.F527]" office:value-type="string" office:string-value="PY7.79166666666667">
            <text:p>PY7.79166666666667</text:p>
          </table:table-cell>
          <table:table-cell table:formula="of:=[.G527]+1" office:value-type="float" office:value="107">
            <text:p>107</text:p>
          </table:table-cell>
          <table:table-cell table:formula="of:=[.D532]&amp;&quot; &quot;&amp;[.E532]&amp;&quot; &quot;&amp;[.F532]" office:value-type="string" office:string-value="N531 G105 PY7.79166666666667">
            <text:p>N531 G105 PY7.79166666666667</text:p>
          </table:table-cell>
          <table:table-cell table:number-columns-repeated="1016"/>
        </table:table-row>
        <table:table-row table:style-name="ro1">
          <table:table-cell table:formula="of:=[.A528]" office:value-type="float" office:value="7115.5">
            <text:p>7115.5</text:p>
          </table:table-cell>
          <table:table-cell table:formula="of:=[.B528]+[.$K$16]" office:value-type="float" office:value="609.116666666667">
            <text:p>609.1166666667</text:p>
          </table:table-cell>
          <table:table-cell/>
          <table:table-cell office:value-type="string">
            <text:p>N532</text:p>
          </table:table-cell>
          <table:table-cell table:formula="of:=&quot;X&quot;&amp;[.A533]" office:value-type="string" office:string-value="X7115.5">
            <text:p>X7115.5</text:p>
          </table:table-cell>
          <table:table-cell table:formula="of:=&quot;Y&quot;&amp;[.B533]" office:value-type="string" office:string-value="Y609.116666666667">
            <text:p>Y609.116666666667</text:p>
          </table:table-cell>
          <table:table-cell table:formula="of:=[.G528]+1" office:value-type="float" office:value="107">
            <text:p>107</text:p>
          </table:table-cell>
          <table:table-cell table:formula="of:=[.D533]&amp;&quot; &quot;&amp;[.E533]&amp;&quot; &quot;&amp;[.F533]" office:value-type="string" office:string-value="N532 X7115.5 Y609.116666666667">
            <text:p>N532 X7115.5 Y609.1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3</text:p>
          </table:table-cell>
          <table:table-cell table:formula="of:=[.E529]" office:value-type="string" office:string-value="G106">
            <text:p>G106</text:p>
          </table:table-cell>
          <table:table-cell table:formula="of:=[.F529]" office:value-type="string" office:string-value="P3">
            <text:p>P3</text:p>
          </table:table-cell>
          <table:table-cell table:formula="of:=[.G529]+1" office:value-type="float" office:value="107">
            <text:p>107</text:p>
          </table:table-cell>
          <table:table-cell table:formula="of:=[.D534]&amp;&quot; &quot;&amp;[.E534]&amp;&quot; &quot;&amp;[.F534]" office:value-type="string" office:string-value="N533 G106 P3">
            <text:p>N533 G106 P3</text:p>
          </table:table-cell>
          <table:table-cell table:number-columns-repeated="1016"/>
        </table:table-row>
        <table:table-row table:style-name="ro1">
          <table:table-cell table:formula="of:=[.A530]" office:value-type="float" office:value="387.5">
            <text:p>387.5</text:p>
          </table:table-cell>
          <table:table-cell table:formula="of:=[.B530]+[.$K$16]" office:value-type="float" office:value="607.416666666667">
            <text:p>607.4166666667</text:p>
          </table:table-cell>
          <table:table-cell/>
          <table:table-cell office:value-type="string">
            <text:p>N534</text:p>
          </table:table-cell>
          <table:table-cell table:formula="of:=&quot;X&quot;&amp;[.A535]" office:value-type="string" office:string-value="X387.5">
            <text:p>X387.5</text:p>
          </table:table-cell>
          <table:table-cell table:formula="of:=&quot;Y&quot;&amp;[.B535]" office:value-type="string" office:string-value="Y607.416666666667">
            <text:p>Y607.416666666667</text:p>
          </table:table-cell>
          <table:table-cell table:formula="of:=[.G530]+1" office:value-type="float" office:value="107">
            <text:p>107</text:p>
          </table:table-cell>
          <table:table-cell table:formula="of:=[.D535]&amp;&quot; &quot;&amp;[.E535]&amp;&quot; &quot;&amp;[.F535]" office:value-type="string" office:string-value="N534 X387.5 Y607.416666666667">
            <text:p>N534 X387.5 Y607.4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5</text:p>
          </table:table-cell>
          <table:table-cell table:formula="of:=[.E531]" office:value-type="string" office:string-value="G106">
            <text:p>G106</text:p>
          </table:table-cell>
          <table:table-cell table:formula="of:=[.F531]" office:value-type="string" office:string-value="P0">
            <text:p>P0</text:p>
          </table:table-cell>
          <table:table-cell table:formula="of:=[.G531]+1" office:value-type="float" office:value="107">
            <text:p>107</text:p>
          </table:table-cell>
          <table:table-cell table:formula="of:=[.D536]&amp;&quot; &quot;&amp;[.E536]&amp;&quot; &quot;&amp;[.F536]" office:value-type="string" office:string-value="N535 G106 P0">
            <text:p>N535 G106 P0</text:p>
          </table:table-cell>
          <table:table-cell table:number-columns-repeated="1016"/>
        </table:table-row>
        <table:table-row table:style-name="ro1">
          <table:table-cell/>
          <table:table-cell table:formula="of:=[.B532]" office:value-type="string" office:string-value="jog up">
            <text:p>jog up</text:p>
          </table:table-cell>
          <table:table-cell/>
          <table:table-cell office:value-type="string">
            <text:p>N536</text:p>
          </table:table-cell>
          <table:table-cell table:formula="of:=[.E532]" office:value-type="string" office:string-value="G105">
            <text:p>G105</text:p>
          </table:table-cell>
          <table:table-cell table:formula="of:=[.F532]" office:value-type="string" office:string-value="PY7.79166666666667">
            <text:p>PY7.79166666666667</text:p>
          </table:table-cell>
          <table:table-cell table:formula="of:=[.G532]+1" office:value-type="float" office:value="108">
            <text:p>108</text:p>
          </table:table-cell>
          <table:table-cell table:formula="of:=[.D537]&amp;&quot; &quot;&amp;[.E537]&amp;&quot; &quot;&amp;[.F537]" office:value-type="string" office:string-value="N536 G105 PY7.79166666666667">
            <text:p>N536 G105 PY7.79166666666667</text:p>
          </table:table-cell>
          <table:table-cell table:number-columns-repeated="1016"/>
        </table:table-row>
        <table:table-row table:style-name="ro1">
          <table:table-cell table:formula="of:=[.A533]" office:value-type="float" office:value="7115.5">
            <text:p>7115.5</text:p>
          </table:table-cell>
          <table:table-cell table:formula="of:=[.B533]+[.$K$16]" office:value-type="float" office:value="613.908333333333">
            <text:p>613.9083333333</text:p>
          </table:table-cell>
          <table:table-cell/>
          <table:table-cell office:value-type="string">
            <text:p>N537</text:p>
          </table:table-cell>
          <table:table-cell table:formula="of:=&quot;X&quot;&amp;[.A538]" office:value-type="string" office:string-value="X7115.5">
            <text:p>X7115.5</text:p>
          </table:table-cell>
          <table:table-cell table:formula="of:=&quot;Y&quot;&amp;[.B538]" office:value-type="string" office:string-value="Y613.908333333333">
            <text:p>Y613.908333333333</text:p>
          </table:table-cell>
          <table:table-cell table:formula="of:=[.G533]+1" office:value-type="float" office:value="108">
            <text:p>108</text:p>
          </table:table-cell>
          <table:table-cell table:formula="of:=[.D538]&amp;&quot; &quot;&amp;[.E538]&amp;&quot; &quot;&amp;[.F538]" office:value-type="string" office:string-value="N537 X7115.5 Y613.908333333333">
            <text:p>N537 X7115.5 Y613.9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38</text:p>
          </table:table-cell>
          <table:table-cell table:formula="of:=[.E534]" office:value-type="string" office:string-value="G106">
            <text:p>G106</text:p>
          </table:table-cell>
          <table:table-cell table:formula="of:=[.F534]" office:value-type="string" office:string-value="P3">
            <text:p>P3</text:p>
          </table:table-cell>
          <table:table-cell table:formula="of:=[.G534]+1" office:value-type="float" office:value="108">
            <text:p>108</text:p>
          </table:table-cell>
          <table:table-cell table:formula="of:=[.D539]&amp;&quot; &quot;&amp;[.E539]&amp;&quot; &quot;&amp;[.F539]" office:value-type="string" office:string-value="N538 G106 P3">
            <text:p>N538 G106 P3</text:p>
          </table:table-cell>
          <table:table-cell table:number-columns-repeated="1016"/>
        </table:table-row>
        <table:table-row table:style-name="ro1">
          <table:table-cell table:formula="of:=[.A535]" office:value-type="float" office:value="387.5">
            <text:p>387.5</text:p>
          </table:table-cell>
          <table:table-cell table:formula="of:=[.B535]+[.$K$16]" office:value-type="float" office:value="612.208333333333">
            <text:p>612.2083333333</text:p>
          </table:table-cell>
          <table:table-cell/>
          <table:table-cell office:value-type="string">
            <text:p>N539</text:p>
          </table:table-cell>
          <table:table-cell table:formula="of:=&quot;X&quot;&amp;[.A540]" office:value-type="string" office:string-value="X387.5">
            <text:p>X387.5</text:p>
          </table:table-cell>
          <table:table-cell table:formula="of:=&quot;Y&quot;&amp;[.B540]" office:value-type="string" office:string-value="Y612.208333333333">
            <text:p>Y612.208333333333</text:p>
          </table:table-cell>
          <table:table-cell table:formula="of:=[.G535]+1" office:value-type="float" office:value="108">
            <text:p>108</text:p>
          </table:table-cell>
          <table:table-cell table:formula="of:=[.D540]&amp;&quot; &quot;&amp;[.E540]&amp;&quot; &quot;&amp;[.F540]" office:value-type="string" office:string-value="N539 X387.5 Y612.208333333333">
            <text:p>N539 X387.5 Y612.2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40</text:p>
          </table:table-cell>
          <table:table-cell table:formula="of:=[.E536]" office:value-type="string" office:string-value="G106">
            <text:p>G106</text:p>
          </table:table-cell>
          <table:table-cell table:formula="of:=[.F536]" office:value-type="string" office:string-value="P0">
            <text:p>P0</text:p>
          </table:table-cell>
          <table:table-cell table:formula="of:=[.G536]+1" office:value-type="float" office:value="108">
            <text:p>108</text:p>
          </table:table-cell>
          <table:table-cell table:formula="of:=[.D541]&amp;&quot; &quot;&amp;[.E541]&amp;&quot; &quot;&amp;[.F541]" office:value-type="string" office:string-value="N540 G106 P0">
            <text:p>N540 G106 P0</text:p>
          </table:table-cell>
          <table:table-cell table:number-columns-repeated="1016"/>
        </table:table-row>
        <table:table-row table:style-name="ro1">
          <table:table-cell/>
          <table:table-cell table:formula="of:=[.B537]" office:value-type="string" office:string-value="jog up">
            <text:p>jog up</text:p>
          </table:table-cell>
          <table:table-cell/>
          <table:table-cell office:value-type="string">
            <text:p>N541</text:p>
          </table:table-cell>
          <table:table-cell table:formula="of:=[.E537]" office:value-type="string" office:string-value="G105">
            <text:p>G105</text:p>
          </table:table-cell>
          <table:table-cell table:formula="of:=[.F537]" office:value-type="string" office:string-value="PY7.79166666666667">
            <text:p>PY7.79166666666667</text:p>
          </table:table-cell>
          <table:table-cell table:formula="of:=[.G537]+1" office:value-type="float" office:value="109">
            <text:p>109</text:p>
          </table:table-cell>
          <table:table-cell table:formula="of:=[.D542]&amp;&quot; &quot;&amp;[.E542]&amp;&quot; &quot;&amp;[.F542]" office:value-type="string" office:string-value="N541 G105 PY7.79166666666667">
            <text:p>N541 G105 PY7.79166666666667</text:p>
          </table:table-cell>
          <table:table-cell table:number-columns-repeated="1016"/>
        </table:table-row>
        <table:table-row table:style-name="ro1">
          <table:table-cell table:formula="of:=[.A538]" office:value-type="float" office:value="7115.5">
            <text:p>7115.5</text:p>
          </table:table-cell>
          <table:table-cell table:formula="of:=[.B538]+[.$K$16]" office:value-type="float" office:value="618.7">
            <text:p>618.7</text:p>
          </table:table-cell>
          <table:table-cell/>
          <table:table-cell office:value-type="string">
            <text:p>N542</text:p>
          </table:table-cell>
          <table:table-cell table:formula="of:=&quot;X&quot;&amp;[.A543]" office:value-type="string" office:string-value="X7115.5">
            <text:p>X7115.5</text:p>
          </table:table-cell>
          <table:table-cell table:formula="of:=&quot;Y&quot;&amp;[.B543]" office:value-type="string" office:string-value="Y618.7">
            <text:p>Y618.7</text:p>
          </table:table-cell>
          <table:table-cell table:formula="of:=[.G538]+1" office:value-type="float" office:value="109">
            <text:p>109</text:p>
          </table:table-cell>
          <table:table-cell table:formula="of:=[.D543]&amp;&quot; &quot;&amp;[.E543]&amp;&quot; &quot;&amp;[.F543]" office:value-type="string" office:string-value="N542 X7115.5 Y618.7">
            <text:p>N542 X7115.5 Y618.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43</text:p>
          </table:table-cell>
          <table:table-cell table:formula="of:=[.E539]" office:value-type="string" office:string-value="G106">
            <text:p>G106</text:p>
          </table:table-cell>
          <table:table-cell table:formula="of:=[.F539]" office:value-type="string" office:string-value="P3">
            <text:p>P3</text:p>
          </table:table-cell>
          <table:table-cell table:formula="of:=[.G539]+1" office:value-type="float" office:value="109">
            <text:p>109</text:p>
          </table:table-cell>
          <table:table-cell table:formula="of:=[.D544]&amp;&quot; &quot;&amp;[.E544]&amp;&quot; &quot;&amp;[.F544]" office:value-type="string" office:string-value="N543 G106 P3">
            <text:p>N543 G106 P3</text:p>
          </table:table-cell>
          <table:table-cell table:number-columns-repeated="1016"/>
        </table:table-row>
        <table:table-row table:style-name="ro1">
          <table:table-cell table:formula="of:=[.A540]" office:value-type="float" office:value="387.5">
            <text:p>387.5</text:p>
          </table:table-cell>
          <table:table-cell table:formula="of:=[.B540]+[.$K$16]" office:value-type="float" office:value="617">
            <text:p>617</text:p>
          </table:table-cell>
          <table:table-cell/>
          <table:table-cell office:value-type="string">
            <text:p>N544</text:p>
          </table:table-cell>
          <table:table-cell table:formula="of:=&quot;X&quot;&amp;[.A545]" office:value-type="string" office:string-value="X387.5">
            <text:p>X387.5</text:p>
          </table:table-cell>
          <table:table-cell table:formula="of:=&quot;Y&quot;&amp;[.B545]" office:value-type="string" office:string-value="Y617">
            <text:p>Y617</text:p>
          </table:table-cell>
          <table:table-cell table:formula="of:=[.G540]+1" office:value-type="float" office:value="109">
            <text:p>109</text:p>
          </table:table-cell>
          <table:table-cell table:formula="of:=[.D545]&amp;&quot; &quot;&amp;[.E545]&amp;&quot; &quot;&amp;[.F545]" office:value-type="string" office:string-value="N544 X387.5 Y617">
            <text:p>N544 X387.5 Y61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45</text:p>
          </table:table-cell>
          <table:table-cell table:formula="of:=[.E541]" office:value-type="string" office:string-value="G106">
            <text:p>G106</text:p>
          </table:table-cell>
          <table:table-cell table:formula="of:=[.F541]" office:value-type="string" office:string-value="P0">
            <text:p>P0</text:p>
          </table:table-cell>
          <table:table-cell table:formula="of:=[.G541]+1" office:value-type="float" office:value="109">
            <text:p>109</text:p>
          </table:table-cell>
          <table:table-cell table:formula="of:=[.D546]&amp;&quot; &quot;&amp;[.E546]&amp;&quot; &quot;&amp;[.F546]" office:value-type="string" office:string-value="N545 G106 P0">
            <text:p>N545 G106 P0</text:p>
          </table:table-cell>
          <table:table-cell table:number-columns-repeated="1016"/>
        </table:table-row>
        <table:table-row table:style-name="ro1">
          <table:table-cell/>
          <table:table-cell table:formula="of:=[.B542]" office:value-type="string" office:string-value="jog up">
            <text:p>jog up</text:p>
          </table:table-cell>
          <table:table-cell/>
          <table:table-cell office:value-type="string">
            <text:p>N546</text:p>
          </table:table-cell>
          <table:table-cell table:formula="of:=[.E542]" office:value-type="string" office:string-value="G105">
            <text:p>G105</text:p>
          </table:table-cell>
          <table:table-cell table:formula="of:=[.F542]" office:value-type="string" office:string-value="PY7.79166666666667">
            <text:p>PY7.79166666666667</text:p>
          </table:table-cell>
          <table:table-cell table:formula="of:=[.G542]+1" office:value-type="float" office:value="110">
            <text:p>110</text:p>
          </table:table-cell>
          <table:table-cell table:formula="of:=[.D547]&amp;&quot; &quot;&amp;[.E547]&amp;&quot; &quot;&amp;[.F547]" office:value-type="string" office:string-value="N546 G105 PY7.79166666666667">
            <text:p>N546 G105 PY7.79166666666667</text:p>
          </table:table-cell>
          <table:table-cell table:number-columns-repeated="1016"/>
        </table:table-row>
        <table:table-row table:style-name="ro1">
          <table:table-cell table:formula="of:=[.A543]" office:value-type="float" office:value="7115.5">
            <text:p>7115.5</text:p>
          </table:table-cell>
          <table:table-cell table:formula="of:=[.B543]+[.$K$16]" office:value-type="float" office:value="623.491666666667">
            <text:p>623.4916666667</text:p>
          </table:table-cell>
          <table:table-cell/>
          <table:table-cell office:value-type="string">
            <text:p>N547</text:p>
          </table:table-cell>
          <table:table-cell table:formula="of:=&quot;X&quot;&amp;[.A548]" office:value-type="string" office:string-value="X7115.5">
            <text:p>X7115.5</text:p>
          </table:table-cell>
          <table:table-cell table:formula="of:=&quot;Y&quot;&amp;[.B548]" office:value-type="string" office:string-value="Y623.491666666667">
            <text:p>Y623.491666666667</text:p>
          </table:table-cell>
          <table:table-cell table:formula="of:=[.G543]+1" office:value-type="float" office:value="110">
            <text:p>110</text:p>
          </table:table-cell>
          <table:table-cell table:formula="of:=[.D548]&amp;&quot; &quot;&amp;[.E548]&amp;&quot; &quot;&amp;[.F548]" office:value-type="string" office:string-value="N547 X7115.5 Y623.491666666667">
            <text:p>N547 X7115.5 Y623.4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48</text:p>
          </table:table-cell>
          <table:table-cell table:formula="of:=[.E544]" office:value-type="string" office:string-value="G106">
            <text:p>G106</text:p>
          </table:table-cell>
          <table:table-cell table:formula="of:=[.F544]" office:value-type="string" office:string-value="P3">
            <text:p>P3</text:p>
          </table:table-cell>
          <table:table-cell table:formula="of:=[.G544]+1" office:value-type="float" office:value="110">
            <text:p>110</text:p>
          </table:table-cell>
          <table:table-cell table:formula="of:=[.D549]&amp;&quot; &quot;&amp;[.E549]&amp;&quot; &quot;&amp;[.F549]" office:value-type="string" office:string-value="N548 G106 P3">
            <text:p>N548 G106 P3</text:p>
          </table:table-cell>
          <table:table-cell table:number-columns-repeated="1016"/>
        </table:table-row>
        <table:table-row table:style-name="ro1">
          <table:table-cell table:formula="of:=[.A545]" office:value-type="float" office:value="387.5">
            <text:p>387.5</text:p>
          </table:table-cell>
          <table:table-cell table:formula="of:=[.B545]+[.$K$16]" office:value-type="float" office:value="621.791666666667">
            <text:p>621.7916666667</text:p>
          </table:table-cell>
          <table:table-cell/>
          <table:table-cell office:value-type="string">
            <text:p>N549</text:p>
          </table:table-cell>
          <table:table-cell table:formula="of:=&quot;X&quot;&amp;[.A550]" office:value-type="string" office:string-value="X387.5">
            <text:p>X387.5</text:p>
          </table:table-cell>
          <table:table-cell table:formula="of:=&quot;Y&quot;&amp;[.B550]" office:value-type="string" office:string-value="Y621.791666666667">
            <text:p>Y621.791666666667</text:p>
          </table:table-cell>
          <table:table-cell table:formula="of:=[.G545]+1" office:value-type="float" office:value="110">
            <text:p>110</text:p>
          </table:table-cell>
          <table:table-cell table:formula="of:=[.D550]&amp;&quot; &quot;&amp;[.E550]&amp;&quot; &quot;&amp;[.F550]" office:value-type="string" office:string-value="N549 X387.5 Y621.791666666667">
            <text:p>N549 X387.5 Y621.7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0</text:p>
          </table:table-cell>
          <table:table-cell table:formula="of:=[.E546]" office:value-type="string" office:string-value="G106">
            <text:p>G106</text:p>
          </table:table-cell>
          <table:table-cell table:formula="of:=[.F546]" office:value-type="string" office:string-value="P0">
            <text:p>P0</text:p>
          </table:table-cell>
          <table:table-cell table:formula="of:=[.G546]+1" office:value-type="float" office:value="110">
            <text:p>110</text:p>
          </table:table-cell>
          <table:table-cell table:formula="of:=[.D551]&amp;&quot; &quot;&amp;[.E551]&amp;&quot; &quot;&amp;[.F551]" office:value-type="string" office:string-value="N550 G106 P0">
            <text:p>N550 G106 P0</text:p>
          </table:table-cell>
          <table:table-cell table:number-columns-repeated="1016"/>
        </table:table-row>
        <table:table-row table:style-name="ro1">
          <table:table-cell/>
          <table:table-cell table:formula="of:=[.B547]" office:value-type="string" office:string-value="jog up">
            <text:p>jog up</text:p>
          </table:table-cell>
          <table:table-cell/>
          <table:table-cell office:value-type="string">
            <text:p>N551</text:p>
          </table:table-cell>
          <table:table-cell table:formula="of:=[.E547]" office:value-type="string" office:string-value="G105">
            <text:p>G105</text:p>
          </table:table-cell>
          <table:table-cell table:formula="of:=[.F547]" office:value-type="string" office:string-value="PY7.79166666666667">
            <text:p>PY7.79166666666667</text:p>
          </table:table-cell>
          <table:table-cell table:formula="of:=[.G547]+1" office:value-type="float" office:value="111">
            <text:p>111</text:p>
          </table:table-cell>
          <table:table-cell table:formula="of:=[.D552]&amp;&quot; &quot;&amp;[.E552]&amp;&quot; &quot;&amp;[.F552]" office:value-type="string" office:string-value="N551 G105 PY7.79166666666667">
            <text:p>N551 G105 PY7.79166666666667</text:p>
          </table:table-cell>
          <table:table-cell table:number-columns-repeated="1016"/>
        </table:table-row>
        <table:table-row table:style-name="ro1">
          <table:table-cell table:formula="of:=[.A548]" office:value-type="float" office:value="7115.5">
            <text:p>7115.5</text:p>
          </table:table-cell>
          <table:table-cell table:formula="of:=[.B548]+[.$K$16]" office:value-type="float" office:value="628.283333333333">
            <text:p>628.2833333333</text:p>
          </table:table-cell>
          <table:table-cell/>
          <table:table-cell office:value-type="string">
            <text:p>N552</text:p>
          </table:table-cell>
          <table:table-cell table:formula="of:=&quot;X&quot;&amp;[.A553]" office:value-type="string" office:string-value="X7115.5">
            <text:p>X7115.5</text:p>
          </table:table-cell>
          <table:table-cell table:formula="of:=&quot;Y&quot;&amp;[.B553]" office:value-type="string" office:string-value="Y628.283333333333">
            <text:p>Y628.283333333333</text:p>
          </table:table-cell>
          <table:table-cell table:formula="of:=[.G548]+1" office:value-type="float" office:value="111">
            <text:p>111</text:p>
          </table:table-cell>
          <table:table-cell table:formula="of:=[.D553]&amp;&quot; &quot;&amp;[.E553]&amp;&quot; &quot;&amp;[.F553]" office:value-type="string" office:string-value="N552 X7115.5 Y628.283333333333">
            <text:p>N552 X7115.5 Y628.2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3</text:p>
          </table:table-cell>
          <table:table-cell table:formula="of:=[.E549]" office:value-type="string" office:string-value="G106">
            <text:p>G106</text:p>
          </table:table-cell>
          <table:table-cell table:formula="of:=[.F549]" office:value-type="string" office:string-value="P3">
            <text:p>P3</text:p>
          </table:table-cell>
          <table:table-cell table:formula="of:=[.G549]+1" office:value-type="float" office:value="111">
            <text:p>111</text:p>
          </table:table-cell>
          <table:table-cell table:formula="of:=[.D554]&amp;&quot; &quot;&amp;[.E554]&amp;&quot; &quot;&amp;[.F554]" office:value-type="string" office:string-value="N553 G106 P3">
            <text:p>N553 G106 P3</text:p>
          </table:table-cell>
          <table:table-cell table:number-columns-repeated="1016"/>
        </table:table-row>
        <table:table-row table:style-name="ro1">
          <table:table-cell table:formula="of:=[.A550]" office:value-type="float" office:value="387.5">
            <text:p>387.5</text:p>
          </table:table-cell>
          <table:table-cell table:formula="of:=[.B550]+[.$K$16]" office:value-type="float" office:value="626.583333333333">
            <text:p>626.5833333333</text:p>
          </table:table-cell>
          <table:table-cell/>
          <table:table-cell office:value-type="string">
            <text:p>N554</text:p>
          </table:table-cell>
          <table:table-cell table:formula="of:=&quot;X&quot;&amp;[.A555]" office:value-type="string" office:string-value="X387.5">
            <text:p>X387.5</text:p>
          </table:table-cell>
          <table:table-cell table:formula="of:=&quot;Y&quot;&amp;[.B555]" office:value-type="string" office:string-value="Y626.583333333333">
            <text:p>Y626.583333333333</text:p>
          </table:table-cell>
          <table:table-cell table:formula="of:=[.G550]+1" office:value-type="float" office:value="111">
            <text:p>111</text:p>
          </table:table-cell>
          <table:table-cell table:formula="of:=[.D555]&amp;&quot; &quot;&amp;[.E555]&amp;&quot; &quot;&amp;[.F555]" office:value-type="string" office:string-value="N554 X387.5 Y626.583333333333">
            <text:p>N554 X387.5 Y626.5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5</text:p>
          </table:table-cell>
          <table:table-cell table:formula="of:=[.E551]" office:value-type="string" office:string-value="G106">
            <text:p>G106</text:p>
          </table:table-cell>
          <table:table-cell table:formula="of:=[.F551]" office:value-type="string" office:string-value="P0">
            <text:p>P0</text:p>
          </table:table-cell>
          <table:table-cell table:formula="of:=[.G551]+1" office:value-type="float" office:value="111">
            <text:p>111</text:p>
          </table:table-cell>
          <table:table-cell table:formula="of:=[.D556]&amp;&quot; &quot;&amp;[.E556]&amp;&quot; &quot;&amp;[.F556]" office:value-type="string" office:string-value="N555 G106 P0">
            <text:p>N555 G106 P0</text:p>
          </table:table-cell>
          <table:table-cell table:number-columns-repeated="1016"/>
        </table:table-row>
        <table:table-row table:style-name="ro1">
          <table:table-cell/>
          <table:table-cell table:formula="of:=[.B552]" office:value-type="string" office:string-value="jog up">
            <text:p>jog up</text:p>
          </table:table-cell>
          <table:table-cell/>
          <table:table-cell office:value-type="string">
            <text:p>N556</text:p>
          </table:table-cell>
          <table:table-cell table:formula="of:=[.E552]" office:value-type="string" office:string-value="G105">
            <text:p>G105</text:p>
          </table:table-cell>
          <table:table-cell table:formula="of:=[.F552]" office:value-type="string" office:string-value="PY7.79166666666667">
            <text:p>PY7.79166666666667</text:p>
          </table:table-cell>
          <table:table-cell table:formula="of:=[.G552]+1" office:value-type="float" office:value="112">
            <text:p>112</text:p>
          </table:table-cell>
          <table:table-cell table:formula="of:=[.D557]&amp;&quot; &quot;&amp;[.E557]&amp;&quot; &quot;&amp;[.F557]" office:value-type="string" office:string-value="N556 G105 PY7.79166666666667">
            <text:p>N556 G105 PY7.79166666666667</text:p>
          </table:table-cell>
          <table:table-cell table:number-columns-repeated="1016"/>
        </table:table-row>
        <table:table-row table:style-name="ro1">
          <table:table-cell table:formula="of:=[.A553]" office:value-type="float" office:value="7115.5">
            <text:p>7115.5</text:p>
          </table:table-cell>
          <table:table-cell table:formula="of:=[.B553]+[.$K$16]" office:value-type="float" office:value="633.075">
            <text:p>633.075</text:p>
          </table:table-cell>
          <table:table-cell/>
          <table:table-cell office:value-type="string">
            <text:p>N557</text:p>
          </table:table-cell>
          <table:table-cell table:formula="of:=&quot;X&quot;&amp;[.A558]" office:value-type="string" office:string-value="X7115.5">
            <text:p>X7115.5</text:p>
          </table:table-cell>
          <table:table-cell table:formula="of:=&quot;Y&quot;&amp;[.B558]" office:value-type="string" office:string-value="Y633.075">
            <text:p>Y633.075</text:p>
          </table:table-cell>
          <table:table-cell table:formula="of:=[.G553]+1" office:value-type="float" office:value="112">
            <text:p>112</text:p>
          </table:table-cell>
          <table:table-cell table:formula="of:=[.D558]&amp;&quot; &quot;&amp;[.E558]&amp;&quot; &quot;&amp;[.F558]" office:value-type="string" office:string-value="N557 X7115.5 Y633.075">
            <text:p>N557 X7115.5 Y633.0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58</text:p>
          </table:table-cell>
          <table:table-cell table:formula="of:=[.E554]" office:value-type="string" office:string-value="G106">
            <text:p>G106</text:p>
          </table:table-cell>
          <table:table-cell table:formula="of:=[.F554]" office:value-type="string" office:string-value="P3">
            <text:p>P3</text:p>
          </table:table-cell>
          <table:table-cell table:formula="of:=[.G554]+1" office:value-type="float" office:value="112">
            <text:p>112</text:p>
          </table:table-cell>
          <table:table-cell table:formula="of:=[.D559]&amp;&quot; &quot;&amp;[.E559]&amp;&quot; &quot;&amp;[.F559]" office:value-type="string" office:string-value="N558 G106 P3">
            <text:p>N558 G106 P3</text:p>
          </table:table-cell>
          <table:table-cell table:number-columns-repeated="1016"/>
        </table:table-row>
        <table:table-row table:style-name="ro1">
          <table:table-cell table:formula="of:=[.A555]" office:value-type="float" office:value="387.5">
            <text:p>387.5</text:p>
          </table:table-cell>
          <table:table-cell table:formula="of:=[.B555]+[.$K$16]" office:value-type="float" office:value="631.375">
            <text:p>631.375</text:p>
          </table:table-cell>
          <table:table-cell/>
          <table:table-cell office:value-type="string">
            <text:p>N559</text:p>
          </table:table-cell>
          <table:table-cell table:formula="of:=&quot;X&quot;&amp;[.A560]" office:value-type="string" office:string-value="X387.5">
            <text:p>X387.5</text:p>
          </table:table-cell>
          <table:table-cell table:formula="of:=&quot;Y&quot;&amp;[.B560]" office:value-type="string" office:string-value="Y631.375">
            <text:p>Y631.375</text:p>
          </table:table-cell>
          <table:table-cell table:formula="of:=[.G555]+1" office:value-type="float" office:value="112">
            <text:p>112</text:p>
          </table:table-cell>
          <table:table-cell table:formula="of:=[.D560]&amp;&quot; &quot;&amp;[.E560]&amp;&quot; &quot;&amp;[.F560]" office:value-type="string" office:string-value="N559 X387.5 Y631.375">
            <text:p>N559 X387.5 Y631.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60</text:p>
          </table:table-cell>
          <table:table-cell table:formula="of:=[.E556]" office:value-type="string" office:string-value="G106">
            <text:p>G106</text:p>
          </table:table-cell>
          <table:table-cell table:formula="of:=[.F556]" office:value-type="string" office:string-value="P0">
            <text:p>P0</text:p>
          </table:table-cell>
          <table:table-cell table:formula="of:=[.G556]+1" office:value-type="float" office:value="112">
            <text:p>112</text:p>
          </table:table-cell>
          <table:table-cell table:formula="of:=[.D561]&amp;&quot; &quot;&amp;[.E561]&amp;&quot; &quot;&amp;[.F561]" office:value-type="string" office:string-value="N560 G106 P0">
            <text:p>N560 G106 P0</text:p>
          </table:table-cell>
          <table:table-cell table:number-columns-repeated="1016"/>
        </table:table-row>
        <table:table-row table:style-name="ro1">
          <table:table-cell/>
          <table:table-cell table:formula="of:=[.B557]" office:value-type="string" office:string-value="jog up">
            <text:p>jog up</text:p>
          </table:table-cell>
          <table:table-cell/>
          <table:table-cell office:value-type="string">
            <text:p>N561</text:p>
          </table:table-cell>
          <table:table-cell table:formula="of:=[.E557]" office:value-type="string" office:string-value="G105">
            <text:p>G105</text:p>
          </table:table-cell>
          <table:table-cell table:formula="of:=[.F557]" office:value-type="string" office:string-value="PY7.79166666666667">
            <text:p>PY7.79166666666667</text:p>
          </table:table-cell>
          <table:table-cell table:formula="of:=[.G557]+1" office:value-type="float" office:value="113">
            <text:p>113</text:p>
          </table:table-cell>
          <table:table-cell table:formula="of:=[.D562]&amp;&quot; &quot;&amp;[.E562]&amp;&quot; &quot;&amp;[.F562]" office:value-type="string" office:string-value="N561 G105 PY7.79166666666667">
            <text:p>N561 G105 PY7.79166666666667</text:p>
          </table:table-cell>
          <table:table-cell table:number-columns-repeated="1016"/>
        </table:table-row>
        <table:table-row table:style-name="ro1">
          <table:table-cell table:formula="of:=[.A558]" office:value-type="float" office:value="7115.5">
            <text:p>7115.5</text:p>
          </table:table-cell>
          <table:table-cell table:formula="of:=[.B558]+[.$K$16]" office:value-type="float" office:value="637.866666666666">
            <text:p>637.8666666667</text:p>
          </table:table-cell>
          <table:table-cell/>
          <table:table-cell office:value-type="string">
            <text:p>N562</text:p>
          </table:table-cell>
          <table:table-cell table:formula="of:=&quot;X&quot;&amp;[.A563]" office:value-type="string" office:string-value="X7115.5">
            <text:p>X7115.5</text:p>
          </table:table-cell>
          <table:table-cell table:formula="of:=&quot;Y&quot;&amp;[.B563]" office:value-type="string" office:string-value="Y637.866666666666">
            <text:p>Y637.866666666666</text:p>
          </table:table-cell>
          <table:table-cell table:formula="of:=[.G558]+1" office:value-type="float" office:value="113">
            <text:p>113</text:p>
          </table:table-cell>
          <table:table-cell table:formula="of:=[.D563]&amp;&quot; &quot;&amp;[.E563]&amp;&quot; &quot;&amp;[.F563]" office:value-type="string" office:string-value="N562 X7115.5 Y637.866666666666">
            <text:p>N562 X7115.5 Y637.8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63</text:p>
          </table:table-cell>
          <table:table-cell table:formula="of:=[.E559]" office:value-type="string" office:string-value="G106">
            <text:p>G106</text:p>
          </table:table-cell>
          <table:table-cell table:formula="of:=[.F559]" office:value-type="string" office:string-value="P3">
            <text:p>P3</text:p>
          </table:table-cell>
          <table:table-cell table:formula="of:=[.G559]+1" office:value-type="float" office:value="113">
            <text:p>113</text:p>
          </table:table-cell>
          <table:table-cell table:formula="of:=[.D564]&amp;&quot; &quot;&amp;[.E564]&amp;&quot; &quot;&amp;[.F564]" office:value-type="string" office:string-value="N563 G106 P3">
            <text:p>N563 G106 P3</text:p>
          </table:table-cell>
          <table:table-cell table:number-columns-repeated="1016"/>
        </table:table-row>
        <table:table-row table:style-name="ro1">
          <table:table-cell table:formula="of:=[.A560]" office:value-type="float" office:value="387.5">
            <text:p>387.5</text:p>
          </table:table-cell>
          <table:table-cell table:formula="of:=[.B560]+[.$K$16]" office:value-type="float" office:value="636.166666666667">
            <text:p>636.1666666667</text:p>
          </table:table-cell>
          <table:table-cell/>
          <table:table-cell office:value-type="string">
            <text:p>N564</text:p>
          </table:table-cell>
          <table:table-cell table:formula="of:=&quot;X&quot;&amp;[.A565]" office:value-type="string" office:string-value="X387.5">
            <text:p>X387.5</text:p>
          </table:table-cell>
          <table:table-cell table:formula="of:=&quot;Y&quot;&amp;[.B565]" office:value-type="string" office:string-value="Y636.166666666667">
            <text:p>Y636.166666666667</text:p>
          </table:table-cell>
          <table:table-cell table:formula="of:=[.G560]+1" office:value-type="float" office:value="113">
            <text:p>113</text:p>
          </table:table-cell>
          <table:table-cell table:formula="of:=[.D565]&amp;&quot; &quot;&amp;[.E565]&amp;&quot; &quot;&amp;[.F565]" office:value-type="string" office:string-value="N564 X387.5 Y636.166666666667">
            <text:p>N564 X387.5 Y636.1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65</text:p>
          </table:table-cell>
          <table:table-cell table:formula="of:=[.E561]" office:value-type="string" office:string-value="G106">
            <text:p>G106</text:p>
          </table:table-cell>
          <table:table-cell table:formula="of:=[.F561]" office:value-type="string" office:string-value="P0">
            <text:p>P0</text:p>
          </table:table-cell>
          <table:table-cell table:formula="of:=[.G561]+1" office:value-type="float" office:value="113">
            <text:p>113</text:p>
          </table:table-cell>
          <table:table-cell table:formula="of:=[.D566]&amp;&quot; &quot;&amp;[.E566]&amp;&quot; &quot;&amp;[.F566]" office:value-type="string" office:string-value="N565 G106 P0">
            <text:p>N565 G106 P0</text:p>
          </table:table-cell>
          <table:table-cell table:number-columns-repeated="1016"/>
        </table:table-row>
        <table:table-row table:style-name="ro1">
          <table:table-cell/>
          <table:table-cell table:formula="of:=[.B562]" office:value-type="string" office:string-value="jog up">
            <text:p>jog up</text:p>
          </table:table-cell>
          <table:table-cell/>
          <table:table-cell office:value-type="string">
            <text:p>N566</text:p>
          </table:table-cell>
          <table:table-cell table:formula="of:=[.E562]" office:value-type="string" office:string-value="G105">
            <text:p>G105</text:p>
          </table:table-cell>
          <table:table-cell table:formula="of:=[.F562]" office:value-type="string" office:string-value="PY7.79166666666667">
            <text:p>PY7.79166666666667</text:p>
          </table:table-cell>
          <table:table-cell table:formula="of:=[.G562]+1" office:value-type="float" office:value="114">
            <text:p>114</text:p>
          </table:table-cell>
          <table:table-cell table:formula="of:=[.D567]&amp;&quot; &quot;&amp;[.E567]&amp;&quot; &quot;&amp;[.F567]" office:value-type="string" office:string-value="N566 G105 PY7.79166666666667">
            <text:p>N566 G105 PY7.79166666666667</text:p>
          </table:table-cell>
          <table:table-cell table:number-columns-repeated="1016"/>
        </table:table-row>
        <table:table-row table:style-name="ro1">
          <table:table-cell table:formula="of:=[.A563]" office:value-type="float" office:value="7115.5">
            <text:p>7115.5</text:p>
          </table:table-cell>
          <table:table-cell table:formula="of:=[.B563]+[.$K$16]" office:value-type="float" office:value="642.658333333333">
            <text:p>642.6583333333</text:p>
          </table:table-cell>
          <table:table-cell/>
          <table:table-cell office:value-type="string">
            <text:p>N567</text:p>
          </table:table-cell>
          <table:table-cell table:formula="of:=&quot;X&quot;&amp;[.A568]" office:value-type="string" office:string-value="X7115.5">
            <text:p>X7115.5</text:p>
          </table:table-cell>
          <table:table-cell table:formula="of:=&quot;Y&quot;&amp;[.B568]" office:value-type="string" office:string-value="Y642.658333333333">
            <text:p>Y642.658333333333</text:p>
          </table:table-cell>
          <table:table-cell table:formula="of:=[.G563]+1" office:value-type="float" office:value="114">
            <text:p>114</text:p>
          </table:table-cell>
          <table:table-cell table:formula="of:=[.D568]&amp;&quot; &quot;&amp;[.E568]&amp;&quot; &quot;&amp;[.F568]" office:value-type="string" office:string-value="N567 X7115.5 Y642.658333333333">
            <text:p>N567 X7115.5 Y642.6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68</text:p>
          </table:table-cell>
          <table:table-cell table:formula="of:=[.E564]" office:value-type="string" office:string-value="G106">
            <text:p>G106</text:p>
          </table:table-cell>
          <table:table-cell table:formula="of:=[.F564]" office:value-type="string" office:string-value="P3">
            <text:p>P3</text:p>
          </table:table-cell>
          <table:table-cell table:formula="of:=[.G564]+1" office:value-type="float" office:value="114">
            <text:p>114</text:p>
          </table:table-cell>
          <table:table-cell table:formula="of:=[.D569]&amp;&quot; &quot;&amp;[.E569]&amp;&quot; &quot;&amp;[.F569]" office:value-type="string" office:string-value="N568 G106 P3">
            <text:p>N568 G106 P3</text:p>
          </table:table-cell>
          <table:table-cell table:number-columns-repeated="1016"/>
        </table:table-row>
        <table:table-row table:style-name="ro1">
          <table:table-cell table:formula="of:=[.A565]" office:value-type="float" office:value="387.5">
            <text:p>387.5</text:p>
          </table:table-cell>
          <table:table-cell table:formula="of:=[.B565]+[.$K$16]" office:value-type="float" office:value="640.958333333333">
            <text:p>640.9583333333</text:p>
          </table:table-cell>
          <table:table-cell/>
          <table:table-cell office:value-type="string">
            <text:p>N569</text:p>
          </table:table-cell>
          <table:table-cell table:formula="of:=&quot;X&quot;&amp;[.A570]" office:value-type="string" office:string-value="X387.5">
            <text:p>X387.5</text:p>
          </table:table-cell>
          <table:table-cell table:formula="of:=&quot;Y&quot;&amp;[.B570]" office:value-type="string" office:string-value="Y640.958333333333">
            <text:p>Y640.958333333333</text:p>
          </table:table-cell>
          <table:table-cell table:formula="of:=[.G565]+1" office:value-type="float" office:value="114">
            <text:p>114</text:p>
          </table:table-cell>
          <table:table-cell table:formula="of:=[.D570]&amp;&quot; &quot;&amp;[.E570]&amp;&quot; &quot;&amp;[.F570]" office:value-type="string" office:string-value="N569 X387.5 Y640.958333333333">
            <text:p>N569 X387.5 Y640.9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70</text:p>
          </table:table-cell>
          <table:table-cell table:formula="of:=[.E566]" office:value-type="string" office:string-value="G106">
            <text:p>G106</text:p>
          </table:table-cell>
          <table:table-cell table:formula="of:=[.F566]" office:value-type="string" office:string-value="P0">
            <text:p>P0</text:p>
          </table:table-cell>
          <table:table-cell table:formula="of:=[.G566]+1" office:value-type="float" office:value="114">
            <text:p>114</text:p>
          </table:table-cell>
          <table:table-cell table:formula="of:=[.D571]&amp;&quot; &quot;&amp;[.E571]&amp;&quot; &quot;&amp;[.F571]" office:value-type="string" office:string-value="N570 G106 P0">
            <text:p>N570 G106 P0</text:p>
          </table:table-cell>
          <table:table-cell table:number-columns-repeated="1016"/>
        </table:table-row>
        <table:table-row table:style-name="ro1">
          <table:table-cell/>
          <table:table-cell table:formula="of:=[.B567]" office:value-type="string" office:string-value="jog up">
            <text:p>jog up</text:p>
          </table:table-cell>
          <table:table-cell/>
          <table:table-cell office:value-type="string">
            <text:p>N571</text:p>
          </table:table-cell>
          <table:table-cell table:formula="of:=[.E567]" office:value-type="string" office:string-value="G105">
            <text:p>G105</text:p>
          </table:table-cell>
          <table:table-cell table:formula="of:=[.F567]" office:value-type="string" office:string-value="PY7.79166666666667">
            <text:p>PY7.79166666666667</text:p>
          </table:table-cell>
          <table:table-cell table:formula="of:=[.G567]+1" office:value-type="float" office:value="115">
            <text:p>115</text:p>
          </table:table-cell>
          <table:table-cell table:formula="of:=[.D572]&amp;&quot; &quot;&amp;[.E572]&amp;&quot; &quot;&amp;[.F572]" office:value-type="string" office:string-value="N571 G105 PY7.79166666666667">
            <text:p>N571 G105 PY7.79166666666667</text:p>
          </table:table-cell>
          <table:table-cell table:number-columns-repeated="1016"/>
        </table:table-row>
        <table:table-row table:style-name="ro1">
          <table:table-cell table:formula="of:=[.A568]" office:value-type="float" office:value="7115.5">
            <text:p>7115.5</text:p>
          </table:table-cell>
          <table:table-cell table:formula="of:=[.B568]+[.$K$16]" office:value-type="float" office:value="647.45">
            <text:p>647.45</text:p>
          </table:table-cell>
          <table:table-cell/>
          <table:table-cell office:value-type="string">
            <text:p>N572</text:p>
          </table:table-cell>
          <table:table-cell table:formula="of:=&quot;X&quot;&amp;[.A573]" office:value-type="string" office:string-value="X7115.5">
            <text:p>X7115.5</text:p>
          </table:table-cell>
          <table:table-cell table:formula="of:=&quot;Y&quot;&amp;[.B573]" office:value-type="string" office:string-value="Y647.45">
            <text:p>Y647.45</text:p>
          </table:table-cell>
          <table:table-cell table:formula="of:=[.G568]+1" office:value-type="float" office:value="115">
            <text:p>115</text:p>
          </table:table-cell>
          <table:table-cell table:formula="of:=[.D573]&amp;&quot; &quot;&amp;[.E573]&amp;&quot; &quot;&amp;[.F573]" office:value-type="string" office:string-value="N572 X7115.5 Y647.45">
            <text:p>N572 X7115.5 Y647.4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73</text:p>
          </table:table-cell>
          <table:table-cell table:formula="of:=[.E569]" office:value-type="string" office:string-value="G106">
            <text:p>G106</text:p>
          </table:table-cell>
          <table:table-cell table:formula="of:=[.F569]" office:value-type="string" office:string-value="P3">
            <text:p>P3</text:p>
          </table:table-cell>
          <table:table-cell table:formula="of:=[.G569]+1" office:value-type="float" office:value="115">
            <text:p>115</text:p>
          </table:table-cell>
          <table:table-cell table:formula="of:=[.D574]&amp;&quot; &quot;&amp;[.E574]&amp;&quot; &quot;&amp;[.F574]" office:value-type="string" office:string-value="N573 G106 P3">
            <text:p>N573 G106 P3</text:p>
          </table:table-cell>
          <table:table-cell table:number-columns-repeated="1016"/>
        </table:table-row>
        <table:table-row table:style-name="ro1">
          <table:table-cell table:formula="of:=[.A570]" office:value-type="float" office:value="387.5">
            <text:p>387.5</text:p>
          </table:table-cell>
          <table:table-cell table:formula="of:=[.B570]+[.$K$16]" office:value-type="float" office:value="645.75">
            <text:p>645.75</text:p>
          </table:table-cell>
          <table:table-cell/>
          <table:table-cell office:value-type="string">
            <text:p>N574</text:p>
          </table:table-cell>
          <table:table-cell table:formula="of:=&quot;X&quot;&amp;[.A575]" office:value-type="string" office:string-value="X387.5">
            <text:p>X387.5</text:p>
          </table:table-cell>
          <table:table-cell table:formula="of:=&quot;Y&quot;&amp;[.B575]" office:value-type="string" office:string-value="Y645.75">
            <text:p>Y645.75</text:p>
          </table:table-cell>
          <table:table-cell table:formula="of:=[.G570]+1" office:value-type="float" office:value="115">
            <text:p>115</text:p>
          </table:table-cell>
          <table:table-cell table:formula="of:=[.D575]&amp;&quot; &quot;&amp;[.E575]&amp;&quot; &quot;&amp;[.F575]" office:value-type="string" office:string-value="N574 X387.5 Y645.75">
            <text:p>N574 X387.5 Y645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75</text:p>
          </table:table-cell>
          <table:table-cell table:formula="of:=[.E571]" office:value-type="string" office:string-value="G106">
            <text:p>G106</text:p>
          </table:table-cell>
          <table:table-cell table:formula="of:=[.F571]" office:value-type="string" office:string-value="P0">
            <text:p>P0</text:p>
          </table:table-cell>
          <table:table-cell table:formula="of:=[.G571]+1" office:value-type="float" office:value="115">
            <text:p>115</text:p>
          </table:table-cell>
          <table:table-cell table:formula="of:=[.D576]&amp;&quot; &quot;&amp;[.E576]&amp;&quot; &quot;&amp;[.F576]" office:value-type="string" office:string-value="N575 G106 P0">
            <text:p>N575 G106 P0</text:p>
          </table:table-cell>
          <table:table-cell table:number-columns-repeated="1016"/>
        </table:table-row>
        <table:table-row table:style-name="ro1">
          <table:table-cell/>
          <table:table-cell table:formula="of:=[.B572]" office:value-type="string" office:string-value="jog up">
            <text:p>jog up</text:p>
          </table:table-cell>
          <table:table-cell/>
          <table:table-cell office:value-type="string">
            <text:p>N576</text:p>
          </table:table-cell>
          <table:table-cell table:formula="of:=[.E572]" office:value-type="string" office:string-value="G105">
            <text:p>G105</text:p>
          </table:table-cell>
          <table:table-cell table:formula="of:=[.F572]" office:value-type="string" office:string-value="PY7.79166666666667">
            <text:p>PY7.79166666666667</text:p>
          </table:table-cell>
          <table:table-cell table:formula="of:=[.G572]+1" office:value-type="float" office:value="116">
            <text:p>116</text:p>
          </table:table-cell>
          <table:table-cell table:formula="of:=[.D577]&amp;&quot; &quot;&amp;[.E577]&amp;&quot; &quot;&amp;[.F577]" office:value-type="string" office:string-value="N576 G105 PY7.79166666666667">
            <text:p>N576 G105 PY7.79166666666667</text:p>
          </table:table-cell>
          <table:table-cell table:number-columns-repeated="1016"/>
        </table:table-row>
        <table:table-row table:style-name="ro1">
          <table:table-cell table:formula="of:=[.A573]" office:value-type="float" office:value="7115.5">
            <text:p>7115.5</text:p>
          </table:table-cell>
          <table:table-cell table:formula="of:=[.B573]+[.$K$16]" office:value-type="float" office:value="652.241666666666">
            <text:p>652.2416666667</text:p>
          </table:table-cell>
          <table:table-cell/>
          <table:table-cell office:value-type="string">
            <text:p>N577</text:p>
          </table:table-cell>
          <table:table-cell table:formula="of:=&quot;X&quot;&amp;[.A578]" office:value-type="string" office:string-value="X7115.5">
            <text:p>X7115.5</text:p>
          </table:table-cell>
          <table:table-cell table:formula="of:=&quot;Y&quot;&amp;[.B578]" office:value-type="string" office:string-value="Y652.241666666666">
            <text:p>Y652.241666666666</text:p>
          </table:table-cell>
          <table:table-cell table:formula="of:=[.G573]+1" office:value-type="float" office:value="116">
            <text:p>116</text:p>
          </table:table-cell>
          <table:table-cell table:formula="of:=[.D578]&amp;&quot; &quot;&amp;[.E578]&amp;&quot; &quot;&amp;[.F578]" office:value-type="string" office:string-value="N577 X7115.5 Y652.241666666666">
            <text:p>N577 X7115.5 Y652.2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78</text:p>
          </table:table-cell>
          <table:table-cell table:formula="of:=[.E574]" office:value-type="string" office:string-value="G106">
            <text:p>G106</text:p>
          </table:table-cell>
          <table:table-cell table:formula="of:=[.F574]" office:value-type="string" office:string-value="P3">
            <text:p>P3</text:p>
          </table:table-cell>
          <table:table-cell table:formula="of:=[.G574]+1" office:value-type="float" office:value="116">
            <text:p>116</text:p>
          </table:table-cell>
          <table:table-cell table:formula="of:=[.D579]&amp;&quot; &quot;&amp;[.E579]&amp;&quot; &quot;&amp;[.F579]" office:value-type="string" office:string-value="N578 G106 P3">
            <text:p>N578 G106 P3</text:p>
          </table:table-cell>
          <table:table-cell table:number-columns-repeated="1016"/>
        </table:table-row>
        <table:table-row table:style-name="ro1">
          <table:table-cell table:formula="of:=[.A575]" office:value-type="float" office:value="387.5">
            <text:p>387.5</text:p>
          </table:table-cell>
          <table:table-cell table:formula="of:=[.B575]+[.$K$16]" office:value-type="float" office:value="650.541666666666">
            <text:p>650.5416666667</text:p>
          </table:table-cell>
          <table:table-cell/>
          <table:table-cell office:value-type="string">
            <text:p>N579</text:p>
          </table:table-cell>
          <table:table-cell table:formula="of:=&quot;X&quot;&amp;[.A580]" office:value-type="string" office:string-value="X387.5">
            <text:p>X387.5</text:p>
          </table:table-cell>
          <table:table-cell table:formula="of:=&quot;Y&quot;&amp;[.B580]" office:value-type="string" office:string-value="Y650.541666666666">
            <text:p>Y650.541666666666</text:p>
          </table:table-cell>
          <table:table-cell table:formula="of:=[.G575]+1" office:value-type="float" office:value="116">
            <text:p>116</text:p>
          </table:table-cell>
          <table:table-cell table:formula="of:=[.D580]&amp;&quot; &quot;&amp;[.E580]&amp;&quot; &quot;&amp;[.F580]" office:value-type="string" office:string-value="N579 X387.5 Y650.541666666666">
            <text:p>N579 X387.5 Y650.5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0</text:p>
          </table:table-cell>
          <table:table-cell table:formula="of:=[.E576]" office:value-type="string" office:string-value="G106">
            <text:p>G106</text:p>
          </table:table-cell>
          <table:table-cell table:formula="of:=[.F576]" office:value-type="string" office:string-value="P0">
            <text:p>P0</text:p>
          </table:table-cell>
          <table:table-cell table:formula="of:=[.G576]+1" office:value-type="float" office:value="116">
            <text:p>116</text:p>
          </table:table-cell>
          <table:table-cell table:formula="of:=[.D581]&amp;&quot; &quot;&amp;[.E581]&amp;&quot; &quot;&amp;[.F581]" office:value-type="string" office:string-value="N580 G106 P0">
            <text:p>N580 G106 P0</text:p>
          </table:table-cell>
          <table:table-cell table:number-columns-repeated="1016"/>
        </table:table-row>
        <table:table-row table:style-name="ro1">
          <table:table-cell/>
          <table:table-cell table:formula="of:=[.B577]" office:value-type="string" office:string-value="jog up">
            <text:p>jog up</text:p>
          </table:table-cell>
          <table:table-cell/>
          <table:table-cell office:value-type="string">
            <text:p>N581</text:p>
          </table:table-cell>
          <table:table-cell table:formula="of:=[.E577]" office:value-type="string" office:string-value="G105">
            <text:p>G105</text:p>
          </table:table-cell>
          <table:table-cell table:formula="of:=[.F577]" office:value-type="string" office:string-value="PY7.79166666666667">
            <text:p>PY7.79166666666667</text:p>
          </table:table-cell>
          <table:table-cell table:formula="of:=[.G577]+1" office:value-type="float" office:value="117">
            <text:p>117</text:p>
          </table:table-cell>
          <table:table-cell table:formula="of:=[.D582]&amp;&quot; &quot;&amp;[.E582]&amp;&quot; &quot;&amp;[.F582]" office:value-type="string" office:string-value="N581 G105 PY7.79166666666667">
            <text:p>N581 G105 PY7.79166666666667</text:p>
          </table:table-cell>
          <table:table-cell table:number-columns-repeated="1016"/>
        </table:table-row>
        <table:table-row table:style-name="ro1">
          <table:table-cell table:formula="of:=[.A578]" office:value-type="float" office:value="7115.5">
            <text:p>7115.5</text:p>
          </table:table-cell>
          <table:table-cell table:formula="of:=[.B578]+[.$K$16]" office:value-type="float" office:value="657.033333333333">
            <text:p>657.0333333333</text:p>
          </table:table-cell>
          <table:table-cell/>
          <table:table-cell office:value-type="string">
            <text:p>N582</text:p>
          </table:table-cell>
          <table:table-cell table:formula="of:=&quot;X&quot;&amp;[.A583]" office:value-type="string" office:string-value="X7115.5">
            <text:p>X7115.5</text:p>
          </table:table-cell>
          <table:table-cell table:formula="of:=&quot;Y&quot;&amp;[.B583]" office:value-type="string" office:string-value="Y657.033333333333">
            <text:p>Y657.033333333333</text:p>
          </table:table-cell>
          <table:table-cell table:formula="of:=[.G578]+1" office:value-type="float" office:value="117">
            <text:p>117</text:p>
          </table:table-cell>
          <table:table-cell table:formula="of:=[.D583]&amp;&quot; &quot;&amp;[.E583]&amp;&quot; &quot;&amp;[.F583]" office:value-type="string" office:string-value="N582 X7115.5 Y657.033333333333">
            <text:p>N582 X7115.5 Y657.0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3</text:p>
          </table:table-cell>
          <table:table-cell table:formula="of:=[.E579]" office:value-type="string" office:string-value="G106">
            <text:p>G106</text:p>
          </table:table-cell>
          <table:table-cell table:formula="of:=[.F579]" office:value-type="string" office:string-value="P3">
            <text:p>P3</text:p>
          </table:table-cell>
          <table:table-cell table:formula="of:=[.G579]+1" office:value-type="float" office:value="117">
            <text:p>117</text:p>
          </table:table-cell>
          <table:table-cell table:formula="of:=[.D584]&amp;&quot; &quot;&amp;[.E584]&amp;&quot; &quot;&amp;[.F584]" office:value-type="string" office:string-value="N583 G106 P3">
            <text:p>N583 G106 P3</text:p>
          </table:table-cell>
          <table:table-cell table:number-columns-repeated="1016"/>
        </table:table-row>
        <table:table-row table:style-name="ro1">
          <table:table-cell table:formula="of:=[.A580]" office:value-type="float" office:value="387.5">
            <text:p>387.5</text:p>
          </table:table-cell>
          <table:table-cell table:formula="of:=[.B580]+[.$K$16]" office:value-type="float" office:value="655.333333333333">
            <text:p>655.3333333333</text:p>
          </table:table-cell>
          <table:table-cell/>
          <table:table-cell office:value-type="string">
            <text:p>N584</text:p>
          </table:table-cell>
          <table:table-cell table:formula="of:=&quot;X&quot;&amp;[.A585]" office:value-type="string" office:string-value="X387.5">
            <text:p>X387.5</text:p>
          </table:table-cell>
          <table:table-cell table:formula="of:=&quot;Y&quot;&amp;[.B585]" office:value-type="string" office:string-value="Y655.333333333333">
            <text:p>Y655.333333333333</text:p>
          </table:table-cell>
          <table:table-cell table:formula="of:=[.G580]+1" office:value-type="float" office:value="117">
            <text:p>117</text:p>
          </table:table-cell>
          <table:table-cell table:formula="of:=[.D585]&amp;&quot; &quot;&amp;[.E585]&amp;&quot; &quot;&amp;[.F585]" office:value-type="string" office:string-value="N584 X387.5 Y655.333333333333">
            <text:p>N584 X387.5 Y655.3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5</text:p>
          </table:table-cell>
          <table:table-cell table:formula="of:=[.E581]" office:value-type="string" office:string-value="G106">
            <text:p>G106</text:p>
          </table:table-cell>
          <table:table-cell table:formula="of:=[.F581]" office:value-type="string" office:string-value="P0">
            <text:p>P0</text:p>
          </table:table-cell>
          <table:table-cell table:formula="of:=[.G581]+1" office:value-type="float" office:value="117">
            <text:p>117</text:p>
          </table:table-cell>
          <table:table-cell table:formula="of:=[.D586]&amp;&quot; &quot;&amp;[.E586]&amp;&quot; &quot;&amp;[.F586]" office:value-type="string" office:string-value="N585 G106 P0">
            <text:p>N585 G106 P0</text:p>
          </table:table-cell>
          <table:table-cell table:number-columns-repeated="1016"/>
        </table:table-row>
        <table:table-row table:style-name="ro1">
          <table:table-cell/>
          <table:table-cell table:formula="of:=[.B582]" office:value-type="string" office:string-value="jog up">
            <text:p>jog up</text:p>
          </table:table-cell>
          <table:table-cell/>
          <table:table-cell office:value-type="string">
            <text:p>N586</text:p>
          </table:table-cell>
          <table:table-cell table:formula="of:=[.E582]" office:value-type="string" office:string-value="G105">
            <text:p>G105</text:p>
          </table:table-cell>
          <table:table-cell table:formula="of:=[.F582]" office:value-type="string" office:string-value="PY7.79166666666667">
            <text:p>PY7.79166666666667</text:p>
          </table:table-cell>
          <table:table-cell table:formula="of:=[.G582]+1" office:value-type="float" office:value="118">
            <text:p>118</text:p>
          </table:table-cell>
          <table:table-cell table:formula="of:=[.D587]&amp;&quot; &quot;&amp;[.E587]&amp;&quot; &quot;&amp;[.F587]" office:value-type="string" office:string-value="N586 G105 PY7.79166666666667">
            <text:p>N586 G105 PY7.79166666666667</text:p>
          </table:table-cell>
          <table:table-cell table:number-columns-repeated="1016"/>
        </table:table-row>
        <table:table-row table:style-name="ro1">
          <table:table-cell table:formula="of:=[.A583]" office:value-type="float" office:value="7115.5">
            <text:p>7115.5</text:p>
          </table:table-cell>
          <table:table-cell table:formula="of:=[.B583]+[.$K$16]" office:value-type="float" office:value="661.825">
            <text:p>661.825</text:p>
          </table:table-cell>
          <table:table-cell/>
          <table:table-cell office:value-type="string">
            <text:p>N587</text:p>
          </table:table-cell>
          <table:table-cell table:formula="of:=&quot;X&quot;&amp;[.A588]" office:value-type="string" office:string-value="X7115.5">
            <text:p>X7115.5</text:p>
          </table:table-cell>
          <table:table-cell table:formula="of:=&quot;Y&quot;&amp;[.B588]" office:value-type="string" office:string-value="Y661.825">
            <text:p>Y661.825</text:p>
          </table:table-cell>
          <table:table-cell table:formula="of:=[.G583]+1" office:value-type="float" office:value="118">
            <text:p>118</text:p>
          </table:table-cell>
          <table:table-cell table:formula="of:=[.D588]&amp;&quot; &quot;&amp;[.E588]&amp;&quot; &quot;&amp;[.F588]" office:value-type="string" office:string-value="N587 X7115.5 Y661.825">
            <text:p>N587 X7115.5 Y661.8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88</text:p>
          </table:table-cell>
          <table:table-cell table:formula="of:=[.E584]" office:value-type="string" office:string-value="G106">
            <text:p>G106</text:p>
          </table:table-cell>
          <table:table-cell table:formula="of:=[.F584]" office:value-type="string" office:string-value="P3">
            <text:p>P3</text:p>
          </table:table-cell>
          <table:table-cell table:formula="of:=[.G584]+1" office:value-type="float" office:value="118">
            <text:p>118</text:p>
          </table:table-cell>
          <table:table-cell table:formula="of:=[.D589]&amp;&quot; &quot;&amp;[.E589]&amp;&quot; &quot;&amp;[.F589]" office:value-type="string" office:string-value="N588 G106 P3">
            <text:p>N588 G106 P3</text:p>
          </table:table-cell>
          <table:table-cell table:number-columns-repeated="1016"/>
        </table:table-row>
        <table:table-row table:style-name="ro1">
          <table:table-cell table:formula="of:=[.A585]" office:value-type="float" office:value="387.5">
            <text:p>387.5</text:p>
          </table:table-cell>
          <table:table-cell table:formula="of:=[.B585]+[.$K$16]" office:value-type="float" office:value="660.125">
            <text:p>660.125</text:p>
          </table:table-cell>
          <table:table-cell/>
          <table:table-cell office:value-type="string">
            <text:p>N589</text:p>
          </table:table-cell>
          <table:table-cell table:formula="of:=&quot;X&quot;&amp;[.A590]" office:value-type="string" office:string-value="X387.5">
            <text:p>X387.5</text:p>
          </table:table-cell>
          <table:table-cell table:formula="of:=&quot;Y&quot;&amp;[.B590]" office:value-type="string" office:string-value="Y660.125">
            <text:p>Y660.125</text:p>
          </table:table-cell>
          <table:table-cell table:formula="of:=[.G585]+1" office:value-type="float" office:value="118">
            <text:p>118</text:p>
          </table:table-cell>
          <table:table-cell table:formula="of:=[.D590]&amp;&quot; &quot;&amp;[.E590]&amp;&quot; &quot;&amp;[.F590]" office:value-type="string" office:string-value="N589 X387.5 Y660.125">
            <text:p>N589 X387.5 Y660.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90</text:p>
          </table:table-cell>
          <table:table-cell table:formula="of:=[.E586]" office:value-type="string" office:string-value="G106">
            <text:p>G106</text:p>
          </table:table-cell>
          <table:table-cell table:formula="of:=[.F586]" office:value-type="string" office:string-value="P0">
            <text:p>P0</text:p>
          </table:table-cell>
          <table:table-cell table:formula="of:=[.G586]+1" office:value-type="float" office:value="118">
            <text:p>118</text:p>
          </table:table-cell>
          <table:table-cell table:formula="of:=[.D591]&amp;&quot; &quot;&amp;[.E591]&amp;&quot; &quot;&amp;[.F591]" office:value-type="string" office:string-value="N590 G106 P0">
            <text:p>N590 G106 P0</text:p>
          </table:table-cell>
          <table:table-cell table:number-columns-repeated="1016"/>
        </table:table-row>
        <table:table-row table:style-name="ro1">
          <table:table-cell/>
          <table:table-cell table:formula="of:=[.B587]" office:value-type="string" office:string-value="jog up">
            <text:p>jog up</text:p>
          </table:table-cell>
          <table:table-cell/>
          <table:table-cell office:value-type="string">
            <text:p>N591</text:p>
          </table:table-cell>
          <table:table-cell table:formula="of:=[.E587]" office:value-type="string" office:string-value="G105">
            <text:p>G105</text:p>
          </table:table-cell>
          <table:table-cell table:formula="of:=[.F587]" office:value-type="string" office:string-value="PY7.79166666666667">
            <text:p>PY7.79166666666667</text:p>
          </table:table-cell>
          <table:table-cell table:formula="of:=[.G587]+1" office:value-type="float" office:value="119">
            <text:p>119</text:p>
          </table:table-cell>
          <table:table-cell table:formula="of:=[.D592]&amp;&quot; &quot;&amp;[.E592]&amp;&quot; &quot;&amp;[.F592]" office:value-type="string" office:string-value="N591 G105 PY7.79166666666667">
            <text:p>N591 G105 PY7.79166666666667</text:p>
          </table:table-cell>
          <table:table-cell table:number-columns-repeated="1016"/>
        </table:table-row>
        <table:table-row table:style-name="ro1">
          <table:table-cell table:formula="of:=[.A588]" office:value-type="float" office:value="7115.5">
            <text:p>7115.5</text:p>
          </table:table-cell>
          <table:table-cell table:formula="of:=[.B588]+[.$K$16]" office:value-type="float" office:value="666.616666666666">
            <text:p>666.6166666667</text:p>
          </table:table-cell>
          <table:table-cell/>
          <table:table-cell office:value-type="string">
            <text:p>N592</text:p>
          </table:table-cell>
          <table:table-cell table:formula="of:=&quot;X&quot;&amp;[.A593]" office:value-type="string" office:string-value="X7115.5">
            <text:p>X7115.5</text:p>
          </table:table-cell>
          <table:table-cell table:formula="of:=&quot;Y&quot;&amp;[.B593]" office:value-type="string" office:string-value="Y666.616666666666">
            <text:p>Y666.616666666666</text:p>
          </table:table-cell>
          <table:table-cell table:formula="of:=[.G588]+1" office:value-type="float" office:value="119">
            <text:p>119</text:p>
          </table:table-cell>
          <table:table-cell table:formula="of:=[.D593]&amp;&quot; &quot;&amp;[.E593]&amp;&quot; &quot;&amp;[.F593]" office:value-type="string" office:string-value="N592 X7115.5 Y666.616666666666">
            <text:p>N592 X7115.5 Y666.6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93</text:p>
          </table:table-cell>
          <table:table-cell table:formula="of:=[.E589]" office:value-type="string" office:string-value="G106">
            <text:p>G106</text:p>
          </table:table-cell>
          <table:table-cell table:formula="of:=[.F589]" office:value-type="string" office:string-value="P3">
            <text:p>P3</text:p>
          </table:table-cell>
          <table:table-cell table:formula="of:=[.G589]+1" office:value-type="float" office:value="119">
            <text:p>119</text:p>
          </table:table-cell>
          <table:table-cell table:formula="of:=[.D594]&amp;&quot; &quot;&amp;[.E594]&amp;&quot; &quot;&amp;[.F594]" office:value-type="string" office:string-value="N593 G106 P3">
            <text:p>N593 G106 P3</text:p>
          </table:table-cell>
          <table:table-cell table:number-columns-repeated="1016"/>
        </table:table-row>
        <table:table-row table:style-name="ro1">
          <table:table-cell table:formula="of:=[.A590]" office:value-type="float" office:value="387.5">
            <text:p>387.5</text:p>
          </table:table-cell>
          <table:table-cell table:formula="of:=[.B590]+[.$K$16]" office:value-type="float" office:value="664.916666666666">
            <text:p>664.9166666667</text:p>
          </table:table-cell>
          <table:table-cell/>
          <table:table-cell office:value-type="string">
            <text:p>N594</text:p>
          </table:table-cell>
          <table:table-cell table:formula="of:=&quot;X&quot;&amp;[.A595]" office:value-type="string" office:string-value="X387.5">
            <text:p>X387.5</text:p>
          </table:table-cell>
          <table:table-cell table:formula="of:=&quot;Y&quot;&amp;[.B595]" office:value-type="string" office:string-value="Y664.916666666666">
            <text:p>Y664.916666666666</text:p>
          </table:table-cell>
          <table:table-cell table:formula="of:=[.G590]+1" office:value-type="float" office:value="119">
            <text:p>119</text:p>
          </table:table-cell>
          <table:table-cell table:formula="of:=[.D595]&amp;&quot; &quot;&amp;[.E595]&amp;&quot; &quot;&amp;[.F595]" office:value-type="string" office:string-value="N594 X387.5 Y664.916666666666">
            <text:p>N594 X387.5 Y664.9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95</text:p>
          </table:table-cell>
          <table:table-cell table:formula="of:=[.E591]" office:value-type="string" office:string-value="G106">
            <text:p>G106</text:p>
          </table:table-cell>
          <table:table-cell table:formula="of:=[.F591]" office:value-type="string" office:string-value="P0">
            <text:p>P0</text:p>
          </table:table-cell>
          <table:table-cell table:formula="of:=[.G591]+1" office:value-type="float" office:value="119">
            <text:p>119</text:p>
          </table:table-cell>
          <table:table-cell table:formula="of:=[.D596]&amp;&quot; &quot;&amp;[.E596]&amp;&quot; &quot;&amp;[.F596]" office:value-type="string" office:string-value="N595 G106 P0">
            <text:p>N595 G106 P0</text:p>
          </table:table-cell>
          <table:table-cell table:number-columns-repeated="1016"/>
        </table:table-row>
        <table:table-row table:style-name="ro1">
          <table:table-cell/>
          <table:table-cell table:formula="of:=[.B592]" office:value-type="string" office:string-value="jog up">
            <text:p>jog up</text:p>
          </table:table-cell>
          <table:table-cell/>
          <table:table-cell office:value-type="string">
            <text:p>N596</text:p>
          </table:table-cell>
          <table:table-cell table:formula="of:=[.E592]" office:value-type="string" office:string-value="G105">
            <text:p>G105</text:p>
          </table:table-cell>
          <table:table-cell table:formula="of:=[.F592]" office:value-type="string" office:string-value="PY7.79166666666667">
            <text:p>PY7.79166666666667</text:p>
          </table:table-cell>
          <table:table-cell table:formula="of:=[.G592]+1" office:value-type="float" office:value="120">
            <text:p>120</text:p>
          </table:table-cell>
          <table:table-cell table:formula="of:=[.D597]&amp;&quot; &quot;&amp;[.E597]&amp;&quot; &quot;&amp;[.F597]" office:value-type="string" office:string-value="N596 G105 PY7.79166666666667">
            <text:p>N596 G105 PY7.79166666666667</text:p>
          </table:table-cell>
          <table:table-cell table:number-columns-repeated="1016"/>
        </table:table-row>
        <table:table-row table:style-name="ro1">
          <table:table-cell table:formula="of:=[.A593]" office:value-type="float" office:value="7115.5">
            <text:p>7115.5</text:p>
          </table:table-cell>
          <table:table-cell table:formula="of:=[.B593]+[.$K$16]" office:value-type="float" office:value="671.408333333333">
            <text:p>671.4083333333</text:p>
          </table:table-cell>
          <table:table-cell/>
          <table:table-cell office:value-type="string">
            <text:p>N597</text:p>
          </table:table-cell>
          <table:table-cell table:formula="of:=&quot;X&quot;&amp;[.A598]" office:value-type="string" office:string-value="X7115.5">
            <text:p>X7115.5</text:p>
          </table:table-cell>
          <table:table-cell table:formula="of:=&quot;Y&quot;&amp;[.B598]" office:value-type="string" office:string-value="Y671.408333333333">
            <text:p>Y671.408333333333</text:p>
          </table:table-cell>
          <table:table-cell table:formula="of:=[.G593]+1" office:value-type="float" office:value="120">
            <text:p>120</text:p>
          </table:table-cell>
          <table:table-cell table:formula="of:=[.D598]&amp;&quot; &quot;&amp;[.E598]&amp;&quot; &quot;&amp;[.F598]" office:value-type="string" office:string-value="N597 X7115.5 Y671.408333333333">
            <text:p>N597 X7115.5 Y671.4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598</text:p>
          </table:table-cell>
          <table:table-cell table:formula="of:=[.E594]" office:value-type="string" office:string-value="G106">
            <text:p>G106</text:p>
          </table:table-cell>
          <table:table-cell table:formula="of:=[.F594]" office:value-type="string" office:string-value="P3">
            <text:p>P3</text:p>
          </table:table-cell>
          <table:table-cell table:formula="of:=[.G594]+1" office:value-type="float" office:value="120">
            <text:p>120</text:p>
          </table:table-cell>
          <table:table-cell table:formula="of:=[.D599]&amp;&quot; &quot;&amp;[.E599]&amp;&quot; &quot;&amp;[.F599]" office:value-type="string" office:string-value="N598 G106 P3">
            <text:p>N598 G106 P3</text:p>
          </table:table-cell>
          <table:table-cell table:number-columns-repeated="1016"/>
        </table:table-row>
        <table:table-row table:style-name="ro1">
          <table:table-cell table:formula="of:=[.A595]" office:value-type="float" office:value="387.5">
            <text:p>387.5</text:p>
          </table:table-cell>
          <table:table-cell table:formula="of:=[.B595]+[.$K$16]" office:value-type="float" office:value="669.708333333333">
            <text:p>669.7083333333</text:p>
          </table:table-cell>
          <table:table-cell/>
          <table:table-cell office:value-type="string">
            <text:p>N599</text:p>
          </table:table-cell>
          <table:table-cell table:formula="of:=&quot;X&quot;&amp;[.A600]" office:value-type="string" office:string-value="X387.5">
            <text:p>X387.5</text:p>
          </table:table-cell>
          <table:table-cell table:formula="of:=&quot;Y&quot;&amp;[.B600]" office:value-type="string" office:string-value="Y669.708333333333">
            <text:p>Y669.708333333333</text:p>
          </table:table-cell>
          <table:table-cell table:formula="of:=[.G595]+1" office:value-type="float" office:value="120">
            <text:p>120</text:p>
          </table:table-cell>
          <table:table-cell table:formula="of:=[.D600]&amp;&quot; &quot;&amp;[.E600]&amp;&quot; &quot;&amp;[.F600]" office:value-type="string" office:string-value="N599 X387.5 Y669.708333333333">
            <text:p>N599 X387.5 Y669.7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0</text:p>
          </table:table-cell>
          <table:table-cell table:formula="of:=[.E596]" office:value-type="string" office:string-value="G106">
            <text:p>G106</text:p>
          </table:table-cell>
          <table:table-cell table:formula="of:=[.F596]" office:value-type="string" office:string-value="P0">
            <text:p>P0</text:p>
          </table:table-cell>
          <table:table-cell table:formula="of:=[.G596]+1" office:value-type="float" office:value="120">
            <text:p>120</text:p>
          </table:table-cell>
          <table:table-cell table:formula="of:=[.D601]&amp;&quot; &quot;&amp;[.E601]&amp;&quot; &quot;&amp;[.F601]" office:value-type="string" office:string-value="N600 G106 P0">
            <text:p>N600 G106 P0</text:p>
          </table:table-cell>
          <table:table-cell table:number-columns-repeated="1016"/>
        </table:table-row>
        <table:table-row table:style-name="ro1">
          <table:table-cell/>
          <table:table-cell table:formula="of:=[.B597]" office:value-type="string" office:string-value="jog up">
            <text:p>jog up</text:p>
          </table:table-cell>
          <table:table-cell/>
          <table:table-cell office:value-type="string">
            <text:p>N601</text:p>
          </table:table-cell>
          <table:table-cell table:formula="of:=[.E597]" office:value-type="string" office:string-value="G105">
            <text:p>G105</text:p>
          </table:table-cell>
          <table:table-cell table:formula="of:=[.F597]" office:value-type="string" office:string-value="PY7.79166666666667">
            <text:p>PY7.79166666666667</text:p>
          </table:table-cell>
          <table:table-cell table:formula="of:=[.G597]+1" office:value-type="float" office:value="121">
            <text:p>121</text:p>
          </table:table-cell>
          <table:table-cell table:formula="of:=[.D602]&amp;&quot; &quot;&amp;[.E602]&amp;&quot; &quot;&amp;[.F602]" office:value-type="string" office:string-value="N601 G105 PY7.79166666666667">
            <text:p>N601 G105 PY7.79166666666667</text:p>
          </table:table-cell>
          <table:table-cell table:number-columns-repeated="1016"/>
        </table:table-row>
        <table:table-row table:style-name="ro1">
          <table:table-cell table:formula="of:=[.A598]" office:value-type="float" office:value="7115.5">
            <text:p>7115.5</text:p>
          </table:table-cell>
          <table:table-cell table:formula="of:=[.B598]+[.$K$16]" office:value-type="float" office:value="676.2">
            <text:p>676.2</text:p>
          </table:table-cell>
          <table:table-cell/>
          <table:table-cell office:value-type="string">
            <text:p>N602</text:p>
          </table:table-cell>
          <table:table-cell table:formula="of:=&quot;X&quot;&amp;[.A603]" office:value-type="string" office:string-value="X7115.5">
            <text:p>X7115.5</text:p>
          </table:table-cell>
          <table:table-cell table:formula="of:=&quot;Y&quot;&amp;[.B603]" office:value-type="string" office:string-value="Y676.2">
            <text:p>Y676.2</text:p>
          </table:table-cell>
          <table:table-cell table:formula="of:=[.G598]+1" office:value-type="float" office:value="121">
            <text:p>121</text:p>
          </table:table-cell>
          <table:table-cell table:formula="of:=[.D603]&amp;&quot; &quot;&amp;[.E603]&amp;&quot; &quot;&amp;[.F603]" office:value-type="string" office:string-value="N602 X7115.5 Y676.2">
            <text:p>N602 X7115.5 Y676.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3</text:p>
          </table:table-cell>
          <table:table-cell table:formula="of:=[.E599]" office:value-type="string" office:string-value="G106">
            <text:p>G106</text:p>
          </table:table-cell>
          <table:table-cell table:formula="of:=[.F599]" office:value-type="string" office:string-value="P3">
            <text:p>P3</text:p>
          </table:table-cell>
          <table:table-cell table:formula="of:=[.G599]+1" office:value-type="float" office:value="121">
            <text:p>121</text:p>
          </table:table-cell>
          <table:table-cell table:formula="of:=[.D604]&amp;&quot; &quot;&amp;[.E604]&amp;&quot; &quot;&amp;[.F604]" office:value-type="string" office:string-value="N603 G106 P3">
            <text:p>N603 G106 P3</text:p>
          </table:table-cell>
          <table:table-cell table:number-columns-repeated="1016"/>
        </table:table-row>
        <table:table-row table:style-name="ro1">
          <table:table-cell table:formula="of:=[.A600]" office:value-type="float" office:value="387.5">
            <text:p>387.5</text:p>
          </table:table-cell>
          <table:table-cell table:formula="of:=[.B600]+[.$K$16]" office:value-type="float" office:value="674.5">
            <text:p>674.5</text:p>
          </table:table-cell>
          <table:table-cell/>
          <table:table-cell office:value-type="string">
            <text:p>N604</text:p>
          </table:table-cell>
          <table:table-cell table:formula="of:=&quot;X&quot;&amp;[.A605]" office:value-type="string" office:string-value="X387.5">
            <text:p>X387.5</text:p>
          </table:table-cell>
          <table:table-cell table:formula="of:=&quot;Y&quot;&amp;[.B605]" office:value-type="string" office:string-value="Y674.5">
            <text:p>Y674.5</text:p>
          </table:table-cell>
          <table:table-cell table:formula="of:=[.G600]+1" office:value-type="float" office:value="121">
            <text:p>121</text:p>
          </table:table-cell>
          <table:table-cell table:formula="of:=[.D605]&amp;&quot; &quot;&amp;[.E605]&amp;&quot; &quot;&amp;[.F605]" office:value-type="string" office:string-value="N604 X387.5 Y674.5">
            <text:p>N604 X387.5 Y674.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5</text:p>
          </table:table-cell>
          <table:table-cell table:formula="of:=[.E601]" office:value-type="string" office:string-value="G106">
            <text:p>G106</text:p>
          </table:table-cell>
          <table:table-cell table:formula="of:=[.F601]" office:value-type="string" office:string-value="P0">
            <text:p>P0</text:p>
          </table:table-cell>
          <table:table-cell table:formula="of:=[.G601]+1" office:value-type="float" office:value="121">
            <text:p>121</text:p>
          </table:table-cell>
          <table:table-cell table:formula="of:=[.D606]&amp;&quot; &quot;&amp;[.E606]&amp;&quot; &quot;&amp;[.F606]" office:value-type="string" office:string-value="N605 G106 P0">
            <text:p>N605 G106 P0</text:p>
          </table:table-cell>
          <table:table-cell table:number-columns-repeated="1016"/>
        </table:table-row>
        <table:table-row table:style-name="ro1">
          <table:table-cell/>
          <table:table-cell table:formula="of:=[.B602]" office:value-type="string" office:string-value="jog up">
            <text:p>jog up</text:p>
          </table:table-cell>
          <table:table-cell/>
          <table:table-cell office:value-type="string">
            <text:p>N606</text:p>
          </table:table-cell>
          <table:table-cell table:formula="of:=[.E602]" office:value-type="string" office:string-value="G105">
            <text:p>G105</text:p>
          </table:table-cell>
          <table:table-cell table:formula="of:=[.F602]" office:value-type="string" office:string-value="PY7.79166666666667">
            <text:p>PY7.79166666666667</text:p>
          </table:table-cell>
          <table:table-cell table:formula="of:=[.G602]+1" office:value-type="float" office:value="122">
            <text:p>122</text:p>
          </table:table-cell>
          <table:table-cell table:formula="of:=[.D607]&amp;&quot; &quot;&amp;[.E607]&amp;&quot; &quot;&amp;[.F607]" office:value-type="string" office:string-value="N606 G105 PY7.79166666666667">
            <text:p>N606 G105 PY7.79166666666667</text:p>
          </table:table-cell>
          <table:table-cell table:number-columns-repeated="1016"/>
        </table:table-row>
        <table:table-row table:style-name="ro1">
          <table:table-cell table:formula="of:=[.A603]" office:value-type="float" office:value="7115.5">
            <text:p>7115.5</text:p>
          </table:table-cell>
          <table:table-cell table:formula="of:=[.B603]+[.$K$16]" office:value-type="float" office:value="680.991666666666">
            <text:p>680.9916666667</text:p>
          </table:table-cell>
          <table:table-cell/>
          <table:table-cell office:value-type="string">
            <text:p>N607</text:p>
          </table:table-cell>
          <table:table-cell table:formula="of:=&quot;X&quot;&amp;[.A608]" office:value-type="string" office:string-value="X7115.5">
            <text:p>X7115.5</text:p>
          </table:table-cell>
          <table:table-cell table:formula="of:=&quot;Y&quot;&amp;[.B608]" office:value-type="string" office:string-value="Y680.991666666666">
            <text:p>Y680.991666666666</text:p>
          </table:table-cell>
          <table:table-cell table:formula="of:=[.G603]+1" office:value-type="float" office:value="122">
            <text:p>122</text:p>
          </table:table-cell>
          <table:table-cell table:formula="of:=[.D608]&amp;&quot; &quot;&amp;[.E608]&amp;&quot; &quot;&amp;[.F608]" office:value-type="string" office:string-value="N607 X7115.5 Y680.991666666666">
            <text:p>N607 X7115.5 Y680.9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08</text:p>
          </table:table-cell>
          <table:table-cell table:formula="of:=[.E604]" office:value-type="string" office:string-value="G106">
            <text:p>G106</text:p>
          </table:table-cell>
          <table:table-cell table:formula="of:=[.F604]" office:value-type="string" office:string-value="P3">
            <text:p>P3</text:p>
          </table:table-cell>
          <table:table-cell table:formula="of:=[.G604]+1" office:value-type="float" office:value="122">
            <text:p>122</text:p>
          </table:table-cell>
          <table:table-cell table:formula="of:=[.D609]&amp;&quot; &quot;&amp;[.E609]&amp;&quot; &quot;&amp;[.F609]" office:value-type="string" office:string-value="N608 G106 P3">
            <text:p>N608 G106 P3</text:p>
          </table:table-cell>
          <table:table-cell table:number-columns-repeated="1016"/>
        </table:table-row>
        <table:table-row table:style-name="ro1">
          <table:table-cell table:formula="of:=[.A605]" office:value-type="float" office:value="387.5">
            <text:p>387.5</text:p>
          </table:table-cell>
          <table:table-cell table:formula="of:=[.B605]+[.$K$16]" office:value-type="float" office:value="679.291666666666">
            <text:p>679.2916666667</text:p>
          </table:table-cell>
          <table:table-cell/>
          <table:table-cell office:value-type="string">
            <text:p>N609</text:p>
          </table:table-cell>
          <table:table-cell table:formula="of:=&quot;X&quot;&amp;[.A610]" office:value-type="string" office:string-value="X387.5">
            <text:p>X387.5</text:p>
          </table:table-cell>
          <table:table-cell table:formula="of:=&quot;Y&quot;&amp;[.B610]" office:value-type="string" office:string-value="Y679.291666666666">
            <text:p>Y679.291666666666</text:p>
          </table:table-cell>
          <table:table-cell table:formula="of:=[.G605]+1" office:value-type="float" office:value="122">
            <text:p>122</text:p>
          </table:table-cell>
          <table:table-cell table:formula="of:=[.D610]&amp;&quot; &quot;&amp;[.E610]&amp;&quot; &quot;&amp;[.F610]" office:value-type="string" office:string-value="N609 X387.5 Y679.291666666666">
            <text:p>N609 X387.5 Y679.2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10</text:p>
          </table:table-cell>
          <table:table-cell table:formula="of:=[.E606]" office:value-type="string" office:string-value="G106">
            <text:p>G106</text:p>
          </table:table-cell>
          <table:table-cell table:formula="of:=[.F606]" office:value-type="string" office:string-value="P0">
            <text:p>P0</text:p>
          </table:table-cell>
          <table:table-cell table:formula="of:=[.G606]+1" office:value-type="float" office:value="122">
            <text:p>122</text:p>
          </table:table-cell>
          <table:table-cell table:formula="of:=[.D611]&amp;&quot; &quot;&amp;[.E611]&amp;&quot; &quot;&amp;[.F611]" office:value-type="string" office:string-value="N610 G106 P0">
            <text:p>N610 G106 P0</text:p>
          </table:table-cell>
          <table:table-cell table:number-columns-repeated="1016"/>
        </table:table-row>
        <table:table-row table:style-name="ro1">
          <table:table-cell/>
          <table:table-cell table:formula="of:=[.B607]" office:value-type="string" office:string-value="jog up">
            <text:p>jog up</text:p>
          </table:table-cell>
          <table:table-cell/>
          <table:table-cell office:value-type="string">
            <text:p>N611</text:p>
          </table:table-cell>
          <table:table-cell table:formula="of:=[.E607]" office:value-type="string" office:string-value="G105">
            <text:p>G105</text:p>
          </table:table-cell>
          <table:table-cell table:formula="of:=[.F607]" office:value-type="string" office:string-value="PY7.79166666666667">
            <text:p>PY7.79166666666667</text:p>
          </table:table-cell>
          <table:table-cell table:formula="of:=[.G607]+1" office:value-type="float" office:value="123">
            <text:p>123</text:p>
          </table:table-cell>
          <table:table-cell table:formula="of:=[.D612]&amp;&quot; &quot;&amp;[.E612]&amp;&quot; &quot;&amp;[.F612]" office:value-type="string" office:string-value="N611 G105 PY7.79166666666667">
            <text:p>N611 G105 PY7.79166666666667</text:p>
          </table:table-cell>
          <table:table-cell table:number-columns-repeated="1016"/>
        </table:table-row>
        <table:table-row table:style-name="ro1">
          <table:table-cell table:formula="of:=[.A608]" office:value-type="float" office:value="7115.5">
            <text:p>7115.5</text:p>
          </table:table-cell>
          <table:table-cell table:formula="of:=[.B608]+[.$K$16]" office:value-type="float" office:value="685.783333333333">
            <text:p>685.7833333333</text:p>
          </table:table-cell>
          <table:table-cell/>
          <table:table-cell office:value-type="string">
            <text:p>N612</text:p>
          </table:table-cell>
          <table:table-cell table:formula="of:=&quot;X&quot;&amp;[.A613]" office:value-type="string" office:string-value="X7115.5">
            <text:p>X7115.5</text:p>
          </table:table-cell>
          <table:table-cell table:formula="of:=&quot;Y&quot;&amp;[.B613]" office:value-type="string" office:string-value="Y685.783333333333">
            <text:p>Y685.783333333333</text:p>
          </table:table-cell>
          <table:table-cell table:formula="of:=[.G608]+1" office:value-type="float" office:value="123">
            <text:p>123</text:p>
          </table:table-cell>
          <table:table-cell table:formula="of:=[.D613]&amp;&quot; &quot;&amp;[.E613]&amp;&quot; &quot;&amp;[.F613]" office:value-type="string" office:string-value="N612 X7115.5 Y685.783333333333">
            <text:p>N612 X7115.5 Y685.7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13</text:p>
          </table:table-cell>
          <table:table-cell table:formula="of:=[.E609]" office:value-type="string" office:string-value="G106">
            <text:p>G106</text:p>
          </table:table-cell>
          <table:table-cell table:formula="of:=[.F609]" office:value-type="string" office:string-value="P3">
            <text:p>P3</text:p>
          </table:table-cell>
          <table:table-cell table:formula="of:=[.G609]+1" office:value-type="float" office:value="123">
            <text:p>123</text:p>
          </table:table-cell>
          <table:table-cell table:formula="of:=[.D614]&amp;&quot; &quot;&amp;[.E614]&amp;&quot; &quot;&amp;[.F614]" office:value-type="string" office:string-value="N613 G106 P3">
            <text:p>N613 G106 P3</text:p>
          </table:table-cell>
          <table:table-cell table:number-columns-repeated="1016"/>
        </table:table-row>
        <table:table-row table:style-name="ro1">
          <table:table-cell table:formula="of:=[.A610]" office:value-type="float" office:value="387.5">
            <text:p>387.5</text:p>
          </table:table-cell>
          <table:table-cell table:formula="of:=[.B610]+[.$K$16]" office:value-type="float" office:value="684.083333333333">
            <text:p>684.0833333333</text:p>
          </table:table-cell>
          <table:table-cell/>
          <table:table-cell office:value-type="string">
            <text:p>N614</text:p>
          </table:table-cell>
          <table:table-cell table:formula="of:=&quot;X&quot;&amp;[.A615]" office:value-type="string" office:string-value="X387.5">
            <text:p>X387.5</text:p>
          </table:table-cell>
          <table:table-cell table:formula="of:=&quot;Y&quot;&amp;[.B615]" office:value-type="string" office:string-value="Y684.083333333333">
            <text:p>Y684.083333333333</text:p>
          </table:table-cell>
          <table:table-cell table:formula="of:=[.G610]+1" office:value-type="float" office:value="123">
            <text:p>123</text:p>
          </table:table-cell>
          <table:table-cell table:formula="of:=[.D615]&amp;&quot; &quot;&amp;[.E615]&amp;&quot; &quot;&amp;[.F615]" office:value-type="string" office:string-value="N614 X387.5 Y684.083333333333">
            <text:p>N614 X387.5 Y684.0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15</text:p>
          </table:table-cell>
          <table:table-cell table:formula="of:=[.E611]" office:value-type="string" office:string-value="G106">
            <text:p>G106</text:p>
          </table:table-cell>
          <table:table-cell table:formula="of:=[.F611]" office:value-type="string" office:string-value="P0">
            <text:p>P0</text:p>
          </table:table-cell>
          <table:table-cell table:formula="of:=[.G611]+1" office:value-type="float" office:value="123">
            <text:p>123</text:p>
          </table:table-cell>
          <table:table-cell table:formula="of:=[.D616]&amp;&quot; &quot;&amp;[.E616]&amp;&quot; &quot;&amp;[.F616]" office:value-type="string" office:string-value="N615 G106 P0">
            <text:p>N615 G106 P0</text:p>
          </table:table-cell>
          <table:table-cell table:number-columns-repeated="1016"/>
        </table:table-row>
        <table:table-row table:style-name="ro1">
          <table:table-cell/>
          <table:table-cell table:formula="of:=[.B612]" office:value-type="string" office:string-value="jog up">
            <text:p>jog up</text:p>
          </table:table-cell>
          <table:table-cell/>
          <table:table-cell office:value-type="string">
            <text:p>N616</text:p>
          </table:table-cell>
          <table:table-cell table:formula="of:=[.E612]" office:value-type="string" office:string-value="G105">
            <text:p>G105</text:p>
          </table:table-cell>
          <table:table-cell table:formula="of:=[.F612]" office:value-type="string" office:string-value="PY7.79166666666667">
            <text:p>PY7.79166666666667</text:p>
          </table:table-cell>
          <table:table-cell table:formula="of:=[.G612]+1" office:value-type="float" office:value="124">
            <text:p>124</text:p>
          </table:table-cell>
          <table:table-cell table:formula="of:=[.D617]&amp;&quot; &quot;&amp;[.E617]&amp;&quot; &quot;&amp;[.F617]" office:value-type="string" office:string-value="N616 G105 PY7.79166666666667">
            <text:p>N616 G105 PY7.79166666666667</text:p>
          </table:table-cell>
          <table:table-cell table:number-columns-repeated="1016"/>
        </table:table-row>
        <table:table-row table:style-name="ro1">
          <table:table-cell table:formula="of:=[.A613]" office:value-type="float" office:value="7115.5">
            <text:p>7115.5</text:p>
          </table:table-cell>
          <table:table-cell table:formula="of:=[.B613]+[.$K$16]" office:value-type="float" office:value="690.574999999999">
            <text:p>690.575</text:p>
          </table:table-cell>
          <table:table-cell/>
          <table:table-cell office:value-type="string">
            <text:p>N617</text:p>
          </table:table-cell>
          <table:table-cell table:formula="of:=&quot;X&quot;&amp;[.A618]" office:value-type="string" office:string-value="X7115.5">
            <text:p>X7115.5</text:p>
          </table:table-cell>
          <table:table-cell table:formula="of:=&quot;Y&quot;&amp;[.B618]" office:value-type="string" office:string-value="Y690.574999999999">
            <text:p>Y690.574999999999</text:p>
          </table:table-cell>
          <table:table-cell table:formula="of:=[.G613]+1" office:value-type="float" office:value="124">
            <text:p>124</text:p>
          </table:table-cell>
          <table:table-cell table:formula="of:=[.D618]&amp;&quot; &quot;&amp;[.E618]&amp;&quot; &quot;&amp;[.F618]" office:value-type="string" office:string-value="N617 X7115.5 Y690.574999999999">
            <text:p>N617 X7115.5 Y690.5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18</text:p>
          </table:table-cell>
          <table:table-cell table:formula="of:=[.E614]" office:value-type="string" office:string-value="G106">
            <text:p>G106</text:p>
          </table:table-cell>
          <table:table-cell table:formula="of:=[.F614]" office:value-type="string" office:string-value="P3">
            <text:p>P3</text:p>
          </table:table-cell>
          <table:table-cell table:formula="of:=[.G614]+1" office:value-type="float" office:value="124">
            <text:p>124</text:p>
          </table:table-cell>
          <table:table-cell table:formula="of:=[.D619]&amp;&quot; &quot;&amp;[.E619]&amp;&quot; &quot;&amp;[.F619]" office:value-type="string" office:string-value="N618 G106 P3">
            <text:p>N618 G106 P3</text:p>
          </table:table-cell>
          <table:table-cell table:number-columns-repeated="1016"/>
        </table:table-row>
        <table:table-row table:style-name="ro1">
          <table:table-cell table:formula="of:=[.A615]" office:value-type="float" office:value="387.5">
            <text:p>387.5</text:p>
          </table:table-cell>
          <table:table-cell table:formula="of:=[.B615]+[.$K$16]" office:value-type="float" office:value="688.874999999999">
            <text:p>688.875</text:p>
          </table:table-cell>
          <table:table-cell/>
          <table:table-cell office:value-type="string">
            <text:p>N619</text:p>
          </table:table-cell>
          <table:table-cell table:formula="of:=&quot;X&quot;&amp;[.A620]" office:value-type="string" office:string-value="X387.5">
            <text:p>X387.5</text:p>
          </table:table-cell>
          <table:table-cell table:formula="of:=&quot;Y&quot;&amp;[.B620]" office:value-type="string" office:string-value="Y688.874999999999">
            <text:p>Y688.874999999999</text:p>
          </table:table-cell>
          <table:table-cell table:formula="of:=[.G615]+1" office:value-type="float" office:value="124">
            <text:p>124</text:p>
          </table:table-cell>
          <table:table-cell table:formula="of:=[.D620]&amp;&quot; &quot;&amp;[.E620]&amp;&quot; &quot;&amp;[.F620]" office:value-type="string" office:string-value="N619 X387.5 Y688.874999999999">
            <text:p>N619 X387.5 Y688.8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20</text:p>
          </table:table-cell>
          <table:table-cell table:formula="of:=[.E616]" office:value-type="string" office:string-value="G106">
            <text:p>G106</text:p>
          </table:table-cell>
          <table:table-cell table:formula="of:=[.F616]" office:value-type="string" office:string-value="P0">
            <text:p>P0</text:p>
          </table:table-cell>
          <table:table-cell table:formula="of:=[.G616]+1" office:value-type="float" office:value="124">
            <text:p>124</text:p>
          </table:table-cell>
          <table:table-cell table:formula="of:=[.D621]&amp;&quot; &quot;&amp;[.E621]&amp;&quot; &quot;&amp;[.F621]" office:value-type="string" office:string-value="N620 G106 P0">
            <text:p>N620 G106 P0</text:p>
          </table:table-cell>
          <table:table-cell table:number-columns-repeated="1016"/>
        </table:table-row>
        <table:table-row table:style-name="ro1">
          <table:table-cell/>
          <table:table-cell table:formula="of:=[.B617]" office:value-type="string" office:string-value="jog up">
            <text:p>jog up</text:p>
          </table:table-cell>
          <table:table-cell/>
          <table:table-cell office:value-type="string">
            <text:p>N621</text:p>
          </table:table-cell>
          <table:table-cell table:formula="of:=[.E617]" office:value-type="string" office:string-value="G105">
            <text:p>G105</text:p>
          </table:table-cell>
          <table:table-cell table:formula="of:=[.F617]" office:value-type="string" office:string-value="PY7.79166666666667">
            <text:p>PY7.79166666666667</text:p>
          </table:table-cell>
          <table:table-cell table:formula="of:=[.G617]+1" office:value-type="float" office:value="125">
            <text:p>125</text:p>
          </table:table-cell>
          <table:table-cell table:formula="of:=[.D622]&amp;&quot; &quot;&amp;[.E622]&amp;&quot; &quot;&amp;[.F622]" office:value-type="string" office:string-value="N621 G105 PY7.79166666666667">
            <text:p>N621 G105 PY7.79166666666667</text:p>
          </table:table-cell>
          <table:table-cell table:number-columns-repeated="1016"/>
        </table:table-row>
        <table:table-row table:style-name="ro1">
          <table:table-cell table:formula="of:=[.A618]" office:value-type="float" office:value="7115.5">
            <text:p>7115.5</text:p>
          </table:table-cell>
          <table:table-cell table:formula="of:=[.B618]+[.$K$16]" office:value-type="float" office:value="695.366666666666">
            <text:p>695.3666666667</text:p>
          </table:table-cell>
          <table:table-cell/>
          <table:table-cell office:value-type="string">
            <text:p>N622</text:p>
          </table:table-cell>
          <table:table-cell table:formula="of:=&quot;X&quot;&amp;[.A623]" office:value-type="string" office:string-value="X7115.5">
            <text:p>X7115.5</text:p>
          </table:table-cell>
          <table:table-cell table:formula="of:=&quot;Y&quot;&amp;[.B623]" office:value-type="string" office:string-value="Y695.366666666666">
            <text:p>Y695.366666666666</text:p>
          </table:table-cell>
          <table:table-cell table:formula="of:=[.G618]+1" office:value-type="float" office:value="125">
            <text:p>125</text:p>
          </table:table-cell>
          <table:table-cell table:formula="of:=[.D623]&amp;&quot; &quot;&amp;[.E623]&amp;&quot; &quot;&amp;[.F623]" office:value-type="string" office:string-value="N622 X7115.5 Y695.366666666666">
            <text:p>N622 X7115.5 Y695.3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23</text:p>
          </table:table-cell>
          <table:table-cell table:formula="of:=[.E619]" office:value-type="string" office:string-value="G106">
            <text:p>G106</text:p>
          </table:table-cell>
          <table:table-cell table:formula="of:=[.F619]" office:value-type="string" office:string-value="P3">
            <text:p>P3</text:p>
          </table:table-cell>
          <table:table-cell table:formula="of:=[.G619]+1" office:value-type="float" office:value="125">
            <text:p>125</text:p>
          </table:table-cell>
          <table:table-cell table:formula="of:=[.D624]&amp;&quot; &quot;&amp;[.E624]&amp;&quot; &quot;&amp;[.F624]" office:value-type="string" office:string-value="N623 G106 P3">
            <text:p>N623 G106 P3</text:p>
          </table:table-cell>
          <table:table-cell table:number-columns-repeated="1016"/>
        </table:table-row>
        <table:table-row table:style-name="ro1">
          <table:table-cell table:formula="of:=[.A620]" office:value-type="float" office:value="387.5">
            <text:p>387.5</text:p>
          </table:table-cell>
          <table:table-cell table:formula="of:=[.B620]+[.$K$16]" office:value-type="float" office:value="693.666666666666">
            <text:p>693.6666666667</text:p>
          </table:table-cell>
          <table:table-cell/>
          <table:table-cell office:value-type="string">
            <text:p>N624</text:p>
          </table:table-cell>
          <table:table-cell table:formula="of:=&quot;X&quot;&amp;[.A625]" office:value-type="string" office:string-value="X387.5">
            <text:p>X387.5</text:p>
          </table:table-cell>
          <table:table-cell table:formula="of:=&quot;Y&quot;&amp;[.B625]" office:value-type="string" office:string-value="Y693.666666666666">
            <text:p>Y693.666666666666</text:p>
          </table:table-cell>
          <table:table-cell table:formula="of:=[.G620]+1" office:value-type="float" office:value="125">
            <text:p>125</text:p>
          </table:table-cell>
          <table:table-cell table:formula="of:=[.D625]&amp;&quot; &quot;&amp;[.E625]&amp;&quot; &quot;&amp;[.F625]" office:value-type="string" office:string-value="N624 X387.5 Y693.666666666666">
            <text:p>N624 X387.5 Y693.6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25</text:p>
          </table:table-cell>
          <table:table-cell table:formula="of:=[.E621]" office:value-type="string" office:string-value="G106">
            <text:p>G106</text:p>
          </table:table-cell>
          <table:table-cell table:formula="of:=[.F621]" office:value-type="string" office:string-value="P0">
            <text:p>P0</text:p>
          </table:table-cell>
          <table:table-cell table:formula="of:=[.G621]+1" office:value-type="float" office:value="125">
            <text:p>125</text:p>
          </table:table-cell>
          <table:table-cell table:formula="of:=[.D626]&amp;&quot; &quot;&amp;[.E626]&amp;&quot; &quot;&amp;[.F626]" office:value-type="string" office:string-value="N625 G106 P0">
            <text:p>N625 G106 P0</text:p>
          </table:table-cell>
          <table:table-cell table:number-columns-repeated="1016"/>
        </table:table-row>
        <table:table-row table:style-name="ro1">
          <table:table-cell/>
          <table:table-cell table:formula="of:=[.B622]" office:value-type="string" office:string-value="jog up">
            <text:p>jog up</text:p>
          </table:table-cell>
          <table:table-cell/>
          <table:table-cell office:value-type="string">
            <text:p>N626</text:p>
          </table:table-cell>
          <table:table-cell table:formula="of:=[.E622]" office:value-type="string" office:string-value="G105">
            <text:p>G105</text:p>
          </table:table-cell>
          <table:table-cell table:formula="of:=[.F622]" office:value-type="string" office:string-value="PY7.79166666666667">
            <text:p>PY7.79166666666667</text:p>
          </table:table-cell>
          <table:table-cell table:formula="of:=[.G622]+1" office:value-type="float" office:value="126">
            <text:p>126</text:p>
          </table:table-cell>
          <table:table-cell table:formula="of:=[.D627]&amp;&quot; &quot;&amp;[.E627]&amp;&quot; &quot;&amp;[.F627]" office:value-type="string" office:string-value="N626 G105 PY7.79166666666667">
            <text:p>N626 G105 PY7.79166666666667</text:p>
          </table:table-cell>
          <table:table-cell table:number-columns-repeated="1016"/>
        </table:table-row>
        <table:table-row table:style-name="ro1">
          <table:table-cell table:formula="of:=[.A623]" office:value-type="float" office:value="7115.5">
            <text:p>7115.5</text:p>
          </table:table-cell>
          <table:table-cell table:formula="of:=[.B623]+[.$K$16]" office:value-type="float" office:value="700.158333333333">
            <text:p>700.1583333333</text:p>
          </table:table-cell>
          <table:table-cell/>
          <table:table-cell office:value-type="string">
            <text:p>N627</text:p>
          </table:table-cell>
          <table:table-cell table:formula="of:=&quot;X&quot;&amp;[.A628]" office:value-type="string" office:string-value="X7115.5">
            <text:p>X7115.5</text:p>
          </table:table-cell>
          <table:table-cell table:formula="of:=&quot;Y&quot;&amp;[.B628]" office:value-type="string" office:string-value="Y700.158333333333">
            <text:p>Y700.158333333333</text:p>
          </table:table-cell>
          <table:table-cell table:formula="of:=[.G623]+1" office:value-type="float" office:value="126">
            <text:p>126</text:p>
          </table:table-cell>
          <table:table-cell table:formula="of:=[.D628]&amp;&quot; &quot;&amp;[.E628]&amp;&quot; &quot;&amp;[.F628]" office:value-type="string" office:string-value="N627 X7115.5 Y700.158333333333">
            <text:p>N627 X7115.5 Y700.1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28</text:p>
          </table:table-cell>
          <table:table-cell table:formula="of:=[.E624]" office:value-type="string" office:string-value="G106">
            <text:p>G106</text:p>
          </table:table-cell>
          <table:table-cell table:formula="of:=[.F624]" office:value-type="string" office:string-value="P3">
            <text:p>P3</text:p>
          </table:table-cell>
          <table:table-cell table:formula="of:=[.G624]+1" office:value-type="float" office:value="126">
            <text:p>126</text:p>
          </table:table-cell>
          <table:table-cell table:formula="of:=[.D629]&amp;&quot; &quot;&amp;[.E629]&amp;&quot; &quot;&amp;[.F629]" office:value-type="string" office:string-value="N628 G106 P3">
            <text:p>N628 G106 P3</text:p>
          </table:table-cell>
          <table:table-cell table:number-columns-repeated="1016"/>
        </table:table-row>
        <table:table-row table:style-name="ro1">
          <table:table-cell table:formula="of:=[.A625]" office:value-type="float" office:value="387.5">
            <text:p>387.5</text:p>
          </table:table-cell>
          <table:table-cell table:formula="of:=[.B625]+[.$K$16]" office:value-type="float" office:value="698.458333333333">
            <text:p>698.4583333333</text:p>
          </table:table-cell>
          <table:table-cell/>
          <table:table-cell office:value-type="string">
            <text:p>N629</text:p>
          </table:table-cell>
          <table:table-cell table:formula="of:=&quot;X&quot;&amp;[.A630]" office:value-type="string" office:string-value="X387.5">
            <text:p>X387.5</text:p>
          </table:table-cell>
          <table:table-cell table:formula="of:=&quot;Y&quot;&amp;[.B630]" office:value-type="string" office:string-value="Y698.458333333333">
            <text:p>Y698.458333333333</text:p>
          </table:table-cell>
          <table:table-cell table:formula="of:=[.G625]+1" office:value-type="float" office:value="126">
            <text:p>126</text:p>
          </table:table-cell>
          <table:table-cell table:formula="of:=[.D630]&amp;&quot; &quot;&amp;[.E630]&amp;&quot; &quot;&amp;[.F630]" office:value-type="string" office:string-value="N629 X387.5 Y698.458333333333">
            <text:p>N629 X387.5 Y698.4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0</text:p>
          </table:table-cell>
          <table:table-cell table:formula="of:=[.E626]" office:value-type="string" office:string-value="G106">
            <text:p>G106</text:p>
          </table:table-cell>
          <table:table-cell table:formula="of:=[.F626]" office:value-type="string" office:string-value="P0">
            <text:p>P0</text:p>
          </table:table-cell>
          <table:table-cell table:formula="of:=[.G626]+1" office:value-type="float" office:value="126">
            <text:p>126</text:p>
          </table:table-cell>
          <table:table-cell table:formula="of:=[.D631]&amp;&quot; &quot;&amp;[.E631]&amp;&quot; &quot;&amp;[.F631]" office:value-type="string" office:string-value="N630 G106 P0">
            <text:p>N630 G106 P0</text:p>
          </table:table-cell>
          <table:table-cell table:number-columns-repeated="1016"/>
        </table:table-row>
        <table:table-row table:style-name="ro1">
          <table:table-cell/>
          <table:table-cell table:formula="of:=[.B627]" office:value-type="string" office:string-value="jog up">
            <text:p>jog up</text:p>
          </table:table-cell>
          <table:table-cell/>
          <table:table-cell office:value-type="string">
            <text:p>N631</text:p>
          </table:table-cell>
          <table:table-cell table:formula="of:=[.E627]" office:value-type="string" office:string-value="G105">
            <text:p>G105</text:p>
          </table:table-cell>
          <table:table-cell table:formula="of:=[.F627]" office:value-type="string" office:string-value="PY7.79166666666667">
            <text:p>PY7.79166666666667</text:p>
          </table:table-cell>
          <table:table-cell table:formula="of:=[.G627]+1" office:value-type="float" office:value="127">
            <text:p>127</text:p>
          </table:table-cell>
          <table:table-cell table:formula="of:=[.D632]&amp;&quot; &quot;&amp;[.E632]&amp;&quot; &quot;&amp;[.F632]" office:value-type="string" office:string-value="N631 G105 PY7.79166666666667">
            <text:p>N631 G105 PY7.79166666666667</text:p>
          </table:table-cell>
          <table:table-cell table:number-columns-repeated="1016"/>
        </table:table-row>
        <table:table-row table:style-name="ro1">
          <table:table-cell table:formula="of:=[.A628]" office:value-type="float" office:value="7115.5">
            <text:p>7115.5</text:p>
          </table:table-cell>
          <table:table-cell table:formula="of:=[.B628]+[.$K$16]" office:value-type="float" office:value="704.949999999999">
            <text:p>704.95</text:p>
          </table:table-cell>
          <table:table-cell/>
          <table:table-cell office:value-type="string">
            <text:p>N632</text:p>
          </table:table-cell>
          <table:table-cell table:formula="of:=&quot;X&quot;&amp;[.A633]" office:value-type="string" office:string-value="X7115.5">
            <text:p>X7115.5</text:p>
          </table:table-cell>
          <table:table-cell table:formula="of:=&quot;Y&quot;&amp;[.B633]" office:value-type="string" office:string-value="Y704.949999999999">
            <text:p>Y704.949999999999</text:p>
          </table:table-cell>
          <table:table-cell table:formula="of:=[.G628]+1" office:value-type="float" office:value="127">
            <text:p>127</text:p>
          </table:table-cell>
          <table:table-cell table:formula="of:=[.D633]&amp;&quot; &quot;&amp;[.E633]&amp;&quot; &quot;&amp;[.F633]" office:value-type="string" office:string-value="N632 X7115.5 Y704.949999999999">
            <text:p>N632 X7115.5 Y704.94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3</text:p>
          </table:table-cell>
          <table:table-cell table:formula="of:=[.E629]" office:value-type="string" office:string-value="G106">
            <text:p>G106</text:p>
          </table:table-cell>
          <table:table-cell table:formula="of:=[.F629]" office:value-type="string" office:string-value="P3">
            <text:p>P3</text:p>
          </table:table-cell>
          <table:table-cell table:formula="of:=[.G629]+1" office:value-type="float" office:value="127">
            <text:p>127</text:p>
          </table:table-cell>
          <table:table-cell table:formula="of:=[.D634]&amp;&quot; &quot;&amp;[.E634]&amp;&quot; &quot;&amp;[.F634]" office:value-type="string" office:string-value="N633 G106 P3">
            <text:p>N633 G106 P3</text:p>
          </table:table-cell>
          <table:table-cell table:number-columns-repeated="1016"/>
        </table:table-row>
        <table:table-row table:style-name="ro1">
          <table:table-cell table:formula="of:=[.A630]" office:value-type="float" office:value="387.5">
            <text:p>387.5</text:p>
          </table:table-cell>
          <table:table-cell table:formula="of:=[.B630]+[.$K$16]" office:value-type="float" office:value="703.249999999999">
            <text:p>703.25</text:p>
          </table:table-cell>
          <table:table-cell/>
          <table:table-cell office:value-type="string">
            <text:p>N634</text:p>
          </table:table-cell>
          <table:table-cell table:formula="of:=&quot;X&quot;&amp;[.A635]" office:value-type="string" office:string-value="X387.5">
            <text:p>X387.5</text:p>
          </table:table-cell>
          <table:table-cell table:formula="of:=&quot;Y&quot;&amp;[.B635]" office:value-type="string" office:string-value="Y703.249999999999">
            <text:p>Y703.249999999999</text:p>
          </table:table-cell>
          <table:table-cell table:formula="of:=[.G630]+1" office:value-type="float" office:value="127">
            <text:p>127</text:p>
          </table:table-cell>
          <table:table-cell table:formula="of:=[.D635]&amp;&quot; &quot;&amp;[.E635]&amp;&quot; &quot;&amp;[.F635]" office:value-type="string" office:string-value="N634 X387.5 Y703.249999999999">
            <text:p>N634 X387.5 Y703.24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5</text:p>
          </table:table-cell>
          <table:table-cell table:formula="of:=[.E631]" office:value-type="string" office:string-value="G106">
            <text:p>G106</text:p>
          </table:table-cell>
          <table:table-cell table:formula="of:=[.F631]" office:value-type="string" office:string-value="P0">
            <text:p>P0</text:p>
          </table:table-cell>
          <table:table-cell table:formula="of:=[.G631]+1" office:value-type="float" office:value="127">
            <text:p>127</text:p>
          </table:table-cell>
          <table:table-cell table:formula="of:=[.D636]&amp;&quot; &quot;&amp;[.E636]&amp;&quot; &quot;&amp;[.F636]" office:value-type="string" office:string-value="N635 G106 P0">
            <text:p>N635 G106 P0</text:p>
          </table:table-cell>
          <table:table-cell table:number-columns-repeated="1016"/>
        </table:table-row>
        <table:table-row table:style-name="ro1">
          <table:table-cell/>
          <table:table-cell table:formula="of:=[.B632]" office:value-type="string" office:string-value="jog up">
            <text:p>jog up</text:p>
          </table:table-cell>
          <table:table-cell/>
          <table:table-cell office:value-type="string">
            <text:p>N636</text:p>
          </table:table-cell>
          <table:table-cell table:formula="of:=[.E632]" office:value-type="string" office:string-value="G105">
            <text:p>G105</text:p>
          </table:table-cell>
          <table:table-cell table:formula="of:=[.F632]" office:value-type="string" office:string-value="PY7.79166666666667">
            <text:p>PY7.79166666666667</text:p>
          </table:table-cell>
          <table:table-cell table:formula="of:=[.G632]+1" office:value-type="float" office:value="128">
            <text:p>128</text:p>
          </table:table-cell>
          <table:table-cell table:formula="of:=[.D637]&amp;&quot; &quot;&amp;[.E637]&amp;&quot; &quot;&amp;[.F637]" office:value-type="string" office:string-value="N636 G105 PY7.79166666666667">
            <text:p>N636 G105 PY7.79166666666667</text:p>
          </table:table-cell>
          <table:table-cell table:number-columns-repeated="1016"/>
        </table:table-row>
        <table:table-row table:style-name="ro1">
          <table:table-cell table:formula="of:=[.A633]" office:value-type="float" office:value="7115.5">
            <text:p>7115.5</text:p>
          </table:table-cell>
          <table:table-cell table:formula="of:=[.B633]+[.$K$16]" office:value-type="float" office:value="709.741666666666">
            <text:p>709.7416666667</text:p>
          </table:table-cell>
          <table:table-cell/>
          <table:table-cell office:value-type="string">
            <text:p>N637</text:p>
          </table:table-cell>
          <table:table-cell table:formula="of:=&quot;X&quot;&amp;[.A638]" office:value-type="string" office:string-value="X7115.5">
            <text:p>X7115.5</text:p>
          </table:table-cell>
          <table:table-cell table:formula="of:=&quot;Y&quot;&amp;[.B638]" office:value-type="string" office:string-value="Y709.741666666666">
            <text:p>Y709.741666666666</text:p>
          </table:table-cell>
          <table:table-cell table:formula="of:=[.G633]+1" office:value-type="float" office:value="128">
            <text:p>128</text:p>
          </table:table-cell>
          <table:table-cell table:formula="of:=[.D638]&amp;&quot; &quot;&amp;[.E638]&amp;&quot; &quot;&amp;[.F638]" office:value-type="string" office:string-value="N637 X7115.5 Y709.741666666666">
            <text:p>N637 X7115.5 Y709.7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38</text:p>
          </table:table-cell>
          <table:table-cell table:formula="of:=[.E634]" office:value-type="string" office:string-value="G106">
            <text:p>G106</text:p>
          </table:table-cell>
          <table:table-cell table:formula="of:=[.F634]" office:value-type="string" office:string-value="P3">
            <text:p>P3</text:p>
          </table:table-cell>
          <table:table-cell table:formula="of:=[.G634]+1" office:value-type="float" office:value="128">
            <text:p>128</text:p>
          </table:table-cell>
          <table:table-cell table:formula="of:=[.D639]&amp;&quot; &quot;&amp;[.E639]&amp;&quot; &quot;&amp;[.F639]" office:value-type="string" office:string-value="N638 G106 P3">
            <text:p>N638 G106 P3</text:p>
          </table:table-cell>
          <table:table-cell table:number-columns-repeated="1016"/>
        </table:table-row>
        <table:table-row table:style-name="ro1">
          <table:table-cell table:formula="of:=[.A635]" office:value-type="float" office:value="387.5">
            <text:p>387.5</text:p>
          </table:table-cell>
          <table:table-cell table:formula="of:=[.B635]+[.$K$16]" office:value-type="float" office:value="708.041666666666">
            <text:p>708.0416666667</text:p>
          </table:table-cell>
          <table:table-cell/>
          <table:table-cell office:value-type="string">
            <text:p>N639</text:p>
          </table:table-cell>
          <table:table-cell table:formula="of:=&quot;X&quot;&amp;[.A640]" office:value-type="string" office:string-value="X387.5">
            <text:p>X387.5</text:p>
          </table:table-cell>
          <table:table-cell table:formula="of:=&quot;Y&quot;&amp;[.B640]" office:value-type="string" office:string-value="Y708.041666666666">
            <text:p>Y708.041666666666</text:p>
          </table:table-cell>
          <table:table-cell table:formula="of:=[.G635]+1" office:value-type="float" office:value="128">
            <text:p>128</text:p>
          </table:table-cell>
          <table:table-cell table:formula="of:=[.D640]&amp;&quot; &quot;&amp;[.E640]&amp;&quot; &quot;&amp;[.F640]" office:value-type="string" office:string-value="N639 X387.5 Y708.041666666666">
            <text:p>N639 X387.5 Y708.0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40</text:p>
          </table:table-cell>
          <table:table-cell table:formula="of:=[.E636]" office:value-type="string" office:string-value="G106">
            <text:p>G106</text:p>
          </table:table-cell>
          <table:table-cell table:formula="of:=[.F636]" office:value-type="string" office:string-value="P0">
            <text:p>P0</text:p>
          </table:table-cell>
          <table:table-cell table:formula="of:=[.G636]+1" office:value-type="float" office:value="128">
            <text:p>128</text:p>
          </table:table-cell>
          <table:table-cell table:formula="of:=[.D641]&amp;&quot; &quot;&amp;[.E641]&amp;&quot; &quot;&amp;[.F641]" office:value-type="string" office:string-value="N640 G106 P0">
            <text:p>N640 G106 P0</text:p>
          </table:table-cell>
          <table:table-cell table:number-columns-repeated="1016"/>
        </table:table-row>
        <table:table-row table:style-name="ro1">
          <table:table-cell/>
          <table:table-cell table:formula="of:=[.B637]" office:value-type="string" office:string-value="jog up">
            <text:p>jog up</text:p>
          </table:table-cell>
          <table:table-cell/>
          <table:table-cell office:value-type="string">
            <text:p>N641</text:p>
          </table:table-cell>
          <table:table-cell table:formula="of:=[.E637]" office:value-type="string" office:string-value="G105">
            <text:p>G105</text:p>
          </table:table-cell>
          <table:table-cell table:formula="of:=[.F637]" office:value-type="string" office:string-value="PY7.79166666666667">
            <text:p>PY7.79166666666667</text:p>
          </table:table-cell>
          <table:table-cell table:formula="of:=[.G637]+1" office:value-type="float" office:value="129">
            <text:p>129</text:p>
          </table:table-cell>
          <table:table-cell table:formula="of:=[.D642]&amp;&quot; &quot;&amp;[.E642]&amp;&quot; &quot;&amp;[.F642]" office:value-type="string" office:string-value="N641 G105 PY7.79166666666667">
            <text:p>N641 G105 PY7.79166666666667</text:p>
          </table:table-cell>
          <table:table-cell table:number-columns-repeated="1016"/>
        </table:table-row>
        <table:table-row table:style-name="ro1">
          <table:table-cell table:formula="of:=[.A638]" office:value-type="float" office:value="7115.5">
            <text:p>7115.5</text:p>
          </table:table-cell>
          <table:table-cell table:formula="of:=[.B638]+[.$K$16]" office:value-type="float" office:value="714.533333333333">
            <text:p>714.5333333333</text:p>
          </table:table-cell>
          <table:table-cell/>
          <table:table-cell office:value-type="string">
            <text:p>N642</text:p>
          </table:table-cell>
          <table:table-cell table:formula="of:=&quot;X&quot;&amp;[.A643]" office:value-type="string" office:string-value="X7115.5">
            <text:p>X7115.5</text:p>
          </table:table-cell>
          <table:table-cell table:formula="of:=&quot;Y&quot;&amp;[.B643]" office:value-type="string" office:string-value="Y714.533333333333">
            <text:p>Y714.533333333333</text:p>
          </table:table-cell>
          <table:table-cell table:formula="of:=[.G638]+1" office:value-type="float" office:value="129">
            <text:p>129</text:p>
          </table:table-cell>
          <table:table-cell table:formula="of:=[.D643]&amp;&quot; &quot;&amp;[.E643]&amp;&quot; &quot;&amp;[.F643]" office:value-type="string" office:string-value="N642 X7115.5 Y714.533333333333">
            <text:p>N642 X7115.5 Y714.5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43</text:p>
          </table:table-cell>
          <table:table-cell table:formula="of:=[.E639]" office:value-type="string" office:string-value="G106">
            <text:p>G106</text:p>
          </table:table-cell>
          <table:table-cell table:formula="of:=[.F639]" office:value-type="string" office:string-value="P3">
            <text:p>P3</text:p>
          </table:table-cell>
          <table:table-cell table:formula="of:=[.G639]+1" office:value-type="float" office:value="129">
            <text:p>129</text:p>
          </table:table-cell>
          <table:table-cell table:formula="of:=[.D644]&amp;&quot; &quot;&amp;[.E644]&amp;&quot; &quot;&amp;[.F644]" office:value-type="string" office:string-value="N643 G106 P3">
            <text:p>N643 G106 P3</text:p>
          </table:table-cell>
          <table:table-cell table:number-columns-repeated="1016"/>
        </table:table-row>
        <table:table-row table:style-name="ro1">
          <table:table-cell table:formula="of:=[.A640]" office:value-type="float" office:value="387.5">
            <text:p>387.5</text:p>
          </table:table-cell>
          <table:table-cell table:formula="of:=[.B640]+[.$K$16]" office:value-type="float" office:value="712.833333333333">
            <text:p>712.8333333333</text:p>
          </table:table-cell>
          <table:table-cell/>
          <table:table-cell office:value-type="string">
            <text:p>N644</text:p>
          </table:table-cell>
          <table:table-cell table:formula="of:=&quot;X&quot;&amp;[.A645]" office:value-type="string" office:string-value="X387.5">
            <text:p>X387.5</text:p>
          </table:table-cell>
          <table:table-cell table:formula="of:=&quot;Y&quot;&amp;[.B645]" office:value-type="string" office:string-value="Y712.833333333333">
            <text:p>Y712.833333333333</text:p>
          </table:table-cell>
          <table:table-cell table:formula="of:=[.G640]+1" office:value-type="float" office:value="129">
            <text:p>129</text:p>
          </table:table-cell>
          <table:table-cell table:formula="of:=[.D645]&amp;&quot; &quot;&amp;[.E645]&amp;&quot; &quot;&amp;[.F645]" office:value-type="string" office:string-value="N644 X387.5 Y712.833333333333">
            <text:p>N644 X387.5 Y712.8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45</text:p>
          </table:table-cell>
          <table:table-cell table:formula="of:=[.E641]" office:value-type="string" office:string-value="G106">
            <text:p>G106</text:p>
          </table:table-cell>
          <table:table-cell table:formula="of:=[.F641]" office:value-type="string" office:string-value="P0">
            <text:p>P0</text:p>
          </table:table-cell>
          <table:table-cell table:formula="of:=[.G641]+1" office:value-type="float" office:value="129">
            <text:p>129</text:p>
          </table:table-cell>
          <table:table-cell table:formula="of:=[.D646]&amp;&quot; &quot;&amp;[.E646]&amp;&quot; &quot;&amp;[.F646]" office:value-type="string" office:string-value="N645 G106 P0">
            <text:p>N645 G106 P0</text:p>
          </table:table-cell>
          <table:table-cell table:number-columns-repeated="1016"/>
        </table:table-row>
        <table:table-row table:style-name="ro1">
          <table:table-cell/>
          <table:table-cell table:formula="of:=[.B642]" office:value-type="string" office:string-value="jog up">
            <text:p>jog up</text:p>
          </table:table-cell>
          <table:table-cell/>
          <table:table-cell office:value-type="string">
            <text:p>N646</text:p>
          </table:table-cell>
          <table:table-cell table:formula="of:=[.E642]" office:value-type="string" office:string-value="G105">
            <text:p>G105</text:p>
          </table:table-cell>
          <table:table-cell table:formula="of:=[.F642]" office:value-type="string" office:string-value="PY7.79166666666667">
            <text:p>PY7.79166666666667</text:p>
          </table:table-cell>
          <table:table-cell table:formula="of:=[.G642]+1" office:value-type="float" office:value="130">
            <text:p>130</text:p>
          </table:table-cell>
          <table:table-cell table:formula="of:=[.D647]&amp;&quot; &quot;&amp;[.E647]&amp;&quot; &quot;&amp;[.F647]" office:value-type="string" office:string-value="N646 G105 PY7.79166666666667">
            <text:p>N646 G105 PY7.79166666666667</text:p>
          </table:table-cell>
          <table:table-cell table:number-columns-repeated="1016"/>
        </table:table-row>
        <table:table-row table:style-name="ro1">
          <table:table-cell table:formula="of:=[.A643]" office:value-type="float" office:value="7115.5">
            <text:p>7115.5</text:p>
          </table:table-cell>
          <table:table-cell table:formula="of:=[.B643]+[.$K$16]" office:value-type="float" office:value="719.324999999999">
            <text:p>719.325</text:p>
          </table:table-cell>
          <table:table-cell/>
          <table:table-cell office:value-type="string">
            <text:p>N647</text:p>
          </table:table-cell>
          <table:table-cell table:formula="of:=&quot;X&quot;&amp;[.A648]" office:value-type="string" office:string-value="X7115.5">
            <text:p>X7115.5</text:p>
          </table:table-cell>
          <table:table-cell table:formula="of:=&quot;Y&quot;&amp;[.B648]" office:value-type="string" office:string-value="Y719.324999999999">
            <text:p>Y719.324999999999</text:p>
          </table:table-cell>
          <table:table-cell table:formula="of:=[.G643]+1" office:value-type="float" office:value="130">
            <text:p>130</text:p>
          </table:table-cell>
          <table:table-cell table:formula="of:=[.D648]&amp;&quot; &quot;&amp;[.E648]&amp;&quot; &quot;&amp;[.F648]" office:value-type="string" office:string-value="N647 X7115.5 Y719.324999999999">
            <text:p>N647 X7115.5 Y719.32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48</text:p>
          </table:table-cell>
          <table:table-cell table:formula="of:=[.E644]" office:value-type="string" office:string-value="G106">
            <text:p>G106</text:p>
          </table:table-cell>
          <table:table-cell table:formula="of:=[.F644]" office:value-type="string" office:string-value="P3">
            <text:p>P3</text:p>
          </table:table-cell>
          <table:table-cell table:formula="of:=[.G644]+1" office:value-type="float" office:value="130">
            <text:p>130</text:p>
          </table:table-cell>
          <table:table-cell table:formula="of:=[.D649]&amp;&quot; &quot;&amp;[.E649]&amp;&quot; &quot;&amp;[.F649]" office:value-type="string" office:string-value="N648 G106 P3">
            <text:p>N648 G106 P3</text:p>
          </table:table-cell>
          <table:table-cell table:number-columns-repeated="1016"/>
        </table:table-row>
        <table:table-row table:style-name="ro1">
          <table:table-cell table:formula="of:=[.A645]" office:value-type="float" office:value="387.5">
            <text:p>387.5</text:p>
          </table:table-cell>
          <table:table-cell table:formula="of:=[.B645]+[.$K$16]" office:value-type="float" office:value="717.624999999999">
            <text:p>717.625</text:p>
          </table:table-cell>
          <table:table-cell/>
          <table:table-cell office:value-type="string">
            <text:p>N649</text:p>
          </table:table-cell>
          <table:table-cell table:formula="of:=&quot;X&quot;&amp;[.A650]" office:value-type="string" office:string-value="X387.5">
            <text:p>X387.5</text:p>
          </table:table-cell>
          <table:table-cell table:formula="of:=&quot;Y&quot;&amp;[.B650]" office:value-type="string" office:string-value="Y717.624999999999">
            <text:p>Y717.624999999999</text:p>
          </table:table-cell>
          <table:table-cell table:formula="of:=[.G645]+1" office:value-type="float" office:value="130">
            <text:p>130</text:p>
          </table:table-cell>
          <table:table-cell table:formula="of:=[.D650]&amp;&quot; &quot;&amp;[.E650]&amp;&quot; &quot;&amp;[.F650]" office:value-type="string" office:string-value="N649 X387.5 Y717.624999999999">
            <text:p>N649 X387.5 Y717.62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0</text:p>
          </table:table-cell>
          <table:table-cell table:formula="of:=[.E646]" office:value-type="string" office:string-value="G106">
            <text:p>G106</text:p>
          </table:table-cell>
          <table:table-cell table:formula="of:=[.F646]" office:value-type="string" office:string-value="P0">
            <text:p>P0</text:p>
          </table:table-cell>
          <table:table-cell table:formula="of:=[.G646]+1" office:value-type="float" office:value="130">
            <text:p>130</text:p>
          </table:table-cell>
          <table:table-cell table:formula="of:=[.D651]&amp;&quot; &quot;&amp;[.E651]&amp;&quot; &quot;&amp;[.F651]" office:value-type="string" office:string-value="N650 G106 P0">
            <text:p>N650 G106 P0</text:p>
          </table:table-cell>
          <table:table-cell table:number-columns-repeated="1016"/>
        </table:table-row>
        <table:table-row table:style-name="ro1">
          <table:table-cell/>
          <table:table-cell table:formula="of:=[.B647]" office:value-type="string" office:string-value="jog up">
            <text:p>jog up</text:p>
          </table:table-cell>
          <table:table-cell/>
          <table:table-cell office:value-type="string">
            <text:p>N651</text:p>
          </table:table-cell>
          <table:table-cell table:formula="of:=[.E647]" office:value-type="string" office:string-value="G105">
            <text:p>G105</text:p>
          </table:table-cell>
          <table:table-cell table:formula="of:=[.F647]" office:value-type="string" office:string-value="PY7.79166666666667">
            <text:p>PY7.79166666666667</text:p>
          </table:table-cell>
          <table:table-cell table:formula="of:=[.G647]+1" office:value-type="float" office:value="131">
            <text:p>131</text:p>
          </table:table-cell>
          <table:table-cell table:formula="of:=[.D652]&amp;&quot; &quot;&amp;[.E652]&amp;&quot; &quot;&amp;[.F652]" office:value-type="string" office:string-value="N651 G105 PY7.79166666666667">
            <text:p>N651 G105 PY7.79166666666667</text:p>
          </table:table-cell>
          <table:table-cell table:number-columns-repeated="1016"/>
        </table:table-row>
        <table:table-row table:style-name="ro1">
          <table:table-cell table:formula="of:=[.A648]" office:value-type="float" office:value="7115.5">
            <text:p>7115.5</text:p>
          </table:table-cell>
          <table:table-cell table:formula="of:=[.B648]+[.$K$16]" office:value-type="float" office:value="724.116666666666">
            <text:p>724.1166666667</text:p>
          </table:table-cell>
          <table:table-cell/>
          <table:table-cell office:value-type="string">
            <text:p>N652</text:p>
          </table:table-cell>
          <table:table-cell table:formula="of:=&quot;X&quot;&amp;[.A653]" office:value-type="string" office:string-value="X7115.5">
            <text:p>X7115.5</text:p>
          </table:table-cell>
          <table:table-cell table:formula="of:=&quot;Y&quot;&amp;[.B653]" office:value-type="string" office:string-value="Y724.116666666666">
            <text:p>Y724.116666666666</text:p>
          </table:table-cell>
          <table:table-cell table:formula="of:=[.G648]+1" office:value-type="float" office:value="131">
            <text:p>131</text:p>
          </table:table-cell>
          <table:table-cell table:formula="of:=[.D653]&amp;&quot; &quot;&amp;[.E653]&amp;&quot; &quot;&amp;[.F653]" office:value-type="string" office:string-value="N652 X7115.5 Y724.116666666666">
            <text:p>N652 X7115.5 Y724.1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3</text:p>
          </table:table-cell>
          <table:table-cell table:formula="of:=[.E649]" office:value-type="string" office:string-value="G106">
            <text:p>G106</text:p>
          </table:table-cell>
          <table:table-cell table:formula="of:=[.F649]" office:value-type="string" office:string-value="P3">
            <text:p>P3</text:p>
          </table:table-cell>
          <table:table-cell table:formula="of:=[.G649]+1" office:value-type="float" office:value="131">
            <text:p>131</text:p>
          </table:table-cell>
          <table:table-cell table:formula="of:=[.D654]&amp;&quot; &quot;&amp;[.E654]&amp;&quot; &quot;&amp;[.F654]" office:value-type="string" office:string-value="N653 G106 P3">
            <text:p>N653 G106 P3</text:p>
          </table:table-cell>
          <table:table-cell table:number-columns-repeated="1016"/>
        </table:table-row>
        <table:table-row table:style-name="ro1">
          <table:table-cell table:formula="of:=[.A650]" office:value-type="float" office:value="387.5">
            <text:p>387.5</text:p>
          </table:table-cell>
          <table:table-cell table:formula="of:=[.B650]+[.$K$16]" office:value-type="float" office:value="722.416666666666">
            <text:p>722.4166666667</text:p>
          </table:table-cell>
          <table:table-cell/>
          <table:table-cell office:value-type="string">
            <text:p>N654</text:p>
          </table:table-cell>
          <table:table-cell table:formula="of:=&quot;X&quot;&amp;[.A655]" office:value-type="string" office:string-value="X387.5">
            <text:p>X387.5</text:p>
          </table:table-cell>
          <table:table-cell table:formula="of:=&quot;Y&quot;&amp;[.B655]" office:value-type="string" office:string-value="Y722.416666666666">
            <text:p>Y722.416666666666</text:p>
          </table:table-cell>
          <table:table-cell table:formula="of:=[.G650]+1" office:value-type="float" office:value="131">
            <text:p>131</text:p>
          </table:table-cell>
          <table:table-cell table:formula="of:=[.D655]&amp;&quot; &quot;&amp;[.E655]&amp;&quot; &quot;&amp;[.F655]" office:value-type="string" office:string-value="N654 X387.5 Y722.416666666666">
            <text:p>N654 X387.5 Y722.4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5</text:p>
          </table:table-cell>
          <table:table-cell table:formula="of:=[.E651]" office:value-type="string" office:string-value="G106">
            <text:p>G106</text:p>
          </table:table-cell>
          <table:table-cell table:formula="of:=[.F651]" office:value-type="string" office:string-value="P0">
            <text:p>P0</text:p>
          </table:table-cell>
          <table:table-cell table:formula="of:=[.G651]+1" office:value-type="float" office:value="131">
            <text:p>131</text:p>
          </table:table-cell>
          <table:table-cell table:formula="of:=[.D656]&amp;&quot; &quot;&amp;[.E656]&amp;&quot; &quot;&amp;[.F656]" office:value-type="string" office:string-value="N655 G106 P0">
            <text:p>N655 G106 P0</text:p>
          </table:table-cell>
          <table:table-cell table:number-columns-repeated="1016"/>
        </table:table-row>
        <table:table-row table:style-name="ro1">
          <table:table-cell/>
          <table:table-cell table:formula="of:=[.B652]" office:value-type="string" office:string-value="jog up">
            <text:p>jog up</text:p>
          </table:table-cell>
          <table:table-cell/>
          <table:table-cell office:value-type="string">
            <text:p>N656</text:p>
          </table:table-cell>
          <table:table-cell table:formula="of:=[.E652]" office:value-type="string" office:string-value="G105">
            <text:p>G105</text:p>
          </table:table-cell>
          <table:table-cell table:formula="of:=[.F652]" office:value-type="string" office:string-value="PY7.79166666666667">
            <text:p>PY7.79166666666667</text:p>
          </table:table-cell>
          <table:table-cell table:formula="of:=[.G652]+1" office:value-type="float" office:value="132">
            <text:p>132</text:p>
          </table:table-cell>
          <table:table-cell table:formula="of:=[.D657]&amp;&quot; &quot;&amp;[.E657]&amp;&quot; &quot;&amp;[.F657]" office:value-type="string" office:string-value="N656 G105 PY7.79166666666667">
            <text:p>N656 G105 PY7.79166666666667</text:p>
          </table:table-cell>
          <table:table-cell table:number-columns-repeated="1016"/>
        </table:table-row>
        <table:table-row table:style-name="ro1">
          <table:table-cell table:formula="of:=[.A653]" office:value-type="float" office:value="7115.5">
            <text:p>7115.5</text:p>
          </table:table-cell>
          <table:table-cell table:formula="of:=[.B653]+[.$K$16]" office:value-type="float" office:value="728.908333333332">
            <text:p>728.9083333333</text:p>
          </table:table-cell>
          <table:table-cell/>
          <table:table-cell office:value-type="string">
            <text:p>N657</text:p>
          </table:table-cell>
          <table:table-cell table:formula="of:=&quot;X&quot;&amp;[.A658]" office:value-type="string" office:string-value="X7115.5">
            <text:p>X7115.5</text:p>
          </table:table-cell>
          <table:table-cell table:formula="of:=&quot;Y&quot;&amp;[.B658]" office:value-type="string" office:string-value="Y728.908333333332">
            <text:p>Y728.908333333332</text:p>
          </table:table-cell>
          <table:table-cell table:formula="of:=[.G653]+1" office:value-type="float" office:value="132">
            <text:p>132</text:p>
          </table:table-cell>
          <table:table-cell table:formula="of:=[.D658]&amp;&quot; &quot;&amp;[.E658]&amp;&quot; &quot;&amp;[.F658]" office:value-type="string" office:string-value="N657 X7115.5 Y728.908333333332">
            <text:p>N657 X7115.5 Y728.9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58</text:p>
          </table:table-cell>
          <table:table-cell table:formula="of:=[.E654]" office:value-type="string" office:string-value="G106">
            <text:p>G106</text:p>
          </table:table-cell>
          <table:table-cell table:formula="of:=[.F654]" office:value-type="string" office:string-value="P3">
            <text:p>P3</text:p>
          </table:table-cell>
          <table:table-cell table:formula="of:=[.G654]+1" office:value-type="float" office:value="132">
            <text:p>132</text:p>
          </table:table-cell>
          <table:table-cell table:formula="of:=[.D659]&amp;&quot; &quot;&amp;[.E659]&amp;&quot; &quot;&amp;[.F659]" office:value-type="string" office:string-value="N658 G106 P3">
            <text:p>N658 G106 P3</text:p>
          </table:table-cell>
          <table:table-cell table:number-columns-repeated="1016"/>
        </table:table-row>
        <table:table-row table:style-name="ro1">
          <table:table-cell table:formula="of:=[.A655]" office:value-type="float" office:value="387.5">
            <text:p>387.5</text:p>
          </table:table-cell>
          <table:table-cell table:formula="of:=[.B655]+[.$K$16]" office:value-type="float" office:value="727.208333333333">
            <text:p>727.2083333333</text:p>
          </table:table-cell>
          <table:table-cell/>
          <table:table-cell office:value-type="string">
            <text:p>N659</text:p>
          </table:table-cell>
          <table:table-cell table:formula="of:=&quot;X&quot;&amp;[.A660]" office:value-type="string" office:string-value="X387.5">
            <text:p>X387.5</text:p>
          </table:table-cell>
          <table:table-cell table:formula="of:=&quot;Y&quot;&amp;[.B660]" office:value-type="string" office:string-value="Y727.208333333333">
            <text:p>Y727.208333333333</text:p>
          </table:table-cell>
          <table:table-cell table:formula="of:=[.G655]+1" office:value-type="float" office:value="132">
            <text:p>132</text:p>
          </table:table-cell>
          <table:table-cell table:formula="of:=[.D660]&amp;&quot; &quot;&amp;[.E660]&amp;&quot; &quot;&amp;[.F660]" office:value-type="string" office:string-value="N659 X387.5 Y727.208333333333">
            <text:p>N659 X387.5 Y727.2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60</text:p>
          </table:table-cell>
          <table:table-cell table:formula="of:=[.E656]" office:value-type="string" office:string-value="G106">
            <text:p>G106</text:p>
          </table:table-cell>
          <table:table-cell table:formula="of:=[.F656]" office:value-type="string" office:string-value="P0">
            <text:p>P0</text:p>
          </table:table-cell>
          <table:table-cell table:formula="of:=[.G656]+1" office:value-type="float" office:value="132">
            <text:p>132</text:p>
          </table:table-cell>
          <table:table-cell table:formula="of:=[.D661]&amp;&quot; &quot;&amp;[.E661]&amp;&quot; &quot;&amp;[.F661]" office:value-type="string" office:string-value="N660 G106 P0">
            <text:p>N660 G106 P0</text:p>
          </table:table-cell>
          <table:table-cell table:number-columns-repeated="1016"/>
        </table:table-row>
        <table:table-row table:style-name="ro1">
          <table:table-cell/>
          <table:table-cell table:formula="of:=[.B657]" office:value-type="string" office:string-value="jog up">
            <text:p>jog up</text:p>
          </table:table-cell>
          <table:table-cell/>
          <table:table-cell office:value-type="string">
            <text:p>N661</text:p>
          </table:table-cell>
          <table:table-cell table:formula="of:=[.E657]" office:value-type="string" office:string-value="G105">
            <text:p>G105</text:p>
          </table:table-cell>
          <table:table-cell table:formula="of:=[.F657]" office:value-type="string" office:string-value="PY7.79166666666667">
            <text:p>PY7.79166666666667</text:p>
          </table:table-cell>
          <table:table-cell table:formula="of:=[.G657]+1" office:value-type="float" office:value="133">
            <text:p>133</text:p>
          </table:table-cell>
          <table:table-cell table:formula="of:=[.D662]&amp;&quot; &quot;&amp;[.E662]&amp;&quot; &quot;&amp;[.F662]" office:value-type="string" office:string-value="N661 G105 PY7.79166666666667">
            <text:p>N661 G105 PY7.79166666666667</text:p>
          </table:table-cell>
          <table:table-cell table:number-columns-repeated="1016"/>
        </table:table-row>
        <table:table-row table:style-name="ro1">
          <table:table-cell table:formula="of:=[.A658]" office:value-type="float" office:value="7115.5">
            <text:p>7115.5</text:p>
          </table:table-cell>
          <table:table-cell table:formula="of:=[.B658]+[.$K$16]" office:value-type="float" office:value="733.699999999999">
            <text:p>733.7</text:p>
          </table:table-cell>
          <table:table-cell/>
          <table:table-cell office:value-type="string">
            <text:p>N662</text:p>
          </table:table-cell>
          <table:table-cell table:formula="of:=&quot;X&quot;&amp;[.A663]" office:value-type="string" office:string-value="X7115.5">
            <text:p>X7115.5</text:p>
          </table:table-cell>
          <table:table-cell table:formula="of:=&quot;Y&quot;&amp;[.B663]" office:value-type="string" office:string-value="Y733.699999999999">
            <text:p>Y733.699999999999</text:p>
          </table:table-cell>
          <table:table-cell table:formula="of:=[.G658]+1" office:value-type="float" office:value="133">
            <text:p>133</text:p>
          </table:table-cell>
          <table:table-cell table:formula="of:=[.D663]&amp;&quot; &quot;&amp;[.E663]&amp;&quot; &quot;&amp;[.F663]" office:value-type="string" office:string-value="N662 X7115.5 Y733.699999999999">
            <text:p>N662 X7115.5 Y733.69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63</text:p>
          </table:table-cell>
          <table:table-cell table:formula="of:=[.E659]" office:value-type="string" office:string-value="G106">
            <text:p>G106</text:p>
          </table:table-cell>
          <table:table-cell table:formula="of:=[.F659]" office:value-type="string" office:string-value="P3">
            <text:p>P3</text:p>
          </table:table-cell>
          <table:table-cell table:formula="of:=[.G659]+1" office:value-type="float" office:value="133">
            <text:p>133</text:p>
          </table:table-cell>
          <table:table-cell table:formula="of:=[.D664]&amp;&quot; &quot;&amp;[.E664]&amp;&quot; &quot;&amp;[.F664]" office:value-type="string" office:string-value="N663 G106 P3">
            <text:p>N663 G106 P3</text:p>
          </table:table-cell>
          <table:table-cell table:number-columns-repeated="1016"/>
        </table:table-row>
        <table:table-row table:style-name="ro1">
          <table:table-cell table:formula="of:=[.A660]" office:value-type="float" office:value="387.5">
            <text:p>387.5</text:p>
          </table:table-cell>
          <table:table-cell table:formula="of:=[.B660]+[.$K$16]" office:value-type="float" office:value="731.999999999999">
            <text:p>732</text:p>
          </table:table-cell>
          <table:table-cell/>
          <table:table-cell office:value-type="string">
            <text:p>N664</text:p>
          </table:table-cell>
          <table:table-cell table:formula="of:=&quot;X&quot;&amp;[.A665]" office:value-type="string" office:string-value="X387.5">
            <text:p>X387.5</text:p>
          </table:table-cell>
          <table:table-cell table:formula="of:=&quot;Y&quot;&amp;[.B665]" office:value-type="string" office:string-value="Y731.999999999999">
            <text:p>Y731.999999999999</text:p>
          </table:table-cell>
          <table:table-cell table:formula="of:=[.G660]+1" office:value-type="float" office:value="133">
            <text:p>133</text:p>
          </table:table-cell>
          <table:table-cell table:formula="of:=[.D665]&amp;&quot; &quot;&amp;[.E665]&amp;&quot; &quot;&amp;[.F665]" office:value-type="string" office:string-value="N664 X387.5 Y731.999999999999">
            <text:p>N664 X387.5 Y731.99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65</text:p>
          </table:table-cell>
          <table:table-cell table:formula="of:=[.E661]" office:value-type="string" office:string-value="G106">
            <text:p>G106</text:p>
          </table:table-cell>
          <table:table-cell table:formula="of:=[.F661]" office:value-type="string" office:string-value="P0">
            <text:p>P0</text:p>
          </table:table-cell>
          <table:table-cell table:formula="of:=[.G661]+1" office:value-type="float" office:value="133">
            <text:p>133</text:p>
          </table:table-cell>
          <table:table-cell table:formula="of:=[.D666]&amp;&quot; &quot;&amp;[.E666]&amp;&quot; &quot;&amp;[.F666]" office:value-type="string" office:string-value="N665 G106 P0">
            <text:p>N665 G106 P0</text:p>
          </table:table-cell>
          <table:table-cell table:number-columns-repeated="1016"/>
        </table:table-row>
        <table:table-row table:style-name="ro1">
          <table:table-cell/>
          <table:table-cell table:formula="of:=[.B662]" office:value-type="string" office:string-value="jog up">
            <text:p>jog up</text:p>
          </table:table-cell>
          <table:table-cell/>
          <table:table-cell office:value-type="string">
            <text:p>N666</text:p>
          </table:table-cell>
          <table:table-cell table:formula="of:=[.E662]" office:value-type="string" office:string-value="G105">
            <text:p>G105</text:p>
          </table:table-cell>
          <table:table-cell table:formula="of:=[.F662]" office:value-type="string" office:string-value="PY7.79166666666667">
            <text:p>PY7.79166666666667</text:p>
          </table:table-cell>
          <table:table-cell table:formula="of:=[.G662]+1" office:value-type="float" office:value="134">
            <text:p>134</text:p>
          </table:table-cell>
          <table:table-cell table:formula="of:=[.D667]&amp;&quot; &quot;&amp;[.E667]&amp;&quot; &quot;&amp;[.F667]" office:value-type="string" office:string-value="N666 G105 PY7.79166666666667">
            <text:p>N666 G105 PY7.79166666666667</text:p>
          </table:table-cell>
          <table:table-cell table:number-columns-repeated="1016"/>
        </table:table-row>
        <table:table-row table:style-name="ro1">
          <table:table-cell table:formula="of:=[.A663]" office:value-type="float" office:value="7115.5">
            <text:p>7115.5</text:p>
          </table:table-cell>
          <table:table-cell table:formula="of:=[.B663]+[.$K$16]" office:value-type="float" office:value="738.491666666666">
            <text:p>738.4916666667</text:p>
          </table:table-cell>
          <table:table-cell/>
          <table:table-cell office:value-type="string">
            <text:p>N667</text:p>
          </table:table-cell>
          <table:table-cell table:formula="of:=&quot;X&quot;&amp;[.A668]" office:value-type="string" office:string-value="X7115.5">
            <text:p>X7115.5</text:p>
          </table:table-cell>
          <table:table-cell table:formula="of:=&quot;Y&quot;&amp;[.B668]" office:value-type="string" office:string-value="Y738.491666666666">
            <text:p>Y738.491666666666</text:p>
          </table:table-cell>
          <table:table-cell table:formula="of:=[.G663]+1" office:value-type="float" office:value="134">
            <text:p>134</text:p>
          </table:table-cell>
          <table:table-cell table:formula="of:=[.D668]&amp;&quot; &quot;&amp;[.E668]&amp;&quot; &quot;&amp;[.F668]" office:value-type="string" office:string-value="N667 X7115.5 Y738.491666666666">
            <text:p>N667 X7115.5 Y738.4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68</text:p>
          </table:table-cell>
          <table:table-cell table:formula="of:=[.E664]" office:value-type="string" office:string-value="G106">
            <text:p>G106</text:p>
          </table:table-cell>
          <table:table-cell table:formula="of:=[.F664]" office:value-type="string" office:string-value="P3">
            <text:p>P3</text:p>
          </table:table-cell>
          <table:table-cell table:formula="of:=[.G664]+1" office:value-type="float" office:value="134">
            <text:p>134</text:p>
          </table:table-cell>
          <table:table-cell table:formula="of:=[.D669]&amp;&quot; &quot;&amp;[.E669]&amp;&quot; &quot;&amp;[.F669]" office:value-type="string" office:string-value="N668 G106 P3">
            <text:p>N668 G106 P3</text:p>
          </table:table-cell>
          <table:table-cell table:number-columns-repeated="1016"/>
        </table:table-row>
        <table:table-row table:style-name="ro1">
          <table:table-cell table:formula="of:=[.A665]" office:value-type="float" office:value="387.5">
            <text:p>387.5</text:p>
          </table:table-cell>
          <table:table-cell table:formula="of:=[.B665]+[.$K$16]" office:value-type="float" office:value="736.791666666666">
            <text:p>736.7916666667</text:p>
          </table:table-cell>
          <table:table-cell/>
          <table:table-cell office:value-type="string">
            <text:p>N669</text:p>
          </table:table-cell>
          <table:table-cell table:formula="of:=&quot;X&quot;&amp;[.A670]" office:value-type="string" office:string-value="X387.5">
            <text:p>X387.5</text:p>
          </table:table-cell>
          <table:table-cell table:formula="of:=&quot;Y&quot;&amp;[.B670]" office:value-type="string" office:string-value="Y736.791666666666">
            <text:p>Y736.791666666666</text:p>
          </table:table-cell>
          <table:table-cell table:formula="of:=[.G665]+1" office:value-type="float" office:value="134">
            <text:p>134</text:p>
          </table:table-cell>
          <table:table-cell table:formula="of:=[.D670]&amp;&quot; &quot;&amp;[.E670]&amp;&quot; &quot;&amp;[.F670]" office:value-type="string" office:string-value="N669 X387.5 Y736.791666666666">
            <text:p>N669 X387.5 Y736.7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70</text:p>
          </table:table-cell>
          <table:table-cell table:formula="of:=[.E666]" office:value-type="string" office:string-value="G106">
            <text:p>G106</text:p>
          </table:table-cell>
          <table:table-cell table:formula="of:=[.F666]" office:value-type="string" office:string-value="P0">
            <text:p>P0</text:p>
          </table:table-cell>
          <table:table-cell table:formula="of:=[.G666]+1" office:value-type="float" office:value="134">
            <text:p>134</text:p>
          </table:table-cell>
          <table:table-cell table:formula="of:=[.D671]&amp;&quot; &quot;&amp;[.E671]&amp;&quot; &quot;&amp;[.F671]" office:value-type="string" office:string-value="N670 G106 P0">
            <text:p>N670 G106 P0</text:p>
          </table:table-cell>
          <table:table-cell table:number-columns-repeated="1016"/>
        </table:table-row>
        <table:table-row table:style-name="ro1">
          <table:table-cell/>
          <table:table-cell table:formula="of:=[.B667]" office:value-type="string" office:string-value="jog up">
            <text:p>jog up</text:p>
          </table:table-cell>
          <table:table-cell/>
          <table:table-cell office:value-type="string">
            <text:p>N671</text:p>
          </table:table-cell>
          <table:table-cell table:formula="of:=[.E667]" office:value-type="string" office:string-value="G105">
            <text:p>G105</text:p>
          </table:table-cell>
          <table:table-cell table:formula="of:=[.F667]" office:value-type="string" office:string-value="PY7.79166666666667">
            <text:p>PY7.79166666666667</text:p>
          </table:table-cell>
          <table:table-cell table:formula="of:=[.G667]+1" office:value-type="float" office:value="135">
            <text:p>135</text:p>
          </table:table-cell>
          <table:table-cell table:formula="of:=[.D672]&amp;&quot; &quot;&amp;[.E672]&amp;&quot; &quot;&amp;[.F672]" office:value-type="string" office:string-value="N671 G105 PY7.79166666666667">
            <text:p>N671 G105 PY7.79166666666667</text:p>
          </table:table-cell>
          <table:table-cell table:number-columns-repeated="1016"/>
        </table:table-row>
        <table:table-row table:style-name="ro1">
          <table:table-cell table:formula="of:=[.A668]" office:value-type="float" office:value="7115.5">
            <text:p>7115.5</text:p>
          </table:table-cell>
          <table:table-cell table:formula="of:=[.B668]+[.$K$16]" office:value-type="float" office:value="743.283333333332">
            <text:p>743.2833333333</text:p>
          </table:table-cell>
          <table:table-cell/>
          <table:table-cell office:value-type="string">
            <text:p>N672</text:p>
          </table:table-cell>
          <table:table-cell table:formula="of:=&quot;X&quot;&amp;[.A673]" office:value-type="string" office:string-value="X7115.5">
            <text:p>X7115.5</text:p>
          </table:table-cell>
          <table:table-cell table:formula="of:=&quot;Y&quot;&amp;[.B673]" office:value-type="string" office:string-value="Y743.283333333332">
            <text:p>Y743.283333333332</text:p>
          </table:table-cell>
          <table:table-cell table:formula="of:=[.G668]+1" office:value-type="float" office:value="135">
            <text:p>135</text:p>
          </table:table-cell>
          <table:table-cell table:formula="of:=[.D673]&amp;&quot; &quot;&amp;[.E673]&amp;&quot; &quot;&amp;[.F673]" office:value-type="string" office:string-value="N672 X7115.5 Y743.283333333332">
            <text:p>N672 X7115.5 Y743.28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73</text:p>
          </table:table-cell>
          <table:table-cell table:formula="of:=[.E669]" office:value-type="string" office:string-value="G106">
            <text:p>G106</text:p>
          </table:table-cell>
          <table:table-cell table:formula="of:=[.F669]" office:value-type="string" office:string-value="P3">
            <text:p>P3</text:p>
          </table:table-cell>
          <table:table-cell table:formula="of:=[.G669]+1" office:value-type="float" office:value="135">
            <text:p>135</text:p>
          </table:table-cell>
          <table:table-cell table:formula="of:=[.D674]&amp;&quot; &quot;&amp;[.E674]&amp;&quot; &quot;&amp;[.F674]" office:value-type="string" office:string-value="N673 G106 P3">
            <text:p>N673 G106 P3</text:p>
          </table:table-cell>
          <table:table-cell table:number-columns-repeated="1016"/>
        </table:table-row>
        <table:table-row table:style-name="ro1">
          <table:table-cell table:formula="of:=[.A670]" office:value-type="float" office:value="387.5">
            <text:p>387.5</text:p>
          </table:table-cell>
          <table:table-cell table:formula="of:=[.B670]+[.$K$16]" office:value-type="float" office:value="741.583333333332">
            <text:p>741.5833333333</text:p>
          </table:table-cell>
          <table:table-cell/>
          <table:table-cell office:value-type="string">
            <text:p>N674</text:p>
          </table:table-cell>
          <table:table-cell table:formula="of:=&quot;X&quot;&amp;[.A675]" office:value-type="string" office:string-value="X387.5">
            <text:p>X387.5</text:p>
          </table:table-cell>
          <table:table-cell table:formula="of:=&quot;Y&quot;&amp;[.B675]" office:value-type="string" office:string-value="Y741.583333333332">
            <text:p>Y741.583333333332</text:p>
          </table:table-cell>
          <table:table-cell table:formula="of:=[.G670]+1" office:value-type="float" office:value="135">
            <text:p>135</text:p>
          </table:table-cell>
          <table:table-cell table:formula="of:=[.D675]&amp;&quot; &quot;&amp;[.E675]&amp;&quot; &quot;&amp;[.F675]" office:value-type="string" office:string-value="N674 X387.5 Y741.583333333332">
            <text:p>N674 X387.5 Y741.58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75</text:p>
          </table:table-cell>
          <table:table-cell table:formula="of:=[.E671]" office:value-type="string" office:string-value="G106">
            <text:p>G106</text:p>
          </table:table-cell>
          <table:table-cell table:formula="of:=[.F671]" office:value-type="string" office:string-value="P0">
            <text:p>P0</text:p>
          </table:table-cell>
          <table:table-cell table:formula="of:=[.G671]+1" office:value-type="float" office:value="135">
            <text:p>135</text:p>
          </table:table-cell>
          <table:table-cell table:formula="of:=[.D676]&amp;&quot; &quot;&amp;[.E676]&amp;&quot; &quot;&amp;[.F676]" office:value-type="string" office:string-value="N675 G106 P0">
            <text:p>N675 G106 P0</text:p>
          </table:table-cell>
          <table:table-cell table:number-columns-repeated="1016"/>
        </table:table-row>
        <table:table-row table:style-name="ro1">
          <table:table-cell/>
          <table:table-cell table:formula="of:=[.B672]" office:value-type="string" office:string-value="jog up">
            <text:p>jog up</text:p>
          </table:table-cell>
          <table:table-cell/>
          <table:table-cell office:value-type="string">
            <text:p>N676</text:p>
          </table:table-cell>
          <table:table-cell table:formula="of:=[.E672]" office:value-type="string" office:string-value="G105">
            <text:p>G105</text:p>
          </table:table-cell>
          <table:table-cell table:formula="of:=[.F672]" office:value-type="string" office:string-value="PY7.79166666666667">
            <text:p>PY7.79166666666667</text:p>
          </table:table-cell>
          <table:table-cell table:formula="of:=[.G672]+1" office:value-type="float" office:value="136">
            <text:p>136</text:p>
          </table:table-cell>
          <table:table-cell table:formula="of:=[.D677]&amp;&quot; &quot;&amp;[.E677]&amp;&quot; &quot;&amp;[.F677]" office:value-type="string" office:string-value="N676 G105 PY7.79166666666667">
            <text:p>N676 G105 PY7.79166666666667</text:p>
          </table:table-cell>
          <table:table-cell table:number-columns-repeated="1016"/>
        </table:table-row>
        <table:table-row table:style-name="ro1">
          <table:table-cell table:formula="of:=[.A673]" office:value-type="float" office:value="7115.5">
            <text:p>7115.5</text:p>
          </table:table-cell>
          <table:table-cell table:formula="of:=[.B673]+[.$K$16]" office:value-type="float" office:value="748.074999999999">
            <text:p>748.075</text:p>
          </table:table-cell>
          <table:table-cell/>
          <table:table-cell office:value-type="string">
            <text:p>N677</text:p>
          </table:table-cell>
          <table:table-cell table:formula="of:=&quot;X&quot;&amp;[.A678]" office:value-type="string" office:string-value="X7115.5">
            <text:p>X7115.5</text:p>
          </table:table-cell>
          <table:table-cell table:formula="of:=&quot;Y&quot;&amp;[.B678]" office:value-type="string" office:string-value="Y748.074999999999">
            <text:p>Y748.074999999999</text:p>
          </table:table-cell>
          <table:table-cell table:formula="of:=[.G673]+1" office:value-type="float" office:value="136">
            <text:p>136</text:p>
          </table:table-cell>
          <table:table-cell table:formula="of:=[.D678]&amp;&quot; &quot;&amp;[.E678]&amp;&quot; &quot;&amp;[.F678]" office:value-type="string" office:string-value="N677 X7115.5 Y748.074999999999">
            <text:p>N677 X7115.5 Y748.0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78</text:p>
          </table:table-cell>
          <table:table-cell table:formula="of:=[.E674]" office:value-type="string" office:string-value="G106">
            <text:p>G106</text:p>
          </table:table-cell>
          <table:table-cell table:formula="of:=[.F674]" office:value-type="string" office:string-value="P3">
            <text:p>P3</text:p>
          </table:table-cell>
          <table:table-cell table:formula="of:=[.G674]+1" office:value-type="float" office:value="136">
            <text:p>136</text:p>
          </table:table-cell>
          <table:table-cell table:formula="of:=[.D679]&amp;&quot; &quot;&amp;[.E679]&amp;&quot; &quot;&amp;[.F679]" office:value-type="string" office:string-value="N678 G106 P3">
            <text:p>N678 G106 P3</text:p>
          </table:table-cell>
          <table:table-cell table:number-columns-repeated="1016"/>
        </table:table-row>
        <table:table-row table:style-name="ro1">
          <table:table-cell table:formula="of:=[.A675]" office:value-type="float" office:value="387.5">
            <text:p>387.5</text:p>
          </table:table-cell>
          <table:table-cell table:formula="of:=[.B675]+[.$K$16]" office:value-type="float" office:value="746.374999999999">
            <text:p>746.375</text:p>
          </table:table-cell>
          <table:table-cell/>
          <table:table-cell office:value-type="string">
            <text:p>N679</text:p>
          </table:table-cell>
          <table:table-cell table:formula="of:=&quot;X&quot;&amp;[.A680]" office:value-type="string" office:string-value="X387.5">
            <text:p>X387.5</text:p>
          </table:table-cell>
          <table:table-cell table:formula="of:=&quot;Y&quot;&amp;[.B680]" office:value-type="string" office:string-value="Y746.374999999999">
            <text:p>Y746.374999999999</text:p>
          </table:table-cell>
          <table:table-cell table:formula="of:=[.G675]+1" office:value-type="float" office:value="136">
            <text:p>136</text:p>
          </table:table-cell>
          <table:table-cell table:formula="of:=[.D680]&amp;&quot; &quot;&amp;[.E680]&amp;&quot; &quot;&amp;[.F680]" office:value-type="string" office:string-value="N679 X387.5 Y746.374999999999">
            <text:p>N679 X387.5 Y746.3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0</text:p>
          </table:table-cell>
          <table:table-cell table:formula="of:=[.E676]" office:value-type="string" office:string-value="G106">
            <text:p>G106</text:p>
          </table:table-cell>
          <table:table-cell table:formula="of:=[.F676]" office:value-type="string" office:string-value="P0">
            <text:p>P0</text:p>
          </table:table-cell>
          <table:table-cell table:formula="of:=[.G676]+1" office:value-type="float" office:value="136">
            <text:p>136</text:p>
          </table:table-cell>
          <table:table-cell table:formula="of:=[.D681]&amp;&quot; &quot;&amp;[.E681]&amp;&quot; &quot;&amp;[.F681]" office:value-type="string" office:string-value="N680 G106 P0">
            <text:p>N680 G106 P0</text:p>
          </table:table-cell>
          <table:table-cell table:number-columns-repeated="1016"/>
        </table:table-row>
        <table:table-row table:style-name="ro1">
          <table:table-cell/>
          <table:table-cell table:formula="of:=[.B677]" office:value-type="string" office:string-value="jog up">
            <text:p>jog up</text:p>
          </table:table-cell>
          <table:table-cell/>
          <table:table-cell office:value-type="string">
            <text:p>N681</text:p>
          </table:table-cell>
          <table:table-cell table:formula="of:=[.E677]" office:value-type="string" office:string-value="G105">
            <text:p>G105</text:p>
          </table:table-cell>
          <table:table-cell table:formula="of:=[.F677]" office:value-type="string" office:string-value="PY7.79166666666667">
            <text:p>PY7.79166666666667</text:p>
          </table:table-cell>
          <table:table-cell table:formula="of:=[.G677]+1" office:value-type="float" office:value="137">
            <text:p>137</text:p>
          </table:table-cell>
          <table:table-cell table:formula="of:=[.D682]&amp;&quot; &quot;&amp;[.E682]&amp;&quot; &quot;&amp;[.F682]" office:value-type="string" office:string-value="N681 G105 PY7.79166666666667">
            <text:p>N681 G105 PY7.79166666666667</text:p>
          </table:table-cell>
          <table:table-cell table:number-columns-repeated="1016"/>
        </table:table-row>
        <table:table-row table:style-name="ro1">
          <table:table-cell table:formula="of:=[.A678]" office:value-type="float" office:value="7115.5">
            <text:p>7115.5</text:p>
          </table:table-cell>
          <table:table-cell table:formula="of:=[.B678]+[.$K$16]" office:value-type="float" office:value="752.866666666666">
            <text:p>752.8666666667</text:p>
          </table:table-cell>
          <table:table-cell/>
          <table:table-cell office:value-type="string">
            <text:p>N682</text:p>
          </table:table-cell>
          <table:table-cell table:formula="of:=&quot;X&quot;&amp;[.A683]" office:value-type="string" office:string-value="X7115.5">
            <text:p>X7115.5</text:p>
          </table:table-cell>
          <table:table-cell table:formula="of:=&quot;Y&quot;&amp;[.B683]" office:value-type="string" office:string-value="Y752.866666666666">
            <text:p>Y752.866666666666</text:p>
          </table:table-cell>
          <table:table-cell table:formula="of:=[.G678]+1" office:value-type="float" office:value="137">
            <text:p>137</text:p>
          </table:table-cell>
          <table:table-cell table:formula="of:=[.D683]&amp;&quot; &quot;&amp;[.E683]&amp;&quot; &quot;&amp;[.F683]" office:value-type="string" office:string-value="N682 X7115.5 Y752.866666666666">
            <text:p>N682 X7115.5 Y752.8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3</text:p>
          </table:table-cell>
          <table:table-cell table:formula="of:=[.E679]" office:value-type="string" office:string-value="G106">
            <text:p>G106</text:p>
          </table:table-cell>
          <table:table-cell table:formula="of:=[.F679]" office:value-type="string" office:string-value="P3">
            <text:p>P3</text:p>
          </table:table-cell>
          <table:table-cell table:formula="of:=[.G679]+1" office:value-type="float" office:value="137">
            <text:p>137</text:p>
          </table:table-cell>
          <table:table-cell table:formula="of:=[.D684]&amp;&quot; &quot;&amp;[.E684]&amp;&quot; &quot;&amp;[.F684]" office:value-type="string" office:string-value="N683 G106 P3">
            <text:p>N683 G106 P3</text:p>
          </table:table-cell>
          <table:table-cell table:number-columns-repeated="1016"/>
        </table:table-row>
        <table:table-row table:style-name="ro1">
          <table:table-cell table:formula="of:=[.A680]" office:value-type="float" office:value="387.5">
            <text:p>387.5</text:p>
          </table:table-cell>
          <table:table-cell table:formula="of:=[.B680]+[.$K$16]" office:value-type="float" office:value="751.166666666666">
            <text:p>751.1666666667</text:p>
          </table:table-cell>
          <table:table-cell/>
          <table:table-cell office:value-type="string">
            <text:p>N684</text:p>
          </table:table-cell>
          <table:table-cell table:formula="of:=&quot;X&quot;&amp;[.A685]" office:value-type="string" office:string-value="X387.5">
            <text:p>X387.5</text:p>
          </table:table-cell>
          <table:table-cell table:formula="of:=&quot;Y&quot;&amp;[.B685]" office:value-type="string" office:string-value="Y751.166666666666">
            <text:p>Y751.166666666666</text:p>
          </table:table-cell>
          <table:table-cell table:formula="of:=[.G680]+1" office:value-type="float" office:value="137">
            <text:p>137</text:p>
          </table:table-cell>
          <table:table-cell table:formula="of:=[.D685]&amp;&quot; &quot;&amp;[.E685]&amp;&quot; &quot;&amp;[.F685]" office:value-type="string" office:string-value="N684 X387.5 Y751.166666666666">
            <text:p>N684 X387.5 Y751.1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5</text:p>
          </table:table-cell>
          <table:table-cell table:formula="of:=[.E681]" office:value-type="string" office:string-value="G106">
            <text:p>G106</text:p>
          </table:table-cell>
          <table:table-cell table:formula="of:=[.F681]" office:value-type="string" office:string-value="P0">
            <text:p>P0</text:p>
          </table:table-cell>
          <table:table-cell table:formula="of:=[.G681]+1" office:value-type="float" office:value="137">
            <text:p>137</text:p>
          </table:table-cell>
          <table:table-cell table:formula="of:=[.D686]&amp;&quot; &quot;&amp;[.E686]&amp;&quot; &quot;&amp;[.F686]" office:value-type="string" office:string-value="N685 G106 P0">
            <text:p>N685 G106 P0</text:p>
          </table:table-cell>
          <table:table-cell table:number-columns-repeated="1016"/>
        </table:table-row>
        <table:table-row table:style-name="ro1">
          <table:table-cell/>
          <table:table-cell table:formula="of:=[.B682]" office:value-type="string" office:string-value="jog up">
            <text:p>jog up</text:p>
          </table:table-cell>
          <table:table-cell/>
          <table:table-cell office:value-type="string">
            <text:p>N686</text:p>
          </table:table-cell>
          <table:table-cell table:formula="of:=[.E682]" office:value-type="string" office:string-value="G105">
            <text:p>G105</text:p>
          </table:table-cell>
          <table:table-cell table:formula="of:=[.F682]" office:value-type="string" office:string-value="PY7.79166666666667">
            <text:p>PY7.79166666666667</text:p>
          </table:table-cell>
          <table:table-cell table:formula="of:=[.G682]+1" office:value-type="float" office:value="138">
            <text:p>138</text:p>
          </table:table-cell>
          <table:table-cell table:formula="of:=[.D687]&amp;&quot; &quot;&amp;[.E687]&amp;&quot; &quot;&amp;[.F687]" office:value-type="string" office:string-value="N686 G105 PY7.79166666666667">
            <text:p>N686 G105 PY7.79166666666667</text:p>
          </table:table-cell>
          <table:table-cell table:number-columns-repeated="1016"/>
        </table:table-row>
        <table:table-row table:style-name="ro1">
          <table:table-cell table:formula="of:=[.A683]" office:value-type="float" office:value="7115.5">
            <text:p>7115.5</text:p>
          </table:table-cell>
          <table:table-cell table:formula="of:=[.B683]+[.$K$16]" office:value-type="float" office:value="757.658333333332">
            <text:p>757.6583333333</text:p>
          </table:table-cell>
          <table:table-cell/>
          <table:table-cell office:value-type="string">
            <text:p>N687</text:p>
          </table:table-cell>
          <table:table-cell table:formula="of:=&quot;X&quot;&amp;[.A688]" office:value-type="string" office:string-value="X7115.5">
            <text:p>X7115.5</text:p>
          </table:table-cell>
          <table:table-cell table:formula="of:=&quot;Y&quot;&amp;[.B688]" office:value-type="string" office:string-value="Y757.658333333332">
            <text:p>Y757.658333333332</text:p>
          </table:table-cell>
          <table:table-cell table:formula="of:=[.G683]+1" office:value-type="float" office:value="138">
            <text:p>138</text:p>
          </table:table-cell>
          <table:table-cell table:formula="of:=[.D688]&amp;&quot; &quot;&amp;[.E688]&amp;&quot; &quot;&amp;[.F688]" office:value-type="string" office:string-value="N687 X7115.5 Y757.658333333332">
            <text:p>N687 X7115.5 Y757.65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88</text:p>
          </table:table-cell>
          <table:table-cell table:formula="of:=[.E684]" office:value-type="string" office:string-value="G106">
            <text:p>G106</text:p>
          </table:table-cell>
          <table:table-cell table:formula="of:=[.F684]" office:value-type="string" office:string-value="P3">
            <text:p>P3</text:p>
          </table:table-cell>
          <table:table-cell table:formula="of:=[.G684]+1" office:value-type="float" office:value="138">
            <text:p>138</text:p>
          </table:table-cell>
          <table:table-cell table:formula="of:=[.D689]&amp;&quot; &quot;&amp;[.E689]&amp;&quot; &quot;&amp;[.F689]" office:value-type="string" office:string-value="N688 G106 P3">
            <text:p>N688 G106 P3</text:p>
          </table:table-cell>
          <table:table-cell table:number-columns-repeated="1016"/>
        </table:table-row>
        <table:table-row table:style-name="ro1">
          <table:table-cell table:formula="of:=[.A685]" office:value-type="float" office:value="387.5">
            <text:p>387.5</text:p>
          </table:table-cell>
          <table:table-cell table:formula="of:=[.B685]+[.$K$16]" office:value-type="float" office:value="755.958333333332">
            <text:p>755.9583333333</text:p>
          </table:table-cell>
          <table:table-cell/>
          <table:table-cell office:value-type="string">
            <text:p>N689</text:p>
          </table:table-cell>
          <table:table-cell table:formula="of:=&quot;X&quot;&amp;[.A690]" office:value-type="string" office:string-value="X387.5">
            <text:p>X387.5</text:p>
          </table:table-cell>
          <table:table-cell table:formula="of:=&quot;Y&quot;&amp;[.B690]" office:value-type="string" office:string-value="Y755.958333333332">
            <text:p>Y755.958333333332</text:p>
          </table:table-cell>
          <table:table-cell table:formula="of:=[.G685]+1" office:value-type="float" office:value="138">
            <text:p>138</text:p>
          </table:table-cell>
          <table:table-cell table:formula="of:=[.D690]&amp;&quot; &quot;&amp;[.E690]&amp;&quot; &quot;&amp;[.F690]" office:value-type="string" office:string-value="N689 X387.5 Y755.958333333332">
            <text:p>N689 X387.5 Y755.95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90</text:p>
          </table:table-cell>
          <table:table-cell table:formula="of:=[.E686]" office:value-type="string" office:string-value="G106">
            <text:p>G106</text:p>
          </table:table-cell>
          <table:table-cell table:formula="of:=[.F686]" office:value-type="string" office:string-value="P0">
            <text:p>P0</text:p>
          </table:table-cell>
          <table:table-cell table:formula="of:=[.G686]+1" office:value-type="float" office:value="138">
            <text:p>138</text:p>
          </table:table-cell>
          <table:table-cell table:formula="of:=[.D691]&amp;&quot; &quot;&amp;[.E691]&amp;&quot; &quot;&amp;[.F691]" office:value-type="string" office:string-value="N690 G106 P0">
            <text:p>N690 G106 P0</text:p>
          </table:table-cell>
          <table:table-cell table:number-columns-repeated="1016"/>
        </table:table-row>
        <table:table-row table:style-name="ro1">
          <table:table-cell/>
          <table:table-cell table:formula="of:=[.B687]" office:value-type="string" office:string-value="jog up">
            <text:p>jog up</text:p>
          </table:table-cell>
          <table:table-cell/>
          <table:table-cell office:value-type="string">
            <text:p>N691</text:p>
          </table:table-cell>
          <table:table-cell table:formula="of:=[.E687]" office:value-type="string" office:string-value="G105">
            <text:p>G105</text:p>
          </table:table-cell>
          <table:table-cell table:formula="of:=[.F687]" office:value-type="string" office:string-value="PY7.79166666666667">
            <text:p>PY7.79166666666667</text:p>
          </table:table-cell>
          <table:table-cell table:formula="of:=[.G687]+1" office:value-type="float" office:value="139">
            <text:p>139</text:p>
          </table:table-cell>
          <table:table-cell table:formula="of:=[.D692]&amp;&quot; &quot;&amp;[.E692]&amp;&quot; &quot;&amp;[.F692]" office:value-type="string" office:string-value="N691 G105 PY7.79166666666667">
            <text:p>N691 G105 PY7.79166666666667</text:p>
          </table:table-cell>
          <table:table-cell table:number-columns-repeated="1016"/>
        </table:table-row>
        <table:table-row table:style-name="ro1">
          <table:table-cell table:formula="of:=[.A688]" office:value-type="float" office:value="7115.5">
            <text:p>7115.5</text:p>
          </table:table-cell>
          <table:table-cell table:formula="of:=[.B688]+[.$K$16]" office:value-type="float" office:value="762.449999999999">
            <text:p>762.45</text:p>
          </table:table-cell>
          <table:table-cell/>
          <table:table-cell office:value-type="string">
            <text:p>N692</text:p>
          </table:table-cell>
          <table:table-cell table:formula="of:=&quot;X&quot;&amp;[.A693]" office:value-type="string" office:string-value="X7115.5">
            <text:p>X7115.5</text:p>
          </table:table-cell>
          <table:table-cell table:formula="of:=&quot;Y&quot;&amp;[.B693]" office:value-type="string" office:string-value="Y762.449999999999">
            <text:p>Y762.449999999999</text:p>
          </table:table-cell>
          <table:table-cell table:formula="of:=[.G688]+1" office:value-type="float" office:value="139">
            <text:p>139</text:p>
          </table:table-cell>
          <table:table-cell table:formula="of:=[.D693]&amp;&quot; &quot;&amp;[.E693]&amp;&quot; &quot;&amp;[.F693]" office:value-type="string" office:string-value="N692 X7115.5 Y762.449999999999">
            <text:p>N692 X7115.5 Y762.44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93</text:p>
          </table:table-cell>
          <table:table-cell table:formula="of:=[.E689]" office:value-type="string" office:string-value="G106">
            <text:p>G106</text:p>
          </table:table-cell>
          <table:table-cell table:formula="of:=[.F689]" office:value-type="string" office:string-value="P3">
            <text:p>P3</text:p>
          </table:table-cell>
          <table:table-cell table:formula="of:=[.G689]+1" office:value-type="float" office:value="139">
            <text:p>139</text:p>
          </table:table-cell>
          <table:table-cell table:formula="of:=[.D694]&amp;&quot; &quot;&amp;[.E694]&amp;&quot; &quot;&amp;[.F694]" office:value-type="string" office:string-value="N693 G106 P3">
            <text:p>N693 G106 P3</text:p>
          </table:table-cell>
          <table:table-cell table:number-columns-repeated="1016"/>
        </table:table-row>
        <table:table-row table:style-name="ro1">
          <table:table-cell table:formula="of:=[.A690]" office:value-type="float" office:value="387.5">
            <text:p>387.5</text:p>
          </table:table-cell>
          <table:table-cell table:formula="of:=[.B690]+[.$K$16]" office:value-type="float" office:value="760.749999999999">
            <text:p>760.75</text:p>
          </table:table-cell>
          <table:table-cell/>
          <table:table-cell office:value-type="string">
            <text:p>N694</text:p>
          </table:table-cell>
          <table:table-cell table:formula="of:=&quot;X&quot;&amp;[.A695]" office:value-type="string" office:string-value="X387.5">
            <text:p>X387.5</text:p>
          </table:table-cell>
          <table:table-cell table:formula="of:=&quot;Y&quot;&amp;[.B695]" office:value-type="string" office:string-value="Y760.749999999999">
            <text:p>Y760.749999999999</text:p>
          </table:table-cell>
          <table:table-cell table:formula="of:=[.G690]+1" office:value-type="float" office:value="139">
            <text:p>139</text:p>
          </table:table-cell>
          <table:table-cell table:formula="of:=[.D695]&amp;&quot; &quot;&amp;[.E695]&amp;&quot; &quot;&amp;[.F695]" office:value-type="string" office:string-value="N694 X387.5 Y760.749999999999">
            <text:p>N694 X387.5 Y760.74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95</text:p>
          </table:table-cell>
          <table:table-cell table:formula="of:=[.E691]" office:value-type="string" office:string-value="G106">
            <text:p>G106</text:p>
          </table:table-cell>
          <table:table-cell table:formula="of:=[.F691]" office:value-type="string" office:string-value="P0">
            <text:p>P0</text:p>
          </table:table-cell>
          <table:table-cell table:formula="of:=[.G691]+1" office:value-type="float" office:value="139">
            <text:p>139</text:p>
          </table:table-cell>
          <table:table-cell table:formula="of:=[.D696]&amp;&quot; &quot;&amp;[.E696]&amp;&quot; &quot;&amp;[.F696]" office:value-type="string" office:string-value="N695 G106 P0">
            <text:p>N695 G106 P0</text:p>
          </table:table-cell>
          <table:table-cell table:number-columns-repeated="1016"/>
        </table:table-row>
        <table:table-row table:style-name="ro1">
          <table:table-cell/>
          <table:table-cell table:formula="of:=[.B692]" office:value-type="string" office:string-value="jog up">
            <text:p>jog up</text:p>
          </table:table-cell>
          <table:table-cell/>
          <table:table-cell office:value-type="string">
            <text:p>N696</text:p>
          </table:table-cell>
          <table:table-cell table:formula="of:=[.E692]" office:value-type="string" office:string-value="G105">
            <text:p>G105</text:p>
          </table:table-cell>
          <table:table-cell table:formula="of:=[.F692]" office:value-type="string" office:string-value="PY7.79166666666667">
            <text:p>PY7.79166666666667</text:p>
          </table:table-cell>
          <table:table-cell table:formula="of:=[.G692]+1" office:value-type="float" office:value="140">
            <text:p>140</text:p>
          </table:table-cell>
          <table:table-cell table:formula="of:=[.D697]&amp;&quot; &quot;&amp;[.E697]&amp;&quot; &quot;&amp;[.F697]" office:value-type="string" office:string-value="N696 G105 PY7.79166666666667">
            <text:p>N696 G105 PY7.79166666666667</text:p>
          </table:table-cell>
          <table:table-cell table:number-columns-repeated="1016"/>
        </table:table-row>
        <table:table-row table:style-name="ro1">
          <table:table-cell table:formula="of:=[.A693]" office:value-type="float" office:value="7115.5">
            <text:p>7115.5</text:p>
          </table:table-cell>
          <table:table-cell table:formula="of:=[.B693]+[.$K$16]" office:value-type="float" office:value="767.241666666665">
            <text:p>767.2416666667</text:p>
          </table:table-cell>
          <table:table-cell/>
          <table:table-cell office:value-type="string">
            <text:p>N697</text:p>
          </table:table-cell>
          <table:table-cell table:formula="of:=&quot;X&quot;&amp;[.A698]" office:value-type="string" office:string-value="X7115.5">
            <text:p>X7115.5</text:p>
          </table:table-cell>
          <table:table-cell table:formula="of:=&quot;Y&quot;&amp;[.B698]" office:value-type="string" office:string-value="Y767.241666666665">
            <text:p>Y767.241666666665</text:p>
          </table:table-cell>
          <table:table-cell table:formula="of:=[.G693]+1" office:value-type="float" office:value="140">
            <text:p>140</text:p>
          </table:table-cell>
          <table:table-cell table:formula="of:=[.D698]&amp;&quot; &quot;&amp;[.E698]&amp;&quot; &quot;&amp;[.F698]" office:value-type="string" office:string-value="N697 X7115.5 Y767.241666666665">
            <text:p>N697 X7115.5 Y767.2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698</text:p>
          </table:table-cell>
          <table:table-cell table:formula="of:=[.E694]" office:value-type="string" office:string-value="G106">
            <text:p>G106</text:p>
          </table:table-cell>
          <table:table-cell table:formula="of:=[.F694]" office:value-type="string" office:string-value="P3">
            <text:p>P3</text:p>
          </table:table-cell>
          <table:table-cell table:formula="of:=[.G694]+1" office:value-type="float" office:value="140">
            <text:p>140</text:p>
          </table:table-cell>
          <table:table-cell table:formula="of:=[.D699]&amp;&quot; &quot;&amp;[.E699]&amp;&quot; &quot;&amp;[.F699]" office:value-type="string" office:string-value="N698 G106 P3">
            <text:p>N698 G106 P3</text:p>
          </table:table-cell>
          <table:table-cell table:number-columns-repeated="1016"/>
        </table:table-row>
        <table:table-row table:style-name="ro1">
          <table:table-cell table:formula="of:=[.A695]" office:value-type="float" office:value="387.5">
            <text:p>387.5</text:p>
          </table:table-cell>
          <table:table-cell table:formula="of:=[.B695]+[.$K$16]" office:value-type="float" office:value="765.541666666666">
            <text:p>765.5416666667</text:p>
          </table:table-cell>
          <table:table-cell/>
          <table:table-cell office:value-type="string">
            <text:p>N699</text:p>
          </table:table-cell>
          <table:table-cell table:formula="of:=&quot;X&quot;&amp;[.A700]" office:value-type="string" office:string-value="X387.5">
            <text:p>X387.5</text:p>
          </table:table-cell>
          <table:table-cell table:formula="of:=&quot;Y&quot;&amp;[.B700]" office:value-type="string" office:string-value="Y765.541666666666">
            <text:p>Y765.541666666666</text:p>
          </table:table-cell>
          <table:table-cell table:formula="of:=[.G695]+1" office:value-type="float" office:value="140">
            <text:p>140</text:p>
          </table:table-cell>
          <table:table-cell table:formula="of:=[.D700]&amp;&quot; &quot;&amp;[.E700]&amp;&quot; &quot;&amp;[.F700]" office:value-type="string" office:string-value="N699 X387.5 Y765.541666666666">
            <text:p>N699 X387.5 Y765.5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0</text:p>
          </table:table-cell>
          <table:table-cell table:formula="of:=[.E696]" office:value-type="string" office:string-value="G106">
            <text:p>G106</text:p>
          </table:table-cell>
          <table:table-cell table:formula="of:=[.F696]" office:value-type="string" office:string-value="P0">
            <text:p>P0</text:p>
          </table:table-cell>
          <table:table-cell table:formula="of:=[.G696]+1" office:value-type="float" office:value="140">
            <text:p>140</text:p>
          </table:table-cell>
          <table:table-cell table:formula="of:=[.D701]&amp;&quot; &quot;&amp;[.E701]&amp;&quot; &quot;&amp;[.F701]" office:value-type="string" office:string-value="N700 G106 P0">
            <text:p>N700 G106 P0</text:p>
          </table:table-cell>
          <table:table-cell table:number-columns-repeated="1016"/>
        </table:table-row>
        <table:table-row table:style-name="ro1">
          <table:table-cell/>
          <table:table-cell table:formula="of:=[.B697]" office:value-type="string" office:string-value="jog up">
            <text:p>jog up</text:p>
          </table:table-cell>
          <table:table-cell/>
          <table:table-cell office:value-type="string">
            <text:p>N701</text:p>
          </table:table-cell>
          <table:table-cell table:formula="of:=[.E697]" office:value-type="string" office:string-value="G105">
            <text:p>G105</text:p>
          </table:table-cell>
          <table:table-cell table:formula="of:=[.F697]" office:value-type="string" office:string-value="PY7.79166666666667">
            <text:p>PY7.79166666666667</text:p>
          </table:table-cell>
          <table:table-cell table:formula="of:=[.G697]+1" office:value-type="float" office:value="141">
            <text:p>141</text:p>
          </table:table-cell>
          <table:table-cell table:formula="of:=[.D702]&amp;&quot; &quot;&amp;[.E702]&amp;&quot; &quot;&amp;[.F702]" office:value-type="string" office:string-value="N701 G105 PY7.79166666666667">
            <text:p>N701 G105 PY7.79166666666667</text:p>
          </table:table-cell>
          <table:table-cell table:number-columns-repeated="1016"/>
        </table:table-row>
        <table:table-row table:style-name="ro1">
          <table:table-cell table:formula="of:=[.A698]" office:value-type="float" office:value="7115.5">
            <text:p>7115.5</text:p>
          </table:table-cell>
          <table:table-cell table:formula="of:=[.B698]+[.$K$16]" office:value-type="float" office:value="772.033333333332">
            <text:p>772.0333333333</text:p>
          </table:table-cell>
          <table:table-cell/>
          <table:table-cell office:value-type="string">
            <text:p>N702</text:p>
          </table:table-cell>
          <table:table-cell table:formula="of:=&quot;X&quot;&amp;[.A703]" office:value-type="string" office:string-value="X7115.5">
            <text:p>X7115.5</text:p>
          </table:table-cell>
          <table:table-cell table:formula="of:=&quot;Y&quot;&amp;[.B703]" office:value-type="string" office:string-value="Y772.033333333332">
            <text:p>Y772.033333333332</text:p>
          </table:table-cell>
          <table:table-cell table:formula="of:=[.G698]+1" office:value-type="float" office:value="141">
            <text:p>141</text:p>
          </table:table-cell>
          <table:table-cell table:formula="of:=[.D703]&amp;&quot; &quot;&amp;[.E703]&amp;&quot; &quot;&amp;[.F703]" office:value-type="string" office:string-value="N702 X7115.5 Y772.033333333332">
            <text:p>N702 X7115.5 Y772.03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3</text:p>
          </table:table-cell>
          <table:table-cell table:formula="of:=[.E699]" office:value-type="string" office:string-value="G106">
            <text:p>G106</text:p>
          </table:table-cell>
          <table:table-cell table:formula="of:=[.F699]" office:value-type="string" office:string-value="P3">
            <text:p>P3</text:p>
          </table:table-cell>
          <table:table-cell table:formula="of:=[.G699]+1" office:value-type="float" office:value="141">
            <text:p>141</text:p>
          </table:table-cell>
          <table:table-cell table:formula="of:=[.D704]&amp;&quot; &quot;&amp;[.E704]&amp;&quot; &quot;&amp;[.F704]" office:value-type="string" office:string-value="N703 G106 P3">
            <text:p>N703 G106 P3</text:p>
          </table:table-cell>
          <table:table-cell table:number-columns-repeated="1016"/>
        </table:table-row>
        <table:table-row table:style-name="ro1">
          <table:table-cell table:formula="of:=[.A700]" office:value-type="float" office:value="387.5">
            <text:p>387.5</text:p>
          </table:table-cell>
          <table:table-cell table:formula="of:=[.B700]+[.$K$16]" office:value-type="float" office:value="770.333333333332">
            <text:p>770.3333333333</text:p>
          </table:table-cell>
          <table:table-cell/>
          <table:table-cell office:value-type="string">
            <text:p>N704</text:p>
          </table:table-cell>
          <table:table-cell table:formula="of:=&quot;X&quot;&amp;[.A705]" office:value-type="string" office:string-value="X387.5">
            <text:p>X387.5</text:p>
          </table:table-cell>
          <table:table-cell table:formula="of:=&quot;Y&quot;&amp;[.B705]" office:value-type="string" office:string-value="Y770.333333333332">
            <text:p>Y770.333333333332</text:p>
          </table:table-cell>
          <table:table-cell table:formula="of:=[.G700]+1" office:value-type="float" office:value="141">
            <text:p>141</text:p>
          </table:table-cell>
          <table:table-cell table:formula="of:=[.D705]&amp;&quot; &quot;&amp;[.E705]&amp;&quot; &quot;&amp;[.F705]" office:value-type="string" office:string-value="N704 X387.5 Y770.333333333332">
            <text:p>N704 X387.5 Y770.33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5</text:p>
          </table:table-cell>
          <table:table-cell table:formula="of:=[.E701]" office:value-type="string" office:string-value="G106">
            <text:p>G106</text:p>
          </table:table-cell>
          <table:table-cell table:formula="of:=[.F701]" office:value-type="string" office:string-value="P0">
            <text:p>P0</text:p>
          </table:table-cell>
          <table:table-cell table:formula="of:=[.G701]+1" office:value-type="float" office:value="141">
            <text:p>141</text:p>
          </table:table-cell>
          <table:table-cell table:formula="of:=[.D706]&amp;&quot; &quot;&amp;[.E706]&amp;&quot; &quot;&amp;[.F706]" office:value-type="string" office:string-value="N705 G106 P0">
            <text:p>N705 G106 P0</text:p>
          </table:table-cell>
          <table:table-cell table:number-columns-repeated="1016"/>
        </table:table-row>
        <table:table-row table:style-name="ro1">
          <table:table-cell/>
          <table:table-cell table:formula="of:=[.B702]" office:value-type="string" office:string-value="jog up">
            <text:p>jog up</text:p>
          </table:table-cell>
          <table:table-cell/>
          <table:table-cell office:value-type="string">
            <text:p>N706</text:p>
          </table:table-cell>
          <table:table-cell table:formula="of:=[.E702]" office:value-type="string" office:string-value="G105">
            <text:p>G105</text:p>
          </table:table-cell>
          <table:table-cell table:formula="of:=[.F702]" office:value-type="string" office:string-value="PY7.79166666666667">
            <text:p>PY7.79166666666667</text:p>
          </table:table-cell>
          <table:table-cell table:formula="of:=[.G702]+1" office:value-type="float" office:value="142">
            <text:p>142</text:p>
          </table:table-cell>
          <table:table-cell table:formula="of:=[.D707]&amp;&quot; &quot;&amp;[.E707]&amp;&quot; &quot;&amp;[.F707]" office:value-type="string" office:string-value="N706 G105 PY7.79166666666667">
            <text:p>N706 G105 PY7.79166666666667</text:p>
          </table:table-cell>
          <table:table-cell table:number-columns-repeated="1016"/>
        </table:table-row>
        <table:table-row table:style-name="ro1">
          <table:table-cell table:formula="of:=[.A703]" office:value-type="float" office:value="7115.5">
            <text:p>7115.5</text:p>
          </table:table-cell>
          <table:table-cell table:formula="of:=[.B703]+[.$K$16]" office:value-type="float" office:value="776.824999999999">
            <text:p>776.825</text:p>
          </table:table-cell>
          <table:table-cell/>
          <table:table-cell office:value-type="string">
            <text:p>N707</text:p>
          </table:table-cell>
          <table:table-cell table:formula="of:=&quot;X&quot;&amp;[.A708]" office:value-type="string" office:string-value="X7115.5">
            <text:p>X7115.5</text:p>
          </table:table-cell>
          <table:table-cell table:formula="of:=&quot;Y&quot;&amp;[.B708]" office:value-type="string" office:string-value="Y776.824999999999">
            <text:p>Y776.824999999999</text:p>
          </table:table-cell>
          <table:table-cell table:formula="of:=[.G703]+1" office:value-type="float" office:value="142">
            <text:p>142</text:p>
          </table:table-cell>
          <table:table-cell table:formula="of:=[.D708]&amp;&quot; &quot;&amp;[.E708]&amp;&quot; &quot;&amp;[.F708]" office:value-type="string" office:string-value="N707 X7115.5 Y776.824999999999">
            <text:p>N707 X7115.5 Y776.82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08</text:p>
          </table:table-cell>
          <table:table-cell table:formula="of:=[.E704]" office:value-type="string" office:string-value="G106">
            <text:p>G106</text:p>
          </table:table-cell>
          <table:table-cell table:formula="of:=[.F704]" office:value-type="string" office:string-value="P3">
            <text:p>P3</text:p>
          </table:table-cell>
          <table:table-cell table:formula="of:=[.G704]+1" office:value-type="float" office:value="142">
            <text:p>142</text:p>
          </table:table-cell>
          <table:table-cell table:formula="of:=[.D709]&amp;&quot; &quot;&amp;[.E709]&amp;&quot; &quot;&amp;[.F709]" office:value-type="string" office:string-value="N708 G106 P3">
            <text:p>N708 G106 P3</text:p>
          </table:table-cell>
          <table:table-cell table:number-columns-repeated="1016"/>
        </table:table-row>
        <table:table-row table:style-name="ro1">
          <table:table-cell table:formula="of:=[.A705]" office:value-type="float" office:value="387.5">
            <text:p>387.5</text:p>
          </table:table-cell>
          <table:table-cell table:formula="of:=[.B705]+[.$K$16]" office:value-type="float" office:value="775.124999999999">
            <text:p>775.125</text:p>
          </table:table-cell>
          <table:table-cell/>
          <table:table-cell office:value-type="string">
            <text:p>N709</text:p>
          </table:table-cell>
          <table:table-cell table:formula="of:=&quot;X&quot;&amp;[.A710]" office:value-type="string" office:string-value="X387.5">
            <text:p>X387.5</text:p>
          </table:table-cell>
          <table:table-cell table:formula="of:=&quot;Y&quot;&amp;[.B710]" office:value-type="string" office:string-value="Y775.124999999999">
            <text:p>Y775.124999999999</text:p>
          </table:table-cell>
          <table:table-cell table:formula="of:=[.G705]+1" office:value-type="float" office:value="142">
            <text:p>142</text:p>
          </table:table-cell>
          <table:table-cell table:formula="of:=[.D710]&amp;&quot; &quot;&amp;[.E710]&amp;&quot; &quot;&amp;[.F710]" office:value-type="string" office:string-value="N709 X387.5 Y775.124999999999">
            <text:p>N709 X387.5 Y775.12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10</text:p>
          </table:table-cell>
          <table:table-cell table:formula="of:=[.E706]" office:value-type="string" office:string-value="G106">
            <text:p>G106</text:p>
          </table:table-cell>
          <table:table-cell table:formula="of:=[.F706]" office:value-type="string" office:string-value="P0">
            <text:p>P0</text:p>
          </table:table-cell>
          <table:table-cell table:formula="of:=[.G706]+1" office:value-type="float" office:value="142">
            <text:p>142</text:p>
          </table:table-cell>
          <table:table-cell table:formula="of:=[.D711]&amp;&quot; &quot;&amp;[.E711]&amp;&quot; &quot;&amp;[.F711]" office:value-type="string" office:string-value="N710 G106 P0">
            <text:p>N710 G106 P0</text:p>
          </table:table-cell>
          <table:table-cell table:number-columns-repeated="1016"/>
        </table:table-row>
        <table:table-row table:style-name="ro1">
          <table:table-cell/>
          <table:table-cell table:formula="of:=[.B707]" office:value-type="string" office:string-value="jog up">
            <text:p>jog up</text:p>
          </table:table-cell>
          <table:table-cell/>
          <table:table-cell office:value-type="string">
            <text:p>N711</text:p>
          </table:table-cell>
          <table:table-cell table:formula="of:=[.E707]" office:value-type="string" office:string-value="G105">
            <text:p>G105</text:p>
          </table:table-cell>
          <table:table-cell table:formula="of:=[.F707]" office:value-type="string" office:string-value="PY7.79166666666667">
            <text:p>PY7.79166666666667</text:p>
          </table:table-cell>
          <table:table-cell table:formula="of:=[.G707]+1" office:value-type="float" office:value="143">
            <text:p>143</text:p>
          </table:table-cell>
          <table:table-cell table:formula="of:=[.D712]&amp;&quot; &quot;&amp;[.E712]&amp;&quot; &quot;&amp;[.F712]" office:value-type="string" office:string-value="N711 G105 PY7.79166666666667">
            <text:p>N711 G105 PY7.79166666666667</text:p>
          </table:table-cell>
          <table:table-cell table:number-columns-repeated="1016"/>
        </table:table-row>
        <table:table-row table:style-name="ro1">
          <table:table-cell table:formula="of:=[.A708]" office:value-type="float" office:value="7115.5">
            <text:p>7115.5</text:p>
          </table:table-cell>
          <table:table-cell table:formula="of:=[.B708]+[.$K$16]" office:value-type="float" office:value="781.616666666665">
            <text:p>781.6166666667</text:p>
          </table:table-cell>
          <table:table-cell/>
          <table:table-cell office:value-type="string">
            <text:p>N712</text:p>
          </table:table-cell>
          <table:table-cell table:formula="of:=&quot;X&quot;&amp;[.A713]" office:value-type="string" office:string-value="X7115.5">
            <text:p>X7115.5</text:p>
          </table:table-cell>
          <table:table-cell table:formula="of:=&quot;Y&quot;&amp;[.B713]" office:value-type="string" office:string-value="Y781.616666666665">
            <text:p>Y781.616666666665</text:p>
          </table:table-cell>
          <table:table-cell table:formula="of:=[.G708]+1" office:value-type="float" office:value="143">
            <text:p>143</text:p>
          </table:table-cell>
          <table:table-cell table:formula="of:=[.D713]&amp;&quot; &quot;&amp;[.E713]&amp;&quot; &quot;&amp;[.F713]" office:value-type="string" office:string-value="N712 X7115.5 Y781.616666666665">
            <text:p>N712 X7115.5 Y781.6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13</text:p>
          </table:table-cell>
          <table:table-cell table:formula="of:=[.E709]" office:value-type="string" office:string-value="G106">
            <text:p>G106</text:p>
          </table:table-cell>
          <table:table-cell table:formula="of:=[.F709]" office:value-type="string" office:string-value="P3">
            <text:p>P3</text:p>
          </table:table-cell>
          <table:table-cell table:formula="of:=[.G709]+1" office:value-type="float" office:value="143">
            <text:p>143</text:p>
          </table:table-cell>
          <table:table-cell table:formula="of:=[.D714]&amp;&quot; &quot;&amp;[.E714]&amp;&quot; &quot;&amp;[.F714]" office:value-type="string" office:string-value="N713 G106 P3">
            <text:p>N713 G106 P3</text:p>
          </table:table-cell>
          <table:table-cell table:number-columns-repeated="1016"/>
        </table:table-row>
        <table:table-row table:style-name="ro1">
          <table:table-cell table:formula="of:=[.A710]" office:value-type="float" office:value="387.5">
            <text:p>387.5</text:p>
          </table:table-cell>
          <table:table-cell table:formula="of:=[.B710]+[.$K$16]" office:value-type="float" office:value="779.916666666665">
            <text:p>779.9166666667</text:p>
          </table:table-cell>
          <table:table-cell/>
          <table:table-cell office:value-type="string">
            <text:p>N714</text:p>
          </table:table-cell>
          <table:table-cell table:formula="of:=&quot;X&quot;&amp;[.A715]" office:value-type="string" office:string-value="X387.5">
            <text:p>X387.5</text:p>
          </table:table-cell>
          <table:table-cell table:formula="of:=&quot;Y&quot;&amp;[.B715]" office:value-type="string" office:string-value="Y779.916666666665">
            <text:p>Y779.916666666665</text:p>
          </table:table-cell>
          <table:table-cell table:formula="of:=[.G710]+1" office:value-type="float" office:value="143">
            <text:p>143</text:p>
          </table:table-cell>
          <table:table-cell table:formula="of:=[.D715]&amp;&quot; &quot;&amp;[.E715]&amp;&quot; &quot;&amp;[.F715]" office:value-type="string" office:string-value="N714 X387.5 Y779.916666666665">
            <text:p>N714 X387.5 Y779.9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15</text:p>
          </table:table-cell>
          <table:table-cell table:formula="of:=[.E711]" office:value-type="string" office:string-value="G106">
            <text:p>G106</text:p>
          </table:table-cell>
          <table:table-cell table:formula="of:=[.F711]" office:value-type="string" office:string-value="P0">
            <text:p>P0</text:p>
          </table:table-cell>
          <table:table-cell table:formula="of:=[.G711]+1" office:value-type="float" office:value="143">
            <text:p>143</text:p>
          </table:table-cell>
          <table:table-cell table:formula="of:=[.D716]&amp;&quot; &quot;&amp;[.E716]&amp;&quot; &quot;&amp;[.F716]" office:value-type="string" office:string-value="N715 G106 P0">
            <text:p>N715 G106 P0</text:p>
          </table:table-cell>
          <table:table-cell table:number-columns-repeated="1016"/>
        </table:table-row>
        <table:table-row table:style-name="ro1">
          <table:table-cell/>
          <table:table-cell table:formula="of:=[.B712]" office:value-type="string" office:string-value="jog up">
            <text:p>jog up</text:p>
          </table:table-cell>
          <table:table-cell/>
          <table:table-cell office:value-type="string">
            <text:p>N716</text:p>
          </table:table-cell>
          <table:table-cell table:formula="of:=[.E712]" office:value-type="string" office:string-value="G105">
            <text:p>G105</text:p>
          </table:table-cell>
          <table:table-cell table:formula="of:=[.F712]" office:value-type="string" office:string-value="PY7.79166666666667">
            <text:p>PY7.79166666666667</text:p>
          </table:table-cell>
          <table:table-cell table:formula="of:=[.G712]+1" office:value-type="float" office:value="144">
            <text:p>144</text:p>
          </table:table-cell>
          <table:table-cell table:formula="of:=[.D717]&amp;&quot; &quot;&amp;[.E717]&amp;&quot; &quot;&amp;[.F717]" office:value-type="string" office:string-value="N716 G105 PY7.79166666666667">
            <text:p>N716 G105 PY7.79166666666667</text:p>
          </table:table-cell>
          <table:table-cell table:number-columns-repeated="1016"/>
        </table:table-row>
        <table:table-row table:style-name="ro1">
          <table:table-cell table:formula="of:=[.A713]" office:value-type="float" office:value="7115.5">
            <text:p>7115.5</text:p>
          </table:table-cell>
          <table:table-cell table:formula="of:=[.B713]+[.$K$16]" office:value-type="float" office:value="786.408333333332">
            <text:p>786.4083333333</text:p>
          </table:table-cell>
          <table:table-cell/>
          <table:table-cell office:value-type="string">
            <text:p>N717</text:p>
          </table:table-cell>
          <table:table-cell table:formula="of:=&quot;X&quot;&amp;[.A718]" office:value-type="string" office:string-value="X7115.5">
            <text:p>X7115.5</text:p>
          </table:table-cell>
          <table:table-cell table:formula="of:=&quot;Y&quot;&amp;[.B718]" office:value-type="string" office:string-value="Y786.408333333332">
            <text:p>Y786.408333333332</text:p>
          </table:table-cell>
          <table:table-cell table:formula="of:=[.G713]+1" office:value-type="float" office:value="144">
            <text:p>144</text:p>
          </table:table-cell>
          <table:table-cell table:formula="of:=[.D718]&amp;&quot; &quot;&amp;[.E718]&amp;&quot; &quot;&amp;[.F718]" office:value-type="string" office:string-value="N717 X7115.5 Y786.408333333332">
            <text:p>N717 X7115.5 Y786.4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18</text:p>
          </table:table-cell>
          <table:table-cell table:formula="of:=[.E714]" office:value-type="string" office:string-value="G106">
            <text:p>G106</text:p>
          </table:table-cell>
          <table:table-cell table:formula="of:=[.F714]" office:value-type="string" office:string-value="P3">
            <text:p>P3</text:p>
          </table:table-cell>
          <table:table-cell table:formula="of:=[.G714]+1" office:value-type="float" office:value="144">
            <text:p>144</text:p>
          </table:table-cell>
          <table:table-cell table:formula="of:=[.D719]&amp;&quot; &quot;&amp;[.E719]&amp;&quot; &quot;&amp;[.F719]" office:value-type="string" office:string-value="N718 G106 P3">
            <text:p>N718 G106 P3</text:p>
          </table:table-cell>
          <table:table-cell table:number-columns-repeated="1016"/>
        </table:table-row>
        <table:table-row table:style-name="ro1">
          <table:table-cell table:formula="of:=[.A715]" office:value-type="float" office:value="387.5">
            <text:p>387.5</text:p>
          </table:table-cell>
          <table:table-cell table:formula="of:=[.B715]+[.$K$16]" office:value-type="float" office:value="784.708333333332">
            <text:p>784.7083333333</text:p>
          </table:table-cell>
          <table:table-cell/>
          <table:table-cell office:value-type="string">
            <text:p>N719</text:p>
          </table:table-cell>
          <table:table-cell table:formula="of:=&quot;X&quot;&amp;[.A720]" office:value-type="string" office:string-value="X387.5">
            <text:p>X387.5</text:p>
          </table:table-cell>
          <table:table-cell table:formula="of:=&quot;Y&quot;&amp;[.B720]" office:value-type="string" office:string-value="Y784.708333333332">
            <text:p>Y784.708333333332</text:p>
          </table:table-cell>
          <table:table-cell table:formula="of:=[.G715]+1" office:value-type="float" office:value="144">
            <text:p>144</text:p>
          </table:table-cell>
          <table:table-cell table:formula="of:=[.D720]&amp;&quot; &quot;&amp;[.E720]&amp;&quot; &quot;&amp;[.F720]" office:value-type="string" office:string-value="N719 X387.5 Y784.708333333332">
            <text:p>N719 X387.5 Y784.7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20</text:p>
          </table:table-cell>
          <table:table-cell table:formula="of:=[.E716]" office:value-type="string" office:string-value="G106">
            <text:p>G106</text:p>
          </table:table-cell>
          <table:table-cell table:formula="of:=[.F716]" office:value-type="string" office:string-value="P0">
            <text:p>P0</text:p>
          </table:table-cell>
          <table:table-cell table:formula="of:=[.G716]+1" office:value-type="float" office:value="144">
            <text:p>144</text:p>
          </table:table-cell>
          <table:table-cell table:formula="of:=[.D721]&amp;&quot; &quot;&amp;[.E721]&amp;&quot; &quot;&amp;[.F721]" office:value-type="string" office:string-value="N720 G106 P0">
            <text:p>N720 G106 P0</text:p>
          </table:table-cell>
          <table:table-cell table:number-columns-repeated="1016"/>
        </table:table-row>
        <table:table-row table:style-name="ro1">
          <table:table-cell/>
          <table:table-cell table:formula="of:=[.B717]" office:value-type="string" office:string-value="jog up">
            <text:p>jog up</text:p>
          </table:table-cell>
          <table:table-cell/>
          <table:table-cell office:value-type="string">
            <text:p>N721</text:p>
          </table:table-cell>
          <table:table-cell table:formula="of:=[.E717]" office:value-type="string" office:string-value="G105">
            <text:p>G105</text:p>
          </table:table-cell>
          <table:table-cell table:formula="of:=[.F717]" office:value-type="string" office:string-value="PY7.79166666666667">
            <text:p>PY7.79166666666667</text:p>
          </table:table-cell>
          <table:table-cell table:formula="of:=[.G717]+1" office:value-type="float" office:value="145">
            <text:p>145</text:p>
          </table:table-cell>
          <table:table-cell table:formula="of:=[.D722]&amp;&quot; &quot;&amp;[.E722]&amp;&quot; &quot;&amp;[.F722]" office:value-type="string" office:string-value="N721 G105 PY7.79166666666667">
            <text:p>N721 G105 PY7.79166666666667</text:p>
          </table:table-cell>
          <table:table-cell table:number-columns-repeated="1016"/>
        </table:table-row>
        <table:table-row table:style-name="ro1">
          <table:table-cell table:formula="of:=[.A718]" office:value-type="float" office:value="7115.5">
            <text:p>7115.5</text:p>
          </table:table-cell>
          <table:table-cell table:formula="of:=[.B718]+[.$K$16]" office:value-type="float" office:value="791.199999999999">
            <text:p>791.2</text:p>
          </table:table-cell>
          <table:table-cell/>
          <table:table-cell office:value-type="string">
            <text:p>N722</text:p>
          </table:table-cell>
          <table:table-cell table:formula="of:=&quot;X&quot;&amp;[.A723]" office:value-type="string" office:string-value="X7115.5">
            <text:p>X7115.5</text:p>
          </table:table-cell>
          <table:table-cell table:formula="of:=&quot;Y&quot;&amp;[.B723]" office:value-type="string" office:string-value="Y791.199999999999">
            <text:p>Y791.199999999999</text:p>
          </table:table-cell>
          <table:table-cell table:formula="of:=[.G718]+1" office:value-type="float" office:value="145">
            <text:p>145</text:p>
          </table:table-cell>
          <table:table-cell table:formula="of:=[.D723]&amp;&quot; &quot;&amp;[.E723]&amp;&quot; &quot;&amp;[.F723]" office:value-type="string" office:string-value="N722 X7115.5 Y791.199999999999">
            <text:p>N722 X7115.5 Y791.19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23</text:p>
          </table:table-cell>
          <table:table-cell table:formula="of:=[.E719]" office:value-type="string" office:string-value="G106">
            <text:p>G106</text:p>
          </table:table-cell>
          <table:table-cell table:formula="of:=[.F719]" office:value-type="string" office:string-value="P3">
            <text:p>P3</text:p>
          </table:table-cell>
          <table:table-cell table:formula="of:=[.G719]+1" office:value-type="float" office:value="145">
            <text:p>145</text:p>
          </table:table-cell>
          <table:table-cell table:formula="of:=[.D724]&amp;&quot; &quot;&amp;[.E724]&amp;&quot; &quot;&amp;[.F724]" office:value-type="string" office:string-value="N723 G106 P3">
            <text:p>N723 G106 P3</text:p>
          </table:table-cell>
          <table:table-cell table:number-columns-repeated="1016"/>
        </table:table-row>
        <table:table-row table:style-name="ro1">
          <table:table-cell table:formula="of:=[.A720]" office:value-type="float" office:value="387.5">
            <text:p>387.5</text:p>
          </table:table-cell>
          <table:table-cell table:formula="of:=[.B720]+[.$K$16]" office:value-type="float" office:value="789.499999999999">
            <text:p>789.5</text:p>
          </table:table-cell>
          <table:table-cell/>
          <table:table-cell office:value-type="string">
            <text:p>N724</text:p>
          </table:table-cell>
          <table:table-cell table:formula="of:=&quot;X&quot;&amp;[.A725]" office:value-type="string" office:string-value="X387.5">
            <text:p>X387.5</text:p>
          </table:table-cell>
          <table:table-cell table:formula="of:=&quot;Y&quot;&amp;[.B725]" office:value-type="string" office:string-value="Y789.499999999999">
            <text:p>Y789.499999999999</text:p>
          </table:table-cell>
          <table:table-cell table:formula="of:=[.G720]+1" office:value-type="float" office:value="145">
            <text:p>145</text:p>
          </table:table-cell>
          <table:table-cell table:formula="of:=[.D725]&amp;&quot; &quot;&amp;[.E725]&amp;&quot; &quot;&amp;[.F725]" office:value-type="string" office:string-value="N724 X387.5 Y789.499999999999">
            <text:p>N724 X387.5 Y789.499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25</text:p>
          </table:table-cell>
          <table:table-cell table:formula="of:=[.E721]" office:value-type="string" office:string-value="G106">
            <text:p>G106</text:p>
          </table:table-cell>
          <table:table-cell table:formula="of:=[.F721]" office:value-type="string" office:string-value="P0">
            <text:p>P0</text:p>
          </table:table-cell>
          <table:table-cell table:formula="of:=[.G721]+1" office:value-type="float" office:value="145">
            <text:p>145</text:p>
          </table:table-cell>
          <table:table-cell table:formula="of:=[.D726]&amp;&quot; &quot;&amp;[.E726]&amp;&quot; &quot;&amp;[.F726]" office:value-type="string" office:string-value="N725 G106 P0">
            <text:p>N725 G106 P0</text:p>
          </table:table-cell>
          <table:table-cell table:number-columns-repeated="1016"/>
        </table:table-row>
        <table:table-row table:style-name="ro1">
          <table:table-cell/>
          <table:table-cell table:formula="of:=[.B722]" office:value-type="string" office:string-value="jog up">
            <text:p>jog up</text:p>
          </table:table-cell>
          <table:table-cell/>
          <table:table-cell office:value-type="string">
            <text:p>N726</text:p>
          </table:table-cell>
          <table:table-cell table:formula="of:=[.E722]" office:value-type="string" office:string-value="G105">
            <text:p>G105</text:p>
          </table:table-cell>
          <table:table-cell table:formula="of:=[.F722]" office:value-type="string" office:string-value="PY7.79166666666667">
            <text:p>PY7.79166666666667</text:p>
          </table:table-cell>
          <table:table-cell table:formula="of:=[.G722]+1" office:value-type="float" office:value="146">
            <text:p>146</text:p>
          </table:table-cell>
          <table:table-cell table:formula="of:=[.D727]&amp;&quot; &quot;&amp;[.E727]&amp;&quot; &quot;&amp;[.F727]" office:value-type="string" office:string-value="N726 G105 PY7.79166666666667">
            <text:p>N726 G105 PY7.79166666666667</text:p>
          </table:table-cell>
          <table:table-cell table:number-columns-repeated="1016"/>
        </table:table-row>
        <table:table-row table:style-name="ro1">
          <table:table-cell table:formula="of:=[.A723]" office:value-type="float" office:value="7115.5">
            <text:p>7115.5</text:p>
          </table:table-cell>
          <table:table-cell table:formula="of:=[.B723]+[.$K$16]" office:value-type="float" office:value="795.991666666665">
            <text:p>795.9916666667</text:p>
          </table:table-cell>
          <table:table-cell/>
          <table:table-cell office:value-type="string">
            <text:p>N727</text:p>
          </table:table-cell>
          <table:table-cell table:formula="of:=&quot;X&quot;&amp;[.A728]" office:value-type="string" office:string-value="X7115.5">
            <text:p>X7115.5</text:p>
          </table:table-cell>
          <table:table-cell table:formula="of:=&quot;Y&quot;&amp;[.B728]" office:value-type="string" office:string-value="Y795.991666666665">
            <text:p>Y795.991666666665</text:p>
          </table:table-cell>
          <table:table-cell table:formula="of:=[.G723]+1" office:value-type="float" office:value="146">
            <text:p>146</text:p>
          </table:table-cell>
          <table:table-cell table:formula="of:=[.D728]&amp;&quot; &quot;&amp;[.E728]&amp;&quot; &quot;&amp;[.F728]" office:value-type="string" office:string-value="N727 X7115.5 Y795.991666666665">
            <text:p>N727 X7115.5 Y795.99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28</text:p>
          </table:table-cell>
          <table:table-cell table:formula="of:=[.E724]" office:value-type="string" office:string-value="G106">
            <text:p>G106</text:p>
          </table:table-cell>
          <table:table-cell table:formula="of:=[.F724]" office:value-type="string" office:string-value="P3">
            <text:p>P3</text:p>
          </table:table-cell>
          <table:table-cell table:formula="of:=[.G724]+1" office:value-type="float" office:value="146">
            <text:p>146</text:p>
          </table:table-cell>
          <table:table-cell table:formula="of:=[.D729]&amp;&quot; &quot;&amp;[.E729]&amp;&quot; &quot;&amp;[.F729]" office:value-type="string" office:string-value="N728 G106 P3">
            <text:p>N728 G106 P3</text:p>
          </table:table-cell>
          <table:table-cell table:number-columns-repeated="1016"/>
        </table:table-row>
        <table:table-row table:style-name="ro1">
          <table:table-cell table:formula="of:=[.A725]" office:value-type="float" office:value="387.5">
            <text:p>387.5</text:p>
          </table:table-cell>
          <table:table-cell table:formula="of:=[.B725]+[.$K$16]" office:value-type="float" office:value="794.291666666665">
            <text:p>794.2916666667</text:p>
          </table:table-cell>
          <table:table-cell/>
          <table:table-cell office:value-type="string">
            <text:p>N729</text:p>
          </table:table-cell>
          <table:table-cell table:formula="of:=&quot;X&quot;&amp;[.A730]" office:value-type="string" office:string-value="X387.5">
            <text:p>X387.5</text:p>
          </table:table-cell>
          <table:table-cell table:formula="of:=&quot;Y&quot;&amp;[.B730]" office:value-type="string" office:string-value="Y794.291666666665">
            <text:p>Y794.291666666665</text:p>
          </table:table-cell>
          <table:table-cell table:formula="of:=[.G725]+1" office:value-type="float" office:value="146">
            <text:p>146</text:p>
          </table:table-cell>
          <table:table-cell table:formula="of:=[.D730]&amp;&quot; &quot;&amp;[.E730]&amp;&quot; &quot;&amp;[.F730]" office:value-type="string" office:string-value="N729 X387.5 Y794.291666666665">
            <text:p>N729 X387.5 Y794.29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0</text:p>
          </table:table-cell>
          <table:table-cell table:formula="of:=[.E726]" office:value-type="string" office:string-value="G106">
            <text:p>G106</text:p>
          </table:table-cell>
          <table:table-cell table:formula="of:=[.F726]" office:value-type="string" office:string-value="P0">
            <text:p>P0</text:p>
          </table:table-cell>
          <table:table-cell table:formula="of:=[.G726]+1" office:value-type="float" office:value="146">
            <text:p>146</text:p>
          </table:table-cell>
          <table:table-cell table:formula="of:=[.D731]&amp;&quot; &quot;&amp;[.E731]&amp;&quot; &quot;&amp;[.F731]" office:value-type="string" office:string-value="N730 G106 P0">
            <text:p>N730 G106 P0</text:p>
          </table:table-cell>
          <table:table-cell table:number-columns-repeated="1016"/>
        </table:table-row>
        <table:table-row table:style-name="ro1">
          <table:table-cell/>
          <table:table-cell table:formula="of:=[.B727]" office:value-type="string" office:string-value="jog up">
            <text:p>jog up</text:p>
          </table:table-cell>
          <table:table-cell/>
          <table:table-cell office:value-type="string">
            <text:p>N731</text:p>
          </table:table-cell>
          <table:table-cell table:formula="of:=[.E727]" office:value-type="string" office:string-value="G105">
            <text:p>G105</text:p>
          </table:table-cell>
          <table:table-cell table:formula="of:=[.F727]" office:value-type="string" office:string-value="PY7.79166666666667">
            <text:p>PY7.79166666666667</text:p>
          </table:table-cell>
          <table:table-cell table:formula="of:=[.G727]+1" office:value-type="float" office:value="147">
            <text:p>147</text:p>
          </table:table-cell>
          <table:table-cell table:formula="of:=[.D732]&amp;&quot; &quot;&amp;[.E732]&amp;&quot; &quot;&amp;[.F732]" office:value-type="string" office:string-value="N731 G105 PY7.79166666666667">
            <text:p>N731 G105 PY7.79166666666667</text:p>
          </table:table-cell>
          <table:table-cell table:number-columns-repeated="1016"/>
        </table:table-row>
        <table:table-row table:style-name="ro1">
          <table:table-cell table:formula="of:=[.A728]" office:value-type="float" office:value="7115.5">
            <text:p>7115.5</text:p>
          </table:table-cell>
          <table:table-cell table:formula="of:=[.B728]+[.$K$16]" office:value-type="float" office:value="800.783333333332">
            <text:p>800.7833333333</text:p>
          </table:table-cell>
          <table:table-cell/>
          <table:table-cell office:value-type="string">
            <text:p>N732</text:p>
          </table:table-cell>
          <table:table-cell table:formula="of:=&quot;X&quot;&amp;[.A733]" office:value-type="string" office:string-value="X7115.5">
            <text:p>X7115.5</text:p>
          </table:table-cell>
          <table:table-cell table:formula="of:=&quot;Y&quot;&amp;[.B733]" office:value-type="string" office:string-value="Y800.783333333332">
            <text:p>Y800.783333333332</text:p>
          </table:table-cell>
          <table:table-cell table:formula="of:=[.G728]+1" office:value-type="float" office:value="147">
            <text:p>147</text:p>
          </table:table-cell>
          <table:table-cell table:formula="of:=[.D733]&amp;&quot; &quot;&amp;[.E733]&amp;&quot; &quot;&amp;[.F733]" office:value-type="string" office:string-value="N732 X7115.5 Y800.783333333332">
            <text:p>N732 X7115.5 Y800.78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3</text:p>
          </table:table-cell>
          <table:table-cell table:formula="of:=[.E729]" office:value-type="string" office:string-value="G106">
            <text:p>G106</text:p>
          </table:table-cell>
          <table:table-cell table:formula="of:=[.F729]" office:value-type="string" office:string-value="P3">
            <text:p>P3</text:p>
          </table:table-cell>
          <table:table-cell table:formula="of:=[.G729]+1" office:value-type="float" office:value="147">
            <text:p>147</text:p>
          </table:table-cell>
          <table:table-cell table:formula="of:=[.D734]&amp;&quot; &quot;&amp;[.E734]&amp;&quot; &quot;&amp;[.F734]" office:value-type="string" office:string-value="N733 G106 P3">
            <text:p>N733 G106 P3</text:p>
          </table:table-cell>
          <table:table-cell table:number-columns-repeated="1016"/>
        </table:table-row>
        <table:table-row table:style-name="ro1">
          <table:table-cell table:formula="of:=[.A730]" office:value-type="float" office:value="387.5">
            <text:p>387.5</text:p>
          </table:table-cell>
          <table:table-cell table:formula="of:=[.B730]+[.$K$16]" office:value-type="float" office:value="799.083333333332">
            <text:p>799.0833333333</text:p>
          </table:table-cell>
          <table:table-cell/>
          <table:table-cell office:value-type="string">
            <text:p>N734</text:p>
          </table:table-cell>
          <table:table-cell table:formula="of:=&quot;X&quot;&amp;[.A735]" office:value-type="string" office:string-value="X387.5">
            <text:p>X387.5</text:p>
          </table:table-cell>
          <table:table-cell table:formula="of:=&quot;Y&quot;&amp;[.B735]" office:value-type="string" office:string-value="Y799.083333333332">
            <text:p>Y799.083333333332</text:p>
          </table:table-cell>
          <table:table-cell table:formula="of:=[.G730]+1" office:value-type="float" office:value="147">
            <text:p>147</text:p>
          </table:table-cell>
          <table:table-cell table:formula="of:=[.D735]&amp;&quot; &quot;&amp;[.E735]&amp;&quot; &quot;&amp;[.F735]" office:value-type="string" office:string-value="N734 X387.5 Y799.083333333332">
            <text:p>N734 X387.5 Y799.08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5</text:p>
          </table:table-cell>
          <table:table-cell table:formula="of:=[.E731]" office:value-type="string" office:string-value="G106">
            <text:p>G106</text:p>
          </table:table-cell>
          <table:table-cell table:formula="of:=[.F731]" office:value-type="string" office:string-value="P0">
            <text:p>P0</text:p>
          </table:table-cell>
          <table:table-cell table:formula="of:=[.G731]+1" office:value-type="float" office:value="147">
            <text:p>147</text:p>
          </table:table-cell>
          <table:table-cell table:formula="of:=[.D736]&amp;&quot; &quot;&amp;[.E736]&amp;&quot; &quot;&amp;[.F736]" office:value-type="string" office:string-value="N735 G106 P0">
            <text:p>N735 G106 P0</text:p>
          </table:table-cell>
          <table:table-cell table:number-columns-repeated="1016"/>
        </table:table-row>
        <table:table-row table:style-name="ro1">
          <table:table-cell/>
          <table:table-cell table:formula="of:=[.B732]" office:value-type="string" office:string-value="jog up">
            <text:p>jog up</text:p>
          </table:table-cell>
          <table:table-cell/>
          <table:table-cell office:value-type="string">
            <text:p>N736</text:p>
          </table:table-cell>
          <table:table-cell table:formula="of:=[.E732]" office:value-type="string" office:string-value="G105">
            <text:p>G105</text:p>
          </table:table-cell>
          <table:table-cell table:formula="of:=[.F732]" office:value-type="string" office:string-value="PY7.79166666666667">
            <text:p>PY7.79166666666667</text:p>
          </table:table-cell>
          <table:table-cell table:formula="of:=[.G732]+1" office:value-type="float" office:value="148">
            <text:p>148</text:p>
          </table:table-cell>
          <table:table-cell table:formula="of:=[.D737]&amp;&quot; &quot;&amp;[.E737]&amp;&quot; &quot;&amp;[.F737]" office:value-type="string" office:string-value="N736 G105 PY7.79166666666667">
            <text:p>N736 G105 PY7.79166666666667</text:p>
          </table:table-cell>
          <table:table-cell table:number-columns-repeated="1016"/>
        </table:table-row>
        <table:table-row table:style-name="ro1">
          <table:table-cell table:formula="of:=[.A733]" office:value-type="float" office:value="7115.5">
            <text:p>7115.5</text:p>
          </table:table-cell>
          <table:table-cell table:formula="of:=[.B733]+[.$K$16]" office:value-type="float" office:value="805.574999999998">
            <text:p>805.575</text:p>
          </table:table-cell>
          <table:table-cell/>
          <table:table-cell office:value-type="string">
            <text:p>N737</text:p>
          </table:table-cell>
          <table:table-cell table:formula="of:=&quot;X&quot;&amp;[.A738]" office:value-type="string" office:string-value="X7115.5">
            <text:p>X7115.5</text:p>
          </table:table-cell>
          <table:table-cell table:formula="of:=&quot;Y&quot;&amp;[.B738]" office:value-type="string" office:string-value="Y805.574999999998">
            <text:p>Y805.574999999998</text:p>
          </table:table-cell>
          <table:table-cell table:formula="of:=[.G733]+1" office:value-type="float" office:value="148">
            <text:p>148</text:p>
          </table:table-cell>
          <table:table-cell table:formula="of:=[.D738]&amp;&quot; &quot;&amp;[.E738]&amp;&quot; &quot;&amp;[.F738]" office:value-type="string" office:string-value="N737 X7115.5 Y805.574999999998">
            <text:p>N737 X7115.5 Y805.5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38</text:p>
          </table:table-cell>
          <table:table-cell table:formula="of:=[.E734]" office:value-type="string" office:string-value="G106">
            <text:p>G106</text:p>
          </table:table-cell>
          <table:table-cell table:formula="of:=[.F734]" office:value-type="string" office:string-value="P3">
            <text:p>P3</text:p>
          </table:table-cell>
          <table:table-cell table:formula="of:=[.G734]+1" office:value-type="float" office:value="148">
            <text:p>148</text:p>
          </table:table-cell>
          <table:table-cell table:formula="of:=[.D739]&amp;&quot; &quot;&amp;[.E739]&amp;&quot; &quot;&amp;[.F739]" office:value-type="string" office:string-value="N738 G106 P3">
            <text:p>N738 G106 P3</text:p>
          </table:table-cell>
          <table:table-cell table:number-columns-repeated="1016"/>
        </table:table-row>
        <table:table-row table:style-name="ro1">
          <table:table-cell table:formula="of:=[.A735]" office:value-type="float" office:value="387.5">
            <text:p>387.5</text:p>
          </table:table-cell>
          <table:table-cell table:formula="of:=[.B735]+[.$K$16]" office:value-type="float" office:value="803.874999999999">
            <text:p>803.875</text:p>
          </table:table-cell>
          <table:table-cell/>
          <table:table-cell office:value-type="string">
            <text:p>N739</text:p>
          </table:table-cell>
          <table:table-cell table:formula="of:=&quot;X&quot;&amp;[.A740]" office:value-type="string" office:string-value="X387.5">
            <text:p>X387.5</text:p>
          </table:table-cell>
          <table:table-cell table:formula="of:=&quot;Y&quot;&amp;[.B740]" office:value-type="string" office:string-value="Y803.874999999999">
            <text:p>Y803.874999999999</text:p>
          </table:table-cell>
          <table:table-cell table:formula="of:=[.G735]+1" office:value-type="float" office:value="148">
            <text:p>148</text:p>
          </table:table-cell>
          <table:table-cell table:formula="of:=[.D740]&amp;&quot; &quot;&amp;[.E740]&amp;&quot; &quot;&amp;[.F740]" office:value-type="string" office:string-value="N739 X387.5 Y803.874999999999">
            <text:p>N739 X387.5 Y803.874999999999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40</text:p>
          </table:table-cell>
          <table:table-cell table:formula="of:=[.E736]" office:value-type="string" office:string-value="G106">
            <text:p>G106</text:p>
          </table:table-cell>
          <table:table-cell table:formula="of:=[.F736]" office:value-type="string" office:string-value="P0">
            <text:p>P0</text:p>
          </table:table-cell>
          <table:table-cell table:formula="of:=[.G736]+1" office:value-type="float" office:value="148">
            <text:p>148</text:p>
          </table:table-cell>
          <table:table-cell table:formula="of:=[.D741]&amp;&quot; &quot;&amp;[.E741]&amp;&quot; &quot;&amp;[.F741]" office:value-type="string" office:string-value="N740 G106 P0">
            <text:p>N740 G106 P0</text:p>
          </table:table-cell>
          <table:table-cell table:number-columns-repeated="1016"/>
        </table:table-row>
        <table:table-row table:style-name="ro1">
          <table:table-cell/>
          <table:table-cell table:formula="of:=[.B737]" office:value-type="string" office:string-value="jog up">
            <text:p>jog up</text:p>
          </table:table-cell>
          <table:table-cell/>
          <table:table-cell office:value-type="string">
            <text:p>N741</text:p>
          </table:table-cell>
          <table:table-cell table:formula="of:=[.E737]" office:value-type="string" office:string-value="G105">
            <text:p>G105</text:p>
          </table:table-cell>
          <table:table-cell table:formula="of:=[.F737]" office:value-type="string" office:string-value="PY7.79166666666667">
            <text:p>PY7.79166666666667</text:p>
          </table:table-cell>
          <table:table-cell table:formula="of:=[.G737]+1" office:value-type="float" office:value="149">
            <text:p>149</text:p>
          </table:table-cell>
          <table:table-cell table:formula="of:=[.D742]&amp;&quot; &quot;&amp;[.E742]&amp;&quot; &quot;&amp;[.F742]" office:value-type="string" office:string-value="N741 G105 PY7.79166666666667">
            <text:p>N741 G105 PY7.79166666666667</text:p>
          </table:table-cell>
          <table:table-cell table:number-columns-repeated="1016"/>
        </table:table-row>
        <table:table-row table:style-name="ro1">
          <table:table-cell table:formula="of:=[.A738]" office:value-type="float" office:value="7115.5">
            <text:p>7115.5</text:p>
          </table:table-cell>
          <table:table-cell table:formula="of:=[.B738]+[.$K$16]" office:value-type="float" office:value="810.366666666665">
            <text:p>810.3666666667</text:p>
          </table:table-cell>
          <table:table-cell/>
          <table:table-cell office:value-type="string">
            <text:p>N742</text:p>
          </table:table-cell>
          <table:table-cell table:formula="of:=&quot;X&quot;&amp;[.A743]" office:value-type="string" office:string-value="X7115.5">
            <text:p>X7115.5</text:p>
          </table:table-cell>
          <table:table-cell table:formula="of:=&quot;Y&quot;&amp;[.B743]" office:value-type="string" office:string-value="Y810.366666666665">
            <text:p>Y810.366666666665</text:p>
          </table:table-cell>
          <table:table-cell table:formula="of:=[.G738]+1" office:value-type="float" office:value="149">
            <text:p>149</text:p>
          </table:table-cell>
          <table:table-cell table:formula="of:=[.D743]&amp;&quot; &quot;&amp;[.E743]&amp;&quot; &quot;&amp;[.F743]" office:value-type="string" office:string-value="N742 X7115.5 Y810.366666666665">
            <text:p>N742 X7115.5 Y810.36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43</text:p>
          </table:table-cell>
          <table:table-cell table:formula="of:=[.E739]" office:value-type="string" office:string-value="G106">
            <text:p>G106</text:p>
          </table:table-cell>
          <table:table-cell table:formula="of:=[.F739]" office:value-type="string" office:string-value="P3">
            <text:p>P3</text:p>
          </table:table-cell>
          <table:table-cell table:formula="of:=[.G739]+1" office:value-type="float" office:value="149">
            <text:p>149</text:p>
          </table:table-cell>
          <table:table-cell table:formula="of:=[.D744]&amp;&quot; &quot;&amp;[.E744]&amp;&quot; &quot;&amp;[.F744]" office:value-type="string" office:string-value="N743 G106 P3">
            <text:p>N743 G106 P3</text:p>
          </table:table-cell>
          <table:table-cell table:number-columns-repeated="1016"/>
        </table:table-row>
        <table:table-row table:style-name="ro1">
          <table:table-cell table:formula="of:=[.A740]" office:value-type="float" office:value="387.5">
            <text:p>387.5</text:p>
          </table:table-cell>
          <table:table-cell table:formula="of:=[.B740]+[.$K$16]" office:value-type="float" office:value="808.666666666665">
            <text:p>808.6666666667</text:p>
          </table:table-cell>
          <table:table-cell/>
          <table:table-cell office:value-type="string">
            <text:p>N744</text:p>
          </table:table-cell>
          <table:table-cell table:formula="of:=&quot;X&quot;&amp;[.A745]" office:value-type="string" office:string-value="X387.5">
            <text:p>X387.5</text:p>
          </table:table-cell>
          <table:table-cell table:formula="of:=&quot;Y&quot;&amp;[.B745]" office:value-type="string" office:string-value="Y808.666666666665">
            <text:p>Y808.666666666665</text:p>
          </table:table-cell>
          <table:table-cell table:formula="of:=[.G740]+1" office:value-type="float" office:value="149">
            <text:p>149</text:p>
          </table:table-cell>
          <table:table-cell table:formula="of:=[.D745]&amp;&quot; &quot;&amp;[.E745]&amp;&quot; &quot;&amp;[.F745]" office:value-type="string" office:string-value="N744 X387.5 Y808.666666666665">
            <text:p>N744 X387.5 Y808.66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45</text:p>
          </table:table-cell>
          <table:table-cell table:formula="of:=[.E741]" office:value-type="string" office:string-value="G106">
            <text:p>G106</text:p>
          </table:table-cell>
          <table:table-cell table:formula="of:=[.F741]" office:value-type="string" office:string-value="P0">
            <text:p>P0</text:p>
          </table:table-cell>
          <table:table-cell table:formula="of:=[.G741]+1" office:value-type="float" office:value="149">
            <text:p>149</text:p>
          </table:table-cell>
          <table:table-cell table:formula="of:=[.D746]&amp;&quot; &quot;&amp;[.E746]&amp;&quot; &quot;&amp;[.F746]" office:value-type="string" office:string-value="N745 G106 P0">
            <text:p>N745 G106 P0</text:p>
          </table:table-cell>
          <table:table-cell table:number-columns-repeated="1016"/>
        </table:table-row>
        <table:table-row table:style-name="ro1">
          <table:table-cell/>
          <table:table-cell table:formula="of:=[.B742]" office:value-type="string" office:string-value="jog up">
            <text:p>jog up</text:p>
          </table:table-cell>
          <table:table-cell/>
          <table:table-cell office:value-type="string">
            <text:p>N746</text:p>
          </table:table-cell>
          <table:table-cell table:formula="of:=[.E742]" office:value-type="string" office:string-value="G105">
            <text:p>G105</text:p>
          </table:table-cell>
          <table:table-cell table:formula="of:=[.F742]" office:value-type="string" office:string-value="PY7.79166666666667">
            <text:p>PY7.79166666666667</text:p>
          </table:table-cell>
          <table:table-cell table:formula="of:=[.G742]+1" office:value-type="float" office:value="150">
            <text:p>150</text:p>
          </table:table-cell>
          <table:table-cell table:formula="of:=[.D747]&amp;&quot; &quot;&amp;[.E747]&amp;&quot; &quot;&amp;[.F747]" office:value-type="string" office:string-value="N746 G105 PY7.79166666666667">
            <text:p>N746 G105 PY7.79166666666667</text:p>
          </table:table-cell>
          <table:table-cell table:number-columns-repeated="1016"/>
        </table:table-row>
        <table:table-row table:style-name="ro1">
          <table:table-cell table:formula="of:=[.A743]" office:value-type="float" office:value="7115.5">
            <text:p>7115.5</text:p>
          </table:table-cell>
          <table:table-cell table:formula="of:=[.B743]+[.$K$16]" office:value-type="float" office:value="815.158333333332">
            <text:p>815.1583333333</text:p>
          </table:table-cell>
          <table:table-cell/>
          <table:table-cell office:value-type="string">
            <text:p>N747</text:p>
          </table:table-cell>
          <table:table-cell table:formula="of:=&quot;X&quot;&amp;[.A748]" office:value-type="string" office:string-value="X7115.5">
            <text:p>X7115.5</text:p>
          </table:table-cell>
          <table:table-cell table:formula="of:=&quot;Y&quot;&amp;[.B748]" office:value-type="string" office:string-value="Y815.158333333332">
            <text:p>Y815.158333333332</text:p>
          </table:table-cell>
          <table:table-cell table:formula="of:=[.G743]+1" office:value-type="float" office:value="150">
            <text:p>150</text:p>
          </table:table-cell>
          <table:table-cell table:formula="of:=[.D748]&amp;&quot; &quot;&amp;[.E748]&amp;&quot; &quot;&amp;[.F748]" office:value-type="string" office:string-value="N747 X7115.5 Y815.158333333332">
            <text:p>N747 X7115.5 Y815.15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48</text:p>
          </table:table-cell>
          <table:table-cell table:formula="of:=[.E744]" office:value-type="string" office:string-value="G106">
            <text:p>G106</text:p>
          </table:table-cell>
          <table:table-cell table:formula="of:=[.F744]" office:value-type="string" office:string-value="P3">
            <text:p>P3</text:p>
          </table:table-cell>
          <table:table-cell table:formula="of:=[.G744]+1" office:value-type="float" office:value="150">
            <text:p>150</text:p>
          </table:table-cell>
          <table:table-cell table:formula="of:=[.D749]&amp;&quot; &quot;&amp;[.E749]&amp;&quot; &quot;&amp;[.F749]" office:value-type="string" office:string-value="N748 G106 P3">
            <text:p>N748 G106 P3</text:p>
          </table:table-cell>
          <table:table-cell table:number-columns-repeated="1016"/>
        </table:table-row>
        <table:table-row table:style-name="ro1">
          <table:table-cell table:formula="of:=[.A745]" office:value-type="float" office:value="387.5">
            <text:p>387.5</text:p>
          </table:table-cell>
          <table:table-cell table:formula="of:=[.B745]+[.$K$16]" office:value-type="float" office:value="813.458333333332">
            <text:p>813.4583333333</text:p>
          </table:table-cell>
          <table:table-cell/>
          <table:table-cell office:value-type="string">
            <text:p>N749</text:p>
          </table:table-cell>
          <table:table-cell table:formula="of:=&quot;X&quot;&amp;[.A750]" office:value-type="string" office:string-value="X387.5">
            <text:p>X387.5</text:p>
          </table:table-cell>
          <table:table-cell table:formula="of:=&quot;Y&quot;&amp;[.B750]" office:value-type="string" office:string-value="Y813.458333333332">
            <text:p>Y813.458333333332</text:p>
          </table:table-cell>
          <table:table-cell table:formula="of:=[.G745]+1" office:value-type="float" office:value="150">
            <text:p>150</text:p>
          </table:table-cell>
          <table:table-cell table:formula="of:=[.D750]&amp;&quot; &quot;&amp;[.E750]&amp;&quot; &quot;&amp;[.F750]" office:value-type="string" office:string-value="N749 X387.5 Y813.458333333332">
            <text:p>N749 X387.5 Y813.45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0</text:p>
          </table:table-cell>
          <table:table-cell table:formula="of:=[.E746]" office:value-type="string" office:string-value="G106">
            <text:p>G106</text:p>
          </table:table-cell>
          <table:table-cell table:formula="of:=[.F746]" office:value-type="string" office:string-value="P0">
            <text:p>P0</text:p>
          </table:table-cell>
          <table:table-cell table:formula="of:=[.G746]+1" office:value-type="float" office:value="150">
            <text:p>150</text:p>
          </table:table-cell>
          <table:table-cell table:formula="of:=[.D751]&amp;&quot; &quot;&amp;[.E751]&amp;&quot; &quot;&amp;[.F751]" office:value-type="string" office:string-value="N750 G106 P0">
            <text:p>N750 G106 P0</text:p>
          </table:table-cell>
          <table:table-cell table:number-columns-repeated="1016"/>
        </table:table-row>
        <table:table-row table:style-name="ro1">
          <table:table-cell/>
          <table:table-cell table:formula="of:=[.B747]" office:value-type="string" office:string-value="jog up">
            <text:p>jog up</text:p>
          </table:table-cell>
          <table:table-cell/>
          <table:table-cell office:value-type="string">
            <text:p>N751</text:p>
          </table:table-cell>
          <table:table-cell table:formula="of:=[.E747]" office:value-type="string" office:string-value="G105">
            <text:p>G105</text:p>
          </table:table-cell>
          <table:table-cell table:formula="of:=[.F747]" office:value-type="string" office:string-value="PY7.79166666666667">
            <text:p>PY7.79166666666667</text:p>
          </table:table-cell>
          <table:table-cell table:formula="of:=[.G747]+1" office:value-type="float" office:value="151">
            <text:p>151</text:p>
          </table:table-cell>
          <table:table-cell table:formula="of:=[.D752]&amp;&quot; &quot;&amp;[.E752]&amp;&quot; &quot;&amp;[.F752]" office:value-type="string" office:string-value="N751 G105 PY7.79166666666667">
            <text:p>N751 G105 PY7.79166666666667</text:p>
          </table:table-cell>
          <table:table-cell table:number-columns-repeated="1016"/>
        </table:table-row>
        <table:table-row table:style-name="ro1">
          <table:table-cell table:formula="of:=[.A748]" office:value-type="float" office:value="7115.5">
            <text:p>7115.5</text:p>
          </table:table-cell>
          <table:table-cell table:formula="of:=[.B748]+[.$K$16]" office:value-type="float" office:value="819.949999999998">
            <text:p>819.95</text:p>
          </table:table-cell>
          <table:table-cell/>
          <table:table-cell office:value-type="string">
            <text:p>N752</text:p>
          </table:table-cell>
          <table:table-cell table:formula="of:=&quot;X&quot;&amp;[.A753]" office:value-type="string" office:string-value="X7115.5">
            <text:p>X7115.5</text:p>
          </table:table-cell>
          <table:table-cell table:formula="of:=&quot;Y&quot;&amp;[.B753]" office:value-type="string" office:string-value="Y819.949999999998">
            <text:p>Y819.949999999998</text:p>
          </table:table-cell>
          <table:table-cell table:formula="of:=[.G748]+1" office:value-type="float" office:value="151">
            <text:p>151</text:p>
          </table:table-cell>
          <table:table-cell table:formula="of:=[.D753]&amp;&quot; &quot;&amp;[.E753]&amp;&quot; &quot;&amp;[.F753]" office:value-type="string" office:string-value="N752 X7115.5 Y819.949999999998">
            <text:p>N752 X7115.5 Y819.9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3</text:p>
          </table:table-cell>
          <table:table-cell table:formula="of:=[.E749]" office:value-type="string" office:string-value="G106">
            <text:p>G106</text:p>
          </table:table-cell>
          <table:table-cell table:formula="of:=[.F749]" office:value-type="string" office:string-value="P3">
            <text:p>P3</text:p>
          </table:table-cell>
          <table:table-cell table:formula="of:=[.G749]+1" office:value-type="float" office:value="151">
            <text:p>151</text:p>
          </table:table-cell>
          <table:table-cell table:formula="of:=[.D754]&amp;&quot; &quot;&amp;[.E754]&amp;&quot; &quot;&amp;[.F754]" office:value-type="string" office:string-value="N753 G106 P3">
            <text:p>N753 G106 P3</text:p>
          </table:table-cell>
          <table:table-cell table:number-columns-repeated="1016"/>
        </table:table-row>
        <table:table-row table:style-name="ro1">
          <table:table-cell table:formula="of:=[.A750]" office:value-type="float" office:value="387.5">
            <text:p>387.5</text:p>
          </table:table-cell>
          <table:table-cell table:formula="of:=[.B750]+[.$K$16]" office:value-type="float" office:value="818.249999999998">
            <text:p>818.25</text:p>
          </table:table-cell>
          <table:table-cell/>
          <table:table-cell office:value-type="string">
            <text:p>N754</text:p>
          </table:table-cell>
          <table:table-cell table:formula="of:=&quot;X&quot;&amp;[.A755]" office:value-type="string" office:string-value="X387.5">
            <text:p>X387.5</text:p>
          </table:table-cell>
          <table:table-cell table:formula="of:=&quot;Y&quot;&amp;[.B755]" office:value-type="string" office:string-value="Y818.249999999998">
            <text:p>Y818.249999999998</text:p>
          </table:table-cell>
          <table:table-cell table:formula="of:=[.G750]+1" office:value-type="float" office:value="151">
            <text:p>151</text:p>
          </table:table-cell>
          <table:table-cell table:formula="of:=[.D755]&amp;&quot; &quot;&amp;[.E755]&amp;&quot; &quot;&amp;[.F755]" office:value-type="string" office:string-value="N754 X387.5 Y818.249999999998">
            <text:p>N754 X387.5 Y818.2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5</text:p>
          </table:table-cell>
          <table:table-cell table:formula="of:=[.E751]" office:value-type="string" office:string-value="G106">
            <text:p>G106</text:p>
          </table:table-cell>
          <table:table-cell table:formula="of:=[.F751]" office:value-type="string" office:string-value="P0">
            <text:p>P0</text:p>
          </table:table-cell>
          <table:table-cell table:formula="of:=[.G751]+1" office:value-type="float" office:value="151">
            <text:p>151</text:p>
          </table:table-cell>
          <table:table-cell table:formula="of:=[.D756]&amp;&quot; &quot;&amp;[.E756]&amp;&quot; &quot;&amp;[.F756]" office:value-type="string" office:string-value="N755 G106 P0">
            <text:p>N755 G106 P0</text:p>
          </table:table-cell>
          <table:table-cell table:number-columns-repeated="1016"/>
        </table:table-row>
        <table:table-row table:style-name="ro1">
          <table:table-cell/>
          <table:table-cell table:formula="of:=[.B752]" office:value-type="string" office:string-value="jog up">
            <text:p>jog up</text:p>
          </table:table-cell>
          <table:table-cell/>
          <table:table-cell office:value-type="string">
            <text:p>N756</text:p>
          </table:table-cell>
          <table:table-cell table:formula="of:=[.E752]" office:value-type="string" office:string-value="G105">
            <text:p>G105</text:p>
          </table:table-cell>
          <table:table-cell table:formula="of:=[.F752]" office:value-type="string" office:string-value="PY7.79166666666667">
            <text:p>PY7.79166666666667</text:p>
          </table:table-cell>
          <table:table-cell table:formula="of:=[.G752]+1" office:value-type="float" office:value="152">
            <text:p>152</text:p>
          </table:table-cell>
          <table:table-cell table:formula="of:=[.D757]&amp;&quot; &quot;&amp;[.E757]&amp;&quot; &quot;&amp;[.F757]" office:value-type="string" office:string-value="N756 G105 PY7.79166666666667">
            <text:p>N756 G105 PY7.79166666666667</text:p>
          </table:table-cell>
          <table:table-cell table:number-columns-repeated="1016"/>
        </table:table-row>
        <table:table-row table:style-name="ro1">
          <table:table-cell table:formula="of:=[.A753]" office:value-type="float" office:value="7115.5">
            <text:p>7115.5</text:p>
          </table:table-cell>
          <table:table-cell table:formula="of:=[.B753]+[.$K$16]" office:value-type="float" office:value="824.741666666665">
            <text:p>824.7416666667</text:p>
          </table:table-cell>
          <table:table-cell/>
          <table:table-cell office:value-type="string">
            <text:p>N757</text:p>
          </table:table-cell>
          <table:table-cell table:formula="of:=&quot;X&quot;&amp;[.A758]" office:value-type="string" office:string-value="X7115.5">
            <text:p>X7115.5</text:p>
          </table:table-cell>
          <table:table-cell table:formula="of:=&quot;Y&quot;&amp;[.B758]" office:value-type="string" office:string-value="Y824.741666666665">
            <text:p>Y824.741666666665</text:p>
          </table:table-cell>
          <table:table-cell table:formula="of:=[.G753]+1" office:value-type="float" office:value="152">
            <text:p>152</text:p>
          </table:table-cell>
          <table:table-cell table:formula="of:=[.D758]&amp;&quot; &quot;&amp;[.E758]&amp;&quot; &quot;&amp;[.F758]" office:value-type="string" office:string-value="N757 X7115.5 Y824.741666666665">
            <text:p>N757 X7115.5 Y824.7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58</text:p>
          </table:table-cell>
          <table:table-cell table:formula="of:=[.E754]" office:value-type="string" office:string-value="G106">
            <text:p>G106</text:p>
          </table:table-cell>
          <table:table-cell table:formula="of:=[.F754]" office:value-type="string" office:string-value="P3">
            <text:p>P3</text:p>
          </table:table-cell>
          <table:table-cell table:formula="of:=[.G754]+1" office:value-type="float" office:value="152">
            <text:p>152</text:p>
          </table:table-cell>
          <table:table-cell table:formula="of:=[.D759]&amp;&quot; &quot;&amp;[.E759]&amp;&quot; &quot;&amp;[.F759]" office:value-type="string" office:string-value="N758 G106 P3">
            <text:p>N758 G106 P3</text:p>
          </table:table-cell>
          <table:table-cell table:number-columns-repeated="1016"/>
        </table:table-row>
        <table:table-row table:style-name="ro1">
          <table:table-cell table:formula="of:=[.A755]" office:value-type="float" office:value="387.5">
            <text:p>387.5</text:p>
          </table:table-cell>
          <table:table-cell table:formula="of:=[.B755]+[.$K$16]" office:value-type="float" office:value="823.041666666665">
            <text:p>823.0416666667</text:p>
          </table:table-cell>
          <table:table-cell/>
          <table:table-cell office:value-type="string">
            <text:p>N759</text:p>
          </table:table-cell>
          <table:table-cell table:formula="of:=&quot;X&quot;&amp;[.A760]" office:value-type="string" office:string-value="X387.5">
            <text:p>X387.5</text:p>
          </table:table-cell>
          <table:table-cell table:formula="of:=&quot;Y&quot;&amp;[.B760]" office:value-type="string" office:string-value="Y823.041666666665">
            <text:p>Y823.041666666665</text:p>
          </table:table-cell>
          <table:table-cell table:formula="of:=[.G755]+1" office:value-type="float" office:value="152">
            <text:p>152</text:p>
          </table:table-cell>
          <table:table-cell table:formula="of:=[.D760]&amp;&quot; &quot;&amp;[.E760]&amp;&quot; &quot;&amp;[.F760]" office:value-type="string" office:string-value="N759 X387.5 Y823.041666666665">
            <text:p>N759 X387.5 Y823.0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60</text:p>
          </table:table-cell>
          <table:table-cell table:formula="of:=[.E756]" office:value-type="string" office:string-value="G106">
            <text:p>G106</text:p>
          </table:table-cell>
          <table:table-cell table:formula="of:=[.F756]" office:value-type="string" office:string-value="P0">
            <text:p>P0</text:p>
          </table:table-cell>
          <table:table-cell table:formula="of:=[.G756]+1" office:value-type="float" office:value="152">
            <text:p>152</text:p>
          </table:table-cell>
          <table:table-cell table:formula="of:=[.D761]&amp;&quot; &quot;&amp;[.E761]&amp;&quot; &quot;&amp;[.F761]" office:value-type="string" office:string-value="N760 G106 P0">
            <text:p>N760 G106 P0</text:p>
          </table:table-cell>
          <table:table-cell table:number-columns-repeated="1016"/>
        </table:table-row>
        <table:table-row table:style-name="ro1">
          <table:table-cell/>
          <table:table-cell table:formula="of:=[.B757]" office:value-type="string" office:string-value="jog up">
            <text:p>jog up</text:p>
          </table:table-cell>
          <table:table-cell/>
          <table:table-cell office:value-type="string">
            <text:p>N761</text:p>
          </table:table-cell>
          <table:table-cell table:formula="of:=[.E757]" office:value-type="string" office:string-value="G105">
            <text:p>G105</text:p>
          </table:table-cell>
          <table:table-cell table:formula="of:=[.F757]" office:value-type="string" office:string-value="PY7.79166666666667">
            <text:p>PY7.79166666666667</text:p>
          </table:table-cell>
          <table:table-cell table:formula="of:=[.G757]+1" office:value-type="float" office:value="153">
            <text:p>153</text:p>
          </table:table-cell>
          <table:table-cell table:formula="of:=[.D762]&amp;&quot; &quot;&amp;[.E762]&amp;&quot; &quot;&amp;[.F762]" office:value-type="string" office:string-value="N761 G105 PY7.79166666666667">
            <text:p>N761 G105 PY7.79166666666667</text:p>
          </table:table-cell>
          <table:table-cell table:number-columns-repeated="1016"/>
        </table:table-row>
        <table:table-row table:style-name="ro1">
          <table:table-cell table:formula="of:=[.A758]" office:value-type="float" office:value="7115.5">
            <text:p>7115.5</text:p>
          </table:table-cell>
          <table:table-cell table:formula="of:=[.B758]+[.$K$16]" office:value-type="float" office:value="829.533333333332">
            <text:p>829.5333333333</text:p>
          </table:table-cell>
          <table:table-cell/>
          <table:table-cell office:value-type="string">
            <text:p>N762</text:p>
          </table:table-cell>
          <table:table-cell table:formula="of:=&quot;X&quot;&amp;[.A763]" office:value-type="string" office:string-value="X7115.5">
            <text:p>X7115.5</text:p>
          </table:table-cell>
          <table:table-cell table:formula="of:=&quot;Y&quot;&amp;[.B763]" office:value-type="string" office:string-value="Y829.533333333332">
            <text:p>Y829.533333333332</text:p>
          </table:table-cell>
          <table:table-cell table:formula="of:=[.G758]+1" office:value-type="float" office:value="153">
            <text:p>153</text:p>
          </table:table-cell>
          <table:table-cell table:formula="of:=[.D763]&amp;&quot; &quot;&amp;[.E763]&amp;&quot; &quot;&amp;[.F763]" office:value-type="string" office:string-value="N762 X7115.5 Y829.533333333332">
            <text:p>N762 X7115.5 Y829.53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63</text:p>
          </table:table-cell>
          <table:table-cell table:formula="of:=[.E759]" office:value-type="string" office:string-value="G106">
            <text:p>G106</text:p>
          </table:table-cell>
          <table:table-cell table:formula="of:=[.F759]" office:value-type="string" office:string-value="P3">
            <text:p>P3</text:p>
          </table:table-cell>
          <table:table-cell table:formula="of:=[.G759]+1" office:value-type="float" office:value="153">
            <text:p>153</text:p>
          </table:table-cell>
          <table:table-cell table:formula="of:=[.D764]&amp;&quot; &quot;&amp;[.E764]&amp;&quot; &quot;&amp;[.F764]" office:value-type="string" office:string-value="N763 G106 P3">
            <text:p>N763 G106 P3</text:p>
          </table:table-cell>
          <table:table-cell table:number-columns-repeated="1016"/>
        </table:table-row>
        <table:table-row table:style-name="ro1">
          <table:table-cell table:formula="of:=[.A760]" office:value-type="float" office:value="387.5">
            <text:p>387.5</text:p>
          </table:table-cell>
          <table:table-cell table:formula="of:=[.B760]+[.$K$16]" office:value-type="float" office:value="827.833333333332">
            <text:p>827.8333333333</text:p>
          </table:table-cell>
          <table:table-cell/>
          <table:table-cell office:value-type="string">
            <text:p>N764</text:p>
          </table:table-cell>
          <table:table-cell table:formula="of:=&quot;X&quot;&amp;[.A765]" office:value-type="string" office:string-value="X387.5">
            <text:p>X387.5</text:p>
          </table:table-cell>
          <table:table-cell table:formula="of:=&quot;Y&quot;&amp;[.B765]" office:value-type="string" office:string-value="Y827.833333333332">
            <text:p>Y827.833333333332</text:p>
          </table:table-cell>
          <table:table-cell table:formula="of:=[.G760]+1" office:value-type="float" office:value="153">
            <text:p>153</text:p>
          </table:table-cell>
          <table:table-cell table:formula="of:=[.D765]&amp;&quot; &quot;&amp;[.E765]&amp;&quot; &quot;&amp;[.F765]" office:value-type="string" office:string-value="N764 X387.5 Y827.833333333332">
            <text:p>N764 X387.5 Y827.833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65</text:p>
          </table:table-cell>
          <table:table-cell table:formula="of:=[.E761]" office:value-type="string" office:string-value="G106">
            <text:p>G106</text:p>
          </table:table-cell>
          <table:table-cell table:formula="of:=[.F761]" office:value-type="string" office:string-value="P0">
            <text:p>P0</text:p>
          </table:table-cell>
          <table:table-cell table:formula="of:=[.G761]+1" office:value-type="float" office:value="153">
            <text:p>153</text:p>
          </table:table-cell>
          <table:table-cell table:formula="of:=[.D766]&amp;&quot; &quot;&amp;[.E766]&amp;&quot; &quot;&amp;[.F766]" office:value-type="string" office:string-value="N765 G106 P0">
            <text:p>N765 G106 P0</text:p>
          </table:table-cell>
          <table:table-cell table:number-columns-repeated="1016"/>
        </table:table-row>
        <table:table-row table:style-name="ro1">
          <table:table-cell/>
          <table:table-cell table:formula="of:=[.B762]" office:value-type="string" office:string-value="jog up">
            <text:p>jog up</text:p>
          </table:table-cell>
          <table:table-cell/>
          <table:table-cell office:value-type="string">
            <text:p>N766</text:p>
          </table:table-cell>
          <table:table-cell table:formula="of:=[.E762]" office:value-type="string" office:string-value="G105">
            <text:p>G105</text:p>
          </table:table-cell>
          <table:table-cell table:formula="of:=[.F762]" office:value-type="string" office:string-value="PY7.79166666666667">
            <text:p>PY7.79166666666667</text:p>
          </table:table-cell>
          <table:table-cell table:formula="of:=[.G762]+1" office:value-type="float" office:value="154">
            <text:p>154</text:p>
          </table:table-cell>
          <table:table-cell table:formula="of:=[.D767]&amp;&quot; &quot;&amp;[.E767]&amp;&quot; &quot;&amp;[.F767]" office:value-type="string" office:string-value="N766 G105 PY7.79166666666667">
            <text:p>N766 G105 PY7.79166666666667</text:p>
          </table:table-cell>
          <table:table-cell table:number-columns-repeated="1016"/>
        </table:table-row>
        <table:table-row table:style-name="ro1">
          <table:table-cell table:formula="of:=[.A763]" office:value-type="float" office:value="7115.5">
            <text:p>7115.5</text:p>
          </table:table-cell>
          <table:table-cell table:formula="of:=[.B763]+[.$K$16]" office:value-type="float" office:value="834.324999999998">
            <text:p>834.325</text:p>
          </table:table-cell>
          <table:table-cell/>
          <table:table-cell office:value-type="string">
            <text:p>N767</text:p>
          </table:table-cell>
          <table:table-cell table:formula="of:=&quot;X&quot;&amp;[.A768]" office:value-type="string" office:string-value="X7115.5">
            <text:p>X7115.5</text:p>
          </table:table-cell>
          <table:table-cell table:formula="of:=&quot;Y&quot;&amp;[.B768]" office:value-type="string" office:string-value="Y834.324999999998">
            <text:p>Y834.324999999998</text:p>
          </table:table-cell>
          <table:table-cell table:formula="of:=[.G763]+1" office:value-type="float" office:value="154">
            <text:p>154</text:p>
          </table:table-cell>
          <table:table-cell table:formula="of:=[.D768]&amp;&quot; &quot;&amp;[.E768]&amp;&quot; &quot;&amp;[.F768]" office:value-type="string" office:string-value="N767 X7115.5 Y834.324999999998">
            <text:p>N767 X7115.5 Y834.32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68</text:p>
          </table:table-cell>
          <table:table-cell table:formula="of:=[.E764]" office:value-type="string" office:string-value="G106">
            <text:p>G106</text:p>
          </table:table-cell>
          <table:table-cell table:formula="of:=[.F764]" office:value-type="string" office:string-value="P3">
            <text:p>P3</text:p>
          </table:table-cell>
          <table:table-cell table:formula="of:=[.G764]+1" office:value-type="float" office:value="154">
            <text:p>154</text:p>
          </table:table-cell>
          <table:table-cell table:formula="of:=[.D769]&amp;&quot; &quot;&amp;[.E769]&amp;&quot; &quot;&amp;[.F769]" office:value-type="string" office:string-value="N768 G106 P3">
            <text:p>N768 G106 P3</text:p>
          </table:table-cell>
          <table:table-cell table:number-columns-repeated="1016"/>
        </table:table-row>
        <table:table-row table:style-name="ro1">
          <table:table-cell table:formula="of:=[.A765]" office:value-type="float" office:value="387.5">
            <text:p>387.5</text:p>
          </table:table-cell>
          <table:table-cell table:formula="of:=[.B765]+[.$K$16]" office:value-type="float" office:value="832.624999999998">
            <text:p>832.625</text:p>
          </table:table-cell>
          <table:table-cell/>
          <table:table-cell office:value-type="string">
            <text:p>N769</text:p>
          </table:table-cell>
          <table:table-cell table:formula="of:=&quot;X&quot;&amp;[.A770]" office:value-type="string" office:string-value="X387.5">
            <text:p>X387.5</text:p>
          </table:table-cell>
          <table:table-cell table:formula="of:=&quot;Y&quot;&amp;[.B770]" office:value-type="string" office:string-value="Y832.624999999998">
            <text:p>Y832.624999999998</text:p>
          </table:table-cell>
          <table:table-cell table:formula="of:=[.G765]+1" office:value-type="float" office:value="154">
            <text:p>154</text:p>
          </table:table-cell>
          <table:table-cell table:formula="of:=[.D770]&amp;&quot; &quot;&amp;[.E770]&amp;&quot; &quot;&amp;[.F770]" office:value-type="string" office:string-value="N769 X387.5 Y832.624999999998">
            <text:p>N769 X387.5 Y832.62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70</text:p>
          </table:table-cell>
          <table:table-cell table:formula="of:=[.E766]" office:value-type="string" office:string-value="G106">
            <text:p>G106</text:p>
          </table:table-cell>
          <table:table-cell table:formula="of:=[.F766]" office:value-type="string" office:string-value="P0">
            <text:p>P0</text:p>
          </table:table-cell>
          <table:table-cell table:formula="of:=[.G766]+1" office:value-type="float" office:value="154">
            <text:p>154</text:p>
          </table:table-cell>
          <table:table-cell table:formula="of:=[.D771]&amp;&quot; &quot;&amp;[.E771]&amp;&quot; &quot;&amp;[.F771]" office:value-type="string" office:string-value="N770 G106 P0">
            <text:p>N770 G106 P0</text:p>
          </table:table-cell>
          <table:table-cell table:number-columns-repeated="1016"/>
        </table:table-row>
        <table:table-row table:style-name="ro1">
          <table:table-cell/>
          <table:table-cell table:formula="of:=[.B767]" office:value-type="string" office:string-value="jog up">
            <text:p>jog up</text:p>
          </table:table-cell>
          <table:table-cell/>
          <table:table-cell office:value-type="string">
            <text:p>N771</text:p>
          </table:table-cell>
          <table:table-cell table:formula="of:=[.E767]" office:value-type="string" office:string-value="G105">
            <text:p>G105</text:p>
          </table:table-cell>
          <table:table-cell table:formula="of:=[.F767]" office:value-type="string" office:string-value="PY7.79166666666667">
            <text:p>PY7.79166666666667</text:p>
          </table:table-cell>
          <table:table-cell table:formula="of:=[.G767]+1" office:value-type="float" office:value="155">
            <text:p>155</text:p>
          </table:table-cell>
          <table:table-cell table:formula="of:=[.D772]&amp;&quot; &quot;&amp;[.E772]&amp;&quot; &quot;&amp;[.F772]" office:value-type="string" office:string-value="N771 G105 PY7.79166666666667">
            <text:p>N771 G105 PY7.79166666666667</text:p>
          </table:table-cell>
          <table:table-cell table:number-columns-repeated="1016"/>
        </table:table-row>
        <table:table-row table:style-name="ro1">
          <table:table-cell table:formula="of:=[.A768]" office:value-type="float" office:value="7115.5">
            <text:p>7115.5</text:p>
          </table:table-cell>
          <table:table-cell table:formula="of:=[.B768]+[.$K$16]" office:value-type="float" office:value="839.116666666665">
            <text:p>839.1166666667</text:p>
          </table:table-cell>
          <table:table-cell/>
          <table:table-cell office:value-type="string">
            <text:p>N772</text:p>
          </table:table-cell>
          <table:table-cell table:formula="of:=&quot;X&quot;&amp;[.A773]" office:value-type="string" office:string-value="X7115.5">
            <text:p>X7115.5</text:p>
          </table:table-cell>
          <table:table-cell table:formula="of:=&quot;Y&quot;&amp;[.B773]" office:value-type="string" office:string-value="Y839.116666666665">
            <text:p>Y839.116666666665</text:p>
          </table:table-cell>
          <table:table-cell table:formula="of:=[.G768]+1" office:value-type="float" office:value="155">
            <text:p>155</text:p>
          </table:table-cell>
          <table:table-cell table:formula="of:=[.D773]&amp;&quot; &quot;&amp;[.E773]&amp;&quot; &quot;&amp;[.F773]" office:value-type="string" office:string-value="N772 X7115.5 Y839.116666666665">
            <text:p>N772 X7115.5 Y839.1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73</text:p>
          </table:table-cell>
          <table:table-cell table:formula="of:=[.E769]" office:value-type="string" office:string-value="G106">
            <text:p>G106</text:p>
          </table:table-cell>
          <table:table-cell table:formula="of:=[.F769]" office:value-type="string" office:string-value="P3">
            <text:p>P3</text:p>
          </table:table-cell>
          <table:table-cell table:formula="of:=[.G769]+1" office:value-type="float" office:value="155">
            <text:p>155</text:p>
          </table:table-cell>
          <table:table-cell table:formula="of:=[.D774]&amp;&quot; &quot;&amp;[.E774]&amp;&quot; &quot;&amp;[.F774]" office:value-type="string" office:string-value="N773 G106 P3">
            <text:p>N773 G106 P3</text:p>
          </table:table-cell>
          <table:table-cell table:number-columns-repeated="1016"/>
        </table:table-row>
        <table:table-row table:style-name="ro1">
          <table:table-cell table:formula="of:=[.A770]" office:value-type="float" office:value="387.5">
            <text:p>387.5</text:p>
          </table:table-cell>
          <table:table-cell table:formula="of:=[.B770]+[.$K$16]" office:value-type="float" office:value="837.416666666665">
            <text:p>837.4166666667</text:p>
          </table:table-cell>
          <table:table-cell/>
          <table:table-cell office:value-type="string">
            <text:p>N774</text:p>
          </table:table-cell>
          <table:table-cell table:formula="of:=&quot;X&quot;&amp;[.A775]" office:value-type="string" office:string-value="X387.5">
            <text:p>X387.5</text:p>
          </table:table-cell>
          <table:table-cell table:formula="of:=&quot;Y&quot;&amp;[.B775]" office:value-type="string" office:string-value="Y837.416666666665">
            <text:p>Y837.416666666665</text:p>
          </table:table-cell>
          <table:table-cell table:formula="of:=[.G770]+1" office:value-type="float" office:value="155">
            <text:p>155</text:p>
          </table:table-cell>
          <table:table-cell table:formula="of:=[.D775]&amp;&quot; &quot;&amp;[.E775]&amp;&quot; &quot;&amp;[.F775]" office:value-type="string" office:string-value="N774 X387.5 Y837.416666666665">
            <text:p>N774 X387.5 Y837.4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75</text:p>
          </table:table-cell>
          <table:table-cell table:formula="of:=[.E771]" office:value-type="string" office:string-value="G106">
            <text:p>G106</text:p>
          </table:table-cell>
          <table:table-cell table:formula="of:=[.F771]" office:value-type="string" office:string-value="P0">
            <text:p>P0</text:p>
          </table:table-cell>
          <table:table-cell table:formula="of:=[.G771]+1" office:value-type="float" office:value="155">
            <text:p>155</text:p>
          </table:table-cell>
          <table:table-cell table:formula="of:=[.D776]&amp;&quot; &quot;&amp;[.E776]&amp;&quot; &quot;&amp;[.F776]" office:value-type="string" office:string-value="N775 G106 P0">
            <text:p>N775 G106 P0</text:p>
          </table:table-cell>
          <table:table-cell table:number-columns-repeated="1016"/>
        </table:table-row>
        <table:table-row table:style-name="ro1">
          <table:table-cell/>
          <table:table-cell table:formula="of:=[.B772]" office:value-type="string" office:string-value="jog up">
            <text:p>jog up</text:p>
          </table:table-cell>
          <table:table-cell/>
          <table:table-cell office:value-type="string">
            <text:p>N776</text:p>
          </table:table-cell>
          <table:table-cell table:formula="of:=[.E772]" office:value-type="string" office:string-value="G105">
            <text:p>G105</text:p>
          </table:table-cell>
          <table:table-cell table:formula="of:=[.F772]" office:value-type="string" office:string-value="PY7.79166666666667">
            <text:p>PY7.79166666666667</text:p>
          </table:table-cell>
          <table:table-cell table:formula="of:=[.G772]+1" office:value-type="float" office:value="156">
            <text:p>156</text:p>
          </table:table-cell>
          <table:table-cell table:formula="of:=[.D777]&amp;&quot; &quot;&amp;[.E777]&amp;&quot; &quot;&amp;[.F777]" office:value-type="string" office:string-value="N776 G105 PY7.79166666666667">
            <text:p>N776 G105 PY7.79166666666667</text:p>
          </table:table-cell>
          <table:table-cell table:number-columns-repeated="1016"/>
        </table:table-row>
        <table:table-row table:style-name="ro1">
          <table:table-cell table:formula="of:=[.A773]" office:value-type="float" office:value="7115.5">
            <text:p>7115.5</text:p>
          </table:table-cell>
          <table:table-cell table:formula="of:=[.B773]+[.$K$16]" office:value-type="float" office:value="843.908333333332">
            <text:p>843.9083333333</text:p>
          </table:table-cell>
          <table:table-cell/>
          <table:table-cell office:value-type="string">
            <text:p>N777</text:p>
          </table:table-cell>
          <table:table-cell table:formula="of:=&quot;X&quot;&amp;[.A778]" office:value-type="string" office:string-value="X7115.5">
            <text:p>X7115.5</text:p>
          </table:table-cell>
          <table:table-cell table:formula="of:=&quot;Y&quot;&amp;[.B778]" office:value-type="string" office:string-value="Y843.908333333332">
            <text:p>Y843.908333333332</text:p>
          </table:table-cell>
          <table:table-cell table:formula="of:=[.G773]+1" office:value-type="float" office:value="156">
            <text:p>156</text:p>
          </table:table-cell>
          <table:table-cell table:formula="of:=[.D778]&amp;&quot; &quot;&amp;[.E778]&amp;&quot; &quot;&amp;[.F778]" office:value-type="string" office:string-value="N777 X7115.5 Y843.908333333332">
            <text:p>N777 X7115.5 Y843.9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78</text:p>
          </table:table-cell>
          <table:table-cell table:formula="of:=[.E774]" office:value-type="string" office:string-value="G106">
            <text:p>G106</text:p>
          </table:table-cell>
          <table:table-cell table:formula="of:=[.F774]" office:value-type="string" office:string-value="P3">
            <text:p>P3</text:p>
          </table:table-cell>
          <table:table-cell table:formula="of:=[.G774]+1" office:value-type="float" office:value="156">
            <text:p>156</text:p>
          </table:table-cell>
          <table:table-cell table:formula="of:=[.D779]&amp;&quot; &quot;&amp;[.E779]&amp;&quot; &quot;&amp;[.F779]" office:value-type="string" office:string-value="N778 G106 P3">
            <text:p>N778 G106 P3</text:p>
          </table:table-cell>
          <table:table-cell table:number-columns-repeated="1016"/>
        </table:table-row>
        <table:table-row table:style-name="ro1">
          <table:table-cell table:formula="of:=[.A775]" office:value-type="float" office:value="387.5">
            <text:p>387.5</text:p>
          </table:table-cell>
          <table:table-cell table:formula="of:=[.B775]+[.$K$16]" office:value-type="float" office:value="842.208333333332">
            <text:p>842.2083333333</text:p>
          </table:table-cell>
          <table:table-cell/>
          <table:table-cell office:value-type="string">
            <text:p>N779</text:p>
          </table:table-cell>
          <table:table-cell table:formula="of:=&quot;X&quot;&amp;[.A780]" office:value-type="string" office:string-value="X387.5">
            <text:p>X387.5</text:p>
          </table:table-cell>
          <table:table-cell table:formula="of:=&quot;Y&quot;&amp;[.B780]" office:value-type="string" office:string-value="Y842.208333333332">
            <text:p>Y842.208333333332</text:p>
          </table:table-cell>
          <table:table-cell table:formula="of:=[.G775]+1" office:value-type="float" office:value="156">
            <text:p>156</text:p>
          </table:table-cell>
          <table:table-cell table:formula="of:=[.D780]&amp;&quot; &quot;&amp;[.E780]&amp;&quot; &quot;&amp;[.F780]" office:value-type="string" office:string-value="N779 X387.5 Y842.208333333332">
            <text:p>N779 X387.5 Y842.20833333333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0</text:p>
          </table:table-cell>
          <table:table-cell table:formula="of:=[.E776]" office:value-type="string" office:string-value="G106">
            <text:p>G106</text:p>
          </table:table-cell>
          <table:table-cell table:formula="of:=[.F776]" office:value-type="string" office:string-value="P0">
            <text:p>P0</text:p>
          </table:table-cell>
          <table:table-cell table:formula="of:=[.G776]+1" office:value-type="float" office:value="156">
            <text:p>156</text:p>
          </table:table-cell>
          <table:table-cell table:formula="of:=[.D781]&amp;&quot; &quot;&amp;[.E781]&amp;&quot; &quot;&amp;[.F781]" office:value-type="string" office:string-value="N780 G106 P0">
            <text:p>N780 G106 P0</text:p>
          </table:table-cell>
          <table:table-cell table:number-columns-repeated="1016"/>
        </table:table-row>
        <table:table-row table:style-name="ro1">
          <table:table-cell/>
          <table:table-cell table:formula="of:=[.B777]" office:value-type="string" office:string-value="jog up">
            <text:p>jog up</text:p>
          </table:table-cell>
          <table:table-cell/>
          <table:table-cell office:value-type="string">
            <text:p>N781</text:p>
          </table:table-cell>
          <table:table-cell table:formula="of:=[.E777]" office:value-type="string" office:string-value="G105">
            <text:p>G105</text:p>
          </table:table-cell>
          <table:table-cell table:formula="of:=[.F777]" office:value-type="string" office:string-value="PY7.79166666666667">
            <text:p>PY7.79166666666667</text:p>
          </table:table-cell>
          <table:table-cell table:formula="of:=[.G777]+1" office:value-type="float" office:value="157">
            <text:p>157</text:p>
          </table:table-cell>
          <table:table-cell table:formula="of:=[.D782]&amp;&quot; &quot;&amp;[.E782]&amp;&quot; &quot;&amp;[.F782]" office:value-type="string" office:string-value="N781 G105 PY7.79166666666667">
            <text:p>N781 G105 PY7.79166666666667</text:p>
          </table:table-cell>
          <table:table-cell table:number-columns-repeated="1016"/>
        </table:table-row>
        <table:table-row table:style-name="ro1">
          <table:table-cell table:formula="of:=[.A778]" office:value-type="float" office:value="7115.5">
            <text:p>7115.5</text:p>
          </table:table-cell>
          <table:table-cell table:formula="of:=[.B778]+[.$K$16]" office:value-type="float" office:value="848.699999999998">
            <text:p>848.7</text:p>
          </table:table-cell>
          <table:table-cell/>
          <table:table-cell office:value-type="string">
            <text:p>N782</text:p>
          </table:table-cell>
          <table:table-cell table:formula="of:=&quot;X&quot;&amp;[.A783]" office:value-type="string" office:string-value="X7115.5">
            <text:p>X7115.5</text:p>
          </table:table-cell>
          <table:table-cell table:formula="of:=&quot;Y&quot;&amp;[.B783]" office:value-type="string" office:string-value="Y848.699999999998">
            <text:p>Y848.699999999998</text:p>
          </table:table-cell>
          <table:table-cell table:formula="of:=[.G778]+1" office:value-type="float" office:value="157">
            <text:p>157</text:p>
          </table:table-cell>
          <table:table-cell table:formula="of:=[.D783]&amp;&quot; &quot;&amp;[.E783]&amp;&quot; &quot;&amp;[.F783]" office:value-type="string" office:string-value="N782 X7115.5 Y848.699999999998">
            <text:p>N782 X7115.5 Y848.69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3</text:p>
          </table:table-cell>
          <table:table-cell table:formula="of:=[.E779]" office:value-type="string" office:string-value="G106">
            <text:p>G106</text:p>
          </table:table-cell>
          <table:table-cell table:formula="of:=[.F779]" office:value-type="string" office:string-value="P3">
            <text:p>P3</text:p>
          </table:table-cell>
          <table:table-cell table:formula="of:=[.G779]+1" office:value-type="float" office:value="157">
            <text:p>157</text:p>
          </table:table-cell>
          <table:table-cell table:formula="of:=[.D784]&amp;&quot; &quot;&amp;[.E784]&amp;&quot; &quot;&amp;[.F784]" office:value-type="string" office:string-value="N783 G106 P3">
            <text:p>N783 G106 P3</text:p>
          </table:table-cell>
          <table:table-cell table:number-columns-repeated="1016"/>
        </table:table-row>
        <table:table-row table:style-name="ro1">
          <table:table-cell table:formula="of:=[.A780]" office:value-type="float" office:value="387.5">
            <text:p>387.5</text:p>
          </table:table-cell>
          <table:table-cell table:formula="of:=[.B780]+[.$K$16]" office:value-type="float" office:value="846.999999999998">
            <text:p>847</text:p>
          </table:table-cell>
          <table:table-cell/>
          <table:table-cell office:value-type="string">
            <text:p>N784</text:p>
          </table:table-cell>
          <table:table-cell table:formula="of:=&quot;X&quot;&amp;[.A785]" office:value-type="string" office:string-value="X387.5">
            <text:p>X387.5</text:p>
          </table:table-cell>
          <table:table-cell table:formula="of:=&quot;Y&quot;&amp;[.B785]" office:value-type="string" office:string-value="Y846.999999999998">
            <text:p>Y846.999999999998</text:p>
          </table:table-cell>
          <table:table-cell table:formula="of:=[.G780]+1" office:value-type="float" office:value="157">
            <text:p>157</text:p>
          </table:table-cell>
          <table:table-cell table:formula="of:=[.D785]&amp;&quot; &quot;&amp;[.E785]&amp;&quot; &quot;&amp;[.F785]" office:value-type="string" office:string-value="N784 X387.5 Y846.999999999998">
            <text:p>N784 X387.5 Y846.99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5</text:p>
          </table:table-cell>
          <table:table-cell table:formula="of:=[.E781]" office:value-type="string" office:string-value="G106">
            <text:p>G106</text:p>
          </table:table-cell>
          <table:table-cell table:formula="of:=[.F781]" office:value-type="string" office:string-value="P0">
            <text:p>P0</text:p>
          </table:table-cell>
          <table:table-cell table:formula="of:=[.G781]+1" office:value-type="float" office:value="157">
            <text:p>157</text:p>
          </table:table-cell>
          <table:table-cell table:formula="of:=[.D786]&amp;&quot; &quot;&amp;[.E786]&amp;&quot; &quot;&amp;[.F786]" office:value-type="string" office:string-value="N785 G106 P0">
            <text:p>N785 G106 P0</text:p>
          </table:table-cell>
          <table:table-cell table:number-columns-repeated="1016"/>
        </table:table-row>
        <table:table-row table:style-name="ro1">
          <table:table-cell/>
          <table:table-cell table:formula="of:=[.B782]" office:value-type="string" office:string-value="jog up">
            <text:p>jog up</text:p>
          </table:table-cell>
          <table:table-cell/>
          <table:table-cell office:value-type="string">
            <text:p>N786</text:p>
          </table:table-cell>
          <table:table-cell table:formula="of:=[.E782]" office:value-type="string" office:string-value="G105">
            <text:p>G105</text:p>
          </table:table-cell>
          <table:table-cell table:formula="of:=[.F782]" office:value-type="string" office:string-value="PY7.79166666666667">
            <text:p>PY7.79166666666667</text:p>
          </table:table-cell>
          <table:table-cell table:formula="of:=[.G782]+1" office:value-type="float" office:value="158">
            <text:p>158</text:p>
          </table:table-cell>
          <table:table-cell table:formula="of:=[.D787]&amp;&quot; &quot;&amp;[.E787]&amp;&quot; &quot;&amp;[.F787]" office:value-type="string" office:string-value="N786 G105 PY7.79166666666667">
            <text:p>N786 G105 PY7.79166666666667</text:p>
          </table:table-cell>
          <table:table-cell table:number-columns-repeated="1016"/>
        </table:table-row>
        <table:table-row table:style-name="ro1">
          <table:table-cell table:formula="of:=[.A783]" office:value-type="float" office:value="7115.5">
            <text:p>7115.5</text:p>
          </table:table-cell>
          <table:table-cell table:formula="of:=[.B783]+[.$K$16]" office:value-type="float" office:value="853.491666666665">
            <text:p>853.4916666667</text:p>
          </table:table-cell>
          <table:table-cell/>
          <table:table-cell office:value-type="string">
            <text:p>N787</text:p>
          </table:table-cell>
          <table:table-cell table:formula="of:=&quot;X&quot;&amp;[.A788]" office:value-type="string" office:string-value="X7115.5">
            <text:p>X7115.5</text:p>
          </table:table-cell>
          <table:table-cell table:formula="of:=&quot;Y&quot;&amp;[.B788]" office:value-type="string" office:string-value="Y853.491666666665">
            <text:p>Y853.491666666665</text:p>
          </table:table-cell>
          <table:table-cell table:formula="of:=[.G783]+1" office:value-type="float" office:value="158">
            <text:p>158</text:p>
          </table:table-cell>
          <table:table-cell table:formula="of:=[.D788]&amp;&quot; &quot;&amp;[.E788]&amp;&quot; &quot;&amp;[.F788]" office:value-type="string" office:string-value="N787 X7115.5 Y853.491666666665">
            <text:p>N787 X7115.5 Y853.49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88</text:p>
          </table:table-cell>
          <table:table-cell table:formula="of:=[.E784]" office:value-type="string" office:string-value="G106">
            <text:p>G106</text:p>
          </table:table-cell>
          <table:table-cell table:formula="of:=[.F784]" office:value-type="string" office:string-value="P3">
            <text:p>P3</text:p>
          </table:table-cell>
          <table:table-cell table:formula="of:=[.G784]+1" office:value-type="float" office:value="158">
            <text:p>158</text:p>
          </table:table-cell>
          <table:table-cell table:formula="of:=[.D789]&amp;&quot; &quot;&amp;[.E789]&amp;&quot; &quot;&amp;[.F789]" office:value-type="string" office:string-value="N788 G106 P3">
            <text:p>N788 G106 P3</text:p>
          </table:table-cell>
          <table:table-cell table:number-columns-repeated="1016"/>
        </table:table-row>
        <table:table-row table:style-name="ro1">
          <table:table-cell table:formula="of:=[.A785]" office:value-type="float" office:value="387.5">
            <text:p>387.5</text:p>
          </table:table-cell>
          <table:table-cell table:formula="of:=[.B785]+[.$K$16]" office:value-type="float" office:value="851.791666666665">
            <text:p>851.7916666667</text:p>
          </table:table-cell>
          <table:table-cell/>
          <table:table-cell office:value-type="string">
            <text:p>N789</text:p>
          </table:table-cell>
          <table:table-cell table:formula="of:=&quot;X&quot;&amp;[.A790]" office:value-type="string" office:string-value="X387.5">
            <text:p>X387.5</text:p>
          </table:table-cell>
          <table:table-cell table:formula="of:=&quot;Y&quot;&amp;[.B790]" office:value-type="string" office:string-value="Y851.791666666665">
            <text:p>Y851.791666666665</text:p>
          </table:table-cell>
          <table:table-cell table:formula="of:=[.G785]+1" office:value-type="float" office:value="158">
            <text:p>158</text:p>
          </table:table-cell>
          <table:table-cell table:formula="of:=[.D790]&amp;&quot; &quot;&amp;[.E790]&amp;&quot; &quot;&amp;[.F790]" office:value-type="string" office:string-value="N789 X387.5 Y851.791666666665">
            <text:p>N789 X387.5 Y851.79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90</text:p>
          </table:table-cell>
          <table:table-cell table:formula="of:=[.E786]" office:value-type="string" office:string-value="G106">
            <text:p>G106</text:p>
          </table:table-cell>
          <table:table-cell table:formula="of:=[.F786]" office:value-type="string" office:string-value="P0">
            <text:p>P0</text:p>
          </table:table-cell>
          <table:table-cell table:formula="of:=[.G786]+1" office:value-type="float" office:value="158">
            <text:p>158</text:p>
          </table:table-cell>
          <table:table-cell table:formula="of:=[.D791]&amp;&quot; &quot;&amp;[.E791]&amp;&quot; &quot;&amp;[.F791]" office:value-type="string" office:string-value="N790 G106 P0">
            <text:p>N790 G106 P0</text:p>
          </table:table-cell>
          <table:table-cell table:number-columns-repeated="1016"/>
        </table:table-row>
        <table:table-row table:style-name="ro1">
          <table:table-cell/>
          <table:table-cell table:formula="of:=[.B787]" office:value-type="string" office:string-value="jog up">
            <text:p>jog up</text:p>
          </table:table-cell>
          <table:table-cell/>
          <table:table-cell office:value-type="string">
            <text:p>N791</text:p>
          </table:table-cell>
          <table:table-cell table:formula="of:=[.E787]" office:value-type="string" office:string-value="G105">
            <text:p>G105</text:p>
          </table:table-cell>
          <table:table-cell table:formula="of:=[.F787]" office:value-type="string" office:string-value="PY7.79166666666667">
            <text:p>PY7.79166666666667</text:p>
          </table:table-cell>
          <table:table-cell table:formula="of:=[.G787]+1" office:value-type="float" office:value="159">
            <text:p>159</text:p>
          </table:table-cell>
          <table:table-cell table:formula="of:=[.D792]&amp;&quot; &quot;&amp;[.E792]&amp;&quot; &quot;&amp;[.F792]" office:value-type="string" office:string-value="N791 G105 PY7.79166666666667">
            <text:p>N791 G105 PY7.79166666666667</text:p>
          </table:table-cell>
          <table:table-cell table:number-columns-repeated="1016"/>
        </table:table-row>
        <table:table-row table:style-name="ro1">
          <table:table-cell table:formula="of:=[.A788]" office:value-type="float" office:value="7115.5">
            <text:p>7115.5</text:p>
          </table:table-cell>
          <table:table-cell table:formula="of:=[.B788]+[.$K$16]" office:value-type="float" office:value="858.283333333331">
            <text:p>858.2833333333</text:p>
          </table:table-cell>
          <table:table-cell/>
          <table:table-cell office:value-type="string">
            <text:p>N792</text:p>
          </table:table-cell>
          <table:table-cell table:formula="of:=&quot;X&quot;&amp;[.A793]" office:value-type="string" office:string-value="X7115.5">
            <text:p>X7115.5</text:p>
          </table:table-cell>
          <table:table-cell table:formula="of:=&quot;Y&quot;&amp;[.B793]" office:value-type="string" office:string-value="Y858.283333333331">
            <text:p>Y858.283333333331</text:p>
          </table:table-cell>
          <table:table-cell table:formula="of:=[.G788]+1" office:value-type="float" office:value="159">
            <text:p>159</text:p>
          </table:table-cell>
          <table:table-cell table:formula="of:=[.D793]&amp;&quot; &quot;&amp;[.E793]&amp;&quot; &quot;&amp;[.F793]" office:value-type="string" office:string-value="N792 X7115.5 Y858.283333333331">
            <text:p>N792 X7115.5 Y858.2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93</text:p>
          </table:table-cell>
          <table:table-cell table:formula="of:=[.E789]" office:value-type="string" office:string-value="G106">
            <text:p>G106</text:p>
          </table:table-cell>
          <table:table-cell table:formula="of:=[.F789]" office:value-type="string" office:string-value="P3">
            <text:p>P3</text:p>
          </table:table-cell>
          <table:table-cell table:formula="of:=[.G789]+1" office:value-type="float" office:value="159">
            <text:p>159</text:p>
          </table:table-cell>
          <table:table-cell table:formula="of:=[.D794]&amp;&quot; &quot;&amp;[.E794]&amp;&quot; &quot;&amp;[.F794]" office:value-type="string" office:string-value="N793 G106 P3">
            <text:p>N793 G106 P3</text:p>
          </table:table-cell>
          <table:table-cell table:number-columns-repeated="1016"/>
        </table:table-row>
        <table:table-row table:style-name="ro1">
          <table:table-cell table:formula="of:=[.A790]" office:value-type="float" office:value="387.5">
            <text:p>387.5</text:p>
          </table:table-cell>
          <table:table-cell table:formula="of:=[.B790]+[.$K$16]" office:value-type="float" office:value="856.583333333331">
            <text:p>856.5833333333</text:p>
          </table:table-cell>
          <table:table-cell/>
          <table:table-cell office:value-type="string">
            <text:p>N794</text:p>
          </table:table-cell>
          <table:table-cell table:formula="of:=&quot;X&quot;&amp;[.A795]" office:value-type="string" office:string-value="X387.5">
            <text:p>X387.5</text:p>
          </table:table-cell>
          <table:table-cell table:formula="of:=&quot;Y&quot;&amp;[.B795]" office:value-type="string" office:string-value="Y856.583333333331">
            <text:p>Y856.583333333331</text:p>
          </table:table-cell>
          <table:table-cell table:formula="of:=[.G790]+1" office:value-type="float" office:value="159">
            <text:p>159</text:p>
          </table:table-cell>
          <table:table-cell table:formula="of:=[.D795]&amp;&quot; &quot;&amp;[.E795]&amp;&quot; &quot;&amp;[.F795]" office:value-type="string" office:string-value="N794 X387.5 Y856.583333333331">
            <text:p>N794 X387.5 Y856.5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95</text:p>
          </table:table-cell>
          <table:table-cell table:formula="of:=[.E791]" office:value-type="string" office:string-value="G106">
            <text:p>G106</text:p>
          </table:table-cell>
          <table:table-cell table:formula="of:=[.F791]" office:value-type="string" office:string-value="P0">
            <text:p>P0</text:p>
          </table:table-cell>
          <table:table-cell table:formula="of:=[.G791]+1" office:value-type="float" office:value="159">
            <text:p>159</text:p>
          </table:table-cell>
          <table:table-cell table:formula="of:=[.D796]&amp;&quot; &quot;&amp;[.E796]&amp;&quot; &quot;&amp;[.F796]" office:value-type="string" office:string-value="N795 G106 P0">
            <text:p>N795 G106 P0</text:p>
          </table:table-cell>
          <table:table-cell table:number-columns-repeated="1016"/>
        </table:table-row>
        <table:table-row table:style-name="ro1">
          <table:table-cell/>
          <table:table-cell table:formula="of:=[.B792]" office:value-type="string" office:string-value="jog up">
            <text:p>jog up</text:p>
          </table:table-cell>
          <table:table-cell/>
          <table:table-cell office:value-type="string">
            <text:p>N796</text:p>
          </table:table-cell>
          <table:table-cell table:formula="of:=[.E792]" office:value-type="string" office:string-value="G105">
            <text:p>G105</text:p>
          </table:table-cell>
          <table:table-cell table:formula="of:=[.F792]" office:value-type="string" office:string-value="PY7.79166666666667">
            <text:p>PY7.79166666666667</text:p>
          </table:table-cell>
          <table:table-cell table:formula="of:=[.G792]+1" office:value-type="float" office:value="160">
            <text:p>160</text:p>
          </table:table-cell>
          <table:table-cell table:formula="of:=[.D797]&amp;&quot; &quot;&amp;[.E797]&amp;&quot; &quot;&amp;[.F797]" office:value-type="string" office:string-value="N796 G105 PY7.79166666666667">
            <text:p>N796 G105 PY7.79166666666667</text:p>
          </table:table-cell>
          <table:table-cell table:number-columns-repeated="1016"/>
        </table:table-row>
        <table:table-row table:style-name="ro1">
          <table:table-cell table:formula="of:=[.A793]" office:value-type="float" office:value="7115.5">
            <text:p>7115.5</text:p>
          </table:table-cell>
          <table:table-cell table:formula="of:=[.B793]+[.$K$16]" office:value-type="float" office:value="863.074999999998">
            <text:p>863.075</text:p>
          </table:table-cell>
          <table:table-cell/>
          <table:table-cell office:value-type="string">
            <text:p>N797</text:p>
          </table:table-cell>
          <table:table-cell table:formula="of:=&quot;X&quot;&amp;[.A798]" office:value-type="string" office:string-value="X7115.5">
            <text:p>X7115.5</text:p>
          </table:table-cell>
          <table:table-cell table:formula="of:=&quot;Y&quot;&amp;[.B798]" office:value-type="string" office:string-value="Y863.074999999998">
            <text:p>Y863.074999999998</text:p>
          </table:table-cell>
          <table:table-cell table:formula="of:=[.G793]+1" office:value-type="float" office:value="160">
            <text:p>160</text:p>
          </table:table-cell>
          <table:table-cell table:formula="of:=[.D798]&amp;&quot; &quot;&amp;[.E798]&amp;&quot; &quot;&amp;[.F798]" office:value-type="string" office:string-value="N797 X7115.5 Y863.074999999998">
            <text:p>N797 X7115.5 Y863.0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798</text:p>
          </table:table-cell>
          <table:table-cell table:formula="of:=[.E794]" office:value-type="string" office:string-value="G106">
            <text:p>G106</text:p>
          </table:table-cell>
          <table:table-cell table:formula="of:=[.F794]" office:value-type="string" office:string-value="P3">
            <text:p>P3</text:p>
          </table:table-cell>
          <table:table-cell table:formula="of:=[.G794]+1" office:value-type="float" office:value="160">
            <text:p>160</text:p>
          </table:table-cell>
          <table:table-cell table:formula="of:=[.D799]&amp;&quot; &quot;&amp;[.E799]&amp;&quot; &quot;&amp;[.F799]" office:value-type="string" office:string-value="N798 G106 P3">
            <text:p>N798 G106 P3</text:p>
          </table:table-cell>
          <table:table-cell table:number-columns-repeated="1016"/>
        </table:table-row>
        <table:table-row table:style-name="ro1">
          <table:table-cell table:formula="of:=[.A795]" office:value-type="float" office:value="387.5">
            <text:p>387.5</text:p>
          </table:table-cell>
          <table:table-cell table:formula="of:=[.B795]+[.$K$16]" office:value-type="float" office:value="861.374999999998">
            <text:p>861.375</text:p>
          </table:table-cell>
          <table:table-cell/>
          <table:table-cell office:value-type="string">
            <text:p>N799</text:p>
          </table:table-cell>
          <table:table-cell table:formula="of:=&quot;X&quot;&amp;[.A800]" office:value-type="string" office:string-value="X387.5">
            <text:p>X387.5</text:p>
          </table:table-cell>
          <table:table-cell table:formula="of:=&quot;Y&quot;&amp;[.B800]" office:value-type="string" office:string-value="Y861.374999999998">
            <text:p>Y861.374999999998</text:p>
          </table:table-cell>
          <table:table-cell table:formula="of:=[.G795]+1" office:value-type="float" office:value="160">
            <text:p>160</text:p>
          </table:table-cell>
          <table:table-cell table:formula="of:=[.D800]&amp;&quot; &quot;&amp;[.E800]&amp;&quot; &quot;&amp;[.F800]" office:value-type="string" office:string-value="N799 X387.5 Y861.374999999998">
            <text:p>N799 X387.5 Y861.3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0</text:p>
          </table:table-cell>
          <table:table-cell table:formula="of:=[.E796]" office:value-type="string" office:string-value="G106">
            <text:p>G106</text:p>
          </table:table-cell>
          <table:table-cell table:formula="of:=[.F796]" office:value-type="string" office:string-value="P0">
            <text:p>P0</text:p>
          </table:table-cell>
          <table:table-cell table:formula="of:=[.G796]+1" office:value-type="float" office:value="160">
            <text:p>160</text:p>
          </table:table-cell>
          <table:table-cell table:formula="of:=[.D801]&amp;&quot; &quot;&amp;[.E801]&amp;&quot; &quot;&amp;[.F801]" office:value-type="string" office:string-value="N800 G106 P0">
            <text:p>N800 G106 P0</text:p>
          </table:table-cell>
          <table:table-cell table:number-columns-repeated="1016"/>
        </table:table-row>
        <table:table-row table:style-name="ro1">
          <table:table-cell/>
          <table:table-cell table:formula="of:=[.B797]" office:value-type="string" office:string-value="jog up">
            <text:p>jog up</text:p>
          </table:table-cell>
          <table:table-cell/>
          <table:table-cell office:value-type="string">
            <text:p>N801</text:p>
          </table:table-cell>
          <table:table-cell table:formula="of:=[.E797]" office:value-type="string" office:string-value="G105">
            <text:p>G105</text:p>
          </table:table-cell>
          <table:table-cell table:formula="of:=[.F797]" office:value-type="string" office:string-value="PY7.79166666666667">
            <text:p>PY7.79166666666667</text:p>
          </table:table-cell>
          <table:table-cell table:formula="of:=[.G797]+1" office:value-type="float" office:value="161">
            <text:p>161</text:p>
          </table:table-cell>
          <table:table-cell table:formula="of:=[.D802]&amp;&quot; &quot;&amp;[.E802]&amp;&quot; &quot;&amp;[.F802]" office:value-type="string" office:string-value="N801 G105 PY7.79166666666667">
            <text:p>N801 G105 PY7.79166666666667</text:p>
          </table:table-cell>
          <table:table-cell table:number-columns-repeated="1016"/>
        </table:table-row>
        <table:table-row table:style-name="ro1">
          <table:table-cell table:formula="of:=[.A798]" office:value-type="float" office:value="7115.5">
            <text:p>7115.5</text:p>
          </table:table-cell>
          <table:table-cell table:formula="of:=[.B798]+[.$K$16]" office:value-type="float" office:value="867.866666666665">
            <text:p>867.8666666667</text:p>
          </table:table-cell>
          <table:table-cell/>
          <table:table-cell office:value-type="string">
            <text:p>N802</text:p>
          </table:table-cell>
          <table:table-cell table:formula="of:=&quot;X&quot;&amp;[.A803]" office:value-type="string" office:string-value="X7115.5">
            <text:p>X7115.5</text:p>
          </table:table-cell>
          <table:table-cell table:formula="of:=&quot;Y&quot;&amp;[.B803]" office:value-type="string" office:string-value="Y867.866666666665">
            <text:p>Y867.866666666665</text:p>
          </table:table-cell>
          <table:table-cell table:formula="of:=[.G798]+1" office:value-type="float" office:value="161">
            <text:p>161</text:p>
          </table:table-cell>
          <table:table-cell table:formula="of:=[.D803]&amp;&quot; &quot;&amp;[.E803]&amp;&quot; &quot;&amp;[.F803]" office:value-type="string" office:string-value="N802 X7115.5 Y867.866666666665">
            <text:p>N802 X7115.5 Y867.86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3</text:p>
          </table:table-cell>
          <table:table-cell table:formula="of:=[.E799]" office:value-type="string" office:string-value="G106">
            <text:p>G106</text:p>
          </table:table-cell>
          <table:table-cell table:formula="of:=[.F799]" office:value-type="string" office:string-value="P3">
            <text:p>P3</text:p>
          </table:table-cell>
          <table:table-cell table:formula="of:=[.G799]+1" office:value-type="float" office:value="161">
            <text:p>161</text:p>
          </table:table-cell>
          <table:table-cell table:formula="of:=[.D804]&amp;&quot; &quot;&amp;[.E804]&amp;&quot; &quot;&amp;[.F804]" office:value-type="string" office:string-value="N803 G106 P3">
            <text:p>N803 G106 P3</text:p>
          </table:table-cell>
          <table:table-cell table:number-columns-repeated="1016"/>
        </table:table-row>
        <table:table-row table:style-name="ro1">
          <table:table-cell table:formula="of:=[.A800]" office:value-type="float" office:value="387.5">
            <text:p>387.5</text:p>
          </table:table-cell>
          <table:table-cell table:formula="of:=[.B800]+[.$K$16]" office:value-type="float" office:value="866.166666666665">
            <text:p>866.1666666667</text:p>
          </table:table-cell>
          <table:table-cell/>
          <table:table-cell office:value-type="string">
            <text:p>N804</text:p>
          </table:table-cell>
          <table:table-cell table:formula="of:=&quot;X&quot;&amp;[.A805]" office:value-type="string" office:string-value="X387.5">
            <text:p>X387.5</text:p>
          </table:table-cell>
          <table:table-cell table:formula="of:=&quot;Y&quot;&amp;[.B805]" office:value-type="string" office:string-value="Y866.166666666665">
            <text:p>Y866.166666666665</text:p>
          </table:table-cell>
          <table:table-cell table:formula="of:=[.G800]+1" office:value-type="float" office:value="161">
            <text:p>161</text:p>
          </table:table-cell>
          <table:table-cell table:formula="of:=[.D805]&amp;&quot; &quot;&amp;[.E805]&amp;&quot; &quot;&amp;[.F805]" office:value-type="string" office:string-value="N804 X387.5 Y866.166666666665">
            <text:p>N804 X387.5 Y866.16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5</text:p>
          </table:table-cell>
          <table:table-cell table:formula="of:=[.E801]" office:value-type="string" office:string-value="G106">
            <text:p>G106</text:p>
          </table:table-cell>
          <table:table-cell table:formula="of:=[.F801]" office:value-type="string" office:string-value="P0">
            <text:p>P0</text:p>
          </table:table-cell>
          <table:table-cell table:formula="of:=[.G801]+1" office:value-type="float" office:value="161">
            <text:p>161</text:p>
          </table:table-cell>
          <table:table-cell table:formula="of:=[.D806]&amp;&quot; &quot;&amp;[.E806]&amp;&quot; &quot;&amp;[.F806]" office:value-type="string" office:string-value="N805 G106 P0">
            <text:p>N805 G106 P0</text:p>
          </table:table-cell>
          <table:table-cell table:number-columns-repeated="1016"/>
        </table:table-row>
        <table:table-row table:style-name="ro1">
          <table:table-cell/>
          <table:table-cell table:formula="of:=[.B802]" office:value-type="string" office:string-value="jog up">
            <text:p>jog up</text:p>
          </table:table-cell>
          <table:table-cell/>
          <table:table-cell office:value-type="string">
            <text:p>N806</text:p>
          </table:table-cell>
          <table:table-cell table:formula="of:=[.E802]" office:value-type="string" office:string-value="G105">
            <text:p>G105</text:p>
          </table:table-cell>
          <table:table-cell table:formula="of:=[.F802]" office:value-type="string" office:string-value="PY7.79166666666667">
            <text:p>PY7.79166666666667</text:p>
          </table:table-cell>
          <table:table-cell table:formula="of:=[.G802]+1" office:value-type="float" office:value="162">
            <text:p>162</text:p>
          </table:table-cell>
          <table:table-cell table:formula="of:=[.D807]&amp;&quot; &quot;&amp;[.E807]&amp;&quot; &quot;&amp;[.F807]" office:value-type="string" office:string-value="N806 G105 PY7.79166666666667">
            <text:p>N806 G105 PY7.79166666666667</text:p>
          </table:table-cell>
          <table:table-cell table:number-columns-repeated="1016"/>
        </table:table-row>
        <table:table-row table:style-name="ro1">
          <table:table-cell table:formula="of:=[.A803]" office:value-type="float" office:value="7115.5">
            <text:p>7115.5</text:p>
          </table:table-cell>
          <table:table-cell table:formula="of:=[.B803]+[.$K$16]" office:value-type="float" office:value="872.658333333331">
            <text:p>872.6583333333</text:p>
          </table:table-cell>
          <table:table-cell/>
          <table:table-cell office:value-type="string">
            <text:p>N807</text:p>
          </table:table-cell>
          <table:table-cell table:formula="of:=&quot;X&quot;&amp;[.A808]" office:value-type="string" office:string-value="X7115.5">
            <text:p>X7115.5</text:p>
          </table:table-cell>
          <table:table-cell table:formula="of:=&quot;Y&quot;&amp;[.B808]" office:value-type="string" office:string-value="Y872.658333333331">
            <text:p>Y872.658333333331</text:p>
          </table:table-cell>
          <table:table-cell table:formula="of:=[.G803]+1" office:value-type="float" office:value="162">
            <text:p>162</text:p>
          </table:table-cell>
          <table:table-cell table:formula="of:=[.D808]&amp;&quot; &quot;&amp;[.E808]&amp;&quot; &quot;&amp;[.F808]" office:value-type="string" office:string-value="N807 X7115.5 Y872.658333333331">
            <text:p>N807 X7115.5 Y872.65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08</text:p>
          </table:table-cell>
          <table:table-cell table:formula="of:=[.E804]" office:value-type="string" office:string-value="G106">
            <text:p>G106</text:p>
          </table:table-cell>
          <table:table-cell table:formula="of:=[.F804]" office:value-type="string" office:string-value="P3">
            <text:p>P3</text:p>
          </table:table-cell>
          <table:table-cell table:formula="of:=[.G804]+1" office:value-type="float" office:value="162">
            <text:p>162</text:p>
          </table:table-cell>
          <table:table-cell table:formula="of:=[.D809]&amp;&quot; &quot;&amp;[.E809]&amp;&quot; &quot;&amp;[.F809]" office:value-type="string" office:string-value="N808 G106 P3">
            <text:p>N808 G106 P3</text:p>
          </table:table-cell>
          <table:table-cell table:number-columns-repeated="1016"/>
        </table:table-row>
        <table:table-row table:style-name="ro1">
          <table:table-cell table:formula="of:=[.A805]" office:value-type="float" office:value="387.5">
            <text:p>387.5</text:p>
          </table:table-cell>
          <table:table-cell table:formula="of:=[.B805]+[.$K$16]" office:value-type="float" office:value="870.958333333331">
            <text:p>870.9583333333</text:p>
          </table:table-cell>
          <table:table-cell/>
          <table:table-cell office:value-type="string">
            <text:p>N809</text:p>
          </table:table-cell>
          <table:table-cell table:formula="of:=&quot;X&quot;&amp;[.A810]" office:value-type="string" office:string-value="X387.5">
            <text:p>X387.5</text:p>
          </table:table-cell>
          <table:table-cell table:formula="of:=&quot;Y&quot;&amp;[.B810]" office:value-type="string" office:string-value="Y870.958333333331">
            <text:p>Y870.958333333331</text:p>
          </table:table-cell>
          <table:table-cell table:formula="of:=[.G805]+1" office:value-type="float" office:value="162">
            <text:p>162</text:p>
          </table:table-cell>
          <table:table-cell table:formula="of:=[.D810]&amp;&quot; &quot;&amp;[.E810]&amp;&quot; &quot;&amp;[.F810]" office:value-type="string" office:string-value="N809 X387.5 Y870.958333333331">
            <text:p>N809 X387.5 Y870.95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10</text:p>
          </table:table-cell>
          <table:table-cell table:formula="of:=[.E806]" office:value-type="string" office:string-value="G106">
            <text:p>G106</text:p>
          </table:table-cell>
          <table:table-cell table:formula="of:=[.F806]" office:value-type="string" office:string-value="P0">
            <text:p>P0</text:p>
          </table:table-cell>
          <table:table-cell table:formula="of:=[.G806]+1" office:value-type="float" office:value="162">
            <text:p>162</text:p>
          </table:table-cell>
          <table:table-cell table:formula="of:=[.D811]&amp;&quot; &quot;&amp;[.E811]&amp;&quot; &quot;&amp;[.F811]" office:value-type="string" office:string-value="N810 G106 P0">
            <text:p>N810 G106 P0</text:p>
          </table:table-cell>
          <table:table-cell table:number-columns-repeated="1016"/>
        </table:table-row>
        <table:table-row table:style-name="ro1">
          <table:table-cell/>
          <table:table-cell table:formula="of:=[.B807]" office:value-type="string" office:string-value="jog up">
            <text:p>jog up</text:p>
          </table:table-cell>
          <table:table-cell/>
          <table:table-cell office:value-type="string">
            <text:p>N811</text:p>
          </table:table-cell>
          <table:table-cell table:formula="of:=[.E807]" office:value-type="string" office:string-value="G105">
            <text:p>G105</text:p>
          </table:table-cell>
          <table:table-cell table:formula="of:=[.F807]" office:value-type="string" office:string-value="PY7.79166666666667">
            <text:p>PY7.79166666666667</text:p>
          </table:table-cell>
          <table:table-cell table:formula="of:=[.G807]+1" office:value-type="float" office:value="163">
            <text:p>163</text:p>
          </table:table-cell>
          <table:table-cell table:formula="of:=[.D812]&amp;&quot; &quot;&amp;[.E812]&amp;&quot; &quot;&amp;[.F812]" office:value-type="string" office:string-value="N811 G105 PY7.79166666666667">
            <text:p>N811 G105 PY7.79166666666667</text:p>
          </table:table-cell>
          <table:table-cell table:number-columns-repeated="1016"/>
        </table:table-row>
        <table:table-row table:style-name="ro1">
          <table:table-cell table:formula="of:=[.A808]" office:value-type="float" office:value="7115.5">
            <text:p>7115.5</text:p>
          </table:table-cell>
          <table:table-cell table:formula="of:=[.B808]+[.$K$16]" office:value-type="float" office:value="877.449999999998">
            <text:p>877.45</text:p>
          </table:table-cell>
          <table:table-cell/>
          <table:table-cell office:value-type="string">
            <text:p>N812</text:p>
          </table:table-cell>
          <table:table-cell table:formula="of:=&quot;X&quot;&amp;[.A813]" office:value-type="string" office:string-value="X7115.5">
            <text:p>X7115.5</text:p>
          </table:table-cell>
          <table:table-cell table:formula="of:=&quot;Y&quot;&amp;[.B813]" office:value-type="string" office:string-value="Y877.449999999998">
            <text:p>Y877.449999999998</text:p>
          </table:table-cell>
          <table:table-cell table:formula="of:=[.G808]+1" office:value-type="float" office:value="163">
            <text:p>163</text:p>
          </table:table-cell>
          <table:table-cell table:formula="of:=[.D813]&amp;&quot; &quot;&amp;[.E813]&amp;&quot; &quot;&amp;[.F813]" office:value-type="string" office:string-value="N812 X7115.5 Y877.449999999998">
            <text:p>N812 X7115.5 Y877.4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13</text:p>
          </table:table-cell>
          <table:table-cell table:formula="of:=[.E809]" office:value-type="string" office:string-value="G106">
            <text:p>G106</text:p>
          </table:table-cell>
          <table:table-cell table:formula="of:=[.F809]" office:value-type="string" office:string-value="P3">
            <text:p>P3</text:p>
          </table:table-cell>
          <table:table-cell table:formula="of:=[.G809]+1" office:value-type="float" office:value="163">
            <text:p>163</text:p>
          </table:table-cell>
          <table:table-cell table:formula="of:=[.D814]&amp;&quot; &quot;&amp;[.E814]&amp;&quot; &quot;&amp;[.F814]" office:value-type="string" office:string-value="N813 G106 P3">
            <text:p>N813 G106 P3</text:p>
          </table:table-cell>
          <table:table-cell table:number-columns-repeated="1016"/>
        </table:table-row>
        <table:table-row table:style-name="ro1">
          <table:table-cell table:formula="of:=[.A810]" office:value-type="float" office:value="387.5">
            <text:p>387.5</text:p>
          </table:table-cell>
          <table:table-cell table:formula="of:=[.B810]+[.$K$16]" office:value-type="float" office:value="875.749999999998">
            <text:p>875.75</text:p>
          </table:table-cell>
          <table:table-cell/>
          <table:table-cell office:value-type="string">
            <text:p>N814</text:p>
          </table:table-cell>
          <table:table-cell table:formula="of:=&quot;X&quot;&amp;[.A815]" office:value-type="string" office:string-value="X387.5">
            <text:p>X387.5</text:p>
          </table:table-cell>
          <table:table-cell table:formula="of:=&quot;Y&quot;&amp;[.B815]" office:value-type="string" office:string-value="Y875.749999999998">
            <text:p>Y875.749999999998</text:p>
          </table:table-cell>
          <table:table-cell table:formula="of:=[.G810]+1" office:value-type="float" office:value="163">
            <text:p>163</text:p>
          </table:table-cell>
          <table:table-cell table:formula="of:=[.D815]&amp;&quot; &quot;&amp;[.E815]&amp;&quot; &quot;&amp;[.F815]" office:value-type="string" office:string-value="N814 X387.5 Y875.749999999998">
            <text:p>N814 X387.5 Y875.7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15</text:p>
          </table:table-cell>
          <table:table-cell table:formula="of:=[.E811]" office:value-type="string" office:string-value="G106">
            <text:p>G106</text:p>
          </table:table-cell>
          <table:table-cell table:formula="of:=[.F811]" office:value-type="string" office:string-value="P0">
            <text:p>P0</text:p>
          </table:table-cell>
          <table:table-cell table:formula="of:=[.G811]+1" office:value-type="float" office:value="163">
            <text:p>163</text:p>
          </table:table-cell>
          <table:table-cell table:formula="of:=[.D816]&amp;&quot; &quot;&amp;[.E816]&amp;&quot; &quot;&amp;[.F816]" office:value-type="string" office:string-value="N815 G106 P0">
            <text:p>N815 G106 P0</text:p>
          </table:table-cell>
          <table:table-cell table:number-columns-repeated="1016"/>
        </table:table-row>
        <table:table-row table:style-name="ro1">
          <table:table-cell/>
          <table:table-cell table:formula="of:=[.B812]" office:value-type="string" office:string-value="jog up">
            <text:p>jog up</text:p>
          </table:table-cell>
          <table:table-cell/>
          <table:table-cell office:value-type="string">
            <text:p>N816</text:p>
          </table:table-cell>
          <table:table-cell table:formula="of:=[.E812]" office:value-type="string" office:string-value="G105">
            <text:p>G105</text:p>
          </table:table-cell>
          <table:table-cell table:formula="of:=[.F812]" office:value-type="string" office:string-value="PY7.79166666666667">
            <text:p>PY7.79166666666667</text:p>
          </table:table-cell>
          <table:table-cell table:formula="of:=[.G812]+1" office:value-type="float" office:value="164">
            <text:p>164</text:p>
          </table:table-cell>
          <table:table-cell table:formula="of:=[.D817]&amp;&quot; &quot;&amp;[.E817]&amp;&quot; &quot;&amp;[.F817]" office:value-type="string" office:string-value="N816 G105 PY7.79166666666667">
            <text:p>N816 G105 PY7.79166666666667</text:p>
          </table:table-cell>
          <table:table-cell table:number-columns-repeated="1016"/>
        </table:table-row>
        <table:table-row table:style-name="ro1">
          <table:table-cell table:formula="of:=[.A813]" office:value-type="float" office:value="7115.5">
            <text:p>7115.5</text:p>
          </table:table-cell>
          <table:table-cell table:formula="of:=[.B813]+[.$K$16]" office:value-type="float" office:value="882.241666666665">
            <text:p>882.2416666667</text:p>
          </table:table-cell>
          <table:table-cell/>
          <table:table-cell office:value-type="string">
            <text:p>N817</text:p>
          </table:table-cell>
          <table:table-cell table:formula="of:=&quot;X&quot;&amp;[.A818]" office:value-type="string" office:string-value="X7115.5">
            <text:p>X7115.5</text:p>
          </table:table-cell>
          <table:table-cell table:formula="of:=&quot;Y&quot;&amp;[.B818]" office:value-type="string" office:string-value="Y882.241666666665">
            <text:p>Y882.241666666665</text:p>
          </table:table-cell>
          <table:table-cell table:formula="of:=[.G813]+1" office:value-type="float" office:value="164">
            <text:p>164</text:p>
          </table:table-cell>
          <table:table-cell table:formula="of:=[.D818]&amp;&quot; &quot;&amp;[.E818]&amp;&quot; &quot;&amp;[.F818]" office:value-type="string" office:string-value="N817 X7115.5 Y882.241666666665">
            <text:p>N817 X7115.5 Y882.2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18</text:p>
          </table:table-cell>
          <table:table-cell table:formula="of:=[.E814]" office:value-type="string" office:string-value="G106">
            <text:p>G106</text:p>
          </table:table-cell>
          <table:table-cell table:formula="of:=[.F814]" office:value-type="string" office:string-value="P3">
            <text:p>P3</text:p>
          </table:table-cell>
          <table:table-cell table:formula="of:=[.G814]+1" office:value-type="float" office:value="164">
            <text:p>164</text:p>
          </table:table-cell>
          <table:table-cell table:formula="of:=[.D819]&amp;&quot; &quot;&amp;[.E819]&amp;&quot; &quot;&amp;[.F819]" office:value-type="string" office:string-value="N818 G106 P3">
            <text:p>N818 G106 P3</text:p>
          </table:table-cell>
          <table:table-cell table:number-columns-repeated="1016"/>
        </table:table-row>
        <table:table-row table:style-name="ro1">
          <table:table-cell table:formula="of:=[.A815]" office:value-type="float" office:value="387.5">
            <text:p>387.5</text:p>
          </table:table-cell>
          <table:table-cell table:formula="of:=[.B815]+[.$K$16]" office:value-type="float" office:value="880.541666666665">
            <text:p>880.5416666667</text:p>
          </table:table-cell>
          <table:table-cell/>
          <table:table-cell office:value-type="string">
            <text:p>N819</text:p>
          </table:table-cell>
          <table:table-cell table:formula="of:=&quot;X&quot;&amp;[.A820]" office:value-type="string" office:string-value="X387.5">
            <text:p>X387.5</text:p>
          </table:table-cell>
          <table:table-cell table:formula="of:=&quot;Y&quot;&amp;[.B820]" office:value-type="string" office:string-value="Y880.541666666665">
            <text:p>Y880.541666666665</text:p>
          </table:table-cell>
          <table:table-cell table:formula="of:=[.G815]+1" office:value-type="float" office:value="164">
            <text:p>164</text:p>
          </table:table-cell>
          <table:table-cell table:formula="of:=[.D820]&amp;&quot; &quot;&amp;[.E820]&amp;&quot; &quot;&amp;[.F820]" office:value-type="string" office:string-value="N819 X387.5 Y880.541666666665">
            <text:p>N819 X387.5 Y880.541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20</text:p>
          </table:table-cell>
          <table:table-cell table:formula="of:=[.E816]" office:value-type="string" office:string-value="G106">
            <text:p>G106</text:p>
          </table:table-cell>
          <table:table-cell table:formula="of:=[.F816]" office:value-type="string" office:string-value="P0">
            <text:p>P0</text:p>
          </table:table-cell>
          <table:table-cell table:formula="of:=[.G816]+1" office:value-type="float" office:value="164">
            <text:p>164</text:p>
          </table:table-cell>
          <table:table-cell table:formula="of:=[.D821]&amp;&quot; &quot;&amp;[.E821]&amp;&quot; &quot;&amp;[.F821]" office:value-type="string" office:string-value="N820 G106 P0">
            <text:p>N820 G106 P0</text:p>
          </table:table-cell>
          <table:table-cell table:number-columns-repeated="1016"/>
        </table:table-row>
        <table:table-row table:style-name="ro1">
          <table:table-cell/>
          <table:table-cell table:formula="of:=[.B817]" office:value-type="string" office:string-value="jog up">
            <text:p>jog up</text:p>
          </table:table-cell>
          <table:table-cell/>
          <table:table-cell office:value-type="string">
            <text:p>N821</text:p>
          </table:table-cell>
          <table:table-cell table:formula="of:=[.E817]" office:value-type="string" office:string-value="G105">
            <text:p>G105</text:p>
          </table:table-cell>
          <table:table-cell table:formula="of:=[.F817]" office:value-type="string" office:string-value="PY7.79166666666667">
            <text:p>PY7.79166666666667</text:p>
          </table:table-cell>
          <table:table-cell table:formula="of:=[.G817]+1" office:value-type="float" office:value="165">
            <text:p>165</text:p>
          </table:table-cell>
          <table:table-cell table:formula="of:=[.D822]&amp;&quot; &quot;&amp;[.E822]&amp;&quot; &quot;&amp;[.F822]" office:value-type="string" office:string-value="N821 G105 PY7.79166666666667">
            <text:p>N821 G105 PY7.79166666666667</text:p>
          </table:table-cell>
          <table:table-cell table:number-columns-repeated="1016"/>
        </table:table-row>
        <table:table-row table:style-name="ro1">
          <table:table-cell table:formula="of:=[.A818]" office:value-type="float" office:value="7115.5">
            <text:p>7115.5</text:p>
          </table:table-cell>
          <table:table-cell table:formula="of:=[.B818]+[.$K$16]" office:value-type="float" office:value="887.033333333331">
            <text:p>887.0333333333</text:p>
          </table:table-cell>
          <table:table-cell/>
          <table:table-cell office:value-type="string">
            <text:p>N822</text:p>
          </table:table-cell>
          <table:table-cell table:formula="of:=&quot;X&quot;&amp;[.A823]" office:value-type="string" office:string-value="X7115.5">
            <text:p>X7115.5</text:p>
          </table:table-cell>
          <table:table-cell table:formula="of:=&quot;Y&quot;&amp;[.B823]" office:value-type="string" office:string-value="Y887.033333333331">
            <text:p>Y887.033333333331</text:p>
          </table:table-cell>
          <table:table-cell table:formula="of:=[.G818]+1" office:value-type="float" office:value="165">
            <text:p>165</text:p>
          </table:table-cell>
          <table:table-cell table:formula="of:=[.D823]&amp;&quot; &quot;&amp;[.E823]&amp;&quot; &quot;&amp;[.F823]" office:value-type="string" office:string-value="N822 X7115.5 Y887.033333333331">
            <text:p>N822 X7115.5 Y887.03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23</text:p>
          </table:table-cell>
          <table:table-cell table:formula="of:=[.E819]" office:value-type="string" office:string-value="G106">
            <text:p>G106</text:p>
          </table:table-cell>
          <table:table-cell table:formula="of:=[.F819]" office:value-type="string" office:string-value="P3">
            <text:p>P3</text:p>
          </table:table-cell>
          <table:table-cell table:formula="of:=[.G819]+1" office:value-type="float" office:value="165">
            <text:p>165</text:p>
          </table:table-cell>
          <table:table-cell table:formula="of:=[.D824]&amp;&quot; &quot;&amp;[.E824]&amp;&quot; &quot;&amp;[.F824]" office:value-type="string" office:string-value="N823 G106 P3">
            <text:p>N823 G106 P3</text:p>
          </table:table-cell>
          <table:table-cell table:number-columns-repeated="1016"/>
        </table:table-row>
        <table:table-row table:style-name="ro1">
          <table:table-cell table:formula="of:=[.A820]" office:value-type="float" office:value="387.5">
            <text:p>387.5</text:p>
          </table:table-cell>
          <table:table-cell table:formula="of:=[.B820]+[.$K$16]" office:value-type="float" office:value="885.333333333331">
            <text:p>885.3333333333</text:p>
          </table:table-cell>
          <table:table-cell/>
          <table:table-cell office:value-type="string">
            <text:p>N824</text:p>
          </table:table-cell>
          <table:table-cell table:formula="of:=&quot;X&quot;&amp;[.A825]" office:value-type="string" office:string-value="X387.5">
            <text:p>X387.5</text:p>
          </table:table-cell>
          <table:table-cell table:formula="of:=&quot;Y&quot;&amp;[.B825]" office:value-type="string" office:string-value="Y885.333333333331">
            <text:p>Y885.333333333331</text:p>
          </table:table-cell>
          <table:table-cell table:formula="of:=[.G820]+1" office:value-type="float" office:value="165">
            <text:p>165</text:p>
          </table:table-cell>
          <table:table-cell table:formula="of:=[.D825]&amp;&quot; &quot;&amp;[.E825]&amp;&quot; &quot;&amp;[.F825]" office:value-type="string" office:string-value="N824 X387.5 Y885.333333333331">
            <text:p>N824 X387.5 Y885.33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25</text:p>
          </table:table-cell>
          <table:table-cell table:formula="of:=[.E821]" office:value-type="string" office:string-value="G106">
            <text:p>G106</text:p>
          </table:table-cell>
          <table:table-cell table:formula="of:=[.F821]" office:value-type="string" office:string-value="P0">
            <text:p>P0</text:p>
          </table:table-cell>
          <table:table-cell table:formula="of:=[.G821]+1" office:value-type="float" office:value="165">
            <text:p>165</text:p>
          </table:table-cell>
          <table:table-cell table:formula="of:=[.D826]&amp;&quot; &quot;&amp;[.E826]&amp;&quot; &quot;&amp;[.F826]" office:value-type="string" office:string-value="N825 G106 P0">
            <text:p>N825 G106 P0</text:p>
          </table:table-cell>
          <table:table-cell table:number-columns-repeated="1016"/>
        </table:table-row>
        <table:table-row table:style-name="ro1">
          <table:table-cell/>
          <table:table-cell table:formula="of:=[.B822]" office:value-type="string" office:string-value="jog up">
            <text:p>jog up</text:p>
          </table:table-cell>
          <table:table-cell/>
          <table:table-cell office:value-type="string">
            <text:p>N826</text:p>
          </table:table-cell>
          <table:table-cell table:formula="of:=[.E822]" office:value-type="string" office:string-value="G105">
            <text:p>G105</text:p>
          </table:table-cell>
          <table:table-cell table:formula="of:=[.F822]" office:value-type="string" office:string-value="PY7.79166666666667">
            <text:p>PY7.79166666666667</text:p>
          </table:table-cell>
          <table:table-cell table:formula="of:=[.G822]+1" office:value-type="float" office:value="166">
            <text:p>166</text:p>
          </table:table-cell>
          <table:table-cell table:formula="of:=[.D827]&amp;&quot; &quot;&amp;[.E827]&amp;&quot; &quot;&amp;[.F827]" office:value-type="string" office:string-value="N826 G105 PY7.79166666666667">
            <text:p>N826 G105 PY7.79166666666667</text:p>
          </table:table-cell>
          <table:table-cell table:number-columns-repeated="1016"/>
        </table:table-row>
        <table:table-row table:style-name="ro1">
          <table:table-cell table:formula="of:=[.A823]" office:value-type="float" office:value="7115.5">
            <text:p>7115.5</text:p>
          </table:table-cell>
          <table:table-cell table:formula="of:=[.B823]+[.$K$16]" office:value-type="float" office:value="891.824999999998">
            <text:p>891.825</text:p>
          </table:table-cell>
          <table:table-cell/>
          <table:table-cell office:value-type="string">
            <text:p>N827</text:p>
          </table:table-cell>
          <table:table-cell table:formula="of:=&quot;X&quot;&amp;[.A828]" office:value-type="string" office:string-value="X7115.5">
            <text:p>X7115.5</text:p>
          </table:table-cell>
          <table:table-cell table:formula="of:=&quot;Y&quot;&amp;[.B828]" office:value-type="string" office:string-value="Y891.824999999998">
            <text:p>Y891.824999999998</text:p>
          </table:table-cell>
          <table:table-cell table:formula="of:=[.G823]+1" office:value-type="float" office:value="166">
            <text:p>166</text:p>
          </table:table-cell>
          <table:table-cell table:formula="of:=[.D828]&amp;&quot; &quot;&amp;[.E828]&amp;&quot; &quot;&amp;[.F828]" office:value-type="string" office:string-value="N827 X7115.5 Y891.824999999998">
            <text:p>N827 X7115.5 Y891.82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28</text:p>
          </table:table-cell>
          <table:table-cell table:formula="of:=[.E824]" office:value-type="string" office:string-value="G106">
            <text:p>G106</text:p>
          </table:table-cell>
          <table:table-cell table:formula="of:=[.F824]" office:value-type="string" office:string-value="P3">
            <text:p>P3</text:p>
          </table:table-cell>
          <table:table-cell table:formula="of:=[.G824]+1" office:value-type="float" office:value="166">
            <text:p>166</text:p>
          </table:table-cell>
          <table:table-cell table:formula="of:=[.D829]&amp;&quot; &quot;&amp;[.E829]&amp;&quot; &quot;&amp;[.F829]" office:value-type="string" office:string-value="N828 G106 P3">
            <text:p>N828 G106 P3</text:p>
          </table:table-cell>
          <table:table-cell table:number-columns-repeated="1016"/>
        </table:table-row>
        <table:table-row table:style-name="ro1">
          <table:table-cell table:formula="of:=[.A825]" office:value-type="float" office:value="387.5">
            <text:p>387.5</text:p>
          </table:table-cell>
          <table:table-cell table:formula="of:=[.B825]+[.$K$16]" office:value-type="float" office:value="890.124999999998">
            <text:p>890.125</text:p>
          </table:table-cell>
          <table:table-cell/>
          <table:table-cell office:value-type="string">
            <text:p>N829</text:p>
          </table:table-cell>
          <table:table-cell table:formula="of:=&quot;X&quot;&amp;[.A830]" office:value-type="string" office:string-value="X387.5">
            <text:p>X387.5</text:p>
          </table:table-cell>
          <table:table-cell table:formula="of:=&quot;Y&quot;&amp;[.B830]" office:value-type="string" office:string-value="Y890.124999999998">
            <text:p>Y890.124999999998</text:p>
          </table:table-cell>
          <table:table-cell table:formula="of:=[.G825]+1" office:value-type="float" office:value="166">
            <text:p>166</text:p>
          </table:table-cell>
          <table:table-cell table:formula="of:=[.D830]&amp;&quot; &quot;&amp;[.E830]&amp;&quot; &quot;&amp;[.F830]" office:value-type="string" office:string-value="N829 X387.5 Y890.124999999998">
            <text:p>N829 X387.5 Y890.12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0</text:p>
          </table:table-cell>
          <table:table-cell table:formula="of:=[.E826]" office:value-type="string" office:string-value="G106">
            <text:p>G106</text:p>
          </table:table-cell>
          <table:table-cell table:formula="of:=[.F826]" office:value-type="string" office:string-value="P0">
            <text:p>P0</text:p>
          </table:table-cell>
          <table:table-cell table:formula="of:=[.G826]+1" office:value-type="float" office:value="166">
            <text:p>166</text:p>
          </table:table-cell>
          <table:table-cell table:formula="of:=[.D831]&amp;&quot; &quot;&amp;[.E831]&amp;&quot; &quot;&amp;[.F831]" office:value-type="string" office:string-value="N830 G106 P0">
            <text:p>N830 G106 P0</text:p>
          </table:table-cell>
          <table:table-cell table:number-columns-repeated="1016"/>
        </table:table-row>
        <table:table-row table:style-name="ro1">
          <table:table-cell/>
          <table:table-cell table:formula="of:=[.B827]" office:value-type="string" office:string-value="jog up">
            <text:p>jog up</text:p>
          </table:table-cell>
          <table:table-cell/>
          <table:table-cell office:value-type="string">
            <text:p>N831</text:p>
          </table:table-cell>
          <table:table-cell table:formula="of:=[.E827]" office:value-type="string" office:string-value="G105">
            <text:p>G105</text:p>
          </table:table-cell>
          <table:table-cell table:formula="of:=[.F827]" office:value-type="string" office:string-value="PY7.79166666666667">
            <text:p>PY7.79166666666667</text:p>
          </table:table-cell>
          <table:table-cell table:formula="of:=[.G827]+1" office:value-type="float" office:value="167">
            <text:p>167</text:p>
          </table:table-cell>
          <table:table-cell table:formula="of:=[.D832]&amp;&quot; &quot;&amp;[.E832]&amp;&quot; &quot;&amp;[.F832]" office:value-type="string" office:string-value="N831 G105 PY7.79166666666667">
            <text:p>N831 G105 PY7.79166666666667</text:p>
          </table:table-cell>
          <table:table-cell table:number-columns-repeated="1016"/>
        </table:table-row>
        <table:table-row table:style-name="ro1">
          <table:table-cell table:formula="of:=[.A828]" office:value-type="float" office:value="7115.5">
            <text:p>7115.5</text:p>
          </table:table-cell>
          <table:table-cell table:formula="of:=[.B828]+[.$K$16]" office:value-type="float" office:value="896.616666666665">
            <text:p>896.6166666667</text:p>
          </table:table-cell>
          <table:table-cell/>
          <table:table-cell office:value-type="string">
            <text:p>N832</text:p>
          </table:table-cell>
          <table:table-cell table:formula="of:=&quot;X&quot;&amp;[.A833]" office:value-type="string" office:string-value="X7115.5">
            <text:p>X7115.5</text:p>
          </table:table-cell>
          <table:table-cell table:formula="of:=&quot;Y&quot;&amp;[.B833]" office:value-type="string" office:string-value="Y896.616666666665">
            <text:p>Y896.616666666665</text:p>
          </table:table-cell>
          <table:table-cell table:formula="of:=[.G828]+1" office:value-type="float" office:value="167">
            <text:p>167</text:p>
          </table:table-cell>
          <table:table-cell table:formula="of:=[.D833]&amp;&quot; &quot;&amp;[.E833]&amp;&quot; &quot;&amp;[.F833]" office:value-type="string" office:string-value="N832 X7115.5 Y896.616666666665">
            <text:p>N832 X7115.5 Y896.6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3</text:p>
          </table:table-cell>
          <table:table-cell table:formula="of:=[.E829]" office:value-type="string" office:string-value="G106">
            <text:p>G106</text:p>
          </table:table-cell>
          <table:table-cell table:formula="of:=[.F829]" office:value-type="string" office:string-value="P3">
            <text:p>P3</text:p>
          </table:table-cell>
          <table:table-cell table:formula="of:=[.G829]+1" office:value-type="float" office:value="167">
            <text:p>167</text:p>
          </table:table-cell>
          <table:table-cell table:formula="of:=[.D834]&amp;&quot; &quot;&amp;[.E834]&amp;&quot; &quot;&amp;[.F834]" office:value-type="string" office:string-value="N833 G106 P3">
            <text:p>N833 G106 P3</text:p>
          </table:table-cell>
          <table:table-cell table:number-columns-repeated="1016"/>
        </table:table-row>
        <table:table-row table:style-name="ro1">
          <table:table-cell table:formula="of:=[.A830]" office:value-type="float" office:value="387.5">
            <text:p>387.5</text:p>
          </table:table-cell>
          <table:table-cell table:formula="of:=[.B830]+[.$K$16]" office:value-type="float" office:value="894.916666666665">
            <text:p>894.9166666667</text:p>
          </table:table-cell>
          <table:table-cell/>
          <table:table-cell office:value-type="string">
            <text:p>N834</text:p>
          </table:table-cell>
          <table:table-cell table:formula="of:=&quot;X&quot;&amp;[.A835]" office:value-type="string" office:string-value="X387.5">
            <text:p>X387.5</text:p>
          </table:table-cell>
          <table:table-cell table:formula="of:=&quot;Y&quot;&amp;[.B835]" office:value-type="string" office:string-value="Y894.916666666665">
            <text:p>Y894.916666666665</text:p>
          </table:table-cell>
          <table:table-cell table:formula="of:=[.G830]+1" office:value-type="float" office:value="167">
            <text:p>167</text:p>
          </table:table-cell>
          <table:table-cell table:formula="of:=[.D835]&amp;&quot; &quot;&amp;[.E835]&amp;&quot; &quot;&amp;[.F835]" office:value-type="string" office:string-value="N834 X387.5 Y894.916666666665">
            <text:p>N834 X387.5 Y894.91666666666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5</text:p>
          </table:table-cell>
          <table:table-cell table:formula="of:=[.E831]" office:value-type="string" office:string-value="G106">
            <text:p>G106</text:p>
          </table:table-cell>
          <table:table-cell table:formula="of:=[.F831]" office:value-type="string" office:string-value="P0">
            <text:p>P0</text:p>
          </table:table-cell>
          <table:table-cell table:formula="of:=[.G831]+1" office:value-type="float" office:value="167">
            <text:p>167</text:p>
          </table:table-cell>
          <table:table-cell table:formula="of:=[.D836]&amp;&quot; &quot;&amp;[.E836]&amp;&quot; &quot;&amp;[.F836]" office:value-type="string" office:string-value="N835 G106 P0">
            <text:p>N835 G106 P0</text:p>
          </table:table-cell>
          <table:table-cell table:number-columns-repeated="1016"/>
        </table:table-row>
        <table:table-row table:style-name="ro1">
          <table:table-cell/>
          <table:table-cell table:formula="of:=[.B832]" office:value-type="string" office:string-value="jog up">
            <text:p>jog up</text:p>
          </table:table-cell>
          <table:table-cell/>
          <table:table-cell office:value-type="string">
            <text:p>N836</text:p>
          </table:table-cell>
          <table:table-cell table:formula="of:=[.E832]" office:value-type="string" office:string-value="G105">
            <text:p>G105</text:p>
          </table:table-cell>
          <table:table-cell table:formula="of:=[.F832]" office:value-type="string" office:string-value="PY7.79166666666667">
            <text:p>PY7.79166666666667</text:p>
          </table:table-cell>
          <table:table-cell table:formula="of:=[.G832]+1" office:value-type="float" office:value="168">
            <text:p>168</text:p>
          </table:table-cell>
          <table:table-cell table:formula="of:=[.D837]&amp;&quot; &quot;&amp;[.E837]&amp;&quot; &quot;&amp;[.F837]" office:value-type="string" office:string-value="N836 G105 PY7.79166666666667">
            <text:p>N836 G105 PY7.79166666666667</text:p>
          </table:table-cell>
          <table:table-cell table:number-columns-repeated="1016"/>
        </table:table-row>
        <table:table-row table:style-name="ro1">
          <table:table-cell table:formula="of:=[.A833]" office:value-type="float" office:value="7115.5">
            <text:p>7115.5</text:p>
          </table:table-cell>
          <table:table-cell table:formula="of:=[.B833]+[.$K$16]" office:value-type="float" office:value="901.408333333331">
            <text:p>901.4083333333</text:p>
          </table:table-cell>
          <table:table-cell/>
          <table:table-cell office:value-type="string">
            <text:p>N837</text:p>
          </table:table-cell>
          <table:table-cell table:formula="of:=&quot;X&quot;&amp;[.A838]" office:value-type="string" office:string-value="X7115.5">
            <text:p>X7115.5</text:p>
          </table:table-cell>
          <table:table-cell table:formula="of:=&quot;Y&quot;&amp;[.B838]" office:value-type="string" office:string-value="Y901.408333333331">
            <text:p>Y901.408333333331</text:p>
          </table:table-cell>
          <table:table-cell table:formula="of:=[.G833]+1" office:value-type="float" office:value="168">
            <text:p>168</text:p>
          </table:table-cell>
          <table:table-cell table:formula="of:=[.D838]&amp;&quot; &quot;&amp;[.E838]&amp;&quot; &quot;&amp;[.F838]" office:value-type="string" office:string-value="N837 X7115.5 Y901.408333333331">
            <text:p>N837 X7115.5 Y901.40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38</text:p>
          </table:table-cell>
          <table:table-cell table:formula="of:=[.E834]" office:value-type="string" office:string-value="G106">
            <text:p>G106</text:p>
          </table:table-cell>
          <table:table-cell table:formula="of:=[.F834]" office:value-type="string" office:string-value="P3">
            <text:p>P3</text:p>
          </table:table-cell>
          <table:table-cell table:formula="of:=[.G834]+1" office:value-type="float" office:value="168">
            <text:p>168</text:p>
          </table:table-cell>
          <table:table-cell table:formula="of:=[.D839]&amp;&quot; &quot;&amp;[.E839]&amp;&quot; &quot;&amp;[.F839]" office:value-type="string" office:string-value="N838 G106 P3">
            <text:p>N838 G106 P3</text:p>
          </table:table-cell>
          <table:table-cell table:number-columns-repeated="1016"/>
        </table:table-row>
        <table:table-row table:style-name="ro1">
          <table:table-cell table:formula="of:=[.A835]" office:value-type="float" office:value="387.5">
            <text:p>387.5</text:p>
          </table:table-cell>
          <table:table-cell table:formula="of:=[.B835]+[.$K$16]" office:value-type="float" office:value="899.708333333331">
            <text:p>899.7083333333</text:p>
          </table:table-cell>
          <table:table-cell/>
          <table:table-cell office:value-type="string">
            <text:p>N839</text:p>
          </table:table-cell>
          <table:table-cell table:formula="of:=&quot;X&quot;&amp;[.A840]" office:value-type="string" office:string-value="X387.5">
            <text:p>X387.5</text:p>
          </table:table-cell>
          <table:table-cell table:formula="of:=&quot;Y&quot;&amp;[.B840]" office:value-type="string" office:string-value="Y899.708333333331">
            <text:p>Y899.708333333331</text:p>
          </table:table-cell>
          <table:table-cell table:formula="of:=[.G835]+1" office:value-type="float" office:value="168">
            <text:p>168</text:p>
          </table:table-cell>
          <table:table-cell table:formula="of:=[.D840]&amp;&quot; &quot;&amp;[.E840]&amp;&quot; &quot;&amp;[.F840]" office:value-type="string" office:string-value="N839 X387.5 Y899.708333333331">
            <text:p>N839 X387.5 Y899.70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40</text:p>
          </table:table-cell>
          <table:table-cell table:formula="of:=[.E836]" office:value-type="string" office:string-value="G106">
            <text:p>G106</text:p>
          </table:table-cell>
          <table:table-cell table:formula="of:=[.F836]" office:value-type="string" office:string-value="P0">
            <text:p>P0</text:p>
          </table:table-cell>
          <table:table-cell table:formula="of:=[.G836]+1" office:value-type="float" office:value="168">
            <text:p>168</text:p>
          </table:table-cell>
          <table:table-cell table:formula="of:=[.D841]&amp;&quot; &quot;&amp;[.E841]&amp;&quot; &quot;&amp;[.F841]" office:value-type="string" office:string-value="N840 G106 P0">
            <text:p>N840 G106 P0</text:p>
          </table:table-cell>
          <table:table-cell table:number-columns-repeated="1016"/>
        </table:table-row>
        <table:table-row table:style-name="ro1">
          <table:table-cell/>
          <table:table-cell table:formula="of:=[.B837]" office:value-type="string" office:string-value="jog up">
            <text:p>jog up</text:p>
          </table:table-cell>
          <table:table-cell/>
          <table:table-cell office:value-type="string">
            <text:p>N841</text:p>
          </table:table-cell>
          <table:table-cell table:formula="of:=[.E837]" office:value-type="string" office:string-value="G105">
            <text:p>G105</text:p>
          </table:table-cell>
          <table:table-cell table:formula="of:=[.F837]" office:value-type="string" office:string-value="PY7.79166666666667">
            <text:p>PY7.79166666666667</text:p>
          </table:table-cell>
          <table:table-cell table:formula="of:=[.G837]+1" office:value-type="float" office:value="169">
            <text:p>169</text:p>
          </table:table-cell>
          <table:table-cell table:formula="of:=[.D842]&amp;&quot; &quot;&amp;[.E842]&amp;&quot; &quot;&amp;[.F842]" office:value-type="string" office:string-value="N841 G105 PY7.79166666666667">
            <text:p>N841 G105 PY7.79166666666667</text:p>
          </table:table-cell>
          <table:table-cell table:number-columns-repeated="1016"/>
        </table:table-row>
        <table:table-row table:style-name="ro1">
          <table:table-cell table:formula="of:=[.A838]" office:value-type="float" office:value="7115.5">
            <text:p>7115.5</text:p>
          </table:table-cell>
          <table:table-cell table:formula="of:=[.B838]+[.$K$16]" office:value-type="float" office:value="906.199999999998">
            <text:p>906.2</text:p>
          </table:table-cell>
          <table:table-cell/>
          <table:table-cell office:value-type="string">
            <text:p>N842</text:p>
          </table:table-cell>
          <table:table-cell table:formula="of:=&quot;X&quot;&amp;[.A843]" office:value-type="string" office:string-value="X7115.5">
            <text:p>X7115.5</text:p>
          </table:table-cell>
          <table:table-cell table:formula="of:=&quot;Y&quot;&amp;[.B843]" office:value-type="string" office:string-value="Y906.199999999998">
            <text:p>Y906.199999999998</text:p>
          </table:table-cell>
          <table:table-cell table:formula="of:=[.G838]+1" office:value-type="float" office:value="169">
            <text:p>169</text:p>
          </table:table-cell>
          <table:table-cell table:formula="of:=[.D843]&amp;&quot; &quot;&amp;[.E843]&amp;&quot; &quot;&amp;[.F843]" office:value-type="string" office:string-value="N842 X7115.5 Y906.199999999998">
            <text:p>N842 X7115.5 Y906.19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43</text:p>
          </table:table-cell>
          <table:table-cell table:formula="of:=[.E839]" office:value-type="string" office:string-value="G106">
            <text:p>G106</text:p>
          </table:table-cell>
          <table:table-cell table:formula="of:=[.F839]" office:value-type="string" office:string-value="P3">
            <text:p>P3</text:p>
          </table:table-cell>
          <table:table-cell table:formula="of:=[.G839]+1" office:value-type="float" office:value="169">
            <text:p>169</text:p>
          </table:table-cell>
          <table:table-cell table:formula="of:=[.D844]&amp;&quot; &quot;&amp;[.E844]&amp;&quot; &quot;&amp;[.F844]" office:value-type="string" office:string-value="N843 G106 P3">
            <text:p>N843 G106 P3</text:p>
          </table:table-cell>
          <table:table-cell table:number-columns-repeated="1016"/>
        </table:table-row>
        <table:table-row table:style-name="ro1">
          <table:table-cell table:formula="of:=[.A840]" office:value-type="float" office:value="387.5">
            <text:p>387.5</text:p>
          </table:table-cell>
          <table:table-cell table:formula="of:=[.B840]+[.$K$16]" office:value-type="float" office:value="904.499999999998">
            <text:p>904.5</text:p>
          </table:table-cell>
          <table:table-cell/>
          <table:table-cell office:value-type="string">
            <text:p>N844</text:p>
          </table:table-cell>
          <table:table-cell table:formula="of:=&quot;X&quot;&amp;[.A845]" office:value-type="string" office:string-value="X387.5">
            <text:p>X387.5</text:p>
          </table:table-cell>
          <table:table-cell table:formula="of:=&quot;Y&quot;&amp;[.B845]" office:value-type="string" office:string-value="Y904.499999999998">
            <text:p>Y904.499999999998</text:p>
          </table:table-cell>
          <table:table-cell table:formula="of:=[.G840]+1" office:value-type="float" office:value="169">
            <text:p>169</text:p>
          </table:table-cell>
          <table:table-cell table:formula="of:=[.D845]&amp;&quot; &quot;&amp;[.E845]&amp;&quot; &quot;&amp;[.F845]" office:value-type="string" office:string-value="N844 X387.5 Y904.499999999998">
            <text:p>N844 X387.5 Y904.49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45</text:p>
          </table:table-cell>
          <table:table-cell table:formula="of:=[.E841]" office:value-type="string" office:string-value="G106">
            <text:p>G106</text:p>
          </table:table-cell>
          <table:table-cell table:formula="of:=[.F841]" office:value-type="string" office:string-value="P0">
            <text:p>P0</text:p>
          </table:table-cell>
          <table:table-cell table:formula="of:=[.G841]+1" office:value-type="float" office:value="169">
            <text:p>169</text:p>
          </table:table-cell>
          <table:table-cell table:formula="of:=[.D846]&amp;&quot; &quot;&amp;[.E846]&amp;&quot; &quot;&amp;[.F846]" office:value-type="string" office:string-value="N845 G106 P0">
            <text:p>N845 G106 P0</text:p>
          </table:table-cell>
          <table:table-cell table:number-columns-repeated="1016"/>
        </table:table-row>
        <table:table-row table:style-name="ro1">
          <table:table-cell/>
          <table:table-cell table:formula="of:=[.B842]" office:value-type="string" office:string-value="jog up">
            <text:p>jog up</text:p>
          </table:table-cell>
          <table:table-cell/>
          <table:table-cell office:value-type="string">
            <text:p>N846</text:p>
          </table:table-cell>
          <table:table-cell table:formula="of:=[.E842]" office:value-type="string" office:string-value="G105">
            <text:p>G105</text:p>
          </table:table-cell>
          <table:table-cell table:formula="of:=[.F842]" office:value-type="string" office:string-value="PY7.79166666666667">
            <text:p>PY7.79166666666667</text:p>
          </table:table-cell>
          <table:table-cell table:formula="of:=[.G842]+1" office:value-type="float" office:value="170">
            <text:p>170</text:p>
          </table:table-cell>
          <table:table-cell table:formula="of:=[.D847]&amp;&quot; &quot;&amp;[.E847]&amp;&quot; &quot;&amp;[.F847]" office:value-type="string" office:string-value="N846 G105 PY7.79166666666667">
            <text:p>N846 G105 PY7.79166666666667</text:p>
          </table:table-cell>
          <table:table-cell table:number-columns-repeated="1016"/>
        </table:table-row>
        <table:table-row table:style-name="ro1">
          <table:table-cell table:formula="of:=[.A843]" office:value-type="float" office:value="7115.5">
            <text:p>7115.5</text:p>
          </table:table-cell>
          <table:table-cell table:formula="of:=[.B843]+[.$K$16]" office:value-type="float" office:value="910.991666666664">
            <text:p>910.9916666667</text:p>
          </table:table-cell>
          <table:table-cell/>
          <table:table-cell office:value-type="string">
            <text:p>N847</text:p>
          </table:table-cell>
          <table:table-cell table:formula="of:=&quot;X&quot;&amp;[.A848]" office:value-type="string" office:string-value="X7115.5">
            <text:p>X7115.5</text:p>
          </table:table-cell>
          <table:table-cell table:formula="of:=&quot;Y&quot;&amp;[.B848]" office:value-type="string" office:string-value="Y910.991666666664">
            <text:p>Y910.991666666664</text:p>
          </table:table-cell>
          <table:table-cell table:formula="of:=[.G843]+1" office:value-type="float" office:value="170">
            <text:p>170</text:p>
          </table:table-cell>
          <table:table-cell table:formula="of:=[.D848]&amp;&quot; &quot;&amp;[.E848]&amp;&quot; &quot;&amp;[.F848]" office:value-type="string" office:string-value="N847 X7115.5 Y910.991666666664">
            <text:p>N847 X7115.5 Y910.99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48</text:p>
          </table:table-cell>
          <table:table-cell table:formula="of:=[.E844]" office:value-type="string" office:string-value="G106">
            <text:p>G106</text:p>
          </table:table-cell>
          <table:table-cell table:formula="of:=[.F844]" office:value-type="string" office:string-value="P3">
            <text:p>P3</text:p>
          </table:table-cell>
          <table:table-cell table:formula="of:=[.G844]+1" office:value-type="float" office:value="170">
            <text:p>170</text:p>
          </table:table-cell>
          <table:table-cell table:formula="of:=[.D849]&amp;&quot; &quot;&amp;[.E849]&amp;&quot; &quot;&amp;[.F849]" office:value-type="string" office:string-value="N848 G106 P3">
            <text:p>N848 G106 P3</text:p>
          </table:table-cell>
          <table:table-cell table:number-columns-repeated="1016"/>
        </table:table-row>
        <table:table-row table:style-name="ro1">
          <table:table-cell table:formula="of:=[.A845]" office:value-type="float" office:value="387.5">
            <text:p>387.5</text:p>
          </table:table-cell>
          <table:table-cell table:formula="of:=[.B845]+[.$K$16]" office:value-type="float" office:value="909.291666666664">
            <text:p>909.2916666667</text:p>
          </table:table-cell>
          <table:table-cell/>
          <table:table-cell office:value-type="string">
            <text:p>N849</text:p>
          </table:table-cell>
          <table:table-cell table:formula="of:=&quot;X&quot;&amp;[.A850]" office:value-type="string" office:string-value="X387.5">
            <text:p>X387.5</text:p>
          </table:table-cell>
          <table:table-cell table:formula="of:=&quot;Y&quot;&amp;[.B850]" office:value-type="string" office:string-value="Y909.291666666664">
            <text:p>Y909.291666666664</text:p>
          </table:table-cell>
          <table:table-cell table:formula="of:=[.G845]+1" office:value-type="float" office:value="170">
            <text:p>170</text:p>
          </table:table-cell>
          <table:table-cell table:formula="of:=[.D850]&amp;&quot; &quot;&amp;[.E850]&amp;&quot; &quot;&amp;[.F850]" office:value-type="string" office:string-value="N849 X387.5 Y909.291666666664">
            <text:p>N849 X387.5 Y909.29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0</text:p>
          </table:table-cell>
          <table:table-cell table:formula="of:=[.E846]" office:value-type="string" office:string-value="G106">
            <text:p>G106</text:p>
          </table:table-cell>
          <table:table-cell table:formula="of:=[.F846]" office:value-type="string" office:string-value="P0">
            <text:p>P0</text:p>
          </table:table-cell>
          <table:table-cell table:formula="of:=[.G846]+1" office:value-type="float" office:value="170">
            <text:p>170</text:p>
          </table:table-cell>
          <table:table-cell table:formula="of:=[.D851]&amp;&quot; &quot;&amp;[.E851]&amp;&quot; &quot;&amp;[.F851]" office:value-type="string" office:string-value="N850 G106 P0">
            <text:p>N850 G106 P0</text:p>
          </table:table-cell>
          <table:table-cell table:number-columns-repeated="1016"/>
        </table:table-row>
        <table:table-row table:style-name="ro1">
          <table:table-cell/>
          <table:table-cell table:formula="of:=[.B847]" office:value-type="string" office:string-value="jog up">
            <text:p>jog up</text:p>
          </table:table-cell>
          <table:table-cell/>
          <table:table-cell office:value-type="string">
            <text:p>N851</text:p>
          </table:table-cell>
          <table:table-cell table:formula="of:=[.E847]" office:value-type="string" office:string-value="G105">
            <text:p>G105</text:p>
          </table:table-cell>
          <table:table-cell table:formula="of:=[.F847]" office:value-type="string" office:string-value="PY7.79166666666667">
            <text:p>PY7.79166666666667</text:p>
          </table:table-cell>
          <table:table-cell table:formula="of:=[.G847]+1" office:value-type="float" office:value="171">
            <text:p>171</text:p>
          </table:table-cell>
          <table:table-cell table:formula="of:=[.D852]&amp;&quot; &quot;&amp;[.E852]&amp;&quot; &quot;&amp;[.F852]" office:value-type="string" office:string-value="N851 G105 PY7.79166666666667">
            <text:p>N851 G105 PY7.79166666666667</text:p>
          </table:table-cell>
          <table:table-cell table:number-columns-repeated="1016"/>
        </table:table-row>
        <table:table-row table:style-name="ro1">
          <table:table-cell table:formula="of:=[.A848]" office:value-type="float" office:value="7115.5">
            <text:p>7115.5</text:p>
          </table:table-cell>
          <table:table-cell table:formula="of:=[.B848]+[.$K$16]" office:value-type="float" office:value="915.783333333331">
            <text:p>915.7833333333</text:p>
          </table:table-cell>
          <table:table-cell/>
          <table:table-cell office:value-type="string">
            <text:p>N852</text:p>
          </table:table-cell>
          <table:table-cell table:formula="of:=&quot;X&quot;&amp;[.A853]" office:value-type="string" office:string-value="X7115.5">
            <text:p>X7115.5</text:p>
          </table:table-cell>
          <table:table-cell table:formula="of:=&quot;Y&quot;&amp;[.B853]" office:value-type="string" office:string-value="Y915.783333333331">
            <text:p>Y915.783333333331</text:p>
          </table:table-cell>
          <table:table-cell table:formula="of:=[.G848]+1" office:value-type="float" office:value="171">
            <text:p>171</text:p>
          </table:table-cell>
          <table:table-cell table:formula="of:=[.D853]&amp;&quot; &quot;&amp;[.E853]&amp;&quot; &quot;&amp;[.F853]" office:value-type="string" office:string-value="N852 X7115.5 Y915.783333333331">
            <text:p>N852 X7115.5 Y915.7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3</text:p>
          </table:table-cell>
          <table:table-cell table:formula="of:=[.E849]" office:value-type="string" office:string-value="G106">
            <text:p>G106</text:p>
          </table:table-cell>
          <table:table-cell table:formula="of:=[.F849]" office:value-type="string" office:string-value="P3">
            <text:p>P3</text:p>
          </table:table-cell>
          <table:table-cell table:formula="of:=[.G849]+1" office:value-type="float" office:value="171">
            <text:p>171</text:p>
          </table:table-cell>
          <table:table-cell table:formula="of:=[.D854]&amp;&quot; &quot;&amp;[.E854]&amp;&quot; &quot;&amp;[.F854]" office:value-type="string" office:string-value="N853 G106 P3">
            <text:p>N853 G106 P3</text:p>
          </table:table-cell>
          <table:table-cell table:number-columns-repeated="1016"/>
        </table:table-row>
        <table:table-row table:style-name="ro1">
          <table:table-cell table:formula="of:=[.A850]" office:value-type="float" office:value="387.5">
            <text:p>387.5</text:p>
          </table:table-cell>
          <table:table-cell table:formula="of:=[.B850]+[.$K$16]" office:value-type="float" office:value="914.083333333331">
            <text:p>914.0833333333</text:p>
          </table:table-cell>
          <table:table-cell/>
          <table:table-cell office:value-type="string">
            <text:p>N854</text:p>
          </table:table-cell>
          <table:table-cell table:formula="of:=&quot;X&quot;&amp;[.A855]" office:value-type="string" office:string-value="X387.5">
            <text:p>X387.5</text:p>
          </table:table-cell>
          <table:table-cell table:formula="of:=&quot;Y&quot;&amp;[.B855]" office:value-type="string" office:string-value="Y914.083333333331">
            <text:p>Y914.083333333331</text:p>
          </table:table-cell>
          <table:table-cell table:formula="of:=[.G850]+1" office:value-type="float" office:value="171">
            <text:p>171</text:p>
          </table:table-cell>
          <table:table-cell table:formula="of:=[.D855]&amp;&quot; &quot;&amp;[.E855]&amp;&quot; &quot;&amp;[.F855]" office:value-type="string" office:string-value="N854 X387.5 Y914.083333333331">
            <text:p>N854 X387.5 Y914.0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5</text:p>
          </table:table-cell>
          <table:table-cell table:formula="of:=[.E851]" office:value-type="string" office:string-value="G106">
            <text:p>G106</text:p>
          </table:table-cell>
          <table:table-cell table:formula="of:=[.F851]" office:value-type="string" office:string-value="P0">
            <text:p>P0</text:p>
          </table:table-cell>
          <table:table-cell table:formula="of:=[.G851]+1" office:value-type="float" office:value="171">
            <text:p>171</text:p>
          </table:table-cell>
          <table:table-cell table:formula="of:=[.D856]&amp;&quot; &quot;&amp;[.E856]&amp;&quot; &quot;&amp;[.F856]" office:value-type="string" office:string-value="N855 G106 P0">
            <text:p>N855 G106 P0</text:p>
          </table:table-cell>
          <table:table-cell table:number-columns-repeated="1016"/>
        </table:table-row>
        <table:table-row table:style-name="ro1">
          <table:table-cell/>
          <table:table-cell table:formula="of:=[.B852]" office:value-type="string" office:string-value="jog up">
            <text:p>jog up</text:p>
          </table:table-cell>
          <table:table-cell/>
          <table:table-cell office:value-type="string">
            <text:p>N856</text:p>
          </table:table-cell>
          <table:table-cell table:formula="of:=[.E852]" office:value-type="string" office:string-value="G105">
            <text:p>G105</text:p>
          </table:table-cell>
          <table:table-cell table:formula="of:=[.F852]" office:value-type="string" office:string-value="PY7.79166666666667">
            <text:p>PY7.79166666666667</text:p>
          </table:table-cell>
          <table:table-cell table:formula="of:=[.G852]+1" office:value-type="float" office:value="172">
            <text:p>172</text:p>
          </table:table-cell>
          <table:table-cell table:formula="of:=[.D857]&amp;&quot; &quot;&amp;[.E857]&amp;&quot; &quot;&amp;[.F857]" office:value-type="string" office:string-value="N856 G105 PY7.79166666666667">
            <text:p>N856 G105 PY7.79166666666667</text:p>
          </table:table-cell>
          <table:table-cell table:number-columns-repeated="1016"/>
        </table:table-row>
        <table:table-row table:style-name="ro1">
          <table:table-cell table:formula="of:=[.A853]" office:value-type="float" office:value="7115.5">
            <text:p>7115.5</text:p>
          </table:table-cell>
          <table:table-cell table:formula="of:=[.B853]+[.$K$16]" office:value-type="float" office:value="920.574999999998">
            <text:p>920.575</text:p>
          </table:table-cell>
          <table:table-cell/>
          <table:table-cell office:value-type="string">
            <text:p>N857</text:p>
          </table:table-cell>
          <table:table-cell table:formula="of:=&quot;X&quot;&amp;[.A858]" office:value-type="string" office:string-value="X7115.5">
            <text:p>X7115.5</text:p>
          </table:table-cell>
          <table:table-cell table:formula="of:=&quot;Y&quot;&amp;[.B858]" office:value-type="string" office:string-value="Y920.574999999998">
            <text:p>Y920.574999999998</text:p>
          </table:table-cell>
          <table:table-cell table:formula="of:=[.G853]+1" office:value-type="float" office:value="172">
            <text:p>172</text:p>
          </table:table-cell>
          <table:table-cell table:formula="of:=[.D858]&amp;&quot; &quot;&amp;[.E858]&amp;&quot; &quot;&amp;[.F858]" office:value-type="string" office:string-value="N857 X7115.5 Y920.574999999998">
            <text:p>N857 X7115.5 Y920.5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58</text:p>
          </table:table-cell>
          <table:table-cell table:formula="of:=[.E854]" office:value-type="string" office:string-value="G106">
            <text:p>G106</text:p>
          </table:table-cell>
          <table:table-cell table:formula="of:=[.F854]" office:value-type="string" office:string-value="P3">
            <text:p>P3</text:p>
          </table:table-cell>
          <table:table-cell table:formula="of:=[.G854]+1" office:value-type="float" office:value="172">
            <text:p>172</text:p>
          </table:table-cell>
          <table:table-cell table:formula="of:=[.D859]&amp;&quot; &quot;&amp;[.E859]&amp;&quot; &quot;&amp;[.F859]" office:value-type="string" office:string-value="N858 G106 P3">
            <text:p>N858 G106 P3</text:p>
          </table:table-cell>
          <table:table-cell table:number-columns-repeated="1016"/>
        </table:table-row>
        <table:table-row table:style-name="ro1">
          <table:table-cell table:formula="of:=[.A855]" office:value-type="float" office:value="387.5">
            <text:p>387.5</text:p>
          </table:table-cell>
          <table:table-cell table:formula="of:=[.B855]+[.$K$16]" office:value-type="float" office:value="918.874999999998">
            <text:p>918.875</text:p>
          </table:table-cell>
          <table:table-cell/>
          <table:table-cell office:value-type="string">
            <text:p>N859</text:p>
          </table:table-cell>
          <table:table-cell table:formula="of:=&quot;X&quot;&amp;[.A860]" office:value-type="string" office:string-value="X387.5">
            <text:p>X387.5</text:p>
          </table:table-cell>
          <table:table-cell table:formula="of:=&quot;Y&quot;&amp;[.B860]" office:value-type="string" office:string-value="Y918.874999999998">
            <text:p>Y918.874999999998</text:p>
          </table:table-cell>
          <table:table-cell table:formula="of:=[.G855]+1" office:value-type="float" office:value="172">
            <text:p>172</text:p>
          </table:table-cell>
          <table:table-cell table:formula="of:=[.D860]&amp;&quot; &quot;&amp;[.E860]&amp;&quot; &quot;&amp;[.F860]" office:value-type="string" office:string-value="N859 X387.5 Y918.874999999998">
            <text:p>N859 X387.5 Y918.874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60</text:p>
          </table:table-cell>
          <table:table-cell table:formula="of:=[.E856]" office:value-type="string" office:string-value="G106">
            <text:p>G106</text:p>
          </table:table-cell>
          <table:table-cell table:formula="of:=[.F856]" office:value-type="string" office:string-value="P0">
            <text:p>P0</text:p>
          </table:table-cell>
          <table:table-cell table:formula="of:=[.G856]+1" office:value-type="float" office:value="172">
            <text:p>172</text:p>
          </table:table-cell>
          <table:table-cell table:formula="of:=[.D861]&amp;&quot; &quot;&amp;[.E861]&amp;&quot; &quot;&amp;[.F861]" office:value-type="string" office:string-value="N860 G106 P0">
            <text:p>N860 G106 P0</text:p>
          </table:table-cell>
          <table:table-cell table:number-columns-repeated="1016"/>
        </table:table-row>
        <table:table-row table:style-name="ro1">
          <table:table-cell/>
          <table:table-cell table:formula="of:=[.B857]" office:value-type="string" office:string-value="jog up">
            <text:p>jog up</text:p>
          </table:table-cell>
          <table:table-cell/>
          <table:table-cell office:value-type="string">
            <text:p>N861</text:p>
          </table:table-cell>
          <table:table-cell table:formula="of:=[.E857]" office:value-type="string" office:string-value="G105">
            <text:p>G105</text:p>
          </table:table-cell>
          <table:table-cell table:formula="of:=[.F857]" office:value-type="string" office:string-value="PY7.79166666666667">
            <text:p>PY7.79166666666667</text:p>
          </table:table-cell>
          <table:table-cell table:formula="of:=[.G857]+1" office:value-type="float" office:value="173">
            <text:p>173</text:p>
          </table:table-cell>
          <table:table-cell table:formula="of:=[.D862]&amp;&quot; &quot;&amp;[.E862]&amp;&quot; &quot;&amp;[.F862]" office:value-type="string" office:string-value="N861 G105 PY7.79166666666667">
            <text:p>N861 G105 PY7.79166666666667</text:p>
          </table:table-cell>
          <table:table-cell table:number-columns-repeated="1016"/>
        </table:table-row>
        <table:table-row table:style-name="ro1">
          <table:table-cell table:formula="of:=[.A858]" office:value-type="float" office:value="7115.5">
            <text:p>7115.5</text:p>
          </table:table-cell>
          <table:table-cell table:formula="of:=[.B858]+[.$K$16]" office:value-type="float" office:value="925.366666666664">
            <text:p>925.3666666667</text:p>
          </table:table-cell>
          <table:table-cell/>
          <table:table-cell office:value-type="string">
            <text:p>N862</text:p>
          </table:table-cell>
          <table:table-cell table:formula="of:=&quot;X&quot;&amp;[.A863]" office:value-type="string" office:string-value="X7115.5">
            <text:p>X7115.5</text:p>
          </table:table-cell>
          <table:table-cell table:formula="of:=&quot;Y&quot;&amp;[.B863]" office:value-type="string" office:string-value="Y925.366666666664">
            <text:p>Y925.366666666664</text:p>
          </table:table-cell>
          <table:table-cell table:formula="of:=[.G858]+1" office:value-type="float" office:value="173">
            <text:p>173</text:p>
          </table:table-cell>
          <table:table-cell table:formula="of:=[.D863]&amp;&quot; &quot;&amp;[.E863]&amp;&quot; &quot;&amp;[.F863]" office:value-type="string" office:string-value="N862 X7115.5 Y925.366666666664">
            <text:p>N862 X7115.5 Y925.36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63</text:p>
          </table:table-cell>
          <table:table-cell table:formula="of:=[.E859]" office:value-type="string" office:string-value="G106">
            <text:p>G106</text:p>
          </table:table-cell>
          <table:table-cell table:formula="of:=[.F859]" office:value-type="string" office:string-value="P3">
            <text:p>P3</text:p>
          </table:table-cell>
          <table:table-cell table:formula="of:=[.G859]+1" office:value-type="float" office:value="173">
            <text:p>173</text:p>
          </table:table-cell>
          <table:table-cell table:formula="of:=[.D864]&amp;&quot; &quot;&amp;[.E864]&amp;&quot; &quot;&amp;[.F864]" office:value-type="string" office:string-value="N863 G106 P3">
            <text:p>N863 G106 P3</text:p>
          </table:table-cell>
          <table:table-cell table:number-columns-repeated="1016"/>
        </table:table-row>
        <table:table-row table:style-name="ro1">
          <table:table-cell table:formula="of:=[.A860]" office:value-type="float" office:value="387.5">
            <text:p>387.5</text:p>
          </table:table-cell>
          <table:table-cell table:formula="of:=[.B860]+[.$K$16]" office:value-type="float" office:value="923.666666666664">
            <text:p>923.6666666667</text:p>
          </table:table-cell>
          <table:table-cell/>
          <table:table-cell office:value-type="string">
            <text:p>N864</text:p>
          </table:table-cell>
          <table:table-cell table:formula="of:=&quot;X&quot;&amp;[.A865]" office:value-type="string" office:string-value="X387.5">
            <text:p>X387.5</text:p>
          </table:table-cell>
          <table:table-cell table:formula="of:=&quot;Y&quot;&amp;[.B865]" office:value-type="string" office:string-value="Y923.666666666664">
            <text:p>Y923.666666666664</text:p>
          </table:table-cell>
          <table:table-cell table:formula="of:=[.G860]+1" office:value-type="float" office:value="173">
            <text:p>173</text:p>
          </table:table-cell>
          <table:table-cell table:formula="of:=[.D865]&amp;&quot; &quot;&amp;[.E865]&amp;&quot; &quot;&amp;[.F865]" office:value-type="string" office:string-value="N864 X387.5 Y923.666666666664">
            <text:p>N864 X387.5 Y923.66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65</text:p>
          </table:table-cell>
          <table:table-cell table:formula="of:=[.E861]" office:value-type="string" office:string-value="G106">
            <text:p>G106</text:p>
          </table:table-cell>
          <table:table-cell table:formula="of:=[.F861]" office:value-type="string" office:string-value="P0">
            <text:p>P0</text:p>
          </table:table-cell>
          <table:table-cell table:formula="of:=[.G861]+1" office:value-type="float" office:value="173">
            <text:p>173</text:p>
          </table:table-cell>
          <table:table-cell table:formula="of:=[.D866]&amp;&quot; &quot;&amp;[.E866]&amp;&quot; &quot;&amp;[.F866]" office:value-type="string" office:string-value="N865 G106 P0">
            <text:p>N865 G106 P0</text:p>
          </table:table-cell>
          <table:table-cell table:number-columns-repeated="1016"/>
        </table:table-row>
        <table:table-row table:style-name="ro1">
          <table:table-cell/>
          <table:table-cell table:formula="of:=[.B862]" office:value-type="string" office:string-value="jog up">
            <text:p>jog up</text:p>
          </table:table-cell>
          <table:table-cell/>
          <table:table-cell office:value-type="string">
            <text:p>N866</text:p>
          </table:table-cell>
          <table:table-cell table:formula="of:=[.E862]" office:value-type="string" office:string-value="G105">
            <text:p>G105</text:p>
          </table:table-cell>
          <table:table-cell table:formula="of:=[.F862]" office:value-type="string" office:string-value="PY7.79166666666667">
            <text:p>PY7.79166666666667</text:p>
          </table:table-cell>
          <table:table-cell table:formula="of:=[.G862]+1" office:value-type="float" office:value="174">
            <text:p>174</text:p>
          </table:table-cell>
          <table:table-cell table:formula="of:=[.D867]&amp;&quot; &quot;&amp;[.E867]&amp;&quot; &quot;&amp;[.F867]" office:value-type="string" office:string-value="N866 G105 PY7.79166666666667">
            <text:p>N866 G105 PY7.79166666666667</text:p>
          </table:table-cell>
          <table:table-cell table:number-columns-repeated="1016"/>
        </table:table-row>
        <table:table-row table:style-name="ro1">
          <table:table-cell table:formula="of:=[.A863]" office:value-type="float" office:value="7115.5">
            <text:p>7115.5</text:p>
          </table:table-cell>
          <table:table-cell table:formula="of:=[.B863]+[.$K$16]" office:value-type="float" office:value="930.158333333331">
            <text:p>930.1583333333</text:p>
          </table:table-cell>
          <table:table-cell/>
          <table:table-cell office:value-type="string">
            <text:p>N867</text:p>
          </table:table-cell>
          <table:table-cell table:formula="of:=&quot;X&quot;&amp;[.A868]" office:value-type="string" office:string-value="X7115.5">
            <text:p>X7115.5</text:p>
          </table:table-cell>
          <table:table-cell table:formula="of:=&quot;Y&quot;&amp;[.B868]" office:value-type="string" office:string-value="Y930.158333333331">
            <text:p>Y930.158333333331</text:p>
          </table:table-cell>
          <table:table-cell table:formula="of:=[.G863]+1" office:value-type="float" office:value="174">
            <text:p>174</text:p>
          </table:table-cell>
          <table:table-cell table:formula="of:=[.D868]&amp;&quot; &quot;&amp;[.E868]&amp;&quot; &quot;&amp;[.F868]" office:value-type="string" office:string-value="N867 X7115.5 Y930.158333333331">
            <text:p>N867 X7115.5 Y930.15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68</text:p>
          </table:table-cell>
          <table:table-cell table:formula="of:=[.E864]" office:value-type="string" office:string-value="G106">
            <text:p>G106</text:p>
          </table:table-cell>
          <table:table-cell table:formula="of:=[.F864]" office:value-type="string" office:string-value="P3">
            <text:p>P3</text:p>
          </table:table-cell>
          <table:table-cell table:formula="of:=[.G864]+1" office:value-type="float" office:value="174">
            <text:p>174</text:p>
          </table:table-cell>
          <table:table-cell table:formula="of:=[.D869]&amp;&quot; &quot;&amp;[.E869]&amp;&quot; &quot;&amp;[.F869]" office:value-type="string" office:string-value="N868 G106 P3">
            <text:p>N868 G106 P3</text:p>
          </table:table-cell>
          <table:table-cell table:number-columns-repeated="1016"/>
        </table:table-row>
        <table:table-row table:style-name="ro1">
          <table:table-cell table:formula="of:=[.A865]" office:value-type="float" office:value="387.5">
            <text:p>387.5</text:p>
          </table:table-cell>
          <table:table-cell table:formula="of:=[.B865]+[.$K$16]" office:value-type="float" office:value="928.458333333331">
            <text:p>928.4583333333</text:p>
          </table:table-cell>
          <table:table-cell/>
          <table:table-cell office:value-type="string">
            <text:p>N869</text:p>
          </table:table-cell>
          <table:table-cell table:formula="of:=&quot;X&quot;&amp;[.A870]" office:value-type="string" office:string-value="X387.5">
            <text:p>X387.5</text:p>
          </table:table-cell>
          <table:table-cell table:formula="of:=&quot;Y&quot;&amp;[.B870]" office:value-type="string" office:string-value="Y928.458333333331">
            <text:p>Y928.458333333331</text:p>
          </table:table-cell>
          <table:table-cell table:formula="of:=[.G865]+1" office:value-type="float" office:value="174">
            <text:p>174</text:p>
          </table:table-cell>
          <table:table-cell table:formula="of:=[.D870]&amp;&quot; &quot;&amp;[.E870]&amp;&quot; &quot;&amp;[.F870]" office:value-type="string" office:string-value="N869 X387.5 Y928.458333333331">
            <text:p>N869 X387.5 Y928.45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70</text:p>
          </table:table-cell>
          <table:table-cell table:formula="of:=[.E866]" office:value-type="string" office:string-value="G106">
            <text:p>G106</text:p>
          </table:table-cell>
          <table:table-cell table:formula="of:=[.F866]" office:value-type="string" office:string-value="P0">
            <text:p>P0</text:p>
          </table:table-cell>
          <table:table-cell table:formula="of:=[.G866]+1" office:value-type="float" office:value="174">
            <text:p>174</text:p>
          </table:table-cell>
          <table:table-cell table:formula="of:=[.D871]&amp;&quot; &quot;&amp;[.E871]&amp;&quot; &quot;&amp;[.F871]" office:value-type="string" office:string-value="N870 G106 P0">
            <text:p>N870 G106 P0</text:p>
          </table:table-cell>
          <table:table-cell table:number-columns-repeated="1016"/>
        </table:table-row>
        <table:table-row table:style-name="ro1">
          <table:table-cell/>
          <table:table-cell table:formula="of:=[.B867]" office:value-type="string" office:string-value="jog up">
            <text:p>jog up</text:p>
          </table:table-cell>
          <table:table-cell/>
          <table:table-cell office:value-type="string">
            <text:p>N871</text:p>
          </table:table-cell>
          <table:table-cell table:formula="of:=[.E867]" office:value-type="string" office:string-value="G105">
            <text:p>G105</text:p>
          </table:table-cell>
          <table:table-cell table:formula="of:=[.F867]" office:value-type="string" office:string-value="PY7.79166666666667">
            <text:p>PY7.79166666666667</text:p>
          </table:table-cell>
          <table:table-cell table:formula="of:=[.G867]+1" office:value-type="float" office:value="175">
            <text:p>175</text:p>
          </table:table-cell>
          <table:table-cell table:formula="of:=[.D872]&amp;&quot; &quot;&amp;[.E872]&amp;&quot; &quot;&amp;[.F872]" office:value-type="string" office:string-value="N871 G105 PY7.79166666666667">
            <text:p>N871 G105 PY7.79166666666667</text:p>
          </table:table-cell>
          <table:table-cell table:number-columns-repeated="1016"/>
        </table:table-row>
        <table:table-row table:style-name="ro1">
          <table:table-cell table:formula="of:=[.A868]" office:value-type="float" office:value="7115.5">
            <text:p>7115.5</text:p>
          </table:table-cell>
          <table:table-cell table:formula="of:=[.B868]+[.$K$16]" office:value-type="float" office:value="934.949999999997">
            <text:p>934.95</text:p>
          </table:table-cell>
          <table:table-cell/>
          <table:table-cell office:value-type="string">
            <text:p>N872</text:p>
          </table:table-cell>
          <table:table-cell table:formula="of:=&quot;X&quot;&amp;[.A873]" office:value-type="string" office:string-value="X7115.5">
            <text:p>X7115.5</text:p>
          </table:table-cell>
          <table:table-cell table:formula="of:=&quot;Y&quot;&amp;[.B873]" office:value-type="string" office:string-value="Y934.949999999997">
            <text:p>Y934.949999999997</text:p>
          </table:table-cell>
          <table:table-cell table:formula="of:=[.G868]+1" office:value-type="float" office:value="175">
            <text:p>175</text:p>
          </table:table-cell>
          <table:table-cell table:formula="of:=[.D873]&amp;&quot; &quot;&amp;[.E873]&amp;&quot; &quot;&amp;[.F873]" office:value-type="string" office:string-value="N872 X7115.5 Y934.949999999997">
            <text:p>N872 X7115.5 Y934.94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73</text:p>
          </table:table-cell>
          <table:table-cell table:formula="of:=[.E869]" office:value-type="string" office:string-value="G106">
            <text:p>G106</text:p>
          </table:table-cell>
          <table:table-cell table:formula="of:=[.F869]" office:value-type="string" office:string-value="P3">
            <text:p>P3</text:p>
          </table:table-cell>
          <table:table-cell table:formula="of:=[.G869]+1" office:value-type="float" office:value="175">
            <text:p>175</text:p>
          </table:table-cell>
          <table:table-cell table:formula="of:=[.D874]&amp;&quot; &quot;&amp;[.E874]&amp;&quot; &quot;&amp;[.F874]" office:value-type="string" office:string-value="N873 G106 P3">
            <text:p>N873 G106 P3</text:p>
          </table:table-cell>
          <table:table-cell table:number-columns-repeated="1016"/>
        </table:table-row>
        <table:table-row table:style-name="ro1">
          <table:table-cell table:formula="of:=[.A870]" office:value-type="float" office:value="387.5">
            <text:p>387.5</text:p>
          </table:table-cell>
          <table:table-cell table:formula="of:=[.B870]+[.$K$16]" office:value-type="float" office:value="933.249999999998">
            <text:p>933.25</text:p>
          </table:table-cell>
          <table:table-cell/>
          <table:table-cell office:value-type="string">
            <text:p>N874</text:p>
          </table:table-cell>
          <table:table-cell table:formula="of:=&quot;X&quot;&amp;[.A875]" office:value-type="string" office:string-value="X387.5">
            <text:p>X387.5</text:p>
          </table:table-cell>
          <table:table-cell table:formula="of:=&quot;Y&quot;&amp;[.B875]" office:value-type="string" office:string-value="Y933.249999999998">
            <text:p>Y933.249999999998</text:p>
          </table:table-cell>
          <table:table-cell table:formula="of:=[.G870]+1" office:value-type="float" office:value="175">
            <text:p>175</text:p>
          </table:table-cell>
          <table:table-cell table:formula="of:=[.D875]&amp;&quot; &quot;&amp;[.E875]&amp;&quot; &quot;&amp;[.F875]" office:value-type="string" office:string-value="N874 X387.5 Y933.249999999998">
            <text:p>N874 X387.5 Y933.249999999998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75</text:p>
          </table:table-cell>
          <table:table-cell table:formula="of:=[.E871]" office:value-type="string" office:string-value="G106">
            <text:p>G106</text:p>
          </table:table-cell>
          <table:table-cell table:formula="of:=[.F871]" office:value-type="string" office:string-value="P0">
            <text:p>P0</text:p>
          </table:table-cell>
          <table:table-cell table:formula="of:=[.G871]+1" office:value-type="float" office:value="175">
            <text:p>175</text:p>
          </table:table-cell>
          <table:table-cell table:formula="of:=[.D876]&amp;&quot; &quot;&amp;[.E876]&amp;&quot; &quot;&amp;[.F876]" office:value-type="string" office:string-value="N875 G106 P0">
            <text:p>N875 G106 P0</text:p>
          </table:table-cell>
          <table:table-cell table:number-columns-repeated="1016"/>
        </table:table-row>
        <table:table-row table:style-name="ro1">
          <table:table-cell/>
          <table:table-cell table:formula="of:=[.B872]" office:value-type="string" office:string-value="jog up">
            <text:p>jog up</text:p>
          </table:table-cell>
          <table:table-cell/>
          <table:table-cell office:value-type="string">
            <text:p>N876</text:p>
          </table:table-cell>
          <table:table-cell table:formula="of:=[.E872]" office:value-type="string" office:string-value="G105">
            <text:p>G105</text:p>
          </table:table-cell>
          <table:table-cell table:formula="of:=[.F872]" office:value-type="string" office:string-value="PY7.79166666666667">
            <text:p>PY7.79166666666667</text:p>
          </table:table-cell>
          <table:table-cell table:formula="of:=[.G872]+1" office:value-type="float" office:value="176">
            <text:p>176</text:p>
          </table:table-cell>
          <table:table-cell table:formula="of:=[.D877]&amp;&quot; &quot;&amp;[.E877]&amp;&quot; &quot;&amp;[.F877]" office:value-type="string" office:string-value="N876 G105 PY7.79166666666667">
            <text:p>N876 G105 PY7.79166666666667</text:p>
          </table:table-cell>
          <table:table-cell table:number-columns-repeated="1016"/>
        </table:table-row>
        <table:table-row table:style-name="ro1">
          <table:table-cell table:formula="of:=[.A873]" office:value-type="float" office:value="7115.5">
            <text:p>7115.5</text:p>
          </table:table-cell>
          <table:table-cell table:formula="of:=[.B873]+[.$K$16]" office:value-type="float" office:value="939.741666666664">
            <text:p>939.7416666667</text:p>
          </table:table-cell>
          <table:table-cell/>
          <table:table-cell office:value-type="string">
            <text:p>N877</text:p>
          </table:table-cell>
          <table:table-cell table:formula="of:=&quot;X&quot;&amp;[.A878]" office:value-type="string" office:string-value="X7115.5">
            <text:p>X7115.5</text:p>
          </table:table-cell>
          <table:table-cell table:formula="of:=&quot;Y&quot;&amp;[.B878]" office:value-type="string" office:string-value="Y939.741666666664">
            <text:p>Y939.741666666664</text:p>
          </table:table-cell>
          <table:table-cell table:formula="of:=[.G873]+1" office:value-type="float" office:value="176">
            <text:p>176</text:p>
          </table:table-cell>
          <table:table-cell table:formula="of:=[.D878]&amp;&quot; &quot;&amp;[.E878]&amp;&quot; &quot;&amp;[.F878]" office:value-type="string" office:string-value="N877 X7115.5 Y939.741666666664">
            <text:p>N877 X7115.5 Y939.74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78</text:p>
          </table:table-cell>
          <table:table-cell table:formula="of:=[.E874]" office:value-type="string" office:string-value="G106">
            <text:p>G106</text:p>
          </table:table-cell>
          <table:table-cell table:formula="of:=[.F874]" office:value-type="string" office:string-value="P3">
            <text:p>P3</text:p>
          </table:table-cell>
          <table:table-cell table:formula="of:=[.G874]+1" office:value-type="float" office:value="176">
            <text:p>176</text:p>
          </table:table-cell>
          <table:table-cell table:formula="of:=[.D879]&amp;&quot; &quot;&amp;[.E879]&amp;&quot; &quot;&amp;[.F879]" office:value-type="string" office:string-value="N878 G106 P3">
            <text:p>N878 G106 P3</text:p>
          </table:table-cell>
          <table:table-cell table:number-columns-repeated="1016"/>
        </table:table-row>
        <table:table-row table:style-name="ro1">
          <table:table-cell table:formula="of:=[.A875]" office:value-type="float" office:value="387.5">
            <text:p>387.5</text:p>
          </table:table-cell>
          <table:table-cell table:formula="of:=[.B875]+[.$K$16]" office:value-type="float" office:value="938.041666666664">
            <text:p>938.0416666667</text:p>
          </table:table-cell>
          <table:table-cell/>
          <table:table-cell office:value-type="string">
            <text:p>N879</text:p>
          </table:table-cell>
          <table:table-cell table:formula="of:=&quot;X&quot;&amp;[.A880]" office:value-type="string" office:string-value="X387.5">
            <text:p>X387.5</text:p>
          </table:table-cell>
          <table:table-cell table:formula="of:=&quot;Y&quot;&amp;[.B880]" office:value-type="string" office:string-value="Y938.041666666664">
            <text:p>Y938.041666666664</text:p>
          </table:table-cell>
          <table:table-cell table:formula="of:=[.G875]+1" office:value-type="float" office:value="176">
            <text:p>176</text:p>
          </table:table-cell>
          <table:table-cell table:formula="of:=[.D880]&amp;&quot; &quot;&amp;[.E880]&amp;&quot; &quot;&amp;[.F880]" office:value-type="string" office:string-value="N879 X387.5 Y938.041666666664">
            <text:p>N879 X387.5 Y938.04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0</text:p>
          </table:table-cell>
          <table:table-cell table:formula="of:=[.E876]" office:value-type="string" office:string-value="G106">
            <text:p>G106</text:p>
          </table:table-cell>
          <table:table-cell table:formula="of:=[.F876]" office:value-type="string" office:string-value="P0">
            <text:p>P0</text:p>
          </table:table-cell>
          <table:table-cell table:formula="of:=[.G876]+1" office:value-type="float" office:value="176">
            <text:p>176</text:p>
          </table:table-cell>
          <table:table-cell table:formula="of:=[.D881]&amp;&quot; &quot;&amp;[.E881]&amp;&quot; &quot;&amp;[.F881]" office:value-type="string" office:string-value="N880 G106 P0">
            <text:p>N880 G106 P0</text:p>
          </table:table-cell>
          <table:table-cell table:number-columns-repeated="1016"/>
        </table:table-row>
        <table:table-row table:style-name="ro1">
          <table:table-cell/>
          <table:table-cell table:formula="of:=[.B877]" office:value-type="string" office:string-value="jog up">
            <text:p>jog up</text:p>
          </table:table-cell>
          <table:table-cell/>
          <table:table-cell office:value-type="string">
            <text:p>N881</text:p>
          </table:table-cell>
          <table:table-cell table:formula="of:=[.E877]" office:value-type="string" office:string-value="G105">
            <text:p>G105</text:p>
          </table:table-cell>
          <table:table-cell table:formula="of:=[.F877]" office:value-type="string" office:string-value="PY7.79166666666667">
            <text:p>PY7.79166666666667</text:p>
          </table:table-cell>
          <table:table-cell table:formula="of:=[.G877]+1" office:value-type="float" office:value="177">
            <text:p>177</text:p>
          </table:table-cell>
          <table:table-cell table:formula="of:=[.D882]&amp;&quot; &quot;&amp;[.E882]&amp;&quot; &quot;&amp;[.F882]" office:value-type="string" office:string-value="N881 G105 PY7.79166666666667">
            <text:p>N881 G105 PY7.79166666666667</text:p>
          </table:table-cell>
          <table:table-cell table:number-columns-repeated="1016"/>
        </table:table-row>
        <table:table-row table:style-name="ro1">
          <table:table-cell table:formula="of:=[.A878]" office:value-type="float" office:value="7115.5">
            <text:p>7115.5</text:p>
          </table:table-cell>
          <table:table-cell table:formula="of:=[.B878]+[.$K$16]" office:value-type="float" office:value="944.533333333331">
            <text:p>944.5333333333</text:p>
          </table:table-cell>
          <table:table-cell/>
          <table:table-cell office:value-type="string">
            <text:p>N882</text:p>
          </table:table-cell>
          <table:table-cell table:formula="of:=&quot;X&quot;&amp;[.A883]" office:value-type="string" office:string-value="X7115.5">
            <text:p>X7115.5</text:p>
          </table:table-cell>
          <table:table-cell table:formula="of:=&quot;Y&quot;&amp;[.B883]" office:value-type="string" office:string-value="Y944.533333333331">
            <text:p>Y944.533333333331</text:p>
          </table:table-cell>
          <table:table-cell table:formula="of:=[.G878]+1" office:value-type="float" office:value="177">
            <text:p>177</text:p>
          </table:table-cell>
          <table:table-cell table:formula="of:=[.D883]&amp;&quot; &quot;&amp;[.E883]&amp;&quot; &quot;&amp;[.F883]" office:value-type="string" office:string-value="N882 X7115.5 Y944.533333333331">
            <text:p>N882 X7115.5 Y944.53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3</text:p>
          </table:table-cell>
          <table:table-cell table:formula="of:=[.E879]" office:value-type="string" office:string-value="G106">
            <text:p>G106</text:p>
          </table:table-cell>
          <table:table-cell table:formula="of:=[.F879]" office:value-type="string" office:string-value="P3">
            <text:p>P3</text:p>
          </table:table-cell>
          <table:table-cell table:formula="of:=[.G879]+1" office:value-type="float" office:value="177">
            <text:p>177</text:p>
          </table:table-cell>
          <table:table-cell table:formula="of:=[.D884]&amp;&quot; &quot;&amp;[.E884]&amp;&quot; &quot;&amp;[.F884]" office:value-type="string" office:string-value="N883 G106 P3">
            <text:p>N883 G106 P3</text:p>
          </table:table-cell>
          <table:table-cell table:number-columns-repeated="1016"/>
        </table:table-row>
        <table:table-row table:style-name="ro1">
          <table:table-cell table:formula="of:=[.A880]" office:value-type="float" office:value="387.5">
            <text:p>387.5</text:p>
          </table:table-cell>
          <table:table-cell table:formula="of:=[.B880]+[.$K$16]" office:value-type="float" office:value="942.833333333331">
            <text:p>942.8333333333</text:p>
          </table:table-cell>
          <table:table-cell/>
          <table:table-cell office:value-type="string">
            <text:p>N884</text:p>
          </table:table-cell>
          <table:table-cell table:formula="of:=&quot;X&quot;&amp;[.A885]" office:value-type="string" office:string-value="X387.5">
            <text:p>X387.5</text:p>
          </table:table-cell>
          <table:table-cell table:formula="of:=&quot;Y&quot;&amp;[.B885]" office:value-type="string" office:string-value="Y942.833333333331">
            <text:p>Y942.833333333331</text:p>
          </table:table-cell>
          <table:table-cell table:formula="of:=[.G880]+1" office:value-type="float" office:value="177">
            <text:p>177</text:p>
          </table:table-cell>
          <table:table-cell table:formula="of:=[.D885]&amp;&quot; &quot;&amp;[.E885]&amp;&quot; &quot;&amp;[.F885]" office:value-type="string" office:string-value="N884 X387.5 Y942.833333333331">
            <text:p>N884 X387.5 Y942.83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5</text:p>
          </table:table-cell>
          <table:table-cell table:formula="of:=[.E881]" office:value-type="string" office:string-value="G106">
            <text:p>G106</text:p>
          </table:table-cell>
          <table:table-cell table:formula="of:=[.F881]" office:value-type="string" office:string-value="P0">
            <text:p>P0</text:p>
          </table:table-cell>
          <table:table-cell table:formula="of:=[.G881]+1" office:value-type="float" office:value="177">
            <text:p>177</text:p>
          </table:table-cell>
          <table:table-cell table:formula="of:=[.D886]&amp;&quot; &quot;&amp;[.E886]&amp;&quot; &quot;&amp;[.F886]" office:value-type="string" office:string-value="N885 G106 P0">
            <text:p>N885 G106 P0</text:p>
          </table:table-cell>
          <table:table-cell table:number-columns-repeated="1016"/>
        </table:table-row>
        <table:table-row table:style-name="ro1">
          <table:table-cell/>
          <table:table-cell table:formula="of:=[.B882]" office:value-type="string" office:string-value="jog up">
            <text:p>jog up</text:p>
          </table:table-cell>
          <table:table-cell/>
          <table:table-cell office:value-type="string">
            <text:p>N886</text:p>
          </table:table-cell>
          <table:table-cell table:formula="of:=[.E882]" office:value-type="string" office:string-value="G105">
            <text:p>G105</text:p>
          </table:table-cell>
          <table:table-cell table:formula="of:=[.F882]" office:value-type="string" office:string-value="PY7.79166666666667">
            <text:p>PY7.79166666666667</text:p>
          </table:table-cell>
          <table:table-cell table:formula="of:=[.G882]+1" office:value-type="float" office:value="178">
            <text:p>178</text:p>
          </table:table-cell>
          <table:table-cell table:formula="of:=[.D887]&amp;&quot; &quot;&amp;[.E887]&amp;&quot; &quot;&amp;[.F887]" office:value-type="string" office:string-value="N886 G105 PY7.79166666666667">
            <text:p>N886 G105 PY7.79166666666667</text:p>
          </table:table-cell>
          <table:table-cell table:number-columns-repeated="1016"/>
        </table:table-row>
        <table:table-row table:style-name="ro1">
          <table:table-cell table:formula="of:=[.A883]" office:value-type="float" office:value="7115.5">
            <text:p>7115.5</text:p>
          </table:table-cell>
          <table:table-cell table:formula="of:=[.B883]+[.$K$16]" office:value-type="float" office:value="949.324999999997">
            <text:p>949.325</text:p>
          </table:table-cell>
          <table:table-cell/>
          <table:table-cell office:value-type="string">
            <text:p>N887</text:p>
          </table:table-cell>
          <table:table-cell table:formula="of:=&quot;X&quot;&amp;[.A888]" office:value-type="string" office:string-value="X7115.5">
            <text:p>X7115.5</text:p>
          </table:table-cell>
          <table:table-cell table:formula="of:=&quot;Y&quot;&amp;[.B888]" office:value-type="string" office:string-value="Y949.324999999997">
            <text:p>Y949.324999999997</text:p>
          </table:table-cell>
          <table:table-cell table:formula="of:=[.G883]+1" office:value-type="float" office:value="178">
            <text:p>178</text:p>
          </table:table-cell>
          <table:table-cell table:formula="of:=[.D888]&amp;&quot; &quot;&amp;[.E888]&amp;&quot; &quot;&amp;[.F888]" office:value-type="string" office:string-value="N887 X7115.5 Y949.324999999997">
            <text:p>N887 X7115.5 Y949.324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88</text:p>
          </table:table-cell>
          <table:table-cell table:formula="of:=[.E884]" office:value-type="string" office:string-value="G106">
            <text:p>G106</text:p>
          </table:table-cell>
          <table:table-cell table:formula="of:=[.F884]" office:value-type="string" office:string-value="P3">
            <text:p>P3</text:p>
          </table:table-cell>
          <table:table-cell table:formula="of:=[.G884]+1" office:value-type="float" office:value="178">
            <text:p>178</text:p>
          </table:table-cell>
          <table:table-cell table:formula="of:=[.D889]&amp;&quot; &quot;&amp;[.E889]&amp;&quot; &quot;&amp;[.F889]" office:value-type="string" office:string-value="N888 G106 P3">
            <text:p>N888 G106 P3</text:p>
          </table:table-cell>
          <table:table-cell table:number-columns-repeated="1016"/>
        </table:table-row>
        <table:table-row table:style-name="ro1">
          <table:table-cell table:formula="of:=[.A885]" office:value-type="float" office:value="387.5">
            <text:p>387.5</text:p>
          </table:table-cell>
          <table:table-cell table:formula="of:=[.B885]+[.$K$16]" office:value-type="float" office:value="947.624999999997">
            <text:p>947.625</text:p>
          </table:table-cell>
          <table:table-cell/>
          <table:table-cell office:value-type="string">
            <text:p>N889</text:p>
          </table:table-cell>
          <table:table-cell table:formula="of:=&quot;X&quot;&amp;[.A890]" office:value-type="string" office:string-value="X387.5">
            <text:p>X387.5</text:p>
          </table:table-cell>
          <table:table-cell table:formula="of:=&quot;Y&quot;&amp;[.B890]" office:value-type="string" office:string-value="Y947.624999999997">
            <text:p>Y947.624999999997</text:p>
          </table:table-cell>
          <table:table-cell table:formula="of:=[.G885]+1" office:value-type="float" office:value="178">
            <text:p>178</text:p>
          </table:table-cell>
          <table:table-cell table:formula="of:=[.D890]&amp;&quot; &quot;&amp;[.E890]&amp;&quot; &quot;&amp;[.F890]" office:value-type="string" office:string-value="N889 X387.5 Y947.624999999997">
            <text:p>N889 X387.5 Y947.624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90</text:p>
          </table:table-cell>
          <table:table-cell table:formula="of:=[.E886]" office:value-type="string" office:string-value="G106">
            <text:p>G106</text:p>
          </table:table-cell>
          <table:table-cell table:formula="of:=[.F886]" office:value-type="string" office:string-value="P0">
            <text:p>P0</text:p>
          </table:table-cell>
          <table:table-cell table:formula="of:=[.G886]+1" office:value-type="float" office:value="178">
            <text:p>178</text:p>
          </table:table-cell>
          <table:table-cell table:formula="of:=[.D891]&amp;&quot; &quot;&amp;[.E891]&amp;&quot; &quot;&amp;[.F891]" office:value-type="string" office:string-value="N890 G106 P0">
            <text:p>N890 G106 P0</text:p>
          </table:table-cell>
          <table:table-cell table:number-columns-repeated="1016"/>
        </table:table-row>
        <table:table-row table:style-name="ro1">
          <table:table-cell/>
          <table:table-cell table:formula="of:=[.B887]" office:value-type="string" office:string-value="jog up">
            <text:p>jog up</text:p>
          </table:table-cell>
          <table:table-cell/>
          <table:table-cell office:value-type="string">
            <text:p>N891</text:p>
          </table:table-cell>
          <table:table-cell table:formula="of:=[.E887]" office:value-type="string" office:string-value="G105">
            <text:p>G105</text:p>
          </table:table-cell>
          <table:table-cell table:formula="of:=[.F887]" office:value-type="string" office:string-value="PY7.79166666666667">
            <text:p>PY7.79166666666667</text:p>
          </table:table-cell>
          <table:table-cell table:formula="of:=[.G887]+1" office:value-type="float" office:value="179">
            <text:p>179</text:p>
          </table:table-cell>
          <table:table-cell table:formula="of:=[.D892]&amp;&quot; &quot;&amp;[.E892]&amp;&quot; &quot;&amp;[.F892]" office:value-type="string" office:string-value="N891 G105 PY7.79166666666667">
            <text:p>N891 G105 PY7.79166666666667</text:p>
          </table:table-cell>
          <table:table-cell table:number-columns-repeated="1016"/>
        </table:table-row>
        <table:table-row table:style-name="ro1">
          <table:table-cell table:formula="of:=[.A888]" office:value-type="float" office:value="7115.5">
            <text:p>7115.5</text:p>
          </table:table-cell>
          <table:table-cell table:formula="of:=[.B888]+[.$K$16]" office:value-type="float" office:value="954.116666666664">
            <text:p>954.1166666667</text:p>
          </table:table-cell>
          <table:table-cell/>
          <table:table-cell office:value-type="string">
            <text:p>N892</text:p>
          </table:table-cell>
          <table:table-cell table:formula="of:=&quot;X&quot;&amp;[.A893]" office:value-type="string" office:string-value="X7115.5">
            <text:p>X7115.5</text:p>
          </table:table-cell>
          <table:table-cell table:formula="of:=&quot;Y&quot;&amp;[.B893]" office:value-type="string" office:string-value="Y954.116666666664">
            <text:p>Y954.116666666664</text:p>
          </table:table-cell>
          <table:table-cell table:formula="of:=[.G888]+1" office:value-type="float" office:value="179">
            <text:p>179</text:p>
          </table:table-cell>
          <table:table-cell table:formula="of:=[.D893]&amp;&quot; &quot;&amp;[.E893]&amp;&quot; &quot;&amp;[.F893]" office:value-type="string" office:string-value="N892 X7115.5 Y954.116666666664">
            <text:p>N892 X7115.5 Y954.11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93</text:p>
          </table:table-cell>
          <table:table-cell table:formula="of:=[.E889]" office:value-type="string" office:string-value="G106">
            <text:p>G106</text:p>
          </table:table-cell>
          <table:table-cell table:formula="of:=[.F889]" office:value-type="string" office:string-value="P3">
            <text:p>P3</text:p>
          </table:table-cell>
          <table:table-cell table:formula="of:=[.G889]+1" office:value-type="float" office:value="179">
            <text:p>179</text:p>
          </table:table-cell>
          <table:table-cell table:formula="of:=[.D894]&amp;&quot; &quot;&amp;[.E894]&amp;&quot; &quot;&amp;[.F894]" office:value-type="string" office:string-value="N893 G106 P3">
            <text:p>N893 G106 P3</text:p>
          </table:table-cell>
          <table:table-cell table:number-columns-repeated="1016"/>
        </table:table-row>
        <table:table-row table:style-name="ro1">
          <table:table-cell table:formula="of:=[.A890]" office:value-type="float" office:value="387.5">
            <text:p>387.5</text:p>
          </table:table-cell>
          <table:table-cell table:formula="of:=[.B890]+[.$K$16]" office:value-type="float" office:value="952.416666666664">
            <text:p>952.4166666667</text:p>
          </table:table-cell>
          <table:table-cell/>
          <table:table-cell office:value-type="string">
            <text:p>N894</text:p>
          </table:table-cell>
          <table:table-cell table:formula="of:=&quot;X&quot;&amp;[.A895]" office:value-type="string" office:string-value="X387.5">
            <text:p>X387.5</text:p>
          </table:table-cell>
          <table:table-cell table:formula="of:=&quot;Y&quot;&amp;[.B895]" office:value-type="string" office:string-value="Y952.416666666664">
            <text:p>Y952.416666666664</text:p>
          </table:table-cell>
          <table:table-cell table:formula="of:=[.G890]+1" office:value-type="float" office:value="179">
            <text:p>179</text:p>
          </table:table-cell>
          <table:table-cell table:formula="of:=[.D895]&amp;&quot; &quot;&amp;[.E895]&amp;&quot; &quot;&amp;[.F895]" office:value-type="string" office:string-value="N894 X387.5 Y952.416666666664">
            <text:p>N894 X387.5 Y952.41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95</text:p>
          </table:table-cell>
          <table:table-cell table:formula="of:=[.E891]" office:value-type="string" office:string-value="G106">
            <text:p>G106</text:p>
          </table:table-cell>
          <table:table-cell table:formula="of:=[.F891]" office:value-type="string" office:string-value="P0">
            <text:p>P0</text:p>
          </table:table-cell>
          <table:table-cell table:formula="of:=[.G891]+1" office:value-type="float" office:value="179">
            <text:p>179</text:p>
          </table:table-cell>
          <table:table-cell table:formula="of:=[.D896]&amp;&quot; &quot;&amp;[.E896]&amp;&quot; &quot;&amp;[.F896]" office:value-type="string" office:string-value="N895 G106 P0">
            <text:p>N895 G106 P0</text:p>
          </table:table-cell>
          <table:table-cell table:number-columns-repeated="1016"/>
        </table:table-row>
        <table:table-row table:style-name="ro1">
          <table:table-cell/>
          <table:table-cell table:formula="of:=[.B892]" office:value-type="string" office:string-value="jog up">
            <text:p>jog up</text:p>
          </table:table-cell>
          <table:table-cell/>
          <table:table-cell office:value-type="string">
            <text:p>N896</text:p>
          </table:table-cell>
          <table:table-cell table:formula="of:=[.E892]" office:value-type="string" office:string-value="G105">
            <text:p>G105</text:p>
          </table:table-cell>
          <table:table-cell table:formula="of:=[.F892]" office:value-type="string" office:string-value="PY7.79166666666667">
            <text:p>PY7.79166666666667</text:p>
          </table:table-cell>
          <table:table-cell table:formula="of:=[.G892]+1" office:value-type="float" office:value="180">
            <text:p>180</text:p>
          </table:table-cell>
          <table:table-cell table:formula="of:=[.D897]&amp;&quot; &quot;&amp;[.E897]&amp;&quot; &quot;&amp;[.F897]" office:value-type="string" office:string-value="N896 G105 PY7.79166666666667">
            <text:p>N896 G105 PY7.79166666666667</text:p>
          </table:table-cell>
          <table:table-cell table:number-columns-repeated="1016"/>
        </table:table-row>
        <table:table-row table:style-name="ro1">
          <table:table-cell table:formula="of:=[.A893]" office:value-type="float" office:value="7115.5">
            <text:p>7115.5</text:p>
          </table:table-cell>
          <table:table-cell table:formula="of:=[.B893]+[.$K$16]" office:value-type="float" office:value="958.908333333331">
            <text:p>958.9083333333</text:p>
          </table:table-cell>
          <table:table-cell/>
          <table:table-cell office:value-type="string">
            <text:p>N897</text:p>
          </table:table-cell>
          <table:table-cell table:formula="of:=&quot;X&quot;&amp;[.A898]" office:value-type="string" office:string-value="X7115.5">
            <text:p>X7115.5</text:p>
          </table:table-cell>
          <table:table-cell table:formula="of:=&quot;Y&quot;&amp;[.B898]" office:value-type="string" office:string-value="Y958.908333333331">
            <text:p>Y958.908333333331</text:p>
          </table:table-cell>
          <table:table-cell table:formula="of:=[.G893]+1" office:value-type="float" office:value="180">
            <text:p>180</text:p>
          </table:table-cell>
          <table:table-cell table:formula="of:=[.D898]&amp;&quot; &quot;&amp;[.E898]&amp;&quot; &quot;&amp;[.F898]" office:value-type="string" office:string-value="N897 X7115.5 Y958.908333333331">
            <text:p>N897 X7115.5 Y958.90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898</text:p>
          </table:table-cell>
          <table:table-cell table:formula="of:=[.E894]" office:value-type="string" office:string-value="G106">
            <text:p>G106</text:p>
          </table:table-cell>
          <table:table-cell table:formula="of:=[.F894]" office:value-type="string" office:string-value="P3">
            <text:p>P3</text:p>
          </table:table-cell>
          <table:table-cell table:formula="of:=[.G894]+1" office:value-type="float" office:value="180">
            <text:p>180</text:p>
          </table:table-cell>
          <table:table-cell table:formula="of:=[.D899]&amp;&quot; &quot;&amp;[.E899]&amp;&quot; &quot;&amp;[.F899]" office:value-type="string" office:string-value="N898 G106 P3">
            <text:p>N898 G106 P3</text:p>
          </table:table-cell>
          <table:table-cell table:number-columns-repeated="1016"/>
        </table:table-row>
        <table:table-row table:style-name="ro1">
          <table:table-cell table:formula="of:=[.A895]" office:value-type="float" office:value="387.5">
            <text:p>387.5</text:p>
          </table:table-cell>
          <table:table-cell table:formula="of:=[.B895]+[.$K$16]" office:value-type="float" office:value="957.208333333331">
            <text:p>957.2083333333</text:p>
          </table:table-cell>
          <table:table-cell/>
          <table:table-cell office:value-type="string">
            <text:p>N899</text:p>
          </table:table-cell>
          <table:table-cell table:formula="of:=&quot;X&quot;&amp;[.A900]" office:value-type="string" office:string-value="X387.5">
            <text:p>X387.5</text:p>
          </table:table-cell>
          <table:table-cell table:formula="of:=&quot;Y&quot;&amp;[.B900]" office:value-type="string" office:string-value="Y957.208333333331">
            <text:p>Y957.208333333331</text:p>
          </table:table-cell>
          <table:table-cell table:formula="of:=[.G895]+1" office:value-type="float" office:value="180">
            <text:p>180</text:p>
          </table:table-cell>
          <table:table-cell table:formula="of:=[.D900]&amp;&quot; &quot;&amp;[.E900]&amp;&quot; &quot;&amp;[.F900]" office:value-type="string" office:string-value="N899 X387.5 Y957.208333333331">
            <text:p>N899 X387.5 Y957.20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0</text:p>
          </table:table-cell>
          <table:table-cell table:formula="of:=[.E896]" office:value-type="string" office:string-value="G106">
            <text:p>G106</text:p>
          </table:table-cell>
          <table:table-cell table:formula="of:=[.F896]" office:value-type="string" office:string-value="P0">
            <text:p>P0</text:p>
          </table:table-cell>
          <table:table-cell table:formula="of:=[.G896]+1" office:value-type="float" office:value="180">
            <text:p>180</text:p>
          </table:table-cell>
          <table:table-cell table:formula="of:=[.D901]&amp;&quot; &quot;&amp;[.E901]&amp;&quot; &quot;&amp;[.F901]" office:value-type="string" office:string-value="N900 G106 P0">
            <text:p>N900 G106 P0</text:p>
          </table:table-cell>
          <table:table-cell table:number-columns-repeated="1016"/>
        </table:table-row>
        <table:table-row table:style-name="ro1">
          <table:table-cell/>
          <table:table-cell table:formula="of:=[.B897]" office:value-type="string" office:string-value="jog up">
            <text:p>jog up</text:p>
          </table:table-cell>
          <table:table-cell/>
          <table:table-cell office:value-type="string">
            <text:p>N901</text:p>
          </table:table-cell>
          <table:table-cell table:formula="of:=[.E897]" office:value-type="string" office:string-value="G105">
            <text:p>G105</text:p>
          </table:table-cell>
          <table:table-cell table:formula="of:=[.F897]" office:value-type="string" office:string-value="PY7.79166666666667">
            <text:p>PY7.79166666666667</text:p>
          </table:table-cell>
          <table:table-cell table:formula="of:=[.G897]+1" office:value-type="float" office:value="181">
            <text:p>181</text:p>
          </table:table-cell>
          <table:table-cell table:formula="of:=[.D902]&amp;&quot; &quot;&amp;[.E902]&amp;&quot; &quot;&amp;[.F902]" office:value-type="string" office:string-value="N901 G105 PY7.79166666666667">
            <text:p>N901 G105 PY7.79166666666667</text:p>
          </table:table-cell>
          <table:table-cell table:number-columns-repeated="1016"/>
        </table:table-row>
        <table:table-row table:style-name="ro1">
          <table:table-cell table:formula="of:=[.A898]" office:value-type="float" office:value="7115.5">
            <text:p>7115.5</text:p>
          </table:table-cell>
          <table:table-cell table:formula="of:=[.B898]+[.$K$16]" office:value-type="float" office:value="963.699999999997">
            <text:p>963.7</text:p>
          </table:table-cell>
          <table:table-cell/>
          <table:table-cell office:value-type="string">
            <text:p>N902</text:p>
          </table:table-cell>
          <table:table-cell table:formula="of:=&quot;X&quot;&amp;[.A903]" office:value-type="string" office:string-value="X7115.5">
            <text:p>X7115.5</text:p>
          </table:table-cell>
          <table:table-cell table:formula="of:=&quot;Y&quot;&amp;[.B903]" office:value-type="string" office:string-value="Y963.699999999997">
            <text:p>Y963.699999999997</text:p>
          </table:table-cell>
          <table:table-cell table:formula="of:=[.G898]+1" office:value-type="float" office:value="181">
            <text:p>181</text:p>
          </table:table-cell>
          <table:table-cell table:formula="of:=[.D903]&amp;&quot; &quot;&amp;[.E903]&amp;&quot; &quot;&amp;[.F903]" office:value-type="string" office:string-value="N902 X7115.5 Y963.699999999997">
            <text:p>N902 X7115.5 Y963.69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3</text:p>
          </table:table-cell>
          <table:table-cell table:formula="of:=[.E899]" office:value-type="string" office:string-value="G106">
            <text:p>G106</text:p>
          </table:table-cell>
          <table:table-cell table:formula="of:=[.F899]" office:value-type="string" office:string-value="P3">
            <text:p>P3</text:p>
          </table:table-cell>
          <table:table-cell table:formula="of:=[.G899]+1" office:value-type="float" office:value="181">
            <text:p>181</text:p>
          </table:table-cell>
          <table:table-cell table:formula="of:=[.D904]&amp;&quot; &quot;&amp;[.E904]&amp;&quot; &quot;&amp;[.F904]" office:value-type="string" office:string-value="N903 G106 P3">
            <text:p>N903 G106 P3</text:p>
          </table:table-cell>
          <table:table-cell table:number-columns-repeated="1016"/>
        </table:table-row>
        <table:table-row table:style-name="ro1">
          <table:table-cell table:formula="of:=[.A900]" office:value-type="float" office:value="387.5">
            <text:p>387.5</text:p>
          </table:table-cell>
          <table:table-cell table:formula="of:=[.B900]+[.$K$16]" office:value-type="float" office:value="961.999999999997">
            <text:p>962</text:p>
          </table:table-cell>
          <table:table-cell/>
          <table:table-cell office:value-type="string">
            <text:p>N904</text:p>
          </table:table-cell>
          <table:table-cell table:formula="of:=&quot;X&quot;&amp;[.A905]" office:value-type="string" office:string-value="X387.5">
            <text:p>X387.5</text:p>
          </table:table-cell>
          <table:table-cell table:formula="of:=&quot;Y&quot;&amp;[.B905]" office:value-type="string" office:string-value="Y961.999999999997">
            <text:p>Y961.999999999997</text:p>
          </table:table-cell>
          <table:table-cell table:formula="of:=[.G900]+1" office:value-type="float" office:value="181">
            <text:p>181</text:p>
          </table:table-cell>
          <table:table-cell table:formula="of:=[.D905]&amp;&quot; &quot;&amp;[.E905]&amp;&quot; &quot;&amp;[.F905]" office:value-type="string" office:string-value="N904 X387.5 Y961.999999999997">
            <text:p>N904 X387.5 Y961.99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5</text:p>
          </table:table-cell>
          <table:table-cell table:formula="of:=[.E901]" office:value-type="string" office:string-value="G106">
            <text:p>G106</text:p>
          </table:table-cell>
          <table:table-cell table:formula="of:=[.F901]" office:value-type="string" office:string-value="P0">
            <text:p>P0</text:p>
          </table:table-cell>
          <table:table-cell table:formula="of:=[.G901]+1" office:value-type="float" office:value="181">
            <text:p>181</text:p>
          </table:table-cell>
          <table:table-cell table:formula="of:=[.D906]&amp;&quot; &quot;&amp;[.E906]&amp;&quot; &quot;&amp;[.F906]" office:value-type="string" office:string-value="N905 G106 P0">
            <text:p>N905 G106 P0</text:p>
          </table:table-cell>
          <table:table-cell table:number-columns-repeated="1016"/>
        </table:table-row>
        <table:table-row table:style-name="ro1">
          <table:table-cell/>
          <table:table-cell table:formula="of:=[.B902]" office:value-type="string" office:string-value="jog up">
            <text:p>jog up</text:p>
          </table:table-cell>
          <table:table-cell/>
          <table:table-cell office:value-type="string">
            <text:p>N906</text:p>
          </table:table-cell>
          <table:table-cell table:formula="of:=[.E902]" office:value-type="string" office:string-value="G105">
            <text:p>G105</text:p>
          </table:table-cell>
          <table:table-cell table:formula="of:=[.F902]" office:value-type="string" office:string-value="PY7.79166666666667">
            <text:p>PY7.79166666666667</text:p>
          </table:table-cell>
          <table:table-cell table:formula="of:=[.G902]+1" office:value-type="float" office:value="182">
            <text:p>182</text:p>
          </table:table-cell>
          <table:table-cell table:formula="of:=[.D907]&amp;&quot; &quot;&amp;[.E907]&amp;&quot; &quot;&amp;[.F907]" office:value-type="string" office:string-value="N906 G105 PY7.79166666666667">
            <text:p>N906 G105 PY7.79166666666667</text:p>
          </table:table-cell>
          <table:table-cell table:number-columns-repeated="1016"/>
        </table:table-row>
        <table:table-row table:style-name="ro1">
          <table:table-cell table:formula="of:=[.A903]" office:value-type="float" office:value="7115.5">
            <text:p>7115.5</text:p>
          </table:table-cell>
          <table:table-cell table:formula="of:=[.B903]+[.$K$16]" office:value-type="float" office:value="968.491666666664">
            <text:p>968.4916666667</text:p>
          </table:table-cell>
          <table:table-cell/>
          <table:table-cell office:value-type="string">
            <text:p>N907</text:p>
          </table:table-cell>
          <table:table-cell table:formula="of:=&quot;X&quot;&amp;[.A908]" office:value-type="string" office:string-value="X7115.5">
            <text:p>X7115.5</text:p>
          </table:table-cell>
          <table:table-cell table:formula="of:=&quot;Y&quot;&amp;[.B908]" office:value-type="string" office:string-value="Y968.491666666664">
            <text:p>Y968.491666666664</text:p>
          </table:table-cell>
          <table:table-cell table:formula="of:=[.G903]+1" office:value-type="float" office:value="182">
            <text:p>182</text:p>
          </table:table-cell>
          <table:table-cell table:formula="of:=[.D908]&amp;&quot; &quot;&amp;[.E908]&amp;&quot; &quot;&amp;[.F908]" office:value-type="string" office:string-value="N907 X7115.5 Y968.491666666664">
            <text:p>N907 X7115.5 Y968.49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08</text:p>
          </table:table-cell>
          <table:table-cell table:formula="of:=[.E904]" office:value-type="string" office:string-value="G106">
            <text:p>G106</text:p>
          </table:table-cell>
          <table:table-cell table:formula="of:=[.F904]" office:value-type="string" office:string-value="P3">
            <text:p>P3</text:p>
          </table:table-cell>
          <table:table-cell table:formula="of:=[.G904]+1" office:value-type="float" office:value="182">
            <text:p>182</text:p>
          </table:table-cell>
          <table:table-cell table:formula="of:=[.D909]&amp;&quot; &quot;&amp;[.E909]&amp;&quot; &quot;&amp;[.F909]" office:value-type="string" office:string-value="N908 G106 P3">
            <text:p>N908 G106 P3</text:p>
          </table:table-cell>
          <table:table-cell table:number-columns-repeated="1016"/>
        </table:table-row>
        <table:table-row table:style-name="ro1">
          <table:table-cell table:formula="of:=[.A905]" office:value-type="float" office:value="387.5">
            <text:p>387.5</text:p>
          </table:table-cell>
          <table:table-cell table:formula="of:=[.B905]+[.$K$16]" office:value-type="float" office:value="966.791666666664">
            <text:p>966.7916666667</text:p>
          </table:table-cell>
          <table:table-cell/>
          <table:table-cell office:value-type="string">
            <text:p>N909</text:p>
          </table:table-cell>
          <table:table-cell table:formula="of:=&quot;X&quot;&amp;[.A910]" office:value-type="string" office:string-value="X387.5">
            <text:p>X387.5</text:p>
          </table:table-cell>
          <table:table-cell table:formula="of:=&quot;Y&quot;&amp;[.B910]" office:value-type="string" office:string-value="Y966.791666666664">
            <text:p>Y966.791666666664</text:p>
          </table:table-cell>
          <table:table-cell table:formula="of:=[.G905]+1" office:value-type="float" office:value="182">
            <text:p>182</text:p>
          </table:table-cell>
          <table:table-cell table:formula="of:=[.D910]&amp;&quot; &quot;&amp;[.E910]&amp;&quot; &quot;&amp;[.F910]" office:value-type="string" office:string-value="N909 X387.5 Y966.791666666664">
            <text:p>N909 X387.5 Y966.79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10</text:p>
          </table:table-cell>
          <table:table-cell table:formula="of:=[.E906]" office:value-type="string" office:string-value="G106">
            <text:p>G106</text:p>
          </table:table-cell>
          <table:table-cell table:formula="of:=[.F906]" office:value-type="string" office:string-value="P0">
            <text:p>P0</text:p>
          </table:table-cell>
          <table:table-cell table:formula="of:=[.G906]+1" office:value-type="float" office:value="182">
            <text:p>182</text:p>
          </table:table-cell>
          <table:table-cell table:formula="of:=[.D911]&amp;&quot; &quot;&amp;[.E911]&amp;&quot; &quot;&amp;[.F911]" office:value-type="string" office:string-value="N910 G106 P0">
            <text:p>N910 G106 P0</text:p>
          </table:table-cell>
          <table:table-cell table:number-columns-repeated="1016"/>
        </table:table-row>
        <table:table-row table:style-name="ro1">
          <table:table-cell/>
          <table:table-cell table:formula="of:=[.B907]" office:value-type="string" office:string-value="jog up">
            <text:p>jog up</text:p>
          </table:table-cell>
          <table:table-cell/>
          <table:table-cell office:value-type="string">
            <text:p>N911</text:p>
          </table:table-cell>
          <table:table-cell table:formula="of:=[.E907]" office:value-type="string" office:string-value="G105">
            <text:p>G105</text:p>
          </table:table-cell>
          <table:table-cell table:formula="of:=[.F907]" office:value-type="string" office:string-value="PY7.79166666666667">
            <text:p>PY7.79166666666667</text:p>
          </table:table-cell>
          <table:table-cell table:formula="of:=[.G907]+1" office:value-type="float" office:value="183">
            <text:p>183</text:p>
          </table:table-cell>
          <table:table-cell table:formula="of:=[.D912]&amp;&quot; &quot;&amp;[.E912]&amp;&quot; &quot;&amp;[.F912]" office:value-type="string" office:string-value="N911 G105 PY7.79166666666667">
            <text:p>N911 G105 PY7.79166666666667</text:p>
          </table:table-cell>
          <table:table-cell table:number-columns-repeated="1016"/>
        </table:table-row>
        <table:table-row table:style-name="ro1">
          <table:table-cell table:formula="of:=[.A908]" office:value-type="float" office:value="7115.5">
            <text:p>7115.5</text:p>
          </table:table-cell>
          <table:table-cell table:formula="of:=[.B908]+[.$K$16]" office:value-type="float" office:value="973.283333333331">
            <text:p>973.2833333333</text:p>
          </table:table-cell>
          <table:table-cell/>
          <table:table-cell office:value-type="string">
            <text:p>N912</text:p>
          </table:table-cell>
          <table:table-cell table:formula="of:=&quot;X&quot;&amp;[.A913]" office:value-type="string" office:string-value="X7115.5">
            <text:p>X7115.5</text:p>
          </table:table-cell>
          <table:table-cell table:formula="of:=&quot;Y&quot;&amp;[.B913]" office:value-type="string" office:string-value="Y973.283333333331">
            <text:p>Y973.283333333331</text:p>
          </table:table-cell>
          <table:table-cell table:formula="of:=[.G908]+1" office:value-type="float" office:value="183">
            <text:p>183</text:p>
          </table:table-cell>
          <table:table-cell table:formula="of:=[.D913]&amp;&quot; &quot;&amp;[.E913]&amp;&quot; &quot;&amp;[.F913]" office:value-type="string" office:string-value="N912 X7115.5 Y973.283333333331">
            <text:p>N912 X7115.5 Y973.2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13</text:p>
          </table:table-cell>
          <table:table-cell table:formula="of:=[.E909]" office:value-type="string" office:string-value="G106">
            <text:p>G106</text:p>
          </table:table-cell>
          <table:table-cell table:formula="of:=[.F909]" office:value-type="string" office:string-value="P3">
            <text:p>P3</text:p>
          </table:table-cell>
          <table:table-cell table:formula="of:=[.G909]+1" office:value-type="float" office:value="183">
            <text:p>183</text:p>
          </table:table-cell>
          <table:table-cell table:formula="of:=[.D914]&amp;&quot; &quot;&amp;[.E914]&amp;&quot; &quot;&amp;[.F914]" office:value-type="string" office:string-value="N913 G106 P3">
            <text:p>N913 G106 P3</text:p>
          </table:table-cell>
          <table:table-cell table:number-columns-repeated="1016"/>
        </table:table-row>
        <table:table-row table:style-name="ro1">
          <table:table-cell table:formula="of:=[.A910]" office:value-type="float" office:value="387.5">
            <text:p>387.5</text:p>
          </table:table-cell>
          <table:table-cell table:formula="of:=[.B910]+[.$K$16]" office:value-type="float" office:value="971.583333333331">
            <text:p>971.5833333333</text:p>
          </table:table-cell>
          <table:table-cell/>
          <table:table-cell office:value-type="string">
            <text:p>N914</text:p>
          </table:table-cell>
          <table:table-cell table:formula="of:=&quot;X&quot;&amp;[.A915]" office:value-type="string" office:string-value="X387.5">
            <text:p>X387.5</text:p>
          </table:table-cell>
          <table:table-cell table:formula="of:=&quot;Y&quot;&amp;[.B915]" office:value-type="string" office:string-value="Y971.583333333331">
            <text:p>Y971.583333333331</text:p>
          </table:table-cell>
          <table:table-cell table:formula="of:=[.G910]+1" office:value-type="float" office:value="183">
            <text:p>183</text:p>
          </table:table-cell>
          <table:table-cell table:formula="of:=[.D915]&amp;&quot; &quot;&amp;[.E915]&amp;&quot; &quot;&amp;[.F915]" office:value-type="string" office:string-value="N914 X387.5 Y971.583333333331">
            <text:p>N914 X387.5 Y971.583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15</text:p>
          </table:table-cell>
          <table:table-cell table:formula="of:=[.E911]" office:value-type="string" office:string-value="G106">
            <text:p>G106</text:p>
          </table:table-cell>
          <table:table-cell table:formula="of:=[.F911]" office:value-type="string" office:string-value="P0">
            <text:p>P0</text:p>
          </table:table-cell>
          <table:table-cell table:formula="of:=[.G911]+1" office:value-type="float" office:value="183">
            <text:p>183</text:p>
          </table:table-cell>
          <table:table-cell table:formula="of:=[.D916]&amp;&quot; &quot;&amp;[.E916]&amp;&quot; &quot;&amp;[.F916]" office:value-type="string" office:string-value="N915 G106 P0">
            <text:p>N915 G106 P0</text:p>
          </table:table-cell>
          <table:table-cell table:number-columns-repeated="1016"/>
        </table:table-row>
        <table:table-row table:style-name="ro1">
          <table:table-cell/>
          <table:table-cell table:formula="of:=[.B912]" office:value-type="string" office:string-value="jog up">
            <text:p>jog up</text:p>
          </table:table-cell>
          <table:table-cell/>
          <table:table-cell office:value-type="string">
            <text:p>N916</text:p>
          </table:table-cell>
          <table:table-cell table:formula="of:=[.E912]" office:value-type="string" office:string-value="G105">
            <text:p>G105</text:p>
          </table:table-cell>
          <table:table-cell table:formula="of:=[.F912]" office:value-type="string" office:string-value="PY7.79166666666667">
            <text:p>PY7.79166666666667</text:p>
          </table:table-cell>
          <table:table-cell table:formula="of:=[.G912]+1" office:value-type="float" office:value="184">
            <text:p>184</text:p>
          </table:table-cell>
          <table:table-cell table:formula="of:=[.D917]&amp;&quot; &quot;&amp;[.E917]&amp;&quot; &quot;&amp;[.F917]" office:value-type="string" office:string-value="N916 G105 PY7.79166666666667">
            <text:p>N916 G105 PY7.79166666666667</text:p>
          </table:table-cell>
          <table:table-cell table:number-columns-repeated="1016"/>
        </table:table-row>
        <table:table-row table:style-name="ro1">
          <table:table-cell table:formula="of:=[.A913]" office:value-type="float" office:value="7115.5">
            <text:p>7115.5</text:p>
          </table:table-cell>
          <table:table-cell table:formula="of:=[.B913]+[.$K$16]" office:value-type="float" office:value="978.074999999997">
            <text:p>978.075</text:p>
          </table:table-cell>
          <table:table-cell/>
          <table:table-cell office:value-type="string">
            <text:p>N917</text:p>
          </table:table-cell>
          <table:table-cell table:formula="of:=&quot;X&quot;&amp;[.A918]" office:value-type="string" office:string-value="X7115.5">
            <text:p>X7115.5</text:p>
          </table:table-cell>
          <table:table-cell table:formula="of:=&quot;Y&quot;&amp;[.B918]" office:value-type="string" office:string-value="Y978.074999999997">
            <text:p>Y978.074999999997</text:p>
          </table:table-cell>
          <table:table-cell table:formula="of:=[.G913]+1" office:value-type="float" office:value="184">
            <text:p>184</text:p>
          </table:table-cell>
          <table:table-cell table:formula="of:=[.D918]&amp;&quot; &quot;&amp;[.E918]&amp;&quot; &quot;&amp;[.F918]" office:value-type="string" office:string-value="N917 X7115.5 Y978.074999999997">
            <text:p>N917 X7115.5 Y978.074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18</text:p>
          </table:table-cell>
          <table:table-cell table:formula="of:=[.E914]" office:value-type="string" office:string-value="G106">
            <text:p>G106</text:p>
          </table:table-cell>
          <table:table-cell table:formula="of:=[.F914]" office:value-type="string" office:string-value="P3">
            <text:p>P3</text:p>
          </table:table-cell>
          <table:table-cell table:formula="of:=[.G914]+1" office:value-type="float" office:value="184">
            <text:p>184</text:p>
          </table:table-cell>
          <table:table-cell table:formula="of:=[.D919]&amp;&quot; &quot;&amp;[.E919]&amp;&quot; &quot;&amp;[.F919]" office:value-type="string" office:string-value="N918 G106 P3">
            <text:p>N918 G106 P3</text:p>
          </table:table-cell>
          <table:table-cell table:number-columns-repeated="1016"/>
        </table:table-row>
        <table:table-row table:style-name="ro1">
          <table:table-cell table:formula="of:=[.A915]" office:value-type="float" office:value="387.5">
            <text:p>387.5</text:p>
          </table:table-cell>
          <table:table-cell table:formula="of:=[.B915]+[.$K$16]" office:value-type="float" office:value="976.374999999997">
            <text:p>976.375</text:p>
          </table:table-cell>
          <table:table-cell/>
          <table:table-cell office:value-type="string">
            <text:p>N919</text:p>
          </table:table-cell>
          <table:table-cell table:formula="of:=&quot;X&quot;&amp;[.A920]" office:value-type="string" office:string-value="X387.5">
            <text:p>X387.5</text:p>
          </table:table-cell>
          <table:table-cell table:formula="of:=&quot;Y&quot;&amp;[.B920]" office:value-type="string" office:string-value="Y976.374999999997">
            <text:p>Y976.374999999997</text:p>
          </table:table-cell>
          <table:table-cell table:formula="of:=[.G915]+1" office:value-type="float" office:value="184">
            <text:p>184</text:p>
          </table:table-cell>
          <table:table-cell table:formula="of:=[.D920]&amp;&quot; &quot;&amp;[.E920]&amp;&quot; &quot;&amp;[.F920]" office:value-type="string" office:string-value="N919 X387.5 Y976.374999999997">
            <text:p>N919 X387.5 Y976.374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20</text:p>
          </table:table-cell>
          <table:table-cell table:formula="of:=[.E916]" office:value-type="string" office:string-value="G106">
            <text:p>G106</text:p>
          </table:table-cell>
          <table:table-cell table:formula="of:=[.F916]" office:value-type="string" office:string-value="P0">
            <text:p>P0</text:p>
          </table:table-cell>
          <table:table-cell table:formula="of:=[.G916]+1" office:value-type="float" office:value="184">
            <text:p>184</text:p>
          </table:table-cell>
          <table:table-cell table:formula="of:=[.D921]&amp;&quot; &quot;&amp;[.E921]&amp;&quot; &quot;&amp;[.F921]" office:value-type="string" office:string-value="N920 G106 P0">
            <text:p>N920 G106 P0</text:p>
          </table:table-cell>
          <table:table-cell table:number-columns-repeated="1016"/>
        </table:table-row>
        <table:table-row table:style-name="ro1">
          <table:table-cell/>
          <table:table-cell table:formula="of:=[.B917]" office:value-type="string" office:string-value="jog up">
            <text:p>jog up</text:p>
          </table:table-cell>
          <table:table-cell/>
          <table:table-cell office:value-type="string">
            <text:p>N921</text:p>
          </table:table-cell>
          <table:table-cell table:formula="of:=[.E917]" office:value-type="string" office:string-value="G105">
            <text:p>G105</text:p>
          </table:table-cell>
          <table:table-cell table:formula="of:=[.F917]" office:value-type="string" office:string-value="PY7.79166666666667">
            <text:p>PY7.79166666666667</text:p>
          </table:table-cell>
          <table:table-cell table:formula="of:=[.G917]+1" office:value-type="float" office:value="185">
            <text:p>185</text:p>
          </table:table-cell>
          <table:table-cell table:formula="of:=[.D922]&amp;&quot; &quot;&amp;[.E922]&amp;&quot; &quot;&amp;[.F922]" office:value-type="string" office:string-value="N921 G105 PY7.79166666666667">
            <text:p>N921 G105 PY7.79166666666667</text:p>
          </table:table-cell>
          <table:table-cell table:number-columns-repeated="1016"/>
        </table:table-row>
        <table:table-row table:style-name="ro1">
          <table:table-cell table:formula="of:=[.A918]" office:value-type="float" office:value="7115.5">
            <text:p>7115.5</text:p>
          </table:table-cell>
          <table:table-cell table:formula="of:=[.B918]+[.$K$16]" office:value-type="float" office:value="982.866666666664">
            <text:p>982.8666666667</text:p>
          </table:table-cell>
          <table:table-cell/>
          <table:table-cell office:value-type="string">
            <text:p>N922</text:p>
          </table:table-cell>
          <table:table-cell table:formula="of:=&quot;X&quot;&amp;[.A923]" office:value-type="string" office:string-value="X7115.5">
            <text:p>X7115.5</text:p>
          </table:table-cell>
          <table:table-cell table:formula="of:=&quot;Y&quot;&amp;[.B923]" office:value-type="string" office:string-value="Y982.866666666664">
            <text:p>Y982.866666666664</text:p>
          </table:table-cell>
          <table:table-cell table:formula="of:=[.G918]+1" office:value-type="float" office:value="185">
            <text:p>185</text:p>
          </table:table-cell>
          <table:table-cell table:formula="of:=[.D923]&amp;&quot; &quot;&amp;[.E923]&amp;&quot; &quot;&amp;[.F923]" office:value-type="string" office:string-value="N922 X7115.5 Y982.866666666664">
            <text:p>N922 X7115.5 Y982.86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23</text:p>
          </table:table-cell>
          <table:table-cell table:formula="of:=[.E919]" office:value-type="string" office:string-value="G106">
            <text:p>G106</text:p>
          </table:table-cell>
          <table:table-cell table:formula="of:=[.F919]" office:value-type="string" office:string-value="P3">
            <text:p>P3</text:p>
          </table:table-cell>
          <table:table-cell table:formula="of:=[.G919]+1" office:value-type="float" office:value="185">
            <text:p>185</text:p>
          </table:table-cell>
          <table:table-cell table:formula="of:=[.D924]&amp;&quot; &quot;&amp;[.E924]&amp;&quot; &quot;&amp;[.F924]" office:value-type="string" office:string-value="N923 G106 P3">
            <text:p>N923 G106 P3</text:p>
          </table:table-cell>
          <table:table-cell table:number-columns-repeated="1016"/>
        </table:table-row>
        <table:table-row table:style-name="ro1">
          <table:table-cell table:formula="of:=[.A920]" office:value-type="float" office:value="387.5">
            <text:p>387.5</text:p>
          </table:table-cell>
          <table:table-cell table:formula="of:=[.B920]+[.$K$16]" office:value-type="float" office:value="981.166666666664">
            <text:p>981.1666666667</text:p>
          </table:table-cell>
          <table:table-cell/>
          <table:table-cell office:value-type="string">
            <text:p>N924</text:p>
          </table:table-cell>
          <table:table-cell table:formula="of:=&quot;X&quot;&amp;[.A925]" office:value-type="string" office:string-value="X387.5">
            <text:p>X387.5</text:p>
          </table:table-cell>
          <table:table-cell table:formula="of:=&quot;Y&quot;&amp;[.B925]" office:value-type="string" office:string-value="Y981.166666666664">
            <text:p>Y981.166666666664</text:p>
          </table:table-cell>
          <table:table-cell table:formula="of:=[.G920]+1" office:value-type="float" office:value="185">
            <text:p>185</text:p>
          </table:table-cell>
          <table:table-cell table:formula="of:=[.D925]&amp;&quot; &quot;&amp;[.E925]&amp;&quot; &quot;&amp;[.F925]" office:value-type="string" office:string-value="N924 X387.5 Y981.166666666664">
            <text:p>N924 X387.5 Y981.166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25</text:p>
          </table:table-cell>
          <table:table-cell table:formula="of:=[.E921]" office:value-type="string" office:string-value="G106">
            <text:p>G106</text:p>
          </table:table-cell>
          <table:table-cell table:formula="of:=[.F921]" office:value-type="string" office:string-value="P0">
            <text:p>P0</text:p>
          </table:table-cell>
          <table:table-cell table:formula="of:=[.G921]+1" office:value-type="float" office:value="185">
            <text:p>185</text:p>
          </table:table-cell>
          <table:table-cell table:formula="of:=[.D926]&amp;&quot; &quot;&amp;[.E926]&amp;&quot; &quot;&amp;[.F926]" office:value-type="string" office:string-value="N925 G106 P0">
            <text:p>N925 G106 P0</text:p>
          </table:table-cell>
          <table:table-cell table:number-columns-repeated="1016"/>
        </table:table-row>
        <table:table-row table:style-name="ro1">
          <table:table-cell/>
          <table:table-cell table:formula="of:=[.B922]" office:value-type="string" office:string-value="jog up">
            <text:p>jog up</text:p>
          </table:table-cell>
          <table:table-cell/>
          <table:table-cell office:value-type="string">
            <text:p>N926</text:p>
          </table:table-cell>
          <table:table-cell table:formula="of:=[.E922]" office:value-type="string" office:string-value="G105">
            <text:p>G105</text:p>
          </table:table-cell>
          <table:table-cell table:formula="of:=[.F922]" office:value-type="string" office:string-value="PY7.79166666666667">
            <text:p>PY7.79166666666667</text:p>
          </table:table-cell>
          <table:table-cell table:formula="of:=[.G922]+1" office:value-type="float" office:value="186">
            <text:p>186</text:p>
          </table:table-cell>
          <table:table-cell table:formula="of:=[.D927]&amp;&quot; &quot;&amp;[.E927]&amp;&quot; &quot;&amp;[.F927]" office:value-type="string" office:string-value="N926 G105 PY7.79166666666667">
            <text:p>N926 G105 PY7.79166666666667</text:p>
          </table:table-cell>
          <table:table-cell table:number-columns-repeated="1016"/>
        </table:table-row>
        <table:table-row table:style-name="ro1">
          <table:table-cell table:formula="of:=[.A923]" office:value-type="float" office:value="7115.5">
            <text:p>7115.5</text:p>
          </table:table-cell>
          <table:table-cell table:formula="of:=[.B923]+[.$K$16]" office:value-type="float" office:value="987.65833333333">
            <text:p>987.6583333333</text:p>
          </table:table-cell>
          <table:table-cell/>
          <table:table-cell office:value-type="string">
            <text:p>N927</text:p>
          </table:table-cell>
          <table:table-cell table:formula="of:=&quot;X&quot;&amp;[.A928]" office:value-type="string" office:string-value="X7115.5">
            <text:p>X7115.5</text:p>
          </table:table-cell>
          <table:table-cell table:formula="of:=&quot;Y&quot;&amp;[.B928]" office:value-type="string" office:string-value="Y987.65833333333">
            <text:p>Y987.65833333333</text:p>
          </table:table-cell>
          <table:table-cell table:formula="of:=[.G923]+1" office:value-type="float" office:value="186">
            <text:p>186</text:p>
          </table:table-cell>
          <table:table-cell table:formula="of:=[.D928]&amp;&quot; &quot;&amp;[.E928]&amp;&quot; &quot;&amp;[.F928]" office:value-type="string" office:string-value="N927 X7115.5 Y987.65833333333">
            <text:p>N927 X7115.5 Y987.6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28</text:p>
          </table:table-cell>
          <table:table-cell table:formula="of:=[.E924]" office:value-type="string" office:string-value="G106">
            <text:p>G106</text:p>
          </table:table-cell>
          <table:table-cell table:formula="of:=[.F924]" office:value-type="string" office:string-value="P3">
            <text:p>P3</text:p>
          </table:table-cell>
          <table:table-cell table:formula="of:=[.G924]+1" office:value-type="float" office:value="186">
            <text:p>186</text:p>
          </table:table-cell>
          <table:table-cell table:formula="of:=[.D929]&amp;&quot; &quot;&amp;[.E929]&amp;&quot; &quot;&amp;[.F929]" office:value-type="string" office:string-value="N928 G106 P3">
            <text:p>N928 G106 P3</text:p>
          </table:table-cell>
          <table:table-cell table:number-columns-repeated="1016"/>
        </table:table-row>
        <table:table-row table:style-name="ro1">
          <table:table-cell table:formula="of:=[.A925]" office:value-type="float" office:value="387.5">
            <text:p>387.5</text:p>
          </table:table-cell>
          <table:table-cell table:formula="of:=[.B925]+[.$K$16]" office:value-type="float" office:value="985.958333333331">
            <text:p>985.9583333333</text:p>
          </table:table-cell>
          <table:table-cell/>
          <table:table-cell office:value-type="string">
            <text:p>N929</text:p>
          </table:table-cell>
          <table:table-cell table:formula="of:=&quot;X&quot;&amp;[.A930]" office:value-type="string" office:string-value="X387.5">
            <text:p>X387.5</text:p>
          </table:table-cell>
          <table:table-cell table:formula="of:=&quot;Y&quot;&amp;[.B930]" office:value-type="string" office:string-value="Y985.958333333331">
            <text:p>Y985.958333333331</text:p>
          </table:table-cell>
          <table:table-cell table:formula="of:=[.G925]+1" office:value-type="float" office:value="186">
            <text:p>186</text:p>
          </table:table-cell>
          <table:table-cell table:formula="of:=[.D930]&amp;&quot; &quot;&amp;[.E930]&amp;&quot; &quot;&amp;[.F930]" office:value-type="string" office:string-value="N929 X387.5 Y985.958333333331">
            <text:p>N929 X387.5 Y985.95833333333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0</text:p>
          </table:table-cell>
          <table:table-cell table:formula="of:=[.E926]" office:value-type="string" office:string-value="G106">
            <text:p>G106</text:p>
          </table:table-cell>
          <table:table-cell table:formula="of:=[.F926]" office:value-type="string" office:string-value="P0">
            <text:p>P0</text:p>
          </table:table-cell>
          <table:table-cell table:formula="of:=[.G926]+1" office:value-type="float" office:value="186">
            <text:p>186</text:p>
          </table:table-cell>
          <table:table-cell table:formula="of:=[.D931]&amp;&quot; &quot;&amp;[.E931]&amp;&quot; &quot;&amp;[.F931]" office:value-type="string" office:string-value="N930 G106 P0">
            <text:p>N930 G106 P0</text:p>
          </table:table-cell>
          <table:table-cell table:number-columns-repeated="1016"/>
        </table:table-row>
        <table:table-row table:style-name="ro1">
          <table:table-cell/>
          <table:table-cell table:formula="of:=[.B927]" office:value-type="string" office:string-value="jog up">
            <text:p>jog up</text:p>
          </table:table-cell>
          <table:table-cell/>
          <table:table-cell office:value-type="string">
            <text:p>N931</text:p>
          </table:table-cell>
          <table:table-cell table:formula="of:=[.E927]" office:value-type="string" office:string-value="G105">
            <text:p>G105</text:p>
          </table:table-cell>
          <table:table-cell table:formula="of:=[.F927]" office:value-type="string" office:string-value="PY7.79166666666667">
            <text:p>PY7.79166666666667</text:p>
          </table:table-cell>
          <table:table-cell table:formula="of:=[.G927]+1" office:value-type="float" office:value="187">
            <text:p>187</text:p>
          </table:table-cell>
          <table:table-cell table:formula="of:=[.D932]&amp;&quot; &quot;&amp;[.E932]&amp;&quot; &quot;&amp;[.F932]" office:value-type="string" office:string-value="N931 G105 PY7.79166666666667">
            <text:p>N931 G105 PY7.79166666666667</text:p>
          </table:table-cell>
          <table:table-cell table:number-columns-repeated="1016"/>
        </table:table-row>
        <table:table-row table:style-name="ro1">
          <table:table-cell table:formula="of:=[.A928]" office:value-type="float" office:value="7115.5">
            <text:p>7115.5</text:p>
          </table:table-cell>
          <table:table-cell table:formula="of:=[.B928]+[.$K$16]" office:value-type="float" office:value="992.449999999997">
            <text:p>992.45</text:p>
          </table:table-cell>
          <table:table-cell/>
          <table:table-cell office:value-type="string">
            <text:p>N932</text:p>
          </table:table-cell>
          <table:table-cell table:formula="of:=&quot;X&quot;&amp;[.A933]" office:value-type="string" office:string-value="X7115.5">
            <text:p>X7115.5</text:p>
          </table:table-cell>
          <table:table-cell table:formula="of:=&quot;Y&quot;&amp;[.B933]" office:value-type="string" office:string-value="Y992.449999999997">
            <text:p>Y992.449999999997</text:p>
          </table:table-cell>
          <table:table-cell table:formula="of:=[.G928]+1" office:value-type="float" office:value="187">
            <text:p>187</text:p>
          </table:table-cell>
          <table:table-cell table:formula="of:=[.D933]&amp;&quot; &quot;&amp;[.E933]&amp;&quot; &quot;&amp;[.F933]" office:value-type="string" office:string-value="N932 X7115.5 Y992.449999999997">
            <text:p>N932 X7115.5 Y992.44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3</text:p>
          </table:table-cell>
          <table:table-cell table:formula="of:=[.E929]" office:value-type="string" office:string-value="G106">
            <text:p>G106</text:p>
          </table:table-cell>
          <table:table-cell table:formula="of:=[.F929]" office:value-type="string" office:string-value="P3">
            <text:p>P3</text:p>
          </table:table-cell>
          <table:table-cell table:formula="of:=[.G929]+1" office:value-type="float" office:value="187">
            <text:p>187</text:p>
          </table:table-cell>
          <table:table-cell table:formula="of:=[.D934]&amp;&quot; &quot;&amp;[.E934]&amp;&quot; &quot;&amp;[.F934]" office:value-type="string" office:string-value="N933 G106 P3">
            <text:p>N933 G106 P3</text:p>
          </table:table-cell>
          <table:table-cell table:number-columns-repeated="1016"/>
        </table:table-row>
        <table:table-row table:style-name="ro1">
          <table:table-cell table:formula="of:=[.A930]" office:value-type="float" office:value="387.5">
            <text:p>387.5</text:p>
          </table:table-cell>
          <table:table-cell table:formula="of:=[.B930]+[.$K$16]" office:value-type="float" office:value="990.749999999997">
            <text:p>990.75</text:p>
          </table:table-cell>
          <table:table-cell/>
          <table:table-cell office:value-type="string">
            <text:p>N934</text:p>
          </table:table-cell>
          <table:table-cell table:formula="of:=&quot;X&quot;&amp;[.A935]" office:value-type="string" office:string-value="X387.5">
            <text:p>X387.5</text:p>
          </table:table-cell>
          <table:table-cell table:formula="of:=&quot;Y&quot;&amp;[.B935]" office:value-type="string" office:string-value="Y990.749999999997">
            <text:p>Y990.749999999997</text:p>
          </table:table-cell>
          <table:table-cell table:formula="of:=[.G930]+1" office:value-type="float" office:value="187">
            <text:p>187</text:p>
          </table:table-cell>
          <table:table-cell table:formula="of:=[.D935]&amp;&quot; &quot;&amp;[.E935]&amp;&quot; &quot;&amp;[.F935]" office:value-type="string" office:string-value="N934 X387.5 Y990.749999999997">
            <text:p>N934 X387.5 Y990.74999999999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5</text:p>
          </table:table-cell>
          <table:table-cell table:formula="of:=[.E931]" office:value-type="string" office:string-value="G106">
            <text:p>G106</text:p>
          </table:table-cell>
          <table:table-cell table:formula="of:=[.F931]" office:value-type="string" office:string-value="P0">
            <text:p>P0</text:p>
          </table:table-cell>
          <table:table-cell table:formula="of:=[.G931]+1" office:value-type="float" office:value="187">
            <text:p>187</text:p>
          </table:table-cell>
          <table:table-cell table:formula="of:=[.D936]&amp;&quot; &quot;&amp;[.E936]&amp;&quot; &quot;&amp;[.F936]" office:value-type="string" office:string-value="N935 G106 P0">
            <text:p>N935 G106 P0</text:p>
          </table:table-cell>
          <table:table-cell table:number-columns-repeated="1016"/>
        </table:table-row>
        <table:table-row table:style-name="ro1">
          <table:table-cell/>
          <table:table-cell table:formula="of:=[.B932]" office:value-type="string" office:string-value="jog up">
            <text:p>jog up</text:p>
          </table:table-cell>
          <table:table-cell/>
          <table:table-cell office:value-type="string">
            <text:p>N936</text:p>
          </table:table-cell>
          <table:table-cell table:formula="of:=[.E932]" office:value-type="string" office:string-value="G105">
            <text:p>G105</text:p>
          </table:table-cell>
          <table:table-cell table:formula="of:=[.F932]" office:value-type="string" office:string-value="PY7.79166666666667">
            <text:p>PY7.79166666666667</text:p>
          </table:table-cell>
          <table:table-cell table:formula="of:=[.G932]+1" office:value-type="float" office:value="188">
            <text:p>188</text:p>
          </table:table-cell>
          <table:table-cell table:formula="of:=[.D937]&amp;&quot; &quot;&amp;[.E937]&amp;&quot; &quot;&amp;[.F937]" office:value-type="string" office:string-value="N936 G105 PY7.79166666666667">
            <text:p>N936 G105 PY7.79166666666667</text:p>
          </table:table-cell>
          <table:table-cell table:number-columns-repeated="1016"/>
        </table:table-row>
        <table:table-row table:style-name="ro1">
          <table:table-cell table:formula="of:=[.A933]" office:value-type="float" office:value="7115.5">
            <text:p>7115.5</text:p>
          </table:table-cell>
          <table:table-cell table:formula="of:=[.B933]+[.$K$16]" office:value-type="float" office:value="997.241666666664">
            <text:p>997.2416666667</text:p>
          </table:table-cell>
          <table:table-cell/>
          <table:table-cell office:value-type="string">
            <text:p>N937</text:p>
          </table:table-cell>
          <table:table-cell table:formula="of:=&quot;X&quot;&amp;[.A938]" office:value-type="string" office:string-value="X7115.5">
            <text:p>X7115.5</text:p>
          </table:table-cell>
          <table:table-cell table:formula="of:=&quot;Y&quot;&amp;[.B938]" office:value-type="string" office:string-value="Y997.241666666664">
            <text:p>Y997.241666666664</text:p>
          </table:table-cell>
          <table:table-cell table:formula="of:=[.G933]+1" office:value-type="float" office:value="188">
            <text:p>188</text:p>
          </table:table-cell>
          <table:table-cell table:formula="of:=[.D938]&amp;&quot; &quot;&amp;[.E938]&amp;&quot; &quot;&amp;[.F938]" office:value-type="string" office:string-value="N937 X7115.5 Y997.241666666664">
            <text:p>N937 X7115.5 Y997.24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38</text:p>
          </table:table-cell>
          <table:table-cell table:formula="of:=[.E934]" office:value-type="string" office:string-value="G106">
            <text:p>G106</text:p>
          </table:table-cell>
          <table:table-cell table:formula="of:=[.F934]" office:value-type="string" office:string-value="P3">
            <text:p>P3</text:p>
          </table:table-cell>
          <table:table-cell table:formula="of:=[.G934]+1" office:value-type="float" office:value="188">
            <text:p>188</text:p>
          </table:table-cell>
          <table:table-cell table:formula="of:=[.D939]&amp;&quot; &quot;&amp;[.E939]&amp;&quot; &quot;&amp;[.F939]" office:value-type="string" office:string-value="N938 G106 P3">
            <text:p>N938 G106 P3</text:p>
          </table:table-cell>
          <table:table-cell table:number-columns-repeated="1016"/>
        </table:table-row>
        <table:table-row table:style-name="ro1">
          <table:table-cell table:formula="of:=[.A935]" office:value-type="float" office:value="387.5">
            <text:p>387.5</text:p>
          </table:table-cell>
          <table:table-cell table:formula="of:=[.B935]+[.$K$16]" office:value-type="float" office:value="995.541666666664">
            <text:p>995.5416666667</text:p>
          </table:table-cell>
          <table:table-cell/>
          <table:table-cell office:value-type="string">
            <text:p>N939</text:p>
          </table:table-cell>
          <table:table-cell table:formula="of:=&quot;X&quot;&amp;[.A940]" office:value-type="string" office:string-value="X387.5">
            <text:p>X387.5</text:p>
          </table:table-cell>
          <table:table-cell table:formula="of:=&quot;Y&quot;&amp;[.B940]" office:value-type="string" office:string-value="Y995.541666666664">
            <text:p>Y995.541666666664</text:p>
          </table:table-cell>
          <table:table-cell table:formula="of:=[.G935]+1" office:value-type="float" office:value="188">
            <text:p>188</text:p>
          </table:table-cell>
          <table:table-cell table:formula="of:=[.D940]&amp;&quot; &quot;&amp;[.E940]&amp;&quot; &quot;&amp;[.F940]" office:value-type="string" office:string-value="N939 X387.5 Y995.541666666664">
            <text:p>N939 X387.5 Y995.541666666664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40</text:p>
          </table:table-cell>
          <table:table-cell table:formula="of:=[.E936]" office:value-type="string" office:string-value="G106">
            <text:p>G106</text:p>
          </table:table-cell>
          <table:table-cell table:formula="of:=[.F936]" office:value-type="string" office:string-value="P0">
            <text:p>P0</text:p>
          </table:table-cell>
          <table:table-cell table:formula="of:=[.G936]+1" office:value-type="float" office:value="188">
            <text:p>188</text:p>
          </table:table-cell>
          <table:table-cell table:formula="of:=[.D941]&amp;&quot; &quot;&amp;[.E941]&amp;&quot; &quot;&amp;[.F941]" office:value-type="string" office:string-value="N940 G106 P0">
            <text:p>N940 G106 P0</text:p>
          </table:table-cell>
          <table:table-cell table:number-columns-repeated="1016"/>
        </table:table-row>
        <table:table-row table:style-name="ro1">
          <table:table-cell/>
          <table:table-cell table:formula="of:=[.B937]" office:value-type="string" office:string-value="jog up">
            <text:p>jog up</text:p>
          </table:table-cell>
          <table:table-cell/>
          <table:table-cell office:value-type="string">
            <text:p>N941</text:p>
          </table:table-cell>
          <table:table-cell table:formula="of:=[.E937]" office:value-type="string" office:string-value="G105">
            <text:p>G105</text:p>
          </table:table-cell>
          <table:table-cell table:formula="of:=[.F937]" office:value-type="string" office:string-value="PY7.79166666666667">
            <text:p>PY7.79166666666667</text:p>
          </table:table-cell>
          <table:table-cell table:formula="of:=[.G937]+1" office:value-type="float" office:value="189">
            <text:p>189</text:p>
          </table:table-cell>
          <table:table-cell table:formula="of:=[.D942]&amp;&quot; &quot;&amp;[.E942]&amp;&quot; &quot;&amp;[.F942]" office:value-type="string" office:string-value="N941 G105 PY7.79166666666667">
            <text:p>N941 G105 PY7.79166666666667</text:p>
          </table:table-cell>
          <table:table-cell table:number-columns-repeated="1016"/>
        </table:table-row>
        <table:table-row table:style-name="ro1">
          <table:table-cell table:formula="of:=[.A938]" office:value-type="float" office:value="7115.5">
            <text:p>7115.5</text:p>
          </table:table-cell>
          <table:table-cell table:formula="of:=[.B938]+[.$K$16]" office:value-type="float" office:value="1002.03333333333">
            <text:p>1002.0333333333</text:p>
          </table:table-cell>
          <table:table-cell/>
          <table:table-cell office:value-type="string">
            <text:p>N942</text:p>
          </table:table-cell>
          <table:table-cell table:formula="of:=&quot;X&quot;&amp;[.A943]" office:value-type="string" office:string-value="X7115.5">
            <text:p>X7115.5</text:p>
          </table:table-cell>
          <table:table-cell table:formula="of:=&quot;Y&quot;&amp;[.B943]" office:value-type="string" office:string-value="Y1002.03333333333">
            <text:p>Y1002.03333333333</text:p>
          </table:table-cell>
          <table:table-cell table:formula="of:=[.G938]+1" office:value-type="float" office:value="189">
            <text:p>189</text:p>
          </table:table-cell>
          <table:table-cell table:formula="of:=[.D943]&amp;&quot; &quot;&amp;[.E943]&amp;&quot; &quot;&amp;[.F943]" office:value-type="string" office:string-value="N942 X7115.5 Y1002.03333333333">
            <text:p>N942 X7115.5 Y1002.0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43</text:p>
          </table:table-cell>
          <table:table-cell table:formula="of:=[.E939]" office:value-type="string" office:string-value="G106">
            <text:p>G106</text:p>
          </table:table-cell>
          <table:table-cell table:formula="of:=[.F939]" office:value-type="string" office:string-value="P3">
            <text:p>P3</text:p>
          </table:table-cell>
          <table:table-cell table:formula="of:=[.G939]+1" office:value-type="float" office:value="189">
            <text:p>189</text:p>
          </table:table-cell>
          <table:table-cell table:formula="of:=[.D944]&amp;&quot; &quot;&amp;[.E944]&amp;&quot; &quot;&amp;[.F944]" office:value-type="string" office:string-value="N943 G106 P3">
            <text:p>N943 G106 P3</text:p>
          </table:table-cell>
          <table:table-cell table:number-columns-repeated="1016"/>
        </table:table-row>
        <table:table-row table:style-name="ro1">
          <table:table-cell table:formula="of:=[.A940]" office:value-type="float" office:value="387.5">
            <text:p>387.5</text:p>
          </table:table-cell>
          <table:table-cell table:formula="of:=[.B940]+[.$K$16]" office:value-type="float" office:value="1000.33333333333">
            <text:p>1000.3333333333</text:p>
          </table:table-cell>
          <table:table-cell/>
          <table:table-cell office:value-type="string">
            <text:p>N944</text:p>
          </table:table-cell>
          <table:table-cell table:formula="of:=&quot;X&quot;&amp;[.A945]" office:value-type="string" office:string-value="X387.5">
            <text:p>X387.5</text:p>
          </table:table-cell>
          <table:table-cell table:formula="of:=&quot;Y&quot;&amp;[.B945]" office:value-type="string" office:string-value="Y1000.33333333333">
            <text:p>Y1000.33333333333</text:p>
          </table:table-cell>
          <table:table-cell table:formula="of:=[.G940]+1" office:value-type="float" office:value="189">
            <text:p>189</text:p>
          </table:table-cell>
          <table:table-cell table:formula="of:=[.D945]&amp;&quot; &quot;&amp;[.E945]&amp;&quot; &quot;&amp;[.F945]" office:value-type="string" office:string-value="N944 X387.5 Y1000.33333333333">
            <text:p>N944 X387.5 Y1000.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45</text:p>
          </table:table-cell>
          <table:table-cell table:formula="of:=[.E941]" office:value-type="string" office:string-value="G106">
            <text:p>G106</text:p>
          </table:table-cell>
          <table:table-cell table:formula="of:=[.F941]" office:value-type="string" office:string-value="P0">
            <text:p>P0</text:p>
          </table:table-cell>
          <table:table-cell table:formula="of:=[.G941]+1" office:value-type="float" office:value="189">
            <text:p>189</text:p>
          </table:table-cell>
          <table:table-cell table:formula="of:=[.D946]&amp;&quot; &quot;&amp;[.E946]&amp;&quot; &quot;&amp;[.F946]" office:value-type="string" office:string-value="N945 G106 P0">
            <text:p>N945 G106 P0</text:p>
          </table:table-cell>
          <table:table-cell table:number-columns-repeated="1016"/>
        </table:table-row>
        <table:table-row table:style-name="ro1">
          <table:table-cell/>
          <table:table-cell table:formula="of:=[.B942]" office:value-type="string" office:string-value="jog up">
            <text:p>jog up</text:p>
          </table:table-cell>
          <table:table-cell/>
          <table:table-cell office:value-type="string">
            <text:p>N946</text:p>
          </table:table-cell>
          <table:table-cell table:formula="of:=[.E942]" office:value-type="string" office:string-value="G105">
            <text:p>G105</text:p>
          </table:table-cell>
          <table:table-cell table:formula="of:=[.F942]" office:value-type="string" office:string-value="PY7.79166666666667">
            <text:p>PY7.79166666666667</text:p>
          </table:table-cell>
          <table:table-cell table:formula="of:=[.G942]+1" office:value-type="float" office:value="190">
            <text:p>190</text:p>
          </table:table-cell>
          <table:table-cell table:formula="of:=[.D947]&amp;&quot; &quot;&amp;[.E947]&amp;&quot; &quot;&amp;[.F947]" office:value-type="string" office:string-value="N946 G105 PY7.79166666666667">
            <text:p>N946 G105 PY7.79166666666667</text:p>
          </table:table-cell>
          <table:table-cell table:number-columns-repeated="1016"/>
        </table:table-row>
        <table:table-row table:style-name="ro1">
          <table:table-cell table:formula="of:=[.A943]" office:value-type="float" office:value="7115.5">
            <text:p>7115.5</text:p>
          </table:table-cell>
          <table:table-cell table:formula="of:=[.B943]+[.$K$16]" office:value-type="float" office:value="1006.825">
            <text:p>1006.825</text:p>
          </table:table-cell>
          <table:table-cell/>
          <table:table-cell office:value-type="string">
            <text:p>N947</text:p>
          </table:table-cell>
          <table:table-cell table:formula="of:=&quot;X&quot;&amp;[.A948]" office:value-type="string" office:string-value="X7115.5">
            <text:p>X7115.5</text:p>
          </table:table-cell>
          <table:table-cell table:formula="of:=&quot;Y&quot;&amp;[.B948]" office:value-type="string" office:string-value="Y1006.825">
            <text:p>Y1006.825</text:p>
          </table:table-cell>
          <table:table-cell table:formula="of:=[.G943]+1" office:value-type="float" office:value="190">
            <text:p>190</text:p>
          </table:table-cell>
          <table:table-cell table:formula="of:=[.D948]&amp;&quot; &quot;&amp;[.E948]&amp;&quot; &quot;&amp;[.F948]" office:value-type="string" office:string-value="N947 X7115.5 Y1006.825">
            <text:p>N947 X7115.5 Y1006.8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48</text:p>
          </table:table-cell>
          <table:table-cell table:formula="of:=[.E944]" office:value-type="string" office:string-value="G106">
            <text:p>G106</text:p>
          </table:table-cell>
          <table:table-cell table:formula="of:=[.F944]" office:value-type="string" office:string-value="P3">
            <text:p>P3</text:p>
          </table:table-cell>
          <table:table-cell table:formula="of:=[.G944]+1" office:value-type="float" office:value="190">
            <text:p>190</text:p>
          </table:table-cell>
          <table:table-cell table:formula="of:=[.D949]&amp;&quot; &quot;&amp;[.E949]&amp;&quot; &quot;&amp;[.F949]" office:value-type="string" office:string-value="N948 G106 P3">
            <text:p>N948 G106 P3</text:p>
          </table:table-cell>
          <table:table-cell table:number-columns-repeated="1016"/>
        </table:table-row>
        <table:table-row table:style-name="ro1">
          <table:table-cell table:formula="of:=[.A945]" office:value-type="float" office:value="387.5">
            <text:p>387.5</text:p>
          </table:table-cell>
          <table:table-cell table:formula="of:=[.B945]+[.$K$16]" office:value-type="float" office:value="1005.125">
            <text:p>1005.125</text:p>
          </table:table-cell>
          <table:table-cell/>
          <table:table-cell office:value-type="string">
            <text:p>N949</text:p>
          </table:table-cell>
          <table:table-cell table:formula="of:=&quot;X&quot;&amp;[.A950]" office:value-type="string" office:string-value="X387.5">
            <text:p>X387.5</text:p>
          </table:table-cell>
          <table:table-cell table:formula="of:=&quot;Y&quot;&amp;[.B950]" office:value-type="string" office:string-value="Y1005.125">
            <text:p>Y1005.125</text:p>
          </table:table-cell>
          <table:table-cell table:formula="of:=[.G945]+1" office:value-type="float" office:value="190">
            <text:p>190</text:p>
          </table:table-cell>
          <table:table-cell table:formula="of:=[.D950]&amp;&quot; &quot;&amp;[.E950]&amp;&quot; &quot;&amp;[.F950]" office:value-type="string" office:string-value="N949 X387.5 Y1005.125">
            <text:p>N949 X387.5 Y1005.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0</text:p>
          </table:table-cell>
          <table:table-cell table:formula="of:=[.E946]" office:value-type="string" office:string-value="G106">
            <text:p>G106</text:p>
          </table:table-cell>
          <table:table-cell table:formula="of:=[.F946]" office:value-type="string" office:string-value="P0">
            <text:p>P0</text:p>
          </table:table-cell>
          <table:table-cell table:formula="of:=[.G946]+1" office:value-type="float" office:value="190">
            <text:p>190</text:p>
          </table:table-cell>
          <table:table-cell table:formula="of:=[.D951]&amp;&quot; &quot;&amp;[.E951]&amp;&quot; &quot;&amp;[.F951]" office:value-type="string" office:string-value="N950 G106 P0">
            <text:p>N950 G106 P0</text:p>
          </table:table-cell>
          <table:table-cell table:number-columns-repeated="1016"/>
        </table:table-row>
        <table:table-row table:style-name="ro1">
          <table:table-cell/>
          <table:table-cell table:formula="of:=[.B947]" office:value-type="string" office:string-value="jog up">
            <text:p>jog up</text:p>
          </table:table-cell>
          <table:table-cell/>
          <table:table-cell office:value-type="string">
            <text:p>N951</text:p>
          </table:table-cell>
          <table:table-cell table:formula="of:=[.E947]" office:value-type="string" office:string-value="G105">
            <text:p>G105</text:p>
          </table:table-cell>
          <table:table-cell table:formula="of:=[.F947]" office:value-type="string" office:string-value="PY7.79166666666667">
            <text:p>PY7.79166666666667</text:p>
          </table:table-cell>
          <table:table-cell table:formula="of:=[.G947]+1" office:value-type="float" office:value="191">
            <text:p>191</text:p>
          </table:table-cell>
          <table:table-cell table:formula="of:=[.D952]&amp;&quot; &quot;&amp;[.E952]&amp;&quot; &quot;&amp;[.F952]" office:value-type="string" office:string-value="N951 G105 PY7.79166666666667">
            <text:p>N951 G105 PY7.79166666666667</text:p>
          </table:table-cell>
          <table:table-cell table:number-columns-repeated="1016"/>
        </table:table-row>
        <table:table-row table:style-name="ro1">
          <table:table-cell table:formula="of:=[.A948]" office:value-type="float" office:value="7115.5">
            <text:p>7115.5</text:p>
          </table:table-cell>
          <table:table-cell table:formula="of:=[.B948]+[.$K$16]" office:value-type="float" office:value="1011.61666666666">
            <text:p>1011.6166666667</text:p>
          </table:table-cell>
          <table:table-cell/>
          <table:table-cell office:value-type="string">
            <text:p>N952</text:p>
          </table:table-cell>
          <table:table-cell table:formula="of:=&quot;X&quot;&amp;[.A953]" office:value-type="string" office:string-value="X7115.5">
            <text:p>X7115.5</text:p>
          </table:table-cell>
          <table:table-cell table:formula="of:=&quot;Y&quot;&amp;[.B953]" office:value-type="string" office:string-value="Y1011.61666666666">
            <text:p>Y1011.61666666666</text:p>
          </table:table-cell>
          <table:table-cell table:formula="of:=[.G948]+1" office:value-type="float" office:value="191">
            <text:p>191</text:p>
          </table:table-cell>
          <table:table-cell table:formula="of:=[.D953]&amp;&quot; &quot;&amp;[.E953]&amp;&quot; &quot;&amp;[.F953]" office:value-type="string" office:string-value="N952 X7115.5 Y1011.61666666666">
            <text:p>N952 X7115.5 Y1011.6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3</text:p>
          </table:table-cell>
          <table:table-cell table:formula="of:=[.E949]" office:value-type="string" office:string-value="G106">
            <text:p>G106</text:p>
          </table:table-cell>
          <table:table-cell table:formula="of:=[.F949]" office:value-type="string" office:string-value="P3">
            <text:p>P3</text:p>
          </table:table-cell>
          <table:table-cell table:formula="of:=[.G949]+1" office:value-type="float" office:value="191">
            <text:p>191</text:p>
          </table:table-cell>
          <table:table-cell table:formula="of:=[.D954]&amp;&quot; &quot;&amp;[.E954]&amp;&quot; &quot;&amp;[.F954]" office:value-type="string" office:string-value="N953 G106 P3">
            <text:p>N953 G106 P3</text:p>
          </table:table-cell>
          <table:table-cell table:number-columns-repeated="1016"/>
        </table:table-row>
        <table:table-row table:style-name="ro1">
          <table:table-cell table:formula="of:=[.A950]" office:value-type="float" office:value="387.5">
            <text:p>387.5</text:p>
          </table:table-cell>
          <table:table-cell table:formula="of:=[.B950]+[.$K$16]" office:value-type="float" office:value="1009.91666666666">
            <text:p>1009.9166666667</text:p>
          </table:table-cell>
          <table:table-cell/>
          <table:table-cell office:value-type="string">
            <text:p>N954</text:p>
          </table:table-cell>
          <table:table-cell table:formula="of:=&quot;X&quot;&amp;[.A955]" office:value-type="string" office:string-value="X387.5">
            <text:p>X387.5</text:p>
          </table:table-cell>
          <table:table-cell table:formula="of:=&quot;Y&quot;&amp;[.B955]" office:value-type="string" office:string-value="Y1009.91666666666">
            <text:p>Y1009.91666666666</text:p>
          </table:table-cell>
          <table:table-cell table:formula="of:=[.G950]+1" office:value-type="float" office:value="191">
            <text:p>191</text:p>
          </table:table-cell>
          <table:table-cell table:formula="of:=[.D955]&amp;&quot; &quot;&amp;[.E955]&amp;&quot; &quot;&amp;[.F955]" office:value-type="string" office:string-value="N954 X387.5 Y1009.91666666666">
            <text:p>N954 X387.5 Y1009.9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5</text:p>
          </table:table-cell>
          <table:table-cell table:formula="of:=[.E951]" office:value-type="string" office:string-value="G106">
            <text:p>G106</text:p>
          </table:table-cell>
          <table:table-cell table:formula="of:=[.F951]" office:value-type="string" office:string-value="P0">
            <text:p>P0</text:p>
          </table:table-cell>
          <table:table-cell table:formula="of:=[.G951]+1" office:value-type="float" office:value="191">
            <text:p>191</text:p>
          </table:table-cell>
          <table:table-cell table:formula="of:=[.D956]&amp;&quot; &quot;&amp;[.E956]&amp;&quot; &quot;&amp;[.F956]" office:value-type="string" office:string-value="N955 G106 P0">
            <text:p>N955 G106 P0</text:p>
          </table:table-cell>
          <table:table-cell table:number-columns-repeated="1016"/>
        </table:table-row>
        <table:table-row table:style-name="ro1">
          <table:table-cell/>
          <table:table-cell table:formula="of:=[.B952]" office:value-type="string" office:string-value="jog up">
            <text:p>jog up</text:p>
          </table:table-cell>
          <table:table-cell/>
          <table:table-cell office:value-type="string">
            <text:p>N956</text:p>
          </table:table-cell>
          <table:table-cell table:formula="of:=[.E952]" office:value-type="string" office:string-value="G105">
            <text:p>G105</text:p>
          </table:table-cell>
          <table:table-cell table:formula="of:=[.F952]" office:value-type="string" office:string-value="PY7.79166666666667">
            <text:p>PY7.79166666666667</text:p>
          </table:table-cell>
          <table:table-cell table:formula="of:=[.G952]+1" office:value-type="float" office:value="192">
            <text:p>192</text:p>
          </table:table-cell>
          <table:table-cell table:formula="of:=[.D957]&amp;&quot; &quot;&amp;[.E957]&amp;&quot; &quot;&amp;[.F957]" office:value-type="string" office:string-value="N956 G105 PY7.79166666666667">
            <text:p>N956 G105 PY7.79166666666667</text:p>
          </table:table-cell>
          <table:table-cell table:number-columns-repeated="1016"/>
        </table:table-row>
        <table:table-row table:style-name="ro1">
          <table:table-cell table:formula="of:=[.A953]" office:value-type="float" office:value="7115.5">
            <text:p>7115.5</text:p>
          </table:table-cell>
          <table:table-cell table:formula="of:=[.B953]+[.$K$16]" office:value-type="float" office:value="1016.40833333333">
            <text:p>1016.4083333333</text:p>
          </table:table-cell>
          <table:table-cell/>
          <table:table-cell office:value-type="string">
            <text:p>N957</text:p>
          </table:table-cell>
          <table:table-cell table:formula="of:=&quot;X&quot;&amp;[.A958]" office:value-type="string" office:string-value="X7115.5">
            <text:p>X7115.5</text:p>
          </table:table-cell>
          <table:table-cell table:formula="of:=&quot;Y&quot;&amp;[.B958]" office:value-type="string" office:string-value="Y1016.40833333333">
            <text:p>Y1016.40833333333</text:p>
          </table:table-cell>
          <table:table-cell table:formula="of:=[.G953]+1" office:value-type="float" office:value="192">
            <text:p>192</text:p>
          </table:table-cell>
          <table:table-cell table:formula="of:=[.D958]&amp;&quot; &quot;&amp;[.E958]&amp;&quot; &quot;&amp;[.F958]" office:value-type="string" office:string-value="N957 X7115.5 Y1016.40833333333">
            <text:p>N957 X7115.5 Y1016.4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58</text:p>
          </table:table-cell>
          <table:table-cell table:formula="of:=[.E954]" office:value-type="string" office:string-value="G106">
            <text:p>G106</text:p>
          </table:table-cell>
          <table:table-cell table:formula="of:=[.F954]" office:value-type="string" office:string-value="P3">
            <text:p>P3</text:p>
          </table:table-cell>
          <table:table-cell table:formula="of:=[.G954]+1" office:value-type="float" office:value="192">
            <text:p>192</text:p>
          </table:table-cell>
          <table:table-cell table:formula="of:=[.D959]&amp;&quot; &quot;&amp;[.E959]&amp;&quot; &quot;&amp;[.F959]" office:value-type="string" office:string-value="N958 G106 P3">
            <text:p>N958 G106 P3</text:p>
          </table:table-cell>
          <table:table-cell table:number-columns-repeated="1016"/>
        </table:table-row>
        <table:table-row table:style-name="ro1">
          <table:table-cell table:formula="of:=[.A955]" office:value-type="float" office:value="387.5">
            <text:p>387.5</text:p>
          </table:table-cell>
          <table:table-cell table:formula="of:=[.B955]+[.$K$16]" office:value-type="float" office:value="1014.70833333333">
            <text:p>1014.7083333333</text:p>
          </table:table-cell>
          <table:table-cell/>
          <table:table-cell office:value-type="string">
            <text:p>N959</text:p>
          </table:table-cell>
          <table:table-cell table:formula="of:=&quot;X&quot;&amp;[.A960]" office:value-type="string" office:string-value="X387.5">
            <text:p>X387.5</text:p>
          </table:table-cell>
          <table:table-cell table:formula="of:=&quot;Y&quot;&amp;[.B960]" office:value-type="string" office:string-value="Y1014.70833333333">
            <text:p>Y1014.70833333333</text:p>
          </table:table-cell>
          <table:table-cell table:formula="of:=[.G955]+1" office:value-type="float" office:value="192">
            <text:p>192</text:p>
          </table:table-cell>
          <table:table-cell table:formula="of:=[.D960]&amp;&quot; &quot;&amp;[.E960]&amp;&quot; &quot;&amp;[.F960]" office:value-type="string" office:string-value="N959 X387.5 Y1014.70833333333">
            <text:p>N959 X387.5 Y1014.7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60</text:p>
          </table:table-cell>
          <table:table-cell table:formula="of:=[.E956]" office:value-type="string" office:string-value="G106">
            <text:p>G106</text:p>
          </table:table-cell>
          <table:table-cell table:formula="of:=[.F956]" office:value-type="string" office:string-value="P0">
            <text:p>P0</text:p>
          </table:table-cell>
          <table:table-cell table:formula="of:=[.G956]+1" office:value-type="float" office:value="192">
            <text:p>192</text:p>
          </table:table-cell>
          <table:table-cell table:formula="of:=[.D961]&amp;&quot; &quot;&amp;[.E961]&amp;&quot; &quot;&amp;[.F961]" office:value-type="string" office:string-value="N960 G106 P0">
            <text:p>N960 G106 P0</text:p>
          </table:table-cell>
          <table:table-cell table:number-columns-repeated="1016"/>
        </table:table-row>
        <table:table-row table:style-name="ro1">
          <table:table-cell/>
          <table:table-cell table:formula="of:=[.B957]" office:value-type="string" office:string-value="jog up">
            <text:p>jog up</text:p>
          </table:table-cell>
          <table:table-cell/>
          <table:table-cell office:value-type="string">
            <text:p>N961</text:p>
          </table:table-cell>
          <table:table-cell table:formula="of:=[.E957]" office:value-type="string" office:string-value="G105">
            <text:p>G105</text:p>
          </table:table-cell>
          <table:table-cell table:formula="of:=[.F957]" office:value-type="string" office:string-value="PY7.79166666666667">
            <text:p>PY7.79166666666667</text:p>
          </table:table-cell>
          <table:table-cell table:formula="of:=[.G957]+1" office:value-type="float" office:value="193">
            <text:p>193</text:p>
          </table:table-cell>
          <table:table-cell table:formula="of:=[.D962]&amp;&quot; &quot;&amp;[.E962]&amp;&quot; &quot;&amp;[.F962]" office:value-type="string" office:string-value="N961 G105 PY7.79166666666667">
            <text:p>N961 G105 PY7.79166666666667</text:p>
          </table:table-cell>
          <table:table-cell table:number-columns-repeated="1016"/>
        </table:table-row>
        <table:table-row table:style-name="ro1">
          <table:table-cell table:formula="of:=[.A958]" office:value-type="float" office:value="7115.5">
            <text:p>7115.5</text:p>
          </table:table-cell>
          <table:table-cell table:formula="of:=[.B958]+[.$K$16]" office:value-type="float" office:value="1021.2">
            <text:p>1021.2</text:p>
          </table:table-cell>
          <table:table-cell/>
          <table:table-cell office:value-type="string">
            <text:p>N962</text:p>
          </table:table-cell>
          <table:table-cell table:formula="of:=&quot;X&quot;&amp;[.A963]" office:value-type="string" office:string-value="X7115.5">
            <text:p>X7115.5</text:p>
          </table:table-cell>
          <table:table-cell table:formula="of:=&quot;Y&quot;&amp;[.B963]" office:value-type="string" office:string-value="Y1021.2">
            <text:p>Y1021.2</text:p>
          </table:table-cell>
          <table:table-cell table:formula="of:=[.G958]+1" office:value-type="float" office:value="193">
            <text:p>193</text:p>
          </table:table-cell>
          <table:table-cell table:formula="of:=[.D963]&amp;&quot; &quot;&amp;[.E963]&amp;&quot; &quot;&amp;[.F963]" office:value-type="string" office:string-value="N962 X7115.5 Y1021.2">
            <text:p>N962 X7115.5 Y1021.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63</text:p>
          </table:table-cell>
          <table:table-cell table:formula="of:=[.E959]" office:value-type="string" office:string-value="G106">
            <text:p>G106</text:p>
          </table:table-cell>
          <table:table-cell table:formula="of:=[.F959]" office:value-type="string" office:string-value="P3">
            <text:p>P3</text:p>
          </table:table-cell>
          <table:table-cell table:formula="of:=[.G959]+1" office:value-type="float" office:value="193">
            <text:p>193</text:p>
          </table:table-cell>
          <table:table-cell table:formula="of:=[.D964]&amp;&quot; &quot;&amp;[.E964]&amp;&quot; &quot;&amp;[.F964]" office:value-type="string" office:string-value="N963 G106 P3">
            <text:p>N963 G106 P3</text:p>
          </table:table-cell>
          <table:table-cell table:number-columns-repeated="1016"/>
        </table:table-row>
        <table:table-row table:style-name="ro1">
          <table:table-cell table:formula="of:=[.A960]" office:value-type="float" office:value="387.5">
            <text:p>387.5</text:p>
          </table:table-cell>
          <table:table-cell table:formula="of:=[.B960]+[.$K$16]" office:value-type="float" office:value="1019.5">
            <text:p>1019.5</text:p>
          </table:table-cell>
          <table:table-cell/>
          <table:table-cell office:value-type="string">
            <text:p>N964</text:p>
          </table:table-cell>
          <table:table-cell table:formula="of:=&quot;X&quot;&amp;[.A965]" office:value-type="string" office:string-value="X387.5">
            <text:p>X387.5</text:p>
          </table:table-cell>
          <table:table-cell table:formula="of:=&quot;Y&quot;&amp;[.B965]" office:value-type="string" office:string-value="Y1019.5">
            <text:p>Y1019.5</text:p>
          </table:table-cell>
          <table:table-cell table:formula="of:=[.G960]+1" office:value-type="float" office:value="193">
            <text:p>193</text:p>
          </table:table-cell>
          <table:table-cell table:formula="of:=[.D965]&amp;&quot; &quot;&amp;[.E965]&amp;&quot; &quot;&amp;[.F965]" office:value-type="string" office:string-value="N964 X387.5 Y1019.5">
            <text:p>N964 X387.5 Y1019.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65</text:p>
          </table:table-cell>
          <table:table-cell table:formula="of:=[.E961]" office:value-type="string" office:string-value="G106">
            <text:p>G106</text:p>
          </table:table-cell>
          <table:table-cell table:formula="of:=[.F961]" office:value-type="string" office:string-value="P0">
            <text:p>P0</text:p>
          </table:table-cell>
          <table:table-cell table:formula="of:=[.G961]+1" office:value-type="float" office:value="193">
            <text:p>193</text:p>
          </table:table-cell>
          <table:table-cell table:formula="of:=[.D966]&amp;&quot; &quot;&amp;[.E966]&amp;&quot; &quot;&amp;[.F966]" office:value-type="string" office:string-value="N965 G106 P0">
            <text:p>N965 G106 P0</text:p>
          </table:table-cell>
          <table:table-cell table:number-columns-repeated="1016"/>
        </table:table-row>
        <table:table-row table:style-name="ro1">
          <table:table-cell/>
          <table:table-cell table:formula="of:=[.B962]" office:value-type="string" office:string-value="jog up">
            <text:p>jog up</text:p>
          </table:table-cell>
          <table:table-cell/>
          <table:table-cell office:value-type="string">
            <text:p>N966</text:p>
          </table:table-cell>
          <table:table-cell table:formula="of:=[.E962]" office:value-type="string" office:string-value="G105">
            <text:p>G105</text:p>
          </table:table-cell>
          <table:table-cell table:formula="of:=[.F962]" office:value-type="string" office:string-value="PY7.79166666666667">
            <text:p>PY7.79166666666667</text:p>
          </table:table-cell>
          <table:table-cell table:formula="of:=[.G962]+1" office:value-type="float" office:value="194">
            <text:p>194</text:p>
          </table:table-cell>
          <table:table-cell table:formula="of:=[.D967]&amp;&quot; &quot;&amp;[.E967]&amp;&quot; &quot;&amp;[.F967]" office:value-type="string" office:string-value="N966 G105 PY7.79166666666667">
            <text:p>N966 G105 PY7.79166666666667</text:p>
          </table:table-cell>
          <table:table-cell table:number-columns-repeated="1016"/>
        </table:table-row>
        <table:table-row table:style-name="ro1">
          <table:table-cell table:formula="of:=[.A963]" office:value-type="float" office:value="7115.5">
            <text:p>7115.5</text:p>
          </table:table-cell>
          <table:table-cell table:formula="of:=[.B963]+[.$K$16]" office:value-type="float" office:value="1025.99166666666">
            <text:p>1025.9916666667</text:p>
          </table:table-cell>
          <table:table-cell/>
          <table:table-cell office:value-type="string">
            <text:p>N967</text:p>
          </table:table-cell>
          <table:table-cell table:formula="of:=&quot;X&quot;&amp;[.A968]" office:value-type="string" office:string-value="X7115.5">
            <text:p>X7115.5</text:p>
          </table:table-cell>
          <table:table-cell table:formula="of:=&quot;Y&quot;&amp;[.B968]" office:value-type="string" office:string-value="Y1025.99166666666">
            <text:p>Y1025.99166666666</text:p>
          </table:table-cell>
          <table:table-cell table:formula="of:=[.G963]+1" office:value-type="float" office:value="194">
            <text:p>194</text:p>
          </table:table-cell>
          <table:table-cell table:formula="of:=[.D968]&amp;&quot; &quot;&amp;[.E968]&amp;&quot; &quot;&amp;[.F968]" office:value-type="string" office:string-value="N967 X7115.5 Y1025.99166666666">
            <text:p>N967 X7115.5 Y1025.99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68</text:p>
          </table:table-cell>
          <table:table-cell table:formula="of:=[.E964]" office:value-type="string" office:string-value="G106">
            <text:p>G106</text:p>
          </table:table-cell>
          <table:table-cell table:formula="of:=[.F964]" office:value-type="string" office:string-value="P3">
            <text:p>P3</text:p>
          </table:table-cell>
          <table:table-cell table:formula="of:=[.G964]+1" office:value-type="float" office:value="194">
            <text:p>194</text:p>
          </table:table-cell>
          <table:table-cell table:formula="of:=[.D969]&amp;&quot; &quot;&amp;[.E969]&amp;&quot; &quot;&amp;[.F969]" office:value-type="string" office:string-value="N968 G106 P3">
            <text:p>N968 G106 P3</text:p>
          </table:table-cell>
          <table:table-cell table:number-columns-repeated="1016"/>
        </table:table-row>
        <table:table-row table:style-name="ro1">
          <table:table-cell table:formula="of:=[.A965]" office:value-type="float" office:value="387.5">
            <text:p>387.5</text:p>
          </table:table-cell>
          <table:table-cell table:formula="of:=[.B965]+[.$K$16]" office:value-type="float" office:value="1024.29166666666">
            <text:p>1024.2916666667</text:p>
          </table:table-cell>
          <table:table-cell/>
          <table:table-cell office:value-type="string">
            <text:p>N969</text:p>
          </table:table-cell>
          <table:table-cell table:formula="of:=&quot;X&quot;&amp;[.A970]" office:value-type="string" office:string-value="X387.5">
            <text:p>X387.5</text:p>
          </table:table-cell>
          <table:table-cell table:formula="of:=&quot;Y&quot;&amp;[.B970]" office:value-type="string" office:string-value="Y1024.29166666666">
            <text:p>Y1024.29166666666</text:p>
          </table:table-cell>
          <table:table-cell table:formula="of:=[.G965]+1" office:value-type="float" office:value="194">
            <text:p>194</text:p>
          </table:table-cell>
          <table:table-cell table:formula="of:=[.D970]&amp;&quot; &quot;&amp;[.E970]&amp;&quot; &quot;&amp;[.F970]" office:value-type="string" office:string-value="N969 X387.5 Y1024.29166666666">
            <text:p>N969 X387.5 Y1024.29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70</text:p>
          </table:table-cell>
          <table:table-cell table:formula="of:=[.E966]" office:value-type="string" office:string-value="G106">
            <text:p>G106</text:p>
          </table:table-cell>
          <table:table-cell table:formula="of:=[.F966]" office:value-type="string" office:string-value="P0">
            <text:p>P0</text:p>
          </table:table-cell>
          <table:table-cell table:formula="of:=[.G966]+1" office:value-type="float" office:value="194">
            <text:p>194</text:p>
          </table:table-cell>
          <table:table-cell table:formula="of:=[.D971]&amp;&quot; &quot;&amp;[.E971]&amp;&quot; &quot;&amp;[.F971]" office:value-type="string" office:string-value="N970 G106 P0">
            <text:p>N970 G106 P0</text:p>
          </table:table-cell>
          <table:table-cell table:number-columns-repeated="1016"/>
        </table:table-row>
        <table:table-row table:style-name="ro1">
          <table:table-cell/>
          <table:table-cell table:formula="of:=[.B967]" office:value-type="string" office:string-value="jog up">
            <text:p>jog up</text:p>
          </table:table-cell>
          <table:table-cell/>
          <table:table-cell office:value-type="string">
            <text:p>N971</text:p>
          </table:table-cell>
          <table:table-cell table:formula="of:=[.E967]" office:value-type="string" office:string-value="G105">
            <text:p>G105</text:p>
          </table:table-cell>
          <table:table-cell table:formula="of:=[.F967]" office:value-type="string" office:string-value="PY7.79166666666667">
            <text:p>PY7.79166666666667</text:p>
          </table:table-cell>
          <table:table-cell table:formula="of:=[.G967]+1" office:value-type="float" office:value="195">
            <text:p>195</text:p>
          </table:table-cell>
          <table:table-cell table:formula="of:=[.D972]&amp;&quot; &quot;&amp;[.E972]&amp;&quot; &quot;&amp;[.F972]" office:value-type="string" office:string-value="N971 G105 PY7.79166666666667">
            <text:p>N971 G105 PY7.79166666666667</text:p>
          </table:table-cell>
          <table:table-cell table:number-columns-repeated="1016"/>
        </table:table-row>
        <table:table-row table:style-name="ro1">
          <table:table-cell table:formula="of:=[.A968]" office:value-type="float" office:value="7115.5">
            <text:p>7115.5</text:p>
          </table:table-cell>
          <table:table-cell table:formula="of:=[.B968]+[.$K$16]" office:value-type="float" office:value="1030.78333333333">
            <text:p>1030.7833333333</text:p>
          </table:table-cell>
          <table:table-cell/>
          <table:table-cell office:value-type="string">
            <text:p>N972</text:p>
          </table:table-cell>
          <table:table-cell table:formula="of:=&quot;X&quot;&amp;[.A973]" office:value-type="string" office:string-value="X7115.5">
            <text:p>X7115.5</text:p>
          </table:table-cell>
          <table:table-cell table:formula="of:=&quot;Y&quot;&amp;[.B973]" office:value-type="string" office:string-value="Y1030.78333333333">
            <text:p>Y1030.78333333333</text:p>
          </table:table-cell>
          <table:table-cell table:formula="of:=[.G968]+1" office:value-type="float" office:value="195">
            <text:p>195</text:p>
          </table:table-cell>
          <table:table-cell table:formula="of:=[.D973]&amp;&quot; &quot;&amp;[.E973]&amp;&quot; &quot;&amp;[.F973]" office:value-type="string" office:string-value="N972 X7115.5 Y1030.78333333333">
            <text:p>N972 X7115.5 Y1030.7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73</text:p>
          </table:table-cell>
          <table:table-cell table:formula="of:=[.E969]" office:value-type="string" office:string-value="G106">
            <text:p>G106</text:p>
          </table:table-cell>
          <table:table-cell table:formula="of:=[.F969]" office:value-type="string" office:string-value="P3">
            <text:p>P3</text:p>
          </table:table-cell>
          <table:table-cell table:formula="of:=[.G969]+1" office:value-type="float" office:value="195">
            <text:p>195</text:p>
          </table:table-cell>
          <table:table-cell table:formula="of:=[.D974]&amp;&quot; &quot;&amp;[.E974]&amp;&quot; &quot;&amp;[.F974]" office:value-type="string" office:string-value="N973 G106 P3">
            <text:p>N973 G106 P3</text:p>
          </table:table-cell>
          <table:table-cell table:number-columns-repeated="1016"/>
        </table:table-row>
        <table:table-row table:style-name="ro1">
          <table:table-cell table:formula="of:=[.A970]" office:value-type="float" office:value="387.5">
            <text:p>387.5</text:p>
          </table:table-cell>
          <table:table-cell table:formula="of:=[.B970]+[.$K$16]" office:value-type="float" office:value="1029.08333333333">
            <text:p>1029.0833333333</text:p>
          </table:table-cell>
          <table:table-cell/>
          <table:table-cell office:value-type="string">
            <text:p>N974</text:p>
          </table:table-cell>
          <table:table-cell table:formula="of:=&quot;X&quot;&amp;[.A975]" office:value-type="string" office:string-value="X387.5">
            <text:p>X387.5</text:p>
          </table:table-cell>
          <table:table-cell table:formula="of:=&quot;Y&quot;&amp;[.B975]" office:value-type="string" office:string-value="Y1029.08333333333">
            <text:p>Y1029.08333333333</text:p>
          </table:table-cell>
          <table:table-cell table:formula="of:=[.G970]+1" office:value-type="float" office:value="195">
            <text:p>195</text:p>
          </table:table-cell>
          <table:table-cell table:formula="of:=[.D975]&amp;&quot; &quot;&amp;[.E975]&amp;&quot; &quot;&amp;[.F975]" office:value-type="string" office:string-value="N974 X387.5 Y1029.08333333333">
            <text:p>N974 X387.5 Y1029.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75</text:p>
          </table:table-cell>
          <table:table-cell table:formula="of:=[.E971]" office:value-type="string" office:string-value="G106">
            <text:p>G106</text:p>
          </table:table-cell>
          <table:table-cell table:formula="of:=[.F971]" office:value-type="string" office:string-value="P0">
            <text:p>P0</text:p>
          </table:table-cell>
          <table:table-cell table:formula="of:=[.G971]+1" office:value-type="float" office:value="195">
            <text:p>195</text:p>
          </table:table-cell>
          <table:table-cell table:formula="of:=[.D976]&amp;&quot; &quot;&amp;[.E976]&amp;&quot; &quot;&amp;[.F976]" office:value-type="string" office:string-value="N975 G106 P0">
            <text:p>N975 G106 P0</text:p>
          </table:table-cell>
          <table:table-cell table:number-columns-repeated="1016"/>
        </table:table-row>
        <table:table-row table:style-name="ro1">
          <table:table-cell/>
          <table:table-cell table:formula="of:=[.B972]" office:value-type="string" office:string-value="jog up">
            <text:p>jog up</text:p>
          </table:table-cell>
          <table:table-cell/>
          <table:table-cell office:value-type="string">
            <text:p>N976</text:p>
          </table:table-cell>
          <table:table-cell table:formula="of:=[.E972]" office:value-type="string" office:string-value="G105">
            <text:p>G105</text:p>
          </table:table-cell>
          <table:table-cell table:formula="of:=[.F972]" office:value-type="string" office:string-value="PY7.79166666666667">
            <text:p>PY7.79166666666667</text:p>
          </table:table-cell>
          <table:table-cell table:formula="of:=[.G972]+1" office:value-type="float" office:value="196">
            <text:p>196</text:p>
          </table:table-cell>
          <table:table-cell table:formula="of:=[.D977]&amp;&quot; &quot;&amp;[.E977]&amp;&quot; &quot;&amp;[.F977]" office:value-type="string" office:string-value="N976 G105 PY7.79166666666667">
            <text:p>N976 G105 PY7.79166666666667</text:p>
          </table:table-cell>
          <table:table-cell table:number-columns-repeated="1016"/>
        </table:table-row>
        <table:table-row table:style-name="ro1">
          <table:table-cell table:formula="of:=[.A973]" office:value-type="float" office:value="7115.5">
            <text:p>7115.5</text:p>
          </table:table-cell>
          <table:table-cell table:formula="of:=[.B973]+[.$K$16]" office:value-type="float" office:value="1035.575">
            <text:p>1035.575</text:p>
          </table:table-cell>
          <table:table-cell/>
          <table:table-cell office:value-type="string">
            <text:p>N977</text:p>
          </table:table-cell>
          <table:table-cell table:formula="of:=&quot;X&quot;&amp;[.A978]" office:value-type="string" office:string-value="X7115.5">
            <text:p>X7115.5</text:p>
          </table:table-cell>
          <table:table-cell table:formula="of:=&quot;Y&quot;&amp;[.B978]" office:value-type="string" office:string-value="Y1035.575">
            <text:p>Y1035.575</text:p>
          </table:table-cell>
          <table:table-cell table:formula="of:=[.G973]+1" office:value-type="float" office:value="196">
            <text:p>196</text:p>
          </table:table-cell>
          <table:table-cell table:formula="of:=[.D978]&amp;&quot; &quot;&amp;[.E978]&amp;&quot; &quot;&amp;[.F978]" office:value-type="string" office:string-value="N977 X7115.5 Y1035.575">
            <text:p>N977 X7115.5 Y1035.5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78</text:p>
          </table:table-cell>
          <table:table-cell table:formula="of:=[.E974]" office:value-type="string" office:string-value="G106">
            <text:p>G106</text:p>
          </table:table-cell>
          <table:table-cell table:formula="of:=[.F974]" office:value-type="string" office:string-value="P3">
            <text:p>P3</text:p>
          </table:table-cell>
          <table:table-cell table:formula="of:=[.G974]+1" office:value-type="float" office:value="196">
            <text:p>196</text:p>
          </table:table-cell>
          <table:table-cell table:formula="of:=[.D979]&amp;&quot; &quot;&amp;[.E979]&amp;&quot; &quot;&amp;[.F979]" office:value-type="string" office:string-value="N978 G106 P3">
            <text:p>N978 G106 P3</text:p>
          </table:table-cell>
          <table:table-cell table:number-columns-repeated="1016"/>
        </table:table-row>
        <table:table-row table:style-name="ro1">
          <table:table-cell table:formula="of:=[.A975]" office:value-type="float" office:value="387.5">
            <text:p>387.5</text:p>
          </table:table-cell>
          <table:table-cell table:formula="of:=[.B975]+[.$K$16]" office:value-type="float" office:value="1033.875">
            <text:p>1033.875</text:p>
          </table:table-cell>
          <table:table-cell/>
          <table:table-cell office:value-type="string">
            <text:p>N979</text:p>
          </table:table-cell>
          <table:table-cell table:formula="of:=&quot;X&quot;&amp;[.A980]" office:value-type="string" office:string-value="X387.5">
            <text:p>X387.5</text:p>
          </table:table-cell>
          <table:table-cell table:formula="of:=&quot;Y&quot;&amp;[.B980]" office:value-type="string" office:string-value="Y1033.875">
            <text:p>Y1033.875</text:p>
          </table:table-cell>
          <table:table-cell table:formula="of:=[.G975]+1" office:value-type="float" office:value="196">
            <text:p>196</text:p>
          </table:table-cell>
          <table:table-cell table:formula="of:=[.D980]&amp;&quot; &quot;&amp;[.E980]&amp;&quot; &quot;&amp;[.F980]" office:value-type="string" office:string-value="N979 X387.5 Y1033.875">
            <text:p>N979 X387.5 Y1033.8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0</text:p>
          </table:table-cell>
          <table:table-cell table:formula="of:=[.E976]" office:value-type="string" office:string-value="G106">
            <text:p>G106</text:p>
          </table:table-cell>
          <table:table-cell table:formula="of:=[.F976]" office:value-type="string" office:string-value="P0">
            <text:p>P0</text:p>
          </table:table-cell>
          <table:table-cell table:formula="of:=[.G976]+1" office:value-type="float" office:value="196">
            <text:p>196</text:p>
          </table:table-cell>
          <table:table-cell table:formula="of:=[.D981]&amp;&quot; &quot;&amp;[.E981]&amp;&quot; &quot;&amp;[.F981]" office:value-type="string" office:string-value="N980 G106 P0">
            <text:p>N980 G106 P0</text:p>
          </table:table-cell>
          <table:table-cell table:number-columns-repeated="1016"/>
        </table:table-row>
        <table:table-row table:style-name="ro1">
          <table:table-cell/>
          <table:table-cell table:formula="of:=[.B977]" office:value-type="string" office:string-value="jog up">
            <text:p>jog up</text:p>
          </table:table-cell>
          <table:table-cell/>
          <table:table-cell office:value-type="string">
            <text:p>N981</text:p>
          </table:table-cell>
          <table:table-cell table:formula="of:=[.E977]" office:value-type="string" office:string-value="G105">
            <text:p>G105</text:p>
          </table:table-cell>
          <table:table-cell table:formula="of:=[.F977]" office:value-type="string" office:string-value="PY7.79166666666667">
            <text:p>PY7.79166666666667</text:p>
          </table:table-cell>
          <table:table-cell table:formula="of:=[.G977]+1" office:value-type="float" office:value="197">
            <text:p>197</text:p>
          </table:table-cell>
          <table:table-cell table:formula="of:=[.D982]&amp;&quot; &quot;&amp;[.E982]&amp;&quot; &quot;&amp;[.F982]" office:value-type="string" office:string-value="N981 G105 PY7.79166666666667">
            <text:p>N981 G105 PY7.79166666666667</text:p>
          </table:table-cell>
          <table:table-cell table:number-columns-repeated="1016"/>
        </table:table-row>
        <table:table-row table:style-name="ro1">
          <table:table-cell table:formula="of:=[.A978]" office:value-type="float" office:value="7115.5">
            <text:p>7115.5</text:p>
          </table:table-cell>
          <table:table-cell table:formula="of:=[.B978]+[.$K$16]" office:value-type="float" office:value="1040.36666666666">
            <text:p>1040.3666666667</text:p>
          </table:table-cell>
          <table:table-cell/>
          <table:table-cell office:value-type="string">
            <text:p>N982</text:p>
          </table:table-cell>
          <table:table-cell table:formula="of:=&quot;X&quot;&amp;[.A983]" office:value-type="string" office:string-value="X7115.5">
            <text:p>X7115.5</text:p>
          </table:table-cell>
          <table:table-cell table:formula="of:=&quot;Y&quot;&amp;[.B983]" office:value-type="string" office:string-value="Y1040.36666666666">
            <text:p>Y1040.36666666666</text:p>
          </table:table-cell>
          <table:table-cell table:formula="of:=[.G978]+1" office:value-type="float" office:value="197">
            <text:p>197</text:p>
          </table:table-cell>
          <table:table-cell table:formula="of:=[.D983]&amp;&quot; &quot;&amp;[.E983]&amp;&quot; &quot;&amp;[.F983]" office:value-type="string" office:string-value="N982 X7115.5 Y1040.36666666666">
            <text:p>N982 X7115.5 Y1040.3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3</text:p>
          </table:table-cell>
          <table:table-cell table:formula="of:=[.E979]" office:value-type="string" office:string-value="G106">
            <text:p>G106</text:p>
          </table:table-cell>
          <table:table-cell table:formula="of:=[.F979]" office:value-type="string" office:string-value="P3">
            <text:p>P3</text:p>
          </table:table-cell>
          <table:table-cell table:formula="of:=[.G979]+1" office:value-type="float" office:value="197">
            <text:p>197</text:p>
          </table:table-cell>
          <table:table-cell table:formula="of:=[.D984]&amp;&quot; &quot;&amp;[.E984]&amp;&quot; &quot;&amp;[.F984]" office:value-type="string" office:string-value="N983 G106 P3">
            <text:p>N983 G106 P3</text:p>
          </table:table-cell>
          <table:table-cell table:number-columns-repeated="1016"/>
        </table:table-row>
        <table:table-row table:style-name="ro1">
          <table:table-cell table:formula="of:=[.A980]" office:value-type="float" office:value="387.5">
            <text:p>387.5</text:p>
          </table:table-cell>
          <table:table-cell table:formula="of:=[.B980]+[.$K$16]" office:value-type="float" office:value="1038.66666666666">
            <text:p>1038.6666666667</text:p>
          </table:table-cell>
          <table:table-cell/>
          <table:table-cell office:value-type="string">
            <text:p>N984</text:p>
          </table:table-cell>
          <table:table-cell table:formula="of:=&quot;X&quot;&amp;[.A985]" office:value-type="string" office:string-value="X387.5">
            <text:p>X387.5</text:p>
          </table:table-cell>
          <table:table-cell table:formula="of:=&quot;Y&quot;&amp;[.B985]" office:value-type="string" office:string-value="Y1038.66666666666">
            <text:p>Y1038.66666666666</text:p>
          </table:table-cell>
          <table:table-cell table:formula="of:=[.G980]+1" office:value-type="float" office:value="197">
            <text:p>197</text:p>
          </table:table-cell>
          <table:table-cell table:formula="of:=[.D985]&amp;&quot; &quot;&amp;[.E985]&amp;&quot; &quot;&amp;[.F985]" office:value-type="string" office:string-value="N984 X387.5 Y1038.66666666666">
            <text:p>N984 X387.5 Y1038.6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5</text:p>
          </table:table-cell>
          <table:table-cell table:formula="of:=[.E981]" office:value-type="string" office:string-value="G106">
            <text:p>G106</text:p>
          </table:table-cell>
          <table:table-cell table:formula="of:=[.F981]" office:value-type="string" office:string-value="P0">
            <text:p>P0</text:p>
          </table:table-cell>
          <table:table-cell table:formula="of:=[.G981]+1" office:value-type="float" office:value="197">
            <text:p>197</text:p>
          </table:table-cell>
          <table:table-cell table:formula="of:=[.D986]&amp;&quot; &quot;&amp;[.E986]&amp;&quot; &quot;&amp;[.F986]" office:value-type="string" office:string-value="N985 G106 P0">
            <text:p>N985 G106 P0</text:p>
          </table:table-cell>
          <table:table-cell table:number-columns-repeated="1016"/>
        </table:table-row>
        <table:table-row table:style-name="ro1">
          <table:table-cell/>
          <table:table-cell table:formula="of:=[.B982]" office:value-type="string" office:string-value="jog up">
            <text:p>jog up</text:p>
          </table:table-cell>
          <table:table-cell/>
          <table:table-cell office:value-type="string">
            <text:p>N986</text:p>
          </table:table-cell>
          <table:table-cell table:formula="of:=[.E982]" office:value-type="string" office:string-value="G105">
            <text:p>G105</text:p>
          </table:table-cell>
          <table:table-cell table:formula="of:=[.F982]" office:value-type="string" office:string-value="PY7.79166666666667">
            <text:p>PY7.79166666666667</text:p>
          </table:table-cell>
          <table:table-cell table:formula="of:=[.G982]+1" office:value-type="float" office:value="198">
            <text:p>198</text:p>
          </table:table-cell>
          <table:table-cell table:formula="of:=[.D987]&amp;&quot; &quot;&amp;[.E987]&amp;&quot; &quot;&amp;[.F987]" office:value-type="string" office:string-value="N986 G105 PY7.79166666666667">
            <text:p>N986 G105 PY7.79166666666667</text:p>
          </table:table-cell>
          <table:table-cell table:number-columns-repeated="1016"/>
        </table:table-row>
        <table:table-row table:style-name="ro1">
          <table:table-cell table:formula="of:=[.A983]" office:value-type="float" office:value="7115.5">
            <text:p>7115.5</text:p>
          </table:table-cell>
          <table:table-cell table:formula="of:=[.B983]+[.$K$16]" office:value-type="float" office:value="1045.15833333333">
            <text:p>1045.1583333333</text:p>
          </table:table-cell>
          <table:table-cell/>
          <table:table-cell office:value-type="string">
            <text:p>N987</text:p>
          </table:table-cell>
          <table:table-cell table:formula="of:=&quot;X&quot;&amp;[.A988]" office:value-type="string" office:string-value="X7115.5">
            <text:p>X7115.5</text:p>
          </table:table-cell>
          <table:table-cell table:formula="of:=&quot;Y&quot;&amp;[.B988]" office:value-type="string" office:string-value="Y1045.15833333333">
            <text:p>Y1045.15833333333</text:p>
          </table:table-cell>
          <table:table-cell table:formula="of:=[.G983]+1" office:value-type="float" office:value="198">
            <text:p>198</text:p>
          </table:table-cell>
          <table:table-cell table:formula="of:=[.D988]&amp;&quot; &quot;&amp;[.E988]&amp;&quot; &quot;&amp;[.F988]" office:value-type="string" office:string-value="N987 X7115.5 Y1045.15833333333">
            <text:p>N987 X7115.5 Y1045.1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88</text:p>
          </table:table-cell>
          <table:table-cell table:formula="of:=[.E984]" office:value-type="string" office:string-value="G106">
            <text:p>G106</text:p>
          </table:table-cell>
          <table:table-cell table:formula="of:=[.F984]" office:value-type="string" office:string-value="P3">
            <text:p>P3</text:p>
          </table:table-cell>
          <table:table-cell table:formula="of:=[.G984]+1" office:value-type="float" office:value="198">
            <text:p>198</text:p>
          </table:table-cell>
          <table:table-cell table:formula="of:=[.D989]&amp;&quot; &quot;&amp;[.E989]&amp;&quot; &quot;&amp;[.F989]" office:value-type="string" office:string-value="N988 G106 P3">
            <text:p>N988 G106 P3</text:p>
          </table:table-cell>
          <table:table-cell table:number-columns-repeated="1016"/>
        </table:table-row>
        <table:table-row table:style-name="ro1">
          <table:table-cell table:formula="of:=[.A985]" office:value-type="float" office:value="387.5">
            <text:p>387.5</text:p>
          </table:table-cell>
          <table:table-cell table:formula="of:=[.B985]+[.$K$16]" office:value-type="float" office:value="1043.45833333333">
            <text:p>1043.4583333333</text:p>
          </table:table-cell>
          <table:table-cell/>
          <table:table-cell office:value-type="string">
            <text:p>N989</text:p>
          </table:table-cell>
          <table:table-cell table:formula="of:=&quot;X&quot;&amp;[.A990]" office:value-type="string" office:string-value="X387.5">
            <text:p>X387.5</text:p>
          </table:table-cell>
          <table:table-cell table:formula="of:=&quot;Y&quot;&amp;[.B990]" office:value-type="string" office:string-value="Y1043.45833333333">
            <text:p>Y1043.45833333333</text:p>
          </table:table-cell>
          <table:table-cell table:formula="of:=[.G985]+1" office:value-type="float" office:value="198">
            <text:p>198</text:p>
          </table:table-cell>
          <table:table-cell table:formula="of:=[.D990]&amp;&quot; &quot;&amp;[.E990]&amp;&quot; &quot;&amp;[.F990]" office:value-type="string" office:string-value="N989 X387.5 Y1043.45833333333">
            <text:p>N989 X387.5 Y1043.4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90</text:p>
          </table:table-cell>
          <table:table-cell table:formula="of:=[.E986]" office:value-type="string" office:string-value="G106">
            <text:p>G106</text:p>
          </table:table-cell>
          <table:table-cell table:formula="of:=[.F986]" office:value-type="string" office:string-value="P0">
            <text:p>P0</text:p>
          </table:table-cell>
          <table:table-cell table:formula="of:=[.G986]+1" office:value-type="float" office:value="198">
            <text:p>198</text:p>
          </table:table-cell>
          <table:table-cell table:formula="of:=[.D991]&amp;&quot; &quot;&amp;[.E991]&amp;&quot; &quot;&amp;[.F991]" office:value-type="string" office:string-value="N990 G106 P0">
            <text:p>N990 G106 P0</text:p>
          </table:table-cell>
          <table:table-cell table:number-columns-repeated="1016"/>
        </table:table-row>
        <table:table-row table:style-name="ro1">
          <table:table-cell/>
          <table:table-cell table:formula="of:=[.B987]" office:value-type="string" office:string-value="jog up">
            <text:p>jog up</text:p>
          </table:table-cell>
          <table:table-cell/>
          <table:table-cell office:value-type="string">
            <text:p>N991</text:p>
          </table:table-cell>
          <table:table-cell table:formula="of:=[.E987]" office:value-type="string" office:string-value="G105">
            <text:p>G105</text:p>
          </table:table-cell>
          <table:table-cell table:formula="of:=[.F987]" office:value-type="string" office:string-value="PY7.79166666666667">
            <text:p>PY7.79166666666667</text:p>
          </table:table-cell>
          <table:table-cell table:formula="of:=[.G987]+1" office:value-type="float" office:value="199">
            <text:p>199</text:p>
          </table:table-cell>
          <table:table-cell table:formula="of:=[.D992]&amp;&quot; &quot;&amp;[.E992]&amp;&quot; &quot;&amp;[.F992]" office:value-type="string" office:string-value="N991 G105 PY7.79166666666667">
            <text:p>N991 G105 PY7.79166666666667</text:p>
          </table:table-cell>
          <table:table-cell table:number-columns-repeated="1016"/>
        </table:table-row>
        <table:table-row table:style-name="ro1">
          <table:table-cell table:formula="of:=[.A988]" office:value-type="float" office:value="7115.5">
            <text:p>7115.5</text:p>
          </table:table-cell>
          <table:table-cell table:formula="of:=[.B988]+[.$K$16]" office:value-type="float" office:value="1049.95">
            <text:p>1049.95</text:p>
          </table:table-cell>
          <table:table-cell/>
          <table:table-cell office:value-type="string">
            <text:p>N992</text:p>
          </table:table-cell>
          <table:table-cell table:formula="of:=&quot;X&quot;&amp;[.A993]" office:value-type="string" office:string-value="X7115.5">
            <text:p>X7115.5</text:p>
          </table:table-cell>
          <table:table-cell table:formula="of:=&quot;Y&quot;&amp;[.B993]" office:value-type="string" office:string-value="Y1049.95">
            <text:p>Y1049.95</text:p>
          </table:table-cell>
          <table:table-cell table:formula="of:=[.G988]+1" office:value-type="float" office:value="199">
            <text:p>199</text:p>
          </table:table-cell>
          <table:table-cell table:formula="of:=[.D993]&amp;&quot; &quot;&amp;[.E993]&amp;&quot; &quot;&amp;[.F993]" office:value-type="string" office:string-value="N992 X7115.5 Y1049.95">
            <text:p>N992 X7115.5 Y1049.9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93</text:p>
          </table:table-cell>
          <table:table-cell table:formula="of:=[.E989]" office:value-type="string" office:string-value="G106">
            <text:p>G106</text:p>
          </table:table-cell>
          <table:table-cell table:formula="of:=[.F989]" office:value-type="string" office:string-value="P3">
            <text:p>P3</text:p>
          </table:table-cell>
          <table:table-cell table:formula="of:=[.G989]+1" office:value-type="float" office:value="199">
            <text:p>199</text:p>
          </table:table-cell>
          <table:table-cell table:formula="of:=[.D994]&amp;&quot; &quot;&amp;[.E994]&amp;&quot; &quot;&amp;[.F994]" office:value-type="string" office:string-value="N993 G106 P3">
            <text:p>N993 G106 P3</text:p>
          </table:table-cell>
          <table:table-cell table:number-columns-repeated="1016"/>
        </table:table-row>
        <table:table-row table:style-name="ro1">
          <table:table-cell table:formula="of:=[.A990]" office:value-type="float" office:value="387.5">
            <text:p>387.5</text:p>
          </table:table-cell>
          <table:table-cell table:formula="of:=[.B990]+[.$K$16]" office:value-type="float" office:value="1048.25">
            <text:p>1048.25</text:p>
          </table:table-cell>
          <table:table-cell/>
          <table:table-cell office:value-type="string">
            <text:p>N994</text:p>
          </table:table-cell>
          <table:table-cell table:formula="of:=&quot;X&quot;&amp;[.A995]" office:value-type="string" office:string-value="X387.5">
            <text:p>X387.5</text:p>
          </table:table-cell>
          <table:table-cell table:formula="of:=&quot;Y&quot;&amp;[.B995]" office:value-type="string" office:string-value="Y1048.25">
            <text:p>Y1048.25</text:p>
          </table:table-cell>
          <table:table-cell table:formula="of:=[.G990]+1" office:value-type="float" office:value="199">
            <text:p>199</text:p>
          </table:table-cell>
          <table:table-cell table:formula="of:=[.D995]&amp;&quot; &quot;&amp;[.E995]&amp;&quot; &quot;&amp;[.F995]" office:value-type="string" office:string-value="N994 X387.5 Y1048.25">
            <text:p>N994 X387.5 Y1048.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95</text:p>
          </table:table-cell>
          <table:table-cell table:formula="of:=[.E991]" office:value-type="string" office:string-value="G106">
            <text:p>G106</text:p>
          </table:table-cell>
          <table:table-cell table:formula="of:=[.F991]" office:value-type="string" office:string-value="P0">
            <text:p>P0</text:p>
          </table:table-cell>
          <table:table-cell table:formula="of:=[.G991]+1" office:value-type="float" office:value="199">
            <text:p>199</text:p>
          </table:table-cell>
          <table:table-cell table:formula="of:=[.D996]&amp;&quot; &quot;&amp;[.E996]&amp;&quot; &quot;&amp;[.F996]" office:value-type="string" office:string-value="N995 G106 P0">
            <text:p>N995 G106 P0</text:p>
          </table:table-cell>
          <table:table-cell table:number-columns-repeated="1016"/>
        </table:table-row>
        <table:table-row table:style-name="ro1">
          <table:table-cell/>
          <table:table-cell table:formula="of:=[.B992]" office:value-type="string" office:string-value="jog up">
            <text:p>jog up</text:p>
          </table:table-cell>
          <table:table-cell/>
          <table:table-cell office:value-type="string">
            <text:p>N996</text:p>
          </table:table-cell>
          <table:table-cell table:formula="of:=[.E992]" office:value-type="string" office:string-value="G105">
            <text:p>G105</text:p>
          </table:table-cell>
          <table:table-cell table:formula="of:=[.F992]" office:value-type="string" office:string-value="PY7.79166666666667">
            <text:p>PY7.79166666666667</text:p>
          </table:table-cell>
          <table:table-cell table:formula="of:=[.G992]+1" office:value-type="float" office:value="200">
            <text:p>200</text:p>
          </table:table-cell>
          <table:table-cell table:formula="of:=[.D997]&amp;&quot; &quot;&amp;[.E997]&amp;&quot; &quot;&amp;[.F997]" office:value-type="string" office:string-value="N996 G105 PY7.79166666666667">
            <text:p>N996 G105 PY7.79166666666667</text:p>
          </table:table-cell>
          <table:table-cell table:number-columns-repeated="1016"/>
        </table:table-row>
        <table:table-row table:style-name="ro1">
          <table:table-cell table:formula="of:=[.A993]" office:value-type="float" office:value="7115.5">
            <text:p>7115.5</text:p>
          </table:table-cell>
          <table:table-cell table:formula="of:=[.B993]+[.$K$16]" office:value-type="float" office:value="1054.74166666666">
            <text:p>1054.7416666667</text:p>
          </table:table-cell>
          <table:table-cell/>
          <table:table-cell office:value-type="string">
            <text:p>N997</text:p>
          </table:table-cell>
          <table:table-cell table:formula="of:=&quot;X&quot;&amp;[.A998]" office:value-type="string" office:string-value="X7115.5">
            <text:p>X7115.5</text:p>
          </table:table-cell>
          <table:table-cell table:formula="of:=&quot;Y&quot;&amp;[.B998]" office:value-type="string" office:string-value="Y1054.74166666666">
            <text:p>Y1054.74166666666</text:p>
          </table:table-cell>
          <table:table-cell table:formula="of:=[.G993]+1" office:value-type="float" office:value="200">
            <text:p>200</text:p>
          </table:table-cell>
          <table:table-cell table:formula="of:=[.D998]&amp;&quot; &quot;&amp;[.E998]&amp;&quot; &quot;&amp;[.F998]" office:value-type="string" office:string-value="N997 X7115.5 Y1054.74166666666">
            <text:p>N997 X7115.5 Y1054.74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998</text:p>
          </table:table-cell>
          <table:table-cell table:formula="of:=[.E994]" office:value-type="string" office:string-value="G106">
            <text:p>G106</text:p>
          </table:table-cell>
          <table:table-cell table:formula="of:=[.F994]" office:value-type="string" office:string-value="P3">
            <text:p>P3</text:p>
          </table:table-cell>
          <table:table-cell table:formula="of:=[.G994]+1" office:value-type="float" office:value="200">
            <text:p>200</text:p>
          </table:table-cell>
          <table:table-cell table:formula="of:=[.D999]&amp;&quot; &quot;&amp;[.E999]&amp;&quot; &quot;&amp;[.F999]" office:value-type="string" office:string-value="N998 G106 P3">
            <text:p>N998 G106 P3</text:p>
          </table:table-cell>
          <table:table-cell table:number-columns-repeated="1016"/>
        </table:table-row>
        <table:table-row table:style-name="ro1">
          <table:table-cell table:formula="of:=[.A995]" office:value-type="float" office:value="387.5">
            <text:p>387.5</text:p>
          </table:table-cell>
          <table:table-cell table:formula="of:=[.B995]+[.$K$16]" office:value-type="float" office:value="1053.04166666666">
            <text:p>1053.0416666667</text:p>
          </table:table-cell>
          <table:table-cell/>
          <table:table-cell office:value-type="string">
            <text:p>N999</text:p>
          </table:table-cell>
          <table:table-cell table:formula="of:=&quot;X&quot;&amp;[.A1000]" office:value-type="string" office:string-value="X387.5">
            <text:p>X387.5</text:p>
          </table:table-cell>
          <table:table-cell table:formula="of:=&quot;Y&quot;&amp;[.B1000]" office:value-type="string" office:string-value="Y1053.04166666666">
            <text:p>Y1053.04166666666</text:p>
          </table:table-cell>
          <table:table-cell table:formula="of:=[.G995]+1" office:value-type="float" office:value="200">
            <text:p>200</text:p>
          </table:table-cell>
          <table:table-cell table:formula="of:=[.D1000]&amp;&quot; &quot;&amp;[.E1000]&amp;&quot; &quot;&amp;[.F1000]" office:value-type="string" office:string-value="N999 X387.5 Y1053.04166666666">
            <text:p>N999 X387.5 Y1053.04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0</text:p>
          </table:table-cell>
          <table:table-cell table:formula="of:=[.E996]" office:value-type="string" office:string-value="G106">
            <text:p>G106</text:p>
          </table:table-cell>
          <table:table-cell table:formula="of:=[.F996]" office:value-type="string" office:string-value="P0">
            <text:p>P0</text:p>
          </table:table-cell>
          <table:table-cell table:formula="of:=[.G996]+1" office:value-type="float" office:value="200">
            <text:p>200</text:p>
          </table:table-cell>
          <table:table-cell table:formula="of:=[.D1001]&amp;&quot; &quot;&amp;[.E1001]&amp;&quot; &quot;&amp;[.F1001]" office:value-type="string" office:string-value="N1000 G106 P0">
            <text:p>N1000 G106 P0</text:p>
          </table:table-cell>
          <table:table-cell table:number-columns-repeated="1016"/>
        </table:table-row>
        <table:table-row table:style-name="ro1">
          <table:table-cell/>
          <table:table-cell table:formula="of:=[.B997]" office:value-type="string" office:string-value="jog up">
            <text:p>jog up</text:p>
          </table:table-cell>
          <table:table-cell/>
          <table:table-cell office:value-type="string">
            <text:p>N1001</text:p>
          </table:table-cell>
          <table:table-cell table:formula="of:=[.E997]" office:value-type="string" office:string-value="G105">
            <text:p>G105</text:p>
          </table:table-cell>
          <table:table-cell table:formula="of:=[.F997]" office:value-type="string" office:string-value="PY7.79166666666667">
            <text:p>PY7.79166666666667</text:p>
          </table:table-cell>
          <table:table-cell table:formula="of:=[.G997]+1" office:value-type="float" office:value="201">
            <text:p>201</text:p>
          </table:table-cell>
          <table:table-cell table:formula="of:=[.D1002]&amp;&quot; &quot;&amp;[.E1002]&amp;&quot; &quot;&amp;[.F1002]" office:value-type="string" office:string-value="N1001 G105 PY7.79166666666667">
            <text:p>N1001 G105 PY7.79166666666667</text:p>
          </table:table-cell>
          <table:table-cell table:number-columns-repeated="1016"/>
        </table:table-row>
        <table:table-row table:style-name="ro1">
          <table:table-cell table:formula="of:=[.A998]" office:value-type="float" office:value="7115.5">
            <text:p>7115.5</text:p>
          </table:table-cell>
          <table:table-cell table:formula="of:=[.B998]+[.$K$16]" office:value-type="float" office:value="1059.53333333333">
            <text:p>1059.5333333333</text:p>
          </table:table-cell>
          <table:table-cell/>
          <table:table-cell office:value-type="string">
            <text:p>N1002</text:p>
          </table:table-cell>
          <table:table-cell table:formula="of:=&quot;X&quot;&amp;[.A1003]" office:value-type="string" office:string-value="X7115.5">
            <text:p>X7115.5</text:p>
          </table:table-cell>
          <table:table-cell table:formula="of:=&quot;Y&quot;&amp;[.B1003]" office:value-type="string" office:string-value="Y1059.53333333333">
            <text:p>Y1059.53333333333</text:p>
          </table:table-cell>
          <table:table-cell table:formula="of:=[.G998]+1" office:value-type="float" office:value="201">
            <text:p>201</text:p>
          </table:table-cell>
          <table:table-cell table:formula="of:=[.D1003]&amp;&quot; &quot;&amp;[.E1003]&amp;&quot; &quot;&amp;[.F1003]" office:value-type="string" office:string-value="N1002 X7115.5 Y1059.53333333333">
            <text:p>N1002 X7115.5 Y1059.5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3</text:p>
          </table:table-cell>
          <table:table-cell table:formula="of:=[.E999]" office:value-type="string" office:string-value="G106">
            <text:p>G106</text:p>
          </table:table-cell>
          <table:table-cell table:formula="of:=[.F999]" office:value-type="string" office:string-value="P3">
            <text:p>P3</text:p>
          </table:table-cell>
          <table:table-cell table:formula="of:=[.G999]+1" office:value-type="float" office:value="201">
            <text:p>201</text:p>
          </table:table-cell>
          <table:table-cell table:formula="of:=[.D1004]&amp;&quot; &quot;&amp;[.E1004]&amp;&quot; &quot;&amp;[.F1004]" office:value-type="string" office:string-value="N1003 G106 P3">
            <text:p>N1003 G106 P3</text:p>
          </table:table-cell>
          <table:table-cell table:number-columns-repeated="1016"/>
        </table:table-row>
        <table:table-row table:style-name="ro1">
          <table:table-cell table:formula="of:=[.A1000]" office:value-type="float" office:value="387.5">
            <text:p>387.5</text:p>
          </table:table-cell>
          <table:table-cell table:formula="of:=[.B1000]+[.$K$16]" office:value-type="float" office:value="1057.83333333333">
            <text:p>1057.8333333333</text:p>
          </table:table-cell>
          <table:table-cell/>
          <table:table-cell office:value-type="string">
            <text:p>N1004</text:p>
          </table:table-cell>
          <table:table-cell table:formula="of:=&quot;X&quot;&amp;[.A1005]" office:value-type="string" office:string-value="X387.5">
            <text:p>X387.5</text:p>
          </table:table-cell>
          <table:table-cell table:formula="of:=&quot;Y&quot;&amp;[.B1005]" office:value-type="string" office:string-value="Y1057.83333333333">
            <text:p>Y1057.83333333333</text:p>
          </table:table-cell>
          <table:table-cell table:formula="of:=[.G1000]+1" office:value-type="float" office:value="201">
            <text:p>201</text:p>
          </table:table-cell>
          <table:table-cell table:formula="of:=[.D1005]&amp;&quot; &quot;&amp;[.E1005]&amp;&quot; &quot;&amp;[.F1005]" office:value-type="string" office:string-value="N1004 X387.5 Y1057.83333333333">
            <text:p>N1004 X387.5 Y1057.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5</text:p>
          </table:table-cell>
          <table:table-cell table:formula="of:=[.E1001]" office:value-type="string" office:string-value="G106">
            <text:p>G106</text:p>
          </table:table-cell>
          <table:table-cell table:formula="of:=[.F1001]" office:value-type="string" office:string-value="P0">
            <text:p>P0</text:p>
          </table:table-cell>
          <table:table-cell table:formula="of:=[.G1001]+1" office:value-type="float" office:value="201">
            <text:p>201</text:p>
          </table:table-cell>
          <table:table-cell table:formula="of:=[.D1006]&amp;&quot; &quot;&amp;[.E1006]&amp;&quot; &quot;&amp;[.F1006]" office:value-type="string" office:string-value="N1005 G106 P0">
            <text:p>N1005 G106 P0</text:p>
          </table:table-cell>
          <table:table-cell table:number-columns-repeated="1016"/>
        </table:table-row>
        <table:table-row table:style-name="ro1">
          <table:table-cell/>
          <table:table-cell table:formula="of:=[.B1002]" office:value-type="string" office:string-value="jog up">
            <text:p>jog up</text:p>
          </table:table-cell>
          <table:table-cell/>
          <table:table-cell office:value-type="string">
            <text:p>N1006</text:p>
          </table:table-cell>
          <table:table-cell table:formula="of:=[.E1002]" office:value-type="string" office:string-value="G105">
            <text:p>G105</text:p>
          </table:table-cell>
          <table:table-cell table:formula="of:=[.F1002]" office:value-type="string" office:string-value="PY7.79166666666667">
            <text:p>PY7.79166666666667</text:p>
          </table:table-cell>
          <table:table-cell table:formula="of:=[.G1002]+1" office:value-type="float" office:value="202">
            <text:p>202</text:p>
          </table:table-cell>
          <table:table-cell table:formula="of:=[.D1007]&amp;&quot; &quot;&amp;[.E1007]&amp;&quot; &quot;&amp;[.F1007]" office:value-type="string" office:string-value="N1006 G105 PY7.79166666666667">
            <text:p>N1006 G105 PY7.79166666666667</text:p>
          </table:table-cell>
          <table:table-cell table:number-columns-repeated="1016"/>
        </table:table-row>
        <table:table-row table:style-name="ro1">
          <table:table-cell table:formula="of:=[.A1003]" office:value-type="float" office:value="7115.5">
            <text:p>7115.5</text:p>
          </table:table-cell>
          <table:table-cell table:formula="of:=[.B1003]+[.$K$16]" office:value-type="float" office:value="1064.325">
            <text:p>1064.325</text:p>
          </table:table-cell>
          <table:table-cell/>
          <table:table-cell office:value-type="string">
            <text:p>N1007</text:p>
          </table:table-cell>
          <table:table-cell table:formula="of:=&quot;X&quot;&amp;[.A1008]" office:value-type="string" office:string-value="X7115.5">
            <text:p>X7115.5</text:p>
          </table:table-cell>
          <table:table-cell table:formula="of:=&quot;Y&quot;&amp;[.B1008]" office:value-type="string" office:string-value="Y1064.325">
            <text:p>Y1064.325</text:p>
          </table:table-cell>
          <table:table-cell table:formula="of:=[.G1003]+1" office:value-type="float" office:value="202">
            <text:p>202</text:p>
          </table:table-cell>
          <table:table-cell table:formula="of:=[.D1008]&amp;&quot; &quot;&amp;[.E1008]&amp;&quot; &quot;&amp;[.F1008]" office:value-type="string" office:string-value="N1007 X7115.5 Y1064.325">
            <text:p>N1007 X7115.5 Y1064.3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08</text:p>
          </table:table-cell>
          <table:table-cell table:formula="of:=[.E1004]" office:value-type="string" office:string-value="G106">
            <text:p>G106</text:p>
          </table:table-cell>
          <table:table-cell table:formula="of:=[.F1004]" office:value-type="string" office:string-value="P3">
            <text:p>P3</text:p>
          </table:table-cell>
          <table:table-cell table:formula="of:=[.G1004]+1" office:value-type="float" office:value="202">
            <text:p>202</text:p>
          </table:table-cell>
          <table:table-cell table:formula="of:=[.D1009]&amp;&quot; &quot;&amp;[.E1009]&amp;&quot; &quot;&amp;[.F1009]" office:value-type="string" office:string-value="N1008 G106 P3">
            <text:p>N1008 G106 P3</text:p>
          </table:table-cell>
          <table:table-cell table:number-columns-repeated="1016"/>
        </table:table-row>
        <table:table-row table:style-name="ro1">
          <table:table-cell table:formula="of:=[.A1005]" office:value-type="float" office:value="387.5">
            <text:p>387.5</text:p>
          </table:table-cell>
          <table:table-cell table:formula="of:=[.B1005]+[.$K$16]" office:value-type="float" office:value="1062.625">
            <text:p>1062.625</text:p>
          </table:table-cell>
          <table:table-cell/>
          <table:table-cell office:value-type="string">
            <text:p>N1009</text:p>
          </table:table-cell>
          <table:table-cell table:formula="of:=&quot;X&quot;&amp;[.A1010]" office:value-type="string" office:string-value="X387.5">
            <text:p>X387.5</text:p>
          </table:table-cell>
          <table:table-cell table:formula="of:=&quot;Y&quot;&amp;[.B1010]" office:value-type="string" office:string-value="Y1062.625">
            <text:p>Y1062.625</text:p>
          </table:table-cell>
          <table:table-cell table:formula="of:=[.G1005]+1" office:value-type="float" office:value="202">
            <text:p>202</text:p>
          </table:table-cell>
          <table:table-cell table:formula="of:=[.D1010]&amp;&quot; &quot;&amp;[.E1010]&amp;&quot; &quot;&amp;[.F1010]" office:value-type="string" office:string-value="N1009 X387.5 Y1062.625">
            <text:p>N1009 X387.5 Y1062.6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10</text:p>
          </table:table-cell>
          <table:table-cell table:formula="of:=[.E1006]" office:value-type="string" office:string-value="G106">
            <text:p>G106</text:p>
          </table:table-cell>
          <table:table-cell table:formula="of:=[.F1006]" office:value-type="string" office:string-value="P0">
            <text:p>P0</text:p>
          </table:table-cell>
          <table:table-cell table:formula="of:=[.G1006]+1" office:value-type="float" office:value="202">
            <text:p>202</text:p>
          </table:table-cell>
          <table:table-cell table:formula="of:=[.D1011]&amp;&quot; &quot;&amp;[.E1011]&amp;&quot; &quot;&amp;[.F1011]" office:value-type="string" office:string-value="N1010 G106 P0">
            <text:p>N1010 G106 P0</text:p>
          </table:table-cell>
          <table:table-cell table:number-columns-repeated="1016"/>
        </table:table-row>
        <table:table-row table:style-name="ro1">
          <table:table-cell/>
          <table:table-cell table:formula="of:=[.B1007]" office:value-type="string" office:string-value="jog up">
            <text:p>jog up</text:p>
          </table:table-cell>
          <table:table-cell/>
          <table:table-cell office:value-type="string">
            <text:p>N1011</text:p>
          </table:table-cell>
          <table:table-cell table:formula="of:=[.E1007]" office:value-type="string" office:string-value="G105">
            <text:p>G105</text:p>
          </table:table-cell>
          <table:table-cell table:formula="of:=[.F1007]" office:value-type="string" office:string-value="PY7.79166666666667">
            <text:p>PY7.79166666666667</text:p>
          </table:table-cell>
          <table:table-cell table:formula="of:=[.G1007]+1" office:value-type="float" office:value="203">
            <text:p>203</text:p>
          </table:table-cell>
          <table:table-cell table:formula="of:=[.D1012]&amp;&quot; &quot;&amp;[.E1012]&amp;&quot; &quot;&amp;[.F1012]" office:value-type="string" office:string-value="N1011 G105 PY7.79166666666667">
            <text:p>N1011 G105 PY7.79166666666667</text:p>
          </table:table-cell>
          <table:table-cell table:number-columns-repeated="1016"/>
        </table:table-row>
        <table:table-row table:style-name="ro1">
          <table:table-cell table:formula="of:=[.A1008]" office:value-type="float" office:value="7115.5">
            <text:p>7115.5</text:p>
          </table:table-cell>
          <table:table-cell table:formula="of:=[.B1008]+[.$K$16]" office:value-type="float" office:value="1069.11666666666">
            <text:p>1069.1166666667</text:p>
          </table:table-cell>
          <table:table-cell/>
          <table:table-cell office:value-type="string">
            <text:p>N1012</text:p>
          </table:table-cell>
          <table:table-cell table:formula="of:=&quot;X&quot;&amp;[.A1013]" office:value-type="string" office:string-value="X7115.5">
            <text:p>X7115.5</text:p>
          </table:table-cell>
          <table:table-cell table:formula="of:=&quot;Y&quot;&amp;[.B1013]" office:value-type="string" office:string-value="Y1069.11666666666">
            <text:p>Y1069.11666666666</text:p>
          </table:table-cell>
          <table:table-cell table:formula="of:=[.G1008]+1" office:value-type="float" office:value="203">
            <text:p>203</text:p>
          </table:table-cell>
          <table:table-cell table:formula="of:=[.D1013]&amp;&quot; &quot;&amp;[.E1013]&amp;&quot; &quot;&amp;[.F1013]" office:value-type="string" office:string-value="N1012 X7115.5 Y1069.11666666666">
            <text:p>N1012 X7115.5 Y1069.1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13</text:p>
          </table:table-cell>
          <table:table-cell table:formula="of:=[.E1009]" office:value-type="string" office:string-value="G106">
            <text:p>G106</text:p>
          </table:table-cell>
          <table:table-cell table:formula="of:=[.F1009]" office:value-type="string" office:string-value="P3">
            <text:p>P3</text:p>
          </table:table-cell>
          <table:table-cell table:formula="of:=[.G1009]+1" office:value-type="float" office:value="203">
            <text:p>203</text:p>
          </table:table-cell>
          <table:table-cell table:formula="of:=[.D1014]&amp;&quot; &quot;&amp;[.E1014]&amp;&quot; &quot;&amp;[.F1014]" office:value-type="string" office:string-value="N1013 G106 P3">
            <text:p>N1013 G106 P3</text:p>
          </table:table-cell>
          <table:table-cell table:number-columns-repeated="1016"/>
        </table:table-row>
        <table:table-row table:style-name="ro1">
          <table:table-cell table:formula="of:=[.A1010]" office:value-type="float" office:value="387.5">
            <text:p>387.5</text:p>
          </table:table-cell>
          <table:table-cell table:formula="of:=[.B1010]+[.$K$16]" office:value-type="float" office:value="1067.41666666666">
            <text:p>1067.4166666667</text:p>
          </table:table-cell>
          <table:table-cell/>
          <table:table-cell office:value-type="string">
            <text:p>N1014</text:p>
          </table:table-cell>
          <table:table-cell table:formula="of:=&quot;X&quot;&amp;[.A1015]" office:value-type="string" office:string-value="X387.5">
            <text:p>X387.5</text:p>
          </table:table-cell>
          <table:table-cell table:formula="of:=&quot;Y&quot;&amp;[.B1015]" office:value-type="string" office:string-value="Y1067.41666666666">
            <text:p>Y1067.41666666666</text:p>
          </table:table-cell>
          <table:table-cell table:formula="of:=[.G1010]+1" office:value-type="float" office:value="203">
            <text:p>203</text:p>
          </table:table-cell>
          <table:table-cell table:formula="of:=[.D1015]&amp;&quot; &quot;&amp;[.E1015]&amp;&quot; &quot;&amp;[.F1015]" office:value-type="string" office:string-value="N1014 X387.5 Y1067.41666666666">
            <text:p>N1014 X387.5 Y1067.41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15</text:p>
          </table:table-cell>
          <table:table-cell table:formula="of:=[.E1011]" office:value-type="string" office:string-value="G106">
            <text:p>G106</text:p>
          </table:table-cell>
          <table:table-cell table:formula="of:=[.F1011]" office:value-type="string" office:string-value="P0">
            <text:p>P0</text:p>
          </table:table-cell>
          <table:table-cell table:formula="of:=[.G1011]+1" office:value-type="float" office:value="203">
            <text:p>203</text:p>
          </table:table-cell>
          <table:table-cell table:formula="of:=[.D1016]&amp;&quot; &quot;&amp;[.E1016]&amp;&quot; &quot;&amp;[.F1016]" office:value-type="string" office:string-value="N1015 G106 P0">
            <text:p>N1015 G106 P0</text:p>
          </table:table-cell>
          <table:table-cell table:number-columns-repeated="1016"/>
        </table:table-row>
        <table:table-row table:style-name="ro1">
          <table:table-cell/>
          <table:table-cell table:formula="of:=[.B1012]" office:value-type="string" office:string-value="jog up">
            <text:p>jog up</text:p>
          </table:table-cell>
          <table:table-cell/>
          <table:table-cell office:value-type="string">
            <text:p>N1016</text:p>
          </table:table-cell>
          <table:table-cell table:formula="of:=[.E1012]" office:value-type="string" office:string-value="G105">
            <text:p>G105</text:p>
          </table:table-cell>
          <table:table-cell table:formula="of:=[.F1012]" office:value-type="string" office:string-value="PY7.79166666666667">
            <text:p>PY7.79166666666667</text:p>
          </table:table-cell>
          <table:table-cell table:formula="of:=[.G1012]+1" office:value-type="float" office:value="204">
            <text:p>204</text:p>
          </table:table-cell>
          <table:table-cell table:formula="of:=[.D1017]&amp;&quot; &quot;&amp;[.E1017]&amp;&quot; &quot;&amp;[.F1017]" office:value-type="string" office:string-value="N1016 G105 PY7.79166666666667">
            <text:p>N1016 G105 PY7.79166666666667</text:p>
          </table:table-cell>
          <table:table-cell table:number-columns-repeated="1016"/>
        </table:table-row>
        <table:table-row table:style-name="ro1">
          <table:table-cell table:formula="of:=[.A1013]" office:value-type="float" office:value="7115.5">
            <text:p>7115.5</text:p>
          </table:table-cell>
          <table:table-cell table:formula="of:=[.B1013]+[.$K$16]" office:value-type="float" office:value="1073.90833333333">
            <text:p>1073.9083333333</text:p>
          </table:table-cell>
          <table:table-cell/>
          <table:table-cell office:value-type="string">
            <text:p>N1017</text:p>
          </table:table-cell>
          <table:table-cell table:formula="of:=&quot;X&quot;&amp;[.A1018]" office:value-type="string" office:string-value="X7115.5">
            <text:p>X7115.5</text:p>
          </table:table-cell>
          <table:table-cell table:formula="of:=&quot;Y&quot;&amp;[.B1018]" office:value-type="string" office:string-value="Y1073.90833333333">
            <text:p>Y1073.90833333333</text:p>
          </table:table-cell>
          <table:table-cell table:formula="of:=[.G1013]+1" office:value-type="float" office:value="204">
            <text:p>204</text:p>
          </table:table-cell>
          <table:table-cell table:formula="of:=[.D1018]&amp;&quot; &quot;&amp;[.E1018]&amp;&quot; &quot;&amp;[.F1018]" office:value-type="string" office:string-value="N1017 X7115.5 Y1073.90833333333">
            <text:p>N1017 X7115.5 Y1073.9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18</text:p>
          </table:table-cell>
          <table:table-cell table:formula="of:=[.E1014]" office:value-type="string" office:string-value="G106">
            <text:p>G106</text:p>
          </table:table-cell>
          <table:table-cell table:formula="of:=[.F1014]" office:value-type="string" office:string-value="P3">
            <text:p>P3</text:p>
          </table:table-cell>
          <table:table-cell table:formula="of:=[.G1014]+1" office:value-type="float" office:value="204">
            <text:p>204</text:p>
          </table:table-cell>
          <table:table-cell table:formula="of:=[.D1019]&amp;&quot; &quot;&amp;[.E1019]&amp;&quot; &quot;&amp;[.F1019]" office:value-type="string" office:string-value="N1018 G106 P3">
            <text:p>N1018 G106 P3</text:p>
          </table:table-cell>
          <table:table-cell table:number-columns-repeated="1016"/>
        </table:table-row>
        <table:table-row table:style-name="ro1">
          <table:table-cell table:formula="of:=[.A1015]" office:value-type="float" office:value="387.5">
            <text:p>387.5</text:p>
          </table:table-cell>
          <table:table-cell table:formula="of:=[.B1015]+[.$K$16]" office:value-type="float" office:value="1072.20833333333">
            <text:p>1072.2083333333</text:p>
          </table:table-cell>
          <table:table-cell/>
          <table:table-cell office:value-type="string">
            <text:p>N1019</text:p>
          </table:table-cell>
          <table:table-cell table:formula="of:=&quot;X&quot;&amp;[.A1020]" office:value-type="string" office:string-value="X387.5">
            <text:p>X387.5</text:p>
          </table:table-cell>
          <table:table-cell table:formula="of:=&quot;Y&quot;&amp;[.B1020]" office:value-type="string" office:string-value="Y1072.20833333333">
            <text:p>Y1072.20833333333</text:p>
          </table:table-cell>
          <table:table-cell table:formula="of:=[.G1015]+1" office:value-type="float" office:value="204">
            <text:p>204</text:p>
          </table:table-cell>
          <table:table-cell table:formula="of:=[.D1020]&amp;&quot; &quot;&amp;[.E1020]&amp;&quot; &quot;&amp;[.F1020]" office:value-type="string" office:string-value="N1019 X387.5 Y1072.20833333333">
            <text:p>N1019 X387.5 Y1072.2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20</text:p>
          </table:table-cell>
          <table:table-cell table:formula="of:=[.E1016]" office:value-type="string" office:string-value="G106">
            <text:p>G106</text:p>
          </table:table-cell>
          <table:table-cell table:formula="of:=[.F1016]" office:value-type="string" office:string-value="P0">
            <text:p>P0</text:p>
          </table:table-cell>
          <table:table-cell table:formula="of:=[.G1016]+1" office:value-type="float" office:value="204">
            <text:p>204</text:p>
          </table:table-cell>
          <table:table-cell table:formula="of:=[.D1021]&amp;&quot; &quot;&amp;[.E1021]&amp;&quot; &quot;&amp;[.F1021]" office:value-type="string" office:string-value="N1020 G106 P0">
            <text:p>N1020 G106 P0</text:p>
          </table:table-cell>
          <table:table-cell table:number-columns-repeated="1016"/>
        </table:table-row>
        <table:table-row table:style-name="ro1">
          <table:table-cell/>
          <table:table-cell table:formula="of:=[.B1017]" office:value-type="string" office:string-value="jog up">
            <text:p>jog up</text:p>
          </table:table-cell>
          <table:table-cell/>
          <table:table-cell office:value-type="string">
            <text:p>N1021</text:p>
          </table:table-cell>
          <table:table-cell table:formula="of:=[.E1017]" office:value-type="string" office:string-value="G105">
            <text:p>G105</text:p>
          </table:table-cell>
          <table:table-cell table:formula="of:=[.F1017]" office:value-type="string" office:string-value="PY7.79166666666667">
            <text:p>PY7.79166666666667</text:p>
          </table:table-cell>
          <table:table-cell table:formula="of:=[.G1017]+1" office:value-type="float" office:value="205">
            <text:p>205</text:p>
          </table:table-cell>
          <table:table-cell table:formula="of:=[.D1022]&amp;&quot; &quot;&amp;[.E1022]&amp;&quot; &quot;&amp;[.F1022]" office:value-type="string" office:string-value="N1021 G105 PY7.79166666666667">
            <text:p>N1021 G105 PY7.79166666666667</text:p>
          </table:table-cell>
          <table:table-cell table:number-columns-repeated="1016"/>
        </table:table-row>
        <table:table-row table:style-name="ro1">
          <table:table-cell table:formula="of:=[.A1018]" office:value-type="float" office:value="7115.5">
            <text:p>7115.5</text:p>
          </table:table-cell>
          <table:table-cell table:formula="of:=[.B1018]+[.$K$16]" office:value-type="float" office:value="1078.7">
            <text:p>1078.7</text:p>
          </table:table-cell>
          <table:table-cell/>
          <table:table-cell office:value-type="string">
            <text:p>N1022</text:p>
          </table:table-cell>
          <table:table-cell table:formula="of:=&quot;X&quot;&amp;[.A1023]" office:value-type="string" office:string-value="X7115.5">
            <text:p>X7115.5</text:p>
          </table:table-cell>
          <table:table-cell table:formula="of:=&quot;Y&quot;&amp;[.B1023]" office:value-type="string" office:string-value="Y1078.7">
            <text:p>Y1078.7</text:p>
          </table:table-cell>
          <table:table-cell table:formula="of:=[.G1018]+1" office:value-type="float" office:value="205">
            <text:p>205</text:p>
          </table:table-cell>
          <table:table-cell table:formula="of:=[.D1023]&amp;&quot; &quot;&amp;[.E1023]&amp;&quot; &quot;&amp;[.F1023]" office:value-type="string" office:string-value="N1022 X7115.5 Y1078.7">
            <text:p>N1022 X7115.5 Y1078.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23</text:p>
          </table:table-cell>
          <table:table-cell table:formula="of:=[.E1019]" office:value-type="string" office:string-value="G106">
            <text:p>G106</text:p>
          </table:table-cell>
          <table:table-cell table:formula="of:=[.F1019]" office:value-type="string" office:string-value="P3">
            <text:p>P3</text:p>
          </table:table-cell>
          <table:table-cell table:formula="of:=[.G1019]+1" office:value-type="float" office:value="205">
            <text:p>205</text:p>
          </table:table-cell>
          <table:table-cell table:formula="of:=[.D1024]&amp;&quot; &quot;&amp;[.E1024]&amp;&quot; &quot;&amp;[.F1024]" office:value-type="string" office:string-value="N1023 G106 P3">
            <text:p>N1023 G106 P3</text:p>
          </table:table-cell>
          <table:table-cell table:number-columns-repeated="1016"/>
        </table:table-row>
        <table:table-row table:style-name="ro1">
          <table:table-cell table:formula="of:=[.A1020]" office:value-type="float" office:value="387.5">
            <text:p>387.5</text:p>
          </table:table-cell>
          <table:table-cell table:formula="of:=[.B1020]+[.$K$16]" office:value-type="float" office:value="1077">
            <text:p>1077</text:p>
          </table:table-cell>
          <table:table-cell/>
          <table:table-cell office:value-type="string">
            <text:p>N1024</text:p>
          </table:table-cell>
          <table:table-cell table:formula="of:=&quot;X&quot;&amp;[.A1025]" office:value-type="string" office:string-value="X387.5">
            <text:p>X387.5</text:p>
          </table:table-cell>
          <table:table-cell table:formula="of:=&quot;Y&quot;&amp;[.B1025]" office:value-type="string" office:string-value="Y1077">
            <text:p>Y1077</text:p>
          </table:table-cell>
          <table:table-cell table:formula="of:=[.G1020]+1" office:value-type="float" office:value="205">
            <text:p>205</text:p>
          </table:table-cell>
          <table:table-cell table:formula="of:=[.D1025]&amp;&quot; &quot;&amp;[.E1025]&amp;&quot; &quot;&amp;[.F1025]" office:value-type="string" office:string-value="N1024 X387.5 Y1077">
            <text:p>N1024 X387.5 Y107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25</text:p>
          </table:table-cell>
          <table:table-cell table:formula="of:=[.E1021]" office:value-type="string" office:string-value="G106">
            <text:p>G106</text:p>
          </table:table-cell>
          <table:table-cell table:formula="of:=[.F1021]" office:value-type="string" office:string-value="P0">
            <text:p>P0</text:p>
          </table:table-cell>
          <table:table-cell table:formula="of:=[.G1021]+1" office:value-type="float" office:value="205">
            <text:p>205</text:p>
          </table:table-cell>
          <table:table-cell table:formula="of:=[.D1026]&amp;&quot; &quot;&amp;[.E1026]&amp;&quot; &quot;&amp;[.F1026]" office:value-type="string" office:string-value="N1025 G106 P0">
            <text:p>N1025 G106 P0</text:p>
          </table:table-cell>
          <table:table-cell table:number-columns-repeated="1016"/>
        </table:table-row>
        <table:table-row table:style-name="ro1">
          <table:table-cell/>
          <table:table-cell table:formula="of:=[.B1022]" office:value-type="string" office:string-value="jog up">
            <text:p>jog up</text:p>
          </table:table-cell>
          <table:table-cell/>
          <table:table-cell office:value-type="string">
            <text:p>N1026</text:p>
          </table:table-cell>
          <table:table-cell table:formula="of:=[.E1022]" office:value-type="string" office:string-value="G105">
            <text:p>G105</text:p>
          </table:table-cell>
          <table:table-cell table:formula="of:=[.F1022]" office:value-type="string" office:string-value="PY7.79166666666667">
            <text:p>PY7.79166666666667</text:p>
          </table:table-cell>
          <table:table-cell table:formula="of:=[.G1022]+1" office:value-type="float" office:value="206">
            <text:p>206</text:p>
          </table:table-cell>
          <table:table-cell table:formula="of:=[.D1027]&amp;&quot; &quot;&amp;[.E1027]&amp;&quot; &quot;&amp;[.F1027]" office:value-type="string" office:string-value="N1026 G105 PY7.79166666666667">
            <text:p>N1026 G105 PY7.79166666666667</text:p>
          </table:table-cell>
          <table:table-cell table:number-columns-repeated="1016"/>
        </table:table-row>
        <table:table-row table:style-name="ro1">
          <table:table-cell table:formula="of:=[.A1023]" office:value-type="float" office:value="7115.5">
            <text:p>7115.5</text:p>
          </table:table-cell>
          <table:table-cell table:formula="of:=[.B1023]+[.$K$16]" office:value-type="float" office:value="1083.49166666666">
            <text:p>1083.4916666667</text:p>
          </table:table-cell>
          <table:table-cell/>
          <table:table-cell office:value-type="string">
            <text:p>N1027</text:p>
          </table:table-cell>
          <table:table-cell table:formula="of:=&quot;X&quot;&amp;[.A1028]" office:value-type="string" office:string-value="X7115.5">
            <text:p>X7115.5</text:p>
          </table:table-cell>
          <table:table-cell table:formula="of:=&quot;Y&quot;&amp;[.B1028]" office:value-type="string" office:string-value="Y1083.49166666666">
            <text:p>Y1083.49166666666</text:p>
          </table:table-cell>
          <table:table-cell table:formula="of:=[.G1023]+1" office:value-type="float" office:value="206">
            <text:p>206</text:p>
          </table:table-cell>
          <table:table-cell table:formula="of:=[.D1028]&amp;&quot; &quot;&amp;[.E1028]&amp;&quot; &quot;&amp;[.F1028]" office:value-type="string" office:string-value="N1027 X7115.5 Y1083.49166666666">
            <text:p>N1027 X7115.5 Y1083.49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28</text:p>
          </table:table-cell>
          <table:table-cell table:formula="of:=[.E1024]" office:value-type="string" office:string-value="G106">
            <text:p>G106</text:p>
          </table:table-cell>
          <table:table-cell table:formula="of:=[.F1024]" office:value-type="string" office:string-value="P3">
            <text:p>P3</text:p>
          </table:table-cell>
          <table:table-cell table:formula="of:=[.G1024]+1" office:value-type="float" office:value="206">
            <text:p>206</text:p>
          </table:table-cell>
          <table:table-cell table:formula="of:=[.D1029]&amp;&quot; &quot;&amp;[.E1029]&amp;&quot; &quot;&amp;[.F1029]" office:value-type="string" office:string-value="N1028 G106 P3">
            <text:p>N1028 G106 P3</text:p>
          </table:table-cell>
          <table:table-cell table:number-columns-repeated="1016"/>
        </table:table-row>
        <table:table-row table:style-name="ro1">
          <table:table-cell table:formula="of:=[.A1025]" office:value-type="float" office:value="387.5">
            <text:p>387.5</text:p>
          </table:table-cell>
          <table:table-cell table:formula="of:=[.B1025]+[.$K$16]" office:value-type="float" office:value="1081.79166666666">
            <text:p>1081.7916666667</text:p>
          </table:table-cell>
          <table:table-cell/>
          <table:table-cell office:value-type="string">
            <text:p>N1029</text:p>
          </table:table-cell>
          <table:table-cell table:formula="of:=&quot;X&quot;&amp;[.A1030]" office:value-type="string" office:string-value="X387.5">
            <text:p>X387.5</text:p>
          </table:table-cell>
          <table:table-cell table:formula="of:=&quot;Y&quot;&amp;[.B1030]" office:value-type="string" office:string-value="Y1081.79166666666">
            <text:p>Y1081.79166666666</text:p>
          </table:table-cell>
          <table:table-cell table:formula="of:=[.G1025]+1" office:value-type="float" office:value="206">
            <text:p>206</text:p>
          </table:table-cell>
          <table:table-cell table:formula="of:=[.D1030]&amp;&quot; &quot;&amp;[.E1030]&amp;&quot; &quot;&amp;[.F1030]" office:value-type="string" office:string-value="N1029 X387.5 Y1081.79166666666">
            <text:p>N1029 X387.5 Y1081.79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0</text:p>
          </table:table-cell>
          <table:table-cell table:formula="of:=[.E1026]" office:value-type="string" office:string-value="G106">
            <text:p>G106</text:p>
          </table:table-cell>
          <table:table-cell table:formula="of:=[.F1026]" office:value-type="string" office:string-value="P0">
            <text:p>P0</text:p>
          </table:table-cell>
          <table:table-cell table:formula="of:=[.G1026]+1" office:value-type="float" office:value="206">
            <text:p>206</text:p>
          </table:table-cell>
          <table:table-cell table:formula="of:=[.D1031]&amp;&quot; &quot;&amp;[.E1031]&amp;&quot; &quot;&amp;[.F1031]" office:value-type="string" office:string-value="N1030 G106 P0">
            <text:p>N1030 G106 P0</text:p>
          </table:table-cell>
          <table:table-cell table:number-columns-repeated="1016"/>
        </table:table-row>
        <table:table-row table:style-name="ro1">
          <table:table-cell/>
          <table:table-cell table:formula="of:=[.B1027]" office:value-type="string" office:string-value="jog up">
            <text:p>jog up</text:p>
          </table:table-cell>
          <table:table-cell/>
          <table:table-cell office:value-type="string">
            <text:p>N1031</text:p>
          </table:table-cell>
          <table:table-cell table:formula="of:=[.E1027]" office:value-type="string" office:string-value="G105">
            <text:p>G105</text:p>
          </table:table-cell>
          <table:table-cell table:formula="of:=[.F1027]" office:value-type="string" office:string-value="PY7.79166666666667">
            <text:p>PY7.79166666666667</text:p>
          </table:table-cell>
          <table:table-cell table:formula="of:=[.G1027]+1" office:value-type="float" office:value="207">
            <text:p>207</text:p>
          </table:table-cell>
          <table:table-cell table:formula="of:=[.D1032]&amp;&quot; &quot;&amp;[.E1032]&amp;&quot; &quot;&amp;[.F1032]" office:value-type="string" office:string-value="N1031 G105 PY7.79166666666667">
            <text:p>N1031 G105 PY7.79166666666667</text:p>
          </table:table-cell>
          <table:table-cell table:number-columns-repeated="1016"/>
        </table:table-row>
        <table:table-row table:style-name="ro1">
          <table:table-cell table:formula="of:=[.A1028]" office:value-type="float" office:value="7115.5">
            <text:p>7115.5</text:p>
          </table:table-cell>
          <table:table-cell table:formula="of:=[.B1028]+[.$K$16]" office:value-type="float" office:value="1088.28333333333">
            <text:p>1088.2833333333</text:p>
          </table:table-cell>
          <table:table-cell/>
          <table:table-cell office:value-type="string">
            <text:p>N1032</text:p>
          </table:table-cell>
          <table:table-cell table:formula="of:=&quot;X&quot;&amp;[.A1033]" office:value-type="string" office:string-value="X7115.5">
            <text:p>X7115.5</text:p>
          </table:table-cell>
          <table:table-cell table:formula="of:=&quot;Y&quot;&amp;[.B1033]" office:value-type="string" office:string-value="Y1088.28333333333">
            <text:p>Y1088.28333333333</text:p>
          </table:table-cell>
          <table:table-cell table:formula="of:=[.G1028]+1" office:value-type="float" office:value="207">
            <text:p>207</text:p>
          </table:table-cell>
          <table:table-cell table:formula="of:=[.D1033]&amp;&quot; &quot;&amp;[.E1033]&amp;&quot; &quot;&amp;[.F1033]" office:value-type="string" office:string-value="N1032 X7115.5 Y1088.28333333333">
            <text:p>N1032 X7115.5 Y1088.2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3</text:p>
          </table:table-cell>
          <table:table-cell table:formula="of:=[.E1029]" office:value-type="string" office:string-value="G106">
            <text:p>G106</text:p>
          </table:table-cell>
          <table:table-cell table:formula="of:=[.F1029]" office:value-type="string" office:string-value="P3">
            <text:p>P3</text:p>
          </table:table-cell>
          <table:table-cell table:formula="of:=[.G1029]+1" office:value-type="float" office:value="207">
            <text:p>207</text:p>
          </table:table-cell>
          <table:table-cell table:formula="of:=[.D1034]&amp;&quot; &quot;&amp;[.E1034]&amp;&quot; &quot;&amp;[.F1034]" office:value-type="string" office:string-value="N1033 G106 P3">
            <text:p>N1033 G106 P3</text:p>
          </table:table-cell>
          <table:table-cell table:number-columns-repeated="1016"/>
        </table:table-row>
        <table:table-row table:style-name="ro1">
          <table:table-cell table:formula="of:=[.A1030]" office:value-type="float" office:value="387.5">
            <text:p>387.5</text:p>
          </table:table-cell>
          <table:table-cell table:formula="of:=[.B1030]+[.$K$16]" office:value-type="float" office:value="1086.58333333333">
            <text:p>1086.5833333333</text:p>
          </table:table-cell>
          <table:table-cell/>
          <table:table-cell office:value-type="string">
            <text:p>N1034</text:p>
          </table:table-cell>
          <table:table-cell table:formula="of:=&quot;X&quot;&amp;[.A1035]" office:value-type="string" office:string-value="X387.5">
            <text:p>X387.5</text:p>
          </table:table-cell>
          <table:table-cell table:formula="of:=&quot;Y&quot;&amp;[.B1035]" office:value-type="string" office:string-value="Y1086.58333333333">
            <text:p>Y1086.58333333333</text:p>
          </table:table-cell>
          <table:table-cell table:formula="of:=[.G1030]+1" office:value-type="float" office:value="207">
            <text:p>207</text:p>
          </table:table-cell>
          <table:table-cell table:formula="of:=[.D1035]&amp;&quot; &quot;&amp;[.E1035]&amp;&quot; &quot;&amp;[.F1035]" office:value-type="string" office:string-value="N1034 X387.5 Y1086.58333333333">
            <text:p>N1034 X387.5 Y1086.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5</text:p>
          </table:table-cell>
          <table:table-cell table:formula="of:=[.E1031]" office:value-type="string" office:string-value="G106">
            <text:p>G106</text:p>
          </table:table-cell>
          <table:table-cell table:formula="of:=[.F1031]" office:value-type="string" office:string-value="P0">
            <text:p>P0</text:p>
          </table:table-cell>
          <table:table-cell table:formula="of:=[.G1031]+1" office:value-type="float" office:value="207">
            <text:p>207</text:p>
          </table:table-cell>
          <table:table-cell table:formula="of:=[.D1036]&amp;&quot; &quot;&amp;[.E1036]&amp;&quot; &quot;&amp;[.F1036]" office:value-type="string" office:string-value="N1035 G106 P0">
            <text:p>N1035 G106 P0</text:p>
          </table:table-cell>
          <table:table-cell table:number-columns-repeated="1016"/>
        </table:table-row>
        <table:table-row table:style-name="ro1">
          <table:table-cell/>
          <table:table-cell table:formula="of:=[.B1032]" office:value-type="string" office:string-value="jog up">
            <text:p>jog up</text:p>
          </table:table-cell>
          <table:table-cell/>
          <table:table-cell office:value-type="string">
            <text:p>N1036</text:p>
          </table:table-cell>
          <table:table-cell table:formula="of:=[.E1032]" office:value-type="string" office:string-value="G105">
            <text:p>G105</text:p>
          </table:table-cell>
          <table:table-cell table:formula="of:=[.F1032]" office:value-type="string" office:string-value="PY7.79166666666667">
            <text:p>PY7.79166666666667</text:p>
          </table:table-cell>
          <table:table-cell table:formula="of:=[.G1032]+1" office:value-type="float" office:value="208">
            <text:p>208</text:p>
          </table:table-cell>
          <table:table-cell table:formula="of:=[.D1037]&amp;&quot; &quot;&amp;[.E1037]&amp;&quot; &quot;&amp;[.F1037]" office:value-type="string" office:string-value="N1036 G105 PY7.79166666666667">
            <text:p>N1036 G105 PY7.79166666666667</text:p>
          </table:table-cell>
          <table:table-cell table:number-columns-repeated="1016"/>
        </table:table-row>
        <table:table-row table:style-name="ro1">
          <table:table-cell table:formula="of:=[.A1033]" office:value-type="float" office:value="7115.5">
            <text:p>7115.5</text:p>
          </table:table-cell>
          <table:table-cell table:formula="of:=[.B1033]+[.$K$16]" office:value-type="float" office:value="1093.075">
            <text:p>1093.075</text:p>
          </table:table-cell>
          <table:table-cell/>
          <table:table-cell office:value-type="string">
            <text:p>N1037</text:p>
          </table:table-cell>
          <table:table-cell table:formula="of:=&quot;X&quot;&amp;[.A1038]" office:value-type="string" office:string-value="X7115.5">
            <text:p>X7115.5</text:p>
          </table:table-cell>
          <table:table-cell table:formula="of:=&quot;Y&quot;&amp;[.B1038]" office:value-type="string" office:string-value="Y1093.075">
            <text:p>Y1093.075</text:p>
          </table:table-cell>
          <table:table-cell table:formula="of:=[.G1033]+1" office:value-type="float" office:value="208">
            <text:p>208</text:p>
          </table:table-cell>
          <table:table-cell table:formula="of:=[.D1038]&amp;&quot; &quot;&amp;[.E1038]&amp;&quot; &quot;&amp;[.F1038]" office:value-type="string" office:string-value="N1037 X7115.5 Y1093.075">
            <text:p>N1037 X7115.5 Y1093.0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38</text:p>
          </table:table-cell>
          <table:table-cell table:formula="of:=[.E1034]" office:value-type="string" office:string-value="G106">
            <text:p>G106</text:p>
          </table:table-cell>
          <table:table-cell table:formula="of:=[.F1034]" office:value-type="string" office:string-value="P3">
            <text:p>P3</text:p>
          </table:table-cell>
          <table:table-cell table:formula="of:=[.G1034]+1" office:value-type="float" office:value="208">
            <text:p>208</text:p>
          </table:table-cell>
          <table:table-cell table:formula="of:=[.D1039]&amp;&quot; &quot;&amp;[.E1039]&amp;&quot; &quot;&amp;[.F1039]" office:value-type="string" office:string-value="N1038 G106 P3">
            <text:p>N1038 G106 P3</text:p>
          </table:table-cell>
          <table:table-cell table:number-columns-repeated="1016"/>
        </table:table-row>
        <table:table-row table:style-name="ro1">
          <table:table-cell table:formula="of:=[.A1035]" office:value-type="float" office:value="387.5">
            <text:p>387.5</text:p>
          </table:table-cell>
          <table:table-cell table:formula="of:=[.B1035]+[.$K$16]" office:value-type="float" office:value="1091.375">
            <text:p>1091.375</text:p>
          </table:table-cell>
          <table:table-cell/>
          <table:table-cell office:value-type="string">
            <text:p>N1039</text:p>
          </table:table-cell>
          <table:table-cell table:formula="of:=&quot;X&quot;&amp;[.A1040]" office:value-type="string" office:string-value="X387.5">
            <text:p>X387.5</text:p>
          </table:table-cell>
          <table:table-cell table:formula="of:=&quot;Y&quot;&amp;[.B1040]" office:value-type="string" office:string-value="Y1091.375">
            <text:p>Y1091.375</text:p>
          </table:table-cell>
          <table:table-cell table:formula="of:=[.G1035]+1" office:value-type="float" office:value="208">
            <text:p>208</text:p>
          </table:table-cell>
          <table:table-cell table:formula="of:=[.D1040]&amp;&quot; &quot;&amp;[.E1040]&amp;&quot; &quot;&amp;[.F1040]" office:value-type="string" office:string-value="N1039 X387.5 Y1091.375">
            <text:p>N1039 X387.5 Y1091.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40</text:p>
          </table:table-cell>
          <table:table-cell table:formula="of:=[.E1036]" office:value-type="string" office:string-value="G106">
            <text:p>G106</text:p>
          </table:table-cell>
          <table:table-cell table:formula="of:=[.F1036]" office:value-type="string" office:string-value="P0">
            <text:p>P0</text:p>
          </table:table-cell>
          <table:table-cell table:formula="of:=[.G1036]+1" office:value-type="float" office:value="208">
            <text:p>208</text:p>
          </table:table-cell>
          <table:table-cell table:formula="of:=[.D1041]&amp;&quot; &quot;&amp;[.E1041]&amp;&quot; &quot;&amp;[.F1041]" office:value-type="string" office:string-value="N1040 G106 P0">
            <text:p>N1040 G106 P0</text:p>
          </table:table-cell>
          <table:table-cell table:number-columns-repeated="1016"/>
        </table:table-row>
        <table:table-row table:style-name="ro1">
          <table:table-cell/>
          <table:table-cell table:formula="of:=[.B1037]" office:value-type="string" office:string-value="jog up">
            <text:p>jog up</text:p>
          </table:table-cell>
          <table:table-cell/>
          <table:table-cell office:value-type="string">
            <text:p>N1041</text:p>
          </table:table-cell>
          <table:table-cell table:formula="of:=[.E1037]" office:value-type="string" office:string-value="G105">
            <text:p>G105</text:p>
          </table:table-cell>
          <table:table-cell table:formula="of:=[.F1037]" office:value-type="string" office:string-value="PY7.79166666666667">
            <text:p>PY7.79166666666667</text:p>
          </table:table-cell>
          <table:table-cell table:formula="of:=[.G1037]+1" office:value-type="float" office:value="209">
            <text:p>209</text:p>
          </table:table-cell>
          <table:table-cell table:formula="of:=[.D1042]&amp;&quot; &quot;&amp;[.E1042]&amp;&quot; &quot;&amp;[.F1042]" office:value-type="string" office:string-value="N1041 G105 PY7.79166666666667">
            <text:p>N1041 G105 PY7.79166666666667</text:p>
          </table:table-cell>
          <table:table-cell table:number-columns-repeated="1016"/>
        </table:table-row>
        <table:table-row table:style-name="ro1">
          <table:table-cell table:formula="of:=[.A1038]" office:value-type="float" office:value="7115.5">
            <text:p>7115.5</text:p>
          </table:table-cell>
          <table:table-cell table:formula="of:=[.B1038]+[.$K$16]" office:value-type="float" office:value="1097.86666666666">
            <text:p>1097.8666666667</text:p>
          </table:table-cell>
          <table:table-cell/>
          <table:table-cell office:value-type="string">
            <text:p>N1042</text:p>
          </table:table-cell>
          <table:table-cell table:formula="of:=&quot;X&quot;&amp;[.A1043]" office:value-type="string" office:string-value="X7115.5">
            <text:p>X7115.5</text:p>
          </table:table-cell>
          <table:table-cell table:formula="of:=&quot;Y&quot;&amp;[.B1043]" office:value-type="string" office:string-value="Y1097.86666666666">
            <text:p>Y1097.86666666666</text:p>
          </table:table-cell>
          <table:table-cell table:formula="of:=[.G1038]+1" office:value-type="float" office:value="209">
            <text:p>209</text:p>
          </table:table-cell>
          <table:table-cell table:formula="of:=[.D1043]&amp;&quot; &quot;&amp;[.E1043]&amp;&quot; &quot;&amp;[.F1043]" office:value-type="string" office:string-value="N1042 X7115.5 Y1097.86666666666">
            <text:p>N1042 X7115.5 Y1097.8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43</text:p>
          </table:table-cell>
          <table:table-cell table:formula="of:=[.E1039]" office:value-type="string" office:string-value="G106">
            <text:p>G106</text:p>
          </table:table-cell>
          <table:table-cell table:formula="of:=[.F1039]" office:value-type="string" office:string-value="P3">
            <text:p>P3</text:p>
          </table:table-cell>
          <table:table-cell table:formula="of:=[.G1039]+1" office:value-type="float" office:value="209">
            <text:p>209</text:p>
          </table:table-cell>
          <table:table-cell table:formula="of:=[.D1044]&amp;&quot; &quot;&amp;[.E1044]&amp;&quot; &quot;&amp;[.F1044]" office:value-type="string" office:string-value="N1043 G106 P3">
            <text:p>N1043 G106 P3</text:p>
          </table:table-cell>
          <table:table-cell table:number-columns-repeated="1016"/>
        </table:table-row>
        <table:table-row table:style-name="ro1">
          <table:table-cell table:formula="of:=[.A1040]" office:value-type="float" office:value="387.5">
            <text:p>387.5</text:p>
          </table:table-cell>
          <table:table-cell table:formula="of:=[.B1040]+[.$K$16]" office:value-type="float" office:value="1096.16666666666">
            <text:p>1096.1666666667</text:p>
          </table:table-cell>
          <table:table-cell/>
          <table:table-cell office:value-type="string">
            <text:p>N1044</text:p>
          </table:table-cell>
          <table:table-cell table:formula="of:=&quot;X&quot;&amp;[.A1045]" office:value-type="string" office:string-value="X387.5">
            <text:p>X387.5</text:p>
          </table:table-cell>
          <table:table-cell table:formula="of:=&quot;Y&quot;&amp;[.B1045]" office:value-type="string" office:string-value="Y1096.16666666666">
            <text:p>Y1096.16666666666</text:p>
          </table:table-cell>
          <table:table-cell table:formula="of:=[.G1040]+1" office:value-type="float" office:value="209">
            <text:p>209</text:p>
          </table:table-cell>
          <table:table-cell table:formula="of:=[.D1045]&amp;&quot; &quot;&amp;[.E1045]&amp;&quot; &quot;&amp;[.F1045]" office:value-type="string" office:string-value="N1044 X387.5 Y1096.16666666666">
            <text:p>N1044 X387.5 Y1096.166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45</text:p>
          </table:table-cell>
          <table:table-cell table:formula="of:=[.E1041]" office:value-type="string" office:string-value="G106">
            <text:p>G106</text:p>
          </table:table-cell>
          <table:table-cell table:formula="of:=[.F1041]" office:value-type="string" office:string-value="P0">
            <text:p>P0</text:p>
          </table:table-cell>
          <table:table-cell table:formula="of:=[.G1041]+1" office:value-type="float" office:value="209">
            <text:p>209</text:p>
          </table:table-cell>
          <table:table-cell table:formula="of:=[.D1046]&amp;&quot; &quot;&amp;[.E1046]&amp;&quot; &quot;&amp;[.F1046]" office:value-type="string" office:string-value="N1045 G106 P0">
            <text:p>N1045 G106 P0</text:p>
          </table:table-cell>
          <table:table-cell table:number-columns-repeated="1016"/>
        </table:table-row>
        <table:table-row table:style-name="ro1">
          <table:table-cell/>
          <table:table-cell table:formula="of:=[.B1042]" office:value-type="string" office:string-value="jog up">
            <text:p>jog up</text:p>
          </table:table-cell>
          <table:table-cell/>
          <table:table-cell office:value-type="string">
            <text:p>N1046</text:p>
          </table:table-cell>
          <table:table-cell table:formula="of:=[.E1042]" office:value-type="string" office:string-value="G105">
            <text:p>G105</text:p>
          </table:table-cell>
          <table:table-cell table:formula="of:=[.F1042]" office:value-type="string" office:string-value="PY7.79166666666667">
            <text:p>PY7.79166666666667</text:p>
          </table:table-cell>
          <table:table-cell table:formula="of:=[.G1042]+1" office:value-type="float" office:value="210">
            <text:p>210</text:p>
          </table:table-cell>
          <table:table-cell table:formula="of:=[.D1047]&amp;&quot; &quot;&amp;[.E1047]&amp;&quot; &quot;&amp;[.F1047]" office:value-type="string" office:string-value="N1046 G105 PY7.79166666666667">
            <text:p>N1046 G105 PY7.79166666666667</text:p>
          </table:table-cell>
          <table:table-cell table:number-columns-repeated="1016"/>
        </table:table-row>
        <table:table-row table:style-name="ro1">
          <table:table-cell table:formula="of:=[.A1043]" office:value-type="float" office:value="7115.5">
            <text:p>7115.5</text:p>
          </table:table-cell>
          <table:table-cell table:formula="of:=[.B1043]+[.$K$16]" office:value-type="float" office:value="1102.65833333333">
            <text:p>1102.6583333333</text:p>
          </table:table-cell>
          <table:table-cell/>
          <table:table-cell office:value-type="string">
            <text:p>N1047</text:p>
          </table:table-cell>
          <table:table-cell table:formula="of:=&quot;X&quot;&amp;[.A1048]" office:value-type="string" office:string-value="X7115.5">
            <text:p>X7115.5</text:p>
          </table:table-cell>
          <table:table-cell table:formula="of:=&quot;Y&quot;&amp;[.B1048]" office:value-type="string" office:string-value="Y1102.65833333333">
            <text:p>Y1102.65833333333</text:p>
          </table:table-cell>
          <table:table-cell table:formula="of:=[.G1043]+1" office:value-type="float" office:value="210">
            <text:p>210</text:p>
          </table:table-cell>
          <table:table-cell table:formula="of:=[.D1048]&amp;&quot; &quot;&amp;[.E1048]&amp;&quot; &quot;&amp;[.F1048]" office:value-type="string" office:string-value="N1047 X7115.5 Y1102.65833333333">
            <text:p>N1047 X7115.5 Y1102.6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48</text:p>
          </table:table-cell>
          <table:table-cell table:formula="of:=[.E1044]" office:value-type="string" office:string-value="G106">
            <text:p>G106</text:p>
          </table:table-cell>
          <table:table-cell table:formula="of:=[.F1044]" office:value-type="string" office:string-value="P3">
            <text:p>P3</text:p>
          </table:table-cell>
          <table:table-cell table:formula="of:=[.G1044]+1" office:value-type="float" office:value="210">
            <text:p>210</text:p>
          </table:table-cell>
          <table:table-cell table:formula="of:=[.D1049]&amp;&quot; &quot;&amp;[.E1049]&amp;&quot; &quot;&amp;[.F1049]" office:value-type="string" office:string-value="N1048 G106 P3">
            <text:p>N1048 G106 P3</text:p>
          </table:table-cell>
          <table:table-cell table:number-columns-repeated="1016"/>
        </table:table-row>
        <table:table-row table:style-name="ro1">
          <table:table-cell table:formula="of:=[.A1045]" office:value-type="float" office:value="387.5">
            <text:p>387.5</text:p>
          </table:table-cell>
          <table:table-cell table:formula="of:=[.B1045]+[.$K$16]" office:value-type="float" office:value="1100.95833333333">
            <text:p>1100.9583333333</text:p>
          </table:table-cell>
          <table:table-cell/>
          <table:table-cell office:value-type="string">
            <text:p>N1049</text:p>
          </table:table-cell>
          <table:table-cell table:formula="of:=&quot;X&quot;&amp;[.A1050]" office:value-type="string" office:string-value="X387.5">
            <text:p>X387.5</text:p>
          </table:table-cell>
          <table:table-cell table:formula="of:=&quot;Y&quot;&amp;[.B1050]" office:value-type="string" office:string-value="Y1100.95833333333">
            <text:p>Y1100.95833333333</text:p>
          </table:table-cell>
          <table:table-cell table:formula="of:=[.G1045]+1" office:value-type="float" office:value="210">
            <text:p>210</text:p>
          </table:table-cell>
          <table:table-cell table:formula="of:=[.D1050]&amp;&quot; &quot;&amp;[.E1050]&amp;&quot; &quot;&amp;[.F1050]" office:value-type="string" office:string-value="N1049 X387.5 Y1100.95833333333">
            <text:p>N1049 X387.5 Y1100.9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0</text:p>
          </table:table-cell>
          <table:table-cell table:formula="of:=[.E1046]" office:value-type="string" office:string-value="G106">
            <text:p>G106</text:p>
          </table:table-cell>
          <table:table-cell table:formula="of:=[.F1046]" office:value-type="string" office:string-value="P0">
            <text:p>P0</text:p>
          </table:table-cell>
          <table:table-cell table:formula="of:=[.G1046]+1" office:value-type="float" office:value="210">
            <text:p>210</text:p>
          </table:table-cell>
          <table:table-cell table:formula="of:=[.D1051]&amp;&quot; &quot;&amp;[.E1051]&amp;&quot; &quot;&amp;[.F1051]" office:value-type="string" office:string-value="N1050 G106 P0">
            <text:p>N1050 G106 P0</text:p>
          </table:table-cell>
          <table:table-cell table:number-columns-repeated="1016"/>
        </table:table-row>
        <table:table-row table:style-name="ro1">
          <table:table-cell/>
          <table:table-cell table:formula="of:=[.B1047]" office:value-type="string" office:string-value="jog up">
            <text:p>jog up</text:p>
          </table:table-cell>
          <table:table-cell/>
          <table:table-cell office:value-type="string">
            <text:p>N1051</text:p>
          </table:table-cell>
          <table:table-cell table:formula="of:=[.E1047]" office:value-type="string" office:string-value="G105">
            <text:p>G105</text:p>
          </table:table-cell>
          <table:table-cell table:formula="of:=[.F1047]" office:value-type="string" office:string-value="PY7.79166666666667">
            <text:p>PY7.79166666666667</text:p>
          </table:table-cell>
          <table:table-cell table:formula="of:=[.G1047]+1" office:value-type="float" office:value="211">
            <text:p>211</text:p>
          </table:table-cell>
          <table:table-cell table:formula="of:=[.D1052]&amp;&quot; &quot;&amp;[.E1052]&amp;&quot; &quot;&amp;[.F1052]" office:value-type="string" office:string-value="N1051 G105 PY7.79166666666667">
            <text:p>N1051 G105 PY7.79166666666667</text:p>
          </table:table-cell>
          <table:table-cell table:number-columns-repeated="1016"/>
        </table:table-row>
        <table:table-row table:style-name="ro1">
          <table:table-cell table:formula="of:=[.A1048]" office:value-type="float" office:value="7115.5">
            <text:p>7115.5</text:p>
          </table:table-cell>
          <table:table-cell table:formula="of:=[.B1048]+[.$K$16]" office:value-type="float" office:value="1107.45">
            <text:p>1107.45</text:p>
          </table:table-cell>
          <table:table-cell/>
          <table:table-cell office:value-type="string">
            <text:p>N1052</text:p>
          </table:table-cell>
          <table:table-cell table:formula="of:=&quot;X&quot;&amp;[.A1053]" office:value-type="string" office:string-value="X7115.5">
            <text:p>X7115.5</text:p>
          </table:table-cell>
          <table:table-cell table:formula="of:=&quot;Y&quot;&amp;[.B1053]" office:value-type="string" office:string-value="Y1107.45">
            <text:p>Y1107.45</text:p>
          </table:table-cell>
          <table:table-cell table:formula="of:=[.G1048]+1" office:value-type="float" office:value="211">
            <text:p>211</text:p>
          </table:table-cell>
          <table:table-cell table:formula="of:=[.D1053]&amp;&quot; &quot;&amp;[.E1053]&amp;&quot; &quot;&amp;[.F1053]" office:value-type="string" office:string-value="N1052 X7115.5 Y1107.45">
            <text:p>N1052 X7115.5 Y1107.4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3</text:p>
          </table:table-cell>
          <table:table-cell table:formula="of:=[.E1049]" office:value-type="string" office:string-value="G106">
            <text:p>G106</text:p>
          </table:table-cell>
          <table:table-cell table:formula="of:=[.F1049]" office:value-type="string" office:string-value="P3">
            <text:p>P3</text:p>
          </table:table-cell>
          <table:table-cell table:formula="of:=[.G1049]+1" office:value-type="float" office:value="211">
            <text:p>211</text:p>
          </table:table-cell>
          <table:table-cell table:formula="of:=[.D1054]&amp;&quot; &quot;&amp;[.E1054]&amp;&quot; &quot;&amp;[.F1054]" office:value-type="string" office:string-value="N1053 G106 P3">
            <text:p>N1053 G106 P3</text:p>
          </table:table-cell>
          <table:table-cell table:number-columns-repeated="1016"/>
        </table:table-row>
        <table:table-row table:style-name="ro1">
          <table:table-cell table:formula="of:=[.A1050]" office:value-type="float" office:value="387.5">
            <text:p>387.5</text:p>
          </table:table-cell>
          <table:table-cell table:formula="of:=[.B1050]+[.$K$16]" office:value-type="float" office:value="1105.75">
            <text:p>1105.75</text:p>
          </table:table-cell>
          <table:table-cell/>
          <table:table-cell office:value-type="string">
            <text:p>N1054</text:p>
          </table:table-cell>
          <table:table-cell table:formula="of:=&quot;X&quot;&amp;[.A1055]" office:value-type="string" office:string-value="X387.5">
            <text:p>X387.5</text:p>
          </table:table-cell>
          <table:table-cell table:formula="of:=&quot;Y&quot;&amp;[.B1055]" office:value-type="string" office:string-value="Y1105.75">
            <text:p>Y1105.75</text:p>
          </table:table-cell>
          <table:table-cell table:formula="of:=[.G1050]+1" office:value-type="float" office:value="211">
            <text:p>211</text:p>
          </table:table-cell>
          <table:table-cell table:formula="of:=[.D1055]&amp;&quot; &quot;&amp;[.E1055]&amp;&quot; &quot;&amp;[.F1055]" office:value-type="string" office:string-value="N1054 X387.5 Y1105.75">
            <text:p>N1054 X387.5 Y1105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5</text:p>
          </table:table-cell>
          <table:table-cell table:formula="of:=[.E1051]" office:value-type="string" office:string-value="G106">
            <text:p>G106</text:p>
          </table:table-cell>
          <table:table-cell table:formula="of:=[.F1051]" office:value-type="string" office:string-value="P0">
            <text:p>P0</text:p>
          </table:table-cell>
          <table:table-cell table:formula="of:=[.G1051]+1" office:value-type="float" office:value="211">
            <text:p>211</text:p>
          </table:table-cell>
          <table:table-cell table:formula="of:=[.D1056]&amp;&quot; &quot;&amp;[.E1056]&amp;&quot; &quot;&amp;[.F1056]" office:value-type="string" office:string-value="N1055 G106 P0">
            <text:p>N1055 G106 P0</text:p>
          </table:table-cell>
          <table:table-cell table:number-columns-repeated="1016"/>
        </table:table-row>
        <table:table-row table:style-name="ro1">
          <table:table-cell/>
          <table:table-cell table:formula="of:=[.B1052]" office:value-type="string" office:string-value="jog up">
            <text:p>jog up</text:p>
          </table:table-cell>
          <table:table-cell/>
          <table:table-cell office:value-type="string">
            <text:p>N1056</text:p>
          </table:table-cell>
          <table:table-cell table:formula="of:=[.E1052]" office:value-type="string" office:string-value="G105">
            <text:p>G105</text:p>
          </table:table-cell>
          <table:table-cell table:formula="of:=[.F1052]" office:value-type="string" office:string-value="PY7.79166666666667">
            <text:p>PY7.79166666666667</text:p>
          </table:table-cell>
          <table:table-cell table:formula="of:=[.G1052]+1" office:value-type="float" office:value="212">
            <text:p>212</text:p>
          </table:table-cell>
          <table:table-cell table:formula="of:=[.D1057]&amp;&quot; &quot;&amp;[.E1057]&amp;&quot; &quot;&amp;[.F1057]" office:value-type="string" office:string-value="N1056 G105 PY7.79166666666667">
            <text:p>N1056 G105 PY7.79166666666667</text:p>
          </table:table-cell>
          <table:table-cell table:number-columns-repeated="1016"/>
        </table:table-row>
        <table:table-row table:style-name="ro1">
          <table:table-cell table:formula="of:=[.A1053]" office:value-type="float" office:value="7115.5">
            <text:p>7115.5</text:p>
          </table:table-cell>
          <table:table-cell table:formula="of:=[.B1053]+[.$K$16]" office:value-type="float" office:value="1112.24166666666">
            <text:p>1112.2416666667</text:p>
          </table:table-cell>
          <table:table-cell/>
          <table:table-cell office:value-type="string">
            <text:p>N1057</text:p>
          </table:table-cell>
          <table:table-cell table:formula="of:=&quot;X&quot;&amp;[.A1058]" office:value-type="string" office:string-value="X7115.5">
            <text:p>X7115.5</text:p>
          </table:table-cell>
          <table:table-cell table:formula="of:=&quot;Y&quot;&amp;[.B1058]" office:value-type="string" office:string-value="Y1112.24166666666">
            <text:p>Y1112.24166666666</text:p>
          </table:table-cell>
          <table:table-cell table:formula="of:=[.G1053]+1" office:value-type="float" office:value="212">
            <text:p>212</text:p>
          </table:table-cell>
          <table:table-cell table:formula="of:=[.D1058]&amp;&quot; &quot;&amp;[.E1058]&amp;&quot; &quot;&amp;[.F1058]" office:value-type="string" office:string-value="N1057 X7115.5 Y1112.24166666666">
            <text:p>N1057 X7115.5 Y1112.24166666666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58</text:p>
          </table:table-cell>
          <table:table-cell table:formula="of:=[.E1054]" office:value-type="string" office:string-value="G106">
            <text:p>G106</text:p>
          </table:table-cell>
          <table:table-cell table:formula="of:=[.F1054]" office:value-type="string" office:string-value="P3">
            <text:p>P3</text:p>
          </table:table-cell>
          <table:table-cell table:formula="of:=[.G1054]+1" office:value-type="float" office:value="212">
            <text:p>212</text:p>
          </table:table-cell>
          <table:table-cell table:formula="of:=[.D1059]&amp;&quot; &quot;&amp;[.E1059]&amp;&quot; &quot;&amp;[.F1059]" office:value-type="string" office:string-value="N1058 G106 P3">
            <text:p>N1058 G106 P3</text:p>
          </table:table-cell>
          <table:table-cell table:number-columns-repeated="1016"/>
        </table:table-row>
        <table:table-row table:style-name="ro1">
          <table:table-cell table:formula="of:=[.A1055]" office:value-type="float" office:value="387.5">
            <text:p>387.5</text:p>
          </table:table-cell>
          <table:table-cell table:formula="of:=[.B1055]+[.$K$16]" office:value-type="float" office:value="1110.54166666667">
            <text:p>1110.5416666667</text:p>
          </table:table-cell>
          <table:table-cell/>
          <table:table-cell office:value-type="string">
            <text:p>N1059</text:p>
          </table:table-cell>
          <table:table-cell table:formula="of:=&quot;X&quot;&amp;[.A1060]" office:value-type="string" office:string-value="X387.5">
            <text:p>X387.5</text:p>
          </table:table-cell>
          <table:table-cell table:formula="of:=&quot;Y&quot;&amp;[.B1060]" office:value-type="string" office:string-value="Y1110.54166666667">
            <text:p>Y1110.54166666667</text:p>
          </table:table-cell>
          <table:table-cell table:formula="of:=[.G1055]+1" office:value-type="float" office:value="212">
            <text:p>212</text:p>
          </table:table-cell>
          <table:table-cell table:formula="of:=[.D1060]&amp;&quot; &quot;&amp;[.E1060]&amp;&quot; &quot;&amp;[.F1060]" office:value-type="string" office:string-value="N1059 X387.5 Y1110.54166666667">
            <text:p>N1059 X387.5 Y1110.54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60</text:p>
          </table:table-cell>
          <table:table-cell table:formula="of:=[.E1056]" office:value-type="string" office:string-value="G106">
            <text:p>G106</text:p>
          </table:table-cell>
          <table:table-cell table:formula="of:=[.F1056]" office:value-type="string" office:string-value="P0">
            <text:p>P0</text:p>
          </table:table-cell>
          <table:table-cell table:formula="of:=[.G1056]+1" office:value-type="float" office:value="212">
            <text:p>212</text:p>
          </table:table-cell>
          <table:table-cell table:formula="of:=[.D1061]&amp;&quot; &quot;&amp;[.E1061]&amp;&quot; &quot;&amp;[.F1061]" office:value-type="string" office:string-value="N1060 G106 P0">
            <text:p>N1060 G106 P0</text:p>
          </table:table-cell>
          <table:table-cell table:number-columns-repeated="1016"/>
        </table:table-row>
        <table:table-row table:style-name="ro1">
          <table:table-cell/>
          <table:table-cell table:formula="of:=[.B1057]" office:value-type="string" office:string-value="jog up">
            <text:p>jog up</text:p>
          </table:table-cell>
          <table:table-cell/>
          <table:table-cell office:value-type="string">
            <text:p>N1061</text:p>
          </table:table-cell>
          <table:table-cell table:formula="of:=[.E1057]" office:value-type="string" office:string-value="G105">
            <text:p>G105</text:p>
          </table:table-cell>
          <table:table-cell table:formula="of:=[.F1057]" office:value-type="string" office:string-value="PY7.79166666666667">
            <text:p>PY7.79166666666667</text:p>
          </table:table-cell>
          <table:table-cell table:formula="of:=[.G1057]+1" office:value-type="float" office:value="213">
            <text:p>213</text:p>
          </table:table-cell>
          <table:table-cell table:formula="of:=[.D1062]&amp;&quot; &quot;&amp;[.E1062]&amp;&quot; &quot;&amp;[.F1062]" office:value-type="string" office:string-value="N1061 G105 PY7.79166666666667">
            <text:p>N1061 G105 PY7.79166666666667</text:p>
          </table:table-cell>
          <table:table-cell table:number-columns-repeated="1016"/>
        </table:table-row>
        <table:table-row table:style-name="ro1">
          <table:table-cell table:formula="of:=[.A1058]" office:value-type="float" office:value="7115.5">
            <text:p>7115.5</text:p>
          </table:table-cell>
          <table:table-cell table:formula="of:=[.B1058]+[.$K$16]" office:value-type="float" office:value="1117.03333333333">
            <text:p>1117.0333333333</text:p>
          </table:table-cell>
          <table:table-cell/>
          <table:table-cell office:value-type="string">
            <text:p>N1062</text:p>
          </table:table-cell>
          <table:table-cell table:formula="of:=&quot;X&quot;&amp;[.A1063]" office:value-type="string" office:string-value="X7115.5">
            <text:p>X7115.5</text:p>
          </table:table-cell>
          <table:table-cell table:formula="of:=&quot;Y&quot;&amp;[.B1063]" office:value-type="string" office:string-value="Y1117.03333333333">
            <text:p>Y1117.03333333333</text:p>
          </table:table-cell>
          <table:table-cell table:formula="of:=[.G1058]+1" office:value-type="float" office:value="213">
            <text:p>213</text:p>
          </table:table-cell>
          <table:table-cell table:formula="of:=[.D1063]&amp;&quot; &quot;&amp;[.E1063]&amp;&quot; &quot;&amp;[.F1063]" office:value-type="string" office:string-value="N1062 X7115.5 Y1117.03333333333">
            <text:p>N1062 X7115.5 Y1117.0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63</text:p>
          </table:table-cell>
          <table:table-cell table:formula="of:=[.E1059]" office:value-type="string" office:string-value="G106">
            <text:p>G106</text:p>
          </table:table-cell>
          <table:table-cell table:formula="of:=[.F1059]" office:value-type="string" office:string-value="P3">
            <text:p>P3</text:p>
          </table:table-cell>
          <table:table-cell table:formula="of:=[.G1059]+1" office:value-type="float" office:value="213">
            <text:p>213</text:p>
          </table:table-cell>
          <table:table-cell table:formula="of:=[.D1064]&amp;&quot; &quot;&amp;[.E1064]&amp;&quot; &quot;&amp;[.F1064]" office:value-type="string" office:string-value="N1063 G106 P3">
            <text:p>N1063 G106 P3</text:p>
          </table:table-cell>
          <table:table-cell table:number-columns-repeated="1016"/>
        </table:table-row>
        <table:table-row table:style-name="ro1">
          <table:table-cell table:formula="of:=[.A1060]" office:value-type="float" office:value="387.5">
            <text:p>387.5</text:p>
          </table:table-cell>
          <table:table-cell table:formula="of:=[.B1060]+[.$K$16]" office:value-type="float" office:value="1115.33333333333">
            <text:p>1115.3333333333</text:p>
          </table:table-cell>
          <table:table-cell/>
          <table:table-cell office:value-type="string">
            <text:p>N1064</text:p>
          </table:table-cell>
          <table:table-cell table:formula="of:=&quot;X&quot;&amp;[.A1065]" office:value-type="string" office:string-value="X387.5">
            <text:p>X387.5</text:p>
          </table:table-cell>
          <table:table-cell table:formula="of:=&quot;Y&quot;&amp;[.B1065]" office:value-type="string" office:string-value="Y1115.33333333333">
            <text:p>Y1115.33333333333</text:p>
          </table:table-cell>
          <table:table-cell table:formula="of:=[.G1060]+1" office:value-type="float" office:value="213">
            <text:p>213</text:p>
          </table:table-cell>
          <table:table-cell table:formula="of:=[.D1065]&amp;&quot; &quot;&amp;[.E1065]&amp;&quot; &quot;&amp;[.F1065]" office:value-type="string" office:string-value="N1064 X387.5 Y1115.33333333333">
            <text:p>N1064 X387.5 Y1115.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65</text:p>
          </table:table-cell>
          <table:table-cell table:formula="of:=[.E1061]" office:value-type="string" office:string-value="G106">
            <text:p>G106</text:p>
          </table:table-cell>
          <table:table-cell table:formula="of:=[.F1061]" office:value-type="string" office:string-value="P0">
            <text:p>P0</text:p>
          </table:table-cell>
          <table:table-cell table:formula="of:=[.G1061]+1" office:value-type="float" office:value="213">
            <text:p>213</text:p>
          </table:table-cell>
          <table:table-cell table:formula="of:=[.D1066]&amp;&quot; &quot;&amp;[.E1066]&amp;&quot; &quot;&amp;[.F1066]" office:value-type="string" office:string-value="N1065 G106 P0">
            <text:p>N1065 G106 P0</text:p>
          </table:table-cell>
          <table:table-cell table:number-columns-repeated="1016"/>
        </table:table-row>
        <table:table-row table:style-name="ro1">
          <table:table-cell/>
          <table:table-cell table:formula="of:=[.B1062]" office:value-type="string" office:string-value="jog up">
            <text:p>jog up</text:p>
          </table:table-cell>
          <table:table-cell/>
          <table:table-cell office:value-type="string">
            <text:p>N1066</text:p>
          </table:table-cell>
          <table:table-cell table:formula="of:=[.E1062]" office:value-type="string" office:string-value="G105">
            <text:p>G105</text:p>
          </table:table-cell>
          <table:table-cell table:formula="of:=[.F1062]" office:value-type="string" office:string-value="PY7.79166666666667">
            <text:p>PY7.79166666666667</text:p>
          </table:table-cell>
          <table:table-cell table:formula="of:=[.G1062]+1" office:value-type="float" office:value="214">
            <text:p>214</text:p>
          </table:table-cell>
          <table:table-cell table:formula="of:=[.D1067]&amp;&quot; &quot;&amp;[.E1067]&amp;&quot; &quot;&amp;[.F1067]" office:value-type="string" office:string-value="N1066 G105 PY7.79166666666667">
            <text:p>N1066 G105 PY7.79166666666667</text:p>
          </table:table-cell>
          <table:table-cell table:number-columns-repeated="1016"/>
        </table:table-row>
        <table:table-row table:style-name="ro1">
          <table:table-cell table:formula="of:=[.A1063]" office:value-type="float" office:value="7115.5">
            <text:p>7115.5</text:p>
          </table:table-cell>
          <table:table-cell table:formula="of:=[.B1063]+[.$K$16]" office:value-type="float" office:value="1121.825">
            <text:p>1121.825</text:p>
          </table:table-cell>
          <table:table-cell/>
          <table:table-cell office:value-type="string">
            <text:p>N1067</text:p>
          </table:table-cell>
          <table:table-cell table:formula="of:=&quot;X&quot;&amp;[.A1068]" office:value-type="string" office:string-value="X7115.5">
            <text:p>X7115.5</text:p>
          </table:table-cell>
          <table:table-cell table:formula="of:=&quot;Y&quot;&amp;[.B1068]" office:value-type="string" office:string-value="Y1121.825">
            <text:p>Y1121.825</text:p>
          </table:table-cell>
          <table:table-cell table:formula="of:=[.G1063]+1" office:value-type="float" office:value="214">
            <text:p>214</text:p>
          </table:table-cell>
          <table:table-cell table:formula="of:=[.D1068]&amp;&quot; &quot;&amp;[.E1068]&amp;&quot; &quot;&amp;[.F1068]" office:value-type="string" office:string-value="N1067 X7115.5 Y1121.825">
            <text:p>N1067 X7115.5 Y1121.8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68</text:p>
          </table:table-cell>
          <table:table-cell table:formula="of:=[.E1064]" office:value-type="string" office:string-value="G106">
            <text:p>G106</text:p>
          </table:table-cell>
          <table:table-cell table:formula="of:=[.F1064]" office:value-type="string" office:string-value="P3">
            <text:p>P3</text:p>
          </table:table-cell>
          <table:table-cell table:formula="of:=[.G1064]+1" office:value-type="float" office:value="214">
            <text:p>214</text:p>
          </table:table-cell>
          <table:table-cell table:formula="of:=[.D1069]&amp;&quot; &quot;&amp;[.E1069]&amp;&quot; &quot;&amp;[.F1069]" office:value-type="string" office:string-value="N1068 G106 P3">
            <text:p>N1068 G106 P3</text:p>
          </table:table-cell>
          <table:table-cell table:number-columns-repeated="1016"/>
        </table:table-row>
        <table:table-row table:style-name="ro1">
          <table:table-cell table:formula="of:=[.A1065]" office:value-type="float" office:value="387.5">
            <text:p>387.5</text:p>
          </table:table-cell>
          <table:table-cell table:formula="of:=[.B1065]+[.$K$16]" office:value-type="float" office:value="1120.125">
            <text:p>1120.125</text:p>
          </table:table-cell>
          <table:table-cell/>
          <table:table-cell office:value-type="string">
            <text:p>N1069</text:p>
          </table:table-cell>
          <table:table-cell table:formula="of:=&quot;X&quot;&amp;[.A1070]" office:value-type="string" office:string-value="X387.5">
            <text:p>X387.5</text:p>
          </table:table-cell>
          <table:table-cell table:formula="of:=&quot;Y&quot;&amp;[.B1070]" office:value-type="string" office:string-value="Y1120.125">
            <text:p>Y1120.125</text:p>
          </table:table-cell>
          <table:table-cell table:formula="of:=[.G1065]+1" office:value-type="float" office:value="214">
            <text:p>214</text:p>
          </table:table-cell>
          <table:table-cell table:formula="of:=[.D1070]&amp;&quot; &quot;&amp;[.E1070]&amp;&quot; &quot;&amp;[.F1070]" office:value-type="string" office:string-value="N1069 X387.5 Y1120.125">
            <text:p>N1069 X387.5 Y1120.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70</text:p>
          </table:table-cell>
          <table:table-cell table:formula="of:=[.E1066]" office:value-type="string" office:string-value="G106">
            <text:p>G106</text:p>
          </table:table-cell>
          <table:table-cell table:formula="of:=[.F1066]" office:value-type="string" office:string-value="P0">
            <text:p>P0</text:p>
          </table:table-cell>
          <table:table-cell table:formula="of:=[.G1066]+1" office:value-type="float" office:value="214">
            <text:p>214</text:p>
          </table:table-cell>
          <table:table-cell table:formula="of:=[.D1071]&amp;&quot; &quot;&amp;[.E1071]&amp;&quot; &quot;&amp;[.F1071]" office:value-type="string" office:string-value="N1070 G106 P0">
            <text:p>N1070 G106 P0</text:p>
          </table:table-cell>
          <table:table-cell table:number-columns-repeated="1016"/>
        </table:table-row>
        <table:table-row table:style-name="ro1">
          <table:table-cell/>
          <table:table-cell table:formula="of:=[.B1067]" office:value-type="string" office:string-value="jog up">
            <text:p>jog up</text:p>
          </table:table-cell>
          <table:table-cell/>
          <table:table-cell office:value-type="string">
            <text:p>N1071</text:p>
          </table:table-cell>
          <table:table-cell table:formula="of:=[.E1067]" office:value-type="string" office:string-value="G105">
            <text:p>G105</text:p>
          </table:table-cell>
          <table:table-cell table:formula="of:=[.F1067]" office:value-type="string" office:string-value="PY7.79166666666667">
            <text:p>PY7.79166666666667</text:p>
          </table:table-cell>
          <table:table-cell table:formula="of:=[.G1067]+1" office:value-type="float" office:value="215">
            <text:p>215</text:p>
          </table:table-cell>
          <table:table-cell table:formula="of:=[.D1072]&amp;&quot; &quot;&amp;[.E1072]&amp;&quot; &quot;&amp;[.F1072]" office:value-type="string" office:string-value="N1071 G105 PY7.79166666666667">
            <text:p>N1071 G105 PY7.79166666666667</text:p>
          </table:table-cell>
          <table:table-cell table:number-columns-repeated="1016"/>
        </table:table-row>
        <table:table-row table:style-name="ro1">
          <table:table-cell table:formula="of:=[.A1068]" office:value-type="float" office:value="7115.5">
            <text:p>7115.5</text:p>
          </table:table-cell>
          <table:table-cell table:formula="of:=[.B1068]+[.$K$16]" office:value-type="float" office:value="1126.61666666667">
            <text:p>1126.6166666667</text:p>
          </table:table-cell>
          <table:table-cell/>
          <table:table-cell office:value-type="string">
            <text:p>N1072</text:p>
          </table:table-cell>
          <table:table-cell table:formula="of:=&quot;X&quot;&amp;[.A1073]" office:value-type="string" office:string-value="X7115.5">
            <text:p>X7115.5</text:p>
          </table:table-cell>
          <table:table-cell table:formula="of:=&quot;Y&quot;&amp;[.B1073]" office:value-type="string" office:string-value="Y1126.61666666667">
            <text:p>Y1126.61666666667</text:p>
          </table:table-cell>
          <table:table-cell table:formula="of:=[.G1068]+1" office:value-type="float" office:value="215">
            <text:p>215</text:p>
          </table:table-cell>
          <table:table-cell table:formula="of:=[.D1073]&amp;&quot; &quot;&amp;[.E1073]&amp;&quot; &quot;&amp;[.F1073]" office:value-type="string" office:string-value="N1072 X7115.5 Y1126.61666666667">
            <text:p>N1072 X7115.5 Y1126.6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73</text:p>
          </table:table-cell>
          <table:table-cell table:formula="of:=[.E1069]" office:value-type="string" office:string-value="G106">
            <text:p>G106</text:p>
          </table:table-cell>
          <table:table-cell table:formula="of:=[.F1069]" office:value-type="string" office:string-value="P3">
            <text:p>P3</text:p>
          </table:table-cell>
          <table:table-cell table:formula="of:=[.G1069]+1" office:value-type="float" office:value="215">
            <text:p>215</text:p>
          </table:table-cell>
          <table:table-cell table:formula="of:=[.D1074]&amp;&quot; &quot;&amp;[.E1074]&amp;&quot; &quot;&amp;[.F1074]" office:value-type="string" office:string-value="N1073 G106 P3">
            <text:p>N1073 G106 P3</text:p>
          </table:table-cell>
          <table:table-cell table:number-columns-repeated="1016"/>
        </table:table-row>
        <table:table-row table:style-name="ro1">
          <table:table-cell table:formula="of:=[.A1070]" office:value-type="float" office:value="387.5">
            <text:p>387.5</text:p>
          </table:table-cell>
          <table:table-cell table:formula="of:=[.B1070]+[.$K$16]" office:value-type="float" office:value="1124.91666666667">
            <text:p>1124.9166666667</text:p>
          </table:table-cell>
          <table:table-cell/>
          <table:table-cell office:value-type="string">
            <text:p>N1074</text:p>
          </table:table-cell>
          <table:table-cell table:formula="of:=&quot;X&quot;&amp;[.A1075]" office:value-type="string" office:string-value="X387.5">
            <text:p>X387.5</text:p>
          </table:table-cell>
          <table:table-cell table:formula="of:=&quot;Y&quot;&amp;[.B1075]" office:value-type="string" office:string-value="Y1124.91666666667">
            <text:p>Y1124.91666666667</text:p>
          </table:table-cell>
          <table:table-cell table:formula="of:=[.G1070]+1" office:value-type="float" office:value="215">
            <text:p>215</text:p>
          </table:table-cell>
          <table:table-cell table:formula="of:=[.D1075]&amp;&quot; &quot;&amp;[.E1075]&amp;&quot; &quot;&amp;[.F1075]" office:value-type="string" office:string-value="N1074 X387.5 Y1124.91666666667">
            <text:p>N1074 X387.5 Y1124.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75</text:p>
          </table:table-cell>
          <table:table-cell table:formula="of:=[.E1071]" office:value-type="string" office:string-value="G106">
            <text:p>G106</text:p>
          </table:table-cell>
          <table:table-cell table:formula="of:=[.F1071]" office:value-type="string" office:string-value="P0">
            <text:p>P0</text:p>
          </table:table-cell>
          <table:table-cell table:formula="of:=[.G1071]+1" office:value-type="float" office:value="215">
            <text:p>215</text:p>
          </table:table-cell>
          <table:table-cell table:formula="of:=[.D1076]&amp;&quot; &quot;&amp;[.E1076]&amp;&quot; &quot;&amp;[.F1076]" office:value-type="string" office:string-value="N1075 G106 P0">
            <text:p>N1075 G106 P0</text:p>
          </table:table-cell>
          <table:table-cell table:number-columns-repeated="1016"/>
        </table:table-row>
        <table:table-row table:style-name="ro1">
          <table:table-cell/>
          <table:table-cell table:formula="of:=[.B1072]" office:value-type="string" office:string-value="jog up">
            <text:p>jog up</text:p>
          </table:table-cell>
          <table:table-cell/>
          <table:table-cell office:value-type="string">
            <text:p>N1076</text:p>
          </table:table-cell>
          <table:table-cell table:formula="of:=[.E1072]" office:value-type="string" office:string-value="G105">
            <text:p>G105</text:p>
          </table:table-cell>
          <table:table-cell table:formula="of:=[.F1072]" office:value-type="string" office:string-value="PY7.79166666666667">
            <text:p>PY7.79166666666667</text:p>
          </table:table-cell>
          <table:table-cell table:formula="of:=[.G1072]+1" office:value-type="float" office:value="216">
            <text:p>216</text:p>
          </table:table-cell>
          <table:table-cell table:formula="of:=[.D1077]&amp;&quot; &quot;&amp;[.E1077]&amp;&quot; &quot;&amp;[.F1077]" office:value-type="string" office:string-value="N1076 G105 PY7.79166666666667">
            <text:p>N1076 G105 PY7.79166666666667</text:p>
          </table:table-cell>
          <table:table-cell table:number-columns-repeated="1016"/>
        </table:table-row>
        <table:table-row table:style-name="ro1">
          <table:table-cell table:formula="of:=[.A1073]" office:value-type="float" office:value="7115.5">
            <text:p>7115.5</text:p>
          </table:table-cell>
          <table:table-cell table:formula="of:=[.B1073]+[.$K$16]" office:value-type="float" office:value="1131.40833333333">
            <text:p>1131.4083333333</text:p>
          </table:table-cell>
          <table:table-cell/>
          <table:table-cell office:value-type="string">
            <text:p>N1077</text:p>
          </table:table-cell>
          <table:table-cell table:formula="of:=&quot;X&quot;&amp;[.A1078]" office:value-type="string" office:string-value="X7115.5">
            <text:p>X7115.5</text:p>
          </table:table-cell>
          <table:table-cell table:formula="of:=&quot;Y&quot;&amp;[.B1078]" office:value-type="string" office:string-value="Y1131.40833333333">
            <text:p>Y1131.40833333333</text:p>
          </table:table-cell>
          <table:table-cell table:formula="of:=[.G1073]+1" office:value-type="float" office:value="216">
            <text:p>216</text:p>
          </table:table-cell>
          <table:table-cell table:formula="of:=[.D1078]&amp;&quot; &quot;&amp;[.E1078]&amp;&quot; &quot;&amp;[.F1078]" office:value-type="string" office:string-value="N1077 X7115.5 Y1131.40833333333">
            <text:p>N1077 X7115.5 Y1131.4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78</text:p>
          </table:table-cell>
          <table:table-cell table:formula="of:=[.E1074]" office:value-type="string" office:string-value="G106">
            <text:p>G106</text:p>
          </table:table-cell>
          <table:table-cell table:formula="of:=[.F1074]" office:value-type="string" office:string-value="P3">
            <text:p>P3</text:p>
          </table:table-cell>
          <table:table-cell table:formula="of:=[.G1074]+1" office:value-type="float" office:value="216">
            <text:p>216</text:p>
          </table:table-cell>
          <table:table-cell table:formula="of:=[.D1079]&amp;&quot; &quot;&amp;[.E1079]&amp;&quot; &quot;&amp;[.F1079]" office:value-type="string" office:string-value="N1078 G106 P3">
            <text:p>N1078 G106 P3</text:p>
          </table:table-cell>
          <table:table-cell table:number-columns-repeated="1016"/>
        </table:table-row>
        <table:table-row table:style-name="ro1">
          <table:table-cell table:formula="of:=[.A1075]" office:value-type="float" office:value="387.5">
            <text:p>387.5</text:p>
          </table:table-cell>
          <table:table-cell table:formula="of:=[.B1075]+[.$K$16]" office:value-type="float" office:value="1129.70833333333">
            <text:p>1129.7083333333</text:p>
          </table:table-cell>
          <table:table-cell/>
          <table:table-cell office:value-type="string">
            <text:p>N1079</text:p>
          </table:table-cell>
          <table:table-cell table:formula="of:=&quot;X&quot;&amp;[.A1080]" office:value-type="string" office:string-value="X387.5">
            <text:p>X387.5</text:p>
          </table:table-cell>
          <table:table-cell table:formula="of:=&quot;Y&quot;&amp;[.B1080]" office:value-type="string" office:string-value="Y1129.70833333333">
            <text:p>Y1129.70833333333</text:p>
          </table:table-cell>
          <table:table-cell table:formula="of:=[.G1075]+1" office:value-type="float" office:value="216">
            <text:p>216</text:p>
          </table:table-cell>
          <table:table-cell table:formula="of:=[.D1080]&amp;&quot; &quot;&amp;[.E1080]&amp;&quot; &quot;&amp;[.F1080]" office:value-type="string" office:string-value="N1079 X387.5 Y1129.70833333333">
            <text:p>N1079 X387.5 Y1129.7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0</text:p>
          </table:table-cell>
          <table:table-cell table:formula="of:=[.E1076]" office:value-type="string" office:string-value="G106">
            <text:p>G106</text:p>
          </table:table-cell>
          <table:table-cell table:formula="of:=[.F1076]" office:value-type="string" office:string-value="P0">
            <text:p>P0</text:p>
          </table:table-cell>
          <table:table-cell table:formula="of:=[.G1076]+1" office:value-type="float" office:value="216">
            <text:p>216</text:p>
          </table:table-cell>
          <table:table-cell table:formula="of:=[.D1081]&amp;&quot; &quot;&amp;[.E1081]&amp;&quot; &quot;&amp;[.F1081]" office:value-type="string" office:string-value="N1080 G106 P0">
            <text:p>N1080 G106 P0</text:p>
          </table:table-cell>
          <table:table-cell table:number-columns-repeated="1016"/>
        </table:table-row>
        <table:table-row table:style-name="ro1">
          <table:table-cell/>
          <table:table-cell table:formula="of:=[.B1077]" office:value-type="string" office:string-value="jog up">
            <text:p>jog up</text:p>
          </table:table-cell>
          <table:table-cell/>
          <table:table-cell office:value-type="string">
            <text:p>N1081</text:p>
          </table:table-cell>
          <table:table-cell table:formula="of:=[.E1077]" office:value-type="string" office:string-value="G105">
            <text:p>G105</text:p>
          </table:table-cell>
          <table:table-cell table:formula="of:=[.F1077]" office:value-type="string" office:string-value="PY7.79166666666667">
            <text:p>PY7.79166666666667</text:p>
          </table:table-cell>
          <table:table-cell table:formula="of:=[.G1077]+1" office:value-type="float" office:value="217">
            <text:p>217</text:p>
          </table:table-cell>
          <table:table-cell table:formula="of:=[.D1082]&amp;&quot; &quot;&amp;[.E1082]&amp;&quot; &quot;&amp;[.F1082]" office:value-type="string" office:string-value="N1081 G105 PY7.79166666666667">
            <text:p>N1081 G105 PY7.79166666666667</text:p>
          </table:table-cell>
          <table:table-cell table:number-columns-repeated="1016"/>
        </table:table-row>
        <table:table-row table:style-name="ro1">
          <table:table-cell table:formula="of:=[.A1078]" office:value-type="float" office:value="7115.5">
            <text:p>7115.5</text:p>
          </table:table-cell>
          <table:table-cell table:formula="of:=[.B1078]+[.$K$16]" office:value-type="float" office:value="1136.2">
            <text:p>1136.2</text:p>
          </table:table-cell>
          <table:table-cell/>
          <table:table-cell office:value-type="string">
            <text:p>N1082</text:p>
          </table:table-cell>
          <table:table-cell table:formula="of:=&quot;X&quot;&amp;[.A1083]" office:value-type="string" office:string-value="X7115.5">
            <text:p>X7115.5</text:p>
          </table:table-cell>
          <table:table-cell table:formula="of:=&quot;Y&quot;&amp;[.B1083]" office:value-type="string" office:string-value="Y1136.2">
            <text:p>Y1136.2</text:p>
          </table:table-cell>
          <table:table-cell table:formula="of:=[.G1078]+1" office:value-type="float" office:value="217">
            <text:p>217</text:p>
          </table:table-cell>
          <table:table-cell table:formula="of:=[.D1083]&amp;&quot; &quot;&amp;[.E1083]&amp;&quot; &quot;&amp;[.F1083]" office:value-type="string" office:string-value="N1082 X7115.5 Y1136.2">
            <text:p>N1082 X7115.5 Y1136.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3</text:p>
          </table:table-cell>
          <table:table-cell table:formula="of:=[.E1079]" office:value-type="string" office:string-value="G106">
            <text:p>G106</text:p>
          </table:table-cell>
          <table:table-cell table:formula="of:=[.F1079]" office:value-type="string" office:string-value="P3">
            <text:p>P3</text:p>
          </table:table-cell>
          <table:table-cell table:formula="of:=[.G1079]+1" office:value-type="float" office:value="217">
            <text:p>217</text:p>
          </table:table-cell>
          <table:table-cell table:formula="of:=[.D1084]&amp;&quot; &quot;&amp;[.E1084]&amp;&quot; &quot;&amp;[.F1084]" office:value-type="string" office:string-value="N1083 G106 P3">
            <text:p>N1083 G106 P3</text:p>
          </table:table-cell>
          <table:table-cell table:number-columns-repeated="1016"/>
        </table:table-row>
        <table:table-row table:style-name="ro1">
          <table:table-cell table:formula="of:=[.A1080]" office:value-type="float" office:value="387.5">
            <text:p>387.5</text:p>
          </table:table-cell>
          <table:table-cell table:formula="of:=[.B1080]+[.$K$16]" office:value-type="float" office:value="1134.5">
            <text:p>1134.5</text:p>
          </table:table-cell>
          <table:table-cell/>
          <table:table-cell office:value-type="string">
            <text:p>N1084</text:p>
          </table:table-cell>
          <table:table-cell table:formula="of:=&quot;X&quot;&amp;[.A1085]" office:value-type="string" office:string-value="X387.5">
            <text:p>X387.5</text:p>
          </table:table-cell>
          <table:table-cell table:formula="of:=&quot;Y&quot;&amp;[.B1085]" office:value-type="string" office:string-value="Y1134.5">
            <text:p>Y1134.5</text:p>
          </table:table-cell>
          <table:table-cell table:formula="of:=[.G1080]+1" office:value-type="float" office:value="217">
            <text:p>217</text:p>
          </table:table-cell>
          <table:table-cell table:formula="of:=[.D1085]&amp;&quot; &quot;&amp;[.E1085]&amp;&quot; &quot;&amp;[.F1085]" office:value-type="string" office:string-value="N1084 X387.5 Y1134.5">
            <text:p>N1084 X387.5 Y1134.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5</text:p>
          </table:table-cell>
          <table:table-cell table:formula="of:=[.E1081]" office:value-type="string" office:string-value="G106">
            <text:p>G106</text:p>
          </table:table-cell>
          <table:table-cell table:formula="of:=[.F1081]" office:value-type="string" office:string-value="P0">
            <text:p>P0</text:p>
          </table:table-cell>
          <table:table-cell table:formula="of:=[.G1081]+1" office:value-type="float" office:value="217">
            <text:p>217</text:p>
          </table:table-cell>
          <table:table-cell table:formula="of:=[.D1086]&amp;&quot; &quot;&amp;[.E1086]&amp;&quot; &quot;&amp;[.F1086]" office:value-type="string" office:string-value="N1085 G106 P0">
            <text:p>N1085 G106 P0</text:p>
          </table:table-cell>
          <table:table-cell table:number-columns-repeated="1016"/>
        </table:table-row>
        <table:table-row table:style-name="ro1">
          <table:table-cell/>
          <table:table-cell table:formula="of:=[.B1082]" office:value-type="string" office:string-value="jog up">
            <text:p>jog up</text:p>
          </table:table-cell>
          <table:table-cell/>
          <table:table-cell office:value-type="string">
            <text:p>N1086</text:p>
          </table:table-cell>
          <table:table-cell table:formula="of:=[.E1082]" office:value-type="string" office:string-value="G105">
            <text:p>G105</text:p>
          </table:table-cell>
          <table:table-cell table:formula="of:=[.F1082]" office:value-type="string" office:string-value="PY7.79166666666667">
            <text:p>PY7.79166666666667</text:p>
          </table:table-cell>
          <table:table-cell table:formula="of:=[.G1082]+1" office:value-type="float" office:value="218">
            <text:p>218</text:p>
          </table:table-cell>
          <table:table-cell table:formula="of:=[.D1087]&amp;&quot; &quot;&amp;[.E1087]&amp;&quot; &quot;&amp;[.F1087]" office:value-type="string" office:string-value="N1086 G105 PY7.79166666666667">
            <text:p>N1086 G105 PY7.79166666666667</text:p>
          </table:table-cell>
          <table:table-cell table:number-columns-repeated="1016"/>
        </table:table-row>
        <table:table-row table:style-name="ro1">
          <table:table-cell table:formula="of:=[.A1083]" office:value-type="float" office:value="7115.5">
            <text:p>7115.5</text:p>
          </table:table-cell>
          <table:table-cell table:formula="of:=[.B1083]+[.$K$16]" office:value-type="float" office:value="1140.99166666667">
            <text:p>1140.9916666667</text:p>
          </table:table-cell>
          <table:table-cell/>
          <table:table-cell office:value-type="string">
            <text:p>N1087</text:p>
          </table:table-cell>
          <table:table-cell table:formula="of:=&quot;X&quot;&amp;[.A1088]" office:value-type="string" office:string-value="X7115.5">
            <text:p>X7115.5</text:p>
          </table:table-cell>
          <table:table-cell table:formula="of:=&quot;Y&quot;&amp;[.B1088]" office:value-type="string" office:string-value="Y1140.99166666667">
            <text:p>Y1140.99166666667</text:p>
          </table:table-cell>
          <table:table-cell table:formula="of:=[.G1083]+1" office:value-type="float" office:value="218">
            <text:p>218</text:p>
          </table:table-cell>
          <table:table-cell table:formula="of:=[.D1088]&amp;&quot; &quot;&amp;[.E1088]&amp;&quot; &quot;&amp;[.F1088]" office:value-type="string" office:string-value="N1087 X7115.5 Y1140.99166666667">
            <text:p>N1087 X7115.5 Y1140.99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88</text:p>
          </table:table-cell>
          <table:table-cell table:formula="of:=[.E1084]" office:value-type="string" office:string-value="G106">
            <text:p>G106</text:p>
          </table:table-cell>
          <table:table-cell table:formula="of:=[.F1084]" office:value-type="string" office:string-value="P3">
            <text:p>P3</text:p>
          </table:table-cell>
          <table:table-cell table:formula="of:=[.G1084]+1" office:value-type="float" office:value="218">
            <text:p>218</text:p>
          </table:table-cell>
          <table:table-cell table:formula="of:=[.D1089]&amp;&quot; &quot;&amp;[.E1089]&amp;&quot; &quot;&amp;[.F1089]" office:value-type="string" office:string-value="N1088 G106 P3">
            <text:p>N1088 G106 P3</text:p>
          </table:table-cell>
          <table:table-cell table:number-columns-repeated="1016"/>
        </table:table-row>
        <table:table-row table:style-name="ro1">
          <table:table-cell table:formula="of:=[.A1085]" office:value-type="float" office:value="387.5">
            <text:p>387.5</text:p>
          </table:table-cell>
          <table:table-cell table:formula="of:=[.B1085]+[.$K$16]" office:value-type="float" office:value="1139.29166666667">
            <text:p>1139.2916666667</text:p>
          </table:table-cell>
          <table:table-cell/>
          <table:table-cell office:value-type="string">
            <text:p>N1089</text:p>
          </table:table-cell>
          <table:table-cell table:formula="of:=&quot;X&quot;&amp;[.A1090]" office:value-type="string" office:string-value="X387.5">
            <text:p>X387.5</text:p>
          </table:table-cell>
          <table:table-cell table:formula="of:=&quot;Y&quot;&amp;[.B1090]" office:value-type="string" office:string-value="Y1139.29166666667">
            <text:p>Y1139.29166666667</text:p>
          </table:table-cell>
          <table:table-cell table:formula="of:=[.G1085]+1" office:value-type="float" office:value="218">
            <text:p>218</text:p>
          </table:table-cell>
          <table:table-cell table:formula="of:=[.D1090]&amp;&quot; &quot;&amp;[.E1090]&amp;&quot; &quot;&amp;[.F1090]" office:value-type="string" office:string-value="N1089 X387.5 Y1139.29166666667">
            <text:p>N1089 X387.5 Y1139.29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90</text:p>
          </table:table-cell>
          <table:table-cell table:formula="of:=[.E1086]" office:value-type="string" office:string-value="G106">
            <text:p>G106</text:p>
          </table:table-cell>
          <table:table-cell table:formula="of:=[.F1086]" office:value-type="string" office:string-value="P0">
            <text:p>P0</text:p>
          </table:table-cell>
          <table:table-cell table:formula="of:=[.G1086]+1" office:value-type="float" office:value="218">
            <text:p>218</text:p>
          </table:table-cell>
          <table:table-cell table:formula="of:=[.D1091]&amp;&quot; &quot;&amp;[.E1091]&amp;&quot; &quot;&amp;[.F1091]" office:value-type="string" office:string-value="N1090 G106 P0">
            <text:p>N1090 G106 P0</text:p>
          </table:table-cell>
          <table:table-cell table:number-columns-repeated="1016"/>
        </table:table-row>
        <table:table-row table:style-name="ro1">
          <table:table-cell/>
          <table:table-cell table:formula="of:=[.B1087]" office:value-type="string" office:string-value="jog up">
            <text:p>jog up</text:p>
          </table:table-cell>
          <table:table-cell/>
          <table:table-cell office:value-type="string">
            <text:p>N1091</text:p>
          </table:table-cell>
          <table:table-cell table:formula="of:=[.E1087]" office:value-type="string" office:string-value="G105">
            <text:p>G105</text:p>
          </table:table-cell>
          <table:table-cell table:formula="of:=[.F1087]" office:value-type="string" office:string-value="PY7.79166666666667">
            <text:p>PY7.79166666666667</text:p>
          </table:table-cell>
          <table:table-cell table:formula="of:=[.G1087]+1" office:value-type="float" office:value="219">
            <text:p>219</text:p>
          </table:table-cell>
          <table:table-cell table:formula="of:=[.D1092]&amp;&quot; &quot;&amp;[.E1092]&amp;&quot; &quot;&amp;[.F1092]" office:value-type="string" office:string-value="N1091 G105 PY7.79166666666667">
            <text:p>N1091 G105 PY7.79166666666667</text:p>
          </table:table-cell>
          <table:table-cell table:number-columns-repeated="1016"/>
        </table:table-row>
        <table:table-row table:style-name="ro1">
          <table:table-cell table:formula="of:=[.A1088]" office:value-type="float" office:value="7115.5">
            <text:p>7115.5</text:p>
          </table:table-cell>
          <table:table-cell table:formula="of:=[.B1088]+[.$K$16]" office:value-type="float" office:value="1145.78333333333">
            <text:p>1145.7833333333</text:p>
          </table:table-cell>
          <table:table-cell/>
          <table:table-cell office:value-type="string">
            <text:p>N1092</text:p>
          </table:table-cell>
          <table:table-cell table:formula="of:=&quot;X&quot;&amp;[.A1093]" office:value-type="string" office:string-value="X7115.5">
            <text:p>X7115.5</text:p>
          </table:table-cell>
          <table:table-cell table:formula="of:=&quot;Y&quot;&amp;[.B1093]" office:value-type="string" office:string-value="Y1145.78333333333">
            <text:p>Y1145.78333333333</text:p>
          </table:table-cell>
          <table:table-cell table:formula="of:=[.G1088]+1" office:value-type="float" office:value="219">
            <text:p>219</text:p>
          </table:table-cell>
          <table:table-cell table:formula="of:=[.D1093]&amp;&quot; &quot;&amp;[.E1093]&amp;&quot; &quot;&amp;[.F1093]" office:value-type="string" office:string-value="N1092 X7115.5 Y1145.78333333333">
            <text:p>N1092 X7115.5 Y1145.7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93</text:p>
          </table:table-cell>
          <table:table-cell table:formula="of:=[.E1089]" office:value-type="string" office:string-value="G106">
            <text:p>G106</text:p>
          </table:table-cell>
          <table:table-cell table:formula="of:=[.F1089]" office:value-type="string" office:string-value="P3">
            <text:p>P3</text:p>
          </table:table-cell>
          <table:table-cell table:formula="of:=[.G1089]+1" office:value-type="float" office:value="219">
            <text:p>219</text:p>
          </table:table-cell>
          <table:table-cell table:formula="of:=[.D1094]&amp;&quot; &quot;&amp;[.E1094]&amp;&quot; &quot;&amp;[.F1094]" office:value-type="string" office:string-value="N1093 G106 P3">
            <text:p>N1093 G106 P3</text:p>
          </table:table-cell>
          <table:table-cell table:number-columns-repeated="1016"/>
        </table:table-row>
        <table:table-row table:style-name="ro1">
          <table:table-cell table:formula="of:=[.A1090]" office:value-type="float" office:value="387.5">
            <text:p>387.5</text:p>
          </table:table-cell>
          <table:table-cell table:formula="of:=[.B1090]+[.$K$16]" office:value-type="float" office:value="1144.08333333333">
            <text:p>1144.0833333333</text:p>
          </table:table-cell>
          <table:table-cell/>
          <table:table-cell office:value-type="string">
            <text:p>N1094</text:p>
          </table:table-cell>
          <table:table-cell table:formula="of:=&quot;X&quot;&amp;[.A1095]" office:value-type="string" office:string-value="X387.5">
            <text:p>X387.5</text:p>
          </table:table-cell>
          <table:table-cell table:formula="of:=&quot;Y&quot;&amp;[.B1095]" office:value-type="string" office:string-value="Y1144.08333333333">
            <text:p>Y1144.08333333333</text:p>
          </table:table-cell>
          <table:table-cell table:formula="of:=[.G1090]+1" office:value-type="float" office:value="219">
            <text:p>219</text:p>
          </table:table-cell>
          <table:table-cell table:formula="of:=[.D1095]&amp;&quot; &quot;&amp;[.E1095]&amp;&quot; &quot;&amp;[.F1095]" office:value-type="string" office:string-value="N1094 X387.5 Y1144.08333333333">
            <text:p>N1094 X387.5 Y1144.0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95</text:p>
          </table:table-cell>
          <table:table-cell table:formula="of:=[.E1091]" office:value-type="string" office:string-value="G106">
            <text:p>G106</text:p>
          </table:table-cell>
          <table:table-cell table:formula="of:=[.F1091]" office:value-type="string" office:string-value="P0">
            <text:p>P0</text:p>
          </table:table-cell>
          <table:table-cell table:formula="of:=[.G1091]+1" office:value-type="float" office:value="219">
            <text:p>219</text:p>
          </table:table-cell>
          <table:table-cell table:formula="of:=[.D1096]&amp;&quot; &quot;&amp;[.E1096]&amp;&quot; &quot;&amp;[.F1096]" office:value-type="string" office:string-value="N1095 G106 P0">
            <text:p>N1095 G106 P0</text:p>
          </table:table-cell>
          <table:table-cell table:number-columns-repeated="1016"/>
        </table:table-row>
        <table:table-row table:style-name="ro1">
          <table:table-cell/>
          <table:table-cell table:formula="of:=[.B1092]" office:value-type="string" office:string-value="jog up">
            <text:p>jog up</text:p>
          </table:table-cell>
          <table:table-cell/>
          <table:table-cell office:value-type="string">
            <text:p>N1096</text:p>
          </table:table-cell>
          <table:table-cell table:formula="of:=[.E1092]" office:value-type="string" office:string-value="G105">
            <text:p>G105</text:p>
          </table:table-cell>
          <table:table-cell table:formula="of:=[.F1092]" office:value-type="string" office:string-value="PY7.79166666666667">
            <text:p>PY7.79166666666667</text:p>
          </table:table-cell>
          <table:table-cell table:formula="of:=[.G1092]+1" office:value-type="float" office:value="220">
            <text:p>220</text:p>
          </table:table-cell>
          <table:table-cell table:formula="of:=[.D1097]&amp;&quot; &quot;&amp;[.E1097]&amp;&quot; &quot;&amp;[.F1097]" office:value-type="string" office:string-value="N1096 G105 PY7.79166666666667">
            <text:p>N1096 G105 PY7.79166666666667</text:p>
          </table:table-cell>
          <table:table-cell table:number-columns-repeated="1016"/>
        </table:table-row>
        <table:table-row table:style-name="ro1">
          <table:table-cell table:formula="of:=[.A1093]" office:value-type="float" office:value="7115.5">
            <text:p>7115.5</text:p>
          </table:table-cell>
          <table:table-cell table:formula="of:=[.B1093]+[.$K$16]" office:value-type="float" office:value="1150.575">
            <text:p>1150.575</text:p>
          </table:table-cell>
          <table:table-cell/>
          <table:table-cell office:value-type="string">
            <text:p>N1097</text:p>
          </table:table-cell>
          <table:table-cell table:formula="of:=&quot;X&quot;&amp;[.A1098]" office:value-type="string" office:string-value="X7115.5">
            <text:p>X7115.5</text:p>
          </table:table-cell>
          <table:table-cell table:formula="of:=&quot;Y&quot;&amp;[.B1098]" office:value-type="string" office:string-value="Y1150.575">
            <text:p>Y1150.575</text:p>
          </table:table-cell>
          <table:table-cell table:formula="of:=[.G1093]+1" office:value-type="float" office:value="220">
            <text:p>220</text:p>
          </table:table-cell>
          <table:table-cell table:formula="of:=[.D1098]&amp;&quot; &quot;&amp;[.E1098]&amp;&quot; &quot;&amp;[.F1098]" office:value-type="string" office:string-value="N1097 X7115.5 Y1150.575">
            <text:p>N1097 X7115.5 Y1150.5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098</text:p>
          </table:table-cell>
          <table:table-cell table:formula="of:=[.E1094]" office:value-type="string" office:string-value="G106">
            <text:p>G106</text:p>
          </table:table-cell>
          <table:table-cell table:formula="of:=[.F1094]" office:value-type="string" office:string-value="P3">
            <text:p>P3</text:p>
          </table:table-cell>
          <table:table-cell table:formula="of:=[.G1094]+1" office:value-type="float" office:value="220">
            <text:p>220</text:p>
          </table:table-cell>
          <table:table-cell table:formula="of:=[.D1099]&amp;&quot; &quot;&amp;[.E1099]&amp;&quot; &quot;&amp;[.F1099]" office:value-type="string" office:string-value="N1098 G106 P3">
            <text:p>N1098 G106 P3</text:p>
          </table:table-cell>
          <table:table-cell table:number-columns-repeated="1016"/>
        </table:table-row>
        <table:table-row table:style-name="ro1">
          <table:table-cell table:formula="of:=[.A1095]" office:value-type="float" office:value="387.5">
            <text:p>387.5</text:p>
          </table:table-cell>
          <table:table-cell table:formula="of:=[.B1095]+[.$K$16]" office:value-type="float" office:value="1148.875">
            <text:p>1148.875</text:p>
          </table:table-cell>
          <table:table-cell/>
          <table:table-cell office:value-type="string">
            <text:p>N1099</text:p>
          </table:table-cell>
          <table:table-cell table:formula="of:=&quot;X&quot;&amp;[.A1100]" office:value-type="string" office:string-value="X387.5">
            <text:p>X387.5</text:p>
          </table:table-cell>
          <table:table-cell table:formula="of:=&quot;Y&quot;&amp;[.B1100]" office:value-type="string" office:string-value="Y1148.875">
            <text:p>Y1148.875</text:p>
          </table:table-cell>
          <table:table-cell table:formula="of:=[.G1095]+1" office:value-type="float" office:value="220">
            <text:p>220</text:p>
          </table:table-cell>
          <table:table-cell table:formula="of:=[.D1100]&amp;&quot; &quot;&amp;[.E1100]&amp;&quot; &quot;&amp;[.F1100]" office:value-type="string" office:string-value="N1099 X387.5 Y1148.875">
            <text:p>N1099 X387.5 Y1148.8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0</text:p>
          </table:table-cell>
          <table:table-cell table:formula="of:=[.E1096]" office:value-type="string" office:string-value="G106">
            <text:p>G106</text:p>
          </table:table-cell>
          <table:table-cell table:formula="of:=[.F1096]" office:value-type="string" office:string-value="P0">
            <text:p>P0</text:p>
          </table:table-cell>
          <table:table-cell table:formula="of:=[.G1096]+1" office:value-type="float" office:value="220">
            <text:p>220</text:p>
          </table:table-cell>
          <table:table-cell table:formula="of:=[.D1101]&amp;&quot; &quot;&amp;[.E1101]&amp;&quot; &quot;&amp;[.F1101]" office:value-type="string" office:string-value="N1100 G106 P0">
            <text:p>N1100 G106 P0</text:p>
          </table:table-cell>
          <table:table-cell table:number-columns-repeated="1016"/>
        </table:table-row>
        <table:table-row table:style-name="ro1">
          <table:table-cell/>
          <table:table-cell table:formula="of:=[.B1097]" office:value-type="string" office:string-value="jog up">
            <text:p>jog up</text:p>
          </table:table-cell>
          <table:table-cell/>
          <table:table-cell office:value-type="string">
            <text:p>N1101</text:p>
          </table:table-cell>
          <table:table-cell table:formula="of:=[.E1097]" office:value-type="string" office:string-value="G105">
            <text:p>G105</text:p>
          </table:table-cell>
          <table:table-cell table:formula="of:=[.F1097]" office:value-type="string" office:string-value="PY7.79166666666667">
            <text:p>PY7.79166666666667</text:p>
          </table:table-cell>
          <table:table-cell table:formula="of:=[.G1097]+1" office:value-type="float" office:value="221">
            <text:p>221</text:p>
          </table:table-cell>
          <table:table-cell table:formula="of:=[.D1102]&amp;&quot; &quot;&amp;[.E1102]&amp;&quot; &quot;&amp;[.F1102]" office:value-type="string" office:string-value="N1101 G105 PY7.79166666666667">
            <text:p>N1101 G105 PY7.79166666666667</text:p>
          </table:table-cell>
          <table:table-cell table:number-columns-repeated="1016"/>
        </table:table-row>
        <table:table-row table:style-name="ro1">
          <table:table-cell table:formula="of:=[.A1098]" office:value-type="float" office:value="7115.5">
            <text:p>7115.5</text:p>
          </table:table-cell>
          <table:table-cell table:formula="of:=[.B1098]+[.$K$16]" office:value-type="float" office:value="1155.36666666667">
            <text:p>1155.3666666667</text:p>
          </table:table-cell>
          <table:table-cell/>
          <table:table-cell office:value-type="string">
            <text:p>N1102</text:p>
          </table:table-cell>
          <table:table-cell table:formula="of:=&quot;X&quot;&amp;[.A1103]" office:value-type="string" office:string-value="X7115.5">
            <text:p>X7115.5</text:p>
          </table:table-cell>
          <table:table-cell table:formula="of:=&quot;Y&quot;&amp;[.B1103]" office:value-type="string" office:string-value="Y1155.36666666667">
            <text:p>Y1155.36666666667</text:p>
          </table:table-cell>
          <table:table-cell table:formula="of:=[.G1098]+1" office:value-type="float" office:value="221">
            <text:p>221</text:p>
          </table:table-cell>
          <table:table-cell table:formula="of:=[.D1103]&amp;&quot; &quot;&amp;[.E1103]&amp;&quot; &quot;&amp;[.F1103]" office:value-type="string" office:string-value="N1102 X7115.5 Y1155.36666666667">
            <text:p>N1102 X7115.5 Y1155.3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3</text:p>
          </table:table-cell>
          <table:table-cell table:formula="of:=[.E1099]" office:value-type="string" office:string-value="G106">
            <text:p>G106</text:p>
          </table:table-cell>
          <table:table-cell table:formula="of:=[.F1099]" office:value-type="string" office:string-value="P3">
            <text:p>P3</text:p>
          </table:table-cell>
          <table:table-cell table:formula="of:=[.G1099]+1" office:value-type="float" office:value="221">
            <text:p>221</text:p>
          </table:table-cell>
          <table:table-cell table:formula="of:=[.D1104]&amp;&quot; &quot;&amp;[.E1104]&amp;&quot; &quot;&amp;[.F1104]" office:value-type="string" office:string-value="N1103 G106 P3">
            <text:p>N1103 G106 P3</text:p>
          </table:table-cell>
          <table:table-cell table:number-columns-repeated="1016"/>
        </table:table-row>
        <table:table-row table:style-name="ro1">
          <table:table-cell table:formula="of:=[.A1100]" office:value-type="float" office:value="387.5">
            <text:p>387.5</text:p>
          </table:table-cell>
          <table:table-cell table:formula="of:=[.B1100]+[.$K$16]" office:value-type="float" office:value="1153.66666666667">
            <text:p>1153.6666666667</text:p>
          </table:table-cell>
          <table:table-cell/>
          <table:table-cell office:value-type="string">
            <text:p>N1104</text:p>
          </table:table-cell>
          <table:table-cell table:formula="of:=&quot;X&quot;&amp;[.A1105]" office:value-type="string" office:string-value="X387.5">
            <text:p>X387.5</text:p>
          </table:table-cell>
          <table:table-cell table:formula="of:=&quot;Y&quot;&amp;[.B1105]" office:value-type="string" office:string-value="Y1153.66666666667">
            <text:p>Y1153.66666666667</text:p>
          </table:table-cell>
          <table:table-cell table:formula="of:=[.G1100]+1" office:value-type="float" office:value="221">
            <text:p>221</text:p>
          </table:table-cell>
          <table:table-cell table:formula="of:=[.D1105]&amp;&quot; &quot;&amp;[.E1105]&amp;&quot; &quot;&amp;[.F1105]" office:value-type="string" office:string-value="N1104 X387.5 Y1153.66666666667">
            <text:p>N1104 X387.5 Y1153.6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5</text:p>
          </table:table-cell>
          <table:table-cell table:formula="of:=[.E1101]" office:value-type="string" office:string-value="G106">
            <text:p>G106</text:p>
          </table:table-cell>
          <table:table-cell table:formula="of:=[.F1101]" office:value-type="string" office:string-value="P0">
            <text:p>P0</text:p>
          </table:table-cell>
          <table:table-cell table:formula="of:=[.G1101]+1" office:value-type="float" office:value="221">
            <text:p>221</text:p>
          </table:table-cell>
          <table:table-cell table:formula="of:=[.D1106]&amp;&quot; &quot;&amp;[.E1106]&amp;&quot; &quot;&amp;[.F1106]" office:value-type="string" office:string-value="N1105 G106 P0">
            <text:p>N1105 G106 P0</text:p>
          </table:table-cell>
          <table:table-cell table:number-columns-repeated="1016"/>
        </table:table-row>
        <table:table-row table:style-name="ro1">
          <table:table-cell/>
          <table:table-cell table:formula="of:=[.B1102]" office:value-type="string" office:string-value="jog up">
            <text:p>jog up</text:p>
          </table:table-cell>
          <table:table-cell/>
          <table:table-cell office:value-type="string">
            <text:p>N1106</text:p>
          </table:table-cell>
          <table:table-cell table:formula="of:=[.E1102]" office:value-type="string" office:string-value="G105">
            <text:p>G105</text:p>
          </table:table-cell>
          <table:table-cell table:formula="of:=[.F1102]" office:value-type="string" office:string-value="PY7.79166666666667">
            <text:p>PY7.79166666666667</text:p>
          </table:table-cell>
          <table:table-cell table:formula="of:=[.G1102]+1" office:value-type="float" office:value="222">
            <text:p>222</text:p>
          </table:table-cell>
          <table:table-cell table:formula="of:=[.D1107]&amp;&quot; &quot;&amp;[.E1107]&amp;&quot; &quot;&amp;[.F1107]" office:value-type="string" office:string-value="N1106 G105 PY7.79166666666667">
            <text:p>N1106 G105 PY7.79166666666667</text:p>
          </table:table-cell>
          <table:table-cell table:number-columns-repeated="1016"/>
        </table:table-row>
        <table:table-row table:style-name="ro1">
          <table:table-cell table:formula="of:=[.A1103]" office:value-type="float" office:value="7115.5">
            <text:p>7115.5</text:p>
          </table:table-cell>
          <table:table-cell table:formula="of:=[.B1103]+[.$K$16]" office:value-type="float" office:value="1160.15833333333">
            <text:p>1160.1583333333</text:p>
          </table:table-cell>
          <table:table-cell/>
          <table:table-cell office:value-type="string">
            <text:p>N1107</text:p>
          </table:table-cell>
          <table:table-cell table:formula="of:=&quot;X&quot;&amp;[.A1108]" office:value-type="string" office:string-value="X7115.5">
            <text:p>X7115.5</text:p>
          </table:table-cell>
          <table:table-cell table:formula="of:=&quot;Y&quot;&amp;[.B1108]" office:value-type="string" office:string-value="Y1160.15833333333">
            <text:p>Y1160.15833333333</text:p>
          </table:table-cell>
          <table:table-cell table:formula="of:=[.G1103]+1" office:value-type="float" office:value="222">
            <text:p>222</text:p>
          </table:table-cell>
          <table:table-cell table:formula="of:=[.D1108]&amp;&quot; &quot;&amp;[.E1108]&amp;&quot; &quot;&amp;[.F1108]" office:value-type="string" office:string-value="N1107 X7115.5 Y1160.15833333333">
            <text:p>N1107 X7115.5 Y1160.1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08</text:p>
          </table:table-cell>
          <table:table-cell table:formula="of:=[.E1104]" office:value-type="string" office:string-value="G106">
            <text:p>G106</text:p>
          </table:table-cell>
          <table:table-cell table:formula="of:=[.F1104]" office:value-type="string" office:string-value="P3">
            <text:p>P3</text:p>
          </table:table-cell>
          <table:table-cell table:formula="of:=[.G1104]+1" office:value-type="float" office:value="222">
            <text:p>222</text:p>
          </table:table-cell>
          <table:table-cell table:formula="of:=[.D1109]&amp;&quot; &quot;&amp;[.E1109]&amp;&quot; &quot;&amp;[.F1109]" office:value-type="string" office:string-value="N1108 G106 P3">
            <text:p>N1108 G106 P3</text:p>
          </table:table-cell>
          <table:table-cell table:number-columns-repeated="1016"/>
        </table:table-row>
        <table:table-row table:style-name="ro1">
          <table:table-cell table:formula="of:=[.A1105]" office:value-type="float" office:value="387.5">
            <text:p>387.5</text:p>
          </table:table-cell>
          <table:table-cell table:formula="of:=[.B1105]+[.$K$16]" office:value-type="float" office:value="1158.45833333333">
            <text:p>1158.4583333333</text:p>
          </table:table-cell>
          <table:table-cell/>
          <table:table-cell office:value-type="string">
            <text:p>N1109</text:p>
          </table:table-cell>
          <table:table-cell table:formula="of:=&quot;X&quot;&amp;[.A1110]" office:value-type="string" office:string-value="X387.5">
            <text:p>X387.5</text:p>
          </table:table-cell>
          <table:table-cell table:formula="of:=&quot;Y&quot;&amp;[.B1110]" office:value-type="string" office:string-value="Y1158.45833333333">
            <text:p>Y1158.45833333333</text:p>
          </table:table-cell>
          <table:table-cell table:formula="of:=[.G1105]+1" office:value-type="float" office:value="222">
            <text:p>222</text:p>
          </table:table-cell>
          <table:table-cell table:formula="of:=[.D1110]&amp;&quot; &quot;&amp;[.E1110]&amp;&quot; &quot;&amp;[.F1110]" office:value-type="string" office:string-value="N1109 X387.5 Y1158.45833333333">
            <text:p>N1109 X387.5 Y1158.4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10</text:p>
          </table:table-cell>
          <table:table-cell table:formula="of:=[.E1106]" office:value-type="string" office:string-value="G106">
            <text:p>G106</text:p>
          </table:table-cell>
          <table:table-cell table:formula="of:=[.F1106]" office:value-type="string" office:string-value="P0">
            <text:p>P0</text:p>
          </table:table-cell>
          <table:table-cell table:formula="of:=[.G1106]+1" office:value-type="float" office:value="222">
            <text:p>222</text:p>
          </table:table-cell>
          <table:table-cell table:formula="of:=[.D1111]&amp;&quot; &quot;&amp;[.E1111]&amp;&quot; &quot;&amp;[.F1111]" office:value-type="string" office:string-value="N1110 G106 P0">
            <text:p>N1110 G106 P0</text:p>
          </table:table-cell>
          <table:table-cell table:number-columns-repeated="1016"/>
        </table:table-row>
        <table:table-row table:style-name="ro1">
          <table:table-cell/>
          <table:table-cell table:formula="of:=[.B1107]" office:value-type="string" office:string-value="jog up">
            <text:p>jog up</text:p>
          </table:table-cell>
          <table:table-cell/>
          <table:table-cell office:value-type="string">
            <text:p>N1111</text:p>
          </table:table-cell>
          <table:table-cell table:formula="of:=[.E1107]" office:value-type="string" office:string-value="G105">
            <text:p>G105</text:p>
          </table:table-cell>
          <table:table-cell table:formula="of:=[.F1107]" office:value-type="string" office:string-value="PY7.79166666666667">
            <text:p>PY7.79166666666667</text:p>
          </table:table-cell>
          <table:table-cell table:formula="of:=[.G1107]+1" office:value-type="float" office:value="223">
            <text:p>223</text:p>
          </table:table-cell>
          <table:table-cell table:formula="of:=[.D1112]&amp;&quot; &quot;&amp;[.E1112]&amp;&quot; &quot;&amp;[.F1112]" office:value-type="string" office:string-value="N1111 G105 PY7.79166666666667">
            <text:p>N1111 G105 PY7.79166666666667</text:p>
          </table:table-cell>
          <table:table-cell table:number-columns-repeated="1016"/>
        </table:table-row>
        <table:table-row table:style-name="ro1">
          <table:table-cell table:formula="of:=[.A1108]" office:value-type="float" office:value="7115.5">
            <text:p>7115.5</text:p>
          </table:table-cell>
          <table:table-cell table:formula="of:=[.B1108]+[.$K$16]" office:value-type="float" office:value="1164.95">
            <text:p>1164.95</text:p>
          </table:table-cell>
          <table:table-cell/>
          <table:table-cell office:value-type="string">
            <text:p>N1112</text:p>
          </table:table-cell>
          <table:table-cell table:formula="of:=&quot;X&quot;&amp;[.A1113]" office:value-type="string" office:string-value="X7115.5">
            <text:p>X7115.5</text:p>
          </table:table-cell>
          <table:table-cell table:formula="of:=&quot;Y&quot;&amp;[.B1113]" office:value-type="string" office:string-value="Y1164.95">
            <text:p>Y1164.95</text:p>
          </table:table-cell>
          <table:table-cell table:formula="of:=[.G1108]+1" office:value-type="float" office:value="223">
            <text:p>223</text:p>
          </table:table-cell>
          <table:table-cell table:formula="of:=[.D1113]&amp;&quot; &quot;&amp;[.E1113]&amp;&quot; &quot;&amp;[.F1113]" office:value-type="string" office:string-value="N1112 X7115.5 Y1164.95">
            <text:p>N1112 X7115.5 Y1164.9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13</text:p>
          </table:table-cell>
          <table:table-cell table:formula="of:=[.E1109]" office:value-type="string" office:string-value="G106">
            <text:p>G106</text:p>
          </table:table-cell>
          <table:table-cell table:formula="of:=[.F1109]" office:value-type="string" office:string-value="P3">
            <text:p>P3</text:p>
          </table:table-cell>
          <table:table-cell table:formula="of:=[.G1109]+1" office:value-type="float" office:value="223">
            <text:p>223</text:p>
          </table:table-cell>
          <table:table-cell table:formula="of:=[.D1114]&amp;&quot; &quot;&amp;[.E1114]&amp;&quot; &quot;&amp;[.F1114]" office:value-type="string" office:string-value="N1113 G106 P3">
            <text:p>N1113 G106 P3</text:p>
          </table:table-cell>
          <table:table-cell table:number-columns-repeated="1016"/>
        </table:table-row>
        <table:table-row table:style-name="ro1">
          <table:table-cell table:formula="of:=[.A1110]" office:value-type="float" office:value="387.5">
            <text:p>387.5</text:p>
          </table:table-cell>
          <table:table-cell table:formula="of:=[.B1110]+[.$K$16]" office:value-type="float" office:value="1163.25">
            <text:p>1163.25</text:p>
          </table:table-cell>
          <table:table-cell/>
          <table:table-cell office:value-type="string">
            <text:p>N1114</text:p>
          </table:table-cell>
          <table:table-cell table:formula="of:=&quot;X&quot;&amp;[.A1115]" office:value-type="string" office:string-value="X387.5">
            <text:p>X387.5</text:p>
          </table:table-cell>
          <table:table-cell table:formula="of:=&quot;Y&quot;&amp;[.B1115]" office:value-type="string" office:string-value="Y1163.25">
            <text:p>Y1163.25</text:p>
          </table:table-cell>
          <table:table-cell table:formula="of:=[.G1110]+1" office:value-type="float" office:value="223">
            <text:p>223</text:p>
          </table:table-cell>
          <table:table-cell table:formula="of:=[.D1115]&amp;&quot; &quot;&amp;[.E1115]&amp;&quot; &quot;&amp;[.F1115]" office:value-type="string" office:string-value="N1114 X387.5 Y1163.25">
            <text:p>N1114 X387.5 Y1163.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15</text:p>
          </table:table-cell>
          <table:table-cell table:formula="of:=[.E1111]" office:value-type="string" office:string-value="G106">
            <text:p>G106</text:p>
          </table:table-cell>
          <table:table-cell table:formula="of:=[.F1111]" office:value-type="string" office:string-value="P0">
            <text:p>P0</text:p>
          </table:table-cell>
          <table:table-cell table:formula="of:=[.G1111]+1" office:value-type="float" office:value="223">
            <text:p>223</text:p>
          </table:table-cell>
          <table:table-cell table:formula="of:=[.D1116]&amp;&quot; &quot;&amp;[.E1116]&amp;&quot; &quot;&amp;[.F1116]" office:value-type="string" office:string-value="N1115 G106 P0">
            <text:p>N1115 G106 P0</text:p>
          </table:table-cell>
          <table:table-cell table:number-columns-repeated="1016"/>
        </table:table-row>
        <table:table-row table:style-name="ro1">
          <table:table-cell/>
          <table:table-cell table:formula="of:=[.B1112]" office:value-type="string" office:string-value="jog up">
            <text:p>jog up</text:p>
          </table:table-cell>
          <table:table-cell/>
          <table:table-cell office:value-type="string">
            <text:p>N1116</text:p>
          </table:table-cell>
          <table:table-cell table:formula="of:=[.E1112]" office:value-type="string" office:string-value="G105">
            <text:p>G105</text:p>
          </table:table-cell>
          <table:table-cell table:formula="of:=[.F1112]" office:value-type="string" office:string-value="PY7.79166666666667">
            <text:p>PY7.79166666666667</text:p>
          </table:table-cell>
          <table:table-cell table:formula="of:=[.G1112]+1" office:value-type="float" office:value="224">
            <text:p>224</text:p>
          </table:table-cell>
          <table:table-cell table:formula="of:=[.D1117]&amp;&quot; &quot;&amp;[.E1117]&amp;&quot; &quot;&amp;[.F1117]" office:value-type="string" office:string-value="N1116 G105 PY7.79166666666667">
            <text:p>N1116 G105 PY7.79166666666667</text:p>
          </table:table-cell>
          <table:table-cell table:number-columns-repeated="1016"/>
        </table:table-row>
        <table:table-row table:style-name="ro1">
          <table:table-cell table:formula="of:=[.A1113]" office:value-type="float" office:value="7115.5">
            <text:p>7115.5</text:p>
          </table:table-cell>
          <table:table-cell table:formula="of:=[.B1113]+[.$K$16]" office:value-type="float" office:value="1169.74166666667">
            <text:p>1169.7416666667</text:p>
          </table:table-cell>
          <table:table-cell/>
          <table:table-cell office:value-type="string">
            <text:p>N1117</text:p>
          </table:table-cell>
          <table:table-cell table:formula="of:=&quot;X&quot;&amp;[.A1118]" office:value-type="string" office:string-value="X7115.5">
            <text:p>X7115.5</text:p>
          </table:table-cell>
          <table:table-cell table:formula="of:=&quot;Y&quot;&amp;[.B1118]" office:value-type="string" office:string-value="Y1169.74166666667">
            <text:p>Y1169.74166666667</text:p>
          </table:table-cell>
          <table:table-cell table:formula="of:=[.G1113]+1" office:value-type="float" office:value="224">
            <text:p>224</text:p>
          </table:table-cell>
          <table:table-cell table:formula="of:=[.D1118]&amp;&quot; &quot;&amp;[.E1118]&amp;&quot; &quot;&amp;[.F1118]" office:value-type="string" office:string-value="N1117 X7115.5 Y1169.74166666667">
            <text:p>N1117 X7115.5 Y1169.74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18</text:p>
          </table:table-cell>
          <table:table-cell table:formula="of:=[.E1114]" office:value-type="string" office:string-value="G106">
            <text:p>G106</text:p>
          </table:table-cell>
          <table:table-cell table:formula="of:=[.F1114]" office:value-type="string" office:string-value="P3">
            <text:p>P3</text:p>
          </table:table-cell>
          <table:table-cell table:formula="of:=[.G1114]+1" office:value-type="float" office:value="224">
            <text:p>224</text:p>
          </table:table-cell>
          <table:table-cell table:formula="of:=[.D1119]&amp;&quot; &quot;&amp;[.E1119]&amp;&quot; &quot;&amp;[.F1119]" office:value-type="string" office:string-value="N1118 G106 P3">
            <text:p>N1118 G106 P3</text:p>
          </table:table-cell>
          <table:table-cell table:number-columns-repeated="1016"/>
        </table:table-row>
        <table:table-row table:style-name="ro1">
          <table:table-cell table:formula="of:=[.A1115]" office:value-type="float" office:value="387.5">
            <text:p>387.5</text:p>
          </table:table-cell>
          <table:table-cell table:formula="of:=[.B1115]+[.$K$16]" office:value-type="float" office:value="1168.04166666667">
            <text:p>1168.0416666667</text:p>
          </table:table-cell>
          <table:table-cell/>
          <table:table-cell office:value-type="string">
            <text:p>N1119</text:p>
          </table:table-cell>
          <table:table-cell table:formula="of:=&quot;X&quot;&amp;[.A1120]" office:value-type="string" office:string-value="X387.5">
            <text:p>X387.5</text:p>
          </table:table-cell>
          <table:table-cell table:formula="of:=&quot;Y&quot;&amp;[.B1120]" office:value-type="string" office:string-value="Y1168.04166666667">
            <text:p>Y1168.04166666667</text:p>
          </table:table-cell>
          <table:table-cell table:formula="of:=[.G1115]+1" office:value-type="float" office:value="224">
            <text:p>224</text:p>
          </table:table-cell>
          <table:table-cell table:formula="of:=[.D1120]&amp;&quot; &quot;&amp;[.E1120]&amp;&quot; &quot;&amp;[.F1120]" office:value-type="string" office:string-value="N1119 X387.5 Y1168.04166666667">
            <text:p>N1119 X387.5 Y1168.04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20</text:p>
          </table:table-cell>
          <table:table-cell table:formula="of:=[.E1116]" office:value-type="string" office:string-value="G106">
            <text:p>G106</text:p>
          </table:table-cell>
          <table:table-cell table:formula="of:=[.F1116]" office:value-type="string" office:string-value="P0">
            <text:p>P0</text:p>
          </table:table-cell>
          <table:table-cell table:formula="of:=[.G1116]+1" office:value-type="float" office:value="224">
            <text:p>224</text:p>
          </table:table-cell>
          <table:table-cell table:formula="of:=[.D1121]&amp;&quot; &quot;&amp;[.E1121]&amp;&quot; &quot;&amp;[.F1121]" office:value-type="string" office:string-value="N1120 G106 P0">
            <text:p>N1120 G106 P0</text:p>
          </table:table-cell>
          <table:table-cell table:number-columns-repeated="1016"/>
        </table:table-row>
        <table:table-row table:style-name="ro1">
          <table:table-cell/>
          <table:table-cell table:formula="of:=[.B1117]" office:value-type="string" office:string-value="jog up">
            <text:p>jog up</text:p>
          </table:table-cell>
          <table:table-cell/>
          <table:table-cell office:value-type="string">
            <text:p>N1121</text:p>
          </table:table-cell>
          <table:table-cell table:formula="of:=[.E1117]" office:value-type="string" office:string-value="G105">
            <text:p>G105</text:p>
          </table:table-cell>
          <table:table-cell table:formula="of:=[.F1117]" office:value-type="string" office:string-value="PY7.79166666666667">
            <text:p>PY7.79166666666667</text:p>
          </table:table-cell>
          <table:table-cell table:formula="of:=[.G1117]+1" office:value-type="float" office:value="225">
            <text:p>225</text:p>
          </table:table-cell>
          <table:table-cell table:formula="of:=[.D1122]&amp;&quot; &quot;&amp;[.E1122]&amp;&quot; &quot;&amp;[.F1122]" office:value-type="string" office:string-value="N1121 G105 PY7.79166666666667">
            <text:p>N1121 G105 PY7.79166666666667</text:p>
          </table:table-cell>
          <table:table-cell table:number-columns-repeated="1016"/>
        </table:table-row>
        <table:table-row table:style-name="ro1">
          <table:table-cell table:formula="of:=[.A1118]" office:value-type="float" office:value="7115.5">
            <text:p>7115.5</text:p>
          </table:table-cell>
          <table:table-cell table:formula="of:=[.B1118]+[.$K$16]" office:value-type="float" office:value="1174.53333333333">
            <text:p>1174.5333333333</text:p>
          </table:table-cell>
          <table:table-cell/>
          <table:table-cell office:value-type="string">
            <text:p>N1122</text:p>
          </table:table-cell>
          <table:table-cell table:formula="of:=&quot;X&quot;&amp;[.A1123]" office:value-type="string" office:string-value="X7115.5">
            <text:p>X7115.5</text:p>
          </table:table-cell>
          <table:table-cell table:formula="of:=&quot;Y&quot;&amp;[.B1123]" office:value-type="string" office:string-value="Y1174.53333333333">
            <text:p>Y1174.53333333333</text:p>
          </table:table-cell>
          <table:table-cell table:formula="of:=[.G1118]+1" office:value-type="float" office:value="225">
            <text:p>225</text:p>
          </table:table-cell>
          <table:table-cell table:formula="of:=[.D1123]&amp;&quot; &quot;&amp;[.E1123]&amp;&quot; &quot;&amp;[.F1123]" office:value-type="string" office:string-value="N1122 X7115.5 Y1174.53333333333">
            <text:p>N1122 X7115.5 Y1174.5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23</text:p>
          </table:table-cell>
          <table:table-cell table:formula="of:=[.E1119]" office:value-type="string" office:string-value="G106">
            <text:p>G106</text:p>
          </table:table-cell>
          <table:table-cell table:formula="of:=[.F1119]" office:value-type="string" office:string-value="P3">
            <text:p>P3</text:p>
          </table:table-cell>
          <table:table-cell table:formula="of:=[.G1119]+1" office:value-type="float" office:value="225">
            <text:p>225</text:p>
          </table:table-cell>
          <table:table-cell table:formula="of:=[.D1124]&amp;&quot; &quot;&amp;[.E1124]&amp;&quot; &quot;&amp;[.F1124]" office:value-type="string" office:string-value="N1123 G106 P3">
            <text:p>N1123 G106 P3</text:p>
          </table:table-cell>
          <table:table-cell table:number-columns-repeated="1016"/>
        </table:table-row>
        <table:table-row table:style-name="ro1">
          <table:table-cell table:formula="of:=[.A1120]" office:value-type="float" office:value="387.5">
            <text:p>387.5</text:p>
          </table:table-cell>
          <table:table-cell table:formula="of:=[.B1120]+[.$K$16]" office:value-type="float" office:value="1172.83333333333">
            <text:p>1172.8333333333</text:p>
          </table:table-cell>
          <table:table-cell/>
          <table:table-cell office:value-type="string">
            <text:p>N1124</text:p>
          </table:table-cell>
          <table:table-cell table:formula="of:=&quot;X&quot;&amp;[.A1125]" office:value-type="string" office:string-value="X387.5">
            <text:p>X387.5</text:p>
          </table:table-cell>
          <table:table-cell table:formula="of:=&quot;Y&quot;&amp;[.B1125]" office:value-type="string" office:string-value="Y1172.83333333333">
            <text:p>Y1172.83333333333</text:p>
          </table:table-cell>
          <table:table-cell table:formula="of:=[.G1120]+1" office:value-type="float" office:value="225">
            <text:p>225</text:p>
          </table:table-cell>
          <table:table-cell table:formula="of:=[.D1125]&amp;&quot; &quot;&amp;[.E1125]&amp;&quot; &quot;&amp;[.F1125]" office:value-type="string" office:string-value="N1124 X387.5 Y1172.83333333333">
            <text:p>N1124 X387.5 Y1172.8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25</text:p>
          </table:table-cell>
          <table:table-cell table:formula="of:=[.E1121]" office:value-type="string" office:string-value="G106">
            <text:p>G106</text:p>
          </table:table-cell>
          <table:table-cell table:formula="of:=[.F1121]" office:value-type="string" office:string-value="P0">
            <text:p>P0</text:p>
          </table:table-cell>
          <table:table-cell table:formula="of:=[.G1121]+1" office:value-type="float" office:value="225">
            <text:p>225</text:p>
          </table:table-cell>
          <table:table-cell table:formula="of:=[.D1126]&amp;&quot; &quot;&amp;[.E1126]&amp;&quot; &quot;&amp;[.F1126]" office:value-type="string" office:string-value="N1125 G106 P0">
            <text:p>N1125 G106 P0</text:p>
          </table:table-cell>
          <table:table-cell table:number-columns-repeated="1016"/>
        </table:table-row>
        <table:table-row table:style-name="ro1">
          <table:table-cell/>
          <table:table-cell table:formula="of:=[.B1122]" office:value-type="string" office:string-value="jog up">
            <text:p>jog up</text:p>
          </table:table-cell>
          <table:table-cell/>
          <table:table-cell office:value-type="string">
            <text:p>N1126</text:p>
          </table:table-cell>
          <table:table-cell table:formula="of:=[.E1122]" office:value-type="string" office:string-value="G105">
            <text:p>G105</text:p>
          </table:table-cell>
          <table:table-cell table:formula="of:=[.F1122]" office:value-type="string" office:string-value="PY7.79166666666667">
            <text:p>PY7.79166666666667</text:p>
          </table:table-cell>
          <table:table-cell table:formula="of:=[.G1122]+1" office:value-type="float" office:value="226">
            <text:p>226</text:p>
          </table:table-cell>
          <table:table-cell table:formula="of:=[.D1127]&amp;&quot; &quot;&amp;[.E1127]&amp;&quot; &quot;&amp;[.F1127]" office:value-type="string" office:string-value="N1126 G105 PY7.79166666666667">
            <text:p>N1126 G105 PY7.79166666666667</text:p>
          </table:table-cell>
          <table:table-cell table:number-columns-repeated="1016"/>
        </table:table-row>
        <table:table-row table:style-name="ro1">
          <table:table-cell table:formula="of:=[.A1123]" office:value-type="float" office:value="7115.5">
            <text:p>7115.5</text:p>
          </table:table-cell>
          <table:table-cell table:formula="of:=[.B1123]+[.$K$16]" office:value-type="float" office:value="1179.325">
            <text:p>1179.325</text:p>
          </table:table-cell>
          <table:table-cell/>
          <table:table-cell office:value-type="string">
            <text:p>N1127</text:p>
          </table:table-cell>
          <table:table-cell table:formula="of:=&quot;X&quot;&amp;[.A1128]" office:value-type="string" office:string-value="X7115.5">
            <text:p>X7115.5</text:p>
          </table:table-cell>
          <table:table-cell table:formula="of:=&quot;Y&quot;&amp;[.B1128]" office:value-type="string" office:string-value="Y1179.325">
            <text:p>Y1179.325</text:p>
          </table:table-cell>
          <table:table-cell table:formula="of:=[.G1123]+1" office:value-type="float" office:value="226">
            <text:p>226</text:p>
          </table:table-cell>
          <table:table-cell table:formula="of:=[.D1128]&amp;&quot; &quot;&amp;[.E1128]&amp;&quot; &quot;&amp;[.F1128]" office:value-type="string" office:string-value="N1127 X7115.5 Y1179.325">
            <text:p>N1127 X7115.5 Y1179.3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28</text:p>
          </table:table-cell>
          <table:table-cell table:formula="of:=[.E1124]" office:value-type="string" office:string-value="G106">
            <text:p>G106</text:p>
          </table:table-cell>
          <table:table-cell table:formula="of:=[.F1124]" office:value-type="string" office:string-value="P3">
            <text:p>P3</text:p>
          </table:table-cell>
          <table:table-cell table:formula="of:=[.G1124]+1" office:value-type="float" office:value="226">
            <text:p>226</text:p>
          </table:table-cell>
          <table:table-cell table:formula="of:=[.D1129]&amp;&quot; &quot;&amp;[.E1129]&amp;&quot; &quot;&amp;[.F1129]" office:value-type="string" office:string-value="N1128 G106 P3">
            <text:p>N1128 G106 P3</text:p>
          </table:table-cell>
          <table:table-cell table:number-columns-repeated="1016"/>
        </table:table-row>
        <table:table-row table:style-name="ro1">
          <table:table-cell table:formula="of:=[.A1125]" office:value-type="float" office:value="387.5">
            <text:p>387.5</text:p>
          </table:table-cell>
          <table:table-cell table:formula="of:=[.B1125]+[.$K$16]" office:value-type="float" office:value="1177.625">
            <text:p>1177.625</text:p>
          </table:table-cell>
          <table:table-cell/>
          <table:table-cell office:value-type="string">
            <text:p>N1129</text:p>
          </table:table-cell>
          <table:table-cell table:formula="of:=&quot;X&quot;&amp;[.A1130]" office:value-type="string" office:string-value="X387.5">
            <text:p>X387.5</text:p>
          </table:table-cell>
          <table:table-cell table:formula="of:=&quot;Y&quot;&amp;[.B1130]" office:value-type="string" office:string-value="Y1177.625">
            <text:p>Y1177.625</text:p>
          </table:table-cell>
          <table:table-cell table:formula="of:=[.G1125]+1" office:value-type="float" office:value="226">
            <text:p>226</text:p>
          </table:table-cell>
          <table:table-cell table:formula="of:=[.D1130]&amp;&quot; &quot;&amp;[.E1130]&amp;&quot; &quot;&amp;[.F1130]" office:value-type="string" office:string-value="N1129 X387.5 Y1177.625">
            <text:p>N1129 X387.5 Y1177.6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0</text:p>
          </table:table-cell>
          <table:table-cell table:formula="of:=[.E1126]" office:value-type="string" office:string-value="G106">
            <text:p>G106</text:p>
          </table:table-cell>
          <table:table-cell table:formula="of:=[.F1126]" office:value-type="string" office:string-value="P0">
            <text:p>P0</text:p>
          </table:table-cell>
          <table:table-cell table:formula="of:=[.G1126]+1" office:value-type="float" office:value="226">
            <text:p>226</text:p>
          </table:table-cell>
          <table:table-cell table:formula="of:=[.D1131]&amp;&quot; &quot;&amp;[.E1131]&amp;&quot; &quot;&amp;[.F1131]" office:value-type="string" office:string-value="N1130 G106 P0">
            <text:p>N1130 G106 P0</text:p>
          </table:table-cell>
          <table:table-cell table:number-columns-repeated="1016"/>
        </table:table-row>
        <table:table-row table:style-name="ro1">
          <table:table-cell/>
          <table:table-cell table:formula="of:=[.B1127]" office:value-type="string" office:string-value="jog up">
            <text:p>jog up</text:p>
          </table:table-cell>
          <table:table-cell/>
          <table:table-cell office:value-type="string">
            <text:p>N1131</text:p>
          </table:table-cell>
          <table:table-cell table:formula="of:=[.E1127]" office:value-type="string" office:string-value="G105">
            <text:p>G105</text:p>
          </table:table-cell>
          <table:table-cell table:formula="of:=[.F1127]" office:value-type="string" office:string-value="PY7.79166666666667">
            <text:p>PY7.79166666666667</text:p>
          </table:table-cell>
          <table:table-cell table:formula="of:=[.G1127]+1" office:value-type="float" office:value="227">
            <text:p>227</text:p>
          </table:table-cell>
          <table:table-cell table:formula="of:=[.D1132]&amp;&quot; &quot;&amp;[.E1132]&amp;&quot; &quot;&amp;[.F1132]" office:value-type="string" office:string-value="N1131 G105 PY7.79166666666667">
            <text:p>N1131 G105 PY7.79166666666667</text:p>
          </table:table-cell>
          <table:table-cell table:number-columns-repeated="1016"/>
        </table:table-row>
        <table:table-row table:style-name="ro1">
          <table:table-cell table:formula="of:=[.A1128]" office:value-type="float" office:value="7115.5">
            <text:p>7115.5</text:p>
          </table:table-cell>
          <table:table-cell table:formula="of:=[.B1128]+[.$K$16]" office:value-type="float" office:value="1184.11666666667">
            <text:p>1184.1166666667</text:p>
          </table:table-cell>
          <table:table-cell/>
          <table:table-cell office:value-type="string">
            <text:p>N1132</text:p>
          </table:table-cell>
          <table:table-cell table:formula="of:=&quot;X&quot;&amp;[.A1133]" office:value-type="string" office:string-value="X7115.5">
            <text:p>X7115.5</text:p>
          </table:table-cell>
          <table:table-cell table:formula="of:=&quot;Y&quot;&amp;[.B1133]" office:value-type="string" office:string-value="Y1184.11666666667">
            <text:p>Y1184.11666666667</text:p>
          </table:table-cell>
          <table:table-cell table:formula="of:=[.G1128]+1" office:value-type="float" office:value="227">
            <text:p>227</text:p>
          </table:table-cell>
          <table:table-cell table:formula="of:=[.D1133]&amp;&quot; &quot;&amp;[.E1133]&amp;&quot; &quot;&amp;[.F1133]" office:value-type="string" office:string-value="N1132 X7115.5 Y1184.11666666667">
            <text:p>N1132 X7115.5 Y1184.1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3</text:p>
          </table:table-cell>
          <table:table-cell table:formula="of:=[.E1129]" office:value-type="string" office:string-value="G106">
            <text:p>G106</text:p>
          </table:table-cell>
          <table:table-cell table:formula="of:=[.F1129]" office:value-type="string" office:string-value="P3">
            <text:p>P3</text:p>
          </table:table-cell>
          <table:table-cell table:formula="of:=[.G1129]+1" office:value-type="float" office:value="227">
            <text:p>227</text:p>
          </table:table-cell>
          <table:table-cell table:formula="of:=[.D1134]&amp;&quot; &quot;&amp;[.E1134]&amp;&quot; &quot;&amp;[.F1134]" office:value-type="string" office:string-value="N1133 G106 P3">
            <text:p>N1133 G106 P3</text:p>
          </table:table-cell>
          <table:table-cell table:number-columns-repeated="1016"/>
        </table:table-row>
        <table:table-row table:style-name="ro1">
          <table:table-cell table:formula="of:=[.A1130]" office:value-type="float" office:value="387.5">
            <text:p>387.5</text:p>
          </table:table-cell>
          <table:table-cell table:formula="of:=[.B1130]+[.$K$16]" office:value-type="float" office:value="1182.41666666667">
            <text:p>1182.4166666667</text:p>
          </table:table-cell>
          <table:table-cell/>
          <table:table-cell office:value-type="string">
            <text:p>N1134</text:p>
          </table:table-cell>
          <table:table-cell table:formula="of:=&quot;X&quot;&amp;[.A1135]" office:value-type="string" office:string-value="X387.5">
            <text:p>X387.5</text:p>
          </table:table-cell>
          <table:table-cell table:formula="of:=&quot;Y&quot;&amp;[.B1135]" office:value-type="string" office:string-value="Y1182.41666666667">
            <text:p>Y1182.41666666667</text:p>
          </table:table-cell>
          <table:table-cell table:formula="of:=[.G1130]+1" office:value-type="float" office:value="227">
            <text:p>227</text:p>
          </table:table-cell>
          <table:table-cell table:formula="of:=[.D1135]&amp;&quot; &quot;&amp;[.E1135]&amp;&quot; &quot;&amp;[.F1135]" office:value-type="string" office:string-value="N1134 X387.5 Y1182.41666666667">
            <text:p>N1134 X387.5 Y1182.4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5</text:p>
          </table:table-cell>
          <table:table-cell table:formula="of:=[.E1131]" office:value-type="string" office:string-value="G106">
            <text:p>G106</text:p>
          </table:table-cell>
          <table:table-cell table:formula="of:=[.F1131]" office:value-type="string" office:string-value="P0">
            <text:p>P0</text:p>
          </table:table-cell>
          <table:table-cell table:formula="of:=[.G1131]+1" office:value-type="float" office:value="227">
            <text:p>227</text:p>
          </table:table-cell>
          <table:table-cell table:formula="of:=[.D1136]&amp;&quot; &quot;&amp;[.E1136]&amp;&quot; &quot;&amp;[.F1136]" office:value-type="string" office:string-value="N1135 G106 P0">
            <text:p>N1135 G106 P0</text:p>
          </table:table-cell>
          <table:table-cell table:number-columns-repeated="1016"/>
        </table:table-row>
        <table:table-row table:style-name="ro1">
          <table:table-cell/>
          <table:table-cell table:formula="of:=[.B1132]" office:value-type="string" office:string-value="jog up">
            <text:p>jog up</text:p>
          </table:table-cell>
          <table:table-cell/>
          <table:table-cell office:value-type="string">
            <text:p>N1136</text:p>
          </table:table-cell>
          <table:table-cell table:formula="of:=[.E1132]" office:value-type="string" office:string-value="G105">
            <text:p>G105</text:p>
          </table:table-cell>
          <table:table-cell table:formula="of:=[.F1132]" office:value-type="string" office:string-value="PY7.79166666666667">
            <text:p>PY7.79166666666667</text:p>
          </table:table-cell>
          <table:table-cell table:formula="of:=[.G1132]+1" office:value-type="float" office:value="228">
            <text:p>228</text:p>
          </table:table-cell>
          <table:table-cell table:formula="of:=[.D1137]&amp;&quot; &quot;&amp;[.E1137]&amp;&quot; &quot;&amp;[.F1137]" office:value-type="string" office:string-value="N1136 G105 PY7.79166666666667">
            <text:p>N1136 G105 PY7.79166666666667</text:p>
          </table:table-cell>
          <table:table-cell table:number-columns-repeated="1016"/>
        </table:table-row>
        <table:table-row table:style-name="ro1">
          <table:table-cell table:formula="of:=[.A1133]" office:value-type="float" office:value="7115.5">
            <text:p>7115.5</text:p>
          </table:table-cell>
          <table:table-cell table:formula="of:=[.B1133]+[.$K$16]" office:value-type="float" office:value="1188.90833333333">
            <text:p>1188.9083333333</text:p>
          </table:table-cell>
          <table:table-cell/>
          <table:table-cell office:value-type="string">
            <text:p>N1137</text:p>
          </table:table-cell>
          <table:table-cell table:formula="of:=&quot;X&quot;&amp;[.A1138]" office:value-type="string" office:string-value="X7115.5">
            <text:p>X7115.5</text:p>
          </table:table-cell>
          <table:table-cell table:formula="of:=&quot;Y&quot;&amp;[.B1138]" office:value-type="string" office:string-value="Y1188.90833333333">
            <text:p>Y1188.90833333333</text:p>
          </table:table-cell>
          <table:table-cell table:formula="of:=[.G1133]+1" office:value-type="float" office:value="228">
            <text:p>228</text:p>
          </table:table-cell>
          <table:table-cell table:formula="of:=[.D1138]&amp;&quot; &quot;&amp;[.E1138]&amp;&quot; &quot;&amp;[.F1138]" office:value-type="string" office:string-value="N1137 X7115.5 Y1188.90833333333">
            <text:p>N1137 X7115.5 Y1188.9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38</text:p>
          </table:table-cell>
          <table:table-cell table:formula="of:=[.E1134]" office:value-type="string" office:string-value="G106">
            <text:p>G106</text:p>
          </table:table-cell>
          <table:table-cell table:formula="of:=[.F1134]" office:value-type="string" office:string-value="P3">
            <text:p>P3</text:p>
          </table:table-cell>
          <table:table-cell table:formula="of:=[.G1134]+1" office:value-type="float" office:value="228">
            <text:p>228</text:p>
          </table:table-cell>
          <table:table-cell table:formula="of:=[.D1139]&amp;&quot; &quot;&amp;[.E1139]&amp;&quot; &quot;&amp;[.F1139]" office:value-type="string" office:string-value="N1138 G106 P3">
            <text:p>N1138 G106 P3</text:p>
          </table:table-cell>
          <table:table-cell table:number-columns-repeated="1016"/>
        </table:table-row>
        <table:table-row table:style-name="ro1">
          <table:table-cell table:formula="of:=[.A1135]" office:value-type="float" office:value="387.5">
            <text:p>387.5</text:p>
          </table:table-cell>
          <table:table-cell table:formula="of:=[.B1135]+[.$K$16]" office:value-type="float" office:value="1187.20833333333">
            <text:p>1187.2083333333</text:p>
          </table:table-cell>
          <table:table-cell/>
          <table:table-cell office:value-type="string">
            <text:p>N1139</text:p>
          </table:table-cell>
          <table:table-cell table:formula="of:=&quot;X&quot;&amp;[.A1140]" office:value-type="string" office:string-value="X387.5">
            <text:p>X387.5</text:p>
          </table:table-cell>
          <table:table-cell table:formula="of:=&quot;Y&quot;&amp;[.B1140]" office:value-type="string" office:string-value="Y1187.20833333333">
            <text:p>Y1187.20833333333</text:p>
          </table:table-cell>
          <table:table-cell table:formula="of:=[.G1135]+1" office:value-type="float" office:value="228">
            <text:p>228</text:p>
          </table:table-cell>
          <table:table-cell table:formula="of:=[.D1140]&amp;&quot; &quot;&amp;[.E1140]&amp;&quot; &quot;&amp;[.F1140]" office:value-type="string" office:string-value="N1139 X387.5 Y1187.20833333333">
            <text:p>N1139 X387.5 Y1187.2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40</text:p>
          </table:table-cell>
          <table:table-cell table:formula="of:=[.E1136]" office:value-type="string" office:string-value="G106">
            <text:p>G106</text:p>
          </table:table-cell>
          <table:table-cell table:formula="of:=[.F1136]" office:value-type="string" office:string-value="P0">
            <text:p>P0</text:p>
          </table:table-cell>
          <table:table-cell table:formula="of:=[.G1136]+1" office:value-type="float" office:value="228">
            <text:p>228</text:p>
          </table:table-cell>
          <table:table-cell table:formula="of:=[.D1141]&amp;&quot; &quot;&amp;[.E1141]&amp;&quot; &quot;&amp;[.F1141]" office:value-type="string" office:string-value="N1140 G106 P0">
            <text:p>N1140 G106 P0</text:p>
          </table:table-cell>
          <table:table-cell table:number-columns-repeated="1016"/>
        </table:table-row>
        <table:table-row table:style-name="ro1">
          <table:table-cell/>
          <table:table-cell table:formula="of:=[.B1137]" office:value-type="string" office:string-value="jog up">
            <text:p>jog up</text:p>
          </table:table-cell>
          <table:table-cell/>
          <table:table-cell office:value-type="string">
            <text:p>N1141</text:p>
          </table:table-cell>
          <table:table-cell table:formula="of:=[.E1137]" office:value-type="string" office:string-value="G105">
            <text:p>G105</text:p>
          </table:table-cell>
          <table:table-cell table:formula="of:=[.F1137]" office:value-type="string" office:string-value="PY7.79166666666667">
            <text:p>PY7.79166666666667</text:p>
          </table:table-cell>
          <table:table-cell table:formula="of:=[.G1137]+1" office:value-type="float" office:value="229">
            <text:p>229</text:p>
          </table:table-cell>
          <table:table-cell table:formula="of:=[.D1142]&amp;&quot; &quot;&amp;[.E1142]&amp;&quot; &quot;&amp;[.F1142]" office:value-type="string" office:string-value="N1141 G105 PY7.79166666666667">
            <text:p>N1141 G105 PY7.79166666666667</text:p>
          </table:table-cell>
          <table:table-cell table:number-columns-repeated="1016"/>
        </table:table-row>
        <table:table-row table:style-name="ro1">
          <table:table-cell table:formula="of:=[.A1138]" office:value-type="float" office:value="7115.5">
            <text:p>7115.5</text:p>
          </table:table-cell>
          <table:table-cell table:formula="of:=[.B1138]+[.$K$16]" office:value-type="float" office:value="1193.7">
            <text:p>1193.7</text:p>
          </table:table-cell>
          <table:table-cell/>
          <table:table-cell office:value-type="string">
            <text:p>N1142</text:p>
          </table:table-cell>
          <table:table-cell table:formula="of:=&quot;X&quot;&amp;[.A1143]" office:value-type="string" office:string-value="X7115.5">
            <text:p>X7115.5</text:p>
          </table:table-cell>
          <table:table-cell table:formula="of:=&quot;Y&quot;&amp;[.B1143]" office:value-type="string" office:string-value="Y1193.7">
            <text:p>Y1193.7</text:p>
          </table:table-cell>
          <table:table-cell table:formula="of:=[.G1138]+1" office:value-type="float" office:value="229">
            <text:p>229</text:p>
          </table:table-cell>
          <table:table-cell table:formula="of:=[.D1143]&amp;&quot; &quot;&amp;[.E1143]&amp;&quot; &quot;&amp;[.F1143]" office:value-type="string" office:string-value="N1142 X7115.5 Y1193.7">
            <text:p>N1142 X7115.5 Y1193.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43</text:p>
          </table:table-cell>
          <table:table-cell table:formula="of:=[.E1139]" office:value-type="string" office:string-value="G106">
            <text:p>G106</text:p>
          </table:table-cell>
          <table:table-cell table:formula="of:=[.F1139]" office:value-type="string" office:string-value="P3">
            <text:p>P3</text:p>
          </table:table-cell>
          <table:table-cell table:formula="of:=[.G1139]+1" office:value-type="float" office:value="229">
            <text:p>229</text:p>
          </table:table-cell>
          <table:table-cell table:formula="of:=[.D1144]&amp;&quot; &quot;&amp;[.E1144]&amp;&quot; &quot;&amp;[.F1144]" office:value-type="string" office:string-value="N1143 G106 P3">
            <text:p>N1143 G106 P3</text:p>
          </table:table-cell>
          <table:table-cell table:number-columns-repeated="1016"/>
        </table:table-row>
        <table:table-row table:style-name="ro1">
          <table:table-cell table:formula="of:=[.A1140]" office:value-type="float" office:value="387.5">
            <text:p>387.5</text:p>
          </table:table-cell>
          <table:table-cell table:formula="of:=[.B1140]+[.$K$16]" office:value-type="float" office:value="1192">
            <text:p>1192</text:p>
          </table:table-cell>
          <table:table-cell/>
          <table:table-cell office:value-type="string">
            <text:p>N1144</text:p>
          </table:table-cell>
          <table:table-cell table:formula="of:=&quot;X&quot;&amp;[.A1145]" office:value-type="string" office:string-value="X387.5">
            <text:p>X387.5</text:p>
          </table:table-cell>
          <table:table-cell table:formula="of:=&quot;Y&quot;&amp;[.B1145]" office:value-type="string" office:string-value="Y1192">
            <text:p>Y1192</text:p>
          </table:table-cell>
          <table:table-cell table:formula="of:=[.G1140]+1" office:value-type="float" office:value="229">
            <text:p>229</text:p>
          </table:table-cell>
          <table:table-cell table:formula="of:=[.D1145]&amp;&quot; &quot;&amp;[.E1145]&amp;&quot; &quot;&amp;[.F1145]" office:value-type="string" office:string-value="N1144 X387.5 Y1192">
            <text:p>N1144 X387.5 Y1192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45</text:p>
          </table:table-cell>
          <table:table-cell table:formula="of:=[.E1141]" office:value-type="string" office:string-value="G106">
            <text:p>G106</text:p>
          </table:table-cell>
          <table:table-cell table:formula="of:=[.F1141]" office:value-type="string" office:string-value="P0">
            <text:p>P0</text:p>
          </table:table-cell>
          <table:table-cell table:formula="of:=[.G1141]+1" office:value-type="float" office:value="229">
            <text:p>229</text:p>
          </table:table-cell>
          <table:table-cell table:formula="of:=[.D1146]&amp;&quot; &quot;&amp;[.E1146]&amp;&quot; &quot;&amp;[.F1146]" office:value-type="string" office:string-value="N1145 G106 P0">
            <text:p>N1145 G106 P0</text:p>
          </table:table-cell>
          <table:table-cell table:number-columns-repeated="1016"/>
        </table:table-row>
        <table:table-row table:style-name="ro1">
          <table:table-cell/>
          <table:table-cell table:formula="of:=[.B1142]" office:value-type="string" office:string-value="jog up">
            <text:p>jog up</text:p>
          </table:table-cell>
          <table:table-cell/>
          <table:table-cell office:value-type="string">
            <text:p>N1146</text:p>
          </table:table-cell>
          <table:table-cell table:formula="of:=[.E1142]" office:value-type="string" office:string-value="G105">
            <text:p>G105</text:p>
          </table:table-cell>
          <table:table-cell table:formula="of:=[.F1142]" office:value-type="string" office:string-value="PY7.79166666666667">
            <text:p>PY7.79166666666667</text:p>
          </table:table-cell>
          <table:table-cell table:formula="of:=[.G1142]+1" office:value-type="float" office:value="230">
            <text:p>230</text:p>
          </table:table-cell>
          <table:table-cell table:formula="of:=[.D1147]&amp;&quot; &quot;&amp;[.E1147]&amp;&quot; &quot;&amp;[.F1147]" office:value-type="string" office:string-value="N1146 G105 PY7.79166666666667">
            <text:p>N1146 G105 PY7.79166666666667</text:p>
          </table:table-cell>
          <table:table-cell table:number-columns-repeated="1016"/>
        </table:table-row>
        <table:table-row table:style-name="ro1">
          <table:table-cell table:formula="of:=[.A1143]" office:value-type="float" office:value="7115.5">
            <text:p>7115.5</text:p>
          </table:table-cell>
          <table:table-cell table:formula="of:=[.B1143]+[.$K$16]" office:value-type="float" office:value="1198.49166666667">
            <text:p>1198.4916666667</text:p>
          </table:table-cell>
          <table:table-cell/>
          <table:table-cell office:value-type="string">
            <text:p>N1147</text:p>
          </table:table-cell>
          <table:table-cell table:formula="of:=&quot;X&quot;&amp;[.A1148]" office:value-type="string" office:string-value="X7115.5">
            <text:p>X7115.5</text:p>
          </table:table-cell>
          <table:table-cell table:formula="of:=&quot;Y&quot;&amp;[.B1148]" office:value-type="string" office:string-value="Y1198.49166666667">
            <text:p>Y1198.49166666667</text:p>
          </table:table-cell>
          <table:table-cell table:formula="of:=[.G1143]+1" office:value-type="float" office:value="230">
            <text:p>230</text:p>
          </table:table-cell>
          <table:table-cell table:formula="of:=[.D1148]&amp;&quot; &quot;&amp;[.E1148]&amp;&quot; &quot;&amp;[.F1148]" office:value-type="string" office:string-value="N1147 X7115.5 Y1198.49166666667">
            <text:p>N1147 X7115.5 Y1198.49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48</text:p>
          </table:table-cell>
          <table:table-cell table:formula="of:=[.E1144]" office:value-type="string" office:string-value="G106">
            <text:p>G106</text:p>
          </table:table-cell>
          <table:table-cell table:formula="of:=[.F1144]" office:value-type="string" office:string-value="P3">
            <text:p>P3</text:p>
          </table:table-cell>
          <table:table-cell table:formula="of:=[.G1144]+1" office:value-type="float" office:value="230">
            <text:p>230</text:p>
          </table:table-cell>
          <table:table-cell table:formula="of:=[.D1149]&amp;&quot; &quot;&amp;[.E1149]&amp;&quot; &quot;&amp;[.F1149]" office:value-type="string" office:string-value="N1148 G106 P3">
            <text:p>N1148 G106 P3</text:p>
          </table:table-cell>
          <table:table-cell table:number-columns-repeated="1016"/>
        </table:table-row>
        <table:table-row table:style-name="ro1">
          <table:table-cell table:formula="of:=[.A1145]" office:value-type="float" office:value="387.5">
            <text:p>387.5</text:p>
          </table:table-cell>
          <table:table-cell table:formula="of:=[.B1145]+[.$K$16]" office:value-type="float" office:value="1196.79166666667">
            <text:p>1196.7916666667</text:p>
          </table:table-cell>
          <table:table-cell/>
          <table:table-cell office:value-type="string">
            <text:p>N1149</text:p>
          </table:table-cell>
          <table:table-cell table:formula="of:=&quot;X&quot;&amp;[.A1150]" office:value-type="string" office:string-value="X387.5">
            <text:p>X387.5</text:p>
          </table:table-cell>
          <table:table-cell table:formula="of:=&quot;Y&quot;&amp;[.B1150]" office:value-type="string" office:string-value="Y1196.79166666667">
            <text:p>Y1196.79166666667</text:p>
          </table:table-cell>
          <table:table-cell table:formula="of:=[.G1145]+1" office:value-type="float" office:value="230">
            <text:p>230</text:p>
          </table:table-cell>
          <table:table-cell table:formula="of:=[.D1150]&amp;&quot; &quot;&amp;[.E1150]&amp;&quot; &quot;&amp;[.F1150]" office:value-type="string" office:string-value="N1149 X387.5 Y1196.79166666667">
            <text:p>N1149 X387.5 Y1196.79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0</text:p>
          </table:table-cell>
          <table:table-cell table:formula="of:=[.E1146]" office:value-type="string" office:string-value="G106">
            <text:p>G106</text:p>
          </table:table-cell>
          <table:table-cell table:formula="of:=[.F1146]" office:value-type="string" office:string-value="P0">
            <text:p>P0</text:p>
          </table:table-cell>
          <table:table-cell table:formula="of:=[.G1146]+1" office:value-type="float" office:value="230">
            <text:p>230</text:p>
          </table:table-cell>
          <table:table-cell table:formula="of:=[.D1151]&amp;&quot; &quot;&amp;[.E1151]&amp;&quot; &quot;&amp;[.F1151]" office:value-type="string" office:string-value="N1150 G106 P0">
            <text:p>N1150 G106 P0</text:p>
          </table:table-cell>
          <table:table-cell table:number-columns-repeated="1016"/>
        </table:table-row>
        <table:table-row table:style-name="ro1">
          <table:table-cell/>
          <table:table-cell table:formula="of:=[.B1147]" office:value-type="string" office:string-value="jog up">
            <text:p>jog up</text:p>
          </table:table-cell>
          <table:table-cell/>
          <table:table-cell office:value-type="string">
            <text:p>N1151</text:p>
          </table:table-cell>
          <table:table-cell table:formula="of:=[.E1147]" office:value-type="string" office:string-value="G105">
            <text:p>G105</text:p>
          </table:table-cell>
          <table:table-cell table:formula="of:=[.F1147]" office:value-type="string" office:string-value="PY7.79166666666667">
            <text:p>PY7.79166666666667</text:p>
          </table:table-cell>
          <table:table-cell table:formula="of:=[.G1147]+1" office:value-type="float" office:value="231">
            <text:p>231</text:p>
          </table:table-cell>
          <table:table-cell table:formula="of:=[.D1152]&amp;&quot; &quot;&amp;[.E1152]&amp;&quot; &quot;&amp;[.F1152]" office:value-type="string" office:string-value="N1151 G105 PY7.79166666666667">
            <text:p>N1151 G105 PY7.79166666666667</text:p>
          </table:table-cell>
          <table:table-cell table:number-columns-repeated="1016"/>
        </table:table-row>
        <table:table-row table:style-name="ro1">
          <table:table-cell table:formula="of:=[.A1148]" office:value-type="float" office:value="7115.5">
            <text:p>7115.5</text:p>
          </table:table-cell>
          <table:table-cell table:formula="of:=[.B1148]+[.$K$16]" office:value-type="float" office:value="1203.28333333333">
            <text:p>1203.2833333333</text:p>
          </table:table-cell>
          <table:table-cell/>
          <table:table-cell office:value-type="string">
            <text:p>N1152</text:p>
          </table:table-cell>
          <table:table-cell table:formula="of:=&quot;X&quot;&amp;[.A1153]" office:value-type="string" office:string-value="X7115.5">
            <text:p>X7115.5</text:p>
          </table:table-cell>
          <table:table-cell table:formula="of:=&quot;Y&quot;&amp;[.B1153]" office:value-type="string" office:string-value="Y1203.28333333333">
            <text:p>Y1203.28333333333</text:p>
          </table:table-cell>
          <table:table-cell table:formula="of:=[.G1148]+1" office:value-type="float" office:value="231">
            <text:p>231</text:p>
          </table:table-cell>
          <table:table-cell table:formula="of:=[.D1153]&amp;&quot; &quot;&amp;[.E1153]&amp;&quot; &quot;&amp;[.F1153]" office:value-type="string" office:string-value="N1152 X7115.5 Y1203.28333333333">
            <text:p>N1152 X7115.5 Y1203.2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3</text:p>
          </table:table-cell>
          <table:table-cell table:formula="of:=[.E1149]" office:value-type="string" office:string-value="G106">
            <text:p>G106</text:p>
          </table:table-cell>
          <table:table-cell table:formula="of:=[.F1149]" office:value-type="string" office:string-value="P3">
            <text:p>P3</text:p>
          </table:table-cell>
          <table:table-cell table:formula="of:=[.G1149]+1" office:value-type="float" office:value="231">
            <text:p>231</text:p>
          </table:table-cell>
          <table:table-cell table:formula="of:=[.D1154]&amp;&quot; &quot;&amp;[.E1154]&amp;&quot; &quot;&amp;[.F1154]" office:value-type="string" office:string-value="N1153 G106 P3">
            <text:p>N1153 G106 P3</text:p>
          </table:table-cell>
          <table:table-cell table:number-columns-repeated="1016"/>
        </table:table-row>
        <table:table-row table:style-name="ro1">
          <table:table-cell table:formula="of:=[.A1150]" office:value-type="float" office:value="387.5">
            <text:p>387.5</text:p>
          </table:table-cell>
          <table:table-cell table:formula="of:=[.B1150]+[.$K$16]" office:value-type="float" office:value="1201.58333333333">
            <text:p>1201.5833333333</text:p>
          </table:table-cell>
          <table:table-cell/>
          <table:table-cell office:value-type="string">
            <text:p>N1154</text:p>
          </table:table-cell>
          <table:table-cell table:formula="of:=&quot;X&quot;&amp;[.A1155]" office:value-type="string" office:string-value="X387.5">
            <text:p>X387.5</text:p>
          </table:table-cell>
          <table:table-cell table:formula="of:=&quot;Y&quot;&amp;[.B1155]" office:value-type="string" office:string-value="Y1201.58333333333">
            <text:p>Y1201.58333333333</text:p>
          </table:table-cell>
          <table:table-cell table:formula="of:=[.G1150]+1" office:value-type="float" office:value="231">
            <text:p>231</text:p>
          </table:table-cell>
          <table:table-cell table:formula="of:=[.D1155]&amp;&quot; &quot;&amp;[.E1155]&amp;&quot; &quot;&amp;[.F1155]" office:value-type="string" office:string-value="N1154 X387.5 Y1201.58333333333">
            <text:p>N1154 X387.5 Y1201.58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5</text:p>
          </table:table-cell>
          <table:table-cell table:formula="of:=[.E1151]" office:value-type="string" office:string-value="G106">
            <text:p>G106</text:p>
          </table:table-cell>
          <table:table-cell table:formula="of:=[.F1151]" office:value-type="string" office:string-value="P0">
            <text:p>P0</text:p>
          </table:table-cell>
          <table:table-cell table:formula="of:=[.G1151]+1" office:value-type="float" office:value="231">
            <text:p>231</text:p>
          </table:table-cell>
          <table:table-cell table:formula="of:=[.D1156]&amp;&quot; &quot;&amp;[.E1156]&amp;&quot; &quot;&amp;[.F1156]" office:value-type="string" office:string-value="N1155 G106 P0">
            <text:p>N1155 G106 P0</text:p>
          </table:table-cell>
          <table:table-cell table:number-columns-repeated="1016"/>
        </table:table-row>
        <table:table-row table:style-name="ro1">
          <table:table-cell/>
          <table:table-cell table:formula="of:=[.B1152]" office:value-type="string" office:string-value="jog up">
            <text:p>jog up</text:p>
          </table:table-cell>
          <table:table-cell/>
          <table:table-cell office:value-type="string">
            <text:p>N1156</text:p>
          </table:table-cell>
          <table:table-cell table:formula="of:=[.E1152]" office:value-type="string" office:string-value="G105">
            <text:p>G105</text:p>
          </table:table-cell>
          <table:table-cell table:formula="of:=[.F1152]" office:value-type="string" office:string-value="PY7.79166666666667">
            <text:p>PY7.79166666666667</text:p>
          </table:table-cell>
          <table:table-cell table:formula="of:=[.G1152]+1" office:value-type="float" office:value="232">
            <text:p>232</text:p>
          </table:table-cell>
          <table:table-cell table:formula="of:=[.D1157]&amp;&quot; &quot;&amp;[.E1157]&amp;&quot; &quot;&amp;[.F1157]" office:value-type="string" office:string-value="N1156 G105 PY7.79166666666667">
            <text:p>N1156 G105 PY7.79166666666667</text:p>
          </table:table-cell>
          <table:table-cell table:number-columns-repeated="1016"/>
        </table:table-row>
        <table:table-row table:style-name="ro1">
          <table:table-cell table:formula="of:=[.A1153]" office:value-type="float" office:value="7115.5">
            <text:p>7115.5</text:p>
          </table:table-cell>
          <table:table-cell table:formula="of:=[.B1153]+[.$K$16]" office:value-type="float" office:value="1208.075">
            <text:p>1208.075</text:p>
          </table:table-cell>
          <table:table-cell/>
          <table:table-cell office:value-type="string">
            <text:p>N1157</text:p>
          </table:table-cell>
          <table:table-cell table:formula="of:=&quot;X&quot;&amp;[.A1158]" office:value-type="string" office:string-value="X7115.5">
            <text:p>X7115.5</text:p>
          </table:table-cell>
          <table:table-cell table:formula="of:=&quot;Y&quot;&amp;[.B1158]" office:value-type="string" office:string-value="Y1208.075">
            <text:p>Y1208.075</text:p>
          </table:table-cell>
          <table:table-cell table:formula="of:=[.G1153]+1" office:value-type="float" office:value="232">
            <text:p>232</text:p>
          </table:table-cell>
          <table:table-cell table:formula="of:=[.D1158]&amp;&quot; &quot;&amp;[.E1158]&amp;&quot; &quot;&amp;[.F1158]" office:value-type="string" office:string-value="N1157 X7115.5 Y1208.075">
            <text:p>N1157 X7115.5 Y1208.0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58</text:p>
          </table:table-cell>
          <table:table-cell table:formula="of:=[.E1154]" office:value-type="string" office:string-value="G106">
            <text:p>G106</text:p>
          </table:table-cell>
          <table:table-cell table:formula="of:=[.F1154]" office:value-type="string" office:string-value="P3">
            <text:p>P3</text:p>
          </table:table-cell>
          <table:table-cell table:formula="of:=[.G1154]+1" office:value-type="float" office:value="232">
            <text:p>232</text:p>
          </table:table-cell>
          <table:table-cell table:formula="of:=[.D1159]&amp;&quot; &quot;&amp;[.E1159]&amp;&quot; &quot;&amp;[.F1159]" office:value-type="string" office:string-value="N1158 G106 P3">
            <text:p>N1158 G106 P3</text:p>
          </table:table-cell>
          <table:table-cell table:number-columns-repeated="1016"/>
        </table:table-row>
        <table:table-row table:style-name="ro1">
          <table:table-cell table:formula="of:=[.A1155]" office:value-type="float" office:value="387.5">
            <text:p>387.5</text:p>
          </table:table-cell>
          <table:table-cell table:formula="of:=[.B1155]+[.$K$16]" office:value-type="float" office:value="1206.375">
            <text:p>1206.375</text:p>
          </table:table-cell>
          <table:table-cell/>
          <table:table-cell office:value-type="string">
            <text:p>N1159</text:p>
          </table:table-cell>
          <table:table-cell table:formula="of:=&quot;X&quot;&amp;[.A1160]" office:value-type="string" office:string-value="X387.5">
            <text:p>X387.5</text:p>
          </table:table-cell>
          <table:table-cell table:formula="of:=&quot;Y&quot;&amp;[.B1160]" office:value-type="string" office:string-value="Y1206.375">
            <text:p>Y1206.375</text:p>
          </table:table-cell>
          <table:table-cell table:formula="of:=[.G1155]+1" office:value-type="float" office:value="232">
            <text:p>232</text:p>
          </table:table-cell>
          <table:table-cell table:formula="of:=[.D1160]&amp;&quot; &quot;&amp;[.E1160]&amp;&quot; &quot;&amp;[.F1160]" office:value-type="string" office:string-value="N1159 X387.5 Y1206.375">
            <text:p>N1159 X387.5 Y1206.3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60</text:p>
          </table:table-cell>
          <table:table-cell table:formula="of:=[.E1156]" office:value-type="string" office:string-value="G106">
            <text:p>G106</text:p>
          </table:table-cell>
          <table:table-cell table:formula="of:=[.F1156]" office:value-type="string" office:string-value="P0">
            <text:p>P0</text:p>
          </table:table-cell>
          <table:table-cell table:formula="of:=[.G1156]+1" office:value-type="float" office:value="232">
            <text:p>232</text:p>
          </table:table-cell>
          <table:table-cell table:formula="of:=[.D1161]&amp;&quot; &quot;&amp;[.E1161]&amp;&quot; &quot;&amp;[.F1161]" office:value-type="string" office:string-value="N1160 G106 P0">
            <text:p>N1160 G106 P0</text:p>
          </table:table-cell>
          <table:table-cell table:number-columns-repeated="1016"/>
        </table:table-row>
        <table:table-row table:style-name="ro1">
          <table:table-cell/>
          <table:table-cell table:formula="of:=[.B1157]" office:value-type="string" office:string-value="jog up">
            <text:p>jog up</text:p>
          </table:table-cell>
          <table:table-cell/>
          <table:table-cell office:value-type="string">
            <text:p>N1161</text:p>
          </table:table-cell>
          <table:table-cell table:formula="of:=[.E1157]" office:value-type="string" office:string-value="G105">
            <text:p>G105</text:p>
          </table:table-cell>
          <table:table-cell table:formula="of:=[.F1157]" office:value-type="string" office:string-value="PY7.79166666666667">
            <text:p>PY7.79166666666667</text:p>
          </table:table-cell>
          <table:table-cell table:formula="of:=[.G1157]+1" office:value-type="float" office:value="233">
            <text:p>233</text:p>
          </table:table-cell>
          <table:table-cell table:formula="of:=[.D1162]&amp;&quot; &quot;&amp;[.E1162]&amp;&quot; &quot;&amp;[.F1162]" office:value-type="string" office:string-value="N1161 G105 PY7.79166666666667">
            <text:p>N1161 G105 PY7.79166666666667</text:p>
          </table:table-cell>
          <table:table-cell table:number-columns-repeated="1016"/>
        </table:table-row>
        <table:table-row table:style-name="ro1">
          <table:table-cell table:formula="of:=[.A1158]" office:value-type="float" office:value="7115.5">
            <text:p>7115.5</text:p>
          </table:table-cell>
          <table:table-cell table:formula="of:=[.B1158]+[.$K$16]" office:value-type="float" office:value="1212.86666666667">
            <text:p>1212.8666666667</text:p>
          </table:table-cell>
          <table:table-cell/>
          <table:table-cell office:value-type="string">
            <text:p>N1162</text:p>
          </table:table-cell>
          <table:table-cell table:formula="of:=&quot;X&quot;&amp;[.A1163]" office:value-type="string" office:string-value="X7115.5">
            <text:p>X7115.5</text:p>
          </table:table-cell>
          <table:table-cell table:formula="of:=&quot;Y&quot;&amp;[.B1163]" office:value-type="string" office:string-value="Y1212.86666666667">
            <text:p>Y1212.86666666667</text:p>
          </table:table-cell>
          <table:table-cell table:formula="of:=[.G1158]+1" office:value-type="float" office:value="233">
            <text:p>233</text:p>
          </table:table-cell>
          <table:table-cell table:formula="of:=[.D1163]&amp;&quot; &quot;&amp;[.E1163]&amp;&quot; &quot;&amp;[.F1163]" office:value-type="string" office:string-value="N1162 X7115.5 Y1212.86666666667">
            <text:p>N1162 X7115.5 Y1212.8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63</text:p>
          </table:table-cell>
          <table:table-cell table:formula="of:=[.E1159]" office:value-type="string" office:string-value="G106">
            <text:p>G106</text:p>
          </table:table-cell>
          <table:table-cell table:formula="of:=[.F1159]" office:value-type="string" office:string-value="P3">
            <text:p>P3</text:p>
          </table:table-cell>
          <table:table-cell table:formula="of:=[.G1159]+1" office:value-type="float" office:value="233">
            <text:p>233</text:p>
          </table:table-cell>
          <table:table-cell table:formula="of:=[.D1164]&amp;&quot; &quot;&amp;[.E1164]&amp;&quot; &quot;&amp;[.F1164]" office:value-type="string" office:string-value="N1163 G106 P3">
            <text:p>N1163 G106 P3</text:p>
          </table:table-cell>
          <table:table-cell table:number-columns-repeated="1016"/>
        </table:table-row>
        <table:table-row table:style-name="ro1">
          <table:table-cell table:formula="of:=[.A1160]" office:value-type="float" office:value="387.5">
            <text:p>387.5</text:p>
          </table:table-cell>
          <table:table-cell table:formula="of:=[.B1160]+[.$K$16]" office:value-type="float" office:value="1211.16666666667">
            <text:p>1211.1666666667</text:p>
          </table:table-cell>
          <table:table-cell/>
          <table:table-cell office:value-type="string">
            <text:p>N1164</text:p>
          </table:table-cell>
          <table:table-cell table:formula="of:=&quot;X&quot;&amp;[.A1165]" office:value-type="string" office:string-value="X387.5">
            <text:p>X387.5</text:p>
          </table:table-cell>
          <table:table-cell table:formula="of:=&quot;Y&quot;&amp;[.B1165]" office:value-type="string" office:string-value="Y1211.16666666667">
            <text:p>Y1211.16666666667</text:p>
          </table:table-cell>
          <table:table-cell table:formula="of:=[.G1160]+1" office:value-type="float" office:value="233">
            <text:p>233</text:p>
          </table:table-cell>
          <table:table-cell table:formula="of:=[.D1165]&amp;&quot; &quot;&amp;[.E1165]&amp;&quot; &quot;&amp;[.F1165]" office:value-type="string" office:string-value="N1164 X387.5 Y1211.16666666667">
            <text:p>N1164 X387.5 Y1211.16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65</text:p>
          </table:table-cell>
          <table:table-cell table:formula="of:=[.E1161]" office:value-type="string" office:string-value="G106">
            <text:p>G106</text:p>
          </table:table-cell>
          <table:table-cell table:formula="of:=[.F1161]" office:value-type="string" office:string-value="P0">
            <text:p>P0</text:p>
          </table:table-cell>
          <table:table-cell table:formula="of:=[.G1161]+1" office:value-type="float" office:value="233">
            <text:p>233</text:p>
          </table:table-cell>
          <table:table-cell table:formula="of:=[.D1166]&amp;&quot; &quot;&amp;[.E1166]&amp;&quot; &quot;&amp;[.F1166]" office:value-type="string" office:string-value="N1165 G106 P0">
            <text:p>N1165 G106 P0</text:p>
          </table:table-cell>
          <table:table-cell table:number-columns-repeated="1016"/>
        </table:table-row>
        <table:table-row table:style-name="ro1">
          <table:table-cell/>
          <table:table-cell table:formula="of:=[.B1162]" office:value-type="string" office:string-value="jog up">
            <text:p>jog up</text:p>
          </table:table-cell>
          <table:table-cell/>
          <table:table-cell office:value-type="string">
            <text:p>N1166</text:p>
          </table:table-cell>
          <table:table-cell table:formula="of:=[.E1162]" office:value-type="string" office:string-value="G105">
            <text:p>G105</text:p>
          </table:table-cell>
          <table:table-cell table:formula="of:=[.F1162]" office:value-type="string" office:string-value="PY7.79166666666667">
            <text:p>PY7.79166666666667</text:p>
          </table:table-cell>
          <table:table-cell table:formula="of:=[.G1162]+1" office:value-type="float" office:value="234">
            <text:p>234</text:p>
          </table:table-cell>
          <table:table-cell table:formula="of:=[.D1167]&amp;&quot; &quot;&amp;[.E1167]&amp;&quot; &quot;&amp;[.F1167]" office:value-type="string" office:string-value="N1166 G105 PY7.79166666666667">
            <text:p>N1166 G105 PY7.79166666666667</text:p>
          </table:table-cell>
          <table:table-cell table:number-columns-repeated="1016"/>
        </table:table-row>
        <table:table-row table:style-name="ro1">
          <table:table-cell table:formula="of:=[.A1163]" office:value-type="float" office:value="7115.5">
            <text:p>7115.5</text:p>
          </table:table-cell>
          <table:table-cell table:formula="of:=[.B1163]+[.$K$16]" office:value-type="float" office:value="1217.65833333333">
            <text:p>1217.6583333333</text:p>
          </table:table-cell>
          <table:table-cell/>
          <table:table-cell office:value-type="string">
            <text:p>N1167</text:p>
          </table:table-cell>
          <table:table-cell table:formula="of:=&quot;X&quot;&amp;[.A1168]" office:value-type="string" office:string-value="X7115.5">
            <text:p>X7115.5</text:p>
          </table:table-cell>
          <table:table-cell table:formula="of:=&quot;Y&quot;&amp;[.B1168]" office:value-type="string" office:string-value="Y1217.65833333333">
            <text:p>Y1217.65833333333</text:p>
          </table:table-cell>
          <table:table-cell table:formula="of:=[.G1163]+1" office:value-type="float" office:value="234">
            <text:p>234</text:p>
          </table:table-cell>
          <table:table-cell table:formula="of:=[.D1168]&amp;&quot; &quot;&amp;[.E1168]&amp;&quot; &quot;&amp;[.F1168]" office:value-type="string" office:string-value="N1167 X7115.5 Y1217.65833333333">
            <text:p>N1167 X7115.5 Y1217.6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68</text:p>
          </table:table-cell>
          <table:table-cell table:formula="of:=[.E1164]" office:value-type="string" office:string-value="G106">
            <text:p>G106</text:p>
          </table:table-cell>
          <table:table-cell table:formula="of:=[.F1164]" office:value-type="string" office:string-value="P3">
            <text:p>P3</text:p>
          </table:table-cell>
          <table:table-cell table:formula="of:=[.G1164]+1" office:value-type="float" office:value="234">
            <text:p>234</text:p>
          </table:table-cell>
          <table:table-cell table:formula="of:=[.D1169]&amp;&quot; &quot;&amp;[.E1169]&amp;&quot; &quot;&amp;[.F1169]" office:value-type="string" office:string-value="N1168 G106 P3">
            <text:p>N1168 G106 P3</text:p>
          </table:table-cell>
          <table:table-cell table:number-columns-repeated="1016"/>
        </table:table-row>
        <table:table-row table:style-name="ro1">
          <table:table-cell table:formula="of:=[.A1165]" office:value-type="float" office:value="387.5">
            <text:p>387.5</text:p>
          </table:table-cell>
          <table:table-cell table:formula="of:=[.B1165]+[.$K$16]" office:value-type="float" office:value="1215.95833333333">
            <text:p>1215.9583333333</text:p>
          </table:table-cell>
          <table:table-cell/>
          <table:table-cell office:value-type="string">
            <text:p>N1169</text:p>
          </table:table-cell>
          <table:table-cell table:formula="of:=&quot;X&quot;&amp;[.A1170]" office:value-type="string" office:string-value="X387.5">
            <text:p>X387.5</text:p>
          </table:table-cell>
          <table:table-cell table:formula="of:=&quot;Y&quot;&amp;[.B1170]" office:value-type="string" office:string-value="Y1215.95833333333">
            <text:p>Y1215.95833333333</text:p>
          </table:table-cell>
          <table:table-cell table:formula="of:=[.G1165]+1" office:value-type="float" office:value="234">
            <text:p>234</text:p>
          </table:table-cell>
          <table:table-cell table:formula="of:=[.D1170]&amp;&quot; &quot;&amp;[.E1170]&amp;&quot; &quot;&amp;[.F1170]" office:value-type="string" office:string-value="N1169 X387.5 Y1215.95833333333">
            <text:p>N1169 X387.5 Y1215.95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70</text:p>
          </table:table-cell>
          <table:table-cell table:formula="of:=[.E1166]" office:value-type="string" office:string-value="G106">
            <text:p>G106</text:p>
          </table:table-cell>
          <table:table-cell table:formula="of:=[.F1166]" office:value-type="string" office:string-value="P0">
            <text:p>P0</text:p>
          </table:table-cell>
          <table:table-cell table:formula="of:=[.G1166]+1" office:value-type="float" office:value="234">
            <text:p>234</text:p>
          </table:table-cell>
          <table:table-cell table:formula="of:=[.D1171]&amp;&quot; &quot;&amp;[.E1171]&amp;&quot; &quot;&amp;[.F1171]" office:value-type="string" office:string-value="N1170 G106 P0">
            <text:p>N1170 G106 P0</text:p>
          </table:table-cell>
          <table:table-cell table:number-columns-repeated="1016"/>
        </table:table-row>
        <table:table-row table:style-name="ro1">
          <table:table-cell/>
          <table:table-cell table:formula="of:=[.B1167]" office:value-type="string" office:string-value="jog up">
            <text:p>jog up</text:p>
          </table:table-cell>
          <table:table-cell/>
          <table:table-cell office:value-type="string">
            <text:p>N1171</text:p>
          </table:table-cell>
          <table:table-cell table:formula="of:=[.E1167]" office:value-type="string" office:string-value="G105">
            <text:p>G105</text:p>
          </table:table-cell>
          <table:table-cell table:formula="of:=[.F1167]" office:value-type="string" office:string-value="PY7.79166666666667">
            <text:p>PY7.79166666666667</text:p>
          </table:table-cell>
          <table:table-cell table:formula="of:=[.G1167]+1" office:value-type="float" office:value="235">
            <text:p>235</text:p>
          </table:table-cell>
          <table:table-cell table:formula="of:=[.D1172]&amp;&quot; &quot;&amp;[.E1172]&amp;&quot; &quot;&amp;[.F1172]" office:value-type="string" office:string-value="N1171 G105 PY7.79166666666667">
            <text:p>N1171 G105 PY7.79166666666667</text:p>
          </table:table-cell>
          <table:table-cell table:number-columns-repeated="1016"/>
        </table:table-row>
        <table:table-row table:style-name="ro1">
          <table:table-cell table:formula="of:=[.A1168]" office:value-type="float" office:value="7115.5">
            <text:p>7115.5</text:p>
          </table:table-cell>
          <table:table-cell table:formula="of:=[.B1168]+[.$K$16]" office:value-type="float" office:value="1222.45">
            <text:p>1222.45</text:p>
          </table:table-cell>
          <table:table-cell/>
          <table:table-cell office:value-type="string">
            <text:p>N1172</text:p>
          </table:table-cell>
          <table:table-cell table:formula="of:=&quot;X&quot;&amp;[.A1173]" office:value-type="string" office:string-value="X7115.5">
            <text:p>X7115.5</text:p>
          </table:table-cell>
          <table:table-cell table:formula="of:=&quot;Y&quot;&amp;[.B1173]" office:value-type="string" office:string-value="Y1222.45">
            <text:p>Y1222.45</text:p>
          </table:table-cell>
          <table:table-cell table:formula="of:=[.G1168]+1" office:value-type="float" office:value="235">
            <text:p>235</text:p>
          </table:table-cell>
          <table:table-cell table:formula="of:=[.D1173]&amp;&quot; &quot;&amp;[.E1173]&amp;&quot; &quot;&amp;[.F1173]" office:value-type="string" office:string-value="N1172 X7115.5 Y1222.45">
            <text:p>N1172 X7115.5 Y1222.4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73</text:p>
          </table:table-cell>
          <table:table-cell table:formula="of:=[.E1169]" office:value-type="string" office:string-value="G106">
            <text:p>G106</text:p>
          </table:table-cell>
          <table:table-cell table:formula="of:=[.F1169]" office:value-type="string" office:string-value="P3">
            <text:p>P3</text:p>
          </table:table-cell>
          <table:table-cell table:formula="of:=[.G1169]+1" office:value-type="float" office:value="235">
            <text:p>235</text:p>
          </table:table-cell>
          <table:table-cell table:formula="of:=[.D1174]&amp;&quot; &quot;&amp;[.E1174]&amp;&quot; &quot;&amp;[.F1174]" office:value-type="string" office:string-value="N1173 G106 P3">
            <text:p>N1173 G106 P3</text:p>
          </table:table-cell>
          <table:table-cell table:number-columns-repeated="1016"/>
        </table:table-row>
        <table:table-row table:style-name="ro1">
          <table:table-cell table:formula="of:=[.A1170]" office:value-type="float" office:value="387.5">
            <text:p>387.5</text:p>
          </table:table-cell>
          <table:table-cell table:formula="of:=[.B1170]+[.$K$16]" office:value-type="float" office:value="1220.75">
            <text:p>1220.75</text:p>
          </table:table-cell>
          <table:table-cell/>
          <table:table-cell office:value-type="string">
            <text:p>N1174</text:p>
          </table:table-cell>
          <table:table-cell table:formula="of:=&quot;X&quot;&amp;[.A1175]" office:value-type="string" office:string-value="X387.5">
            <text:p>X387.5</text:p>
          </table:table-cell>
          <table:table-cell table:formula="of:=&quot;Y&quot;&amp;[.B1175]" office:value-type="string" office:string-value="Y1220.75">
            <text:p>Y1220.75</text:p>
          </table:table-cell>
          <table:table-cell table:formula="of:=[.G1170]+1" office:value-type="float" office:value="235">
            <text:p>235</text:p>
          </table:table-cell>
          <table:table-cell table:formula="of:=[.D1175]&amp;&quot; &quot;&amp;[.E1175]&amp;&quot; &quot;&amp;[.F1175]" office:value-type="string" office:string-value="N1174 X387.5 Y1220.75">
            <text:p>N1174 X387.5 Y1220.7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75</text:p>
          </table:table-cell>
          <table:table-cell table:formula="of:=[.E1171]" office:value-type="string" office:string-value="G106">
            <text:p>G106</text:p>
          </table:table-cell>
          <table:table-cell table:formula="of:=[.F1171]" office:value-type="string" office:string-value="P0">
            <text:p>P0</text:p>
          </table:table-cell>
          <table:table-cell table:formula="of:=[.G1171]+1" office:value-type="float" office:value="235">
            <text:p>235</text:p>
          </table:table-cell>
          <table:table-cell table:formula="of:=[.D1176]&amp;&quot; &quot;&amp;[.E1176]&amp;&quot; &quot;&amp;[.F1176]" office:value-type="string" office:string-value="N1175 G106 P0">
            <text:p>N1175 G106 P0</text:p>
          </table:table-cell>
          <table:table-cell table:number-columns-repeated="1016"/>
        </table:table-row>
        <table:table-row table:style-name="ro1">
          <table:table-cell/>
          <table:table-cell table:formula="of:=[.B1172]" office:value-type="string" office:string-value="jog up">
            <text:p>jog up</text:p>
          </table:table-cell>
          <table:table-cell/>
          <table:table-cell office:value-type="string">
            <text:p>N1176</text:p>
          </table:table-cell>
          <table:table-cell table:formula="of:=[.E1172]" office:value-type="string" office:string-value="G105">
            <text:p>G105</text:p>
          </table:table-cell>
          <table:table-cell table:formula="of:=[.F1172]" office:value-type="string" office:string-value="PY7.79166666666667">
            <text:p>PY7.79166666666667</text:p>
          </table:table-cell>
          <table:table-cell table:formula="of:=[.G1172]+1" office:value-type="float" office:value="236">
            <text:p>236</text:p>
          </table:table-cell>
          <table:table-cell table:formula="of:=[.D1177]&amp;&quot; &quot;&amp;[.E1177]&amp;&quot; &quot;&amp;[.F1177]" office:value-type="string" office:string-value="N1176 G105 PY7.79166666666667">
            <text:p>N1176 G105 PY7.79166666666667</text:p>
          </table:table-cell>
          <table:table-cell table:number-columns-repeated="1016"/>
        </table:table-row>
        <table:table-row table:style-name="ro1">
          <table:table-cell table:formula="of:=[.A1173]" office:value-type="float" office:value="7115.5">
            <text:p>7115.5</text:p>
          </table:table-cell>
          <table:table-cell table:formula="of:=[.B1173]+[.$K$16]" office:value-type="float" office:value="1227.24166666667">
            <text:p>1227.2416666667</text:p>
          </table:table-cell>
          <table:table-cell/>
          <table:table-cell office:value-type="string">
            <text:p>N1177</text:p>
          </table:table-cell>
          <table:table-cell table:formula="of:=&quot;X&quot;&amp;[.A1178]" office:value-type="string" office:string-value="X7115.5">
            <text:p>X7115.5</text:p>
          </table:table-cell>
          <table:table-cell table:formula="of:=&quot;Y&quot;&amp;[.B1178]" office:value-type="string" office:string-value="Y1227.24166666667">
            <text:p>Y1227.24166666667</text:p>
          </table:table-cell>
          <table:table-cell table:formula="of:=[.G1173]+1" office:value-type="float" office:value="236">
            <text:p>236</text:p>
          </table:table-cell>
          <table:table-cell table:formula="of:=[.D1178]&amp;&quot; &quot;&amp;[.E1178]&amp;&quot; &quot;&amp;[.F1178]" office:value-type="string" office:string-value="N1177 X7115.5 Y1227.24166666667">
            <text:p>N1177 X7115.5 Y1227.24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78</text:p>
          </table:table-cell>
          <table:table-cell table:formula="of:=[.E1174]" office:value-type="string" office:string-value="G106">
            <text:p>G106</text:p>
          </table:table-cell>
          <table:table-cell table:formula="of:=[.F1174]" office:value-type="string" office:string-value="P3">
            <text:p>P3</text:p>
          </table:table-cell>
          <table:table-cell table:formula="of:=[.G1174]+1" office:value-type="float" office:value="236">
            <text:p>236</text:p>
          </table:table-cell>
          <table:table-cell table:formula="of:=[.D1179]&amp;&quot; &quot;&amp;[.E1179]&amp;&quot; &quot;&amp;[.F1179]" office:value-type="string" office:string-value="N1178 G106 P3">
            <text:p>N1178 G106 P3</text:p>
          </table:table-cell>
          <table:table-cell table:number-columns-repeated="1016"/>
        </table:table-row>
        <table:table-row table:style-name="ro1">
          <table:table-cell table:formula="of:=[.A1175]" office:value-type="float" office:value="387.5">
            <text:p>387.5</text:p>
          </table:table-cell>
          <table:table-cell table:formula="of:=[.B1175]+[.$K$16]" office:value-type="float" office:value="1225.54166666667">
            <text:p>1225.5416666667</text:p>
          </table:table-cell>
          <table:table-cell/>
          <table:table-cell office:value-type="string">
            <text:p>N1179</text:p>
          </table:table-cell>
          <table:table-cell table:formula="of:=&quot;X&quot;&amp;[.A1180]" office:value-type="string" office:string-value="X387.5">
            <text:p>X387.5</text:p>
          </table:table-cell>
          <table:table-cell table:formula="of:=&quot;Y&quot;&amp;[.B1180]" office:value-type="string" office:string-value="Y1225.54166666667">
            <text:p>Y1225.54166666667</text:p>
          </table:table-cell>
          <table:table-cell table:formula="of:=[.G1175]+1" office:value-type="float" office:value="236">
            <text:p>236</text:p>
          </table:table-cell>
          <table:table-cell table:formula="of:=[.D1180]&amp;&quot; &quot;&amp;[.E1180]&amp;&quot; &quot;&amp;[.F1180]" office:value-type="string" office:string-value="N1179 X387.5 Y1225.54166666667">
            <text:p>N1179 X387.5 Y1225.541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0</text:p>
          </table:table-cell>
          <table:table-cell table:formula="of:=[.E1176]" office:value-type="string" office:string-value="G106">
            <text:p>G106</text:p>
          </table:table-cell>
          <table:table-cell table:formula="of:=[.F1176]" office:value-type="string" office:string-value="P0">
            <text:p>P0</text:p>
          </table:table-cell>
          <table:table-cell table:formula="of:=[.G1176]+1" office:value-type="float" office:value="236">
            <text:p>236</text:p>
          </table:table-cell>
          <table:table-cell table:formula="of:=[.D1181]&amp;&quot; &quot;&amp;[.E1181]&amp;&quot; &quot;&amp;[.F1181]" office:value-type="string" office:string-value="N1180 G106 P0">
            <text:p>N1180 G106 P0</text:p>
          </table:table-cell>
          <table:table-cell table:number-columns-repeated="1016"/>
        </table:table-row>
        <table:table-row table:style-name="ro1">
          <table:table-cell/>
          <table:table-cell table:formula="of:=[.B1177]" office:value-type="string" office:string-value="jog up">
            <text:p>jog up</text:p>
          </table:table-cell>
          <table:table-cell/>
          <table:table-cell office:value-type="string">
            <text:p>N1181</text:p>
          </table:table-cell>
          <table:table-cell table:formula="of:=[.E1177]" office:value-type="string" office:string-value="G105">
            <text:p>G105</text:p>
          </table:table-cell>
          <table:table-cell table:formula="of:=[.F1177]" office:value-type="string" office:string-value="PY7.79166666666667">
            <text:p>PY7.79166666666667</text:p>
          </table:table-cell>
          <table:table-cell table:formula="of:=[.G1177]+1" office:value-type="float" office:value="237">
            <text:p>237</text:p>
          </table:table-cell>
          <table:table-cell table:formula="of:=[.D1182]&amp;&quot; &quot;&amp;[.E1182]&amp;&quot; &quot;&amp;[.F1182]" office:value-type="string" office:string-value="N1181 G105 PY7.79166666666667">
            <text:p>N1181 G105 PY7.79166666666667</text:p>
          </table:table-cell>
          <table:table-cell table:number-columns-repeated="1016"/>
        </table:table-row>
        <table:table-row table:style-name="ro1">
          <table:table-cell table:formula="of:=[.A1178]" office:value-type="float" office:value="7115.5">
            <text:p>7115.5</text:p>
          </table:table-cell>
          <table:table-cell table:formula="of:=[.B1178]+[.$K$16]" office:value-type="float" office:value="1232.03333333333">
            <text:p>1232.0333333333</text:p>
          </table:table-cell>
          <table:table-cell/>
          <table:table-cell office:value-type="string">
            <text:p>N1182</text:p>
          </table:table-cell>
          <table:table-cell table:formula="of:=&quot;X&quot;&amp;[.A1183]" office:value-type="string" office:string-value="X7115.5">
            <text:p>X7115.5</text:p>
          </table:table-cell>
          <table:table-cell table:formula="of:=&quot;Y&quot;&amp;[.B1183]" office:value-type="string" office:string-value="Y1232.03333333333">
            <text:p>Y1232.03333333333</text:p>
          </table:table-cell>
          <table:table-cell table:formula="of:=[.G1178]+1" office:value-type="float" office:value="237">
            <text:p>237</text:p>
          </table:table-cell>
          <table:table-cell table:formula="of:=[.D1183]&amp;&quot; &quot;&amp;[.E1183]&amp;&quot; &quot;&amp;[.F1183]" office:value-type="string" office:string-value="N1182 X7115.5 Y1232.03333333333">
            <text:p>N1182 X7115.5 Y1232.0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3</text:p>
          </table:table-cell>
          <table:table-cell table:formula="of:=[.E1179]" office:value-type="string" office:string-value="G106">
            <text:p>G106</text:p>
          </table:table-cell>
          <table:table-cell table:formula="of:=[.F1179]" office:value-type="string" office:string-value="P3">
            <text:p>P3</text:p>
          </table:table-cell>
          <table:table-cell table:formula="of:=[.G1179]+1" office:value-type="float" office:value="237">
            <text:p>237</text:p>
          </table:table-cell>
          <table:table-cell table:formula="of:=[.D1184]&amp;&quot; &quot;&amp;[.E1184]&amp;&quot; &quot;&amp;[.F1184]" office:value-type="string" office:string-value="N1183 G106 P3">
            <text:p>N1183 G106 P3</text:p>
          </table:table-cell>
          <table:table-cell table:number-columns-repeated="1016"/>
        </table:table-row>
        <table:table-row table:style-name="ro1">
          <table:table-cell table:formula="of:=[.A1180]" office:value-type="float" office:value="387.5">
            <text:p>387.5</text:p>
          </table:table-cell>
          <table:table-cell table:formula="of:=[.B1180]+[.$K$16]" office:value-type="float" office:value="1230.33333333333">
            <text:p>1230.3333333333</text:p>
          </table:table-cell>
          <table:table-cell/>
          <table:table-cell office:value-type="string">
            <text:p>N1184</text:p>
          </table:table-cell>
          <table:table-cell table:formula="of:=&quot;X&quot;&amp;[.A1185]" office:value-type="string" office:string-value="X387.5">
            <text:p>X387.5</text:p>
          </table:table-cell>
          <table:table-cell table:formula="of:=&quot;Y&quot;&amp;[.B1185]" office:value-type="string" office:string-value="Y1230.33333333333">
            <text:p>Y1230.33333333333</text:p>
          </table:table-cell>
          <table:table-cell table:formula="of:=[.G1180]+1" office:value-type="float" office:value="237">
            <text:p>237</text:p>
          </table:table-cell>
          <table:table-cell table:formula="of:=[.D1185]&amp;&quot; &quot;&amp;[.E1185]&amp;&quot; &quot;&amp;[.F1185]" office:value-type="string" office:string-value="N1184 X387.5 Y1230.33333333333">
            <text:p>N1184 X387.5 Y1230.333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5</text:p>
          </table:table-cell>
          <table:table-cell table:formula="of:=[.E1181]" office:value-type="string" office:string-value="G106">
            <text:p>G106</text:p>
          </table:table-cell>
          <table:table-cell table:formula="of:=[.F1181]" office:value-type="string" office:string-value="P0">
            <text:p>P0</text:p>
          </table:table-cell>
          <table:table-cell table:formula="of:=[.G1181]+1" office:value-type="float" office:value="237">
            <text:p>237</text:p>
          </table:table-cell>
          <table:table-cell table:formula="of:=[.D1186]&amp;&quot; &quot;&amp;[.E1186]&amp;&quot; &quot;&amp;[.F1186]" office:value-type="string" office:string-value="N1185 G106 P0">
            <text:p>N1185 G106 P0</text:p>
          </table:table-cell>
          <table:table-cell table:number-columns-repeated="1016"/>
        </table:table-row>
        <table:table-row table:style-name="ro1">
          <table:table-cell/>
          <table:table-cell table:formula="of:=[.B1182]" office:value-type="string" office:string-value="jog up">
            <text:p>jog up</text:p>
          </table:table-cell>
          <table:table-cell/>
          <table:table-cell office:value-type="string">
            <text:p>N1186</text:p>
          </table:table-cell>
          <table:table-cell table:formula="of:=[.E1182]" office:value-type="string" office:string-value="G105">
            <text:p>G105</text:p>
          </table:table-cell>
          <table:table-cell table:formula="of:=[.F1182]" office:value-type="string" office:string-value="PY7.79166666666667">
            <text:p>PY7.79166666666667</text:p>
          </table:table-cell>
          <table:table-cell table:formula="of:=[.G1182]+1" office:value-type="float" office:value="238">
            <text:p>238</text:p>
          </table:table-cell>
          <table:table-cell table:formula="of:=[.D1187]&amp;&quot; &quot;&amp;[.E1187]&amp;&quot; &quot;&amp;[.F1187]" office:value-type="string" office:string-value="N1186 G105 PY7.79166666666667">
            <text:p>N1186 G105 PY7.79166666666667</text:p>
          </table:table-cell>
          <table:table-cell table:number-columns-repeated="1016"/>
        </table:table-row>
        <table:table-row table:style-name="ro1">
          <table:table-cell table:formula="of:=[.A1183]" office:value-type="float" office:value="7115.5">
            <text:p>7115.5</text:p>
          </table:table-cell>
          <table:table-cell table:formula="of:=[.B1183]+[.$K$16]" office:value-type="float" office:value="1236.825">
            <text:p>1236.825</text:p>
          </table:table-cell>
          <table:table-cell/>
          <table:table-cell office:value-type="string">
            <text:p>N1187</text:p>
          </table:table-cell>
          <table:table-cell table:formula="of:=&quot;X&quot;&amp;[.A1188]" office:value-type="string" office:string-value="X7115.5">
            <text:p>X7115.5</text:p>
          </table:table-cell>
          <table:table-cell table:formula="of:=&quot;Y&quot;&amp;[.B1188]" office:value-type="string" office:string-value="Y1236.825">
            <text:p>Y1236.825</text:p>
          </table:table-cell>
          <table:table-cell table:formula="of:=[.G1183]+1" office:value-type="float" office:value="238">
            <text:p>238</text:p>
          </table:table-cell>
          <table:table-cell table:formula="of:=[.D1188]&amp;&quot; &quot;&amp;[.E1188]&amp;&quot; &quot;&amp;[.F1188]" office:value-type="string" office:string-value="N1187 X7115.5 Y1236.825">
            <text:p>N1187 X7115.5 Y1236.8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88</text:p>
          </table:table-cell>
          <table:table-cell table:formula="of:=[.E1184]" office:value-type="string" office:string-value="G106">
            <text:p>G106</text:p>
          </table:table-cell>
          <table:table-cell table:formula="of:=[.F1184]" office:value-type="string" office:string-value="P3">
            <text:p>P3</text:p>
          </table:table-cell>
          <table:table-cell table:formula="of:=[.G1184]+1" office:value-type="float" office:value="238">
            <text:p>238</text:p>
          </table:table-cell>
          <table:table-cell table:formula="of:=[.D1189]&amp;&quot; &quot;&amp;[.E1189]&amp;&quot; &quot;&amp;[.F1189]" office:value-type="string" office:string-value="N1188 G106 P3">
            <text:p>N1188 G106 P3</text:p>
          </table:table-cell>
          <table:table-cell table:number-columns-repeated="1016"/>
        </table:table-row>
        <table:table-row table:style-name="ro1">
          <table:table-cell table:formula="of:=[.A1185]" office:value-type="float" office:value="387.5">
            <text:p>387.5</text:p>
          </table:table-cell>
          <table:table-cell table:formula="of:=[.B1185]+[.$K$16]" office:value-type="float" office:value="1235.125">
            <text:p>1235.125</text:p>
          </table:table-cell>
          <table:table-cell/>
          <table:table-cell office:value-type="string">
            <text:p>N1189</text:p>
          </table:table-cell>
          <table:table-cell table:formula="of:=&quot;X&quot;&amp;[.A1190]" office:value-type="string" office:string-value="X387.5">
            <text:p>X387.5</text:p>
          </table:table-cell>
          <table:table-cell table:formula="of:=&quot;Y&quot;&amp;[.B1190]" office:value-type="string" office:string-value="Y1235.125">
            <text:p>Y1235.125</text:p>
          </table:table-cell>
          <table:table-cell table:formula="of:=[.G1185]+1" office:value-type="float" office:value="238">
            <text:p>238</text:p>
          </table:table-cell>
          <table:table-cell table:formula="of:=[.D1190]&amp;&quot; &quot;&amp;[.E1190]&amp;&quot; &quot;&amp;[.F1190]" office:value-type="string" office:string-value="N1189 X387.5 Y1235.125">
            <text:p>N1189 X387.5 Y1235.125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90</text:p>
          </table:table-cell>
          <table:table-cell table:formula="of:=[.E1186]" office:value-type="string" office:string-value="G106">
            <text:p>G106</text:p>
          </table:table-cell>
          <table:table-cell table:formula="of:=[.F1186]" office:value-type="string" office:string-value="P0">
            <text:p>P0</text:p>
          </table:table-cell>
          <table:table-cell table:formula="of:=[.G1186]+1" office:value-type="float" office:value="238">
            <text:p>238</text:p>
          </table:table-cell>
          <table:table-cell table:formula="of:=[.D1191]&amp;&quot; &quot;&amp;[.E1191]&amp;&quot; &quot;&amp;[.F1191]" office:value-type="string" office:string-value="N1190 G106 P0">
            <text:p>N1190 G106 P0</text:p>
          </table:table-cell>
          <table:table-cell table:number-columns-repeated="1016"/>
        </table:table-row>
        <table:table-row table:style-name="ro1">
          <table:table-cell/>
          <table:table-cell table:formula="of:=[.B1187]" office:value-type="string" office:string-value="jog up">
            <text:p>jog up</text:p>
          </table:table-cell>
          <table:table-cell/>
          <table:table-cell office:value-type="string">
            <text:p>N1191</text:p>
          </table:table-cell>
          <table:table-cell table:formula="of:=[.E1187]" office:value-type="string" office:string-value="G105">
            <text:p>G105</text:p>
          </table:table-cell>
          <table:table-cell table:formula="of:=[.F1187]" office:value-type="string" office:string-value="PY7.79166666666667">
            <text:p>PY7.79166666666667</text:p>
          </table:table-cell>
          <table:table-cell table:formula="of:=[.G1187]+1" office:value-type="float" office:value="239">
            <text:p>239</text:p>
          </table:table-cell>
          <table:table-cell table:formula="of:=[.D1192]&amp;&quot; &quot;&amp;[.E1192]&amp;&quot; &quot;&amp;[.F1192]" office:value-type="string" office:string-value="N1191 G105 PY7.79166666666667">
            <text:p>N1191 G105 PY7.79166666666667</text:p>
          </table:table-cell>
          <table:table-cell table:number-columns-repeated="1016"/>
        </table:table-row>
        <table:table-row table:style-name="ro1">
          <table:table-cell table:formula="of:=[.A1188]" office:value-type="float" office:value="7115.5">
            <text:p>7115.5</text:p>
          </table:table-cell>
          <table:table-cell table:formula="of:=[.B1188]+[.$K$16]" office:value-type="float" office:value="1241.61666666667">
            <text:p>1241.6166666667</text:p>
          </table:table-cell>
          <table:table-cell/>
          <table:table-cell office:value-type="string">
            <text:p>N1192</text:p>
          </table:table-cell>
          <table:table-cell table:formula="of:=&quot;X&quot;&amp;[.A1193]" office:value-type="string" office:string-value="X7115.5">
            <text:p>X7115.5</text:p>
          </table:table-cell>
          <table:table-cell table:formula="of:=&quot;Y&quot;&amp;[.B1193]" office:value-type="string" office:string-value="Y1241.61666666667">
            <text:p>Y1241.61666666667</text:p>
          </table:table-cell>
          <table:table-cell table:formula="of:=[.G1188]+1" office:value-type="float" office:value="239">
            <text:p>239</text:p>
          </table:table-cell>
          <table:table-cell table:formula="of:=[.D1193]&amp;&quot; &quot;&amp;[.E1193]&amp;&quot; &quot;&amp;[.F1193]" office:value-type="string" office:string-value="N1192 X7115.5 Y1241.61666666667">
            <text:p>N1192 X7115.5 Y1241.6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93</text:p>
          </table:table-cell>
          <table:table-cell table:formula="of:=[.E1189]" office:value-type="string" office:string-value="G106">
            <text:p>G106</text:p>
          </table:table-cell>
          <table:table-cell table:formula="of:=[.F1189]" office:value-type="string" office:string-value="P3">
            <text:p>P3</text:p>
          </table:table-cell>
          <table:table-cell table:formula="of:=[.G1189]+1" office:value-type="float" office:value="239">
            <text:p>239</text:p>
          </table:table-cell>
          <table:table-cell table:formula="of:=[.D1194]&amp;&quot; &quot;&amp;[.E1194]&amp;&quot; &quot;&amp;[.F1194]" office:value-type="string" office:string-value="N1193 G106 P3">
            <text:p>N1193 G106 P3</text:p>
          </table:table-cell>
          <table:table-cell table:number-columns-repeated="1016"/>
        </table:table-row>
        <table:table-row table:style-name="ro1">
          <table:table-cell table:formula="of:=[.A1190]" office:value-type="float" office:value="387.5">
            <text:p>387.5</text:p>
          </table:table-cell>
          <table:table-cell table:formula="of:=[.B1190]+[.$K$16]" office:value-type="float" office:value="1239.91666666667">
            <text:p>1239.9166666667</text:p>
          </table:table-cell>
          <table:table-cell/>
          <table:table-cell office:value-type="string">
            <text:p>N1194</text:p>
          </table:table-cell>
          <table:table-cell table:formula="of:=&quot;X&quot;&amp;[.A1195]" office:value-type="string" office:string-value="X387.5">
            <text:p>X387.5</text:p>
          </table:table-cell>
          <table:table-cell table:formula="of:=&quot;Y&quot;&amp;[.B1195]" office:value-type="string" office:string-value="Y1239.91666666667">
            <text:p>Y1239.91666666667</text:p>
          </table:table-cell>
          <table:table-cell table:formula="of:=[.G1190]+1" office:value-type="float" office:value="239">
            <text:p>239</text:p>
          </table:table-cell>
          <table:table-cell table:formula="of:=[.D1195]&amp;&quot; &quot;&amp;[.E1195]&amp;&quot; &quot;&amp;[.F1195]" office:value-type="string" office:string-value="N1194 X387.5 Y1239.91666666667">
            <text:p>N1194 X387.5 Y1239.91666666667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95</text:p>
          </table:table-cell>
          <table:table-cell table:formula="of:=[.E1191]" office:value-type="string" office:string-value="G106">
            <text:p>G106</text:p>
          </table:table-cell>
          <table:table-cell table:formula="of:=[.F1191]" office:value-type="string" office:string-value="P0">
            <text:p>P0</text:p>
          </table:table-cell>
          <table:table-cell table:formula="of:=[.G1191]+1" office:value-type="float" office:value="239">
            <text:p>239</text:p>
          </table:table-cell>
          <table:table-cell table:formula="of:=[.D1196]&amp;&quot; &quot;&amp;[.E1196]&amp;&quot; &quot;&amp;[.F1196]" office:value-type="string" office:string-value="N1195 G106 P0">
            <text:p>N1195 G106 P0</text:p>
          </table:table-cell>
          <table:table-cell table:number-columns-repeated="1016"/>
        </table:table-row>
        <table:table-row table:style-name="ro1">
          <table:table-cell/>
          <table:table-cell table:formula="of:=[.B1192]" office:value-type="string" office:string-value="jog up">
            <text:p>jog up</text:p>
          </table:table-cell>
          <table:table-cell/>
          <table:table-cell office:value-type="string">
            <text:p>N1196</text:p>
          </table:table-cell>
          <table:table-cell table:formula="of:=[.E1192]" office:value-type="string" office:string-value="G105">
            <text:p>G105</text:p>
          </table:table-cell>
          <table:table-cell table:formula="of:=[.F1192]" office:value-type="string" office:string-value="PY7.79166666666667">
            <text:p>PY7.79166666666667</text:p>
          </table:table-cell>
          <table:table-cell table:formula="of:=[.G1192]+1" office:value-type="float" office:value="240">
            <text:p>240</text:p>
          </table:table-cell>
          <table:table-cell table:formula="of:=[.D1197]&amp;&quot; &quot;&amp;[.E1197]&amp;&quot; &quot;&amp;[.F1197]" office:value-type="string" office:string-value="N1196 G105 PY7.79166666666667">
            <text:p>N1196 G105 PY7.79166666666667</text:p>
          </table:table-cell>
          <table:table-cell table:number-columns-repeated="1016"/>
        </table:table-row>
        <table:table-row table:style-name="ro1">
          <table:table-cell table:formula="of:=[.A1193]" office:value-type="float" office:value="7115.5">
            <text:p>7115.5</text:p>
          </table:table-cell>
          <table:table-cell table:formula="of:=[.B1193]+[.$K$16]" office:value-type="float" office:value="1246.40833333333">
            <text:p>1246.4083333333</text:p>
          </table:table-cell>
          <table:table-cell/>
          <table:table-cell office:value-type="string">
            <text:p>N1197</text:p>
          </table:table-cell>
          <table:table-cell table:formula="of:=&quot;X&quot;&amp;[.A1198]" office:value-type="string" office:string-value="X7115.5">
            <text:p>X7115.5</text:p>
          </table:table-cell>
          <table:table-cell table:formula="of:=&quot;Y&quot;&amp;[.B1198]" office:value-type="string" office:string-value="Y1246.40833333333">
            <text:p>Y1246.40833333333</text:p>
          </table:table-cell>
          <table:table-cell table:formula="of:=[.G1193]+1" office:value-type="float" office:value="240">
            <text:p>240</text:p>
          </table:table-cell>
          <table:table-cell table:formula="of:=[.D1198]&amp;&quot; &quot;&amp;[.E1198]&amp;&quot; &quot;&amp;[.F1198]" office:value-type="string" office:string-value="N1197 X7115.5 Y1246.40833333333">
            <text:p>N1197 X7115.5 Y1246.4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198</text:p>
          </table:table-cell>
          <table:table-cell table:formula="of:=[.E1194]" office:value-type="string" office:string-value="G106">
            <text:p>G106</text:p>
          </table:table-cell>
          <table:table-cell table:formula="of:=[.F1194]" office:value-type="string" office:string-value="P3">
            <text:p>P3</text:p>
          </table:table-cell>
          <table:table-cell table:formula="of:=[.G1194]+1" office:value-type="float" office:value="240">
            <text:p>240</text:p>
          </table:table-cell>
          <table:table-cell table:formula="of:=[.D1199]&amp;&quot; &quot;&amp;[.E1199]&amp;&quot; &quot;&amp;[.F1199]" office:value-type="string" office:string-value="N1198 G106 P3">
            <text:p>N1198 G106 P3</text:p>
          </table:table-cell>
          <table:table-cell table:number-columns-repeated="1016"/>
        </table:table-row>
        <table:table-row table:style-name="ro1">
          <table:table-cell table:formula="of:=[.A1195]" office:value-type="float" office:value="387.5">
            <text:p>387.5</text:p>
          </table:table-cell>
          <table:table-cell table:formula="of:=[.B1195]+[.$K$16]" office:value-type="float" office:value="1244.70833333333">
            <text:p>1244.7083333333</text:p>
          </table:table-cell>
          <table:table-cell/>
          <table:table-cell office:value-type="string">
            <text:p>N1199</text:p>
          </table:table-cell>
          <table:table-cell table:formula="of:=&quot;X&quot;&amp;[.A1200]" office:value-type="string" office:string-value="X387.5">
            <text:p>X387.5</text:p>
          </table:table-cell>
          <table:table-cell table:formula="of:=&quot;Y&quot;&amp;[.B1200]" office:value-type="string" office:string-value="Y1244.70833333333">
            <text:p>Y1244.70833333333</text:p>
          </table:table-cell>
          <table:table-cell table:formula="of:=[.G1195]+1" office:value-type="float" office:value="240">
            <text:p>240</text:p>
          </table:table-cell>
          <table:table-cell table:formula="of:=[.D1200]&amp;&quot; &quot;&amp;[.E1200]&amp;&quot; &quot;&amp;[.F1200]" office:value-type="string" office:string-value="N1199 X387.5 Y1244.70833333333">
            <text:p>N1199 X387.5 Y1244.70833333333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>
            <text:p>N1200</text:p>
          </table:table-cell>
          <table:table-cell table:formula="of:=[.E1196]" office:value-type="string" office:string-value="G106">
            <text:p>G106</text:p>
          </table:table-cell>
          <table:table-cell table:formula="of:=[.F1196]" office:value-type="string" office:string-value="P0">
            <text:p>P0</text:p>
          </table:table-cell>
          <table:table-cell table:formula="of:=[.G1196]+1" office:value-type="float" office:value="240">
            <text:p>240</text:p>
          </table:table-cell>
          <table:table-cell table:formula="of:=[.D1201]&amp;&quot; &quot;&amp;[.E1201]&amp;&quot; &quot;&amp;[.F1201]" office:value-type="string" office:string-value="N1200 G106 P0">
            <text:p>N1200 G106 P0</text:p>
          </table:table-cell>
          <table:table-cell table:number-columns-repeated="1016"/>
        </table:table-row>
        <table:table-row table:style-name="ro1">
          <table:table-cell/>
          <table:table-cell table:formula="of:=[.B1197]" office:value-type="string" office:string-value="jog up">
            <text:p>jog up</text:p>
          </table:table-cell>
          <table:table-cell/>
          <table:table-cell office:value-type="string">
            <text:p>N1201</text:p>
          </table:table-cell>
          <table:table-cell table:formula="of:=[.E1197]" office:value-type="string" office:string-value="G105">
            <text:p>G105</text:p>
          </table:table-cell>
          <table:table-cell table:formula="of:=[.F1197]" office:value-type="string" office:string-value="PY7.79166666666667">
            <text:p>PY7.79166666666667</text:p>
          </table:table-cell>
          <table:table-cell table:formula="of:=[.G1197]+1" office:value-type="float" office:value="241">
            <text:p>241</text:p>
          </table:table-cell>
          <table:table-cell table:formula="of:=[.D1202]&amp;&quot; &quot;&amp;[.E1202]&amp;&quot; &quot;&amp;[.F1202]" office:value-type="string" office:string-value="N1201 G105 PY7.79166666666667">
            <text:p>N1201 G105 PY7.79166666666667</text:p>
          </table:table-cell>
          <table:table-cell table:number-columns-repeated="1016"/>
        </table:table-row>
        <table:table-row table:style-name="ro1">
          <table:table-cell table:formula="of:=[.A1198]" office:value-type="float" office:value="7115.5">
            <text:p>7115.5</text:p>
          </table:table-cell>
          <table:table-cell table:formula="of:=[.B1198]+[.$K$16]" office:value-type="float" office:value="1251.2">
            <text:p>1251.2</text:p>
          </table:table-cell>
          <table:table-cell/>
          <table:table-cell office:value-type="string">
            <text:p>N1202</text:p>
          </table:table-cell>
          <table:table-cell table:formula="of:=&quot;X&quot;&amp;[.A1203]" office:value-type="string" office:string-value="X7115.5">
            <text:p>X7115.5</text:p>
          </table:table-cell>
          <table:table-cell table:formula="of:=&quot;Y&quot;&amp;[.B1203]" office:value-type="string" office:string-value="Y1251.2">
            <text:p>Y1251.2</text:p>
          </table:table-cell>
          <table:table-cell table:formula="of:=[.G1198]+1" office:value-type="float" office:value="241">
            <text:p>241</text:p>
          </table:table-cell>
          <table:table-cell table:formula="of:=[.D1203]&amp;&quot; &quot;&amp;[.E1203]&amp;&quot; &quot;&amp;[.F1203]" office:value-type="string" office:string-value="N1202 X7115.5 Y1251.2">
            <text:p>N1202 X7115.5 Y1251.2</text:p>
          </table:table-cell>
          <table:table-cell table:number-columns-repeated="1016"/>
        </table:table-row>
        <table:table-row table:style-name="ro1" table:number-rows-repeated="104737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31/01/2018</text:date>, <text:time>12:19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Proto DUNE</dc:creator>
    <meta:creation-date>2016-10-13T16:47:08Z</meta:creation-date>
    <dc:date>2018-01-31T12:19:08.86</dc:date>
    <meta:editing-cycles>18</meta:editing-cycles>
    <meta:editing-duration>PT1H14M17S</meta:editing-duration>
    <meta:document-statistic meta:table-count="1" meta:cell-count="7252" meta:object-count="0"/>
  </office:meta>
</office:document-meta>
</file>